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c9211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ates_mae_tstPaper_Seq512_32_tensor_sol_AmgX_V-cheby-aggres-L1-tru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4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vg_er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rateleap</text:p>
          </table:table-cell>
          <table:table-cell office:value-type="string" calcext:value-type="string">
            <text:p>mean Seq512_32 V-cheby-aggres-L1-trunc</text:p>
          </table:table-cell>
          <table:table-cell table:style-name="Default" table:number-columns-repeated="2"/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5" calcext:value-type="float">
            <text:p>1,5</text:p>
          </table:table-cell>
          <table:table-cell office:value-type="float" office:value="0.053692171" calcext:value-type="float">
            <text:p>0,053692171</text:p>
          </table:table-cell>
          <table:table-cell table:style-name="ce2" table:formula="of:=AVERAGE([.E2:.F2])" office:value-type="float" office:value="3.14426406981884" calcext:value-type="float">
            <text:p>3,14426406981884</text:p>
          </table:table-cell>
          <table:table-cell table:style-name="Default" office:value-type="float" office:value="0.000278139637672245" calcext:value-type="float">
            <text:p>0,000278139637672</text:p>
          </table:table-cell>
          <table:table-cell table:style-name="ce2" office:value-type="float" office:value="6.28825" calcext:value-type="float">
            <text:p>6,28825</text:p>
          </table:table-cell>
          <table:table-cell table:formula="of:=[.C2]-[.C3]" office:value-type="float" office:value="-0.152885005" calcext:value-type="float">
            <text:p>-0,152885005</text:p>
          </table:table-cell>
          <table:table-cell table:formula="of:=[.F2]-[.F3]" office:value-type="float" office:value="1.7239" calcext:value-type="float">
            <text:p>1,7239</text:p>
          </table:table-cell>
          <table:table-cell office:value-type="float" office:value="0" calcext:value-type="float">
            <text:p>0</text:p>
          </table:table-cell>
          <table:table-cell office:value-type="float" office:value="-23.68987225587" calcext:value-type="float">
            <text:p>-23,68987225587</text:p>
          </table:table-cell>
          <table:table-cell table:style-name="ce4" office:value-type="float" office:value="0.000038915153" calcext:value-type="float">
            <text:p>3,89E-05</text:p>
          </table:table-cell>
          <table:table-cell table:style-name="ce4" office:value-type="float" office:value="0.000034853576" calcext:value-type="float">
            <text:p>3,49E-05</text:p>
          </table:table-cell>
          <table:table-cell office:value-type="float" office:value="28.000849930594" calcext:value-type="float">
            <text:p>28,000849930594</text:p>
          </table:table-cell>
          <table:table-cell office:value-type="float" office:value="-29.437343988027" calcext:value-type="float">
            <text:p>-29,437343988027</text:p>
          </table:table-cell>
          <table:table-cell office:value-type="float" office:value="-12.178732452707" calcext:value-type="float">
            <text:p>-12,178732452707</text:p>
          </table:table-cell>
          <table:table-cell office:value-type="float" office:value="45.056440770998" calcext:value-type="float">
            <text:p>45,056440770998</text:p>
          </table:table-cell>
          <table:table-cell office:value-type="float" office:value="0.0157757744648207" calcext:value-type="float">
            <text:p>0,015775774464821</text:p>
          </table:table-cell>
          <table:table-cell office:value-type="float" office:value="0.0663315099876892" calcext:value-type="float">
            <text:p>0,066331509987689</text:p>
          </table:table-cell>
          <table:table-cell office:value-type="float" office:value="0.0663313624447912" calcext:value-type="float">
            <text:p>0,066331362444791</text:p>
          </table:table-cell>
          <table:table-cell office:value-type="float" office:value="0.0663312374477012" calcext:value-type="float">
            <text:p>0,066331237447701</text:p>
          </table:table-cell>
          <table:table-cell office:value-type="float" office:value="0.0157746638741805" calcext:value-type="float">
            <text:p>0,015774663874181</text:p>
          </table:table-cell>
          <table:table-cell office:value-type="float" office:value="0.0663310389382585" calcext:value-type="float">
            <text:p>0,066331038938259</text:p>
          </table:table-cell>
          <table:table-cell office:value-type="float" office:value="0.116887597827774" calcext:value-type="float">
            <text:p>0,116887597827774</text:p>
          </table:table-cell>
          <table:table-cell office:value-type="float" office:value="0.0157741821637112" calcext:value-type="float">
            <text:p>0,015774182163711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5" calcext:value-type="float">
            <text:p>1,5</text:p>
          </table:table-cell>
          <table:table-cell table:style-name="ce3" office:value-type="float" office:value="0.206577176" calcext:value-type="float">
            <text:p>0,206577176</text:p>
          </table:table-cell>
          <table:table-cell table:style-name="ce2" table:formula="of:=AVERAGE([.E3:.F3])" office:value-type="float" office:value="2.28225419237258" calcext:value-type="float">
            <text:p>2,28225419237258</text:p>
          </table:table-cell>
          <table:table-cell table:style-name="Default" office:value-type="float" office:value="0.000158384745155713" calcext:value-type="float">
            <text:p>0,000158384745156</text:p>
          </table:table-cell>
          <table:table-cell table:style-name="ce2" office:value-type="float" office:value="4.56435" calcext:value-type="float">
            <text:p>4,56435</text:p>
          </table:table-cell>
          <table:table-cell table:formula="of:=[.C3]-[.C4]" office:value-type="float" office:value="0.206569361" calcext:value-type="float">
            <text:p>0,206569361</text:p>
          </table:table-cell>
          <table:table-cell table:formula="of:=[.F3]-[.F4]" office:value-type="float" office:value="2.56476" calcext:value-type="float">
            <text:p>2,56476</text:p>
          </table:table-cell>
          <table:table-cell office:value-type="float" office:value="0" calcext:value-type="float">
            <text:p>0</text:p>
          </table:table-cell>
          <table:table-cell office:value-type="float" office:value="-17.128787851349" calcext:value-type="float">
            <text:p>-17,128787851349</text:p>
          </table:table-cell>
          <table:table-cell table:style-name="ce4" office:value-type="float" office:value="0.000033009093" calcext:value-type="float">
            <text:p>3,30E-05</text:p>
          </table:table-cell>
          <table:table-cell table:style-name="ce4" office:value-type="float" office:value="0.000029521427" calcext:value-type="float">
            <text:p>2,95E-05</text:p>
          </table:table-cell>
          <table:table-cell office:value-type="float" office:value="20.245587831413" calcext:value-type="float">
            <text:p>20,245587831413</text:p>
          </table:table-cell>
          <table:table-cell office:value-type="float" office:value="-21.284215335816" calcext:value-type="float">
            <text:p>-21,284215335816</text:p>
          </table:table-cell>
          <table:table-cell office:value-type="float" office:value="-10.712592201159" calcext:value-type="float">
            <text:p>-10,712592201159</text:p>
          </table:table-cell>
          <table:table-cell office:value-type="float" office:value="34.572930589035" calcext:value-type="float">
            <text:p>34,572930589035</text:p>
          </table:table-cell>
          <table:table-cell office:value-type="float" office:value="0.0872163035220985" calcext:value-type="float">
            <text:p>0,087216303522099</text:p>
          </table:table-cell>
          <table:table-cell office:value-type="float" office:value="0.246365835174308" calcext:value-type="float">
            <text:p>0,246365835174308</text:p>
          </table:table-cell>
          <table:table-cell office:value-type="float" office:value="0.246365370344651" calcext:value-type="float">
            <text:p>0,246365370344651</text:p>
          </table:table-cell>
          <table:table-cell office:value-type="float" office:value="0.246364977110966" calcext:value-type="float">
            <text:p>0,246364977110966</text:p>
          </table:table-cell>
          <table:table-cell office:value-type="float" office:value="0.0872128067493498" calcext:value-type="float">
            <text:p>0,08721280674935</text:p>
          </table:table-cell>
          <table:table-cell office:value-type="float" office:value="0.24636435227261" calcext:value-type="float">
            <text:p>0,24636435227261</text:p>
          </table:table-cell>
          <table:table-cell office:value-type="float" office:value="0.405516475843264" calcext:value-type="float">
            <text:p>0,405516475843264</text:p>
          </table:table-cell>
          <table:table-cell office:value-type="float" office:value="0.0872112905869347" calcext:value-type="float">
            <text:p>0,087211290586935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3" calcext:value-type="float">
            <text:p>3</text:p>
          </table:table-cell>
          <table:table-cell office:value-type="float" office:value="0.000007815" calcext:value-type="float">
            <text:p>7,815E-06</text:p>
          </table:table-cell>
          <table:table-cell table:style-name="ce2" table:formula="of:=AVERAGE([.E4:.F4])" office:value-type="float" office:value="1.99964571862892" calcext:value-type="float">
            <text:p>1,99964571862892</text:p>
          </table:table-cell>
          <table:table-cell table:style-name="ce2" office:value-type="float" office:value="1.99970143725783" calcext:value-type="float">
            <text:p>1,99970143725783</text:p>
          </table:table-cell>
          <table:table-cell table:style-name="ce2" office:value-type="float" office:value="1.99959" calcext:value-type="float">
            <text:p>1,99959</text:p>
          </table:table-cell>
          <table:table-cell table:formula="of:=[.C4]-[.C5]" office:value-type="float" office:value="0.000000841" calcext:value-type="float">
            <text:p>8,41E-07</text:p>
          </table:table-cell>
          <table:table-cell table:formula="of:=[.F4]-[.F5]" office:value-type="float" office:value="0.000039999999999818" calcext:value-type="float">
            <text:p>3,9999999999818E-05</text:p>
          </table:table-cell>
          <table:table-cell office:value-type="float" office:value="0" calcext:value-type="float">
            <text:p>0</text:p>
          </table:table-cell>
          <table:table-cell office:value-type="float" office:value="1.999825606766" calcext:value-type="float">
            <text:p>1,999825606766</text:p>
          </table:table-cell>
          <table:table-cell office:value-type="float" office:value="1.999993988434" calcext:value-type="float">
            <text:p>1,999993988434</text:p>
          </table:table-cell>
          <table:table-cell office:value-type="float" office:value="1.999617492263" calcext:value-type="float">
            <text:p>1,999617492263</text:p>
          </table:table-cell>
          <table:table-cell office:value-type="float" office:value="1.999866016294" calcext:value-type="float">
            <text:p>1,999866016294</text:p>
          </table:table-cell>
          <table:table-cell office:value-type="float" office:value="1.999472437266" calcext:value-type="float">
            <text:p>1,999472437266</text:p>
          </table:table-cell>
          <table:table-cell office:value-type="float" office:value="1.99985877325" calcext:value-type="float">
            <text:p>1,99985877325</text:p>
          </table:table-cell>
          <table:table-cell office:value-type="float" office:value="1.999154801012" calcext:value-type="float">
            <text:p>1,999154801012</text:p>
          </table:table-cell>
          <table:table-cell table:style-name="ce4" office:value-type="float" office:value="0.0000111274887491601" calcext:value-type="float">
            <text:p>1,11E-05</text:p>
          </table:table-cell>
          <table:table-cell table:style-name="ce4" office:value-type="float" office:value="0.00000985698005961275" calcext:value-type="float">
            <text:p>9,86E-06</text:p>
          </table:table-cell>
          <table:table-cell table:style-name="ce4" office:value-type="float" office:value="0.00000879218585204711" calcext:value-type="float">
            <text:p>8,79E-06</text:p>
          </table:table-cell>
          <table:table-cell table:style-name="ce4" office:value-type="float" office:value="0.00000789121088740027" calcext:value-type="float">
            <text:p>7,89E-06</text:p>
          </table:table-cell>
          <table:table-cell table:style-name="ce4" office:value-type="float" office:value="0.00000712186677049544" calcext:value-type="float">
            <text:p>7,12E-06</text:p>
          </table:table-cell>
          <table:table-cell table:style-name="ce4" office:value-type="float" office:value="0.00000645990937759338" calcext:value-type="float">
            <text:p>6,46E-06</text:p>
          </table:table-cell>
          <table:table-cell table:style-name="ce4" office:value-type="float" office:value="0.00000588603047925466" calcext:value-type="float">
            <text:p>5,89E-06</text:p>
          </table:table-cell>
          <table:table-cell table:style-name="ce4" office:value-type="float" office:value="0.00000538553078734915" calcext:value-type="float">
            <text:p>5,39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3" calcext:value-type="float">
            <text:p>3</text:p>
          </table:table-cell>
          <table:table-cell office:value-type="float" office:value="0.000006974" calcext:value-type="float">
            <text:p>6,974E-06</text:p>
          </table:table-cell>
          <table:table-cell table:style-name="ce2" table:formula="of:=AVERAGE([.E5:.F5])" office:value-type="float" office:value="1.99960774236647" calcext:value-type="float">
            <text:p>1,99960774236647</text:p>
          </table:table-cell>
          <table:table-cell table:style-name="ce2" office:value-type="float" office:value="1.99966548473293" calcext:value-type="float">
            <text:p>1,99966548473293</text:p>
          </table:table-cell>
          <table:table-cell table:style-name="ce2" office:value-type="float" office:value="1.99955" calcext:value-type="float">
            <text:p>1,99955</text:p>
          </table:table-cell>
          <table:table-cell table:formula="of:=[.C5]-[.C6]" office:value-type="float" office:value="0.000000985" calcext:value-type="float">
            <text:p>9,85E-07</text:p>
          </table:table-cell>
          <table:table-cell table:formula="of:=[.F5]-[.F6]" office:value-type="float" office:value="0.00008000000000008" calcext:value-type="float">
            <text:p>8,000000000008E-05</text:p>
          </table:table-cell>
          <table:table-cell office:value-type="float" office:value="0" calcext:value-type="float">
            <text:p>0</text:p>
          </table:table-cell>
          <table:table-cell office:value-type="float" office:value="1.999804386013" calcext:value-type="float">
            <text:p>1,999804386013</text:p>
          </table:table-cell>
          <table:table-cell office:value-type="float" office:value="1.999993379825" calcext:value-type="float">
            <text:p>1,999993379825</text:p>
          </table:table-cell>
          <table:table-cell office:value-type="float" office:value="1.999572762719" calcext:value-type="float">
            <text:p>1,999572762719</text:p>
          </table:table-cell>
          <table:table-cell office:value-type="float" office:value="1.999848797502" calcext:value-type="float">
            <text:p>1,999848797502</text:p>
          </table:table-cell>
          <table:table-cell office:value-type="float" office:value="1.999408597027" calcext:value-type="float">
            <text:p>1,999408597027</text:p>
          </table:table-cell>
          <table:table-cell office:value-type="float" office:value="1.999841633506" calcext:value-type="float">
            <text:p>1,999841633506</text:p>
          </table:table-cell>
          <table:table-cell office:value-type="float" office:value="1.999053289763" calcext:value-type="float">
            <text:p>1,999053289763</text:p>
          </table:table-cell>
          <table:table-cell table:style-name="ce4" office:value-type="float" office:value="0.00000993026124084008" calcext:value-type="float">
            <text:p>9,93E-06</text:p>
          </table:table-cell>
          <table:table-cell table:style-name="ce4" office:value-type="float" office:value="0.00000879646029486031" calcext:value-type="float">
            <text:p>8,80E-06</text:p>
          </table:table-cell>
          <table:table-cell table:style-name="ce4" office:value-type="float" office:value="0.000007846228355467" calcext:value-type="float">
            <text:p>7,85E-06</text:p>
          </table:table-cell>
          <table:table-cell table:style-name="ce4" office:value-type="float" office:value="0.00000704220695560343" calcext:value-type="float">
            <text:p>7,04E-06</text:p>
          </table:table-cell>
          <table:table-cell table:style-name="ce4" office:value-type="float" office:value="0.0000063556410695228" calcext:value-type="float">
            <text:p>6,36E-06</text:p>
          </table:table-cell>
          <table:table-cell table:style-name="ce4" office:value-type="float" office:value="0.00000576492014689834" calcext:value-type="float">
            <text:p>5,76E-06</text:p>
          </table:table-cell>
          <table:table-cell table:style-name="ce4" office:value-type="float" office:value="0.00000525278618746506" calcext:value-type="float">
            <text:p>5,25E-06</text:p>
          </table:table-cell>
          <table:table-cell table:style-name="ce4" office:value-type="float" office:value="0.00000480615407652356" calcext:value-type="float">
            <text:p>4,81E-06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3" calcext:value-type="float">
            <text:p>3</text:p>
          </table:table-cell>
          <table:table-cell office:value-type="float" office:value="0.000005989" calcext:value-type="float">
            <text:p>5,989E-06</text:p>
          </table:table-cell>
          <table:table-cell table:style-name="ce2" table:formula="of:=AVERAGE([.E6:.F6])" office:value-type="float" office:value="1.9995402644015" calcext:value-type="float">
            <text:p>1,9995402644015</text:p>
          </table:table-cell>
          <table:table-cell table:style-name="ce2" office:value-type="float" office:value="1.999610528803" calcext:value-type="float">
            <text:p>1,999610528803</text:p>
          </table:table-cell>
          <table:table-cell table:style-name="ce2" office:value-type="float" office:value="1.99947" calcext:value-type="float">
            <text:p>1,99947</text:p>
          </table:table-cell>
          <table:table-cell table:formula="of:=[.C6]-[.C7]" office:value-type="float" office:value="0.0000000180000000000005" calcext:value-type="float">
            <text:p>1,80000000000005E-08</text:p>
          </table:table-cell>
          <table:table-cell table:formula="of:=[.F6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771964397" calcext:value-type="float">
            <text:p>1,999771964397</text:p>
          </table:table-cell>
          <table:table-cell office:value-type="float" office:value="1.999992340951" calcext:value-type="float">
            <text:p>1,999992340951</text:p>
          </table:table-cell>
          <table:table-cell office:value-type="float" office:value="1.999504408827" calcext:value-type="float">
            <text:p>1,999504408827</text:p>
          </table:table-cell>
          <table:table-cell office:value-type="float" office:value="1.999822487992" calcext:value-type="float">
            <text:p>1,999822487992</text:p>
          </table:table-cell>
          <table:table-cell office:value-type="float" office:value="1.999311183221" calcext:value-type="float">
            <text:p>1,999311183221</text:p>
          </table:table-cell>
          <table:table-cell office:value-type="float" office:value="1.999815291412" calcext:value-type="float">
            <text:p>1,999815291412</text:p>
          </table:table-cell>
          <table:table-cell office:value-type="float" office:value="1.998898168723" calcext:value-type="float">
            <text:p>1,998898168723</text:p>
          </table:table-cell>
          <table:table-cell table:style-name="ce4" office:value-type="float" office:value="0.00000852781500222157" calcext:value-type="float">
            <text:p>8,53E-06</text:p>
          </table:table-cell>
          <table:table-cell table:style-name="ce4" office:value-type="float" office:value="0.000007554155091648" calcext:value-type="float">
            <text:p>7,55E-06</text:p>
          </table:table-cell>
          <table:table-cell table:style-name="ce4" office:value-type="float" office:value="0.00000673812276921081" calcext:value-type="float">
            <text:p>6,74E-06</text:p>
          </table:table-cell>
          <table:table-cell table:style-name="ce4" office:value-type="float" office:value="0.00000604767389495463" calcext:value-type="float">
            <text:p>6,05E-06</text:p>
          </table:table-cell>
          <table:table-cell table:style-name="ce4" office:value-type="float" office:value="0.00000545807538670552" calcext:value-type="float">
            <text:p>5,46E-06</text:p>
          </table:table-cell>
          <table:table-cell table:style-name="ce4" office:value-type="float" office:value="0.00000495080165257841" calcext:value-type="float">
            <text:p>4,95E-06</text:p>
          </table:table-cell>
          <table:table-cell table:style-name="ce4" office:value-type="float" office:value="0.00000451099646533659" calcext:value-type="float">
            <text:p>4,51E-06</text:p>
          </table:table-cell>
          <table:table-cell table:style-name="ce4" office:value-type="float" office:value="0.00000412746545812503" calcext:value-type="float">
            <text:p>4,13E-0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3" calcext:value-type="float">
            <text:p>3</text:p>
          </table:table-cell>
          <table:table-cell office:value-type="float" office:value="0.000005971" calcext:value-type="float">
            <text:p>5,971E-06</text:p>
          </table:table-cell>
          <table:table-cell table:style-name="ce2" table:formula="of:=AVERAGE([.E7:.F7])" office:value-type="float" office:value="1.99953967556318" calcext:value-type="float">
            <text:p>1,99953967556318</text:p>
          </table:table-cell>
          <table:table-cell table:style-name="ce2" office:value-type="float" office:value="1.99960935112635" calcext:value-type="float">
            <text:p>1,99960935112635</text:p>
          </table:table-cell>
          <table:table-cell table:style-name="ce2" office:value-type="float" office:value="1.99947" calcext:value-type="float">
            <text:p>1,99947</text:p>
          </table:table-cell>
          <table:table-cell table:formula="of:=[.C7]-[.C8]" office:value-type="float" office:value="-0.002282887" calcext:value-type="float">
            <text:p>-0,002282887</text:p>
          </table:table-cell>
          <table:table-cell table:formula="of:=[.F7]-[.F8]" office:value-type="float" office:value="0.0000299999999999745" calcext:value-type="float">
            <text:p>2,99999999999745E-05</text:p>
          </table:table-cell>
          <table:table-cell office:value-type="float" office:value="0" calcext:value-type="float">
            <text:p>0</text:p>
          </table:table-cell>
          <table:table-cell office:value-type="float" office:value="1.999771277882" calcext:value-type="float">
            <text:p>1,999771277882</text:p>
          </table:table-cell>
          <table:table-cell office:value-type="float" office:value="1.99999229998" calcext:value-type="float">
            <text:p>1,99999229998</text:p>
          </table:table-cell>
          <table:table-cell office:value-type="float" office:value="1.999502897478" calcext:value-type="float">
            <text:p>1,999502897478</text:p>
          </table:table-cell>
          <table:table-cell office:value-type="float" office:value="1.999821964405" calcext:value-type="float">
            <text:p>1,999821964405</text:p>
          </table:table-cell>
          <table:table-cell office:value-type="float" office:value="1.999309138044" calcext:value-type="float">
            <text:p>1,999309138044</text:p>
          </table:table-cell>
          <table:table-cell office:value-type="float" office:value="1.999814705958" calcext:value-type="float">
            <text:p>1,999814705958</text:p>
          </table:table-cell>
          <table:table-cell office:value-type="float" office:value="1.998894843029" calcext:value-type="float">
            <text:p>1,998894843029</text:p>
          </table:table-cell>
          <table:table-cell table:style-name="ce4" office:value-type="float" office:value="0.00000850214694082016" calcext:value-type="float">
            <text:p>8,50E-06</text:p>
          </table:table-cell>
          <table:table-cell table:style-name="ce4" office:value-type="float" office:value="0.00000753141798447714" calcext:value-type="float">
            <text:p>7,53E-06</text:p>
          </table:table-cell>
          <table:table-cell table:style-name="ce4" office:value-type="float" office:value="0.00000671784183787784" calcext:value-type="float">
            <text:p>6,72E-06</text:p>
          </table:table-cell>
          <table:table-cell table:style-name="ce4" office:value-type="float" office:value="0.00000602947162358767" calcext:value-type="float">
            <text:p>6,03E-06</text:p>
          </table:table-cell>
          <table:table-cell table:style-name="ce4" office:value-type="float" office:value="0.00000544164783336408" calcext:value-type="float">
            <text:p>5,44E-06</text:p>
          </table:table-cell>
          <table:table-cell table:style-name="ce4" office:value-type="float" office:value="0.00000493590136919616" calcext:value-type="float">
            <text:p>4,94E-06</text:p>
          </table:table-cell>
          <table:table-cell table:style-name="ce4" office:value-type="float" office:value="0.00000449741997329162" calcext:value-type="float">
            <text:p>4,50E-06</text:p>
          </table:table-cell>
          <table:table-cell table:style-name="ce4" office:value-type="float" office:value="0.00000411504386609485" calcext:value-type="float">
            <text:p>4,12E-06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3" calcext:value-type="float">
            <text:p>3</text:p>
          </table:table-cell>
          <table:table-cell office:value-type="float" office:value="0.002288858" calcext:value-type="float">
            <text:p>0,002288858</text:p>
          </table:table-cell>
          <table:table-cell table:style-name="ce2" table:formula="of:=AVERAGE([.E8:.F8])" office:value-type="float" office:value="12.651476336548" calcext:value-type="float">
            <text:p>12,651476336548</text:p>
          </table:table-cell>
          <table:table-cell table:style-name="ce2" office:value-type="float" office:value="23.303512673096" calcext:value-type="float">
            <text:p>23,303512673096</text:p>
          </table:table-cell>
          <table:table-cell table:style-name="ce2" office:value-type="float" office:value="1.99944" calcext:value-type="float">
            <text:p>1,99944</text:p>
          </table:table-cell>
          <table:table-cell table:formula="of:=[.C8]-[.C9]" office:value-type="float" office:value="0.002283499" calcext:value-type="float">
            <text:p>0,002283499</text:p>
          </table:table-cell>
          <table:table-cell table:formula="of:=[.F8]-[.F9]" office:value-type="float" office:value="0.0000299999999999745" calcext:value-type="float">
            <text:p>2,99999999999745E-05</text:p>
          </table:table-cell>
          <table:table-cell office:value-type="float" office:value="0" calcext:value-type="float">
            <text:p>0</text:p>
          </table:table-cell>
          <table:table-cell office:value-type="float" office:value="129.527350123047" calcext:value-type="float">
            <text:p>129,527350123047</text:p>
          </table:table-cell>
          <table:table-cell office:value-type="float" office:value="1.999991890365" calcext:value-type="float">
            <text:p>1,999991890365</text:p>
          </table:table-cell>
          <table:table-cell office:value-type="float" office:value="1.99947331468" calcext:value-type="float">
            <text:p>1,99947331468</text:p>
          </table:table-cell>
          <table:table-cell office:value-type="float" office:value="1.999811067115" calcext:value-type="float">
            <text:p>1,999811067115</text:p>
          </table:table-cell>
          <table:table-cell office:value-type="float" office:value="1.999267554977" calcext:value-type="float">
            <text:p>1,999267554977</text:p>
          </table:table-cell>
          <table:table-cell office:value-type="float" office:value="1.999803441464" calcext:value-type="float">
            <text:p>1,999803441464</text:p>
          </table:table-cell>
          <table:table-cell office:value-type="float" office:value="1.998828447819" calcext:value-type="float">
            <text:p>1,998828447819</text:p>
          </table:table-cell>
          <table:table-cell office:value-type="float" office:value="0.0182738223629884" calcext:value-type="float">
            <text:p>0,018273822362988</text:p>
          </table:table-cell>
          <table:table-cell table:style-name="ce4" office:value-type="float" office:value="0.00000710414365126115" calcext:value-type="float">
            <text:p>7,10E-06</text:p>
          </table:table-cell>
          <table:table-cell table:style-name="ce4" office:value-type="float" office:value="0.00000633672366325607" calcext:value-type="float">
            <text:p>6,34E-06</text:p>
          </table:table-cell>
          <table:table-cell table:style-name="ce4" office:value-type="float" office:value="0.00000568741532577491" calcext:value-type="float">
            <text:p>5,69E-06</text:p>
          </table:table-cell>
          <table:table-cell table:style-name="ce4" office:value-type="float" office:value="0.00000513294207456169" calcext:value-type="float">
            <text:p>5,13E-06</text:p>
          </table:table-cell>
          <table:table-cell table:style-name="ce4" office:value-type="float" office:value="0.0000046558961535028" calcext:value-type="float">
            <text:p>4,66E-06</text:p>
          </table:table-cell>
          <table:table-cell table:style-name="ce4" office:value-type="float" office:value="0.00000424229127790858" calcext:value-type="float">
            <text:p>4,24E-06</text:p>
          </table:table-cell>
          <table:table-cell table:style-name="ce4" office:value-type="float" office:value="0.00000388161797831614" calcext:value-type="float">
            <text:p>3,88E-06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5359" calcext:value-type="float">
            <text:p>5,359E-06</text:p>
          </table:table-cell>
          <table:table-cell table:style-name="ce2" table:formula="of:=AVERAGE([.E9:.F9])" office:value-type="float" office:value="1.99948738454782" calcext:value-type="float">
            <text:p>1,99948738454782</text:p>
          </table:table-cell>
          <table:table-cell table:style-name="ce2" office:value-type="float" office:value="1.99956476909563" calcext:value-type="float">
            <text:p>1,99956476909563</text:p>
          </table:table-cell>
          <table:table-cell table:style-name="ce2" office:value-type="float" office:value="1.99941" calcext:value-type="float">
            <text:p>1,99941</text:p>
          </table:table-cell>
          <table:table-cell table:formula="of:=[.C9]-[.C10]" office:value-type="float" office:value="0.000000618000000000001" calcext:value-type="float">
            <text:p>6,18000000000001E-07</text:p>
          </table:table-cell>
          <table:table-cell table:formula="of:=[.F9]-[.F10]" office:value-type="float" office:value="0.00008000000000008" calcext:value-type="float">
            <text:p>8,000000000008E-05</text:p>
          </table:table-cell>
          <table:table-cell office:value-type="float" office:value="0" calcext:value-type="float">
            <text:p>0</text:p>
          </table:table-cell>
          <table:table-cell office:value-type="float" office:value="1.999745028527" calcext:value-type="float">
            <text:p>1,999745028527</text:p>
          </table:table-cell>
          <table:table-cell office:value-type="float" office:value="1.999991415836" calcext:value-type="float">
            <text:p>1,999991415836</text:p>
          </table:table-cell>
          <table:table-cell office:value-type="float" office:value="1.999447233562" calcext:value-type="float">
            <text:p>1,999447233562</text:p>
          </table:table-cell>
          <table:table-cell office:value-type="float" office:value="1.999800786876" calcext:value-type="float">
            <text:p>1,999800786876</text:p>
          </table:table-cell>
          <table:table-cell office:value-type="float" office:value="1.999230244144" calcext:value-type="float">
            <text:p>1,999230244144</text:p>
          </table:table-cell>
          <table:table-cell office:value-type="float" office:value="1.999793279974" calcext:value-type="float">
            <text:p>1,999793279974</text:p>
          </table:table-cell>
          <table:table-cell office:value-type="float" office:value="1.998768968864" calcext:value-type="float">
            <text:p>1,998768968864</text:p>
          </table:table-cell>
          <table:table-cell table:style-name="ce4" office:value-type="float" office:value="0.00000763068287899149" calcext:value-type="float">
            <text:p>7,63E-06</text:p>
          </table:table-cell>
          <table:table-cell table:style-name="ce4" office:value-type="float" office:value="0.00000675946371238414" calcext:value-type="float">
            <text:p>6,76E-06</text:p>
          </table:table-cell>
          <table:table-cell table:style-name="ce4" office:value-type="float" office:value="0.00000602927768941587" calcext:value-type="float">
            <text:p>6,03E-06</text:p>
          </table:table-cell>
          <table:table-cell table:style-name="ce4" office:value-type="float" office:value="0.00000541148020828303" calcext:value-type="float">
            <text:p>5,41E-06</text:p>
          </table:table-cell>
          <table:table-cell table:style-name="ce4" office:value-type="float" office:value="0.00000488391079297339" calcext:value-type="float">
            <text:p>4,88E-06</text:p>
          </table:table-cell>
          <table:table-cell table:style-name="ce4" office:value-type="float" office:value="0.00000443001743227644" calcext:value-type="float">
            <text:p>4,43E-06</text:p>
          </table:table-cell>
          <table:table-cell table:style-name="ce4" office:value-type="float" office:value="0.00000403648032048187" calcext:value-type="float">
            <text:p>4,04E-06</text:p>
          </table:table-cell>
          <table:table-cell table:style-name="ce4" office:value-type="float" office:value="0.00000369331452752074" calcext:value-type="float">
            <text:p>3,69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741" calcext:value-type="float">
            <text:p>4,741E-06</text:p>
          </table:table-cell>
          <table:table-cell table:style-name="ce2" table:formula="of:=AVERAGE([.E10:.F10])" office:value-type="float" office:value="1.99941903189839" calcext:value-type="float">
            <text:p>1,99941903189839</text:p>
          </table:table-cell>
          <table:table-cell table:style-name="ce2" office:value-type="float" office:value="1.99950806379677" calcext:value-type="float">
            <text:p>1,99950806379677</text:p>
          </table:table-cell>
          <table:table-cell table:style-name="ce2" office:value-type="float" office:value="1.99933" calcext:value-type="float">
            <text:p>1,99933</text:p>
          </table:table-cell>
          <table:table-cell table:formula="of:=[.C10]-[.C11]" office:value-type="float" office:value="0.000000472" calcext:value-type="float">
            <text:p>4,72E-07</text:p>
          </table:table-cell>
          <table:table-cell table:formula="of:=[.F10]-[.F11]" office:value-type="float" office:value="0.0000700000000000145" calcext:value-type="float">
            <text:p>7,00000000000145E-05</text:p>
          </table:table-cell>
          <table:table-cell office:value-type="float" office:value="0" calcext:value-type="float">
            <text:p>0</text:p>
          </table:table-cell>
          <table:table-cell office:value-type="float" office:value="1.999711607152" calcext:value-type="float">
            <text:p>1,999711607152</text:p>
          </table:table-cell>
          <table:table-cell office:value-type="float" office:value="1.999990439636" calcext:value-type="float">
            <text:p>1,999990439636</text:p>
          </table:table-cell>
          <table:table-cell office:value-type="float" office:value="1.999376313418" calcext:value-type="float">
            <text:p>1,999376313418</text:p>
          </table:table-cell>
          <table:table-cell office:value-type="float" office:value="1.999774021588" calcext:value-type="float">
            <text:p>1,999774021588</text:p>
          </table:table-cell>
          <table:table-cell office:value-type="float" office:value="1.999129677703" calcext:value-type="float">
            <text:p>1,999129677703</text:p>
          </table:table-cell>
          <table:table-cell office:value-type="float" office:value="1.99976615929" calcext:value-type="float">
            <text:p>1,99976615929</text:p>
          </table:table-cell>
          <table:table-cell office:value-type="float" office:value="1.998608771268" calcext:value-type="float">
            <text:p>1,998608771268</text:p>
          </table:table-cell>
          <table:table-cell table:style-name="ce4" office:value-type="float" office:value="0.00000675057353950015" calcext:value-type="float">
            <text:p>6,75E-06</text:p>
          </table:table-cell>
          <table:table-cell table:style-name="ce4" office:value-type="float" office:value="0.0000059798513522128" calcext:value-type="float">
            <text:p>5,98E-06</text:p>
          </table:table-cell>
          <table:table-cell table:style-name="ce4" office:value-type="float" office:value="0.00000533388267025057" calcext:value-type="float">
            <text:p>5,33E-06</text:p>
          </table:table-cell>
          <table:table-cell table:style-name="ce4" office:value-type="float" office:value="0.00000478735806657701" calcext:value-type="float">
            <text:p>4,79E-06</text:p>
          </table:table-cell>
          <table:table-cell table:style-name="ce4" office:value-type="float" office:value="0.00000432064073610794" calcext:value-type="float">
            <text:p>4,32E-06</text:p>
          </table:table-cell>
          <table:table-cell table:style-name="ce4" office:value-type="float" office:value="0.0000039191149279779" calcext:value-type="float">
            <text:p>3,92E-06</text:p>
          </table:table-cell>
          <table:table-cell table:style-name="ce4" office:value-type="float" office:value="0.00000357096794335426" calcext:value-type="float">
            <text:p>3,57E-06</text:p>
          </table:table-cell>
          <table:table-cell table:style-name="ce4" office:value-type="float" office:value="0.00000326740146200277" calcext:value-type="float">
            <text:p>3,27E-06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3" calcext:value-type="float">
            <text:p>3</text:p>
          </table:table-cell>
          <table:table-cell office:value-type="float" office:value="0.000004269" calcext:value-type="float">
            <text:p>4,269E-06</text:p>
          </table:table-cell>
          <table:table-cell table:style-name="ce2" table:formula="of:=AVERAGE([.E11:.F11])" office:value-type="float" office:value="1.99935684899753" calcext:value-type="float">
            <text:p>1,99935684899753</text:p>
          </table:table-cell>
          <table:table-cell table:style-name="ce2" office:value-type="float" office:value="1.99945369799506" calcext:value-type="float">
            <text:p>1,99945369799506</text:p>
          </table:table-cell>
          <table:table-cell table:style-name="ce2" office:value-type="float" office:value="1.99926" calcext:value-type="float">
            <text:p>1,99926</text:p>
          </table:table-cell>
          <table:table-cell table:formula="of:=[.C11]-[.C12]" office:value-type="float" office:value="0.000000197" calcext:value-type="float">
            <text:p>1,97E-07</text:p>
          </table:table-cell>
          <table:table-cell table:formula="of:=[.F11]-[.F12]" office:value-type="float" office:value="0.000039999999999818" calcext:value-type="float">
            <text:p>3,9999999999818E-05</text:p>
          </table:table-cell>
          <table:table-cell office:value-type="float" office:value="0" calcext:value-type="float">
            <text:p>0</text:p>
          </table:table-cell>
          <table:table-cell office:value-type="float" office:value="1.999679604882" calcext:value-type="float">
            <text:p>1,999679604882</text:p>
          </table:table-cell>
          <table:table-cell office:value-type="float" office:value="1.99998940243" calcext:value-type="float">
            <text:p>1,99998940243</text:p>
          </table:table-cell>
          <table:table-cell office:value-type="float" office:value="1.999308216356" calcext:value-type="float">
            <text:p>1,999308216356</text:p>
          </table:table-cell>
          <table:table-cell office:value-type="float" office:value="1.999748441652" calcext:value-type="float">
            <text:p>1,999748441652</text:p>
          </table:table-cell>
          <table:table-cell office:value-type="float" office:value="1.999033457562" calcext:value-type="float">
            <text:p>1,999033457562</text:p>
          </table:table-cell>
          <table:table-cell office:value-type="float" office:value="1.999740028553" calcext:value-type="float">
            <text:p>1,999740028553</text:p>
          </table:table-cell>
          <table:table-cell office:value-type="float" office:value="1.99845520839" calcext:value-type="float">
            <text:p>1,99845520839</text:p>
          </table:table-cell>
          <table:table-cell table:style-name="ce4" office:value-type="float" office:value="0.00000607848375984373" calcext:value-type="float">
            <text:p>6,08E-06</text:p>
          </table:table-cell>
          <table:table-cell table:style-name="ce4" office:value-type="float" office:value="0.00000538450542588725" calcext:value-type="float">
            <text:p>5,38E-06</text:p>
          </table:table-cell>
          <table:table-cell table:style-name="ce4" office:value-type="float" office:value="0.00000480284879841828" calcext:value-type="float">
            <text:p>4,80E-06</text:p>
          </table:table-cell>
          <table:table-cell table:style-name="ce4" office:value-type="float" office:value="0.00000431075128854262" calcext:value-type="float">
            <text:p>4,31E-06</text:p>
          </table:table-cell>
          <table:table-cell table:style-name="ce4" office:value-type="float" office:value="0.00000389050323774672" calcext:value-type="float">
            <text:p>3,89E-06</text:p>
          </table:table-cell>
          <table:table-cell table:style-name="ce4" office:value-type="float" office:value="0.00000352896753696796" calcext:value-type="float">
            <text:p>3,53E-06</text:p>
          </table:table-cell>
          <table:table-cell table:style-name="ce4" office:value-type="float" office:value="0.00000321548244898628" calcext:value-type="float">
            <text:p>3,22E-06</text:p>
          </table:table-cell>
          <table:table-cell table:style-name="ce4" office:value-type="float" office:value="0.00000294215572333823" calcext:value-type="float">
            <text:p>2,94E-06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072" calcext:value-type="float">
            <text:p>4,072E-06</text:p>
          </table:table-cell>
          <table:table-cell table:style-name="ce2" table:formula="of:=AVERAGE([.E12:.F12])" office:value-type="float" office:value="1.999323611712" calcext:value-type="float">
            <text:p>1,999323611712</text:p>
          </table:table-cell>
          <table:table-cell table:style-name="ce2" office:value-type="float" office:value="1.999427223424" calcext:value-type="float">
            <text:p>1,999427223424</text:p>
          </table:table-cell>
          <table:table-cell table:style-name="ce2" office:value-type="float" office:value="1.99922" calcext:value-type="float">
            <text:p>1,99922</text:p>
          </table:table-cell>
          <table:table-cell table:formula="of:=[.C12]-[.C13]" office:value-type="float" office:value="0.0000000249999999999998" calcext:value-type="float">
            <text:p>2,49999999999998E-08</text:p>
          </table:table-cell>
          <table:table-cell table:formula="of:=[.F12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663955774" calcext:value-type="float">
            <text:p>1,999663955774</text:p>
          </table:table-cell>
          <table:table-cell office:value-type="float" office:value="1.999988986347" calcext:value-type="float">
            <text:p>1,999988986347</text:p>
          </table:table-cell>
          <table:table-cell office:value-type="float" office:value="1.999275380384" calcext:value-type="float">
            <text:p>1,999275380384</text:p>
          </table:table-cell>
          <table:table-cell office:value-type="float" office:value="1.999735646138" calcext:value-type="float">
            <text:p>1,999735646138</text:p>
          </table:table-cell>
          <table:table-cell office:value-type="float" office:value="1.998986372744" calcext:value-type="float">
            <text:p>1,998986372744</text:p>
          </table:table-cell>
          <table:table-cell office:value-type="float" office:value="1.999727458241" calcext:value-type="float">
            <text:p>1,999727458241</text:p>
          </table:table-cell>
          <table:table-cell office:value-type="float" office:value="1.998380485989" calcext:value-type="float">
            <text:p>1,998380485989</text:p>
          </table:table-cell>
          <table:table-cell table:style-name="ce4" office:value-type="float" office:value="0.00000579724456645206" calcext:value-type="float">
            <text:p>5,80E-06</text:p>
          </table:table-cell>
          <table:table-cell table:style-name="ce4" office:value-type="float" office:value="0.00000513538008345151" calcext:value-type="float">
            <text:p>5,14E-06</text:p>
          </table:table-cell>
          <table:table-cell table:style-name="ce4" office:value-type="float" office:value="0.00000458063511854451" calcext:value-type="float">
            <text:p>4,58E-06</text:p>
          </table:table-cell>
          <table:table-cell table:style-name="ce4" office:value-type="float" office:value="0.00000411131281129698" calcext:value-type="float">
            <text:p>4,11E-06</text:p>
          </table:table-cell>
          <table:table-cell table:style-name="ce4" office:value-type="float" office:value="0.00000371051012481505" calcext:value-type="float">
            <text:p>3,71E-06</text:p>
          </table:table-cell>
          <table:table-cell table:style-name="ce4" office:value-type="float" office:value="0.00000336570851045822" calcext:value-type="float">
            <text:p>3,37E-06</text:p>
          </table:table-cell>
          <table:table-cell table:style-name="ce4" office:value-type="float" office:value="0.00000306672783442372" calcext:value-type="float">
            <text:p>3,07E-06</text:p>
          </table:table-cell>
          <table:table-cell table:style-name="ce4" office:value-type="float" office:value="0.00000280605506724103" calcext:value-type="float">
            <text:p>2,81E-0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047" calcext:value-type="float">
            <text:p>4,047E-06</text:p>
          </table:table-cell>
          <table:table-cell table:style-name="ce2" table:formula="of:=AVERAGE([.E13:.F13])" office:value-type="float" office:value="1.99932185421943" calcext:value-type="float">
            <text:p>1,99932185421943</text:p>
          </table:table-cell>
          <table:table-cell table:style-name="ce2" office:value-type="float" office:value="1.99942370843885" calcext:value-type="float">
            <text:p>1,99942370843885</text:p>
          </table:table-cell>
          <table:table-cell table:style-name="ce2" office:value-type="float" office:value="1.99922" calcext:value-type="float">
            <text:p>1,99922</text:p>
          </table:table-cell>
          <table:table-cell table:formula="of:=[.C13]-[.C14]" office:value-type="float" office:value="0.00000027" calcext:value-type="float">
            <text:p>2,7E-07</text:p>
          </table:table-cell>
          <table:table-cell table:formula="of:=[.F13]-[.F14]" office:value-type="float" office:value="0.000060000000000171" calcext:value-type="float">
            <text:p>6,0000000000171E-05</text:p>
          </table:table-cell>
          <table:table-cell office:value-type="float" office:value="0" calcext:value-type="float">
            <text:p>0</text:p>
          </table:table-cell>
          <table:table-cell office:value-type="float" office:value="1.999661888366" calcext:value-type="float">
            <text:p>1,999661888366</text:p>
          </table:table-cell>
          <table:table-cell office:value-type="float" office:value="1.99998892256" calcext:value-type="float">
            <text:p>1,99998892256</text:p>
          </table:table-cell>
          <table:table-cell office:value-type="float" office:value="1.999271018663" calcext:value-type="float">
            <text:p>1,999271018663</text:p>
          </table:table-cell>
          <table:table-cell office:value-type="float" office:value="1.999733933547" calcext:value-type="float">
            <text:p>1,999733933547</text:p>
          </table:table-cell>
          <table:table-cell office:value-type="float" office:value="1.998980141923" calcext:value-type="float">
            <text:p>1,998980141923</text:p>
          </table:table-cell>
          <table:table-cell office:value-type="float" office:value="1.999725782161" calcext:value-type="float">
            <text:p>1,999725782161</text:p>
          </table:table-cell>
          <table:table-cell office:value-type="float" office:value="1.998370565548" calcext:value-type="float">
            <text:p>1,998370565548</text:p>
          </table:table-cell>
          <table:table-cell table:style-name="ce4" office:value-type="float" office:value="0.00000576186921027612" calcext:value-type="float">
            <text:p>5,76E-06</text:p>
          </table:table-cell>
          <table:table-cell table:style-name="ce4" office:value-type="float" office:value="0.00000510404412912721" calcext:value-type="float">
            <text:p>5,10E-06</text:p>
          </table:table-cell>
          <table:table-cell table:style-name="ce4" office:value-type="float" office:value="0.00000455268422001764" calcext:value-type="float">
            <text:p>4,55E-06</text:p>
          </table:table-cell>
          <table:table-cell table:style-name="ce4" office:value-type="float" office:value="0.00000408622666709451" calcext:value-type="float">
            <text:p>4,09E-06</text:p>
          </table:table-cell>
          <table:table-cell table:style-name="ce4" office:value-type="float" office:value="0.0000036878698966368" calcext:value-type="float">
            <text:p>3,69E-06</text:p>
          </table:table-cell>
          <table:table-cell table:style-name="ce4" office:value-type="float" office:value="0.00000334517315744139" calcext:value-type="float">
            <text:p>3,35E-06</text:p>
          </table:table-cell>
          <table:table-cell table:style-name="ce4" office:value-type="float" office:value="0.00000304801690369271" calcext:value-type="float">
            <text:p>3,05E-06</text:p>
          </table:table-cell>
          <table:table-cell table:style-name="ce4" office:value-type="float" office:value="0.00000278893580098869" calcext:value-type="float">
            <text:p>2,79E-06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2.25" calcext:value-type="float">
            <text:p>2,25</text:p>
          </table:table-cell>
          <table:table-cell table:style-name="ce2" office:value-type="float" office:value="0.000003777" calcext:value-type="float">
            <text:p>3,777E-06</text:p>
          </table:table-cell>
          <table:table-cell table:style-name="ce2" table:formula="of:=AVERAGE([.E14:.F14])" office:value-type="float" office:value="1.9992712682915" calcext:value-type="float">
            <text:p>1,9992712682915</text:p>
          </table:table-cell>
          <table:table-cell table:style-name="ce2" office:value-type="float" office:value="1.99938253658299" calcext:value-type="float">
            <text:p>1,99938253658299</text:p>
          </table:table-cell>
          <table:table-cell table:style-name="ce2" office:value-type="float" office:value="1.99916" calcext:value-type="float">
            <text:p>1,99916</text:p>
          </table:table-cell>
          <table:table-cell table:formula="of:=[.C14]-[.C15]" office:value-type="float" office:value="0.000000204" calcext:value-type="float">
            <text:p>2,04E-07</text:p>
          </table:table-cell>
          <table:table-cell table:formula="of:=[.F14]-[.F15]" office:value-type="float" office:value="0.0000500000000001055" calcext:value-type="float">
            <text:p>5,00000000001055E-05</text:p>
          </table:table-cell>
          <table:table-cell office:value-type="float" office:value="0" calcext:value-type="float">
            <text:p>0</text:p>
          </table:table-cell>
          <table:table-cell office:value-type="float" office:value="1.999637664624" calcext:value-type="float">
            <text:p>1,999637664624</text:p>
          </table:table-cell>
          <table:table-cell office:value-type="float" office:value="1.999988119809" calcext:value-type="float">
            <text:p>1,999988119809</text:p>
          </table:table-cell>
          <table:table-cell office:value-type="float" office:value="1.999219314607" calcext:value-type="float">
            <text:p>1,999219314607</text:p>
          </table:table-cell>
          <table:table-cell office:value-type="float" office:value="1.99971471544" calcext:value-type="float">
            <text:p>1,99971471544</text:p>
          </table:table-cell>
          <table:table-cell office:value-type="float" office:value="1.998907331988" calcext:value-type="float">
            <text:p>1,998907331988</text:p>
          </table:table-cell>
          <table:table-cell office:value-type="float" office:value="1.999705947096" calcext:value-type="float">
            <text:p>1,999705947096</text:p>
          </table:table-cell>
          <table:table-cell office:value-type="float" office:value="1.998254244792" calcext:value-type="float">
            <text:p>1,998254244792</text:p>
          </table:table-cell>
          <table:table-cell table:style-name="ce4" office:value-type="float" office:value="0.00000537755499663512" calcext:value-type="float">
            <text:p>5,38E-06</text:p>
          </table:table-cell>
          <table:table-cell table:style-name="ce4" office:value-type="float" office:value="0.00000476361356286176" calcext:value-type="float">
            <text:p>4,76E-06</text:p>
          </table:table-cell>
          <table:table-cell table:style-name="ce4" office:value-type="float" office:value="0.00000424902856329869" calcext:value-type="float">
            <text:p>4,25E-06</text:p>
          </table:table-cell>
          <table:table-cell table:style-name="ce4" office:value-type="float" office:value="0.00000381369353162733" calcext:value-type="float">
            <text:p>3,81E-06</text:p>
          </table:table-cell>
          <table:table-cell table:style-name="ce4" office:value-type="float" office:value="0.00000344190877801286" calcext:value-type="float">
            <text:p>3,44E-06</text:p>
          </table:table-cell>
          <table:table-cell table:style-name="ce4" office:value-type="float" office:value="0.000003122079161957" calcext:value-type="float">
            <text:p>3,12E-06</text:p>
          </table:table-cell>
          <table:table-cell table:style-name="ce4" office:value-type="float" office:value="0.00000284474327433865" calcext:value-type="float">
            <text:p>2,84E-06</text:p>
          </table:table-cell>
          <table:table-cell table:style-name="ce4" office:value-type="float" office:value="0.00000260295386680926" calcext:value-type="float">
            <text:p>2,60E-06</text:p>
          </table:table-cell>
        </table:table-row>
        <table:table-row table:style-name="ro1">
          <table:table-cell table:style-name="ce1" office:value-type="string" calcext:value-type="string">
            <text:p>adf-0-z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3573" calcext:value-type="float">
            <text:p>3,573E-06</text:p>
          </table:table-cell>
          <table:table-cell table:style-name="ce2" table:formula="of:=AVERAGE([.E15:.F15])" office:value-type="float" office:value="1.9992287398375" calcext:value-type="float">
            <text:p>1,9992287398375</text:p>
          </table:table-cell>
          <table:table-cell table:style-name="ce2" office:value-type="float" office:value="1.999347479675" calcext:value-type="float">
            <text:p>1,999347479675</text:p>
          </table:table-cell>
          <table:table-cell table:style-name="ce2" office:value-type="float" office:value="1.99911" calcext:value-type="float">
            <text:p>1,99911</text:p>
          </table:table-cell>
          <table:table-cell table:formula="of:=[.C15]-[.C16]" office:value-type="float" office:value="0" calcext:value-type="float">
            <text:p>0</text:p>
          </table:table-cell>
          <table:table-cell table:formula="of:=[.F15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616572083" calcext:value-type="float">
            <text:p>1,999616572083</text:p>
          </table:table-cell>
          <table:table-cell office:value-type="float" office:value="1.999988018578" calcext:value-type="float">
            <text:p>1,999988018578</text:p>
          </table:table-cell>
          <table:table-cell office:value-type="float" office:value="1.999178431919" calcext:value-type="float">
            <text:p>1,999178431919</text:p>
          </table:table-cell>
          <table:table-cell office:value-type="float" office:value="1.999695351866" calcext:value-type="float">
            <text:p>1,999695351866</text:p>
          </table:table-cell>
          <table:table-cell office:value-type="float" office:value="1.99884356669" calcext:value-type="float">
            <text:p>1,99884356669</text:p>
          </table:table-cell>
          <table:table-cell office:value-type="float" office:value="1.999690078006" calcext:value-type="float">
            <text:p>1,999690078006</text:p>
          </table:table-cell>
          <table:table-cell office:value-type="float" office:value="1.99815560199" calcext:value-type="float">
            <text:p>1,99815560199</text:p>
          </table:table-cell>
          <table:table-cell table:style-name="ce4" office:value-type="float" office:value="0.00000508755132526347" calcext:value-type="float">
            <text:p>5,09E-06</text:p>
          </table:table-cell>
          <table:table-cell table:style-name="ce4" office:value-type="float" office:value="0.00000450672461743037" calcext:value-type="float">
            <text:p>4,51E-06</text:p>
          </table:table-cell>
          <table:table-cell table:style-name="ce4" office:value-type="float" office:value="0.00000401988983457359" calcext:value-type="float">
            <text:p>4,02E-06</text:p>
          </table:table-cell>
          <table:table-cell table:style-name="ce4" office:value-type="float" office:value="0.00000360803923029608" calcext:value-type="float">
            <text:p>3,61E-06</text:p>
          </table:table-cell>
          <table:table-cell table:style-name="ce4" office:value-type="float" office:value="0.00000325630628931009" calcext:value-type="float">
            <text:p>3,26E-06</text:p>
          </table:table-cell>
          <table:table-cell table:style-name="ce4" office:value-type="float" office:value="0.00000295373244776994" calcext:value-type="float">
            <text:p>2,95E-06</text:p>
          </table:table-cell>
          <table:table-cell table:style-name="ce4" office:value-type="float" office:value="0.00000269135287165059" calcext:value-type="float">
            <text:p>2,69E-06</text:p>
          </table:table-cell>
          <table:table-cell table:style-name="ce4" office:value-type="float" office:value="0.00000246261170397024" calcext:value-type="float">
            <text:p>2,46E-06</text:p>
          </table:table-cell>
        </table:table-row>
        <table:table-row table:style-name="ro1">
          <table:table-cell table:style-name="ce1" office:value-type="string" calcext:value-type="string">
            <text:p>l-1-0-1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3573" calcext:value-type="float">
            <text:p>3,573E-06</text:p>
          </table:table-cell>
          <table:table-cell table:style-name="ce2" table:formula="of:=AVERAGE([.E16:.F16])" office:value-type="float" office:value="1.9992287398375" calcext:value-type="float">
            <text:p>1,9992287398375</text:p>
          </table:table-cell>
          <table:table-cell table:style-name="ce2" office:value-type="float" office:value="1.999347479675" calcext:value-type="float">
            <text:p>1,999347479675</text:p>
          </table:table-cell>
          <table:table-cell table:style-name="ce2" office:value-type="float" office:value="1.99911" calcext:value-type="float">
            <text:p>1,99911</text:p>
          </table:table-cell>
          <table:table-cell table:formula="of:=[.C16]-[.C17]" office:value-type="float" office:value="0.000000223" calcext:value-type="float">
            <text:p>2,23E-07</text:p>
          </table:table-cell>
          <table:table-cell table:formula="of:=[.F16]-[.F17]" office:value-type="float" office:value="0.000059999999999949" calcext:value-type="float">
            <text:p>5,9999999999949E-05</text:p>
          </table:table-cell>
          <table:table-cell office:value-type="float" office:value="0" calcext:value-type="float">
            <text:p>0</text:p>
          </table:table-cell>
          <table:table-cell office:value-type="float" office:value="1.999616572083" calcext:value-type="float">
            <text:p>1,999616572083</text:p>
          </table:table-cell>
          <table:table-cell office:value-type="float" office:value="1.999988018578" calcext:value-type="float">
            <text:p>1,999988018578</text:p>
          </table:table-cell>
          <table:table-cell office:value-type="float" office:value="1.999178431919" calcext:value-type="float">
            <text:p>1,999178431919</text:p>
          </table:table-cell>
          <table:table-cell office:value-type="float" office:value="1.999695351866" calcext:value-type="float">
            <text:p>1,999695351866</text:p>
          </table:table-cell>
          <table:table-cell office:value-type="float" office:value="1.99884356669" calcext:value-type="float">
            <text:p>1,99884356669</text:p>
          </table:table-cell>
          <table:table-cell office:value-type="float" office:value="1.999690078006" calcext:value-type="float">
            <text:p>1,999690078006</text:p>
          </table:table-cell>
          <table:table-cell office:value-type="float" office:value="1.99815560199" calcext:value-type="float">
            <text:p>1,99815560199</text:p>
          </table:table-cell>
          <table:table-cell table:style-name="ce4" office:value-type="float" office:value="0.00000508755132526347" calcext:value-type="float">
            <text:p>5,09E-06</text:p>
          </table:table-cell>
          <table:table-cell table:style-name="ce4" office:value-type="float" office:value="0.00000450672461743037" calcext:value-type="float">
            <text:p>4,51E-06</text:p>
          </table:table-cell>
          <table:table-cell table:style-name="ce4" office:value-type="float" office:value="0.00000401988983457359" calcext:value-type="float">
            <text:p>4,02E-06</text:p>
          </table:table-cell>
          <table:table-cell table:style-name="ce4" office:value-type="float" office:value="0.00000360803923029608" calcext:value-type="float">
            <text:p>3,61E-06</text:p>
          </table:table-cell>
          <table:table-cell table:style-name="ce4" office:value-type="float" office:value="0.00000325630628931009" calcext:value-type="float">
            <text:p>3,26E-06</text:p>
          </table:table-cell>
          <table:table-cell table:style-name="ce4" office:value-type="float" office:value="0.00000295373244776994" calcext:value-type="float">
            <text:p>2,95E-06</text:p>
          </table:table-cell>
          <table:table-cell table:style-name="ce4" office:value-type="float" office:value="0.00000269135287165059" calcext:value-type="float">
            <text:p>2,69E-06</text:p>
          </table:table-cell>
          <table:table-cell table:style-name="ce4" office:value-type="float" office:value="0.00000246261170397024" calcext:value-type="float">
            <text:p>2,46E-06</text:p>
          </table:table-cell>
        </table:table-row>
        <table:table-row table:style-name="ro1">
          <table:table-cell table:style-name="ce1" office:value-type="string" calcext:value-type="string">
            <text:p>p4h-s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335" calcext:value-type="float">
            <text:p>3,35E-06</text:p>
          </table:table-cell>
          <table:table-cell table:style-name="ce2" table:formula="of:=AVERAGE([.E17:.F17])" office:value-type="float" office:value="1.99917694521382" calcext:value-type="float">
            <text:p>1,99917694521382</text:p>
          </table:table-cell>
          <table:table-cell table:style-name="ce2" office:value-type="float" office:value="1.99930389042764" calcext:value-type="float">
            <text:p>1,99930389042764</text:p>
          </table:table-cell>
          <table:table-cell table:style-name="ce2" office:value-type="float" office:value="1.99905" calcext:value-type="float">
            <text:p>1,99905</text:p>
          </table:table-cell>
          <table:table-cell table:formula="of:=[.C17]-[.C18]" office:value-type="float" office:value="0.000000109" calcext:value-type="float">
            <text:p>1,09E-07</text:p>
          </table:table-cell>
          <table:table-cell table:formula="of:=[.F17]-[.F18]" office:value-type="float" office:value="0.0000299999999997524" calcext:value-type="float">
            <text:p>2,99999999997524E-05</text:p>
          </table:table-cell>
          <table:table-cell office:value-type="float" office:value="0" calcext:value-type="float">
            <text:p>0</text:p>
          </table:table-cell>
          <table:table-cell office:value-type="float" office:value="1.999591353318" calcext:value-type="float">
            <text:p>1,999591353318</text:p>
          </table:table-cell>
          <table:table-cell office:value-type="float" office:value="1.999986646112" calcext:value-type="float">
            <text:p>1,999986646112</text:p>
          </table:table-cell>
          <table:table-cell office:value-type="float" office:value="1.999121160508" calcext:value-type="float">
            <text:p>1,999121160508</text:p>
          </table:table-cell>
          <table:table-cell office:value-type="float" office:value="1.999677261413" calcext:value-type="float">
            <text:p>1,999677261413</text:p>
          </table:table-cell>
          <table:table-cell office:value-type="float" office:value="1.998768002944" calcext:value-type="float">
            <text:p>1,998768002944</text:p>
          </table:table-cell>
          <table:table-cell office:value-type="float" office:value="1.999668270996" calcext:value-type="float">
            <text:p>1,999668270996</text:p>
          </table:table-cell>
          <table:table-cell office:value-type="float" office:value="1.998032191894" calcext:value-type="float">
            <text:p>1,998032191894</text:p>
          </table:table-cell>
          <table:table-cell table:style-name="ce4" office:value-type="float" office:value="0.00000476965990430365" calcext:value-type="float">
            <text:p>4,77E-06</text:p>
          </table:table-cell>
          <table:table-cell table:style-name="ce4" office:value-type="float" office:value="0.00000422513213082391" calcext:value-type="float">
            <text:p>4,23E-06</text:p>
          </table:table-cell>
          <table:table-cell table:style-name="ce4" office:value-type="float" office:value="0.00000376871641305613" calcext:value-type="float">
            <text:p>3,77E-06</text:p>
          </table:table-cell>
          <table:table-cell table:style-name="ce4" office:value-type="float" office:value="0.00000338260980551534" calcext:value-type="float">
            <text:p>3,38E-06</text:p>
          </table:table-cell>
          <table:table-cell table:style-name="ce4" office:value-type="float" office:value="0.00000305285588702893" calcext:value-type="float">
            <text:p>3,05E-06</text:p>
          </table:table-cell>
          <table:table-cell table:style-name="ce4" office:value-type="float" office:value="0.00000276919673260092" calcext:value-type="float">
            <text:p>2,77E-06</text:p>
          </table:table-cell>
          <table:table-cell table:style-name="ce4" office:value-type="float" office:value="0.00000252321199394825" calcext:value-type="float">
            <text:p>2,52E-06</text:p>
          </table:table-cell>
          <table:table-cell table:style-name="ce4" office:value-type="float" office:value="0.00000230877397775893" calcext:value-type="float">
            <text:p>2,31E-06</text:p>
          </table:table-cell>
        </table:table-row>
        <table:table-row table:style-name="ro1">
          <table:table-cell table:style-name="ce1" office:value-type="string" calcext:value-type="string">
            <text:p>p3-s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3241" calcext:value-type="float">
            <text:p>3,241E-06</text:p>
          </table:table-cell>
          <table:table-cell table:style-name="ce2" table:formula="of:=AVERAGE([.E18:.F18])" office:value-type="float" office:value="1.99915021183248" calcext:value-type="float">
            <text:p>1,99915021183248</text:p>
          </table:table-cell>
          <table:table-cell table:style-name="ce2" office:value-type="float" office:value="1.99928042366496" calcext:value-type="float">
            <text:p>1,99928042366496</text:p>
          </table:table-cell>
          <table:table-cell table:style-name="ce2" office:value-type="float" office:value="1.99902" calcext:value-type="float">
            <text:p>1,99902</text:p>
          </table:table-cell>
          <table:table-cell table:formula="of:=[.C18]-[.C19]" office:value-type="float" office:value="0.0000000350000000000001" calcext:value-type="float">
            <text:p>3,50000000000001E-08</text:p>
          </table:table-cell>
          <table:table-cell table:formula="of:=[.F18]-[.F19]" office:value-type="float" office:value="0.0000100000000000655" calcext:value-type="float">
            <text:p>1,00000000000655E-05</text:p>
          </table:table-cell>
          <table:table-cell office:value-type="float" office:value="0" calcext:value-type="float">
            <text:p>0</text:p>
          </table:table-cell>
          <table:table-cell office:value-type="float" office:value="1.999577549572" calcext:value-type="float">
            <text:p>1,999577549572</text:p>
          </table:table-cell>
          <table:table-cell office:value-type="float" office:value="1.999986224742" calcext:value-type="float">
            <text:p>1,999986224742</text:p>
          </table:table-cell>
          <table:table-cell office:value-type="float" office:value="1.999091357815" calcext:value-type="float">
            <text:p>1,999091357815</text:p>
          </table:table-cell>
          <table:table-cell office:value-type="float" office:value="1.999666680401" calcext:value-type="float">
            <text:p>1,999666680401</text:p>
          </table:table-cell>
          <table:table-cell office:value-type="float" office:value="1.998726537163" calcext:value-type="float">
            <text:p>1,998726537163</text:p>
          </table:table-cell>
          <table:table-cell office:value-type="float" office:value="1.999656940513" calcext:value-type="float">
            <text:p>1,999656940513</text:p>
          </table:table-cell>
          <table:table-cell office:value-type="float" office:value="1.997965805661" calcext:value-type="float">
            <text:p>1,997965805661</text:p>
          </table:table-cell>
          <table:table-cell table:style-name="ce4" office:value-type="float" office:value="0.00000461417115866432" calcext:value-type="float">
            <text:p>4,61E-06</text:p>
          </table:table-cell>
          <table:table-cell table:style-name="ce4" office:value-type="float" office:value="0.00000408739816370212" calcext:value-type="float">
            <text:p>4,09E-06</text:p>
          </table:table-cell>
          <table:table-cell table:style-name="ce4" office:value-type="float" office:value="0.00000364586110925833" calcext:value-type="float">
            <text:p>3,65E-06</text:p>
          </table:table-cell>
          <table:table-cell table:style-name="ce4" office:value-type="float" office:value="0.00000327234635299604" calcext:value-type="float">
            <text:p>3,27E-06</text:p>
          </table:table-cell>
          <table:table-cell table:style-name="ce4" office:value-type="float" office:value="0.00000295334307663195" calcext:value-type="float">
            <text:p>2,95E-06</text:p>
          </table:table-cell>
          <table:table-cell table:style-name="ce4" office:value-type="float" office:value="0.00000267893567420037" calcext:value-type="float">
            <text:p>2,68E-06</text:p>
          </table:table-cell>
          <table:table-cell table:style-name="ce4" office:value-type="float" office:value="0.00000244097001397082" calcext:value-type="float">
            <text:p>2,44E-06</text:p>
          </table:table-cell>
          <table:table-cell table:style-name="ce4" office:value-type="float" office:value="0.00000223352801627461" calcext:value-type="float">
            <text:p>2,23E-06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2.25" calcext:value-type="float">
            <text:p>2,25</text:p>
          </table:table-cell>
          <table:table-cell table:style-name="ce2" office:value-type="float" office:value="0.000003206" calcext:value-type="float">
            <text:p>3,206E-06</text:p>
          </table:table-cell>
          <table:table-cell table:style-name="ce2" table:formula="of:=AVERAGE([.E19:.F19])" office:value-type="float" office:value="1.99914129079736" calcext:value-type="float">
            <text:p>1,99914129079736</text:p>
          </table:table-cell>
          <table:table-cell table:style-name="ce2" office:value-type="float" office:value="1.99927258159471" calcext:value-type="float">
            <text:p>1,99927258159471</text:p>
          </table:table-cell>
          <table:table-cell table:style-name="ce2" office:value-type="float" office:value="1.99901" calcext:value-type="float">
            <text:p>1,99901</text:p>
          </table:table-cell>
          <table:table-cell table:formula="of:=[.C19]-[.C20]" office:value-type="float" office:value="0.000000294" calcext:value-type="float">
            <text:p>2,94E-07</text:p>
          </table:table-cell>
          <table:table-cell table:formula="of:=[.F19]-[.F20]" office:value-type="float" office:value="0.00010000000000021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1.99957289447" calcext:value-type="float">
            <text:p>1,99957289447</text:p>
          </table:table-cell>
          <table:table-cell office:value-type="float" office:value="1.999986111933" calcext:value-type="float">
            <text:p>1,999986111933</text:p>
          </table:table-cell>
          <table:table-cell office:value-type="float" office:value="1.999081833501" calcext:value-type="float">
            <text:p>1,999081833501</text:p>
          </table:table-cell>
          <table:table-cell office:value-type="float" office:value="1.999662722644" calcext:value-type="float">
            <text:p>1,999662722644</text:p>
          </table:table-cell>
          <table:table-cell office:value-type="float" office:value="1.998712496822" calcext:value-type="float">
            <text:p>1,998712496822</text:p>
          </table:table-cell>
          <table:table-cell office:value-type="float" office:value="1.999653262803" calcext:value-type="float">
            <text:p>1,999653262803</text:p>
          </table:table-cell>
          <table:table-cell office:value-type="float" office:value="1.997943687499" calcext:value-type="float">
            <text:p>1,997943687499</text:p>
          </table:table-cell>
          <table:table-cell table:style-name="ce4" office:value-type="float" office:value="0.00000456433492938184" calcext:value-type="float">
            <text:p>4,56E-06</text:p>
          </table:table-cell>
          <table:table-cell table:style-name="ce4" office:value-type="float" office:value="0.00000404325258695668" calcext:value-type="float">
            <text:p>4,04E-06</text:p>
          </table:table-cell>
          <table:table-cell table:style-name="ce4" office:value-type="float" office:value="0.00000360648433706608" calcext:value-type="float">
            <text:p>3,61E-06</text:p>
          </table:table-cell>
          <table:table-cell table:style-name="ce4" office:value-type="float" office:value="0.00000323700535790392" calcext:value-type="float">
            <text:p>3,24E-06</text:p>
          </table:table-cell>
          <table:table-cell table:style-name="ce4" office:value-type="float" office:value="0.00000292144787631433" calcext:value-type="float">
            <text:p>2,92E-06</text:p>
          </table:table-cell>
          <table:table-cell table:style-name="ce4" office:value-type="float" office:value="0.00000265000580508427" calcext:value-type="float">
            <text:p>2,65E-06</text:p>
          </table:table-cell>
          <table:table-cell table:style-name="ce4" office:value-type="float" office:value="0.00000241461035292749" calcext:value-type="float">
            <text:p>2,41E-06</text:p>
          </table:table-cell>
          <table:table-cell table:style-name="ce4" office:value-type="float" office:value="0.00000220941066184109" calcext:value-type="float">
            <text:p>2,21E-06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2912" calcext:value-type="float">
            <text:p>2,912E-06</text:p>
          </table:table-cell>
          <table:table-cell table:style-name="ce2" table:formula="of:=AVERAGE([.E20:.F20])" office:value-type="float" office:value="1.99905456953047" calcext:value-type="float">
            <text:p>1,99905456953047</text:p>
          </table:table-cell>
          <table:table-cell table:style-name="ce2" office:value-type="float" office:value="1.99919913906095" calcext:value-type="float">
            <text:p>1,99919913906095</text:p>
          </table:table-cell>
          <table:table-cell table:style-name="ce2" office:value-type="float" office:value="1.99891" calcext:value-type="float">
            <text:p>1,99891</text:p>
          </table:table-cell>
          <table:table-cell table:formula="of:=[.C20]-[.C21]" office:value-type="float" office:value="0.000000232" calcext:value-type="float">
            <text:p>2,32E-07</text:p>
          </table:table-cell>
          <table:table-cell table:formula="of:=[.F20]-[.F21]" office:value-type="float" office:value="0.0000899999999999235" calcext:value-type="float">
            <text:p>8,99999999999235E-05</text:p>
          </table:table-cell>
          <table:table-cell office:value-type="float" office:value="0" calcext:value-type="float">
            <text:p>0</text:p>
          </table:table-cell>
          <table:table-cell office:value-type="float" office:value="1.999529710224" calcext:value-type="float">
            <text:p>1,999529710224</text:p>
          </table:table-cell>
          <table:table-cell office:value-type="float" office:value="1.999984654952" calcext:value-type="float">
            <text:p>1,999984654952</text:p>
          </table:table-cell>
          <table:table-cell office:value-type="float" office:value="1.99898953028" calcext:value-type="float">
            <text:p>1,99898953028</text:p>
          </table:table-cell>
          <table:table-cell office:value-type="float" office:value="1.999628493792" calcext:value-type="float">
            <text:p>1,999628493792</text:p>
          </table:table-cell>
          <table:table-cell office:value-type="float" office:value="1.998582669949" calcext:value-type="float">
            <text:p>1,998582669949</text:p>
          </table:table-cell>
          <table:table-cell office:value-type="float" office:value="1.999617858806" calcext:value-type="float">
            <text:p>1,999617858806</text:p>
          </table:table-cell>
          <table:table-cell office:value-type="float" office:value="1.997736185411" calcext:value-type="float">
            <text:p>1,997736185411</text:p>
          </table:table-cell>
          <table:table-cell table:style-name="ce4" office:value-type="float" office:value="0.00000414569889178579" calcext:value-type="float">
            <text:p>4,15E-06</text:p>
          </table:table-cell>
          <table:table-cell table:style-name="ce4" office:value-type="float" office:value="0.00000367241929263078" calcext:value-type="float">
            <text:p>3,67E-06</text:p>
          </table:table-cell>
          <table:table-cell table:style-name="ce4" office:value-type="float" office:value="0.00000327571020512666" calcext:value-type="float">
            <text:p>3,28E-06</text:p>
          </table:table-cell>
          <table:table-cell table:style-name="ce4" office:value-type="float" office:value="0.00000294013321883771" calcext:value-type="float">
            <text:p>2,94E-06</text:p>
          </table:table-cell>
          <table:table-cell table:style-name="ce4" office:value-type="float" office:value="0.00000265352079442053" calcext:value-type="float">
            <text:p>2,65E-06</text:p>
          </table:table-cell>
          <table:table-cell table:style-name="ce4" office:value-type="float" office:value="0.00000240698802395824" calcext:value-type="float">
            <text:p>2,41E-06</text:p>
          </table:table-cell>
          <table:table-cell table:style-name="ce4" office:value-type="float" office:value="0.00000219318303496142" calcext:value-type="float">
            <text:p>2,19E-06</text:p>
          </table:table-cell>
          <table:table-cell table:style-name="ce4" office:value-type="float" office:value="0.00000200681930752891" calcext:value-type="float">
            <text:p>2,01E-06</text:p>
          </table:table-cell>
        </table:table-row>
        <table:table-row table:style-name="ro1">
          <table:table-cell table:style-name="ce1" office:value-type="string" calcext:value-type="string">
            <text:p>p*2-s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268" calcext:value-type="float">
            <text:p>2,68E-06</text:p>
          </table:table-cell>
          <table:table-cell table:style-name="ce2" table:formula="of:=AVERAGE([.E21:.F21])" office:value-type="float" office:value="1.99897498195224" calcext:value-type="float">
            <text:p>1,99897498195224</text:p>
          </table:table-cell>
          <table:table-cell table:style-name="ce2" office:value-type="float" office:value="1.99912996390449" calcext:value-type="float">
            <text:p>1,99912996390449</text:p>
          </table:table-cell>
          <table:table-cell table:style-name="ce2" office:value-type="float" office:value="1.99882" calcext:value-type="float">
            <text:p>1,99882</text:p>
          </table:table-cell>
          <table:table-cell table:formula="of:=[.C21]-[.C22]" office:value-type="float" office:value="0.000000195" calcext:value-type="float">
            <text:p>1,95E-07</text:p>
          </table:table-cell>
          <table:table-cell table:formula="of:=[.F21]-[.F22]" office:value-type="float" office:value="0.000099999999999989" calcext:value-type="float">
            <text:p>9,9999999999989E-05</text:p>
          </table:table-cell>
          <table:table-cell office:value-type="float" office:value="0" calcext:value-type="float">
            <text:p>0</text:p>
          </table:table-cell>
          <table:table-cell office:value-type="float" office:value="1.999489032673" calcext:value-type="float">
            <text:p>1,999489032673</text:p>
          </table:table-cell>
          <table:table-cell office:value-type="float" office:value="1.999983276818" calcext:value-type="float">
            <text:p>1,999983276818</text:p>
          </table:table-cell>
          <table:table-cell office:value-type="float" office:value="1.998902638589" calcext:value-type="float">
            <text:p>1,998902638589</text:p>
          </table:table-cell>
          <table:table-cell office:value-type="float" office:value="1.999596140689" calcext:value-type="float">
            <text:p>1,999596140689</text:p>
          </table:table-cell>
          <table:table-cell office:value-type="float" office:value="1.998460391353" calcext:value-type="float">
            <text:p>1,998460391353</text:p>
          </table:table-cell>
          <table:table-cell office:value-type="float" office:value="1.999584527025" calcext:value-type="float">
            <text:p>1,999584527025</text:p>
          </table:table-cell>
          <table:table-cell office:value-type="float" office:value="1.997540802069" calcext:value-type="float">
            <text:p>1,997540802069</text:p>
          </table:table-cell>
          <table:table-cell table:style-name="ce4" office:value-type="float" office:value="0.00000381598558403976" calcext:value-type="float">
            <text:p>3,82E-06</text:p>
          </table:table-cell>
          <table:table-cell table:style-name="ce4" office:value-type="float" office:value="0.00000338035491824319" calcext:value-type="float">
            <text:p>3,38E-06</text:p>
          </table:table-cell>
          <table:table-cell table:style-name="ce4" office:value-type="float" office:value="0.00000301519600365512" calcext:value-type="float">
            <text:p>3,02E-06</text:p>
          </table:table-cell>
          <table:table-cell table:style-name="ce4" office:value-type="float" office:value="0.00000270631985880325" calcext:value-type="float">
            <text:p>2,71E-06</text:p>
          </table:table-cell>
          <table:table-cell table:style-name="ce4" office:value-type="float" office:value="0.00000244250426919239" calcext:value-type="float">
            <text:p>2,44E-06</text:p>
          </table:table-cell>
          <table:table-cell table:style-name="ce4" office:value-type="float" office:value="0.00000221558979730602" calcext:value-type="float">
            <text:p>2,22E-06</text:p>
          </table:table-cell>
          <table:table-cell table:style-name="ce4" office:value-type="float" office:value="0.00000201878922627202" calcext:value-type="float">
            <text:p>2,02E-06</text:p>
          </table:table-cell>
          <table:table-cell table:style-name="ce4" office:value-type="float" office:value="0.00000184726049725878" calcext:value-type="float">
            <text:p>1,85E-06</text:p>
          </table:table-cell>
        </table:table-row>
        <table:table-row table:style-name="ro1">
          <table:table-cell table:style-name="ce1" office:value-type="string" calcext:value-type="string">
            <text:p>p4-s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2485" calcext:value-type="float">
            <text:p>2,485E-06</text:p>
          </table:table-cell>
          <table:table-cell table:style-name="ce2" table:formula="of:=AVERAGE([.E22:.F22])" office:value-type="float" office:value="1.99889081168731" calcext:value-type="float">
            <text:p>1,99889081168731</text:p>
          </table:table-cell>
          <table:table-cell table:style-name="ce2" office:value-type="float" office:value="1.99906162337461" calcext:value-type="float">
            <text:p>1,99906162337461</text:p>
          </table:table-cell>
          <table:table-cell table:style-name="ce2" office:value-type="float" office:value="1.99872" calcext:value-type="float">
            <text:p>1,99872</text:p>
          </table:table-cell>
          <table:table-cell table:formula="of:=[.C22]-[.C23]" office:value-type="float" office:value="0.0000000110000000000004" calcext:value-type="float">
            <text:p>1,10000000000004E-08</text:p>
          </table:table-cell>
          <table:table-cell table:formula="of:=[.F22]-[.F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448752713" calcext:value-type="float">
            <text:p>1,999448752713</text:p>
          </table:table-cell>
          <table:table-cell office:value-type="float" office:value="1.999982068123" calcext:value-type="float">
            <text:p>1,999982068123</text:p>
          </table:table-cell>
          <table:table-cell office:value-type="float" office:value="1.998816961075" calcext:value-type="float">
            <text:p>1,998816961075</text:p>
          </table:table-cell>
          <table:table-cell office:value-type="float" office:value="1.999564161431" calcext:value-type="float">
            <text:p>1,999564161431</text:p>
          </table:table-cell>
          <table:table-cell office:value-type="float" office:value="1.998339268248" calcext:value-type="float">
            <text:p>1,998339268248</text:p>
          </table:table-cell>
          <table:table-cell office:value-type="float" office:value="1.999551767192" calcext:value-type="float">
            <text:p>1,999551767192</text:p>
          </table:table-cell>
          <table:table-cell office:value-type="float" office:value="1.997347697496" calcext:value-type="float">
            <text:p>1,997347697496</text:p>
          </table:table-cell>
          <table:table-cell table:style-name="ce4" office:value-type="float" office:value="0.00000353798701525462" calcext:value-type="float">
            <text:p>3,54E-06</text:p>
          </table:table-cell>
          <table:table-cell table:style-name="ce4" office:value-type="float" office:value="0.0000031341001555961" calcext:value-type="float">
            <text:p>3,13E-06</text:p>
          </table:table-cell>
          <table:table-cell table:style-name="ce4" office:value-type="float" office:value="0.00000279554281891427" calcext:value-type="float">
            <text:p>2,80E-06</text:p>
          </table:table-cell>
          <table:table-cell table:style-name="ce4" office:value-type="float" office:value="0.00000250917953078188" calcext:value-type="float">
            <text:p>2,51E-06</text:p>
          </table:table-cell>
          <table:table-cell table:style-name="ce4" office:value-type="float" office:value="0.0000022645851521156" calcext:value-type="float">
            <text:p>2,26E-06</text:p>
          </table:table-cell>
          <table:table-cell table:style-name="ce4" office:value-type="float" office:value="0.00000205421193010403" calcext:value-type="float">
            <text:p>2,05E-06</text:p>
          </table:table-cell>
          <table:table-cell table:style-name="ce4" office:value-type="float" office:value="0.00000187174865944525" calcext:value-type="float">
            <text:p>1,87E-06</text:p>
          </table:table-cell>
          <table:table-cell table:style-name="ce4" office:value-type="float" office:value="0.00000171272810160889" calcext:value-type="float">
            <text:p>1,71E-06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2474" calcext:value-type="float">
            <text:p>2,474E-06</text:p>
          </table:table-cell>
          <table:table-cell table:style-name="ce2" table:formula="of:=AVERAGE([.E23:.F23])" office:value-type="float" office:value="1.99888863983317" calcext:value-type="float">
            <text:p>1,99888863983317</text:p>
          </table:table-cell>
          <table:table-cell table:style-name="ce2" office:value-type="float" office:value="1.99905727966634" calcext:value-type="float">
            <text:p>1,99905727966634</text:p>
          </table:table-cell>
          <table:table-cell table:style-name="ce2" office:value-type="float" office:value="1.99872" calcext:value-type="float">
            <text:p>1,99872</text:p>
          </table:table-cell>
          <table:table-cell table:formula="of:=[.C23]-[.C24]" office:value-type="float" office:value="0.000000156" calcext:value-type="float">
            <text:p>1,56E-07</text:p>
          </table:table-cell>
          <table:table-cell table:formula="of:=[.F23]-[.F24]" office:value-type="float" office:value="0.0000899999999999235" calcext:value-type="float">
            <text:p>8,99999999999235E-05</text:p>
          </table:table-cell>
          <table:table-cell office:value-type="float" office:value="0" calcext:value-type="float">
            <text:p>0</text:p>
          </table:table-cell>
          <table:table-cell office:value-type="float" office:value="1.999446181705" calcext:value-type="float">
            <text:p>1,999446181705</text:p>
          </table:table-cell>
          <table:table-cell office:value-type="float" office:value="1.999981979896" calcext:value-type="float">
            <text:p>1,999981979896</text:p>
          </table:table-cell>
          <table:table-cell office:value-type="float" office:value="1.998811800439" calcext:value-type="float">
            <text:p>1,998811800439</text:p>
          </table:table-cell>
          <table:table-cell office:value-type="float" office:value="1.999561820052" calcext:value-type="float">
            <text:p>1,999561820052</text:p>
          </table:table-cell>
          <table:table-cell office:value-type="float" office:value="1.998331519299" calcext:value-type="float">
            <text:p>1,998331519299</text:p>
          </table:table-cell>
          <table:table-cell office:value-type="float" office:value="1.999549715716" calcext:value-type="float">
            <text:p>1,999549715716</text:p>
          </table:table-cell>
          <table:table-cell office:value-type="float" office:value="1.99733548604" calcext:value-type="float">
            <text:p>1,99733548604</text:p>
          </table:table-cell>
          <table:table-cell table:style-name="ce4" office:value-type="float" office:value="0.00000352163966685288" calcext:value-type="float">
            <text:p>3,52E-06</text:p>
          </table:table-cell>
          <table:table-cell table:style-name="ce4" office:value-type="float" office:value="0.0000031196194617371" calcext:value-type="float">
            <text:p>3,12E-06</text:p>
          </table:table-cell>
          <table:table-cell table:style-name="ce4" office:value-type="float" office:value="0.00000278262639833376" calcext:value-type="float">
            <text:p>2,78E-06</text:p>
          </table:table-cell>
          <table:table-cell table:style-name="ce4" office:value-type="float" office:value="0.00000249758690921472" calcext:value-type="float">
            <text:p>2,50E-06</text:p>
          </table:table-cell>
          <table:table-cell table:style-name="ce4" office:value-type="float" office:value="0.00000225412284797026" calcext:value-type="float">
            <text:p>2,25E-06</text:p>
          </table:table-cell>
          <table:table-cell table:style-name="ce4" office:value-type="float" office:value="0.00000204472231593478" calcext:value-type="float">
            <text:p>2,04E-06</text:p>
          </table:table-cell>
          <table:table-cell table:style-name="ce4" office:value-type="float" office:value="0.00000186310212833943" calcext:value-type="float">
            <text:p>1,86E-06</text:p>
          </table:table-cell>
          <table:table-cell table:style-name="ce4" office:value-type="float" office:value="0.00000170481709037505" calcext:value-type="float">
            <text:p>1,70E-06</text:p>
          </table:table-cell>
        </table:table-row>
        <table:table-row table:style-name="ro1">
          <table:table-cell table:style-name="ce1" office:value-type="string" calcext:value-type="string">
            <text:p>pg5-s2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2318" calcext:value-type="float">
            <text:p>2,318E-06</text:p>
          </table:table-cell>
          <table:table-cell table:style-name="ce2" table:formula="of:=AVERAGE([.E24:.F24])" office:value-type="float" office:value="1.99881200516826" calcext:value-type="float">
            <text:p>1,99881200516826</text:p>
          </table:table-cell>
          <table:table-cell table:style-name="ce2" office:value-type="float" office:value="1.99899401033651" calcext:value-type="float">
            <text:p>1,99899401033651</text:p>
          </table:table-cell>
          <table:table-cell table:style-name="ce2" office:value-type="float" office:value="1.99863" calcext:value-type="float">
            <text:p>1,99863</text:p>
          </table:table-cell>
          <table:table-cell table:formula="of:=[.C24]-[.C25]" office:value-type="float" office:value="0.000000162" calcext:value-type="float">
            <text:p>1,62E-07</text:p>
          </table:table-cell>
          <table:table-cell table:formula="of:=[.F24]-[.F25]" office:value-type="float" office:value="0.000099999999999989" calcext:value-type="float">
            <text:p>9,9999999999989E-05</text:p>
          </table:table-cell>
          <table:table-cell office:value-type="float" office:value="0" calcext:value-type="float">
            <text:p>0</text:p>
          </table:table-cell>
          <table:table-cell office:value-type="float" office:value="1.999409069224" calcext:value-type="float">
            <text:p>1,999409069224</text:p>
          </table:table-cell>
          <table:table-cell office:value-type="float" office:value="1.999980582912" calcext:value-type="float">
            <text:p>1,999980582912</text:p>
          </table:table-cell>
          <table:table-cell office:value-type="float" office:value="1.998731977816" calcext:value-type="float">
            <text:p>1,998731977816</text:p>
          </table:table-cell>
          <table:table-cell office:value-type="float" office:value="1.999532547913" calcext:value-type="float">
            <text:p>1,999532547913</text:p>
          </table:table-cell>
          <table:table-cell office:value-type="float" office:value="1.998219977689" calcext:value-type="float">
            <text:p>1,998219977689</text:p>
          </table:table-cell>
          <table:table-cell office:value-type="float" office:value="1.999519047431" calcext:value-type="float">
            <text:p>1,999519047431</text:p>
          </table:table-cell>
          <table:table-cell office:value-type="float" office:value="1.997156754468" calcext:value-type="float">
            <text:p>1,997156754468</text:p>
          </table:table-cell>
          <table:table-cell table:style-name="ce4" office:value-type="float" office:value="0.00000330015918442469" calcext:value-type="float">
            <text:p>3,30E-06</text:p>
          </table:table-cell>
          <table:table-cell table:style-name="ce4" office:value-type="float" office:value="0.00000292342912850044" calcext:value-type="float">
            <text:p>2,92E-06</text:p>
          </table:table-cell>
          <table:table-cell table:style-name="ce4" office:value-type="float" office:value="0.00000260762949326306" calcext:value-type="float">
            <text:p>2,61E-06</text:p>
          </table:table-cell>
          <table:table-cell table:style-name="ce4" office:value-type="float" office:value="0.00000234052598588021" calcext:value-type="float">
            <text:p>2,34E-06</text:p>
          </table:table-cell>
          <table:table-cell table:style-name="ce4" office:value-type="float" office:value="0.00000211237535040617" calcext:value-type="float">
            <text:p>2,11E-06</text:p>
          </table:table-cell>
          <table:table-cell table:style-name="ce4" office:value-type="float" office:value="0.00000191615311842323" calcext:value-type="float">
            <text:p>1,92E-06</text:p>
          </table:table-cell>
          <table:table-cell table:style-name="ce4" office:value-type="float" office:value="0.0000017459554378632" calcext:value-type="float">
            <text:p>1,75E-06</text:p>
          </table:table-cell>
          <table:table-cell table:style-name="ce4" office:value-type="float" office:value="0.00000159763561679736" calcext:value-type="float">
            <text:p>1,60E-06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1.75" calcext:value-type="float">
            <text:p>1,75</text:p>
          </table:table-cell>
          <table:table-cell table:style-name="ce2" office:value-type="float" office:value="0.000002156" calcext:value-type="float">
            <text:p>2,156E-06</text:p>
          </table:table-cell>
          <table:table-cell table:style-name="ce2" table:formula="of:=AVERAGE([.E25:.F25])" office:value-type="float" office:value="1.99872427417143" calcext:value-type="float">
            <text:p>1,99872427417143</text:p>
          </table:table-cell>
          <table:table-cell table:style-name="ce2" office:value-type="float" office:value="1.99891854834286" calcext:value-type="float">
            <text:p>1,99891854834286</text:p>
          </table:table-cell>
          <table:table-cell table:style-name="ce2" office:value-type="float" office:value="1.99853" calcext:value-type="float">
            <text:p>1,99853</text:p>
          </table:table-cell>
          <table:table-cell table:formula="of:=[.C25]-[.C26]" office:value-type="float" office:value="0.000000354" calcext:value-type="float">
            <text:p>3,54E-07</text:p>
          </table:table-cell>
          <table:table-cell table:formula="of:=[.F25]-[.F26]" office:value-type="float" office:value="0.000290000000000123" calcext:value-type="float">
            <text:p>0,00029</text:p>
          </table:table-cell>
          <table:table-cell office:value-type="float" office:value="0" calcext:value-type="float">
            <text:p>0</text:p>
          </table:table-cell>
          <table:table-cell office:value-type="float" office:value="1.999364626646" calcext:value-type="float">
            <text:p>1,999364626646</text:p>
          </table:table-cell>
          <table:table-cell office:value-type="float" office:value="1.999979187101" calcext:value-type="float">
            <text:p>1,999979187101</text:p>
          </table:table-cell>
          <table:table-cell office:value-type="float" office:value="1.998637347508" calcext:value-type="float">
            <text:p>1,998637347508</text:p>
          </table:table-cell>
          <table:table-cell office:value-type="float" office:value="1.999497186614" calcext:value-type="float">
            <text:p>1,999497186614</text:p>
          </table:table-cell>
          <table:table-cell office:value-type="float" office:value="1.99808638158" calcext:value-type="float">
            <text:p>1,99808638158</text:p>
          </table:table-cell>
          <table:table-cell office:value-type="float" office:value="1.999482794449" calcext:value-type="float">
            <text:p>1,999482794449</text:p>
          </table:table-cell>
          <table:table-cell office:value-type="float" office:value="1.996943565743" calcext:value-type="float">
            <text:p>1,996943565743</text:p>
          </table:table-cell>
          <table:table-cell table:style-name="ce4" office:value-type="float" office:value="0.00000306980480635901" calcext:value-type="float">
            <text:p>3,07E-06</text:p>
          </table:table-cell>
          <table:table-cell table:style-name="ce4" office:value-type="float" office:value="0.00000271937820813239" calcext:value-type="float">
            <text:p>2,72E-06</text:p>
          </table:table-cell>
          <table:table-cell table:style-name="ce4" office:value-type="float" office:value="0.00000242562110210868" calcext:value-type="float">
            <text:p>2,43E-06</text:p>
          </table:table-cell>
          <table:table-cell table:style-name="ce4" office:value-type="float" office:value="0.00000217717213395907" calcext:value-type="float">
            <text:p>2,18E-06</text:p>
          </table:table-cell>
          <table:table-cell table:style-name="ce4" office:value-type="float" office:value="0.00000196494852814367" calcext:value-type="float">
            <text:p>1,96E-06</text:p>
          </table:table-cell>
          <table:table-cell table:style-name="ce4" office:value-type="float" office:value="0.00000178243264908382" calcext:value-type="float">
            <text:p>1,78E-06</text:p>
          </table:table-cell>
          <table:table-cell table:style-name="ce4" office:value-type="float" office:value="0.00000162411510583954" calcext:value-type="float">
            <text:p>1,62E-06</text:p>
          </table:table-cell>
          <table:table-cell table:style-name="ce4" office:value-type="float" office:value="0.00000148615976794354" calcext:value-type="float">
            <text:p>1,49E-06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1.75" calcext:value-type="float">
            <text:p>1,75</text:p>
          </table:table-cell>
          <table:table-cell table:style-name="ce2" office:value-type="float" office:value="0.000001802" calcext:value-type="float">
            <text:p>1,802E-06</text:p>
          </table:table-cell>
          <table:table-cell table:style-name="ce2" table:formula="of:=AVERAGE([.E26:.F26])" office:value-type="float" office:value="1.99847284577473" calcext:value-type="float">
            <text:p>1,99847284577473</text:p>
          </table:table-cell>
          <table:table-cell table:style-name="ce2" office:value-type="float" office:value="1.99870569154945" calcext:value-type="float">
            <text:p>1,99870569154945</text:p>
          </table:table-cell>
          <table:table-cell table:style-name="ce2" office:value-type="float" office:value="1.99824" calcext:value-type="float">
            <text:p>1,99824</text:p>
          </table:table-cell>
          <table:table-cell table:formula="of:=[.C26]-[.C27]" office:value-type="float" office:value="0.0000000149999999999999" calcext:value-type="float">
            <text:p>1,49999999999999E-08</text:p>
          </table:table-cell>
          <table:table-cell table:formula="of:=[.F26]-[.F27]" office:value-type="float" office:value="0.0000100000000000655" calcext:value-type="float">
            <text:p>1,00000000000655E-05</text:p>
          </table:table-cell>
          <table:table-cell office:value-type="float" office:value="0" calcext:value-type="float">
            <text:p>0</text:p>
          </table:table-cell>
          <table:table-cell office:value-type="float" office:value="1.999239386593" calcext:value-type="float">
            <text:p>1,999239386593</text:p>
          </table:table-cell>
          <table:table-cell office:value-type="float" office:value="1.99997504478" calcext:value-type="float">
            <text:p>1,99997504478</text:p>
          </table:table-cell>
          <table:table-cell office:value-type="float" office:value="1.998370106508" calcext:value-type="float">
            <text:p>1,998370106508</text:p>
          </table:table-cell>
          <table:table-cell office:value-type="float" office:value="1.999397683515" calcext:value-type="float">
            <text:p>1,999397683515</text:p>
          </table:table-cell>
          <table:table-cell office:value-type="float" office:value="1.997709843745" calcext:value-type="float">
            <text:p>1,997709843745</text:p>
          </table:table-cell>
          <table:table-cell office:value-type="float" office:value="1.999380362633" calcext:value-type="float">
            <text:p>1,999380362633</text:p>
          </table:table-cell>
          <table:table-cell office:value-type="float" office:value="1.996342280075" calcext:value-type="float">
            <text:p>1,996342280075</text:p>
          </table:table-cell>
          <table:table-cell table:style-name="ce4" office:value-type="float" office:value="0.00000256482103801465" calcext:value-type="float">
            <text:p>2,56E-06</text:p>
          </table:table-cell>
          <table:table-cell table:style-name="ce4" office:value-type="float" office:value="0.00000227205696621234" calcext:value-type="float">
            <text:p>2,27E-06</text:p>
          </table:table-cell>
          <table:table-cell table:style-name="ce4" office:value-type="float" office:value="0.00000202662160446206" calcext:value-type="float">
            <text:p>2,03E-06</text:p>
          </table:table-cell>
          <table:table-cell table:style-name="ce4" office:value-type="float" office:value="0.00000181906722085523" calcext:value-type="float">
            <text:p>1,82E-06</text:p>
          </table:table-cell>
          <table:table-cell table:style-name="ce4" office:value-type="float" office:value="0.00000164175888784557" calcext:value-type="float">
            <text:p>1,64E-06</text:p>
          </table:table-cell>
          <table:table-cell table:style-name="ce4" office:value-type="float" office:value="0.00000148929010745694" calcext:value-type="float">
            <text:p>1,49E-06</text:p>
          </table:table-cell>
          <table:table-cell table:style-name="ce4" office:value-type="float" office:value="0.00000135701625952741" calcext:value-type="float">
            <text:p>1,36E-06</text:p>
          </table:table-cell>
          <table:table-cell table:style-name="ce4" office:value-type="float" office:value="0.00000124178198130719" calcext:value-type="float">
            <text:p>1,24E-06</text:p>
          </table:table-cell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1787" calcext:value-type="float">
            <text:p>1,787E-06</text:p>
          </table:table-cell>
          <table:table-cell table:style-name="ce2" table:formula="of:=AVERAGE([.E27:.F27])" office:value-type="float" office:value="1.99846266469198" calcext:value-type="float">
            <text:p>1,99846266469198</text:p>
          </table:table-cell>
          <table:table-cell table:style-name="ce2" office:value-type="float" office:value="1.99869532938396" calcext:value-type="float">
            <text:p>1,99869532938396</text:p>
          </table:table-cell>
          <table:table-cell table:style-name="ce2" office:value-type="float" office:value="1.99823" calcext:value-type="float">
            <text:p>1,99823</text:p>
          </table:table-cell>
          <table:table-cell table:formula="of:=[.C27]-[.C28]" office:value-type="float" office:value="0" calcext:value-type="float">
            <text:p>0</text:p>
          </table:table-cell>
          <table:table-cell table:formula="of:=[.F27]-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233307107" calcext:value-type="float">
            <text:p>1,999233307107</text:p>
          </table:table-cell>
          <table:table-cell office:value-type="float" office:value="1.999974769588" calcext:value-type="float">
            <text:p>1,999974769588</text:p>
          </table:table-cell>
          <table:table-cell office:value-type="float" office:value="1.998357467175" calcext:value-type="float">
            <text:p>1,998357467175</text:p>
          </table:table-cell>
          <table:table-cell office:value-type="float" office:value="1.999392371699" calcext:value-type="float">
            <text:p>1,999392371699</text:p>
          </table:table-cell>
          <table:table-cell office:value-type="float" office:value="1.997691561856" calcext:value-type="float">
            <text:p>1,997691561856</text:p>
          </table:table-cell>
          <table:table-cell office:value-type="float" office:value="1.99937535724" calcext:value-type="float">
            <text:p>1,99937535724</text:p>
          </table:table-cell>
          <table:table-cell office:value-type="float" office:value="1.996313135462" calcext:value-type="float">
            <text:p>1,996313135462</text:p>
          </table:table-cell>
          <table:table-cell table:style-name="ce4" office:value-type="float" office:value="0.00000254441982575622" calcext:value-type="float">
            <text:p>2,54E-06</text:p>
          </table:table-cell>
          <table:table-cell table:style-name="ce4" office:value-type="float" office:value="0.00000225398530154803" calcext:value-type="float">
            <text:p>2,25E-06</text:p>
          </table:table-cell>
          <table:table-cell table:style-name="ce4" office:value-type="float" office:value="0.00000201050213442674" calcext:value-type="float">
            <text:p>2,01E-06</text:p>
          </table:table-cell>
          <table:table-cell table:style-name="ce4" office:value-type="float" office:value="0.0000018045998431104" calcext:value-type="float">
            <text:p>1,80E-06</text:p>
          </table:table-cell>
          <table:table-cell table:style-name="ce4" office:value-type="float" office:value="0.00000162870211979414" calcext:value-type="float">
            <text:p>1,63E-06</text:p>
          </table:table-cell>
          <table:table-cell table:style-name="ce4" office:value-type="float" office:value="0.00000147744722842601" calcext:value-type="float">
            <text:p>1,48E-06</text:p>
          </table:table-cell>
          <table:table-cell table:style-name="ce4" office:value-type="float" office:value="0.00000134622553952154" calcext:value-type="float">
            <text:p>1,35E-06</text:p>
          </table:table-cell>
          <table:table-cell table:style-name="ce4" office:value-type="float" office:value="0.00000123190917704818" calcext:value-type="float">
            <text:p>1,23E-06</text:p>
          </table:table-cell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1787" calcext:value-type="float">
            <text:p>1,787E-06</text:p>
          </table:table-cell>
          <table:table-cell table:style-name="ce2" table:formula="of:=AVERAGE([.E28:.F28])" office:value-type="float" office:value="1.99846266469198" calcext:value-type="float">
            <text:p>1,99846266469198</text:p>
          </table:table-cell>
          <table:table-cell table:style-name="ce2" office:value-type="float" office:value="1.99869532938396" calcext:value-type="float">
            <text:p>1,99869532938396</text:p>
          </table:table-cell>
          <table:table-cell table:style-name="ce2" office:value-type="float" office:value="1.99823" calcext:value-type="float">
            <text:p>1,99823</text:p>
          </table:table-cell>
          <table:table-cell table:formula="of:=[.C28]-[.C29]" office:value-type="float" office:value="0" calcext:value-type="float">
            <text:p>0</text:p>
          </table:table-cell>
          <table:table-cell table:formula="of:=[.F28]-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233307107" calcext:value-type="float">
            <text:p>1,999233307107</text:p>
          </table:table-cell>
          <table:table-cell office:value-type="float" office:value="1.999974769588" calcext:value-type="float">
            <text:p>1,999974769588</text:p>
          </table:table-cell>
          <table:table-cell office:value-type="float" office:value="1.998357467175" calcext:value-type="float">
            <text:p>1,998357467175</text:p>
          </table:table-cell>
          <table:table-cell office:value-type="float" office:value="1.999392371699" calcext:value-type="float">
            <text:p>1,999392371699</text:p>
          </table:table-cell>
          <table:table-cell office:value-type="float" office:value="1.997691561856" calcext:value-type="float">
            <text:p>1,997691561856</text:p>
          </table:table-cell>
          <table:table-cell office:value-type="float" office:value="1.99937535724" calcext:value-type="float">
            <text:p>1,99937535724</text:p>
          </table:table-cell>
          <table:table-cell office:value-type="float" office:value="1.996313135462" calcext:value-type="float">
            <text:p>1,996313135462</text:p>
          </table:table-cell>
          <table:table-cell table:style-name="ce4" office:value-type="float" office:value="0.00000254441982575622" calcext:value-type="float">
            <text:p>2,54E-06</text:p>
          </table:table-cell>
          <table:table-cell table:style-name="ce4" office:value-type="float" office:value="0.00000225398530154803" calcext:value-type="float">
            <text:p>2,25E-06</text:p>
          </table:table-cell>
          <table:table-cell table:style-name="ce4" office:value-type="float" office:value="0.00000201050213442674" calcext:value-type="float">
            <text:p>2,01E-06</text:p>
          </table:table-cell>
          <table:table-cell table:style-name="ce4" office:value-type="float" office:value="0.0000018045998431104" calcext:value-type="float">
            <text:p>1,80E-06</text:p>
          </table:table-cell>
          <table:table-cell table:style-name="ce4" office:value-type="float" office:value="0.00000162870211979414" calcext:value-type="float">
            <text:p>1,63E-06</text:p>
          </table:table-cell>
          <table:table-cell table:style-name="ce4" office:value-type="float" office:value="0.00000147744722842601" calcext:value-type="float">
            <text:p>1,48E-06</text:p>
          </table:table-cell>
          <table:table-cell table:style-name="ce4" office:value-type="float" office:value="0.00000134622553952154" calcext:value-type="float">
            <text:p>1,35E-06</text:p>
          </table:table-cell>
          <table:table-cell table:style-name="ce4" office:value-type="float" office:value="0.00000123190917704818" calcext:value-type="float">
            <text:p>1,23E-06</text:p>
          </table:table-cell>
        </table:table-row>
        <table:table-row table:style-name="ro1">
          <table:table-cell table:style-name="ce1" office:value-type="string" calcext:value-type="string">
            <text:p>p4h-s2</text:p>
          </table:table-cell>
          <table:table-cell table:style-name="ce1" office:value-type="float" office:value="1.5" calcext:value-type="float">
            <text:p>1,5</text:p>
          </table:table-cell>
          <table:table-cell table:style-name="ce2" office:value-type="float" office:value="0.000001787" calcext:value-type="float">
            <text:p>1,787E-06</text:p>
          </table:table-cell>
          <table:table-cell table:style-name="ce2" table:formula="of:=AVERAGE([.E29:.F29])" office:value-type="float" office:value="1.99846266469198" calcext:value-type="float">
            <text:p>1,99846266469198</text:p>
          </table:table-cell>
          <table:table-cell table:style-name="ce2" office:value-type="float" office:value="1.99869532938396" calcext:value-type="float">
            <text:p>1,99869532938396</text:p>
          </table:table-cell>
          <table:table-cell table:style-name="ce2" office:value-type="float" office:value="1.99823" calcext:value-type="float">
            <text:p>1,99823</text:p>
          </table:table-cell>
          <table:table-cell table:formula="of:=[.C29]-[.C30]" office:value-type="float" office:value="0.0000000750000000000001" calcext:value-type="float">
            <text:p>7,50000000000001E-08</text:p>
          </table:table-cell>
          <table:table-cell table:formula="of:=[.F29]-[.F30]" office:value-type="float" office:value="0.000079999999999858" calcext:value-type="float">
            <text:p>7,9999999999858E-05</text:p>
          </table:table-cell>
          <table:table-cell office:value-type="float" office:value="0" calcext:value-type="float">
            <text:p>0</text:p>
          </table:table-cell>
          <table:table-cell office:value-type="float" office:value="1.999233307107" calcext:value-type="float">
            <text:p>1,999233307107</text:p>
          </table:table-cell>
          <table:table-cell office:value-type="float" office:value="1.999974769588" calcext:value-type="float">
            <text:p>1,999974769588</text:p>
          </table:table-cell>
          <table:table-cell office:value-type="float" office:value="1.998357467175" calcext:value-type="float">
            <text:p>1,998357467175</text:p>
          </table:table-cell>
          <table:table-cell office:value-type="float" office:value="1.999392371699" calcext:value-type="float">
            <text:p>1,999392371699</text:p>
          </table:table-cell>
          <table:table-cell office:value-type="float" office:value="1.997691561856" calcext:value-type="float">
            <text:p>1,997691561856</text:p>
          </table:table-cell>
          <table:table-cell office:value-type="float" office:value="1.99937535724" calcext:value-type="float">
            <text:p>1,99937535724</text:p>
          </table:table-cell>
          <table:table-cell office:value-type="float" office:value="1.996313135462" calcext:value-type="float">
            <text:p>1,996313135462</text:p>
          </table:table-cell>
          <table:table-cell table:style-name="ce4" office:value-type="float" office:value="0.00000254441982575622" calcext:value-type="float">
            <text:p>2,54E-06</text:p>
          </table:table-cell>
          <table:table-cell table:style-name="ce4" office:value-type="float" office:value="0.00000225398530154803" calcext:value-type="float">
            <text:p>2,25E-06</text:p>
          </table:table-cell>
          <table:table-cell table:style-name="ce4" office:value-type="float" office:value="0.00000201050213442674" calcext:value-type="float">
            <text:p>2,01E-06</text:p>
          </table:table-cell>
          <table:table-cell table:style-name="ce4" office:value-type="float" office:value="0.0000018045998431104" calcext:value-type="float">
            <text:p>1,80E-06</text:p>
          </table:table-cell>
          <table:table-cell table:style-name="ce4" office:value-type="float" office:value="0.00000162870211979414" calcext:value-type="float">
            <text:p>1,63E-06</text:p>
          </table:table-cell>
          <table:table-cell table:style-name="ce4" office:value-type="float" office:value="0.00000147744722842601" calcext:value-type="float">
            <text:p>1,48E-06</text:p>
          </table:table-cell>
          <table:table-cell table:style-name="ce4" office:value-type="float" office:value="0.00000134622553952154" calcext:value-type="float">
            <text:p>1,35E-06</text:p>
          </table:table-cell>
          <table:table-cell table:style-name="ce4" office:value-type="float" office:value="0.00000123190917704818" calcext:value-type="float">
            <text:p>1,23E-06</text:p>
          </table:table-cell>
        </table:table-row>
        <table:table-row table:style-name="ro1">
          <table:table-cell table:style-name="ce1" office:value-type="string" calcext:value-type="string">
            <text:p>p*3-s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1712" calcext:value-type="float">
            <text:p>1,712E-06</text:p>
          </table:table-cell>
          <table:table-cell table:style-name="ce2" table:formula="of:=AVERAGE([.E30:.F30])" office:value-type="float" office:value="1.99839400681692" calcext:value-type="float">
            <text:p>1,99839400681692</text:p>
          </table:table-cell>
          <table:table-cell table:style-name="ce2" office:value-type="float" office:value="1.99863801363383" calcext:value-type="float">
            <text:p>1,99863801363383</text:p>
          </table:table-cell>
          <table:table-cell table:style-name="ce2" office:value-type="float" office:value="1.99815" calcext:value-type="float">
            <text:p>1,99815</text:p>
          </table:table-cell>
          <table:table-cell table:formula="of:=[.C30]-[.C31]" office:value-type="float" office:value="0.000000223" calcext:value-type="float">
            <text:p>2,23E-07</text:p>
          </table:table-cell>
          <table:table-cell table:formula="of:=[.F30]-[.F31]" office:value-type="float" office:value="0.000280000000000058" calcext:value-type="float">
            <text:p>0,00028</text:p>
          </table:table-cell>
          <table:table-cell office:value-type="float" office:value="0" calcext:value-type="float">
            <text:p>0</text:p>
          </table:table-cell>
          <table:table-cell office:value-type="float" office:value="1.999199702219" calcext:value-type="float">
            <text:p>1,999199702219</text:p>
          </table:table-cell>
          <table:table-cell office:value-type="float" office:value="1.999973509164" calcext:value-type="float">
            <text:p>1,999973509164</text:p>
          </table:table-cell>
          <table:table-cell office:value-type="float" office:value="1.998284896269" calcext:value-type="float">
            <text:p>1,998284896269</text:p>
          </table:table-cell>
          <table:table-cell office:value-type="float" office:value="1.999366102659" calcext:value-type="float">
            <text:p>1,999366102659</text:p>
          </table:table-cell>
          <table:table-cell office:value-type="float" office:value="1.99759056997" calcext:value-type="float">
            <text:p>1,99759056997</text:p>
          </table:table-cell>
          <table:table-cell office:value-type="float" office:value="1.999347550497" calcext:value-type="float">
            <text:p>1,999347550497</text:p>
          </table:table-cell>
          <table:table-cell office:value-type="float" office:value="1.996151190041" calcext:value-type="float">
            <text:p>1,996151190041</text:p>
          </table:table-cell>
          <table:table-cell table:style-name="ce4" office:value-type="float" office:value="0.0000024373545309495" calcext:value-type="float">
            <text:p>2,44E-06</text:p>
          </table:table-cell>
          <table:table-cell table:style-name="ce4" office:value-type="float" office:value="0.00000215914544611379" calcext:value-type="float">
            <text:p>2,16E-06</text:p>
          </table:table-cell>
          <table:table-cell table:style-name="ce4" office:value-type="float" office:value="0.00000192590734185719" calcext:value-type="float">
            <text:p>1,93E-06</text:p>
          </table:table-cell>
          <table:table-cell table:style-name="ce4" office:value-type="float" office:value="0.00000172867547081304" calcext:value-type="float">
            <text:p>1,73E-06</text:p>
          </table:table-cell>
          <table:table-cell table:style-name="ce4" office:value-type="float" office:value="0.00000156018034035313" calcext:value-type="float">
            <text:p>1,56E-06</text:p>
          </table:table-cell>
          <table:table-cell table:style-name="ce4" office:value-type="float" office:value="0.00000141529592784897" calcext:value-type="float">
            <text:p>1,42E-06</text:p>
          </table:table-cell>
          <table:table-cell table:style-name="ce4" office:value-type="float" office:value="0.00000128959596799368" calcext:value-type="float">
            <text:p>1,29E-06</text:p>
          </table:table-cell>
          <table:table-cell table:style-name="ce4" office:value-type="float" office:value="0.00000118009686896852" calcext:value-type="float">
            <text:p>1,18E-06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1.5" calcext:value-type="float">
            <text:p>1,5</text:p>
          </table:table-cell>
          <table:table-cell table:style-name="ce2" office:value-type="float" office:value="0.000001489" calcext:value-type="float">
            <text:p>1,489E-06</text:p>
          </table:table-cell>
          <table:table-cell table:style-name="ce2" table:formula="of:=AVERAGE([.E31:.F31])" office:value-type="float" office:value="1.99815227140554" calcext:value-type="float">
            <text:p>1,99815227140554</text:p>
          </table:table-cell>
          <table:table-cell table:style-name="ce2" office:value-type="float" office:value="1.99843454281109" calcext:value-type="float">
            <text:p>1,99843454281109</text:p>
          </table:table-cell>
          <table:table-cell table:style-name="ce2" office:value-type="float" office:value="1.99787" calcext:value-type="float">
            <text:p>1,99787</text:p>
          </table:table-cell>
          <table:table-cell table:formula="of:=[.C31]-[.C32]" office:value-type="float" office:value="0.000000148" calcext:value-type="float">
            <text:p>1,48E-07</text:p>
          </table:table-cell>
          <table:table-cell table:formula="of:=[.F31]-[.F32]" office:value-type="float" office:value="0.000240000000000018" calcext:value-type="float">
            <text:p>0,00024</text:p>
          </table:table-cell>
          <table:table-cell office:value-type="float" office:value="0" calcext:value-type="float">
            <text:p>0</text:p>
          </table:table-cell>
          <table:table-cell office:value-type="float" office:value="1.999080028658" calcext:value-type="float">
            <text:p>1,999080028658</text:p>
          </table:table-cell>
          <table:table-cell office:value-type="float" office:value="1.999969462784" calcext:value-type="float">
            <text:p>1,999969462784</text:p>
          </table:table-cell>
          <table:table-cell office:value-type="float" office:value="1.998029066029" calcext:value-type="float">
            <text:p>1,998029066029</text:p>
          </table:table-cell>
          <table:table-cell office:value-type="float" office:value="1.999271276765" calcext:value-type="float">
            <text:p>1,999271276765</text:p>
          </table:table-cell>
          <table:table-cell office:value-type="float" office:value="1.997230945259" calcext:value-type="float">
            <text:p>1,997230945259</text:p>
          </table:table-cell>
          <table:table-cell office:value-type="float" office:value="1.999249468867" calcext:value-type="float">
            <text:p>1,999249468867</text:p>
          </table:table-cell>
          <table:table-cell office:value-type="float" office:value="1.995576424081" calcext:value-type="float">
            <text:p>1,995576424081</text:p>
          </table:table-cell>
          <table:table-cell table:style-name="ce4" office:value-type="float" office:value="0.00000212048187997512" calcext:value-type="float">
            <text:p>2,12E-06</text:p>
          </table:table-cell>
          <table:table-cell table:style-name="ce4" office:value-type="float" office:value="0.00000187845549506716" calcext:value-type="float">
            <text:p>1,88E-06</text:p>
          </table:table-cell>
          <table:table-cell table:style-name="ce4" office:value-type="float" office:value="0.00000167553884456427" calcext:value-type="float">
            <text:p>1,68E-06</text:p>
          </table:table-cell>
          <table:table-cell table:style-name="ce4" office:value-type="float" office:value="0.00000150396797513578" calcext:value-type="float">
            <text:p>1,50E-06</text:p>
          </table:table-cell>
          <table:table-cell table:style-name="ce4" office:value-type="float" office:value="0.00000135738183366537" calcext:value-type="float">
            <text:p>1,36E-06</text:p>
          </table:table-cell>
          <table:table-cell table:style-name="ce4" office:value-type="float" office:value="0.00000123135168427836" calcext:value-type="float">
            <text:p>1,23E-06</text:p>
          </table:table-cell>
          <table:table-cell table:style-name="ce4" office:value-type="float" office:value="0.00000112199391054081" calcext:value-type="float">
            <text:p>1,12E-06</text:p>
          </table:table-cell>
          <table:table-cell table:style-name="ce4" office:value-type="float" office:value="0.00000102675207045429" calcext:value-type="float">
            <text:p>1,03E-06</text:p>
          </table:table-cell>
        </table:table-row>
        <table:table-row table:style-name="ro1">
          <table:table-cell table:style-name="ce1" office:value-type="string" calcext:value-type="string">
            <text:p>adf-0-z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1341" calcext:value-type="float">
            <text:p>1,341E-06</text:p>
          </table:table-cell>
          <table:table-cell table:style-name="ce2" table:formula="of:=AVERAGE([.E32:.F32])" office:value-type="float" office:value="1.99794530874497" calcext:value-type="float">
            <text:p>1,99794530874497</text:p>
          </table:table-cell>
          <table:table-cell table:style-name="ce2" office:value-type="float" office:value="1.99826061748994" calcext:value-type="float">
            <text:p>1,99826061748994</text:p>
          </table:table-cell>
          <table:table-cell table:style-name="ce2" office:value-type="float" office:value="1.99763" calcext:value-type="float">
            <text:p>1,99763</text:p>
          </table:table-cell>
          <table:table-cell table:formula="of:=[.C32]-[.C33]" office:value-type="float" office:value="0" calcext:value-type="float">
            <text:p>0</text:p>
          </table:table-cell>
          <table:table-cell table:formula="of:=[.F32]-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977470012" calcext:value-type="float">
            <text:p>1,998977470012</text:p>
          </table:table-cell>
          <table:table-cell office:value-type="float" office:value="1.999967021749" calcext:value-type="float">
            <text:p>1,999967021749</text:p>
          </table:table-cell>
          <table:table-cell office:value-type="float" office:value="1.997804588407" calcext:value-type="float">
            <text:p>1,997804588407</text:p>
          </table:table-cell>
          <table:table-cell office:value-type="float" office:value="1.999197022841" calcext:value-type="float">
            <text:p>1,999197022841</text:p>
          </table:table-cell>
          <table:table-cell office:value-type="float" office:value="1.996923388641" calcext:value-type="float">
            <text:p>1,996923388641</text:p>
          </table:table-cell>
          <table:table-cell office:value-type="float" office:value="1.999165682643" calcext:value-type="float">
            <text:p>1,999165682643</text:p>
          </table:table-cell>
          <table:table-cell office:value-type="float" office:value="1.995083479269" calcext:value-type="float">
            <text:p>1,995083479269</text:p>
          </table:table-cell>
          <table:table-cell table:style-name="ce4" office:value-type="float" office:value="0.00000190863692868716" calcext:value-type="float">
            <text:p>1,91E-06</text:p>
          </table:table-cell>
          <table:table-cell table:style-name="ce4" office:value-type="float" office:value="0.00000169080049800438" calcext:value-type="float">
            <text:p>1,69E-06</text:p>
          </table:table-cell>
          <table:table-cell table:style-name="ce4" office:value-type="float" office:value="0.00000150815513890588" calcext:value-type="float">
            <text:p>1,51E-06</text:p>
          </table:table-cell>
          <table:table-cell table:style-name="ce4" office:value-type="float" office:value="0.00000135374036063521" calcext:value-type="float">
            <text:p>1,35E-06</text:p>
          </table:table-cell>
          <table:table-cell table:style-name="ce4" office:value-type="float" office:value="0.00000122180099717469" calcext:value-type="float">
            <text:p>1,22E-06</text:p>
          </table:table-cell>
          <table:table-cell table:style-name="ce4" office:value-type="float" office:value="0.00000110837588526139" calcext:value-type="float">
            <text:p>1,11E-06</text:p>
          </table:table-cell>
          <table:table-cell table:style-name="ce4" office:value-type="float" office:value="0.00000100994367160164" calcext:value-type="float">
            <text:p>1,01E-06</text:p>
          </table:table-cell>
          <table:table-cell table:style-name="ce4" office:value-type="float" office:value="0.000000924233606392634" calcext:value-type="float">
            <text:p>9,24E-07</text:p>
          </table:table-cell>
        </table:table-row>
        <table:table-row table:style-name="ro1">
          <table:table-cell table:style-name="ce1" office:value-type="string" calcext:value-type="string">
            <text:p>l-1-0-1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1341" calcext:value-type="float">
            <text:p>1,341E-06</text:p>
          </table:table-cell>
          <table:table-cell table:style-name="ce2" table:formula="of:=AVERAGE([.E33:.F33])" office:value-type="float" office:value="1.99794530874497" calcext:value-type="float">
            <text:p>1,99794530874497</text:p>
          </table:table-cell>
          <table:table-cell table:style-name="ce2" office:value-type="float" office:value="1.99826061748994" calcext:value-type="float">
            <text:p>1,99826061748994</text:p>
          </table:table-cell>
          <table:table-cell table:style-name="ce2" office:value-type="float" office:value="1.99763" calcext:value-type="float">
            <text:p>1,99763</text:p>
          </table:table-cell>
          <table:table-cell table:formula="of:=[.C33]-[.C34]" office:value-type="float" office:value="0.0000000470000000000001" calcext:value-type="float">
            <text:p>4,70000000000001E-08</text:p>
          </table:table-cell>
          <table:table-cell table:formula="of:=[.F33]-[.F34]" office:value-type="float" office:value="0.00008000000000008" calcext:value-type="float">
            <text:p>8,000000000008E-05</text:p>
          </table:table-cell>
          <table:table-cell office:value-type="float" office:value="0" calcext:value-type="float">
            <text:p>0</text:p>
          </table:table-cell>
          <table:table-cell office:value-type="float" office:value="1.998977470012" calcext:value-type="float">
            <text:p>1,998977470012</text:p>
          </table:table-cell>
          <table:table-cell office:value-type="float" office:value="1.999967021749" calcext:value-type="float">
            <text:p>1,999967021749</text:p>
          </table:table-cell>
          <table:table-cell office:value-type="float" office:value="1.997804588407" calcext:value-type="float">
            <text:p>1,997804588407</text:p>
          </table:table-cell>
          <table:table-cell office:value-type="float" office:value="1.999197022841" calcext:value-type="float">
            <text:p>1,999197022841</text:p>
          </table:table-cell>
          <table:table-cell office:value-type="float" office:value="1.996923388641" calcext:value-type="float">
            <text:p>1,996923388641</text:p>
          </table:table-cell>
          <table:table-cell office:value-type="float" office:value="1.999165682643" calcext:value-type="float">
            <text:p>1,999165682643</text:p>
          </table:table-cell>
          <table:table-cell office:value-type="float" office:value="1.995083479269" calcext:value-type="float">
            <text:p>1,995083479269</text:p>
          </table:table-cell>
          <table:table-cell table:style-name="ce4" office:value-type="float" office:value="0.00000190863692868716" calcext:value-type="float">
            <text:p>1,91E-06</text:p>
          </table:table-cell>
          <table:table-cell table:style-name="ce4" office:value-type="float" office:value="0.00000169080049800438" calcext:value-type="float">
            <text:p>1,69E-06</text:p>
          </table:table-cell>
          <table:table-cell table:style-name="ce4" office:value-type="float" office:value="0.00000150815513890588" calcext:value-type="float">
            <text:p>1,51E-06</text:p>
          </table:table-cell>
          <table:table-cell table:style-name="ce4" office:value-type="float" office:value="0.00000135374036063521" calcext:value-type="float">
            <text:p>1,35E-06</text:p>
          </table:table-cell>
          <table:table-cell table:style-name="ce4" office:value-type="float" office:value="0.00000122180099717469" calcext:value-type="float">
            <text:p>1,22E-06</text:p>
          </table:table-cell>
          <table:table-cell table:style-name="ce4" office:value-type="float" office:value="0.00000110837588526139" calcext:value-type="float">
            <text:p>1,11E-06</text:p>
          </table:table-cell>
          <table:table-cell table:style-name="ce4" office:value-type="float" office:value="0.00000100994367160164" calcext:value-type="float">
            <text:p>1,01E-06</text:p>
          </table:table-cell>
          <table:table-cell table:style-name="ce4" office:value-type="float" office:value="0.000000924233606392634" calcext:value-type="float">
            <text:p>9,24E-07</text:p>
          </table:table-cell>
        </table:table-row>
        <table:table-row table:style-name="ro1">
          <table:table-cell table:style-name="ce1" office:value-type="string" calcext:value-type="string">
            <text:p>p3-s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1294" calcext:value-type="float">
            <text:p>1,294E-06</text:p>
          </table:table-cell>
          <table:table-cell table:style-name="ce2" table:formula="of:=AVERAGE([.E34:.F34])" office:value-type="float" office:value="1.99787375105522" calcext:value-type="float">
            <text:p>1,99787375105522</text:p>
          </table:table-cell>
          <table:table-cell table:style-name="ce2" office:value-type="float" office:value="1.99819750211044" calcext:value-type="float">
            <text:p>1,99819750211044</text:p>
          </table:table-cell>
          <table:table-cell table:style-name="ce2" office:value-type="float" office:value="1.99755" calcext:value-type="float">
            <text:p>1,99755</text:p>
          </table:table-cell>
          <table:table-cell table:formula="of:=[.C34]-[.C35]" office:value-type="float" office:value="0.00000000799999999999997" calcext:value-type="float">
            <text:p>7,99999999999997E-09</text:p>
          </table:table-cell>
          <table:table-cell table:formula="of:=[.F34]-[.F35]" office:value-type="float" office:value="0.000019999999999909" calcext:value-type="float">
            <text:p>1,9999999999909E-05</text:p>
          </table:table-cell>
          <table:table-cell office:value-type="float" office:value="0" calcext:value-type="float">
            <text:p>0</text:p>
          </table:table-cell>
          <table:table-cell office:value-type="float" office:value="1.99894073252" calcext:value-type="float">
            <text:p>1,99894073252</text:p>
          </table:table-cell>
          <table:table-cell office:value-type="float" office:value="1.999964491984" calcext:value-type="float">
            <text:p>1,999964491984</text:p>
          </table:table-cell>
          <table:table-cell office:value-type="float" office:value="1.997731541993" calcext:value-type="float">
            <text:p>1,997731541993</text:p>
          </table:table-cell>
          <table:table-cell office:value-type="float" office:value="1.99916005908" calcext:value-type="float">
            <text:p>1,99916005908</text:p>
          </table:table-cell>
          <table:table-cell office:value-type="float" office:value="1.996812218692" calcext:value-type="float">
            <text:p>1,996812218692</text:p>
          </table:table-cell>
          <table:table-cell office:value-type="float" office:value="1.999135110808" calcext:value-type="float">
            <text:p>1,999135110808</text:p>
          </table:table-cell>
          <table:table-cell office:value-type="float" office:value="1.994907074295" calcext:value-type="float">
            <text:p>1,994907074295</text:p>
          </table:table-cell>
          <table:table-cell table:style-name="ce4" office:value-type="float" office:value="0.00000184152926134164" calcext:value-type="float">
            <text:p>1,84E-06</text:p>
          </table:table-cell>
          <table:table-cell table:style-name="ce4" office:value-type="float" office:value="0.00000163135559210058" calcext:value-type="float">
            <text:p>1,63E-06</text:p>
          </table:table-cell>
          <table:table-cell table:style-name="ce4" office:value-type="float" office:value="0.00000145513186107497" calcext:value-type="float">
            <text:p>1,46E-06</text:p>
          </table:table-cell>
          <table:table-cell table:style-name="ce4" office:value-type="float" office:value="0.00000130615111099782" calcext:value-type="float">
            <text:p>1,31E-06</text:p>
          </table:table-cell>
          <table:table-cell table:style-name="ce4" office:value-type="float" office:value="0.00000117885216546647" calcext:value-type="float">
            <text:p>1,18E-06</text:p>
          </table:table-cell>
          <table:table-cell table:style-name="ce4" office:value-type="float" office:value="0.00000106941998131587" calcext:value-type="float">
            <text:p>1,07E-06</text:p>
          </table:table-cell>
          <table:table-cell table:style-name="ce4" office:value-type="float" office:value="0.000000974448734253934" calcext:value-type="float">
            <text:p>9,74E-07</text:p>
          </table:table-cell>
          <table:table-cell table:style-name="ce4" office:value-type="float" office:value="0.000000891757981623517" calcext:value-type="float">
            <text:p>8,92E-07</text:p>
          </table:table-cell>
        </table:table-row>
        <table:table-row table:style-name="ro1">
          <table:table-cell table:style-name="ce1" office:value-type="string" calcext:value-type="string">
            <text:p>p4-s2</text:p>
          </table:table-cell>
          <table:table-cell table:style-name="ce1" office:value-type="float" office:value="1.5" calcext:value-type="float">
            <text:p>1,5</text:p>
          </table:table-cell>
          <table:table-cell table:style-name="ce2" office:value-type="float" office:value="0.000001286" calcext:value-type="float">
            <text:p>1,286E-06</text:p>
          </table:table-cell>
          <table:table-cell table:style-name="ce2" table:formula="of:=AVERAGE([.E35:.F35])" office:value-type="float" office:value="1.99785824212881" calcext:value-type="float">
            <text:p>1,99785824212881</text:p>
          </table:table-cell>
          <table:table-cell table:style-name="ce2" office:value-type="float" office:value="1.99818648425761" calcext:value-type="float">
            <text:p>1,99818648425761</text:p>
          </table:table-cell>
          <table:table-cell table:style-name="ce2" office:value-type="float" office:value="1.99753" calcext:value-type="float">
            <text:p>1,99753</text:p>
          </table:table-cell>
          <table:table-cell table:formula="of:=[.C35]-[.C36]" office:value-type="float" office:value="0.0000000329999999999999" calcext:value-type="float">
            <text:p>3,29999999999999E-08</text:p>
          </table:table-cell>
          <table:table-cell table:formula="of:=[.F35]-[.F36]" office:value-type="float" office:value="0.000059999999999949" calcext:value-type="float">
            <text:p>5,9999999999949E-05</text:p>
          </table:table-cell>
          <table:table-cell office:value-type="float" office:value="0" calcext:value-type="float">
            <text:p>0</text:p>
          </table:table-cell>
          <table:table-cell office:value-type="float" office:value="1.998934206466" calcext:value-type="float">
            <text:p>1,998934206466</text:p>
          </table:table-cell>
          <table:table-cell office:value-type="float" office:value="1.999964441113" calcext:value-type="float">
            <text:p>1,999964441113</text:p>
          </table:table-cell>
          <table:table-cell office:value-type="float" office:value="1.997716796038" calcext:value-type="float">
            <text:p>1,997716796038</text:p>
          </table:table-cell>
          <table:table-cell office:value-type="float" office:value="1.999155969612" calcext:value-type="float">
            <text:p>1,999155969612</text:p>
          </table:table-cell>
          <table:table-cell office:value-type="float" office:value="1.996792705316" calcext:value-type="float">
            <text:p>1,996792705316</text:p>
          </table:table-cell>
          <table:table-cell office:value-type="float" office:value="1.999129753092" calcext:value-type="float">
            <text:p>1,999129753092</text:p>
          </table:table-cell>
          <table:table-cell office:value-type="float" office:value="1.994875769458" calcext:value-type="float">
            <text:p>1,994875769458</text:p>
          </table:table-cell>
          <table:table-cell table:style-name="ce4" office:value-type="float" office:value="0.00000183036850263271" calcext:value-type="float">
            <text:p>1,83E-06</text:p>
          </table:table-cell>
          <table:table-cell table:style-name="ce4" office:value-type="float" office:value="0.00000162146925190425" calcext:value-type="float">
            <text:p>1,62E-06</text:p>
          </table:table-cell>
          <table:table-cell table:style-name="ce4" office:value-type="float" office:value="0.00000144631347603485" calcext:value-type="float">
            <text:p>1,45E-06</text:p>
          </table:table-cell>
          <table:table-cell table:style-name="ce4" office:value-type="float" office:value="0.00000129823661362913" calcext:value-type="float">
            <text:p>1,30E-06</text:p>
          </table:table-cell>
          <table:table-cell table:style-name="ce4" office:value-type="float" office:value="0.00000117170926962782" calcext:value-type="float">
            <text:p>1,17E-06</text:p>
          </table:table-cell>
          <table:table-cell table:style-name="ce4" office:value-type="float" office:value="0.00000106294116846866" calcext:value-type="float">
            <text:p>1,06E-06</text:p>
          </table:table-cell>
          <table:table-cell table:style-name="ce4" office:value-type="float" office:value="0.00000096854552229847" calcext:value-type="float">
            <text:p>9,69E-07</text:p>
          </table:table-cell>
          <table:table-cell table:style-name="ce4" office:value-type="float" office:value="0.000000886356943790487" calcext:value-type="float">
            <text:p>8,86E-07</text:p>
          </table:table-cell>
        </table:table-row>
        <table:table-row table:style-name="ro1">
          <table:table-cell table:style-name="ce1" office:value-type="string" calcext:value-type="string">
            <text:p>cos-1-1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1253" calcext:value-type="float">
            <text:p>1,253E-06</text:p>
          </table:table-cell>
          <table:table-cell table:style-name="ce2" table:formula="of:=AVERAGE([.E36:.F36])" office:value-type="float" office:value="1.9978046446991" calcext:value-type="float">
            <text:p>1,9978046446991</text:p>
          </table:table-cell>
          <table:table-cell table:style-name="ce2" office:value-type="float" office:value="1.9981392893982" calcext:value-type="float">
            <text:p>1,9981392893982</text:p>
          </table:table-cell>
          <table:table-cell table:style-name="ce2" office:value-type="float" office:value="1.99747" calcext:value-type="float">
            <text:p>1,99747</text:p>
          </table:table-cell>
          <table:table-cell table:formula="of:=[.C36]-[.C37]" office:value-type="float" office:value="0" calcext:value-type="float">
            <text:p>0</text:p>
          </table:table-cell>
          <table:table-cell table:formula="of:=[.F36]-[.F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4" office:value-type="float" office:value="0.00000178392660026049" calcext:value-type="float">
            <text:p>1,78E-06</text:p>
          </table:table-cell>
          <table:table-cell table:style-name="ce4" office:value-type="float" office:value="0.0000015803304033916" calcext:value-type="float">
            <text:p>1,58E-06</text:p>
          </table:table-cell>
          <table:table-cell table:style-name="ce4" office:value-type="float" office:value="0.00000140961864255463" calcext:value-type="float">
            <text:p>1,41E-06</text:p>
          </table:table-cell>
          <table:table-cell table:style-name="ce4" office:value-type="float" office:value="0.00000126530274596207" calcext:value-type="float">
            <text:p>1,27E-06</text:p>
          </table:table-cell>
          <table:table-cell table:style-name="ce4" office:value-type="float" office:value="0.00000114198645198572" calcext:value-type="float">
            <text:p>1,14E-06</text:p>
          </table:table-cell>
          <table:table-cell table:style-name="ce4" office:value-type="float" office:value="0.00000103598169249955" calcext:value-type="float">
            <text:p>1,04E-06</text:p>
          </table:table-cell>
          <table:table-cell table:style-name="ce4" office:value-type="float" office:value="0.000000943981209078144" calcext:value-type="float">
            <text:p>9,44E-07</text:p>
          </table:table-cell>
          <table:table-cell table:style-name="ce4" office:value-type="float" office:value="0.000000863882223105961" calcext:value-type="float">
            <text:p>8,64E-07</text:p>
          </table:table-cell>
        </table:table-row>
        <table:table-row table:style-name="ro1">
          <table:table-cell table:style-name="ce1" office:value-type="string" calcext:value-type="string">
            <text:p>cos-2-1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1253" calcext:value-type="float">
            <text:p>1,253E-06</text:p>
          </table:table-cell>
          <table:table-cell table:style-name="ce2" table:formula="of:=AVERAGE([.E37:.F37])" office:value-type="float" office:value="1.9978046446991" calcext:value-type="float">
            <text:p>1,9978046446991</text:p>
          </table:table-cell>
          <table:table-cell table:style-name="ce2" office:value-type="float" office:value="1.9981392893982" calcext:value-type="float">
            <text:p>1,9981392893982</text:p>
          </table:table-cell>
          <table:table-cell table:style-name="ce2" office:value-type="float" office:value="1.99747" calcext:value-type="float">
            <text:p>1,99747</text:p>
          </table:table-cell>
          <table:table-cell table:formula="of:=[.C37]-[.C38]" office:value-type="float" office:value="0" calcext:value-type="float">
            <text:p>0</text:p>
          </table:table-cell>
          <table:table-cell table:formula="of:=[.F37]-[.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4" office:value-type="float" office:value="0.00000178392660026049" calcext:value-type="float">
            <text:p>1,78E-06</text:p>
          </table:table-cell>
          <table:table-cell table:style-name="ce4" office:value-type="float" office:value="0.0000015803304033916" calcext:value-type="float">
            <text:p>1,58E-06</text:p>
          </table:table-cell>
          <table:table-cell table:style-name="ce4" office:value-type="float" office:value="0.00000140961864255463" calcext:value-type="float">
            <text:p>1,41E-06</text:p>
          </table:table-cell>
          <table:table-cell table:style-name="ce4" office:value-type="float" office:value="0.00000126530274596207" calcext:value-type="float">
            <text:p>1,27E-06</text:p>
          </table:table-cell>
          <table:table-cell table:style-name="ce4" office:value-type="float" office:value="0.00000114198645198572" calcext:value-type="float">
            <text:p>1,14E-06</text:p>
          </table:table-cell>
          <table:table-cell table:style-name="ce4" office:value-type="float" office:value="0.00000103598169249955" calcext:value-type="float">
            <text:p>1,04E-06</text:p>
          </table:table-cell>
          <table:table-cell table:style-name="ce4" office:value-type="float" office:value="0.000000943981209078144" calcext:value-type="float">
            <text:p>9,44E-07</text:p>
          </table:table-cell>
          <table:table-cell table:style-name="ce4" office:value-type="float" office:value="0.000000863882223105961" calcext:value-type="float">
            <text:p>8,64E-07</text:p>
          </table:table-cell>
        </table:table-row>
        <table:table-row table:style-name="ro1">
          <table:table-cell table:style-name="ce1" office:value-type="string" calcext:value-type="string">
            <text:p>cos-2-2d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00001253" calcext:value-type="float">
            <text:p>1,253E-06</text:p>
          </table:table-cell>
          <table:table-cell table:style-name="ce2" table:formula="of:=AVERAGE([.E38:.F38])" office:value-type="float" office:value="1.9978046446991" calcext:value-type="float">
            <text:p>1,9978046446991</text:p>
          </table:table-cell>
          <table:table-cell table:style-name="ce2" office:value-type="float" office:value="1.9981392893982" calcext:value-type="float">
            <text:p>1,9981392893982</text:p>
          </table:table-cell>
          <table:table-cell table:style-name="ce2" office:value-type="float" office:value="1.99747" calcext:value-type="float">
            <text:p>1,99747</text:p>
          </table:table-cell>
          <table:table-cell table:formula="of:=[.C38]-[.C39]" office:value-type="float" office:value="0" calcext:value-type="float">
            <text:p>0</text:p>
          </table:table-cell>
          <table:table-cell table:formula="of:=[.F38]-[.F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4" office:value-type="float" office:value="0.00000178392660026049" calcext:value-type="float">
            <text:p>1,78E-06</text:p>
          </table:table-cell>
          <table:table-cell table:style-name="ce4" office:value-type="float" office:value="0.0000015803304033916" calcext:value-type="float">
            <text:p>1,58E-06</text:p>
          </table:table-cell>
          <table:table-cell table:style-name="ce4" office:value-type="float" office:value="0.00000140961864255463" calcext:value-type="float">
            <text:p>1,41E-06</text:p>
          </table:table-cell>
          <table:table-cell table:style-name="ce4" office:value-type="float" office:value="0.00000126530274596207" calcext:value-type="float">
            <text:p>1,27E-06</text:p>
          </table:table-cell>
          <table:table-cell table:style-name="ce4" office:value-type="float" office:value="0.00000114198645198572" calcext:value-type="float">
            <text:p>1,14E-06</text:p>
          </table:table-cell>
          <table:table-cell table:style-name="ce4" office:value-type="float" office:value="0.00000103598169249955" calcext:value-type="float">
            <text:p>1,04E-06</text:p>
          </table:table-cell>
          <table:table-cell table:style-name="ce4" office:value-type="float" office:value="0.000000943981209078144" calcext:value-type="float">
            <text:p>9,44E-07</text:p>
          </table:table-cell>
          <table:table-cell table:style-name="ce4" office:value-type="float" office:value="0.000000863882223105961" calcext:value-type="float">
            <text:p>8,64E-07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1.5" calcext:value-type="float">
            <text:p>1,5</text:p>
          </table:table-cell>
          <table:table-cell table:style-name="ce2" office:value-type="float" office:value="0.000001253" calcext:value-type="float">
            <text:p>1,253E-06</text:p>
          </table:table-cell>
          <table:table-cell table:style-name="ce2" table:formula="of:=AVERAGE([.E39:.F39])" office:value-type="float" office:value="1.9978046446991" calcext:value-type="float">
            <text:p>1,9978046446991</text:p>
          </table:table-cell>
          <table:table-cell table:style-name="ce2" office:value-type="float" office:value="1.9981392893982" calcext:value-type="float">
            <text:p>1,9981392893982</text:p>
          </table:table-cell>
          <table:table-cell table:style-name="ce2" office:value-type="float" office:value="1.99747" calcext:value-type="float">
            <text:p>1,99747</text:p>
          </table:table-cell>
          <table:table-cell table:formula="of:=[.C39]-[.C40]" office:value-type="float" office:value="0.000000247" calcext:value-type="float">
            <text:p>2,47E-07</text:p>
          </table:table-cell>
          <table:table-cell table:formula="of:=[.F39]-[.F40]" office:value-type="float" office:value="0.000619999999999843" calcext:value-type="float">
            <text:p>0,00062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4" office:value-type="float" office:value="0.00000178392660026049" calcext:value-type="float">
            <text:p>1,78E-06</text:p>
          </table:table-cell>
          <table:table-cell table:style-name="ce4" office:value-type="float" office:value="0.0000015803304033916" calcext:value-type="float">
            <text:p>1,58E-06</text:p>
          </table:table-cell>
          <table:table-cell table:style-name="ce4" office:value-type="float" office:value="0.00000140961864255463" calcext:value-type="float">
            <text:p>1,41E-06</text:p>
          </table:table-cell>
          <table:table-cell table:style-name="ce4" office:value-type="float" office:value="0.00000126530274596207" calcext:value-type="float">
            <text:p>1,27E-06</text:p>
          </table:table-cell>
          <table:table-cell table:style-name="ce4" office:value-type="float" office:value="0.00000114198645198572" calcext:value-type="float">
            <text:p>1,14E-06</text:p>
          </table:table-cell>
          <table:table-cell table:style-name="ce4" office:value-type="float" office:value="0.00000103598169249955" calcext:value-type="float">
            <text:p>1,04E-06</text:p>
          </table:table-cell>
          <table:table-cell table:style-name="ce4" office:value-type="float" office:value="0.000000943981209078144" calcext:value-type="float">
            <text:p>9,44E-07</text:p>
          </table:table-cell>
          <table:table-cell table:style-name="ce4" office:value-type="float" office:value="0.000000863882223105961" calcext:value-type="float">
            <text:p>8,64E-07</text:p>
          </table:table-cell>
        </table:table-row>
        <table:table-row table:style-name="ro1">
          <table:table-cell table:style-name="ce1" office:value-type="string" calcext:value-type="string">
            <text:p>p*2-s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1006" calcext:value-type="float">
            <text:p>1,006E-06</text:p>
          </table:table-cell>
          <table:table-cell table:style-name="ce2" table:formula="of:=AVERAGE([.E40:.F40])" office:value-type="float" office:value="1.99726596527278" calcext:value-type="float">
            <text:p>1,99726596527278</text:p>
          </table:table-cell>
          <table:table-cell table:style-name="ce2" office:value-type="float" office:value="1.99768193054556" calcext:value-type="float">
            <text:p>1,99768193054556</text:p>
          </table:table-cell>
          <table:table-cell table:style-name="ce2" office:value-type="float" office:value="1.99685" calcext:value-type="float">
            <text:p>1,99685</text:p>
          </table:table-cell>
          <table:table-cell table:formula="of:=[.C40]-[.C41]" office:value-type="float" office:value="0.0000000709999999999999" calcext:value-type="float">
            <text:p>7,09999999999999E-08</text:p>
          </table:table-cell>
          <table:table-cell table:formula="of:=[.F40]-[.F41]" office:value-type="float" office:value="0.00024000000000024" calcext:value-type="float">
            <text:p>0,00024</text:p>
          </table:table-cell>
          <table:table-cell office:value-type="float" office:value="0" calcext:value-type="float">
            <text:p>0</text:p>
          </table:table-cell>
          <table:table-cell office:value-type="float" office:value="1.998637722279" calcext:value-type="float">
            <text:p>1,998637722279</text:p>
          </table:table-cell>
          <table:table-cell office:value-type="float" office:value="1.999953736185" calcext:value-type="float">
            <text:p>1,999953736185</text:p>
          </table:table-cell>
          <table:table-cell office:value-type="float" office:value="1.997083777663" calcext:value-type="float">
            <text:p>1,997083777663</text:p>
          </table:table-cell>
          <table:table-cell office:value-type="float" office:value="1.998918755892" calcext:value-type="float">
            <text:p>1,998918755892</text:p>
          </table:table-cell>
          <table:table-cell office:value-type="float" office:value="1.9959015694" calcext:value-type="float">
            <text:p>1,9959015694</text:p>
          </table:table-cell>
          <table:table-cell office:value-type="float" office:value="1.998886246007" calcext:value-type="float">
            <text:p>1,998886246007</text:p>
          </table:table-cell>
          <table:table-cell office:value-type="float" office:value="1.993451313978" calcext:value-type="float">
            <text:p>1,993451313978</text:p>
          </table:table-cell>
          <table:table-cell table:style-name="ce4" office:value-type="float" office:value="0.00000143179980234425" calcext:value-type="float">
            <text:p>1,43E-06</text:p>
          </table:table-cell>
          <table:table-cell table:style-name="ce4" office:value-type="float" office:value="0.00000126841184207819" calcext:value-type="float">
            <text:p>1,27E-06</text:p>
          </table:table-cell>
          <table:table-cell table:style-name="ce4" office:value-type="float" office:value="0.00000113139503614175" calcext:value-type="float">
            <text:p>1,13E-06</text:p>
          </table:table-cell>
          <table:table-cell table:style-name="ce4" office:value-type="float" office:value="0.00000101559499839303" calcext:value-type="float">
            <text:p>1,02E-06</text:p>
          </table:table-cell>
          <table:table-cell table:style-name="ce4" office:value-type="float" office:value="0.000000916625321204954" calcext:value-type="float">
            <text:p>9,17E-07</text:p>
          </table:table-cell>
          <table:table-cell table:style-name="ce4" office:value-type="float" office:value="0.000000831572454217084" calcext:value-type="float">
            <text:p>8,32E-07</text:p>
          </table:table-cell>
          <table:table-cell table:style-name="ce4" office:value-type="float" office:value="0.000000757732341784356" calcext:value-type="float">
            <text:p>7,58E-07</text:p>
          </table:table-cell>
          <table:table-cell table:style-name="ce4" office:value-type="float" office:value="0.000000693476801371365" calcext:value-type="float">
            <text:p>6,93E-07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1.25" calcext:value-type="float">
            <text:p>1,25</text:p>
          </table:table-cell>
          <table:table-cell table:style-name="ce2" office:value-type="float" office:value="0.000000935" calcext:value-type="float">
            <text:p>9,35E-07</text:p>
          </table:table-cell>
          <table:table-cell table:style-name="ce2" table:formula="of:=AVERAGE([.E41:.F41])" office:value-type="float" office:value="1.99705803150336" calcext:value-type="float">
            <text:p>1,99705803150336</text:p>
          </table:table-cell>
          <table:table-cell table:style-name="ce2" office:value-type="float" office:value="1.99750606300672" calcext:value-type="float">
            <text:p>1,99750606300672</text:p>
          </table:table-cell>
          <table:table-cell table:style-name="ce2" office:value-type="float" office:value="1.99661" calcext:value-type="float">
            <text:p>1,99661</text:p>
          </table:table-cell>
          <table:table-cell table:formula="of:=[.C41]-[.C42]" office:value-type="float" office:value="0.000000193" calcext:value-type="float">
            <text:p>1,93E-07</text:p>
          </table:table-cell>
          <table:table-cell table:formula="of:=[.F41]-[.F42]" office:value-type="float" office:value="0.000879999999999992" calcext:value-type="float">
            <text:p>0,00088</text:p>
          </table:table-cell>
          <table:table-cell office:value-type="float" office:value="0" calcext:value-type="float">
            <text:p>0</text:p>
          </table:table-cell>
          <table:table-cell office:value-type="float" office:value="1.998534305872" calcext:value-type="float">
            <text:p>1,998534305872</text:p>
          </table:table-cell>
          <table:table-cell office:value-type="float" office:value="1.999950223963" calcext:value-type="float">
            <text:p>1,999950223963</text:p>
          </table:table-cell>
          <table:table-cell office:value-type="float" office:value="1.99686211713" calcext:value-type="float">
            <text:p>1,99686211713</text:p>
          </table:table-cell>
          <table:table-cell office:value-type="float" office:value="1.998837244083" calcext:value-type="float">
            <text:p>1,998837244083</text:p>
          </table:table-cell>
          <table:table-cell office:value-type="float" office:value="1.995590891674" calcext:value-type="float">
            <text:p>1,995590891674</text:p>
          </table:table-cell>
          <table:table-cell office:value-type="float" office:value="1.998801412028" calcext:value-type="float">
            <text:p>1,998801412028</text:p>
          </table:table-cell>
          <table:table-cell office:value-type="float" office:value="1.99295453078" calcext:value-type="float">
            <text:p>1,99295453078</text:p>
          </table:table-cell>
          <table:table-cell table:style-name="ce4" office:value-type="float" office:value="0.00000133080566693997" calcext:value-type="float">
            <text:p>1,33E-06</text:p>
          </table:table-cell>
          <table:table-cell table:style-name="ce4" office:value-type="float" office:value="0.00000117894991173587" calcext:value-type="float">
            <text:p>1,18E-06</text:p>
          </table:table-cell>
          <table:table-cell table:style-name="ce4" office:value-type="float" office:value="0.0000010515972033093" calcext:value-type="float">
            <text:p>1,05E-06</text:p>
          </table:table-cell>
          <table:table-cell table:style-name="ce4" office:value-type="float" office:value="0.000000943975910665111" calcext:value-type="float">
            <text:p>9,44E-07</text:p>
          </table:table-cell>
          <table:table-cell table:style-name="ce4" office:value-type="float" office:value="0.000000851989071835707" calcext:value-type="float">
            <text:p>8,52E-07</text:p>
          </table:table-cell>
          <table:table-cell table:style-name="ce4" office:value-type="float" office:value="0.000000772945462488413" calcext:value-type="float">
            <text:p>7,73E-07</text:p>
          </table:table-cell>
          <table:table-cell table:style-name="ce4" office:value-type="float" office:value="0.000000704313958204596" calcext:value-type="float">
            <text:p>7,04E-07</text:p>
          </table:table-cell>
          <table:table-cell table:style-name="ce4" office:value-type="float" office:value="0.000000644602519815103" calcext:value-type="float">
            <text:p>6,45E-07</text:p>
          </table:table-cell>
        </table:table-row>
        <table:table-row table:style-name="ro1">
          <table:table-cell table:style-name="ce1" office:value-type="string" calcext:value-type="string">
            <text:p>cos-1-1d</text:p>
          </table:table-cell>
          <table:table-cell table:style-name="ce1" office:value-type="float" office:value="2.5" calcext:value-type="float">
            <text:p>2,5</text:p>
          </table:table-cell>
          <table:table-cell table:style-name="ce2" office:value-type="float" office:value="0.000000742" calcext:value-type="float">
            <text:p>7,42E-07</text:p>
          </table:table-cell>
          <table:table-cell table:style-name="ce2" table:formula="of:=AVERAGE([.E42:.F42])" office:value-type="float" office:value="1.99629318872961" calcext:value-type="float">
            <text:p>1,99629318872961</text:p>
          </table:table-cell>
          <table:table-cell table:style-name="ce2" office:value-type="float" office:value="1.99685637745922" calcext:value-type="float">
            <text:p>1,99685637745922</text:p>
          </table:table-cell>
          <table:table-cell table:style-name="ce2" office:value-type="float" office:value="1.99573" calcext:value-type="float">
            <text:p>1,99573</text:p>
          </table:table-cell>
          <table:table-cell table:formula="of:=[.C42]-[.C43]" office:value-type="float" office:value="0" calcext:value-type="float">
            <text:p>0</text:p>
          </table:table-cell>
          <table:table-cell table:formula="of:=[.F42]-[.F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4" office:value-type="float" office:value="0.00000105564472282943" calcext:value-type="float">
            <text:p>1,06E-06</text:p>
          </table:table-cell>
          <table:table-cell table:style-name="ce4" office:value-type="float" office:value="0.000000935208725793001" calcext:value-type="float">
            <text:p>9,35E-07</text:p>
          </table:table-cell>
          <table:table-cell table:style-name="ce4" office:value-type="float" office:value="0.000000834186108466751" calcext:value-type="float">
            <text:p>8,34E-07</text:p>
          </table:table-cell>
          <table:table-cell table:style-name="ce4" office:value-type="float" office:value="0.000000748847915019396" calcext:value-type="float">
            <text:p>7,49E-07</text:p>
          </table:table-cell>
          <table:table-cell table:style-name="ce4" office:value-type="float" office:value="0.000000675886070898022" calcext:value-type="float">
            <text:p>6,76E-07</text:p>
          </table:table-cell>
          <table:table-cell table:style-name="ce4" office:value-type="float" office:value="0.000000613214819416129" calcext:value-type="float">
            <text:p>6,13E-07</text:p>
          </table:table-cell>
          <table:table-cell table:style-name="ce4" office:value-type="float" office:value="0.000000558774295402496" calcext:value-type="float">
            <text:p>5,59E-07</text:p>
          </table:table-cell>
          <table:table-cell table:style-name="ce4" office:value-type="float" office:value="0.000000511443347384243" calcext:value-type="float">
            <text:p>5,11E-07</text:p>
          </table:table-cell>
        </table:table-row>
        <table:table-row table:style-name="ro1">
          <table:table-cell table:style-name="ce1" office:value-type="string" calcext:value-type="string">
            <text:p>cos-2-1d</text:p>
          </table:table-cell>
          <table:table-cell table:style-name="ce1" office:value-type="float" office:value="2.5" calcext:value-type="float">
            <text:p>2,5</text:p>
          </table:table-cell>
          <table:table-cell table:style-name="ce2" office:value-type="float" office:value="0.000000742" calcext:value-type="float">
            <text:p>7,42E-07</text:p>
          </table:table-cell>
          <table:table-cell table:style-name="ce2" table:formula="of:=AVERAGE([.E43:.F43])" office:value-type="float" office:value="1.99629318872961" calcext:value-type="float">
            <text:p>1,99629318872961</text:p>
          </table:table-cell>
          <table:table-cell table:style-name="ce2" office:value-type="float" office:value="1.99685637745922" calcext:value-type="float">
            <text:p>1,99685637745922</text:p>
          </table:table-cell>
          <table:table-cell table:style-name="ce2" office:value-type="float" office:value="1.99573" calcext:value-type="float">
            <text:p>1,99573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4" office:value-type="float" office:value="0.00000105564472282943" calcext:value-type="float">
            <text:p>1,06E-06</text:p>
          </table:table-cell>
          <table:table-cell table:style-name="ce4" office:value-type="float" office:value="0.000000935208725793001" calcext:value-type="float">
            <text:p>9,35E-07</text:p>
          </table:table-cell>
          <table:table-cell table:style-name="ce4" office:value-type="float" office:value="0.000000834186108466751" calcext:value-type="float">
            <text:p>8,34E-07</text:p>
          </table:table-cell>
          <table:table-cell table:style-name="ce4" office:value-type="float" office:value="0.000000748847915019396" calcext:value-type="float">
            <text:p>7,49E-07</text:p>
          </table:table-cell>
          <table:table-cell table:style-name="ce4" office:value-type="float" office:value="0.000000675886070898022" calcext:value-type="float">
            <text:p>6,76E-07</text:p>
          </table:table-cell>
          <table:table-cell table:style-name="ce4" office:value-type="float" office:value="0.000000613214819416129" calcext:value-type="float">
            <text:p>6,13E-07</text:p>
          </table:table-cell>
          <table:table-cell table:style-name="ce4" office:value-type="float" office:value="0.000000558774295402496" calcext:value-type="float">
            <text:p>5,59E-07</text:p>
          </table:table-cell>
          <table:table-cell table:style-name="ce4" office:value-type="float" office:value="0.000000511443347384243" calcext:value-type="float">
            <text:p>5,11E-07</text:p>
          </table:table-cell>
        </table:table-row>
        <table:table-row table:style-name="ro1">
          <table:table-cell table:style-name="ce1" office:value-type="string" calcext:value-type="string">
            <text:p>cos-2-2d</text:p>
          </table:table-cell>
          <table:table-cell table:style-name="ce1" office:value-type="float" office:value="2.5" calcext:value-type="float">
            <text:p>2,5</text:p>
          </table:table-cell>
          <table:table-cell table:style-name="ce2" office:value-type="float" office:value="0.000000742" calcext:value-type="float">
            <text:p>7,42E-07</text:p>
          </table:table-cell>
          <table:table-cell table:style-name="ce2" table:formula="of:=AVERAGE([.E44:.F44])" office:value-type="float" office:value="1.99629318872961" calcext:value-type="float">
            <text:p>1,99629318872961</text:p>
          </table:table-cell>
          <table:table-cell table:style-name="ce2" office:value-type="float" office:value="1.99685637745922" calcext:value-type="float">
            <text:p>1,99685637745922</text:p>
          </table:table-cell>
          <table:table-cell table:style-name="ce2" office:value-type="float" office:value="1.99573" calcext:value-type="float">
            <text:p>1,99573</text:p>
          </table:table-cell>
          <table:table-cell table:formula="of:=[.C44]-[.C45]" office:value-type="float" office:value="0" calcext:value-type="float">
            <text:p>0</text:p>
          </table:table-cell>
          <table:table-cell table:formula="of:=[.F44]-[.F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4" office:value-type="float" office:value="0.00000105564472282943" calcext:value-type="float">
            <text:p>1,06E-06</text:p>
          </table:table-cell>
          <table:table-cell table:style-name="ce4" office:value-type="float" office:value="0.000000935208725793001" calcext:value-type="float">
            <text:p>9,35E-07</text:p>
          </table:table-cell>
          <table:table-cell table:style-name="ce4" office:value-type="float" office:value="0.000000834186108466751" calcext:value-type="float">
            <text:p>8,34E-07</text:p>
          </table:table-cell>
          <table:table-cell table:style-name="ce4" office:value-type="float" office:value="0.000000748847915019396" calcext:value-type="float">
            <text:p>7,49E-07</text:p>
          </table:table-cell>
          <table:table-cell table:style-name="ce4" office:value-type="float" office:value="0.000000675886070898022" calcext:value-type="float">
            <text:p>6,76E-07</text:p>
          </table:table-cell>
          <table:table-cell table:style-name="ce4" office:value-type="float" office:value="0.000000613214819416129" calcext:value-type="float">
            <text:p>6,13E-07</text:p>
          </table:table-cell>
          <table:table-cell table:style-name="ce4" office:value-type="float" office:value="0.000000558774295402496" calcext:value-type="float">
            <text:p>5,59E-07</text:p>
          </table:table-cell>
          <table:table-cell table:style-name="ce4" office:value-type="float" office:value="0.000000511443347384243" calcext:value-type="float">
            <text:p>5,11E-07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1.25" calcext:value-type="float">
            <text:p>1,25</text:p>
          </table:table-cell>
          <table:table-cell table:style-name="ce2" office:value-type="float" office:value="0.000000742" calcext:value-type="float">
            <text:p>7,42E-07</text:p>
          </table:table-cell>
          <table:table-cell table:style-name="ce2" table:formula="of:=AVERAGE([.E45:.F45])" office:value-type="float" office:value="1.99629318872961" calcext:value-type="float">
            <text:p>1,99629318872961</text:p>
          </table:table-cell>
          <table:table-cell table:style-name="ce2" office:value-type="float" office:value="1.99685637745922" calcext:value-type="float">
            <text:p>1,99685637745922</text:p>
          </table:table-cell>
          <table:table-cell table:style-name="ce2" office:value-type="float" office:value="1.99573" calcext:value-type="float">
            <text:p>1,99573</text:p>
          </table:table-cell>
          <table:table-cell table:formula="of:=[.C45]-[.C46]" office:value-type="float" office:value="0.000000071" calcext:value-type="float">
            <text:p>7,1E-08</text:p>
          </table:table-cell>
          <table:table-cell table:formula="of:=[.F45]-[.F46]" office:value-type="float" office:value="0.000449999999999839" calcext:value-type="float">
            <text:p>0,00045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4" office:value-type="float" office:value="0.00000105564472282943" calcext:value-type="float">
            <text:p>1,06E-06</text:p>
          </table:table-cell>
          <table:table-cell table:style-name="ce4" office:value-type="float" office:value="0.000000935208725793001" calcext:value-type="float">
            <text:p>9,35E-07</text:p>
          </table:table-cell>
          <table:table-cell table:style-name="ce4" office:value-type="float" office:value="0.000000834186108466751" calcext:value-type="float">
            <text:p>8,34E-07</text:p>
          </table:table-cell>
          <table:table-cell table:style-name="ce4" office:value-type="float" office:value="0.000000748847915019396" calcext:value-type="float">
            <text:p>7,49E-07</text:p>
          </table:table-cell>
          <table:table-cell table:style-name="ce4" office:value-type="float" office:value="0.000000675886070898022" calcext:value-type="float">
            <text:p>6,76E-07</text:p>
          </table:table-cell>
          <table:table-cell table:style-name="ce4" office:value-type="float" office:value="0.000000613214819416129" calcext:value-type="float">
            <text:p>6,13E-07</text:p>
          </table:table-cell>
          <table:table-cell table:style-name="ce4" office:value-type="float" office:value="0.000000558774295402496" calcext:value-type="float">
            <text:p>5,59E-07</text:p>
          </table:table-cell>
          <table:table-cell table:style-name="ce4" office:value-type="float" office:value="0.000000511443347384243" calcext:value-type="float">
            <text:p>5,11E-07</text:p>
          </table:table-cell>
        </table:table-row>
        <table:table-row table:style-name="ro1">
          <table:table-cell table:style-name="ce1" office:value-type="string" calcext:value-type="string">
            <text:p>l-1-1-1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0671" calcext:value-type="float">
            <text:p>6,71E-07</text:p>
          </table:table-cell>
          <table:table-cell table:style-name="ce2" table:formula="of:=AVERAGE([.E46:.F46])" office:value-type="float" office:value="1.99590260579309" calcext:value-type="float">
            <text:p>1,99590260579309</text:p>
          </table:table-cell>
          <table:table-cell table:style-name="ce2" office:value-type="float" office:value="1.99652521158618" calcext:value-type="float">
            <text:p>1,99652521158618</text:p>
          </table:table-cell>
          <table:table-cell table:style-name="ce2" office:value-type="float" office:value="1.99528" calcext:value-type="float">
            <text:p>1,99528</text:p>
          </table:table-cell>
          <table:table-cell table:formula="of:=[.C46]-[.C47]" office:value-type="float" office:value="0" calcext:value-type="float">
            <text:p>0</text:p>
          </table:table-cell>
          <table:table-cell table:formula="of:=[.F46]-[.F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7957709566" calcext:value-type="float">
            <text:p>1,997957709566</text:p>
          </table:table-cell>
          <table:table-cell office:value-type="float" office:value="1.999929589743" calcext:value-type="float">
            <text:p>1,999929589743</text:p>
          </table:table-cell>
          <table:table-cell office:value-type="float" office:value="1.995630211092" calcext:value-type="float">
            <text:p>1,995630211092</text:p>
          </table:table-cell>
          <table:table-cell office:value-type="float" office:value="1.998377411302" calcext:value-type="float">
            <text:p>1,998377411302</text:p>
          </table:table-cell>
          <table:table-cell office:value-type="float" office:value="1.993858335637" calcext:value-type="float">
            <text:p>1,993858335637</text:p>
          </table:table-cell>
          <table:table-cell office:value-type="float" office:value="1.998328079123" calcext:value-type="float">
            <text:p>1,998328079123</text:p>
          </table:table-cell>
          <table:table-cell office:value-type="float" office:value="1.990185736306" calcext:value-type="float">
            <text:p>1,990185736306</text:p>
          </table:table-cell>
          <table:table-cell table:style-name="ce4" office:value-type="float" office:value="0.00000095496265077385" calcext:value-type="float">
            <text:p>9,55E-07</text:p>
          </table:table-cell>
          <table:table-cell table:style-name="ce4" office:value-type="float" office:value="0.000000846023214917815" calcext:value-type="float">
            <text:p>8,46E-07</text:p>
          </table:table-cell>
          <table:table-cell table:style-name="ce4" office:value-type="float" office:value="0.000000754634855295599" calcext:value-type="float">
            <text:p>7,55E-07</text:p>
          </table:table-cell>
          <table:table-cell table:style-name="ce4" office:value-type="float" office:value="0.000000677450045660446" calcext:value-type="float">
            <text:p>6,77E-07</text:p>
          </table:table-cell>
          <table:table-cell table:style-name="ce4" office:value-type="float" office:value="0.000000611449553765293" calcext:value-type="float">
            <text:p>6,11E-07</text:p>
          </table:table-cell>
          <table:table-cell table:style-name="ce4" office:value-type="float" office:value="0.000000554768983036845" calcext:value-type="float">
            <text:p>5,55E-07</text:p>
          </table:table-cell>
          <table:table-cell table:style-name="ce4" office:value-type="float" office:value="0.000000505520972804217" calcext:value-type="float">
            <text:p>5,06E-07</text:p>
          </table:table-cell>
          <table:table-cell table:style-name="ce4" office:value-type="float" office:value="0.000000462720066388442" calcext:value-type="float">
            <text:p>4,63E-07</text:p>
          </table:table-cell>
        </table:table-row>
        <table:table-row table:style-name="ro1">
          <table:table-cell table:style-name="ce1" office:value-type="string" calcext:value-type="string">
            <text:p>p2h-s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0671" calcext:value-type="float">
            <text:p>6,71E-07</text:p>
          </table:table-cell>
          <table:table-cell table:style-name="ce2" table:formula="of:=AVERAGE([.E47:.F47])" office:value-type="float" office:value="1.99590260579309" calcext:value-type="float">
            <text:p>1,99590260579309</text:p>
          </table:table-cell>
          <table:table-cell table:style-name="ce2" office:value-type="float" office:value="1.99652521158618" calcext:value-type="float">
            <text:p>1,99652521158618</text:p>
          </table:table-cell>
          <table:table-cell table:style-name="ce2" office:value-type="float" office:value="1.99528" calcext:value-type="float">
            <text:p>1,99528</text:p>
          </table:table-cell>
          <table:table-cell table:formula="of:=[.C47]-[.C48]" office:value-type="float" office:value="0" calcext:value-type="float">
            <text:p>0</text:p>
          </table:table-cell>
          <table:table-cell table:formula="of:=[.F47]-[.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7957709566" calcext:value-type="float">
            <text:p>1,997957709566</text:p>
          </table:table-cell>
          <table:table-cell office:value-type="float" office:value="1.999929589743" calcext:value-type="float">
            <text:p>1,999929589743</text:p>
          </table:table-cell>
          <table:table-cell office:value-type="float" office:value="1.995630211092" calcext:value-type="float">
            <text:p>1,995630211092</text:p>
          </table:table-cell>
          <table:table-cell office:value-type="float" office:value="1.998377411302" calcext:value-type="float">
            <text:p>1,998377411302</text:p>
          </table:table-cell>
          <table:table-cell office:value-type="float" office:value="1.993858335637" calcext:value-type="float">
            <text:p>1,993858335637</text:p>
          </table:table-cell>
          <table:table-cell office:value-type="float" office:value="1.998328079123" calcext:value-type="float">
            <text:p>1,998328079123</text:p>
          </table:table-cell>
          <table:table-cell office:value-type="float" office:value="1.990185736306" calcext:value-type="float">
            <text:p>1,990185736306</text:p>
          </table:table-cell>
          <table:table-cell table:style-name="ce4" office:value-type="float" office:value="0.00000095496265077385" calcext:value-type="float">
            <text:p>9,55E-07</text:p>
          </table:table-cell>
          <table:table-cell table:style-name="ce4" office:value-type="float" office:value="0.000000846023214917815" calcext:value-type="float">
            <text:p>8,46E-07</text:p>
          </table:table-cell>
          <table:table-cell table:style-name="ce4" office:value-type="float" office:value="0.000000754634855295599" calcext:value-type="float">
            <text:p>7,55E-07</text:p>
          </table:table-cell>
          <table:table-cell table:style-name="ce4" office:value-type="float" office:value="0.000000677450045660446" calcext:value-type="float">
            <text:p>6,77E-07</text:p>
          </table:table-cell>
          <table:table-cell table:style-name="ce4" office:value-type="float" office:value="0.000000611449553765293" calcext:value-type="float">
            <text:p>6,11E-07</text:p>
          </table:table-cell>
          <table:table-cell table:style-name="ce4" office:value-type="float" office:value="0.000000554768983036845" calcext:value-type="float">
            <text:p>5,55E-07</text:p>
          </table:table-cell>
          <table:table-cell table:style-name="ce4" office:value-type="float" office:value="0.000000505520972804217" calcext:value-type="float">
            <text:p>5,06E-07</text:p>
          </table:table-cell>
          <table:table-cell table:style-name="ce4" office:value-type="float" office:value="0.000000462720066388442" calcext:value-type="float">
            <text:p>4,63E-07</text:p>
          </table:table-cell>
        </table:table-row>
        <table:table-row table:style-name="ro1">
          <table:table-cell table:style-name="ce1" office:value-type="string" calcext:value-type="string">
            <text:p>p4h-s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00671" calcext:value-type="float">
            <text:p>6,71E-07</text:p>
          </table:table-cell>
          <table:table-cell table:style-name="ce2" table:formula="of:=AVERAGE([.E48:.F48])" office:value-type="float" office:value="1.99590260579309" calcext:value-type="float">
            <text:p>1,99590260579309</text:p>
          </table:table-cell>
          <table:table-cell table:style-name="ce2" office:value-type="float" office:value="1.99652521158618" calcext:value-type="float">
            <text:p>1,99652521158618</text:p>
          </table:table-cell>
          <table:table-cell table:style-name="ce2" office:value-type="float" office:value="1.99528" calcext:value-type="float">
            <text:p>1,99528</text:p>
          </table:table-cell>
          <table:table-cell table:formula="of:=[.C48]-[.C49]" office:value-type="float" office:value="0.000000183" calcext:value-type="float">
            <text:p>1,83E-07</text:p>
          </table:table-cell>
          <table:table-cell table:formula="of:=[.F48]-[.F49]" office:value-type="float" office:value="0.00177000000000005" calcext:value-type="float">
            <text:p>0,00177</text:p>
          </table:table-cell>
          <table:table-cell office:value-type="float" office:value="0" calcext:value-type="float">
            <text:p>0</text:p>
          </table:table-cell>
          <table:table-cell office:value-type="float" office:value="1.997957709566" calcext:value-type="float">
            <text:p>1,997957709566</text:p>
          </table:table-cell>
          <table:table-cell office:value-type="float" office:value="1.999929589743" calcext:value-type="float">
            <text:p>1,999929589743</text:p>
          </table:table-cell>
          <table:table-cell office:value-type="float" office:value="1.995630211092" calcext:value-type="float">
            <text:p>1,995630211092</text:p>
          </table:table-cell>
          <table:table-cell office:value-type="float" office:value="1.998377411302" calcext:value-type="float">
            <text:p>1,998377411302</text:p>
          </table:table-cell>
          <table:table-cell office:value-type="float" office:value="1.993858335637" calcext:value-type="float">
            <text:p>1,993858335637</text:p>
          </table:table-cell>
          <table:table-cell office:value-type="float" office:value="1.998328079123" calcext:value-type="float">
            <text:p>1,998328079123</text:p>
          </table:table-cell>
          <table:table-cell office:value-type="float" office:value="1.990185736306" calcext:value-type="float">
            <text:p>1,990185736306</text:p>
          </table:table-cell>
          <table:table-cell table:style-name="ce4" office:value-type="float" office:value="0.00000095496265077385" calcext:value-type="float">
            <text:p>9,55E-07</text:p>
          </table:table-cell>
          <table:table-cell table:style-name="ce4" office:value-type="float" office:value="0.000000846023214917815" calcext:value-type="float">
            <text:p>8,46E-07</text:p>
          </table:table-cell>
          <table:table-cell table:style-name="ce4" office:value-type="float" office:value="0.000000754634855295599" calcext:value-type="float">
            <text:p>7,55E-07</text:p>
          </table:table-cell>
          <table:table-cell table:style-name="ce4" office:value-type="float" office:value="0.000000677450045660446" calcext:value-type="float">
            <text:p>6,77E-07</text:p>
          </table:table-cell>
          <table:table-cell table:style-name="ce4" office:value-type="float" office:value="0.000000611449553765293" calcext:value-type="float">
            <text:p>6,11E-07</text:p>
          </table:table-cell>
          <table:table-cell table:style-name="ce4" office:value-type="float" office:value="0.000000554768983036845" calcext:value-type="float">
            <text:p>5,55E-07</text:p>
          </table:table-cell>
          <table:table-cell table:style-name="ce4" office:value-type="float" office:value="0.000000505520972804217" calcext:value-type="float">
            <text:p>5,06E-07</text:p>
          </table:table-cell>
          <table:table-cell table:style-name="ce4" office:value-type="float" office:value="0.000000462720066388442" calcext:value-type="float">
            <text:p>4,63E-07</text:p>
          </table:table-cell>
        </table:table-row>
        <table:table-row table:style-name="ro1">
          <table:table-cell table:style-name="ce1" office:value-type="string" calcext:value-type="string">
            <text:p>p*cos-s2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00488" calcext:value-type="float">
            <text:p>4,88E-07</text:p>
          </table:table-cell>
          <table:table-cell table:style-name="ce2" table:formula="of:=AVERAGE([.E49:.F49])" office:value-type="float" office:value="1.99436628041988" calcext:value-type="float">
            <text:p>1,99436628041988</text:p>
          </table:table-cell>
          <table:table-cell table:style-name="ce2" office:value-type="float" office:value="1.99522256083976" calcext:value-type="float">
            <text:p>1,99522256083976</text:p>
          </table:table-cell>
          <table:table-cell table:style-name="ce2" office:value-type="float" office:value="1.99351" calcext:value-type="float">
            <text:p>1,99351</text:p>
          </table:table-cell>
          <table:table-cell table:formula="of:=[.C49]-[.C50]" office:value-type="float" office:value="0.000000094" calcext:value-type="float">
            <text:p>9,4E-08</text:p>
          </table:table-cell>
          <table:table-cell table:formula="of:=[.F49]-[.F50]" office:value-type="float" office:value="0.00156000000000001" calcext:value-type="float">
            <text:p>0,00156</text:p>
          </table:table-cell>
          <table:table-cell office:value-type="float" office:value="0" calcext:value-type="float">
            <text:p>0</text:p>
          </table:table-cell>
          <table:table-cell office:value-type="float" office:value="1.997191830715" calcext:value-type="float">
            <text:p>1,997191830715</text:p>
          </table:table-cell>
          <table:table-cell office:value-type="float" office:value="1.999901506621" calcext:value-type="float">
            <text:p>1,999901506621</text:p>
          </table:table-cell>
          <table:table-cell office:value-type="float" office:value="1.993997428208" calcext:value-type="float">
            <text:p>1,993997428208</text:p>
          </table:table-cell>
          <table:table-cell office:value-type="float" office:value="1.997762066931" calcext:value-type="float">
            <text:p>1,997762066931</text:p>
          </table:table-cell>
          <table:table-cell office:value-type="float" office:value="1.99155762661" calcext:value-type="float">
            <text:p>1,99155762661</text:p>
          </table:table-cell>
          <table:table-cell office:value-type="float" office:value="1.997699380645" calcext:value-type="float">
            <text:p>1,997699380645</text:p>
          </table:table-cell>
          <table:table-cell office:value-type="float" office:value="1.986510725626" calcext:value-type="float">
            <text:p>1,986510725626</text:p>
          </table:table-cell>
          <table:table-cell table:style-name="ce4" office:value-type="float" office:value="0.000000694381125065015" calcext:value-type="float">
            <text:p>6,94E-07</text:p>
          </table:table-cell>
          <table:table-cell table:style-name="ce4" office:value-type="float" office:value="0.000000615196655601835" calcext:value-type="float">
            <text:p>6,15E-07</text:p>
          </table:table-cell>
          <table:table-cell table:style-name="ce4" office:value-type="float" office:value="0.000000548743316021405" calcext:value-type="float">
            <text:p>5,49E-07</text:p>
          </table:table-cell>
          <table:table-cell table:style-name="ce4" office:value-type="float" office:value="0.000000492660789651931" calcext:value-type="float">
            <text:p>4,93E-07</text:p>
          </table:table-cell>
          <table:table-cell table:style-name="ce4" office:value-type="float" office:value="0.000000444677404677294" calcext:value-type="float">
            <text:p>4,45E-07</text:p>
          </table:table-cell>
          <table:table-cell table:style-name="ce4" office:value-type="float" office:value="0.000000403501684495114" calcext:value-type="float">
            <text:p>4,04E-07</text:p>
          </table:table-cell>
          <table:table-cell table:style-name="ce4" office:value-type="float" office:value="0.000000367692744498151" calcext:value-type="float">
            <text:p>3,68E-07</text:p>
          </table:table-cell>
          <table:table-cell table:style-name="ce4" office:value-type="float" office:value="0.000000336616315771814" calcext:value-type="float">
            <text:p>3,37E-07</text:p>
          </table:table-cell>
        </table:table-row>
        <table:table-row table:style-name="ro1">
          <table:table-cell table:style-name="ce1" office:value-type="string" calcext:value-type="string">
            <text:p>p4-s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00394" calcext:value-type="float">
            <text:p>3,94E-07</text:p>
          </table:table-cell>
          <table:table-cell table:style-name="ce2" table:formula="of:=AVERAGE([.E50:.F50])" office:value-type="float" office:value="1.9930134129088" calcext:value-type="float">
            <text:p>1,9930134129088</text:p>
          </table:table-cell>
          <table:table-cell table:style-name="ce2" office:value-type="float" office:value="1.99407682581759" calcext:value-type="float">
            <text:p>1,99407682581759</text:p>
          </table:table-cell>
          <table:table-cell table:style-name="ce2" office:value-type="float" office:value="1.99195" calcext:value-type="float">
            <text:p>1,99195</text:p>
          </table:table-cell>
          <table:table-cell table:formula="of:=[.C50]-[.C51]" office:value-type="float" office:value="0" calcext:value-type="float">
            <text:p>0</text:p>
          </table:table-cell>
          <table:table-cell table:formula="of:=[.F50]-[.F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6517936205" calcext:value-type="float">
            <text:p>1,996517936205</text:p>
          </table:table-cell>
          <table:table-cell office:value-type="float" office:value="1.999876795324" calcext:value-type="float">
            <text:p>1,999876795324</text:p>
          </table:table-cell>
          <table:table-cell office:value-type="float" office:value="1.992561039228" calcext:value-type="float">
            <text:p>1,992561039228</text:p>
          </table:table-cell>
          <table:table-cell office:value-type="float" office:value="1.997220732283" calcext:value-type="float">
            <text:p>1,997220732283</text:p>
          </table:table-cell>
          <table:table-cell office:value-type="float" office:value="1.989533839938" calcext:value-type="float">
            <text:p>1,989533839938</text:p>
          </table:table-cell>
          <table:table-cell office:value-type="float" office:value="1.997146609608" calcext:value-type="float">
            <text:p>1,997146609608</text:p>
          </table:table-cell>
          <table:table-cell office:value-type="float" office:value="1.983279306494" calcext:value-type="float">
            <text:p>1,983279306494</text:p>
          </table:table-cell>
          <table:table-cell table:style-name="ce4" office:value-type="float" office:value="0.000000559937829451999" calcext:value-type="float">
            <text:p>5,60E-07</text:p>
          </table:table-cell>
          <table:table-cell table:style-name="ce4" office:value-type="float" office:value="0.000000496105007951993" calcext:value-type="float">
            <text:p>4,96E-07</text:p>
          </table:table-cell>
          <table:table-cell table:style-name="ce4" office:value-type="float" office:value="0.000000442516533858621" calcext:value-type="float">
            <text:p>4,43E-07</text:p>
          </table:table-cell>
          <table:table-cell table:style-name="ce4" office:value-type="float" office:value="0.000000397321425766522" calcext:value-type="float">
            <text:p>3,97E-07</text:p>
          </table:table-cell>
          <table:table-cell table:style-name="ce4" office:value-type="float" office:value="0.000000358633709141834" calcext:value-type="float">
            <text:p>3,59E-07</text:p>
          </table:table-cell>
          <table:table-cell table:style-name="ce4" office:value-type="float" office:value="0.000000325457497195583" calcext:value-type="float">
            <text:p>3,25E-07</text:p>
          </table:table-cell>
          <table:table-cell table:style-name="ce4" office:value-type="float" office:value="0.000000296582250487107" calcext:value-type="float">
            <text:p>2,97E-07</text:p>
          </table:table-cell>
          <table:table-cell table:style-name="ce4" office:value-type="float" office:value="0.000000271554898621996" calcext:value-type="float">
            <text:p>2,72E-07</text:p>
          </table:table-cell>
        </table:table-row>
        <table:table-row table:style-name="ro1">
          <table:table-cell table:style-name="ce1" office:value-type="string" calcext:value-type="string">
            <text:p>cos-1-1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0394" calcext:value-type="float">
            <text:p>3,94E-07</text:p>
          </table:table-cell>
          <table:table-cell table:style-name="ce2" table:formula="of:=AVERAGE([.E51:.F51])" office:value-type="float" office:value="1.99301341013549" calcext:value-type="float">
            <text:p>1,99301341013549</text:p>
          </table:table-cell>
          <table:table-cell table:style-name="ce2" office:value-type="float" office:value="1.99407682027098" calcext:value-type="float">
            <text:p>1,99407682027098</text:p>
          </table:table-cell>
          <table:table-cell table:style-name="ce2" office:value-type="float" office:value="1.99195" calcext:value-type="float">
            <text:p>1,99195</text:p>
          </table:table-cell>
          <table:table-cell table:formula="of:=[.C51]-[.C52]" office:value-type="float" office:value="0" calcext:value-type="float">
            <text:p>0</text:p>
          </table:table-cell>
          <table:table-cell table:formula="of:=[.F51]-[.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4" office:value-type="float" office:value="0.000000559937830052014" calcext:value-type="float">
            <text:p>5,60E-07</text:p>
          </table:table-cell>
          <table:table-cell table:style-name="ce4" office:value-type="float" office:value="0.000000496105008088183" calcext:value-type="float">
            <text:p>4,96E-07</text:p>
          </table:table-cell>
          <table:table-cell table:style-name="ce4" office:value-type="float" office:value="0.000000442516534528219" calcext:value-type="float">
            <text:p>4,43E-07</text:p>
          </table:table-cell>
          <table:table-cell table:style-name="ce4" office:value-type="float" office:value="0.000000397321427245092" calcext:value-type="float">
            <text:p>3,97E-07</text:p>
          </table:table-cell>
          <table:table-cell table:style-name="ce4" office:value-type="float" office:value="0.000000358633709807503" calcext:value-type="float">
            <text:p>3,59E-07</text:p>
          </table:table-cell>
          <table:table-cell table:style-name="ce4" office:value-type="float" office:value="0.000000325457496164489" calcext:value-type="float">
            <text:p>3,25E-07</text:p>
          </table:table-cell>
          <table:table-cell table:style-name="ce4" office:value-type="float" office:value="0.000000296582250548565" calcext:value-type="float">
            <text:p>2,97E-07</text:p>
          </table:table-cell>
          <table:table-cell table:style-name="ce4" office:value-type="float" office:value="0.000000271554899459598" calcext:value-type="float">
            <text:p>2,72E-07</text:p>
          </table:table-cell>
        </table:table-row>
        <table:table-row table:style-name="ro1">
          <table:table-cell table:style-name="ce1" office:value-type="string" calcext:value-type="string">
            <text:p>cos-2-1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0394" calcext:value-type="float">
            <text:p>3,94E-07</text:p>
          </table:table-cell>
          <table:table-cell table:style-name="ce2" table:formula="of:=AVERAGE([.E52:.F52])" office:value-type="float" office:value="1.99301341013549" calcext:value-type="float">
            <text:p>1,99301341013549</text:p>
          </table:table-cell>
          <table:table-cell table:style-name="ce2" office:value-type="float" office:value="1.99407682027098" calcext:value-type="float">
            <text:p>1,99407682027098</text:p>
          </table:table-cell>
          <table:table-cell table:style-name="ce2" office:value-type="float" office:value="1.99195" calcext:value-type="float">
            <text:p>1,99195</text:p>
          </table:table-cell>
          <table:table-cell table:formula="of:=[.C52]-[.C53]" office:value-type="float" office:value="0" calcext:value-type="float">
            <text:p>0</text:p>
          </table:table-cell>
          <table:table-cell table:formula="of:=[.F52]-[.F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4" office:value-type="float" office:value="0.000000559937830052014" calcext:value-type="float">
            <text:p>5,60E-07</text:p>
          </table:table-cell>
          <table:table-cell table:style-name="ce4" office:value-type="float" office:value="0.000000496105008088183" calcext:value-type="float">
            <text:p>4,96E-07</text:p>
          </table:table-cell>
          <table:table-cell table:style-name="ce4" office:value-type="float" office:value="0.000000442516534528219" calcext:value-type="float">
            <text:p>4,43E-07</text:p>
          </table:table-cell>
          <table:table-cell table:style-name="ce4" office:value-type="float" office:value="0.000000397321427245092" calcext:value-type="float">
            <text:p>3,97E-07</text:p>
          </table:table-cell>
          <table:table-cell table:style-name="ce4" office:value-type="float" office:value="0.000000358633709807503" calcext:value-type="float">
            <text:p>3,59E-07</text:p>
          </table:table-cell>
          <table:table-cell table:style-name="ce4" office:value-type="float" office:value="0.000000325457496164489" calcext:value-type="float">
            <text:p>3,25E-07</text:p>
          </table:table-cell>
          <table:table-cell table:style-name="ce4" office:value-type="float" office:value="0.000000296582250548565" calcext:value-type="float">
            <text:p>2,97E-07</text:p>
          </table:table-cell>
          <table:table-cell table:style-name="ce4" office:value-type="float" office:value="0.000000271554899459598" calcext:value-type="float">
            <text:p>2,72E-07</text:p>
          </table:table-cell>
        </table:table-row>
        <table:table-row table:style-name="ro1">
          <table:table-cell table:style-name="ce1" office:value-type="string" calcext:value-type="string">
            <text:p>cos-2-2d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00000394" calcext:value-type="float">
            <text:p>3,94E-07</text:p>
          </table:table-cell>
          <table:table-cell table:style-name="ce2" table:formula="of:=AVERAGE([.E53:.F53])" office:value-type="float" office:value="1.99301341013549" calcext:value-type="float">
            <text:p>1,99301341013549</text:p>
          </table:table-cell>
          <table:table-cell table:style-name="ce2" office:value-type="float" office:value="1.99407682027098" calcext:value-type="float">
            <text:p>1,99407682027098</text:p>
          </table:table-cell>
          <table:table-cell table:style-name="ce2" office:value-type="float" office:value="1.99195" calcext:value-type="float">
            <text:p>1,99195</text:p>
          </table:table-cell>
          <table:table-cell table:formula="of:=[.C53]-[.C54]" office:value-type="float" office:value="0" calcext:value-type="float">
            <text:p>0</text:p>
          </table:table-cell>
          <table:table-cell table:formula="of:=[.F53]-[.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4" office:value-type="float" office:value="0.000000559937830052014" calcext:value-type="float">
            <text:p>5,60E-07</text:p>
          </table:table-cell>
          <table:table-cell table:style-name="ce4" office:value-type="float" office:value="0.000000496105008088183" calcext:value-type="float">
            <text:p>4,96E-07</text:p>
          </table:table-cell>
          <table:table-cell table:style-name="ce4" office:value-type="float" office:value="0.000000442516534528219" calcext:value-type="float">
            <text:p>4,43E-07</text:p>
          </table:table-cell>
          <table:table-cell table:style-name="ce4" office:value-type="float" office:value="0.000000397321427245092" calcext:value-type="float">
            <text:p>3,97E-07</text:p>
          </table:table-cell>
          <table:table-cell table:style-name="ce4" office:value-type="float" office:value="0.000000358633709807503" calcext:value-type="float">
            <text:p>3,59E-07</text:p>
          </table:table-cell>
          <table:table-cell table:style-name="ce4" office:value-type="float" office:value="0.000000325457496164489" calcext:value-type="float">
            <text:p>3,25E-07</text:p>
          </table:table-cell>
          <table:table-cell table:style-name="ce4" office:value-type="float" office:value="0.000000296582250548565" calcext:value-type="float">
            <text:p>2,97E-07</text:p>
          </table:table-cell>
          <table:table-cell table:style-name="ce4" office:value-type="float" office:value="0.000000271554899459598" calcext:value-type="float">
            <text:p>2,72E-07</text:p>
          </table:table-cell>
        </table:table-row>
        <table:table-row table:style-name="ro1">
          <table:table-cell table:style-name="ce1" office:value-type="string" calcext:value-type="string">
            <text:p>p-cos-s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00394" calcext:value-type="float">
            <text:p>3,94E-07</text:p>
          </table:table-cell>
          <table:table-cell table:style-name="ce2" table:formula="of:=AVERAGE([.E54:.F54])" office:value-type="float" office:value="1.99301341013549" calcext:value-type="float">
            <text:p>1,99301341013549</text:p>
          </table:table-cell>
          <table:table-cell table:style-name="ce2" office:value-type="float" office:value="1.99407682027098" calcext:value-type="float">
            <text:p>1,99407682027098</text:p>
          </table:table-cell>
          <table:table-cell table:style-name="ce2" office:value-type="float" office:value="1.99195" calcext:value-type="float">
            <text:p>1,99195</text:p>
          </table:table-cell>
          <table:table-cell table:formula="of:=[.C54]-[.C55]" office:value-type="float" office:value="-0.006855718" calcext:value-type="float">
            <text:p>-0,006855718</text:p>
          </table:table-cell>
          <table:table-cell table:formula="of:=[.F54]-[.F55]" office:value-type="float" office:value="0.00157000000000007" calcext:value-type="float">
            <text:p>0,00157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4" office:value-type="float" office:value="0.000000559937830052014" calcext:value-type="float">
            <text:p>5,60E-07</text:p>
          </table:table-cell>
          <table:table-cell table:style-name="ce4" office:value-type="float" office:value="0.000000496105008088183" calcext:value-type="float">
            <text:p>4,96E-07</text:p>
          </table:table-cell>
          <table:table-cell table:style-name="ce4" office:value-type="float" office:value="0.000000442516534528219" calcext:value-type="float">
            <text:p>4,43E-07</text:p>
          </table:table-cell>
          <table:table-cell table:style-name="ce4" office:value-type="float" office:value="0.000000397321427245092" calcext:value-type="float">
            <text:p>3,97E-07</text:p>
          </table:table-cell>
          <table:table-cell table:style-name="ce4" office:value-type="float" office:value="0.000000358633709807503" calcext:value-type="float">
            <text:p>3,59E-07</text:p>
          </table:table-cell>
          <table:table-cell table:style-name="ce4" office:value-type="float" office:value="0.000000325457496164489" calcext:value-type="float">
            <text:p>3,25E-07</text:p>
          </table:table-cell>
          <table:table-cell table:style-name="ce4" office:value-type="float" office:value="0.000000296582250548565" calcext:value-type="float">
            <text:p>2,97E-07</text:p>
          </table:table-cell>
          <table:table-cell table:style-name="ce4" office:value-type="float" office:value="0.000000271554899459598" calcext:value-type="float">
            <text:p>2,72E-07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" calcext:value-type="float">
            <text:p>1</text:p>
          </table:table-cell>
          <table:table-cell office:value-type="float" office:value="0.006856112" calcext:value-type="float">
            <text:p>0,006856112</text:p>
          </table:table-cell>
          <table:table-cell table:style-name="ce2" table:formula="of:=AVERAGE([.E55:.F55])" office:value-type="float" office:value="18.0712870709983" calcext:value-type="float">
            <text:p>18,0712870709983</text:p>
          </table:table-cell>
          <table:table-cell table:style-name="ce2" office:value-type="float" office:value="34.1521941419966" calcext:value-type="float">
            <text:p>34,1521941419966</text:p>
          </table:table-cell>
          <table:table-cell table:style-name="ce2" office:value-type="float" office:value="1.99038" calcext:value-type="float">
            <text:p>1,99038</text:p>
          </table:table-cell>
          <table:table-cell table:formula="of:=[.C55]-[.C56]" office:value-type="float" office:value="0.006855934" calcext:value-type="float">
            <text:p>0,006855934</text:p>
          </table:table-cell>
          <table:table-cell table:formula="of:=[.F55]-[.F56]" office:value-type="float" office:value="0.00818999999999992" calcext:value-type="float">
            <text:p>0,00819</text:p>
          </table:table-cell>
          <table:table-cell office:value-type="float" office:value="0" calcext:value-type="float">
            <text:p>0</text:p>
          </table:table-cell>
          <table:table-cell office:value-type="float" office:value="194.504701411186" calcext:value-type="float">
            <text:p>194,504701411186</text:p>
          </table:table-cell>
          <table:table-cell office:value-type="float" office:value="1.999851814599" calcext:value-type="float">
            <text:p>1,999851814599</text:p>
          </table:table-cell>
          <table:table-cell office:value-type="float" office:value="1.991110991914" calcext:value-type="float">
            <text:p>1,991110991914</text:p>
          </table:table-cell>
          <table:table-cell office:value-type="float" office:value="1.99667426767" calcext:value-type="float">
            <text:p>1,99667426767</text:p>
          </table:table-cell>
          <table:table-cell office:value-type="float" office:value="1.987491623301" calcext:value-type="float">
            <text:p>1,987491623301</text:p>
          </table:table-cell>
          <table:table-cell office:value-type="float" office:value="1.996588724544" calcext:value-type="float">
            <text:p>1,996588724544</text:p>
          </table:table-cell>
          <table:table-cell office:value-type="float" office:value="1.980018958247" calcext:value-type="float">
            <text:p>1,980018958247</text:p>
          </table:table-cell>
          <table:table-cell office:value-type="float" office:value="0.054846731558568" calcext:value-type="float">
            <text:p>0,054846731558568</text:p>
          </table:table-cell>
          <table:table-cell table:style-name="ce4" office:value-type="float" office:value="0.000000415000277794897" calcext:value-type="float">
            <text:p>4,15E-07</text:p>
          </table:table-cell>
          <table:table-cell table:style-name="ce4" office:value-type="float" office:value="0.000000370173136241527" calcext:value-type="float">
            <text:p>3,70E-07</text:p>
          </table:table-cell>
          <table:table-cell table:style-name="ce4" office:value-type="float" office:value="0.000000332392664153746" calcext:value-type="float">
            <text:p>3,32E-07</text:p>
          </table:table-cell>
          <table:table-cell table:style-name="ce4" office:value-type="float" office:value="0.000000300035557429364" calcext:value-type="float">
            <text:p>3,00E-07</text:p>
          </table:table-cell>
          <table:table-cell table:style-name="ce4" office:value-type="float" office:value="0.000000272307229696731" calcext:value-type="float">
            <text:p>2,72E-07</text:p>
          </table:table-cell>
          <table:table-cell table:style-name="ce4" office:value-type="float" office:value="0.000000248154022319609" calcext:value-type="float">
            <text:p>2,48E-07</text:p>
          </table:table-cell>
          <table:table-cell table:style-name="ce4" office:value-type="float" office:value="0.000000227246260735066" calcext:value-type="float">
            <text:p>2,27E-07</text:p>
          </table:table-cell>
        </table:table-row>
        <table:table-row table:style-name="ro1">
          <table:table-cell table:style-name="ce1" office:value-type="string" calcext:value-type="string">
            <text:p>p*3-s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00178" calcext:value-type="float">
            <text:p>1,78E-07</text:p>
          </table:table-cell>
          <table:table-cell table:style-name="ce2" table:formula="of:=AVERAGE([.E56:.F56])" office:value-type="float" office:value="1.9845409394156" calcext:value-type="float">
            <text:p>1,9845409394156</text:p>
          </table:table-cell>
          <table:table-cell table:style-name="ce2" office:value-type="float" office:value="1.9868918788312" calcext:value-type="float">
            <text:p>1,9868918788312</text:p>
          </table:table-cell>
          <table:table-cell table:style-name="ce2" office:value-type="float" office:value="1.98219" calcext:value-type="float">
            <text:p>1,98219</text:p>
          </table:table-cell>
          <table:table-cell table:formula="of:=[.C56]-[.C57]" office:value-type="float" office:value="-0.00181839" calcext:value-type="float">
            <text:p>-0,00181839</text:p>
          </table:table-cell>
          <table:table-cell table:formula="of:=[.F56]-[.F57]" office:value-type="float" office:value="0.85816" calcext:value-type="float">
            <text:p>0,85816</text:p>
          </table:table-cell>
          <table:table-cell office:value-type="float" office:value="0" calcext:value-type="float">
            <text:p>0</text:p>
          </table:table-cell>
          <table:table-cell office:value-type="float" office:value="1.992286365119" calcext:value-type="float">
            <text:p>1,992286365119</text:p>
          </table:table-cell>
          <table:table-cell office:value-type="float" office:value="1.999721432669" calcext:value-type="float">
            <text:p>1,999721432669</text:p>
          </table:table-cell>
          <table:table-cell office:value-type="float" office:value="1.983544774149" calcext:value-type="float">
            <text:p>1,983544774149</text:p>
          </table:table-cell>
          <table:table-cell office:value-type="float" office:value="1.993824224947" calcext:value-type="float">
            <text:p>1,993824224947</text:p>
          </table:table-cell>
          <table:table-cell office:value-type="float" office:value="1.976842538279" calcext:value-type="float">
            <text:p>1,976842538279</text:p>
          </table:table-cell>
          <table:table-cell office:value-type="float" office:value="1.993681084749" calcext:value-type="float">
            <text:p>1,993681084749</text:p>
          </table:table-cell>
          <table:table-cell office:value-type="float" office:value="1.963034672994" calcext:value-type="float">
            <text:p>1,963034672994</text:p>
          </table:table-cell>
          <table:table-cell table:style-name="ce4" office:value-type="float" office:value="0.000000252677046360531" calcext:value-type="float">
            <text:p>2,53E-07</text:p>
          </table:table-cell>
          <table:table-cell table:style-name="ce4" office:value-type="float" office:value="0.000000223929343048774" calcext:value-type="float">
            <text:p>2,24E-07</text:p>
          </table:table-cell>
          <table:table-cell table:style-name="ce4" office:value-type="float" office:value="0.000000199742625249924" calcext:value-type="float">
            <text:p>2,00E-07</text:p>
          </table:table-cell>
          <table:table-cell table:style-name="ce4" office:value-type="float" office:value="0.000000179429955167014" calcext:value-type="float">
            <text:p>1,79E-07</text:p>
          </table:table-cell>
          <table:table-cell table:style-name="ce4" office:value-type="float" office:value="0.000000161986839930207" calcext:value-type="float">
            <text:p>1,62E-07</text:p>
          </table:table-cell>
          <table:table-cell table:style-name="ce4" office:value-type="float" office:value="0.000000147092938979188" calcext:value-type="float">
            <text:p>1,47E-07</text:p>
          </table:table-cell>
          <table:table-cell table:style-name="ce4" office:value-type="float" office:value="0.000000134064167828091" calcext:value-type="float">
            <text:p>1,34E-07</text:p>
          </table:table-cell>
          <table:table-cell table:style-name="ce4" office:value-type="float" office:value="0.000000122861560673788" calcext:value-type="float">
            <text:p>1,23E-07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25" calcext:value-type="float">
            <text:p>1,25</text:p>
          </table:table-cell>
          <table:table-cell office:value-type="float" office:value="0.001818568" calcext:value-type="float">
            <text:p>0,001818568</text:p>
          </table:table-cell>
          <table:table-cell table:style-name="ce2" table:formula="of:=AVERAGE([.E57:.F57])" office:value-type="float" office:value="3.15342993464916" calcext:value-type="float">
            <text:p>3,15342993464916</text:p>
          </table:table-cell>
          <table:table-cell table:style-name="ce2" office:value-type="float" office:value="5.18282986929832" calcext:value-type="float">
            <text:p>5,18282986929832</text:p>
          </table:table-cell>
          <table:table-cell office:value-type="float" office:value="1.12403" calcext:value-type="float">
            <text:p>1,12403</text:p>
          </table:table-cell>
          <table:table-cell table:formula="of:=[.C57]-[.C58]" office:value-type="float" office:value="0.001810469" calcext:value-type="float">
            <text:p>0,001810469</text:p>
          </table:table-cell>
          <table:table-cell table:formula="of:=[.F57]-[.F58]" office:value-type="float" office:value="0.474" calcext:value-type="float">
            <text:p>0,474</text:p>
          </table:table-cell>
          <table:table-cell office:value-type="float" office:value="0" calcext:value-type="float">
            <text:p>0</text:p>
          </table:table-cell>
          <table:table-cell office:value-type="float" office:value="31.052526937898" calcext:value-type="float">
            <text:p>31,052526937898</text:p>
          </table:table-cell>
          <table:table-cell office:value-type="float" office:value="-0.006966047228" calcext:value-type="float">
            <text:p>-0,006966047228</text:p>
          </table:table-cell>
          <table:table-cell office:value-type="float" office:value="-0.006225248581" calcext:value-type="float">
            <text:p>-0,006225248581</text:p>
          </table:table-cell>
          <table:table-cell office:value-type="float" office:value="-36.692297736826" calcext:value-type="float">
            <text:p>-36,692297736826</text:p>
          </table:table-cell>
          <table:table-cell office:value-type="float" office:value="-0.00086601146" calcext:value-type="float">
            <text:p>-0,00086601146</text:p>
          </table:table-cell>
          <table:table-cell office:value-type="float" office:value="-0.00078812828" calcext:value-type="float">
            <text:p>-0,00078812828</text:p>
          </table:table-cell>
          <table:table-cell office:value-type="float" office:value="42.320306728622" calcext:value-type="float">
            <text:p>42,320306728622</text:p>
          </table:table-cell>
          <table:table-cell office:value-type="float" office:value="0.00315578120582528" calcext:value-type="float">
            <text:p>0,003155781205825</text:p>
          </table:table-cell>
          <table:table-cell office:value-type="float" office:value="0.000480315726441416" calcext:value-type="float">
            <text:p>0,000480315726441</text:p>
          </table:table-cell>
          <table:table-cell office:value-type="float" office:value="0.000480507010973757" calcext:value-type="float">
            <text:p>0,000480507010974</text:p>
          </table:table-cell>
          <table:table-cell office:value-type="float" office:value="0.000480668768153598" calcext:value-type="float">
            <text:p>0,000480668768154</text:p>
          </table:table-cell>
          <table:table-cell office:value-type="float" office:value="0.00315658880292393" calcext:value-type="float">
            <text:p>0,003156588802924</text:p>
          </table:table-cell>
          <table:table-cell office:value-type="float" office:value="0.00315672218058745" calcext:value-type="float">
            <text:p>0,003156722180587</text:p>
          </table:table-cell>
          <table:table-cell office:value-type="float" office:value="0.00315683791995008" calcext:value-type="float">
            <text:p>0,00315683791995</text:p>
          </table:table-cell>
          <table:table-cell office:value-type="float" office:value="0.000481118653577365" calcext:value-type="float">
            <text:p>0,000481118653577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.2" calcext:value-type="float">
            <text:p>2,2</text:p>
          </table:table-cell>
          <table:table-cell office:value-type="float" office:value="0.000008099" calcext:value-type="float">
            <text:p>8,099E-06</text:p>
          </table:table-cell>
          <table:table-cell table:style-name="Default" table:formula="of:=AVERAGE([.E58:.F58])" office:value-type="float" office:value="0.679270716200078" calcext:value-type="float">
            <text:p>0,679270716200078</text:p>
          </table:table-cell>
          <table:table-cell table:style-name="Default" office:value-type="float" office:value="0.708511432400156" calcext:value-type="float">
            <text:p>0,708511432400156</text:p>
          </table:table-cell>
          <table:table-cell office:value-type="float" office:value="0.65003" calcext:value-type="float">
            <text:p>0,65003</text:p>
          </table:table-cell>
          <table:table-cell table:formula="of:=[.C58]-[.C59]" office:value-type="float" office:value="-0.000002277" calcext:value-type="float">
            <text:p>-2,277E-06</text:p>
          </table:table-cell>
          <table:table-cell table:formula="of:=[.F58]-[.F59]" office:value-type="float" office:value="0.0509700000000001" calcext:value-type="float">
            <text:p>0,05097</text:p>
          </table:table-cell>
          <table:table-cell office:value-type="float" office:value="0" calcext:value-type="float">
            <text:p>0</text:p>
          </table:table-cell>
          <table:table-cell office:value-type="float" office:value="0.849013195064" calcext:value-type="float">
            <text:p>0,849013195064</text:p>
          </table:table-cell>
          <table:table-cell office:value-type="float" office:value="0.792206423425" calcext:value-type="float">
            <text:p>0,792206423425</text:p>
          </table:table-cell>
          <table:table-cell office:value-type="float" office:value="0.739373107258" calcext:value-type="float">
            <text:p>0,739373107258</text:p>
          </table:table-cell>
          <table:table-cell office:value-type="float" office:value="0.691191403481" calcext:value-type="float">
            <text:p>0,691191403481</text:p>
          </table:table-cell>
          <table:table-cell office:value-type="float" office:value="0.646328553269" calcext:value-type="float">
            <text:p>0,646328553269</text:p>
          </table:table-cell>
          <table:table-cell office:value-type="float" office:value="0.605735068027" calcext:value-type="float">
            <text:p>0,605735068027</text:p>
          </table:table-cell>
          <table:table-cell office:value-type="float" office:value="0.567530029208" calcext:value-type="float">
            <text:p>0,567530029208</text:p>
          </table:table-cell>
          <table:table-cell table:style-name="ce4" office:value-type="float" office:value="0.00000931765728145087" calcext:value-type="float">
            <text:p>9,32E-06</text:p>
          </table:table-cell>
          <table:table-cell table:style-name="ce4" office:value-type="float" office:value="0.00000885020062789032" calcext:value-type="float">
            <text:p>8,85E-06</text:p>
          </table:table-cell>
          <table:table-cell table:style-name="ce4" office:value-type="float" office:value="0.0000084583901506053" calcext:value-type="float">
            <text:p>8,46E-06</text:p>
          </table:table-cell>
          <table:table-cell table:style-name="ce4" office:value-type="float" office:value="0.00000812692819682365" calcext:value-type="float">
            <text:p>8,13E-06</text:p>
          </table:table-cell>
          <table:table-cell table:style-name="ce4" office:value-type="float" office:value="0.00000784384801708405" calcext:value-type="float">
            <text:p>7,84E-06</text:p>
          </table:table-cell>
          <table:table-cell table:style-name="ce4" office:value-type="float" office:value="0.00000760035575628746" calcext:value-type="float">
            <text:p>7,60E-06</text:p>
          </table:table-cell>
          <table:table-cell table:style-name="ce4" office:value-type="float" office:value="0.00000738917618240793" calcext:value-type="float">
            <text:p>7,39E-06</text:p>
          </table:table-cell>
          <table:table-cell table:style-name="ce4" office:value-type="float" office:value="0.00000720509591242895" calcext:value-type="float">
            <text:p>7,21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2" calcext:value-type="float">
            <text:p>2,2</text:p>
          </table:table-cell>
          <table:table-cell office:value-type="float" office:value="0.000010376" calcext:value-type="float">
            <text:p>1,0376E-05</text:p>
          </table:table-cell>
          <table:table-cell table:style-name="Default" table:formula="of:=AVERAGE([.E59:.F59])" office:value-type="float" office:value="0.628098392154929" calcext:value-type="float">
            <text:p>0,628098392154929</text:p>
          </table:table-cell>
          <table:table-cell table:style-name="Default" office:value-type="float" office:value="0.657136784309858" calcext:value-type="float">
            <text:p>0,657136784309858</text:p>
          </table:table-cell>
          <table:table-cell office:value-type="float" office:value="0.59906" calcext:value-type="float">
            <text:p>0,59906</text:p>
          </table:table-cell>
          <table:table-cell table:formula="of:=[.C59]-[.C60]" office:value-type="float" office:value="-0.547899114" calcext:value-type="float">
            <text:p>-0,547899114</text:p>
          </table:table-cell>
          <table:table-cell table:formula="of:=[.F59]-[.F60]" office:value-type="float" office:value="0.14671" calcext:value-type="float">
            <text:p>0,14671</text:p>
          </table:table-cell>
          <table:table-cell office:value-type="float" office:value="0" calcext:value-type="float">
            <text:p>0</text:p>
          </table:table-cell>
          <table:table-cell office:value-type="float" office:value="0.797256599726" calcext:value-type="float">
            <text:p>0,797256599726</text:p>
          </table:table-cell>
          <table:table-cell office:value-type="float" office:value="0.739791644662" calcext:value-type="float">
            <text:p>0,739791644662</text:p>
          </table:table-cell>
          <table:table-cell office:value-type="float" office:value="0.687466233297" calcext:value-type="float">
            <text:p>0,687466233297</text:p>
          </table:table-cell>
          <table:table-cell office:value-type="float" office:value="0.639192532188" calcext:value-type="float">
            <text:p>0,639192532188</text:p>
          </table:table-cell>
          <table:table-cell office:value-type="float" office:value="0.595417235669" calcext:value-type="float">
            <text:p>0,595417235669</text:p>
          </table:table-cell>
          <table:table-cell office:value-type="float" office:value="0.554845539261" calcext:value-type="float">
            <text:p>0,554845539261</text:p>
          </table:table-cell>
          <table:table-cell office:value-type="float" office:value="0.51836515482" calcext:value-type="float">
            <text:p>0,51836515482</text:p>
          </table:table-cell>
          <table:table-cell table:style-name="ce4" office:value-type="float" office:value="0.0000118260725194169" calcext:value-type="float">
            <text:p>1,18E-05</text:p>
          </table:table-cell>
          <table:table-cell table:style-name="ce4" office:value-type="float" office:value="0.0000112680721122568" calcext:value-type="float">
            <text:p>1,13E-05</text:p>
          </table:table-cell>
          <table:table-cell table:style-name="ce4" office:value-type="float" office:value="0.0000108015315336924" calcext:value-type="float">
            <text:p>1,08E-05</text:p>
          </table:table-cell>
          <table:table-cell table:style-name="ce4" office:value-type="float" office:value="0.0000104074151137891" calcext:value-type="float">
            <text:p>1,04E-05</text:p>
          </table:table-cell>
          <table:table-cell table:style-name="ce4" office:value-type="float" office:value="0.0000100717276198798" calcext:value-type="float">
            <text:p>1,01E-05</text:p>
          </table:table-cell>
          <table:table-cell table:style-name="ce4" office:value-type="float" office:value="0.0000097833479182642" calcext:value-type="float">
            <text:p>9,78E-06</text:p>
          </table:table-cell>
          <table:table-cell table:style-name="ce4" office:value-type="float" office:value="0.00000953405690341505" calcext:value-type="float">
            <text:p>9,53E-06</text:p>
          </table:table-cell>
          <table:table-cell table:style-name="ce4" office:value-type="float" office:value="0.000009316882531835" calcext:value-type="float">
            <text:p>9,32E-06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5" calcext:value-type="float">
            <text:p>2,5</text:p>
          </table:table-cell>
          <table:table-cell table:style-name="ce3" office:value-type="float" office:value="0.54790949" calcext:value-type="float">
            <text:p>0,54790949</text:p>
          </table:table-cell>
          <table:table-cell table:style-name="ce2" table:formula="of:=AVERAGE([.E60:.F60])" office:value-type="float" office:value="1.76505404200096" calcext:value-type="float">
            <text:p>1,76505404200096</text:p>
          </table:table-cell>
          <table:table-cell table:style-name="ce2" office:value-type="float" office:value="3.07775808400191" calcext:value-type="float">
            <text:p>3,07775808400191</text:p>
          </table:table-cell>
          <table:table-cell table:style-name="ce2" office:value-type="float" office:value="0.45235" calcext:value-type="float">
            <text:p>0,45235</text:p>
          </table:table-cell>
          <table:table-cell table:formula="of:=[.C60]-[.C61]" office:value-type="float" office:value="0.547894981" calcext:value-type="float">
            <text:p>0,547894981</text:p>
          </table:table-cell>
          <table:table-cell table:formula="of:=[.F60]-[.F61]" office:value-type="float" office:value="0.07731" calcext:value-type="float">
            <text:p>0,07731</text:p>
          </table:table-cell>
          <table:table-cell office:value-type="float" office:value="0" calcext:value-type="float">
            <text:p>0</text:p>
          </table:table-cell>
          <table:table-cell office:value-type="float" office:value="17.972109136782" calcext:value-type="float">
            <text:p>17,972109136782</text:p>
          </table:table-cell>
          <table:table-cell office:value-type="float" office:value="0.479156688599" calcext:value-type="float">
            <text:p>0,479156688599</text:p>
          </table:table-cell>
          <table:table-cell table:style-name="ce4" office:value-type="float" office:value="-0.000023677005" calcext:value-type="float">
            <text:p>-2,37E-05</text:p>
          </table:table-cell>
          <table:table-cell office:value-type="float" office:value="-21.776350615775" calcext:value-type="float">
            <text:p>-21,776350615775</text:p>
          </table:table-cell>
          <table:table-cell office:value-type="float" office:value="22.331217102639" calcext:value-type="float">
            <text:p>22,331217102639</text:p>
          </table:table-cell>
          <table:table-cell office:value-type="float" office:value="-23.421244750133" calcext:value-type="float">
            <text:p>-23,421244750133</text:p>
          </table:table-cell>
          <table:table-cell office:value-type="float" office:value="25.128140320288" calcext:value-type="float">
            <text:p>25,128140320288</text:p>
          </table:table-cell>
          <table:table-cell office:value-type="float" office:value="0.941690428448272" calcext:value-type="float">
            <text:p>0,941690428448272</text:p>
          </table:table-cell>
          <table:table-cell office:value-type="float" office:value="0.316753626644216" calcext:value-type="float">
            <text:p>0,316753626644216</text:p>
          </table:table-cell>
          <table:table-cell office:value-type="float" office:value="0.308196150450767" calcext:value-type="float">
            <text:p>0,308196150450767</text:p>
          </table:table-cell>
          <table:table-cell office:value-type="float" office:value="0.308196544988278" calcext:value-type="float">
            <text:p>0,308196544988278</text:p>
          </table:table-cell>
          <table:table-cell office:value-type="float" office:value="0.9417298738699" calcext:value-type="float">
            <text:p>0,9417298738699</text:p>
          </table:table-cell>
          <table:table-cell office:value-type="float" office:value="0.316769609842858" calcext:value-type="float">
            <text:p>0,316769609842858</text:p>
          </table:table-cell>
          <table:table-cell office:value-type="float" office:value="0.941742044322822" calcext:value-type="float">
            <text:p>0,941742044322822</text:p>
          </table:table-cell>
          <table:table-cell office:value-type="float" office:value="0.308197641825127" calcext:value-type="float">
            <text:p>0,308197641825127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4509" calcext:value-type="float">
            <text:p>1,4509E-05</text:p>
          </table:table-cell>
          <table:table-cell table:style-name="Default" table:formula="of:=AVERAGE([.E61:.F61])" office:value-type="float" office:value="0.39631681437431" calcext:value-type="float">
            <text:p>0,39631681437431</text:p>
          </table:table-cell>
          <table:table-cell table:style-name="Default" office:value-type="float" office:value="0.41759362874862" calcext:value-type="float">
            <text:p>0,41759362874862</text:p>
          </table:table-cell>
          <table:table-cell office:value-type="float" office:value="0.37504" calcext:value-type="float">
            <text:p>0,37504</text:p>
          </table:table-cell>
          <table:table-cell table:formula="of:=[.C61]-[.C62]" office:value-type="float" office:value="0.000002765" calcext:value-type="float">
            <text:p>2,765E-06</text:p>
          </table:table-cell>
          <table:table-cell table:formula="of:=[.F61]-[.F62]" office:value-type="float" office:value="0.11733" calcext:value-type="float">
            <text:p>0,11733</text:p>
          </table:table-cell>
          <table:table-cell office:value-type="float" office:value="0" calcext:value-type="float">
            <text:p>0</text:p>
          </table:table-cell>
          <table:table-cell office:value-type="float" office:value="0.521414164847" calcext:value-type="float">
            <text:p>0,521414164847</text:p>
          </table:table-cell>
          <table:table-cell office:value-type="float" office:value="0.477393263873" calcext:value-type="float">
            <text:p>0,477393263873</text:p>
          </table:table-cell>
          <table:table-cell office:value-type="float" office:value="0.437984636466" calcext:value-type="float">
            <text:p>0,437984636466</text:p>
          </table:table-cell>
          <table:table-cell office:value-type="float" office:value="0.403122166536" calcext:value-type="float">
            <text:p>0,403122166536</text:p>
          </table:table-cell>
          <table:table-cell office:value-type="float" office:value="0.371689863022" calcext:value-type="float">
            <text:p>0,371689863022</text:p>
          </table:table-cell>
          <table:table-cell office:value-type="float" office:value="0.343906343037" calcext:value-type="float">
            <text:p>0,343906343037</text:p>
          </table:table-cell>
          <table:table-cell office:value-type="float" office:value="0.31850322197" calcext:value-type="float">
            <text:p>0,31850322197</text:p>
          </table:table-cell>
          <table:table-cell table:style-name="ce4" office:value-type="float" office:value="0.0000157901432230121" calcext:value-type="float">
            <text:p>1,58E-05</text:p>
          </table:table-cell>
          <table:table-cell table:style-name="ce4" office:value-type="float" office:value="0.0000152988148124783" calcext:value-type="float">
            <text:p>1,53E-05</text:p>
          </table:table-cell>
          <table:table-cell table:style-name="ce4" office:value-type="float" office:value="0.0000148869995760995" calcext:value-type="float">
            <text:p>1,49E-05</text:p>
          </table:table-cell>
          <table:table-cell table:style-name="ce4" office:value-type="float" office:value="0.0000145386076590139" calcext:value-type="float">
            <text:p>1,45E-05</text:p>
          </table:table-cell>
          <table:table-cell table:style-name="ce4" office:value-type="float" office:value="0.0000142410728566875" calcext:value-type="float">
            <text:p>1,42E-05</text:p>
          </table:table-cell>
          <table:table-cell table:style-name="ce4" office:value-type="float" office:value="0.0000139851413626951" calcext:value-type="float">
            <text:p>1,40E-05</text:p>
          </table:table-cell>
          <table:table-cell table:style-name="ce4" office:value-type="float" office:value="0.0000137631799429867" calcext:value-type="float">
            <text:p>1,38E-05</text:p>
          </table:table-cell>
          <table:table-cell table:style-name="ce4" office:value-type="float" office:value="0.0000135696933603494" calcext:value-type="float">
            <text:p>1,36E-05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011744" calcext:value-type="float">
            <text:p>1,1744E-05</text:p>
          </table:table-cell>
          <table:table-cell table:style-name="Default" table:formula="of:=AVERAGE([.E62:.F62])" office:value-type="float" office:value="0.27372677059157" calcext:value-type="float">
            <text:p>0,27372677059157</text:p>
          </table:table-cell>
          <table:table-cell table:style-name="Default" office:value-type="float" office:value="0.289743541183141" calcext:value-type="float">
            <text:p>0,289743541183141</text:p>
          </table:table-cell>
          <table:table-cell office:value-type="float" office:value="0.25771" calcext:value-type="float">
            <text:p>0,25771</text:p>
          </table:table-cell>
          <table:table-cell table:formula="of:=[.C62]-[.C63]" office:value-type="float" office:value="-0.000015838" calcext:value-type="float">
            <text:p>-1,5838E-05</text:p>
          </table:table-cell>
          <table:table-cell table:formula="of:=[.F62]-[.F63]" office:value-type="float" office:value="0.01104" calcext:value-type="float">
            <text:p>0,01104</text:p>
          </table:table-cell>
          <table:table-cell office:value-type="float" office:value="0" calcext:value-type="float">
            <text:p>0</text:p>
          </table:table-cell>
          <table:table-cell office:value-type="float" office:value="0.368395254262" calcext:value-type="float">
            <text:p>0,368395254262</text:p>
          </table:table-cell>
          <table:table-cell office:value-type="float" office:value="0.334410617495" calcext:value-type="float">
            <text:p>0,334410617495</text:p>
          </table:table-cell>
          <table:table-cell office:value-type="float" office:value="0.30436471364" calcext:value-type="float">
            <text:p>0,30436471364</text:p>
          </table:table-cell>
          <table:table-cell office:value-type="float" office:value="0.278295102638" calcext:value-type="float">
            <text:p>0,278295102638</text:p>
          </table:table-cell>
          <table:table-cell office:value-type="float" office:value="0.25495523697" calcext:value-type="float">
            <text:p>0,25495523697</text:p>
          </table:table-cell>
          <table:table-cell office:value-type="float" office:value="0.234737397112" calcext:value-type="float">
            <text:p>0,234737397112</text:p>
          </table:table-cell>
          <table:table-cell office:value-type="float" office:value="0.216216335815" calcext:value-type="float">
            <text:p>0,216216335815</text:p>
          </table:table-cell>
          <table:table-cell table:style-name="ce4" office:value-type="float" office:value="0.000012461892904845" calcext:value-type="float">
            <text:p>1,25E-05</text:p>
          </table:table-cell>
          <table:table-cell table:style-name="ce4" office:value-type="float" office:value="0.0000121866561795727" calcext:value-type="float">
            <text:p>1,22E-05</text:p>
          </table:table-cell>
          <table:table-cell table:style-name="ce4" office:value-type="float" office:value="0.0000119559279353094" calcext:value-type="float">
            <text:p>1,20E-05</text:p>
          </table:table-cell>
          <table:table-cell table:style-name="ce4" office:value-type="float" office:value="0.0000117607893591267" calcext:value-type="float">
            <text:p>1,18E-05</text:p>
          </table:table-cell>
          <table:table-cell table:style-name="ce4" office:value-type="float" office:value="0.0000115941004861994" calcext:value-type="float">
            <text:p>1,16E-05</text:p>
          </table:table-cell>
          <table:table-cell table:style-name="ce4" office:value-type="float" office:value="0.0000114507712074984" calcext:value-type="float">
            <text:p>1,15E-05</text:p>
          </table:table-cell>
          <table:table-cell table:style-name="ce4" office:value-type="float" office:value="0.0000113264091820577" calcext:value-type="float">
            <text:p>1,13E-05</text:p>
          </table:table-cell>
          <table:table-cell table:style-name="ce4" office:value-type="float" office:value="0.000011218070296754" calcext:value-type="float">
            <text:p>1,12E-05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27582" calcext:value-type="float">
            <text:p>2,7582E-05</text:p>
          </table:table-cell>
          <table:table-cell table:style-name="Default" table:formula="of:=AVERAGE([.E63:.F63])" office:value-type="float" office:value="0.262111270384736" calcext:value-type="float">
            <text:p>0,262111270384736</text:p>
          </table:table-cell>
          <table:table-cell table:style-name="Default" office:value-type="float" office:value="0.277552540769471" calcext:value-type="float">
            <text:p>0,277552540769471</text:p>
          </table:table-cell>
          <table:table-cell office:value-type="float" office:value="0.24667" calcext:value-type="float">
            <text:p>0,24667</text:p>
          </table:table-cell>
          <table:table-cell table:formula="of:=[.C63]-[.C64]" office:value-type="float" office:value="0.000011822" calcext:value-type="float">
            <text:p>1,1822E-05</text:p>
          </table:table-cell>
          <table:table-cell table:formula="of:=[.F63]-[.F64]" office:value-type="float" office:value="0.1295" calcext:value-type="float">
            <text:p>0,1295</text:p>
          </table:table-cell>
          <table:table-cell office:value-type="float" office:value="0" calcext:value-type="float">
            <text:p>0</text:p>
          </table:table-cell>
          <table:table-cell office:value-type="float" office:value="0.353486351131" calcext:value-type="float">
            <text:p>0,353486351131</text:p>
          </table:table-cell>
          <table:table-cell office:value-type="float" office:value="0.32054534703" calcext:value-type="float">
            <text:p>0,32054534703</text:p>
          </table:table-cell>
          <table:table-cell office:value-type="float" office:value="0.291633651627" calcext:value-type="float">
            <text:p>0,291633651627</text:p>
          </table:table-cell>
          <table:table-cell office:value-type="float" office:value="0.266408902893" calcext:value-type="float">
            <text:p>0,266408902893</text:p>
          </table:table-cell>
          <table:table-cell office:value-type="float" office:value="0.244038310723" calcext:value-type="float">
            <text:p>0,244038310723</text:p>
          </table:table-cell>
          <table:table-cell office:value-type="float" office:value="0.22444251357" calcext:value-type="float">
            <text:p>0,22444251357</text:p>
          </table:table-cell>
          <table:table-cell office:value-type="float" office:value="0.206807366149" calcext:value-type="float">
            <text:p>0,206807366149</text:p>
          </table:table-cell>
          <table:table-cell table:style-name="ce4" office:value-type="float" office:value="0.0000291959965029673" calcext:value-type="float">
            <text:p>2,92E-05</text:p>
          </table:table-cell>
          <table:table-cell table:style-name="ce4" office:value-type="float" office:value="0.0000285769833960337" calcext:value-type="float">
            <text:p>2,86E-05</text:p>
          </table:table-cell>
          <table:table-cell table:style-name="ce4" office:value-type="float" office:value="0.0000280581671577286" calcext:value-type="float">
            <text:p>2,81E-05</text:p>
          </table:table-cell>
          <table:table-cell table:style-name="ce4" office:value-type="float" office:value="0.0000276192207045039" calcext:value-type="float">
            <text:p>2,76E-05</text:p>
          </table:table-cell>
          <table:table-cell table:style-name="ce4" office:value-type="float" office:value="0.0000272443713116054" calcext:value-type="float">
            <text:p>2,72E-05</text:p>
          </table:table-cell>
          <table:table-cell table:style-name="ce4" office:value-type="float" office:value="0.0000269219051522202" calcext:value-type="float">
            <text:p>2,69E-05</text:p>
          </table:table-cell>
          <table:table-cell table:style-name="ce4" office:value-type="float" office:value="0.0000266422740406899" calcext:value-type="float">
            <text:p>2,66E-05</text:p>
          </table:table-cell>
          <table:table-cell table:style-name="ce4" office:value-type="float" office:value="0.0000263984752282573" calcext:value-type="float">
            <text:p>2,64E-05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0001576" calcext:value-type="float">
            <text:p>1,576E-05</text:p>
          </table:table-cell>
          <table:table-cell table:style-name="Default" table:formula="of:=AVERAGE([.E64:.F64])" office:value-type="float" office:value="0.1261190637292" calcext:value-type="float">
            <text:p>0,1261190637292</text:p>
          </table:table-cell>
          <table:table-cell table:style-name="Default" office:value-type="float" office:value="0.135068127458399" calcext:value-type="float">
            <text:p>0,135068127458399</text:p>
          </table:table-cell>
          <table:table-cell office:value-type="float" office:value="0.11717" calcext:value-type="float">
            <text:p>0,11717</text:p>
          </table:table-cell>
          <table:table-cell table:formula="of:=[.C64]-[.C65]" office:value-type="float" office:value="-0.000024122" calcext:value-type="float">
            <text:p>-2,4122E-05</text:p>
          </table:table-cell>
          <table:table-cell table:formula="of:=[.F64]-[.F65]" office:value-type="float" office:value="0.02189" calcext:value-type="float">
            <text:p>0,02189</text:p>
          </table:table-cell>
          <table:table-cell office:value-type="float" office:value="0" calcext:value-type="float">
            <text:p>0</text:p>
          </table:table-cell>
          <table:table-cell office:value-type="float" office:value="0.179567948301" calcext:value-type="float">
            <text:p>0,179567948301</text:p>
          </table:table-cell>
          <table:table-cell office:value-type="float" office:value="0.159601326502" calcext:value-type="float">
            <text:p>0,159601326502</text:p>
          </table:table-cell>
          <table:table-cell office:value-type="float" office:value="0.142769554645" calcext:value-type="float">
            <text:p>0,142769554645</text:p>
          </table:table-cell>
          <table:table-cell office:value-type="float" office:value="0.12805689495" calcext:value-type="float">
            <text:p>0,12805689495</text:p>
          </table:table-cell>
          <table:table-cell office:value-type="float" office:value="0.115581143008" calcext:value-type="float">
            <text:p>0,115581143008</text:p>
          </table:table-cell>
          <table:table-cell office:value-type="float" office:value="0.104406236252" calcext:value-type="float">
            <text:p>0,104406236252</text:p>
          </table:table-cell>
          <table:table-cell office:value-type="float" office:value="0.095032273395" calcext:value-type="float">
            <text:p>0,095032273395</text:p>
          </table:table-cell>
          <table:table-cell table:style-name="ce4" office:value-type="float" office:value="0.0000162111087021182" calcext:value-type="float">
            <text:p>1,62E-05</text:p>
          </table:table-cell>
          <table:table-cell table:style-name="ce4" office:value-type="float" office:value="0.0000160355878136253" calcext:value-type="float">
            <text:p>1,60E-05</text:p>
          </table:table-cell>
          <table:table-cell table:style-name="ce4" office:value-type="float" office:value="0.0000158899674480468" calcext:value-type="float">
            <text:p>1,59E-05</text:p>
          </table:table-cell>
          <table:table-cell table:style-name="ce4" office:value-type="float" office:value="0.0000157677825452223" calcext:value-type="float">
            <text:p>1,58E-05</text:p>
          </table:table-cell>
          <table:table-cell table:style-name="ce4" office:value-type="float" office:value="0.0000156645519004469" calcext:value-type="float">
            <text:p>1,57E-05</text:p>
          </table:table-cell>
          <table:table-cell table:style-name="ce4" office:value-type="float" office:value="0.0000155764646053747" calcext:value-type="float">
            <text:p>1,56E-05</text:p>
          </table:table-cell>
          <table:table-cell table:style-name="ce4" office:value-type="float" office:value="0.0000155009934615951" calcext:value-type="float">
            <text:p>1,55E-05</text:p>
          </table:table-cell>
          <table:table-cell table:style-name="ce4" office:value-type="float" office:value="0.0000154356499222632" calcext:value-type="float">
            <text:p>1,54E-05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039882" calcext:value-type="float">
            <text:p>3,9882E-05</text:p>
          </table:table-cell>
          <table:table-cell table:style-name="Default" table:formula="of:=AVERAGE([.E65:.F65])" office:value-type="float" office:value="0.101945497212871" calcext:value-type="float">
            <text:p>0,101945497212871</text:p>
          </table:table-cell>
          <table:table-cell table:style-name="Default" office:value-type="float" office:value="0.108610994425741" calcext:value-type="float">
            <text:p>0,108610994425741</text:p>
          </table:table-cell>
          <table:table-cell office:value-type="float" office:value="0.09528" calcext:value-type="float">
            <text:p>0,09528</text:p>
          </table:table-cell>
          <table:table-cell table:formula="of:=[.C65]-[.C66]" office:value-type="float" office:value="-0.000033704" calcext:value-type="float">
            <text:p>-3,3704E-05</text:p>
          </table:table-cell>
          <table:table-cell table:formula="of:=[.F65]-[.F66]" office:value-type="float" office:value="0.04111" calcext:value-type="float">
            <text:p>0,04111</text:p>
          </table:table-cell>
          <table:table-cell office:value-type="float" office:value="0" calcext:value-type="float">
            <text:p>0</text:p>
          </table:table-cell>
          <table:table-cell office:value-type="float" office:value="0.141674245586" calcext:value-type="float">
            <text:p>0,141674245586</text:p>
          </table:table-cell>
          <table:table-cell office:value-type="float" office:value="0.12695937421" calcext:value-type="float">
            <text:p>0,12695937421</text:p>
          </table:table-cell>
          <table:table-cell office:value-type="float" office:value="0.114295844848" calcext:value-type="float">
            <text:p>0,114295844848</text:p>
          </table:table-cell>
          <table:table-cell office:value-type="float" office:value="0.1034944537" calcext:value-type="float">
            <text:p>0,1034944537</text:p>
          </table:table-cell>
          <table:table-cell office:value-type="float" office:value="0.09403695697" calcext:value-type="float">
            <text:p>0,09403695697</text:p>
          </table:table-cell>
          <table:table-cell office:value-type="float" office:value="0.085923642567" calcext:value-type="float">
            <text:p>0,085923642567</text:p>
          </table:table-cell>
          <table:table-cell office:value-type="float" office:value="0.078653901652" calcext:value-type="float">
            <text:p>0,078653901652</text:p>
          </table:table-cell>
          <table:table-cell table:style-name="ce4" office:value-type="float" office:value="0.0000407917966081505" calcext:value-type="float">
            <text:p>4,08E-05</text:p>
          </table:table-cell>
          <table:table-cell table:style-name="ce4" office:value-type="float" office:value="0.0000404429383136181" calcext:value-type="float">
            <text:p>4,04E-05</text:p>
          </table:table-cell>
          <table:table-cell table:style-name="ce4" office:value-type="float" office:value="0.0000401505144558423" calcext:value-type="float">
            <text:p>4,02E-05</text:p>
          </table:table-cell>
          <table:table-cell table:style-name="ce4" office:value-type="float" office:value="0.0000399031630393535" calcext:value-type="float">
            <text:p>3,99E-05</text:p>
          </table:table-cell>
          <table:table-cell table:style-name="ce4" office:value-type="float" office:value="0.0000396918955065799" calcext:value-type="float">
            <text:p>3,97E-05</text:p>
          </table:table-cell>
          <table:table-cell table:style-name="ce4" office:value-type="float" office:value="0.0000395102030997046" calcext:value-type="float">
            <text:p>3,95E-05</text:p>
          </table:table-cell>
          <table:table-cell table:style-name="ce4" office:value-type="float" office:value="0.0000393525893472335" calcext:value-type="float">
            <text:p>3,94E-05</text:p>
          </table:table-cell>
          <table:table-cell table:style-name="ce4" office:value-type="float" office:value="0.0000392152409554104" calcext:value-type="float">
            <text:p>3,92E-05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73586" calcext:value-type="float">
            <text:p>7,3586E-05</text:p>
          </table:table-cell>
          <table:table-cell table:style-name="Default" table:formula="of:=AVERAGE([.E66:.F66])" office:value-type="float" office:value="0.0580688350646335" calcext:value-type="float">
            <text:p>0,058068835064634</text:p>
          </table:table-cell>
          <table:table-cell table:style-name="Default" office:value-type="float" office:value="0.061967670129267" calcext:value-type="float">
            <text:p>0,061967670129267</text:p>
          </table:table-cell>
          <table:table-cell office:value-type="float" office:value="0.05417" calcext:value-type="float">
            <text:p>0,05417</text:p>
          </table:table-cell>
          <table:table-cell table:formula="of:=[.C66]-[.C67]" office:value-type="float" office:value="-0.000079627" calcext:value-type="float">
            <text:p>-7,9627E-05</text:p>
          </table:table-cell>
          <table:table-cell table:formula="of:=[.F66]-[.F67]" office:value-type="float" office:value="0.02129" calcext:value-type="float">
            <text:p>0,02129</text:p>
          </table:table-cell>
          <table:table-cell office:value-type="float" office:value="0" calcext:value-type="float">
            <text:p>0</text:p>
          </table:table-cell>
          <table:table-cell office:value-type="float" office:value="0.081366282261" calcext:value-type="float">
            <text:p>0,081366282261</text:p>
          </table:table-cell>
          <table:table-cell office:value-type="float" office:value="0.072668246977" calcext:value-type="float">
            <text:p>0,072668246977</text:p>
          </table:table-cell>
          <table:table-cell office:value-type="float" office:value="0.065233574332" calcext:value-type="float">
            <text:p>0,065233574332</text:p>
          </table:table-cell>
          <table:table-cell office:value-type="float" office:value="0.058921926972" calcext:value-type="float">
            <text:p>0,058921926972</text:p>
          </table:table-cell>
          <table:table-cell office:value-type="float" office:value="0.053425123883" calcext:value-type="float">
            <text:p>0,053425123883</text:p>
          </table:table-cell>
          <table:table-cell office:value-type="float" office:value="0.048723217615" calcext:value-type="float">
            <text:p>0,048723217615</text:p>
          </table:table-cell>
          <table:table-cell office:value-type="float" office:value="0.044531031578" calcext:value-type="float">
            <text:p>0,044531031578</text:p>
          </table:table-cell>
          <table:table-cell table:style-name="ce4" office:value-type="float" office:value="0.0000745422584880362" calcext:value-type="float">
            <text:p>7,45E-05</text:p>
          </table:table-cell>
          <table:table-cell table:style-name="ce4" office:value-type="float" office:value="0.0000741754618396358" calcext:value-type="float">
            <text:p>7,42E-05</text:p>
          </table:table-cell>
          <table:table-cell table:style-name="ce4" office:value-type="float" office:value="0.0000738680054804029" calcext:value-type="float">
            <text:p>7,39E-05</text:p>
          </table:table-cell>
          <table:table-cell table:style-name="ce4" office:value-type="float" office:value="0.0000736079320744039" calcext:value-type="float">
            <text:p>7,36E-05</text:p>
          </table:table-cell>
          <table:table-cell table:style-name="ce4" office:value-type="float" office:value="0.0000733858026798767" calcext:value-type="float">
            <text:p>7,34E-05</text:p>
          </table:table-cell>
          <table:table-cell table:style-name="ce4" office:value-type="float" office:value="0.0000731947628298009" calcext:value-type="float">
            <text:p>7,32E-05</text:p>
          </table:table-cell>
          <table:table-cell table:style-name="ce4" office:value-type="float" office:value="0.0000730290471027066" calcext:value-type="float">
            <text:p>7,30E-05</text:p>
          </table:table-cell>
          <table:table-cell table:style-name="ce4" office:value-type="float" office:value="0.0000728846303393557" calcext:value-type="float">
            <text:p>7,29E-05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153213" calcext:value-type="float">
            <text:p>0,000153213</text:p>
          </table:table-cell>
          <table:table-cell table:style-name="Default" table:formula="of:=AVERAGE([.E67:.F67])" office:value-type="float" office:value="0.0352804822709212" calcext:value-type="float">
            <text:p>0,035280482270921</text:p>
          </table:table-cell>
          <table:table-cell table:style-name="Default" office:value-type="float" office:value="0.0376809645418424" calcext:value-type="float">
            <text:p>0,037680964541842</text:p>
          </table:table-cell>
          <table:table-cell office:value-type="float" office:value="0.03288" calcext:value-type="float">
            <text:p>0,03288</text:p>
          </table:table-cell>
          <table:table-cell table:formula="of:=[.C67]-[.C68]" office:value-type="float" office:value="0.00006482" calcext:value-type="float">
            <text:p>6,482E-05</text:p>
          </table:table-cell>
          <table:table-cell table:formula="of:=[.F67]-[.F68]" office:value-type="float" office:value="0.000729999999999995" calcext:value-type="float">
            <text:p>0,00073</text:p>
          </table:table-cell>
          <table:table-cell office:value-type="float" office:value="0" calcext:value-type="float">
            <text:p>0</text:p>
          </table:table-cell>
          <table:table-cell office:value-type="float" office:value="0.04964620294" calcext:value-type="float">
            <text:p>0,04964620294</text:p>
          </table:table-cell>
          <table:table-cell office:value-type="float" office:value="0.044258131671" calcext:value-type="float">
            <text:p>0,044258131671</text:p>
          </table:table-cell>
          <table:table-cell office:value-type="float" office:value="0.039674455571" calcext:value-type="float">
            <text:p>0,039674455571</text:p>
          </table:table-cell>
          <table:table-cell office:value-type="float" office:value="0.035787008982" calcext:value-type="float">
            <text:p>0,035787008982</text:p>
          </table:table-cell>
          <table:table-cell office:value-type="float" office:value="0.032416803762" calcext:value-type="float">
            <text:p>0,032416803762</text:p>
          </table:table-cell>
          <table:table-cell office:value-type="float" office:value="0.029530633573" calcext:value-type="float">
            <text:p>0,029530633573</text:p>
          </table:table-cell>
          <table:table-cell office:value-type="float" office:value="0.026973380101" calcext:value-type="float">
            <text:p>0,026973380101</text:p>
          </table:table-cell>
          <table:table-cell office:value-type="float" office:value="0.000154422505303658" calcext:value-type="float">
            <text:p>0,000154422505304</text:p>
          </table:table-cell>
          <table:table-cell office:value-type="float" office:value="0.000153958425923173" calcext:value-type="float">
            <text:p>0,000153958425923</text:p>
          </table:table-cell>
          <table:table-cell office:value-type="float" office:value="0.000153569445718676" calcext:value-type="float">
            <text:p>0,000153569445719</text:p>
          </table:table-cell>
          <table:table-cell office:value-type="float" office:value="0.000153240378874594" calcext:value-type="float">
            <text:p>0,000153240378875</text:p>
          </table:table-cell>
          <table:table-cell office:value-type="float" office:value="0.000152959343705962" calcext:value-type="float">
            <text:p>0,000152959343706</text:p>
          </table:table-cell>
          <table:table-cell office:value-type="float" office:value="0.000152717611183704" calcext:value-type="float">
            <text:p>0,000152717611184</text:p>
          </table:table-cell>
          <table:table-cell office:value-type="float" office:value="0.000152507957033585" calcext:value-type="float">
            <text:p>0,000152507957034</text:p>
          </table:table-cell>
          <table:table-cell office:value-type="float" office:value="0.000152325207395681" calcext:value-type="float">
            <text:p>0,00015232520739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088393" calcext:value-type="float">
            <text:p>8,8393E-05</text:p>
          </table:table-cell>
          <table:table-cell table:style-name="Default" table:formula="of:=AVERAGE([.E68:.F68])" office:value-type="float" office:value="0.0354681442198224" calcext:value-type="float">
            <text:p>0,035468144219822</text:p>
          </table:table-cell>
          <table:table-cell table:style-name="Default" office:value-type="float" office:value="0.0387862884396448" calcext:value-type="float">
            <text:p>0,038786288439645</text:p>
          </table:table-cell>
          <table:table-cell office:value-type="float" office:value="0.03215" calcext:value-type="float">
            <text:p>0,03215</text:p>
          </table:table-cell>
          <table:table-cell table:formula="of:=[.C68]-[.C69]" office:value-type="float" office:value="0.000027663" calcext:value-type="float">
            <text:p>2,7663E-05</text:p>
          </table:table-cell>
          <table:table-cell table:formula="of:=[.F68]-[.F69]" office:value-type="float" office:value="0.00807" calcext:value-type="float">
            <text:p>0,00807</text:p>
          </table:table-cell>
          <table:table-cell office:value-type="float" office:value="0" calcext:value-type="float">
            <text:p>0</text:p>
          </table:table-cell>
          <table:table-cell office:value-type="float" office:value="0.055428111766" calcext:value-type="float">
            <text:p>0,055428111766</text:p>
          </table:table-cell>
          <table:table-cell office:value-type="float" office:value="0.047781384215" calcext:value-type="float">
            <text:p>0,047781384215</text:p>
          </table:table-cell>
          <table:table-cell office:value-type="float" office:value="0.041428999847" calcext:value-type="float">
            <text:p>0,041428999847</text:p>
          </table:table-cell>
          <table:table-cell office:value-type="float" office:value="0.036031953082" calcext:value-type="float">
            <text:p>0,036031953082</text:p>
          </table:table-cell>
          <table:table-cell office:value-type="float" office:value="0.03149387501" calcext:value-type="float">
            <text:p>0,03149387501</text:p>
          </table:table-cell>
          <table:table-cell office:value-type="float" office:value="0.027557743482" calcext:value-type="float">
            <text:p>0,027557743482</text:p>
          </table:table-cell>
          <table:table-cell office:value-type="float" office:value="0.024242328704" calcext:value-type="float">
            <text:p>0,024242328704</text:p>
          </table:table-cell>
          <table:table-cell table:style-name="ce4" office:value-type="float" office:value="0.0000891327055199365" calcext:value-type="float">
            <text:p>8,91E-05</text:p>
          </table:table-cell>
          <table:table-cell table:style-name="ce4" office:value-type="float" office:value="0.0000888336948139885" calcext:value-type="float">
            <text:p>8,88E-05</text:p>
          </table:table-cell>
          <table:table-cell table:style-name="ce4" office:value-type="float" office:value="0.00008859141138933" calcext:value-type="float">
            <text:p>8,86E-05</text:p>
          </table:table-cell>
          <table:table-cell table:style-name="ce4" office:value-type="float" office:value="0.0000883931930600443" calcext:value-type="float">
            <text:p>8,84E-05</text:p>
          </table:table-cell>
          <table:table-cell table:style-name="ce4" office:value-type="float" office:value="0.000088229975850113" calcext:value-type="float">
            <text:p>8,82E-05</text:p>
          </table:table-cell>
          <table:table-cell table:style-name="ce4" office:value-type="float" office:value="0.0000880945065411291" calcext:value-type="float">
            <text:p>8,81E-05</text:p>
          </table:table-cell>
          <table:table-cell table:style-name="ce4" office:value-type="float" office:value="0.0000879816429194163" calcext:value-type="float">
            <text:p>8,80E-05</text:p>
          </table:table-cell>
          <table:table-cell table:style-name="ce4" office:value-type="float" office:value="0.000087886883714276" calcext:value-type="float">
            <text:p>8,79E-05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2" calcext:value-type="float">
            <text:p>1,2</text:p>
          </table:table-cell>
          <table:table-cell office:value-type="float" office:value="0.00006073" calcext:value-type="float">
            <text:p>6,073E-05</text:p>
          </table:table-cell>
          <table:table-cell table:style-name="Default" table:formula="of:=AVERAGE([.E69:.F69])" office:value-type="float" office:value="0.025852614447727" calcext:value-type="float">
            <text:p>0,025852614447727</text:p>
          </table:table-cell>
          <table:table-cell table:style-name="Default" office:value-type="float" office:value="0.027625228895454" calcext:value-type="float">
            <text:p>0,027625228895454</text:p>
          </table:table-cell>
          <table:table-cell office:value-type="float" office:value="0.02408" calcext:value-type="float">
            <text:p>0,02408</text:p>
          </table:table-cell>
          <table:table-cell table:formula="of:=[.C69]-[.C70]" office:value-type="float" office:value="-0.000034484" calcext:value-type="float">
            <text:p>-3,4484E-05</text:p>
          </table:table-cell>
          <table:table-cell table:formula="of:=[.F69]-[.F70]" office:value-type="float" office:value="0.0000299999999999988" calcext:value-type="float">
            <text:p>2,99999999999988E-05</text:p>
          </table:table-cell>
          <table:table-cell office:value-type="float" office:value="0" calcext:value-type="float">
            <text:p>0</text:p>
          </table:table-cell>
          <table:table-cell office:value-type="float" office:value="0.036453848074" calcext:value-type="float">
            <text:p>0,036453848074</text:p>
          </table:table-cell>
          <table:table-cell office:value-type="float" office:value="0.032489307337" calcext:value-type="float">
            <text:p>0,032489307337</text:p>
          </table:table-cell>
          <table:table-cell office:value-type="float" office:value="0.029079158886" calcext:value-type="float">
            <text:p>0,029079158886</text:p>
          </table:table-cell>
          <table:table-cell office:value-type="float" office:value="0.026234627904" calcext:value-type="float">
            <text:p>0,026234627904</text:p>
          </table:table-cell>
          <table:table-cell office:value-type="float" office:value="0.02372478102" calcext:value-type="float">
            <text:p>0,02372478102</text:p>
          </table:table-cell>
          <table:table-cell office:value-type="float" office:value="0.021636538085" calcext:value-type="float">
            <text:p>0,021636538085</text:p>
          </table:table-cell>
          <table:table-cell office:value-type="float" office:value="0.019714661278" calcext:value-type="float">
            <text:p>0,019714661278</text:p>
          </table:table-cell>
          <table:table-cell table:style-name="ce4" office:value-type="float" office:value="0.0000610816943366575" calcext:value-type="float">
            <text:p>6,11E-05</text:p>
          </table:table-cell>
          <table:table-cell table:style-name="ce4" office:value-type="float" office:value="0.0000609468528009932" calcext:value-type="float">
            <text:p>6,09E-05</text:p>
          </table:table-cell>
          <table:table-cell table:style-name="ce4" office:value-type="float" office:value="0.000060833777248855" calcext:value-type="float">
            <text:p>6,08E-05</text:p>
          </table:table-cell>
          <table:table-cell table:style-name="ce4" office:value-type="float" office:value="0.0000607382077490199" calcext:value-type="float">
            <text:p>6,07E-05</text:p>
          </table:table-cell>
          <table:table-cell table:style-name="ce4" office:value-type="float" office:value="0.0000606565297102638" calcext:value-type="float">
            <text:p>6,07E-05</text:p>
          </table:table-cell>
          <table:table-cell table:style-name="ce4" office:value-type="float" office:value="0.0000605863582167119" calcext:value-type="float">
            <text:p>6,06E-05</text:p>
          </table:table-cell>
          <table:table-cell table:style-name="ce4" office:value-type="float" office:value="0.0000605254067828833" calcext:value-type="float">
            <text:p>6,05E-05</text:p>
          </table:table-cell>
          <table:table-cell table:style-name="ce4" office:value-type="float" office:value="0.0000604723884900763" calcext:value-type="float">
            <text:p>6,05E-05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2" calcext:value-type="float">
            <text:p>2,2</text:p>
          </table:table-cell>
          <table:table-cell office:value-type="float" office:value="0.000095214" calcext:value-type="float">
            <text:p>9,5214E-05</text:p>
          </table:table-cell>
          <table:table-cell table:style-name="Default" table:formula="of:=AVERAGE([.E70:.F70])" office:value-type="float" office:value="0.025819113863215" calcext:value-type="float">
            <text:p>0,025819113863215</text:p>
          </table:table-cell>
          <table:table-cell table:style-name="Default" office:value-type="float" office:value="0.02758822772643" calcext:value-type="float">
            <text:p>0,02758822772643</text:p>
          </table:table-cell>
          <table:table-cell office:value-type="float" office:value="0.02405" calcext:value-type="float">
            <text:p>0,02405</text:p>
          </table:table-cell>
          <table:table-cell table:formula="of:=[.C70]-[.C71]" office:value-type="float" office:value="-0.000144048" calcext:value-type="float">
            <text:p>-0,000144048</text:p>
          </table:table-cell>
          <table:table-cell table:formula="of:=[.F70]-[.F71]" office:value-type="float" office:value="0.00152" calcext:value-type="float">
            <text:p>0,00152</text:p>
          </table:table-cell>
          <table:table-cell office:value-type="float" office:value="0" calcext:value-type="float">
            <text:p>0</text:p>
          </table:table-cell>
          <table:table-cell office:value-type="float" office:value="0.036402807414" calcext:value-type="float">
            <text:p>0,036402807414</text:p>
          </table:table-cell>
          <table:table-cell office:value-type="float" office:value="0.032435743455" calcext:value-type="float">
            <text:p>0,032435743455</text:p>
          </table:table-cell>
          <table:table-cell office:value-type="float" office:value="0.02904497939" calcext:value-type="float">
            <text:p>0,02904497939</text:p>
          </table:table-cell>
          <table:table-cell office:value-type="float" office:value="0.026194215431" calcext:value-type="float">
            <text:p>0,026194215431</text:p>
          </table:table-cell>
          <table:table-cell office:value-type="float" office:value="0.02370262247" calcext:value-type="float">
            <text:p>0,02370262247</text:p>
          </table:table-cell>
          <table:table-cell office:value-type="float" office:value="0.02159971396" calcext:value-type="float">
            <text:p>0,02159971396</text:p>
          </table:table-cell>
          <table:table-cell office:value-type="float" office:value="0.019702132578" calcext:value-type="float">
            <text:p>0,019702132578</text:p>
          </table:table-cell>
          <table:table-cell table:style-name="ce4" office:value-type="float" office:value="0.0000957641205009607" calcext:value-type="float">
            <text:p>9,58E-05</text:p>
          </table:table-cell>
          <table:table-cell table:style-name="ce4" office:value-type="float" office:value="0.0000955530110824725" calcext:value-type="float">
            <text:p>9,56E-05</text:p>
          </table:table-cell>
          <table:table-cell table:style-name="ce4" office:value-type="float" office:value="0.0000953760222440641" calcext:value-type="float">
            <text:p>9,54E-05</text:p>
          </table:table-cell>
          <table:table-cell table:style-name="ce4" office:value-type="float" office:value="0.0000952263630613941" calcext:value-type="float">
            <text:p>9,52E-05</text:p>
          </table:table-cell>
          <table:table-cell table:style-name="ce4" office:value-type="float" office:value="0.0000950985040146233" calcext:value-type="float">
            <text:p>9,51E-05</text:p>
          </table:table-cell>
          <table:table-cell table:style-name="ce4" office:value-type="float" office:value="0.0000949885904565134" calcext:value-type="float">
            <text:p>9,50E-05</text:p>
          </table:table-cell>
          <table:table-cell table:style-name="ce4" office:value-type="float" office:value="0.0000948931920501785" calcext:value-type="float">
            <text:p>9,49E-05</text:p>
          </table:table-cell>
          <table:table-cell table:style-name="ce4" office:value-type="float" office:value="0.0000948101214943228" calcext:value-type="float">
            <text:p>9,48E-05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239262" calcext:value-type="float">
            <text:p>0,000239262</text:p>
          </table:table-cell>
          <table:table-cell table:style-name="Default" table:formula="of:=AVERAGE([.E71:.F71])" office:value-type="float" office:value="0.0241899820049064" calcext:value-type="float">
            <text:p>0,024189982004907</text:p>
          </table:table-cell>
          <table:table-cell table:style-name="Default" office:value-type="float" office:value="0.0258499640098129" calcext:value-type="float">
            <text:p>0,025849964009813</text:p>
          </table:table-cell>
          <table:table-cell office:value-type="float" office:value="0.02253" calcext:value-type="float">
            <text:p>0,02253</text:p>
          </table:table-cell>
          <table:table-cell table:formula="of:=[.C71]-[.C72]" office:value-type="float" office:value="-0.000141559" calcext:value-type="float">
            <text:p>-0,000141559</text:p>
          </table:table-cell>
          <table:table-cell table:formula="of:=[.F71]-[.F72]" office:value-type="float" office:value="0.00778" calcext:value-type="float">
            <text:p>0,00778</text:p>
          </table:table-cell>
          <table:table-cell office:value-type="float" office:value="0" calcext:value-type="float">
            <text:p>0</text:p>
          </table:table-cell>
          <table:table-cell office:value-type="float" office:value="0.034115252872" calcext:value-type="float">
            <text:p>0,034115252872</text:p>
          </table:table-cell>
          <table:table-cell office:value-type="float" office:value="0.030385979405" calcext:value-type="float">
            <text:p>0,030385979405</text:p>
          </table:table-cell>
          <table:table-cell office:value-type="float" office:value="0.027219732885" calcext:value-type="float">
            <text:p>0,027219732885</text:p>
          </table:table-cell>
          <table:table-cell office:value-type="float" office:value="0.02453681586" calcext:value-type="float">
            <text:p>0,02453681586</text:p>
          </table:table-cell>
          <table:table-cell office:value-type="float" office:value="0.022214871632" calcext:value-type="float">
            <text:p>0,022214871632</text:p>
          </table:table-cell>
          <table:table-cell office:value-type="float" office:value="0.020226764534" calcext:value-type="float">
            <text:p>0,020226764534</text:p>
          </table:table-cell>
          <table:table-cell office:value-type="float" office:value="0.018468765639" calcext:value-type="float">
            <text:p>0,018468765639</text:p>
          </table:table-cell>
          <table:table-cell office:value-type="float" office:value="0.000240557372643082" calcext:value-type="float">
            <text:p>0,000240557372643</text:p>
          </table:table-cell>
          <table:table-cell office:value-type="float" office:value="0.000240060360182378" calcext:value-type="float">
            <text:p>0,000240060360182</text:p>
          </table:table-cell>
          <table:table-cell office:value-type="float" office:value="0.000239643781759782" calcext:value-type="float">
            <text:p>0,00023964378176</text:p>
          </table:table-cell>
          <table:table-cell office:value-type="float" office:value="0.000239291358520934" calcext:value-type="float">
            <text:p>0,000239291358521</text:p>
          </table:table-cell>
          <table:table-cell office:value-type="float" office:value="0.000238990382050465" calcext:value-type="float">
            <text:p>0,00023899038205</text:p>
          </table:table-cell>
          <table:table-cell office:value-type="float" office:value="0.000238731488534576" calcext:value-type="float">
            <text:p>0,000238731488535</text:p>
          </table:table-cell>
          <table:table-cell office:value-type="float" office:value="0.000238506959934703" calcext:value-type="float">
            <text:p>0,000238506959935</text:p>
          </table:table-cell>
          <table:table-cell office:value-type="float" office:value="0.000238311233423857" calcext:value-type="float">
            <text:p>0,000238311233424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0380821" calcext:value-type="float">
            <text:p>0,000380821</text:p>
          </table:table-cell>
          <table:table-cell table:style-name="Default" table:formula="of:=AVERAGE([.E72:.F72])" office:value-type="float" office:value="0.0158428468861075" calcext:value-type="float">
            <text:p>0,015842846886108</text:p>
          </table:table-cell>
          <table:table-cell table:style-name="Default" office:value-type="float" office:value="0.0169356937722149" calcext:value-type="float">
            <text:p>0,016935693772215</text:p>
          </table:table-cell>
          <table:table-cell office:value-type="float" office:value="0.01475" calcext:value-type="float">
            <text:p>0,01475</text:p>
          </table:table-cell>
          <table:table-cell table:formula="of:=[.C72]-[.C73]" office:value-type="float" office:value="0.000207985" calcext:value-type="float">
            <text:p>0,000207985</text:p>
          </table:table-cell>
          <table:table-cell table:formula="of:=[.F72]-[.F73]" office:value-type="float" office:value="0.00081" calcext:value-type="float">
            <text:p>0,00081</text:p>
          </table:table-cell>
          <table:table-cell office:value-type="float" office:value="0" calcext:value-type="float">
            <text:p>0</text:p>
          </table:table-cell>
          <table:table-cell office:value-type="float" office:value="0.022378854946" calcext:value-type="float">
            <text:p>0,022378854946</text:p>
          </table:table-cell>
          <table:table-cell office:value-type="float" office:value="0.019919329521" calcext:value-type="float">
            <text:p>0,019919329521</text:p>
          </table:table-cell>
          <table:table-cell office:value-type="float" office:value="0.017834121033" calcext:value-type="float">
            <text:p>0,017834121033</text:p>
          </table:table-cell>
          <table:table-cell office:value-type="float" office:value="0.016068546896" calcext:value-type="float">
            <text:p>0,016068546896</text:p>
          </table:table-cell>
          <table:table-cell office:value-type="float" office:value="0.01454236024" calcext:value-type="float">
            <text:p>0,01454236024</text:p>
          </table:table-cell>
          <table:table-cell office:value-type="float" office:value="0.013235949808" calcext:value-type="float">
            <text:p>0,013235949808</text:p>
          </table:table-cell>
          <table:table-cell office:value-type="float" office:value="0.012082279093" calcext:value-type="float">
            <text:p>0,012082279093</text:p>
          </table:table-cell>
          <table:table-cell office:value-type="float" office:value="0.000382172245933963" calcext:value-type="float">
            <text:p>0,000382172245934</text:p>
          </table:table-cell>
          <table:table-cell office:value-type="float" office:value="0.000381654100738022" calcext:value-type="float">
            <text:p>0,000381654100738</text:p>
          </table:table-cell>
          <table:table-cell office:value-type="float" office:value="0.000381219812960783" calcext:value-type="float">
            <text:p>0,000381219812961</text:p>
          </table:table-cell>
          <table:table-cell office:value-type="float" office:value="0.000380852402211599" calcext:value-type="float">
            <text:p>0,000380852402212</text:p>
          </table:table-cell>
          <table:table-cell office:value-type="float" office:value="0.000380538629670665" calcext:value-type="float">
            <text:p>0,000380538629671</text:p>
          </table:table-cell>
          <table:table-cell office:value-type="float" office:value="0.000380268724088959" calcext:value-type="float">
            <text:p>0,000380268724089</text:p>
          </table:table-cell>
          <table:table-cell office:value-type="float" office:value="0.000380034650791886" calcext:value-type="float">
            <text:p>0,000380034650792</text:p>
          </table:table-cell>
          <table:table-cell office:value-type="float" office:value="0.00037983059711444" calcext:value-type="float">
            <text:p>0,000379830597114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172836" calcext:value-type="float">
            <text:p>0,000172836</text:p>
          </table:table-cell>
          <table:table-cell table:style-name="Default" table:formula="of:=AVERAGE([.E73:.F73])" office:value-type="float" office:value="0.0149744433012068" calcext:value-type="float">
            <text:p>0,014974443301207</text:p>
          </table:table-cell>
          <table:table-cell table:style-name="Default" office:value-type="float" office:value="0.0160088866024135" calcext:value-type="float">
            <text:p>0,016008886602414</text:p>
          </table:table-cell>
          <table:table-cell office:value-type="float" office:value="0.01394" calcext:value-type="float">
            <text:p>0,01394</text:p>
          </table:table-cell>
          <table:table-cell table:formula="of:=[.C73]-[.C74]" office:value-type="float" office:value="0.000111566" calcext:value-type="float">
            <text:p>0,000111566</text:p>
          </table:table-cell>
          <table:table-cell table:formula="of:=[.F73]-[.F74]" office:value-type="float" office:value="0.00063" calcext:value-type="float">
            <text:p>0,00063</text:p>
          </table:table-cell>
          <table:table-cell office:value-type="float" office:value="0" calcext:value-type="float">
            <text:p>0</text:p>
          </table:table-cell>
          <table:table-cell office:value-type="float" office:value="0.021158276779" calcext:value-type="float">
            <text:p>0,021158276779</text:p>
          </table:table-cell>
          <table:table-cell office:value-type="float" office:value="0.018836064303" calcext:value-type="float">
            <text:p>0,018836064303</text:p>
          </table:table-cell>
          <table:table-cell office:value-type="float" office:value="0.016855594654" calcext:value-type="float">
            <text:p>0,016855594654</text:p>
          </table:table-cell>
          <table:table-cell office:value-type="float" office:value="0.015191425262" calcext:value-type="float">
            <text:p>0,015191425262</text:p>
          </table:table-cell>
          <table:table-cell office:value-type="float" office:value="0.013739951687" calcext:value-type="float">
            <text:p>0,013739951687</text:p>
          </table:table-cell>
          <table:table-cell office:value-type="float" office:value="0.012514384398" calcext:value-type="float">
            <text:p>0,012514384398</text:p>
          </table:table-cell>
          <table:table-cell office:value-type="float" office:value="0.011411550627" calcext:value-type="float">
            <text:p>0,011411550627</text:p>
          </table:table-cell>
          <table:table-cell office:value-type="float" office:value="0.000173415533364338" calcext:value-type="float">
            <text:p>0,000173415533364</text:p>
          </table:table-cell>
          <table:table-cell office:value-type="float" office:value="0.000173193233690905" calcext:value-type="float">
            <text:p>0,000173193233691</text:p>
          </table:table-cell>
          <table:table-cell office:value-type="float" office:value="0.000173006867346932" calcext:value-type="float">
            <text:p>0,000173006867347</text:p>
          </table:table-cell>
          <table:table-cell office:value-type="float" office:value="0.000172849271926821" calcext:value-type="float">
            <text:p>0,000172849271927</text:p>
          </table:table-cell>
          <table:table-cell office:value-type="float" office:value="0.000172714637081734" calcext:value-type="float">
            <text:p>0,000172714637082</text:p>
          </table:table-cell>
          <table:table-cell office:value-type="float" office:value="0.000172598892393999" calcext:value-type="float">
            <text:p>0,000172598892394</text:p>
          </table:table-cell>
          <table:table-cell office:value-type="float" office:value="0.000172498439850685" calcext:value-type="float">
            <text:p>0,000172498439851</text:p>
          </table:table-cell>
          <table:table-cell office:value-type="float" office:value="0.00017241095987119" calcext:value-type="float">
            <text:p>0,000172410959871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3" calcext:value-type="float">
            <text:p>1,3</text:p>
          </table:table-cell>
          <table:table-cell office:value-type="float" office:value="0.00006127" calcext:value-type="float">
            <text:p>6,127E-05</text:p>
          </table:table-cell>
          <table:table-cell table:style-name="Default" table:formula="of:=AVERAGE([.E74:.F74])" office:value-type="float" office:value="0.0147785577882199" calcext:value-type="float">
            <text:p>0,01477855778822</text:p>
          </table:table-cell>
          <table:table-cell table:style-name="Default" office:value-type="float" office:value="0.0162471155764399" calcext:value-type="float">
            <text:p>0,01624711557644</text:p>
          </table:table-cell>
          <table:table-cell office:value-type="float" office:value="0.01331" calcext:value-type="float">
            <text:p>0,01331</text:p>
          </table:table-cell>
          <table:table-cell table:formula="of:=[.C74]-[.C75]" office:value-type="float" office:value="-0.000134172" calcext:value-type="float">
            <text:p>-0,000134172</text:p>
          </table:table-cell>
          <table:table-cell table:formula="of:=[.F74]-[.F75]" office:value-type="float" office:value="0.00599" calcext:value-type="float">
            <text:p>0,00599</text:p>
          </table:table-cell>
          <table:table-cell office:value-type="float" office:value="0" calcext:value-type="float">
            <text:p>0</text:p>
          </table:table-cell>
          <table:table-cell office:value-type="float" office:value="0.023650533065" calcext:value-type="float">
            <text:p>0,023650533065</text:p>
          </table:table-cell>
          <table:table-cell office:value-type="float" office:value="0.020211219464" calcext:value-type="float">
            <text:p>0,020211219464</text:p>
          </table:table-cell>
          <table:table-cell office:value-type="float" office:value="0.017409224707" calcext:value-type="float">
            <text:p>0,017409224707</text:p>
          </table:table-cell>
          <table:table-cell office:value-type="float" office:value="0.01499681956" calcext:value-type="float">
            <text:p>0,01499681956</text:p>
          </table:table-cell>
          <table:table-cell office:value-type="float" office:value="0.013021216629" calcext:value-type="float">
            <text:p>0,013021216629</text:p>
          </table:table-cell>
          <table:table-cell office:value-type="float" office:value="0.011256789032" calcext:value-type="float">
            <text:p>0,011256789032</text:p>
          </table:table-cell>
          <table:table-cell office:value-type="float" office:value="0.009845360929" calcext:value-type="float">
            <text:p>0,009845360929</text:p>
          </table:table-cell>
          <table:table-cell table:style-name="ce4" office:value-type="float" office:value="0.0000614856124998481" calcext:value-type="float">
            <text:p>6,15E-05</text:p>
          </table:table-cell>
          <table:table-cell table:style-name="ce4" office:value-type="float" office:value="0.0000613975173151421" calcext:value-type="float">
            <text:p>6,14E-05</text:p>
          </table:table-cell>
          <table:table-cell table:style-name="ce4" office:value-type="float" office:value="0.0000613266293249661" calcext:value-type="float">
            <text:p>6,13E-05</text:p>
          </table:table-cell>
          <table:table-cell table:style-name="ce4" office:value-type="float" office:value="0.0000612689316651864" calcext:value-type="float">
            <text:p>6,13E-05</text:p>
          </table:table-cell>
          <table:table-cell table:style-name="ce4" office:value-type="float" office:value="0.0000612218195025948" calcext:value-type="float">
            <text:p>6,12E-05</text:p>
          </table:table-cell>
          <table:table-cell table:style-name="ce4" office:value-type="float" office:value="0.0000611829371863471" calcext:value-type="float">
            <text:p>6,12E-05</text:p>
          </table:table-cell>
          <table:table-cell table:style-name="ce4" office:value-type="float" office:value="0.0000611509061497699" calcext:value-type="float">
            <text:p>6,12E-05</text:p>
          </table:table-cell>
          <table:table-cell table:style-name="ce4" office:value-type="float" office:value="0.0000611241496995409" calcext:value-type="float">
            <text:p>6,11E-05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195442" calcext:value-type="float">
            <text:p>0,000195442</text:p>
          </table:table-cell>
          <table:table-cell table:style-name="Default" table:formula="of:=AVERAGE([.E75:.F75])" office:value-type="float" office:value="0.00786824558325458" calcext:value-type="float">
            <text:p>0,007868245583255</text:p>
          </table:table-cell>
          <table:table-cell table:style-name="Default" office:value-type="float" office:value="0.00841649116650915" calcext:value-type="float">
            <text:p>0,008416491166509</text:p>
          </table:table-cell>
          <table:table-cell office:value-type="float" office:value="0.00732" calcext:value-type="float">
            <text:p>0,00732</text:p>
          </table:table-cell>
          <table:table-cell table:formula="of:=[.C75]-[.C76]" office:value-type="float" office:value="-0.000225958" calcext:value-type="float">
            <text:p>-0,000225958</text:p>
          </table:table-cell>
          <table:table-cell table:formula="of:=[.F75]-[.F76]" office:value-type="float" office:value="0.00057" calcext:value-type="float">
            <text:p>0,00057</text:p>
          </table:table-cell>
          <table:table-cell office:value-type="float" office:value="0" calcext:value-type="float">
            <text:p>0</text:p>
          </table:table-cell>
          <table:table-cell office:value-type="float" office:value="0.011136506236" calcext:value-type="float">
            <text:p>0,011136506236</text:p>
          </table:table-cell>
          <table:table-cell office:value-type="float" office:value="0.009911473474" calcext:value-type="float">
            <text:p>0,009911473474</text:p>
          </table:table-cell>
          <table:table-cell office:value-type="float" office:value="0.008860348683" calcext:value-type="float">
            <text:p>0,008860348683</text:p>
          </table:table-cell>
          <table:table-cell office:value-type="float" office:value="0.007985679231" calcext:value-type="float">
            <text:p>0,007985679231</text:p>
          </table:table-cell>
          <table:table-cell office:value-type="float" office:value="0.007215172766" calcext:value-type="float">
            <text:p>0,007215172766</text:p>
          </table:table-cell>
          <table:table-cell office:value-type="float" office:value="0.006575413283" calcext:value-type="float">
            <text:p>0,006575413283</text:p>
          </table:table-cell>
          <table:table-cell office:value-type="float" office:value="0.00598708047" calcext:value-type="float">
            <text:p>0,00598708047</text:p>
          </table:table-cell>
          <table:table-cell office:value-type="float" office:value="0.000195786358887" calcext:value-type="float">
            <text:p>0,000195786358887</text:p>
          </table:table-cell>
          <table:table-cell office:value-type="float" office:value="0.000195654219028077" calcext:value-type="float">
            <text:p>0,000195654219028</text:p>
          </table:table-cell>
          <table:table-cell office:value-type="float" office:value="0.000195543407588868" calcext:value-type="float">
            <text:p>0,000195543407589</text:p>
          </table:table-cell>
          <table:table-cell office:value-type="float" office:value="0.000195449754087018" calcext:value-type="float">
            <text:p>0,000195449754087</text:p>
          </table:table-cell>
          <table:table-cell office:value-type="float" office:value="0.000195369711956505" calcext:value-type="float">
            <text:p>0,000195369711957</text:p>
          </table:table-cell>
          <table:table-cell office:value-type="float" office:value="0.000195300948165724" calcext:value-type="float">
            <text:p>0,000195300948166</text:p>
          </table:table-cell>
          <table:table-cell office:value-type="float" office:value="0.000195241217021088" calcext:value-type="float">
            <text:p>0,000195241217021</text:p>
          </table:table-cell>
          <table:table-cell office:value-type="float" office:value="0.000195189263163686" calcext:value-type="float">
            <text:p>0,000195189263164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.2" calcext:value-type="float">
            <text:p>2,2</text:p>
          </table:table-cell>
          <table:table-cell office:value-type="float" office:value="0.0004214" calcext:value-type="float">
            <text:p>0,0004214</text:p>
          </table:table-cell>
          <table:table-cell table:style-name="Default" table:formula="of:=AVERAGE([.E76:.F76])" office:value-type="float" office:value="0.00725332888160853" calcext:value-type="float">
            <text:p>0,007253328881609</text:p>
          </table:table-cell>
          <table:table-cell table:style-name="Default" office:value-type="float" office:value="0.00775665776321706" calcext:value-type="float">
            <text:p>0,007756657763217</text:p>
          </table:table-cell>
          <table:table-cell office:value-type="float" office:value="0.00675" calcext:value-type="float">
            <text:p>0,00675</text:p>
          </table:table-cell>
          <table:table-cell table:formula="of:=[.C76]-[.C77]" office:value-type="float" office:value="-0.000615534" calcext:value-type="float">
            <text:p>-0,000615534</text:p>
          </table:table-cell>
          <table:table-cell table:formula="of:=[.F76]-[.F77]" office:value-type="float" office:value="0.00016" calcext:value-type="float">
            <text:p>0,00016</text:p>
          </table:table-cell>
          <table:table-cell office:value-type="float" office:value="0" calcext:value-type="float">
            <text:p>0</text:p>
          </table:table-cell>
          <table:table-cell office:value-type="float" office:value="0.010263436244" calcext:value-type="float">
            <text:p>0,010263436244</text:p>
          </table:table-cell>
          <table:table-cell office:value-type="float" office:value="0.00913084597" calcext:value-type="float">
            <text:p>0,00913084597</text:p>
          </table:table-cell>
          <table:table-cell office:value-type="float" office:value="0.008167633628" calcext:value-type="float">
            <text:p>0,008167633628</text:p>
          </table:table-cell>
          <table:table-cell office:value-type="float" office:value="0.007357332185" calcext:value-type="float">
            <text:p>0,007357332185</text:p>
          </table:table-cell>
          <table:table-cell office:value-type="float" office:value="0.006652937029" calcext:value-type="float">
            <text:p>0,006652937029</text:p>
          </table:table-cell>
          <table:table-cell office:value-type="float" office:value="0.006056347173" calcext:value-type="float">
            <text:p>0,006056347173</text:p>
          </table:table-cell>
          <table:table-cell office:value-type="float" office:value="0.005522610846" calcext:value-type="float">
            <text:p>0,005522610846</text:p>
          </table:table-cell>
          <table:table-cell office:value-type="float" office:value="0.0004220843602333" calcext:value-type="float">
            <text:p>0,000422084360233</text:p>
          </table:table-cell>
          <table:table-cell office:value-type="float" office:value="0.000421821813882771" calcext:value-type="float">
            <text:p>0,000421821813883</text:p>
          </table:table-cell>
          <table:table-cell office:value-type="float" office:value="0.00042160172054593" calcext:value-type="float">
            <text:p>0,000421601720546</text:p>
          </table:table-cell>
          <table:table-cell office:value-type="float" office:value="0.000421415581799757" calcext:value-type="float">
            <text:p>0,0004214155818</text:p>
          </table:table-cell>
          <table:table-cell office:value-type="float" office:value="0.000421256577231167" calcext:value-type="float">
            <text:p>0,000421256577231</text:p>
          </table:table-cell>
          <table:table-cell office:value-type="float" office:value="0.000421119860425306" calcext:value-type="float">
            <text:p>0,000421119860425</text:p>
          </table:table-cell>
          <table:table-cell office:value-type="float" office:value="0.000421001230253221" calcext:value-type="float">
            <text:p>0,000421001230253</text:p>
          </table:table-cell>
          <table:table-cell office:value-type="float" office:value="0.00042089789143609" calcext:value-type="float">
            <text:p>0,000420897891436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2.2" calcext:value-type="float">
            <text:p>2,2</text:p>
          </table:table-cell>
          <table:table-cell office:value-type="float" office:value="0.001036934" calcext:value-type="float">
            <text:p>0,001036934</text:p>
          </table:table-cell>
          <table:table-cell table:style-name="Default" table:formula="of:=AVERAGE([.E77:.F77])" office:value-type="float" office:value="0.00707751100143439" calcext:value-type="float">
            <text:p>0,007077511001434</text:p>
          </table:table-cell>
          <table:table-cell table:style-name="Default" office:value-type="float" office:value="0.00756502200286877" calcext:value-type="float">
            <text:p>0,007565022002869</text:p>
          </table:table-cell>
          <table:table-cell office:value-type="float" office:value="0.00659" calcext:value-type="float">
            <text:p>0,00659</text:p>
          </table:table-cell>
          <table:table-cell table:formula="of:=[.C77]-[.C78]" office:value-type="float" office:value="0.000535197" calcext:value-type="float">
            <text:p>0,000535197</text:p>
          </table:table-cell>
          <table:table-cell table:formula="of:=[.F77]-[.F78]" office:value-type="float" office:value="0.00049" calcext:value-type="float">
            <text:p>0,00049</text:p>
          </table:table-cell>
          <table:table-cell office:value-type="float" office:value="0" calcext:value-type="float">
            <text:p>0</text:p>
          </table:table-cell>
          <table:table-cell office:value-type="float" office:value="0.010011758508" calcext:value-type="float">
            <text:p>0,010011758508</text:p>
          </table:table-cell>
          <table:table-cell office:value-type="float" office:value="0.008899884971" calcext:value-type="float">
            <text:p>0,008899884971</text:p>
          </table:table-cell>
          <table:table-cell office:value-type="float" office:value="0.007969230683" calcext:value-type="float">
            <text:p>0,007969230683</text:p>
          </table:table-cell>
          <table:table-cell office:value-type="float" office:value="0.007173877245" calcext:value-type="float">
            <text:p>0,007173877245</text:p>
          </table:table-cell>
          <table:table-cell office:value-type="float" office:value="0.006490264956" calcext:value-type="float">
            <text:p>0,006490264956</text:p>
          </table:table-cell>
          <table:table-cell office:value-type="float" office:value="0.005904451453" calcext:value-type="float">
            <text:p>0,005904451453</text:p>
          </table:table-cell>
          <table:table-cell office:value-type="float" office:value="0.005388840096" calcext:value-type="float">
            <text:p>0,005388840096</text:p>
          </table:table-cell>
          <table:table-cell office:value-type="float" office:value="0.00103857631701137" calcext:value-type="float">
            <text:p>0,001038576317011</text:p>
          </table:table-cell>
          <table:table-cell office:value-type="float" office:value="0.00103794613495921" calcext:value-type="float">
            <text:p>0,001037946134959</text:p>
          </table:table-cell>
          <table:table-cell office:value-type="float" office:value="0.0010374182626031" calcext:value-type="float">
            <text:p>0,001037418262603</text:p>
          </table:table-cell>
          <table:table-cell office:value-type="float" office:value="0.00103697136216785" calcext:value-type="float">
            <text:p>0,001036971362168</text:p>
          </table:table-cell>
          <table:table-cell office:value-type="float" office:value="0.00103658985614786" calcext:value-type="float">
            <text:p>0,001036589856148</text:p>
          </table:table-cell>
          <table:table-cell office:value-type="float" office:value="0.00103626166043748" calcext:value-type="float">
            <text:p>0,001036261660437</text:p>
          </table:table-cell>
          <table:table-cell office:value-type="float" office:value="0.00103597706417326" calcext:value-type="float">
            <text:p>0,001035977064173</text:p>
          </table:table-cell>
          <table:table-cell office:value-type="float" office:value="0.00103572893238341" calcext:value-type="float">
            <text:p>0,001035728932383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5" calcext:value-type="float">
            <text:p>2,5</text:p>
          </table:table-cell>
          <table:table-cell office:value-type="float" office:value="0.000501737" calcext:value-type="float">
            <text:p>0,000501737</text:p>
          </table:table-cell>
          <table:table-cell table:style-name="Default" table:formula="of:=AVERAGE([.E78:.F78])" office:value-type="float" office:value="0.00655232943685044" calcext:value-type="float">
            <text:p>0,00655232943685</text:p>
          </table:table-cell>
          <table:table-cell table:style-name="Default" office:value-type="float" office:value="0.00700465887370087" calcext:value-type="float">
            <text:p>0,007004658873701</text:p>
          </table:table-cell>
          <table:table-cell office:value-type="float" office:value="0.0061" calcext:value-type="float">
            <text:p>0,0061</text:p>
          </table:table-cell>
          <table:table-cell table:formula="of:=[.C78]-[.C79]" office:value-type="float" office:value="-0.000152174" calcext:value-type="float">
            <text:p>-0,000152174</text:p>
          </table:table-cell>
          <table:table-cell table:formula="of:=[.F78]-[.F79]" office:value-type="float" office:value="0.00157" calcext:value-type="float">
            <text:p>0,00157</text:p>
          </table:table-cell>
          <table:table-cell office:value-type="float" office:value="0" calcext:value-type="float">
            <text:p>0</text:p>
          </table:table-cell>
          <table:table-cell office:value-type="float" office:value="0.009269332073" calcext:value-type="float">
            <text:p>0,009269332073</text:p>
          </table:table-cell>
          <table:table-cell office:value-type="float" office:value="0.00824578319" calcext:value-type="float">
            <text:p>0,00824578319</text:p>
          </table:table-cell>
          <table:table-cell office:value-type="float" office:value="0.007375942102" calcext:value-type="float">
            <text:p>0,007375942102</text:p>
          </table:table-cell>
          <table:table-cell office:value-type="float" office:value="0.006643679666" calcext:value-type="float">
            <text:p>0,006643679666</text:p>
          </table:table-cell>
          <table:table-cell office:value-type="float" office:value="0.006007770714" calcext:value-type="float">
            <text:p>0,006007770714</text:p>
          </table:table-cell>
          <table:table-cell office:value-type="float" office:value="0.005468454052" calcext:value-type="float">
            <text:p>0,005468454052</text:p>
          </table:table-cell>
          <table:table-cell office:value-type="float" office:value="0.004986932719" calcext:value-type="float">
            <text:p>0,004986932719</text:p>
          </table:table-cell>
          <table:table-cell office:value-type="float" office:value="0.000502473095545271" calcext:value-type="float">
            <text:p>0,000502473095545</text:p>
          </table:table-cell>
          <table:table-cell office:value-type="float" office:value="0.000502190810236633" calcext:value-type="float">
            <text:p>0,000502190810237</text:p>
          </table:table-cell>
          <table:table-cell office:value-type="float" office:value="0.000501954175498207" calcext:value-type="float">
            <text:p>0,000501954175498</text:p>
          </table:table-cell>
          <table:table-cell office:value-type="float" office:value="0.000501754037742406" calcext:value-type="float">
            <text:p>0,000501754037742</text:p>
          </table:table-cell>
          <table:table-cell office:value-type="float" office:value="0.00050158308103024" calcext:value-type="float">
            <text:p>0,00050158308103</text:p>
          </table:table-cell>
          <table:table-cell office:value-type="float" office:value="0.000501436078483379" calcext:value-type="float">
            <text:p>0,000501436078483</text:p>
          </table:table-cell>
          <table:table-cell office:value-type="float" office:value="0.000501308533095676" calcext:value-type="float">
            <text:p>0,000501308533096</text:p>
          </table:table-cell>
          <table:table-cell office:value-type="float" office:value="0.000501197416364669" calcext:value-type="float">
            <text:p>0,000501197416365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653911" calcext:value-type="float">
            <text:p>0,000653911</text:p>
          </table:table-cell>
          <table:table-cell table:style-name="Default" table:formula="of:=AVERAGE([.E79:.F79])" office:value-type="float" office:value="0.00486983785116745" calcext:value-type="float">
            <text:p>0,004869837851167</text:p>
          </table:table-cell>
          <table:table-cell table:style-name="Default" office:value-type="float" office:value="0.00520967570233489" calcext:value-type="float">
            <text:p>0,005209675702335</text:p>
          </table:table-cell>
          <table:table-cell office:value-type="float" office:value="0.00453" calcext:value-type="float">
            <text:p>0,00453</text:p>
          </table:table-cell>
          <table:table-cell table:formula="of:=[.C79]-[.C80]" office:value-type="float" office:value="-0.000893269" calcext:value-type="float">
            <text:p>-0,000893269</text:p>
          </table:table-cell>
          <table:table-cell table:formula="of:=[.F79]-[.F80]" office:value-type="float" office:value="0.00000999999999999959" calcext:value-type="float">
            <text:p>9,99999999999959E-06</text:p>
          </table:table-cell>
          <table:table-cell office:value-type="float" office:value="0" calcext:value-type="float">
            <text:p>0</text:p>
          </table:table-cell>
          <table:table-cell office:value-type="float" office:value="0.006895780649" calcext:value-type="float">
            <text:p>0,006895780649</text:p>
          </table:table-cell>
          <table:table-cell office:value-type="float" office:value="0.006133575832" calcext:value-type="float">
            <text:p>0,006133575832</text:p>
          </table:table-cell>
          <table:table-cell office:value-type="float" office:value="0.005485834215" calcext:value-type="float">
            <text:p>0,005485834215</text:p>
          </table:table-cell>
          <table:table-cell office:value-type="float" office:value="0.004940818689" calcext:value-type="float">
            <text:p>0,004940818689</text:p>
          </table:table-cell>
          <table:table-cell office:value-type="float" office:value="0.004467429703" calcext:value-type="float">
            <text:p>0,004467429703</text:p>
          </table:table-cell>
          <table:table-cell office:value-type="float" office:value="0.004066229398" calcext:value-type="float">
            <text:p>0,004066229398</text:p>
          </table:table-cell>
          <table:table-cell office:value-type="float" office:value="0.003707794693" calcext:value-type="float">
            <text:p>0,003707794693</text:p>
          </table:table-cell>
          <table:table-cell office:value-type="float" office:value="0.000654624226099025" calcext:value-type="float">
            <text:p>0,000654624226099</text:p>
          </table:table-cell>
          <table:table-cell office:value-type="float" office:value="0.000654350614957416" calcext:value-type="float">
            <text:p>0,000654350614957</text:p>
          </table:table-cell>
          <table:table-cell office:value-type="float" office:value="0.000654121249350802" calcext:value-type="float">
            <text:p>0,000654121249351</text:p>
          </table:table-cell>
          <table:table-cell office:value-type="float" office:value="0.000653927263264418" calcext:value-type="float">
            <text:p>0,000653927263264</text:p>
          </table:table-cell>
          <table:table-cell office:value-type="float" office:value="0.000653761558908959" calcext:value-type="float">
            <text:p>0,000653761558909</text:p>
          </table:table-cell>
          <table:table-cell office:value-type="float" office:value="0.00065361907623484" calcext:value-type="float">
            <text:p>0,000653619076235</text:p>
          </table:table-cell>
          <table:table-cell office:value-type="float" office:value="0.000653495448653846" calcext:value-type="float">
            <text:p>0,000653495448654</text:p>
          </table:table-cell>
          <table:table-cell office:value-type="float" office:value="0.000653387749710485" calcext:value-type="float">
            <text:p>0,00065338774971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154718" calcext:value-type="float">
            <text:p>0,00154718</text:p>
          </table:table-cell>
          <table:table-cell table:style-name="Default" table:formula="of:=AVERAGE([.E80:.F80])" office:value-type="float" office:value="0.00485693899709665" calcext:value-type="float">
            <text:p>0,004856938997097</text:p>
          </table:table-cell>
          <table:table-cell table:style-name="Default" office:value-type="float" office:value="0.0051938779941933" calcext:value-type="float">
            <text:p>0,005193877994193</text:p>
          </table:table-cell>
          <table:table-cell office:value-type="float" office:value="0.00452" calcext:value-type="float">
            <text:p>0,00452</text:p>
          </table:table-cell>
          <table:table-cell table:formula="of:=[.C80]-[.C81]" office:value-type="float" office:value="0.000444149" calcext:value-type="float">
            <text:p>0,000444149</text:p>
          </table:table-cell>
          <table:table-cell table:formula="of:=[.F80]-[.F81]" office:value-type="float" office:value="0.00112" calcext:value-type="float">
            <text:p>0,00112</text:p>
          </table:table-cell>
          <table:table-cell office:value-type="float" office:value="0" calcext:value-type="float">
            <text:p>0</text:p>
          </table:table-cell>
          <table:table-cell office:value-type="float" office:value="0.006875975924" calcext:value-type="float">
            <text:p>0,006875975924</text:p>
          </table:table-cell>
          <table:table-cell office:value-type="float" office:value="0.006111357036" calcext:value-type="float">
            <text:p>0,006111357036</text:p>
          </table:table-cell>
          <table:table-cell office:value-type="float" office:value="0.005471435537" calcext:value-type="float">
            <text:p>0,005471435537</text:p>
          </table:table-cell>
          <table:table-cell office:value-type="float" office:value="0.004924772134" calcext:value-type="float">
            <text:p>0,004924772134</text:p>
          </table:table-cell>
          <table:table-cell office:value-type="float" office:value="0.004455047279" calcext:value-type="float">
            <text:p>0,004455047279</text:p>
          </table:table-cell>
          <table:table-cell office:value-type="float" office:value="0.004052506476" calcext:value-type="float">
            <text:p>0,004052506476</text:p>
          </table:table-cell>
          <table:table-cell office:value-type="float" office:value="0.003698384004" calcext:value-type="float">
            <text:p>0,003698384004</text:p>
          </table:table-cell>
          <table:table-cell office:value-type="float" office:value="0.00154886261600565" calcext:value-type="float">
            <text:p>0,001548862616006</text:p>
          </table:table-cell>
          <table:table-cell office:value-type="float" office:value="0.00154821710184783" calcext:value-type="float">
            <text:p>0,001548217101848</text:p>
          </table:table-cell>
          <table:table-cell office:value-type="float" office:value="0.0015476763801029" calcext:value-type="float">
            <text:p>0,001547676380103</text:p>
          </table:table-cell>
          <table:table-cell office:value-type="float" office:value="0.00154721860596289" calcext:value-type="float">
            <text:p>0,001547218605963</text:p>
          </table:table-cell>
          <table:table-cell office:value-type="float" office:value="0.00154682781585541" calcext:value-type="float">
            <text:p>0,001546827815855</text:p>
          </table:table-cell>
          <table:table-cell office:value-type="float" office:value="0.0015464916300511" calcext:value-type="float">
            <text:p>0,001546491630051</text:p>
          </table:table-cell>
          <table:table-cell office:value-type="float" office:value="0.00154620010880825" calcext:value-type="float">
            <text:p>0,001546200108808</text:p>
          </table:table-cell>
          <table:table-cell office:value-type="float" office:value="0.00154594593488693" calcext:value-type="float">
            <text:p>0,001545945934887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.5" calcext:value-type="float">
            <text:p>2,5</text:p>
          </table:table-cell>
          <table:table-cell office:value-type="float" office:value="0.001103031" calcext:value-type="float">
            <text:p>0,001103031</text:p>
          </table:table-cell>
          <table:table-cell table:style-name="Default" table:formula="of:=AVERAGE([.E81:.F81])" office:value-type="float" office:value="0.00365152924269981" calcext:value-type="float">
            <text:p>0,0036515292427</text:p>
          </table:table-cell>
          <table:table-cell table:style-name="Default" office:value-type="float" office:value="0.00390305848539961" calcext:value-type="float">
            <text:p>0,0039030584854</text:p>
          </table:table-cell>
          <table:table-cell office:value-type="float" office:value="0.0034" calcext:value-type="float">
            <text:p>0,0034</text:p>
          </table:table-cell>
          <table:table-cell table:formula="of:=[.C81]-[.C82]" office:value-type="float" office:value="0.000667576" calcext:value-type="float">
            <text:p>0,000667576</text:p>
          </table:table-cell>
          <table:table-cell table:formula="of:=[.F81]-[.F82]" office:value-type="float" office:value="0.00014" calcext:value-type="float">
            <text:p>0,00014</text:p>
          </table:table-cell>
          <table:table-cell office:value-type="float" office:value="0" calcext:value-type="float">
            <text:p>0</text:p>
          </table:table-cell>
          <table:table-cell office:value-type="float" office:value="0.005169169725" calcext:value-type="float">
            <text:p>0,005169169725</text:p>
          </table:table-cell>
          <table:table-cell office:value-type="float" office:value="0.004592240975" calcext:value-type="float">
            <text:p>0,004592240975</text:p>
          </table:table-cell>
          <table:table-cell office:value-type="float" office:value="0.004112338026" calcext:value-type="float">
            <text:p>0,004112338026</text:p>
          </table:table-cell>
          <table:table-cell office:value-type="float" office:value="0.003700778623" calcext:value-type="float">
            <text:p>0,003700778623</text:p>
          </table:table-cell>
          <table:table-cell office:value-type="float" office:value="0.003346586648" calcext:value-type="float">
            <text:p>0,003346586648</text:p>
          </table:table-cell>
          <table:table-cell office:value-type="float" office:value="0.003045217322" calcext:value-type="float">
            <text:p>0,003045217322</text:p>
          </table:table-cell>
          <table:table-cell office:value-type="float" office:value="0.002777512135" calcext:value-type="float">
            <text:p>0,002777512135</text:p>
          </table:table-cell>
          <table:table-cell office:value-type="float" office:value="0.00110393223832419" calcext:value-type="float">
            <text:p>0,001103932238324</text:p>
          </table:table-cell>
          <table:table-cell office:value-type="float" office:value="0.00110358634338869" calcext:value-type="float">
            <text:p>0,001103586343389</text:p>
          </table:table-cell>
          <table:table-cell office:value-type="float" office:value="0.00110329670630986" calcext:value-type="float">
            <text:p>0,00110329670631</text:p>
          </table:table-cell>
          <table:table-cell office:value-type="float" office:value="0.00110305142362171" calcext:value-type="float">
            <text:p>0,001103051423622</text:p>
          </table:table-cell>
          <table:table-cell office:value-type="float" office:value="0.00110284205661692" calcext:value-type="float">
            <text:p>0,001102842056617</text:p>
          </table:table-cell>
          <table:table-cell office:value-type="float" office:value="0.00110266199870166" calcext:value-type="float">
            <text:p>0,001102661998702</text:p>
          </table:table-cell>
          <table:table-cell office:value-type="float" office:value="0.00110250580274418" calcext:value-type="float">
            <text:p>0,001102505802744</text:p>
          </table:table-cell>
          <table:table-cell office:value-type="float" office:value="0.00110236968992631" calcext:value-type="float">
            <text:p>0,00110236968992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3" calcext:value-type="float">
            <text:p>1,3</text:p>
          </table:table-cell>
          <table:table-cell office:value-type="float" office:value="0.000435455" calcext:value-type="float">
            <text:p>0,000435455</text:p>
          </table:table-cell>
          <table:table-cell table:style-name="Default" table:formula="of:=AVERAGE([.E82:.F82])" office:value-type="float" office:value="0.00350454725807054" calcext:value-type="float">
            <text:p>0,003504547258071</text:p>
          </table:table-cell>
          <table:table-cell table:style-name="Default" office:value-type="float" office:value="0.00374909451614109" calcext:value-type="float">
            <text:p>0,003749094516141</text:p>
          </table:table-cell>
          <table:table-cell office:value-type="float" office:value="0.00326" calcext:value-type="float">
            <text:p>0,00326</text:p>
          </table:table-cell>
          <table:table-cell table:formula="of:=[.C82]-[.C83]" office:value-type="float" office:value="-0.010827161" calcext:value-type="float">
            <text:p>-0,010827161</text:p>
          </table:table-cell>
          <table:table-cell table:formula="of:=[.F82]-[.F83]" office:value-type="float" office:value="0.00106" calcext:value-type="float">
            <text:p>0,00106</text:p>
          </table:table-cell>
          <table:table-cell office:value-type="float" office:value="0" calcext:value-type="float">
            <text:p>0</text:p>
          </table:table-cell>
          <table:table-cell office:value-type="float" office:value="0.004963993045" calcext:value-type="float">
            <text:p>0,004963993045</text:p>
          </table:table-cell>
          <table:table-cell office:value-type="float" office:value="0.004416444137" calcext:value-type="float">
            <text:p>0,004416444137</text:p>
          </table:table-cell>
          <table:table-cell office:value-type="float" office:value="0.00394689749" calcext:value-type="float">
            <text:p>0,00394689749</text:p>
          </table:table-cell>
          <table:table-cell office:value-type="float" office:value="0.00355641865" calcext:value-type="float">
            <text:p>0,00355641865</text:p>
          </table:table-cell>
          <table:table-cell office:value-type="float" office:value="0.003212561465" calcext:value-type="float">
            <text:p>0,003212561465</text:p>
          </table:table-cell>
          <table:table-cell office:value-type="float" office:value="0.00292721054" calcext:value-type="float">
            <text:p>0,00292721054</text:p>
          </table:table-cell>
          <table:table-cell office:value-type="float" office:value="0.002664829392" calcext:value-type="float">
            <text:p>0,002664829392</text:p>
          </table:table-cell>
          <table:table-cell office:value-type="float" office:value="0.000435797050138418" calcext:value-type="float">
            <text:p>0,000435797050138</text:p>
          </table:table-cell>
          <table:table-cell office:value-type="float" office:value="0.000435665921018535" calcext:value-type="float">
            <text:p>0,000435665921019</text:p>
          </table:table-cell>
          <table:table-cell office:value-type="float" office:value="0.000435555956725953" calcext:value-type="float">
            <text:p>0,000435555956726</text:p>
          </table:table-cell>
          <table:table-cell office:value-type="float" office:value="0.00043546301996835" calcext:value-type="float">
            <text:p>0,000435463019968</text:p>
          </table:table-cell>
          <table:table-cell office:value-type="float" office:value="0.000435383589862578" calcext:value-type="float">
            <text:p>0,000435383589863</text:p>
          </table:table-cell>
          <table:table-cell office:value-type="float" office:value="0.000435315352576551" calcext:value-type="float">
            <text:p>0,000435315352577</text:p>
          </table:table-cell>
          <table:table-cell office:value-type="float" office:value="0.000435256078031833" calcext:value-type="float">
            <text:p>0,000435256078032</text:p>
          </table:table-cell>
          <table:table-cell office:value-type="float" office:value="0.000435204522233289" calcext:value-type="float">
            <text:p>0,00043520452223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3" calcext:value-type="float">
            <text:p>3</text:p>
          </table:table-cell>
          <table:table-cell office:value-type="float" office:value="0.011262616" calcext:value-type="float">
            <text:p>0,011262616</text:p>
          </table:table-cell>
          <table:table-cell table:style-name="Default" table:formula="of:=AVERAGE([.E83:.F83])" office:value-type="float" office:value="0.00236399078267836" calcext:value-type="float">
            <text:p>0,002363990782678</text:p>
          </table:table-cell>
          <table:table-cell table:style-name="Default" office:value-type="float" office:value="0.00252798156535671" calcext:value-type="float">
            <text:p>0,002527981565357</text:p>
          </table:table-cell>
          <table:table-cell office:value-type="float" office:value="0.0022" calcext:value-type="float">
            <text:p>0,0022</text:p>
          </table:table-cell>
          <table:table-cell table:formula="of:=[.C83]-[.C84]" office:value-type="float" office:value="0.010932726" calcext:value-type="float">
            <text:p>0,010932726</text:p>
          </table:table-cell>
          <table:table-cell table:formula="of:=[.F83]-[.F84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0.003347114621" calcext:value-type="float">
            <text:p>0,003347114621</text:p>
          </table:table-cell>
          <table:table-cell office:value-type="float" office:value="0.00297569163" calcext:value-type="float">
            <text:p>0,00297569163</text:p>
          </table:table-cell>
          <table:table-cell office:value-type="float" office:value="0.002662516567" calcext:value-type="float">
            <text:p>0,002662516567</text:p>
          </table:table-cell>
          <table:table-cell office:value-type="float" office:value="0.002396598413" calcext:value-type="float">
            <text:p>0,002396598413</text:p>
          </table:table-cell>
          <table:table-cell office:value-type="float" office:value="0.002168286561" calcext:value-type="float">
            <text:p>0,002168286561</text:p>
          </table:table-cell>
          <table:table-cell office:value-type="float" office:value="0.00197156356" calcext:value-type="float">
            <text:p>0,00197156356</text:p>
          </table:table-cell>
          <table:table-cell office:value-type="float" office:value="0.001800209855" calcext:value-type="float">
            <text:p>0,001800209855</text:p>
          </table:table-cell>
          <table:table-cell office:value-type="float" office:value="0.0112685772173312" calcext:value-type="float">
            <text:p>0,011268577217331</text:p>
          </table:table-cell>
          <table:table-cell office:value-type="float" office:value="0.0112662908571383" calcext:value-type="float">
            <text:p>0,011266290857138</text:p>
          </table:table-cell>
          <table:table-cell office:value-type="float" office:value="0.0112643747838444" calcext:value-type="float">
            <text:p>0,011264374783844</text:p>
          </table:table-cell>
          <table:table-cell office:value-type="float" office:value="0.0112627533389205" calcext:value-type="float">
            <text:p>0,011262753338921</text:p>
          </table:table-cell>
          <table:table-cell office:value-type="float" office:value="0.0112613689001914" calcext:value-type="float">
            <text:p>0,011261368900191</text:p>
          </table:table-cell>
          <table:table-cell office:value-type="float" office:value="0.0112601776110837" calcext:value-type="float">
            <text:p>0,011260177611084</text:p>
          </table:table-cell>
          <table:table-cell office:value-type="float" office:value="0.011259144906845" calcext:value-type="float">
            <text:p>0,011259144906845</text:p>
          </table:table-cell>
          <table:table-cell office:value-type="float" office:value="0.0112582439579585" calcext:value-type="float">
            <text:p>0,011258243957959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2" calcext:value-type="float">
            <text:p>1,2</text:p>
          </table:table-cell>
          <table:table-cell office:value-type="float" office:value="0.00032989" calcext:value-type="float">
            <text:p>0,00032989</text:p>
          </table:table-cell>
          <table:table-cell table:style-name="Default" table:formula="of:=AVERAGE([.E84:.F84])" office:value-type="float" office:value="0.00234489135667796" calcext:value-type="float">
            <text:p>0,002344891356678</text:p>
          </table:table-cell>
          <table:table-cell table:style-name="Default" office:value-type="float" office:value="0.00250978271335592" calcext:value-type="float">
            <text:p>0,002509782713356</text:p>
          </table:table-cell>
          <table:table-cell office:value-type="float" office:value="0.00218" calcext:value-type="float">
            <text:p>0,00218</text:p>
          </table:table-cell>
          <table:table-cell table:formula="of:=[.C84]-[.C85]" office:value-type="float" office:value="-0.00052217" calcext:value-type="float">
            <text:p>-0,00052217</text:p>
          </table:table-cell>
          <table:table-cell table:formula="of:=[.F84]-[.F85]" office:value-type="float" office:value="0.00051" calcext:value-type="float">
            <text:p>0,00051</text:p>
          </table:table-cell>
          <table:table-cell office:value-type="float" office:value="0" calcext:value-type="float">
            <text:p>0</text:p>
          </table:table-cell>
          <table:table-cell office:value-type="float" office:value="0.003324268997" calcext:value-type="float">
            <text:p>0,003324268997</text:p>
          </table:table-cell>
          <table:table-cell office:value-type="float" office:value="0.00295932067" calcext:value-type="float">
            <text:p>0,00295932067</text:p>
          </table:table-cell>
          <table:table-cell office:value-type="float" office:value="0.002641032383" calcext:value-type="float">
            <text:p>0,002641032383</text:p>
          </table:table-cell>
          <table:table-cell office:value-type="float" office:value="0.00238194851" calcext:value-type="float">
            <text:p>0,00238194851</text:p>
          </table:table-cell>
          <table:table-cell office:value-type="float" office:value="0.002147928542" calcext:value-type="float">
            <text:p>0,002147928542</text:p>
          </table:table-cell>
          <table:table-cell office:value-type="float" office:value="0.001961198272" calcext:value-type="float">
            <text:p>0,001961198272</text:p>
          </table:table-cell>
          <table:table-cell office:value-type="float" office:value="0.001780070687" calcext:value-type="float">
            <text:p>0,001780070687</text:p>
          </table:table-cell>
          <table:table-cell office:value-type="float" office:value="0.000330062960466327" calcext:value-type="float">
            <text:p>0,000330062960466</text:p>
          </table:table-cell>
          <table:table-cell office:value-type="float" office:value="0.00032999644873836" calcext:value-type="float">
            <text:p>0,000329996448738</text:p>
          </table:table-cell>
          <table:table-cell office:value-type="float" office:value="0.000329940634534743" calcext:value-type="float">
            <text:p>0,000329940634535</text:p>
          </table:table-cell>
          <table:table-cell office:value-type="float" office:value="0.000329893524592174" calcext:value-type="float">
            <text:p>0,000329893524592</text:p>
          </table:table-cell>
          <table:table-cell office:value-type="float" office:value="0.000329853221327839" calcext:value-type="float">
            <text:p>0,000329853221328</text:p>
          </table:table-cell>
          <table:table-cell office:value-type="float" office:value="0.000329818655251732" calcext:value-type="float">
            <text:p>0,000329818655252</text:p>
          </table:table-cell>
          <table:table-cell office:value-type="float" office:value="0.000329788565627845" calcext:value-type="float">
            <text:p>0,000329788565628</text:p>
          </table:table-cell>
          <table:table-cell office:value-type="float" office:value="0.000329762471388218" calcext:value-type="float">
            <text:p>0,000329762471388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5" calcext:value-type="float">
            <text:p>1,5</text:p>
          </table:table-cell>
          <table:table-cell office:value-type="float" office:value="0.00085206" calcext:value-type="float">
            <text:p>0,00085206</text:p>
          </table:table-cell>
          <table:table-cell table:style-name="Default" table:formula="of:=AVERAGE([.E85:.F85])" office:value-type="float" office:value="0.00179450100649821" calcext:value-type="float">
            <text:p>0,001794501006498</text:p>
          </table:table-cell>
          <table:table-cell table:style-name="Default" office:value-type="float" office:value="0.00191900201299642" calcext:value-type="float">
            <text:p>0,001919002012996</text:p>
          </table:table-cell>
          <table:table-cell office:value-type="float" office:value="0.00167" calcext:value-type="float">
            <text:p>0,00167</text:p>
          </table:table-cell>
          <table:table-cell table:formula="of:=[.C85]-[.C86]" office:value-type="float" office:value="-0.001701149" calcext:value-type="float">
            <text:p>-0,001701149</text:p>
          </table:table-cell>
          <table:table-cell table:formula="of:=[.F85]-[.F86]" office:value-type="float" office:value="0.00016" calcext:value-type="float">
            <text:p>0,00016</text:p>
          </table:table-cell>
          <table:table-cell office:value-type="float" office:value="0" calcext:value-type="float">
            <text:p>0</text:p>
          </table:table-cell>
          <table:table-cell office:value-type="float" office:value="0.002541511822" calcext:value-type="float">
            <text:p>0,002541511822</text:p>
          </table:table-cell>
          <table:table-cell office:value-type="float" office:value="0.002257643041" calcext:value-type="float">
            <text:p>0,002257643041</text:p>
          </table:table-cell>
          <table:table-cell office:value-type="float" office:value="0.002023675511" calcext:value-type="float">
            <text:p>0,002023675511</text:p>
          </table:table-cell>
          <table:table-cell office:value-type="float" office:value="0.001820214006" calcext:value-type="float">
            <text:p>0,001820214006</text:p>
          </table:table-cell>
          <table:table-cell office:value-type="float" office:value="0.001644104193" calcext:value-type="float">
            <text:p>0,001644104193</text:p>
          </table:table-cell>
          <table:table-cell office:value-type="float" office:value="0.001497946049" calcext:value-type="float">
            <text:p>0,001497946049</text:p>
          </table:table-cell>
          <table:table-cell office:value-type="float" office:value="0.001363613264" calcext:value-type="float">
            <text:p>0,001363613264</text:p>
          </table:table-cell>
          <table:table-cell office:value-type="float" office:value="0.000852402336729036" calcext:value-type="float">
            <text:p>0,000852402336729</text:p>
          </table:table-cell>
          <table:table-cell office:value-type="float" office:value="0.000852271010234783" calcext:value-type="float">
            <text:p>0,000852271010235</text:p>
          </table:table-cell>
          <table:table-cell office:value-type="float" office:value="0.000852161037470966" calcext:value-type="float">
            <text:p>0,000852161037471</text:p>
          </table:table-cell>
          <table:table-cell office:value-type="float" office:value="0.000852067803787893" calcext:value-type="float">
            <text:p>0,000852067803788</text:p>
          </table:table-cell>
          <table:table-cell office:value-type="float" office:value="0.000851988254384546" calcext:value-type="float">
            <text:p>0,000851988254385</text:p>
          </table:table-cell>
          <table:table-cell office:value-type="float" office:value="0.000851919913939082" calcext:value-type="float">
            <text:p>0,000851919913939</text:p>
          </table:table-cell>
          <table:table-cell office:value-type="float" office:value="0.000851860550416688" calcext:value-type="float">
            <text:p>0,000851860550417</text:p>
          </table:table-cell>
          <table:table-cell office:value-type="float" office:value="0.000851808916443211" calcext:value-type="float">
            <text:p>0,000851808916443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02553209" calcext:value-type="float">
            <text:p>0,002553209</text:p>
          </table:table-cell>
          <table:table-cell table:style-name="Default" table:formula="of:=AVERAGE([.E86:.F86])" office:value-type="float" office:value="0.00162225409735181" calcext:value-type="float">
            <text:p>0,001622254097352</text:p>
          </table:table-cell>
          <table:table-cell table:style-name="Default" office:value-type="float" office:value="0.00173450819470363" calcext:value-type="float">
            <text:p>0,001734508194704</text:p>
          </table:table-cell>
          <table:table-cell office:value-type="float" office:value="0.00151" calcext:value-type="float">
            <text:p>0,00151</text:p>
          </table:table-cell>
          <table:table-cell table:formula="of:=[.C86]-[.C87]" office:value-type="float" office:value="0.001972775" calcext:value-type="float">
            <text:p>0,001972775</text:p>
          </table:table-cell>
          <table:table-cell table:formula="of:=[.F86]-[.F87]" office:value-type="float" office:value="0.00011" calcext:value-type="float">
            <text:p>0,00011</text:p>
          </table:table-cell>
          <table:table-cell office:value-type="float" office:value="0" calcext:value-type="float">
            <text:p>0</text:p>
          </table:table-cell>
          <table:table-cell office:value-type="float" office:value="0.002297826522" calcext:value-type="float">
            <text:p>0,002297826522</text:p>
          </table:table-cell>
          <table:table-cell office:value-type="float" office:value="0.002041103301" calcext:value-type="float">
            <text:p>0,002041103301</text:p>
          </table:table-cell>
          <table:table-cell office:value-type="float" office:value="0.001827508677" calcext:value-type="float">
            <text:p>0,001827508677</text:p>
          </table:table-cell>
          <table:table-cell office:value-type="float" office:value="0.00164443931" calcext:value-type="float">
            <text:p>0,00164443931</text:p>
          </table:table-cell>
          <table:table-cell office:value-type="float" office:value="0.001486946822" calcext:value-type="float">
            <text:p>0,001486946822</text:p>
          </table:table-cell>
          <table:table-cell office:value-type="float" office:value="0.001352885354" calcext:value-type="float">
            <text:p>0,001352885354</text:p>
          </table:table-cell>
          <table:table-cell office:value-type="float" office:value="0.00123391752" calcext:value-type="float">
            <text:p>0,00123391752</text:p>
          </table:table-cell>
          <table:table-cell office:value-type="float" office:value="0.00255413577194601" calcext:value-type="float">
            <text:p>0,002554135771946</text:p>
          </table:table-cell>
          <table:table-cell office:value-type="float" office:value="0.00255377999319138" calcext:value-type="float">
            <text:p>0,002553779993191</text:p>
          </table:table-cell>
          <table:table-cell office:value-type="float" office:value="0.00255348207069357" calcext:value-type="float">
            <text:p>0,002553482070694</text:p>
          </table:table-cell>
          <table:table-cell office:value-type="float" office:value="0.00255322977789475" calcext:value-type="float">
            <text:p>0,002553229777895</text:p>
          </table:table-cell>
          <table:table-cell office:value-type="float" office:value="0.00255301442534014" calcext:value-type="float">
            <text:p>0,00255301442534</text:p>
          </table:table-cell>
          <table:table-cell office:value-type="float" office:value="0.00255282921499903" calcext:value-type="float">
            <text:p>0,002552829214999</text:p>
          </table:table-cell>
          <table:table-cell office:value-type="float" office:value="0.00255266855456262" calcext:value-type="float">
            <text:p>0,002552668554563</text:p>
          </table:table-cell>
          <table:table-cell office:value-type="float" office:value="0.00255252854502069" calcext:value-type="float">
            <text:p>0,002552528545021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00580434" calcext:value-type="float">
            <text:p>0,000580434</text:p>
          </table:table-cell>
          <table:table-cell table:style-name="Default" table:formula="of:=AVERAGE([.E87:.F87])" office:value-type="float" office:value="0.00150595843597073" calcext:value-type="float">
            <text:p>0,001505958435971</text:p>
          </table:table-cell>
          <table:table-cell table:style-name="Default" office:value-type="float" office:value="0.00161191687194146" calcext:value-type="float">
            <text:p>0,001611916871941</text:p>
          </table:table-cell>
          <table:table-cell office:value-type="float" office:value="0.0014" calcext:value-type="float">
            <text:p>0,0014</text:p>
          </table:table-cell>
          <table:table-cell table:formula="of:=[.C87]-[.C88]" office:value-type="float" office:value="-0.0004534" calcext:value-type="float">
            <text:p>-0,0004534</text:p>
          </table:table-cell>
          <table:table-cell table:formula="of:=[.F87]-[.F88]" office:value-type="float" office:value="0.0000799999999999998" calcext:value-type="float">
            <text:p>7,999999999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2135202259" calcext:value-type="float">
            <text:p>0,002135202259</text:p>
          </table:table-cell>
          <table:table-cell office:value-type="float" office:value="0.001900362659" calcext:value-type="float">
            <text:p>0,001900362659</text:p>
          </table:table-cell>
          <table:table-cell office:value-type="float" office:value="0.001696400624" calcext:value-type="float">
            <text:p>0,001696400624</text:p>
          </table:table-cell>
          <table:table-cell office:value-type="float" office:value="0.00152955364" calcext:value-type="float">
            <text:p>0,00152955364</text:p>
          </table:table-cell>
          <table:table-cell office:value-type="float" office:value="0.001379769815" calcext:value-type="float">
            <text:p>0,001379769815</text:p>
          </table:table-cell>
          <table:table-cell office:value-type="float" office:value="0.001259143376" calcext:value-type="float">
            <text:p>0,001259143376</text:p>
          </table:table-cell>
          <table:table-cell office:value-type="float" office:value="0.001143618658" calcext:value-type="float">
            <text:p>0,001143618658</text:p>
          </table:table-cell>
          <table:table-cell office:value-type="float" office:value="0.000580630336890585" calcext:value-type="float">
            <text:p>0,000580630336891</text:p>
          </table:table-cell>
          <table:table-cell office:value-type="float" office:value="0.000580555181579379" calcext:value-type="float">
            <text:p>0,000580555181579</text:p>
          </table:table-cell>
          <table:table-cell office:value-type="float" office:value="0.000580492124104487" calcext:value-type="float">
            <text:p>0,000580492124104</text:p>
          </table:table-cell>
          <table:table-cell office:value-type="float" office:value="0.000580438884001263" calcext:value-type="float">
            <text:p>0,000580438884001</text:p>
          </table:table-cell>
          <table:table-cell office:value-type="float" office:value="0.000580393346964402" calcext:value-type="float">
            <text:p>0,000580393346964</text:p>
          </table:table-cell>
          <table:table-cell office:value-type="float" office:value="0.000580354276666153" calcext:value-type="float">
            <text:p>0,000580354276666</text:p>
          </table:table-cell>
          <table:table-cell office:value-type="float" office:value="0.000580320283195547" calcext:value-type="float">
            <text:p>0,000580320283196</text:p>
          </table:table-cell>
          <table:table-cell office:value-type="float" office:value="0.000580290782861796" calcext:value-type="float">
            <text:p>0,000580290782862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.2" calcext:value-type="float">
            <text:p>2,2</text:p>
          </table:table-cell>
          <table:table-cell office:value-type="float" office:value="0.001033834" calcext:value-type="float">
            <text:p>0,001033834</text:p>
          </table:table-cell>
          <table:table-cell table:style-name="Default" table:formula="of:=AVERAGE([.E88:.F88])" office:value-type="float" office:value="0.00141908265284587" calcext:value-type="float">
            <text:p>0,001419082652846</text:p>
          </table:table-cell>
          <table:table-cell table:style-name="Default" office:value-type="float" office:value="0.00151816530569173" calcext:value-type="float">
            <text:p>0,001518165305692</text:p>
          </table:table-cell>
          <table:table-cell office:value-type="float" office:value="0.00132" calcext:value-type="float">
            <text:p>0,00132</text:p>
          </table:table-cell>
          <table:table-cell table:formula="of:=[.C88]-[.C89]" office:value-type="float" office:value="0" calcext:value-type="float">
            <text:p>0</text:p>
          </table:table-cell>
          <table:table-cell table:formula="of:=[.F88]-[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012948716" calcext:value-type="float">
            <text:p>0,002012948716</text:p>
          </table:table-cell>
          <table:table-cell office:value-type="float" office:value="0.001785532833" calcext:value-type="float">
            <text:p>0,001785532833</text:p>
          </table:table-cell>
          <table:table-cell office:value-type="float" office:value="0.001600563956" calcext:value-type="float">
            <text:p>0,001600563956</text:p>
          </table:table-cell>
          <table:table-cell office:value-type="float" office:value="0.001439577267" calcext:value-type="float">
            <text:p>0,001439577267</text:p>
          </table:table-cell>
          <table:table-cell office:value-type="float" office:value="0.00130017862" calcext:value-type="float">
            <text:p>0,00130017862</text:p>
          </table:table-cell>
          <table:table-cell office:value-type="float" office:value="0.001184680673" calcext:value-type="float">
            <text:p>0,001184680673</text:p>
          </table:table-cell>
          <table:table-cell office:value-type="float" office:value="0.001078293636" calcext:value-type="float">
            <text:p>0,001078293636</text:p>
          </table:table-cell>
          <table:table-cell office:value-type="float" office:value="0.00103416261771782" calcext:value-type="float">
            <text:p>0,001034162617718</text:p>
          </table:table-cell>
          <table:table-cell office:value-type="float" office:value="0.00103403642215381" calcext:value-type="float">
            <text:p>0,001034036422154</text:p>
          </table:table-cell>
          <table:table-cell office:value-type="float" office:value="0.00103393089561743" calcext:value-type="float">
            <text:p>0,001033930895617</text:p>
          </table:table-cell>
          <table:table-cell office:value-type="float" office:value="0.00103384142512984" calcext:value-type="float">
            <text:p>0,00103384142513</text:p>
          </table:table-cell>
          <table:table-cell office:value-type="float" office:value="0.00103376508841452" calcext:value-type="float">
            <text:p>0,001033765088415</text:p>
          </table:table-cell>
          <table:table-cell office:value-type="float" office:value="0.00103369951264641" calcext:value-type="float">
            <text:p>0,001033699512646</text:p>
          </table:table-cell>
          <table:table-cell office:value-type="float" office:value="0.00103364254562669" calcext:value-type="float">
            <text:p>0,001033642545627</text:p>
          </table:table-cell>
          <table:table-cell office:value-type="float" office:value="0.00103359300220512" calcext:value-type="float">
            <text:p>0,001033593002205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2.2" calcext:value-type="float">
            <text:p>2,2</text:p>
          </table:table-cell>
          <table:table-cell office:value-type="float" office:value="0.001033834" calcext:value-type="float">
            <text:p>0,001033834</text:p>
          </table:table-cell>
          <table:table-cell table:style-name="Default" table:formula="of:=AVERAGE([.E89:.F89])" office:value-type="float" office:value="0.00141908265284587" calcext:value-type="float">
            <text:p>0,001419082652846</text:p>
          </table:table-cell>
          <table:table-cell table:style-name="Default" office:value-type="float" office:value="0.00151816530569173" calcext:value-type="float">
            <text:p>0,001518165305692</text:p>
          </table:table-cell>
          <table:table-cell office:value-type="float" office:value="0.00132" calcext:value-type="float">
            <text:p>0,00132</text:p>
          </table:table-cell>
          <table:table-cell table:formula="of:=[.C89]-[.C90]" office:value-type="float" office:value="0.000173541" calcext:value-type="float">
            <text:p>0,000173541</text:p>
          </table:table-cell>
          <table:table-cell table:formula="of:=[.F89]-[.F90]" office:value-type="float" office:value="0.00027" calcext:value-type="float">
            <text:p>0,00027</text:p>
          </table:table-cell>
          <table:table-cell office:value-type="float" office:value="0" calcext:value-type="float">
            <text:p>0</text:p>
          </table:table-cell>
          <table:table-cell office:value-type="float" office:value="0.002012948716" calcext:value-type="float">
            <text:p>0,002012948716</text:p>
          </table:table-cell>
          <table:table-cell office:value-type="float" office:value="0.001785532833" calcext:value-type="float">
            <text:p>0,001785532833</text:p>
          </table:table-cell>
          <table:table-cell office:value-type="float" office:value="0.001600563956" calcext:value-type="float">
            <text:p>0,001600563956</text:p>
          </table:table-cell>
          <table:table-cell office:value-type="float" office:value="0.001439577267" calcext:value-type="float">
            <text:p>0,001439577267</text:p>
          </table:table-cell>
          <table:table-cell office:value-type="float" office:value="0.00130017862" calcext:value-type="float">
            <text:p>0,00130017862</text:p>
          </table:table-cell>
          <table:table-cell office:value-type="float" office:value="0.001184680673" calcext:value-type="float">
            <text:p>0,001184680673</text:p>
          </table:table-cell>
          <table:table-cell office:value-type="float" office:value="0.001078293636" calcext:value-type="float">
            <text:p>0,001078293636</text:p>
          </table:table-cell>
          <table:table-cell office:value-type="float" office:value="0.00103416261771782" calcext:value-type="float">
            <text:p>0,001034162617718</text:p>
          </table:table-cell>
          <table:table-cell office:value-type="float" office:value="0.00103403642215381" calcext:value-type="float">
            <text:p>0,001034036422154</text:p>
          </table:table-cell>
          <table:table-cell office:value-type="float" office:value="0.00103393089561743" calcext:value-type="float">
            <text:p>0,001033930895617</text:p>
          </table:table-cell>
          <table:table-cell office:value-type="float" office:value="0.00103384142512984" calcext:value-type="float">
            <text:p>0,00103384142513</text:p>
          </table:table-cell>
          <table:table-cell office:value-type="float" office:value="0.00103376508841452" calcext:value-type="float">
            <text:p>0,001033765088415</text:p>
          </table:table-cell>
          <table:table-cell office:value-type="float" office:value="0.00103369951264641" calcext:value-type="float">
            <text:p>0,001033699512646</text:p>
          </table:table-cell>
          <table:table-cell office:value-type="float" office:value="0.00103364254562669" calcext:value-type="float">
            <text:p>0,001033642545627</text:p>
          </table:table-cell>
          <table:table-cell office:value-type="float" office:value="0.00103359300220512" calcext:value-type="float">
            <text:p>0,001033593002205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3" calcext:value-type="float">
            <text:p>1,3</text:p>
          </table:table-cell>
          <table:table-cell office:value-type="float" office:value="0.000860293" calcext:value-type="float">
            <text:p>0,000860293</text:p>
          </table:table-cell>
          <table:table-cell table:style-name="Default" table:formula="of:=AVERAGE([.E90:.F90])" office:value-type="float" office:value="0.00113139614427193" calcext:value-type="float">
            <text:p>0,001131396144272</text:p>
          </table:table-cell>
          <table:table-cell table:style-name="Default" office:value-type="float" office:value="0.00121279228854385" calcext:value-type="float">
            <text:p>0,001212792288544</text:p>
          </table:table-cell>
          <table:table-cell office:value-type="float" office:value="0.00105" calcext:value-type="float">
            <text:p>0,00105</text:p>
          </table:table-cell>
          <table:table-cell table:formula="of:=[.C90]-[.C91]" office:value-type="float" office:value="-0.000683712" calcext:value-type="float">
            <text:p>-0,000683712</text:p>
          </table:table-cell>
          <table:table-cell table:formula="of:=[.F90]-[.F91]" office:value-type="float" office:value="0.00014" calcext:value-type="float">
            <text:p>0,00014</text:p>
          </table:table-cell>
          <table:table-cell office:value-type="float" office:value="0" calcext:value-type="float">
            <text:p>0</text:p>
          </table:table-cell>
          <table:table-cell office:value-type="float" office:value="0.001609158319" calcext:value-type="float">
            <text:p>0,001609158319</text:p>
          </table:table-cell>
          <table:table-cell office:value-type="float" office:value="0.001425777812" calcext:value-type="float">
            <text:p>0,001425777812</text:p>
          </table:table-cell>
          <table:table-cell office:value-type="float" office:value="0.001279244329" calcext:value-type="float">
            <text:p>0,001279244329</text:p>
          </table:table-cell>
          <table:table-cell office:value-type="float" office:value="0.001150151801" calcext:value-type="float">
            <text:p>0,001150151801</text:p>
          </table:table-cell>
          <table:table-cell office:value-type="float" office:value="0.001037828763" calcext:value-type="float">
            <text:p>0,001037828763</text:p>
          </table:table-cell>
          <table:table-cell office:value-type="float" office:value="0.000946705044" calcext:value-type="float">
            <text:p>0,000946705044</text:p>
          </table:table-cell>
          <table:table-cell office:value-type="float" office:value="0.000860311019" calcext:value-type="float">
            <text:p>0,000860311019</text:p>
          </table:table-cell>
          <table:table-cell office:value-type="float" office:value="0.000860511796734311" calcext:value-type="float">
            <text:p>0,000860511796734</text:p>
          </table:table-cell>
          <table:table-cell office:value-type="float" office:value="0.000860427853932237" calcext:value-type="float">
            <text:p>0,000860427853932</text:p>
          </table:table-cell>
          <table:table-cell office:value-type="float" office:value="0.000860357736050899" calcext:value-type="float">
            <text:p>0,000860357736051</text:p>
          </table:table-cell>
          <table:table-cell office:value-type="float" office:value="0.000860298231305748" calcext:value-type="float">
            <text:p>0,000860298231306</text:p>
          </table:table-cell>
          <table:table-cell office:value-type="float" office:value="0.000860247479444225" calcext:value-type="float">
            <text:p>0,000860247479444</text:p>
          </table:table-cell>
          <table:table-cell office:value-type="float" office:value="0.000860203921196973" calcext:value-type="float">
            <text:p>0,000860203921197</text:p>
          </table:table-cell>
          <table:table-cell office:value-type="float" office:value="0.000860166038019578" calcext:value-type="float">
            <text:p>0,00086016603802</text:p>
          </table:table-cell>
          <table:table-cell office:value-type="float" office:value="0.000860133143885467" calcext:value-type="float">
            <text:p>0,000860133143885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01544005" calcext:value-type="float">
            <text:p>0,001544005</text:p>
          </table:table-cell>
          <table:table-cell table:style-name="Default" table:formula="of:=AVERAGE([.E91:.F91])" office:value-type="float" office:value="0.000975639196269415" calcext:value-type="float">
            <text:p>0,000975639196269</text:p>
          </table:table-cell>
          <table:table-cell table:style-name="Default" office:value-type="float" office:value="0.00104127839253883" calcext:value-type="float">
            <text:p>0,001041278392539</text:p>
          </table:table-cell>
          <table:table-cell office:value-type="float" office:value="0.00091" calcext:value-type="float">
            <text:p>0,00091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[.F91]-[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380684346" calcext:value-type="float">
            <text:p>0,001380684346</text:p>
          </table:table-cell>
          <table:table-cell office:value-type="float" office:value="0.001224729418" calcext:value-type="float">
            <text:p>0,001224729418</text:p>
          </table:table-cell>
          <table:table-cell office:value-type="float" office:value="0.001097767292" calcext:value-type="float">
            <text:p>0,001097767292</text:p>
          </table:table-cell>
          <table:table-cell office:value-type="float" office:value="0.000987346734" calcext:value-type="float">
            <text:p>0,000987346734</text:p>
          </table:table-cell>
          <table:table-cell office:value-type="float" office:value="0.000891763809" calcext:value-type="float">
            <text:p>0,000891763809</text:p>
          </table:table-cell>
          <table:table-cell office:value-type="float" office:value="0.000812480313" calcext:value-type="float">
            <text:p>0,000812480313</text:p>
          </table:table-cell>
          <table:table-cell office:value-type="float" office:value="0.000739570194" calcext:value-type="float">
            <text:p>0,000739570194</text:p>
          </table:table-cell>
          <table:table-cell office:value-type="float" office:value="0.0015443414933407" calcext:value-type="float">
            <text:p>0,001544341493341</text:p>
          </table:table-cell>
          <table:table-cell office:value-type="float" office:value="0.00154421223201442" calcext:value-type="float">
            <text:p>0,001544212232014</text:p>
          </table:table-cell>
          <table:table-cell office:value-type="float" office:value="0.00154410413539669" calcext:value-type="float">
            <text:p>0,001544104135397</text:p>
          </table:table-cell>
          <table:table-cell office:value-type="float" office:value="0.00154401249055307" calcext:value-type="float">
            <text:p>0,001544012490553</text:p>
          </table:table-cell>
          <table:table-cell office:value-type="float" office:value="0.00154393429715274" calcext:value-type="float">
            <text:p>0,001543934297153</text:p>
          </table:table-cell>
          <table:table-cell office:value-type="float" office:value="0.00154386712310953" calcext:value-type="float">
            <text:p>0,00154386712311</text:p>
          </table:table-cell>
          <table:table-cell office:value-type="float" office:value="0.00154380877128904" calcext:value-type="float">
            <text:p>0,001543808771289</text:p>
          </table:table-cell>
          <table:table-cell office:value-type="float" office:value="0.00154375801910326" calcext:value-type="float">
            <text:p>0,001543758019103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2.25" calcext:value-type="float">
            <text:p>2,25</text:p>
          </table:table-cell>
          <table:table-cell office:value-type="float" office:value="0.001544005" calcext:value-type="float">
            <text:p>0,001544005</text:p>
          </table:table-cell>
          <table:table-cell table:style-name="Default" table:formula="of:=AVERAGE([.E92:.F92])" office:value-type="float" office:value="0.000975639196269415" calcext:value-type="float">
            <text:p>0,000975639196269</text:p>
          </table:table-cell>
          <table:table-cell table:style-name="Default" office:value-type="float" office:value="0.00104127839253883" calcext:value-type="float">
            <text:p>0,001041278392539</text:p>
          </table:table-cell>
          <table:table-cell office:value-type="float" office:value="0.00091" calcext:value-type="float">
            <text:p>0,00091</text:p>
          </table:table-cell>
          <table:table-cell table:formula="of:=[.C92]-[.C93]" office:value-type="float" office:value="0.000193068" calcext:value-type="float">
            <text:p>0,000193068</text:p>
          </table:table-cell>
          <table:table-cell table:formula="of:=[.F92]-[.F93]"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0.001380684346" calcext:value-type="float">
            <text:p>0,001380684346</text:p>
          </table:table-cell>
          <table:table-cell office:value-type="float" office:value="0.001224729418" calcext:value-type="float">
            <text:p>0,001224729418</text:p>
          </table:table-cell>
          <table:table-cell office:value-type="float" office:value="0.001097767292" calcext:value-type="float">
            <text:p>0,001097767292</text:p>
          </table:table-cell>
          <table:table-cell office:value-type="float" office:value="0.000987346734" calcext:value-type="float">
            <text:p>0,000987346734</text:p>
          </table:table-cell>
          <table:table-cell office:value-type="float" office:value="0.000891763809" calcext:value-type="float">
            <text:p>0,000891763809</text:p>
          </table:table-cell>
          <table:table-cell office:value-type="float" office:value="0.000812480313" calcext:value-type="float">
            <text:p>0,000812480313</text:p>
          </table:table-cell>
          <table:table-cell office:value-type="float" office:value="0.000739570194" calcext:value-type="float">
            <text:p>0,000739570194</text:p>
          </table:table-cell>
          <table:table-cell office:value-type="float" office:value="0.0015443414933407" calcext:value-type="float">
            <text:p>0,001544341493341</text:p>
          </table:table-cell>
          <table:table-cell office:value-type="float" office:value="0.00154421223201442" calcext:value-type="float">
            <text:p>0,001544212232014</text:p>
          </table:table-cell>
          <table:table-cell office:value-type="float" office:value="0.00154410413539669" calcext:value-type="float">
            <text:p>0,001544104135397</text:p>
          </table:table-cell>
          <table:table-cell office:value-type="float" office:value="0.00154401249055307" calcext:value-type="float">
            <text:p>0,001544012490553</text:p>
          </table:table-cell>
          <table:table-cell office:value-type="float" office:value="0.00154393429715274" calcext:value-type="float">
            <text:p>0,001543934297153</text:p>
          </table:table-cell>
          <table:table-cell office:value-type="float" office:value="0.00154386712310953" calcext:value-type="float">
            <text:p>0,00154386712311</text:p>
          </table:table-cell>
          <table:table-cell office:value-type="float" office:value="0.00154380877128904" calcext:value-type="float">
            <text:p>0,001543808771289</text:p>
          </table:table-cell>
          <table:table-cell office:value-type="float" office:value="0.00154375801910326" calcext:value-type="float">
            <text:p>0,001543758019103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2" calcext:value-type="float">
            <text:p>1,2</text:p>
          </table:table-cell>
          <table:table-cell office:value-type="float" office:value="0.001350937" calcext:value-type="float">
            <text:p>0,001350937</text:p>
          </table:table-cell>
          <table:table-cell table:style-name="Default" table:formula="of:=AVERAGE([.E93:.F93])" office:value-type="float" office:value="0.000922530460919874" calcext:value-type="float">
            <text:p>0,00092253046092</text:p>
          </table:table-cell>
          <table:table-cell table:style-name="Default" office:value-type="float" office:value="0.000985060921839747" calcext:value-type="float">
            <text:p>0,00098506092184</text:p>
          </table:table-cell>
          <table:table-cell office:value-type="float" office:value="0.00086" calcext:value-type="float">
            <text:p>0,00086</text:p>
          </table:table-cell>
          <table:table-cell table:formula="of:=[.C93]-[.C94]" office:value-type="float" office:value="-0.001608754" calcext:value-type="float">
            <text:p>-0,001608754</text:p>
          </table:table-cell>
          <table:table-cell table:formula="of:=[.F93]-[.F94]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1306492706" calcext:value-type="float">
            <text:p>0,001306492706</text:p>
          </table:table-cell>
          <table:table-cell office:value-type="float" office:value="0.001158405238" calcext:value-type="float">
            <text:p>0,001158405238</text:p>
          </table:table-cell>
          <table:table-cell office:value-type="float" office:value="0.001038705178" calcext:value-type="float">
            <text:p>0,001038705178</text:p>
          </table:table-cell>
          <table:table-cell office:value-type="float" office:value="0.000934089771" calcext:value-type="float">
            <text:p>0,000934089771</text:p>
          </table:table-cell>
          <table:table-cell office:value-type="float" office:value="0.000843353855" calcext:value-type="float">
            <text:p>0,000843353855</text:p>
          </table:table-cell>
          <table:table-cell office:value-type="float" office:value="0.000768726357" calcext:value-type="float">
            <text:p>0,000768726357</text:p>
          </table:table-cell>
          <table:table-cell office:value-type="float" office:value="0.000699293046" calcext:value-type="float">
            <text:p>0,000699293046</text:p>
          </table:table-cell>
          <table:table-cell office:value-type="float" office:value="0.00135121530489893" calcext:value-type="float">
            <text:p>0,001351215304899</text:p>
          </table:table-cell>
          <table:table-cell office:value-type="float" office:value="0.00135110828528291" calcext:value-type="float">
            <text:p>0,001351108285283</text:p>
          </table:table-cell>
          <table:table-cell office:value-type="float" office:value="0.00135101882784398" calcext:value-type="float">
            <text:p>0,001351018827844</text:p>
          </table:table-cell>
          <table:table-cell office:value-type="float" office:value="0.00135094295688852" calcext:value-type="float">
            <text:p>0,001350942956889</text:p>
          </table:table-cell>
          <table:table-cell office:value-type="float" office:value="0.00135087823132851" calcext:value-type="float">
            <text:p>0,001350878231329</text:p>
          </table:table-cell>
          <table:table-cell office:value-type="float" office:value="0.00135082264738155" calcext:value-type="float">
            <text:p>0,001350822647382</text:p>
          </table:table-cell>
          <table:table-cell office:value-type="float" office:value="0.00135077434125757" calcext:value-type="float">
            <text:p>0,001350774341258</text:p>
          </table:table-cell>
          <table:table-cell office:value-type="float" office:value="0.00135073235334852" calcext:value-type="float">
            <text:p>0,001350732353349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.3" calcext:value-type="float">
            <text:p>1,3</text:p>
          </table:table-cell>
          <table:table-cell office:value-type="float" office:value="0.002959691" calcext:value-type="float">
            <text:p>0,002959691</text:p>
          </table:table-cell>
          <table:table-cell table:style-name="Default" table:formula="of:=AVERAGE([.E94:.F94])" office:value-type="float" office:value="0.00070965586812232" calcext:value-type="float">
            <text:p>0,000709655868122</text:p>
          </table:table-cell>
          <table:table-cell table:style-name="Default" office:value-type="float" office:value="0.000759311736244639" calcext:value-type="float">
            <text:p>0,000759311736245</text:p>
          </table:table-cell>
          <table:table-cell office:value-type="float" office:value="0.00066" calcext:value-type="float">
            <text:p>0,00066</text:p>
          </table:table-cell>
          <table:table-cell table:formula="of:=[.C94]-[.C95]" office:value-type="float" office:value="0.000943362" calcext:value-type="float">
            <text:p>0,000943362</text:p>
          </table:table-cell>
          <table:table-cell table:formula="of:=[.F94]-[.F95]" office:value-type="float" office:value="0.0000400000000000001" calcext:value-type="float">
            <text:p>4,00000000000001E-05</text:p>
          </table:table-cell>
          <table:table-cell office:value-type="float" office:value="0" calcext:value-type="float">
            <text:p>0</text:p>
          </table:table-cell>
          <table:table-cell office:value-type="float" office:value="0.001006485525" calcext:value-type="float">
            <text:p>0,001006485525</text:p>
          </table:table-cell>
          <table:table-cell office:value-type="float" office:value="0.000893325144" calcext:value-type="float">
            <text:p>0,000893325144</text:p>
          </table:table-cell>
          <table:table-cell office:value-type="float" office:value="0.000800286717" calcext:value-type="float">
            <text:p>0,000800286717</text:p>
          </table:table-cell>
          <table:table-cell office:value-type="float" office:value="0.000719917681" calcext:value-type="float">
            <text:p>0,000719917681</text:p>
          </table:table-cell>
          <table:table-cell office:value-type="float" office:value="0.000650546806" calcext:value-type="float">
            <text:p>0,000650546806</text:p>
          </table:table-cell>
          <table:table-cell office:value-type="float" office:value="0.00059232223" calcext:value-type="float">
            <text:p>0,00059232223</text:p>
          </table:table-cell>
          <table:table-cell office:value-type="float" office:value="0.000539645519" calcext:value-type="float">
            <text:p>0,000539645519</text:p>
          </table:table-cell>
          <table:table-cell office:value-type="float" office:value="0.00296016125457954" calcext:value-type="float">
            <text:p>0,00296016125458</text:p>
          </table:table-cell>
          <table:table-cell office:value-type="float" office:value="0.00295998063754987" calcext:value-type="float">
            <text:p>0,00295998063755</text:p>
          </table:table-cell>
          <table:table-cell office:value-type="float" office:value="0.0029598295016942" calcext:value-type="float">
            <text:p>0,002959829501694</text:p>
          </table:table-cell>
          <table:table-cell office:value-type="float" office:value="0.00295970143477638" calcext:value-type="float">
            <text:p>0,002959701434776</text:p>
          </table:table-cell>
          <table:table-cell office:value-type="float" office:value="0.0029595921440487" calcext:value-type="float">
            <text:p>0,002959592144049</text:p>
          </table:table-cell>
          <table:table-cell office:value-type="float" office:value="0.00295949820723993" calcext:value-type="float">
            <text:p>0,00295949820724</text:p>
          </table:table-cell>
          <table:table-cell office:value-type="float" office:value="0.00295941665986567" calcext:value-type="float">
            <text:p>0,002959416659866</text:p>
          </table:table-cell>
          <table:table-cell office:value-type="float" office:value="0.00295934566965479" calcext:value-type="float">
            <text:p>0,002959345669655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02016329" calcext:value-type="float">
            <text:p>0,002016329</text:p>
          </table:table-cell>
          <table:table-cell table:style-name="Default" table:formula="of:=AVERAGE([.E95:.F95])" office:value-type="float" office:value="0.000665071147092361" calcext:value-type="float">
            <text:p>0,000665071147092</text:p>
          </table:table-cell>
          <table:table-cell table:style-name="Default" office:value-type="float" office:value="0.000710142294184723" calcext:value-type="float">
            <text:p>0,000710142294185</text:p>
          </table:table-cell>
          <table:table-cell office:value-type="float" office:value="0.00062" calcext:value-type="float">
            <text:p>0,00062</text:p>
          </table:table-cell>
          <table:table-cell table:formula="of:=[.C95]-[.C96]" office:value-type="float" office:value="-0.000247367" calcext:value-type="float">
            <text:p>-0,000247367</text:p>
          </table:table-cell>
          <table:table-cell table:formula="of:=[.F95]-[.F96]" office:value-type="float" office:value="0.00000999999999999992" calcext:value-type="float">
            <text:p>9,99999999999992E-06</text:p>
          </table:table-cell>
          <table:table-cell office:value-type="float" office:value="0" calcext:value-type="float">
            <text:p>0</text:p>
          </table:table-cell>
          <table:table-cell office:value-type="float" office:value="0.00094179625" calcext:value-type="float">
            <text:p>0,00094179625</text:p>
          </table:table-cell>
          <table:table-cell office:value-type="float" office:value="0.000835188721" calcext:value-type="float">
            <text:p>0,000835188721</text:p>
          </table:table-cell>
          <table:table-cell office:value-type="float" office:value="0.000748751881" calcext:value-type="float">
            <text:p>0,000748751881</text:p>
          </table:table-cell>
          <table:table-cell office:value-type="float" office:value="0.000673371672" calcext:value-type="float">
            <text:p>0,000673371672</text:p>
          </table:table-cell>
          <table:table-cell office:value-type="float" office:value="0.000608050178" calcext:value-type="float">
            <text:p>0,000608050178</text:p>
          </table:table-cell>
          <table:table-cell office:value-type="float" office:value="0.0005541274" calcext:value-type="float">
            <text:p>0,0005541274</text:p>
          </table:table-cell>
          <table:table-cell office:value-type="float" office:value="0.000504213246" calcext:value-type="float">
            <text:p>0,000504213246</text:p>
          </table:table-cell>
          <table:table-cell office:value-type="float" office:value="0.00201662912153996" calcext:value-type="float">
            <text:p>0,00201662912154</text:p>
          </table:table-cell>
          <table:table-cell office:value-type="float" office:value="0.00201651398328694" calcext:value-type="float">
            <text:p>0,002016513983287</text:p>
          </table:table-cell>
          <table:table-cell office:value-type="float" office:value="0.00201641772111401" calcext:value-type="float">
            <text:p>0,002016417721114</text:p>
          </table:table-cell>
          <table:table-cell office:value-type="float" office:value="0.00201633609226158" calcext:value-type="float">
            <text:p>0,002016336092262</text:p>
          </table:table-cell>
          <table:table-cell office:value-type="float" office:value="0.00201626645032184" calcext:value-type="float">
            <text:p>0,002016266450322</text:p>
          </table:table-cell>
          <table:table-cell office:value-type="float" office:value="0.00201620663489851" calcext:value-type="float">
            <text:p>0,002016206634899</text:p>
          </table:table-cell>
          <table:table-cell office:value-type="float" office:value="0.00201615466176284" calcext:value-type="float">
            <text:p>0,002016154661763</text:p>
          </table:table-cell>
          <table:table-cell office:value-type="float" office:value="0.00201610947385709" calcext:value-type="float">
            <text:p>0,002016109473857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3" calcext:value-type="float">
            <text:p>1,3</text:p>
          </table:table-cell>
          <table:table-cell office:value-type="float" office:value="0.002263696" calcext:value-type="float">
            <text:p>0,002263696</text:p>
          </table:table-cell>
          <table:table-cell table:style-name="Default" table:formula="of:=AVERAGE([.E96:.F96])" office:value-type="float" office:value="0.000655621422455638" calcext:value-type="float">
            <text:p>0,000655621422456</text:p>
          </table:table-cell>
          <table:table-cell table:style-name="Default" office:value-type="float" office:value="0.000701242844911276" calcext:value-type="float">
            <text:p>0,000701242844911</text:p>
          </table:table-cell>
          <table:table-cell office:value-type="float" office:value="0.00061" calcext:value-type="float">
            <text:p>0,00061</text:p>
          </table:table-cell>
          <table:table-cell table:formula="of:=[.C96]-[.C97]" office:value-type="float" office:value="-0.001209365" calcext:value-type="float">
            <text:p>-0,001209365</text:p>
          </table:table-cell>
          <table:table-cell table:formula="of:=[.F96]-[.F97]" office:value-type="float" office:value="0.00019" calcext:value-type="float">
            <text:p>0,00019</text:p>
          </table:table-cell>
          <table:table-cell office:value-type="float" office:value="0" calcext:value-type="float">
            <text:p>0</text:p>
          </table:table-cell>
          <table:table-cell office:value-type="float" office:value="0.000929866428" calcext:value-type="float">
            <text:p>0,000929866428</text:p>
          </table:table-cell>
          <table:table-cell office:value-type="float" office:value="0.000824800872" calcext:value-type="float">
            <text:p>0,000824800872</text:p>
          </table:table-cell>
          <table:table-cell office:value-type="float" office:value="0.000739291385" calcext:value-type="float">
            <text:p>0,000739291385</text:p>
          </table:table-cell>
          <table:table-cell office:value-type="float" office:value="0.000664913062" calcext:value-type="float">
            <text:p>0,000664913062</text:p>
          </table:table-cell>
          <table:table-cell office:value-type="float" office:value="0.000600528103" calcext:value-type="float">
            <text:p>0,000600528103</text:p>
          </table:table-cell>
          <table:table-cell office:value-type="float" office:value="0.000547138344" calcext:value-type="float">
            <text:p>0,000547138344</text:p>
          </table:table-cell>
          <table:table-cell office:value-type="float" office:value="0.000498023207" calcext:value-type="float">
            <text:p>0,000498023207</text:p>
          </table:table-cell>
          <table:table-cell office:value-type="float" office:value="0.00226402827653193" calcext:value-type="float">
            <text:p>0,002264028276532</text:p>
          </table:table-cell>
          <table:table-cell office:value-type="float" office:value="0.00226390065051488" calcext:value-type="float">
            <text:p>0,002263900650515</text:p>
          </table:table-cell>
          <table:table-cell office:value-type="float" office:value="0.00226379392299756" calcext:value-type="float">
            <text:p>0,002263793922998</text:p>
          </table:table-cell>
          <table:table-cell office:value-type="float" office:value="0.00226370343772368" calcext:value-type="float">
            <text:p>0,002263703437724</text:p>
          </table:table-cell>
          <table:table-cell office:value-type="float" office:value="0.00226362623411831" calcext:value-type="float">
            <text:p>0,002263626234118</text:p>
          </table:table-cell>
          <table:table-cell office:value-type="float" office:value="0.00226355991114745" calcext:value-type="float">
            <text:p>0,002263559911147</text:p>
          </table:table-cell>
          <table:table-cell office:value-type="float" office:value="0.00226350229775206" calcext:value-type="float">
            <text:p>0,002263502297752</text:p>
          </table:table-cell>
          <table:table-cell office:value-type="float" office:value="0.00226345218887169" calcext:value-type="float">
            <text:p>0,002263452188872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.2" calcext:value-type="float">
            <text:p>1,2</text:p>
          </table:table-cell>
          <table:table-cell office:value-type="float" office:value="0.003473061" calcext:value-type="float">
            <text:p>0,003473061</text:p>
          </table:table-cell>
          <table:table-cell table:style-name="Default" table:formula="of:=AVERAGE([.E97:.F97])" office:value-type="float" office:value="0.000454115355512172" calcext:value-type="float">
            <text:p>0,000454115355512</text:p>
          </table:table-cell>
          <table:table-cell table:style-name="Default" office:value-type="float" office:value="0.000488230711024344" calcext:value-type="float">
            <text:p>0,000488230711024</text:p>
          </table:table-cell>
          <table:table-cell office:value-type="float" office:value="0.00042" calcext:value-type="float">
            <text:p>0,00042</text:p>
          </table:table-cell>
          <table:table-cell table:formula="of:=[.C97]-[.C98]" office:value-type="float" office:value="0.000921602" calcext:value-type="float">
            <text:p>0,000921602</text:p>
          </table:table-cell>
          <table:table-cell table:formula="of:=[.F97]-[.F98]" office:value-type="float" office:value="0.00012" calcext:value-type="float">
            <text:p>0,00012</text:p>
          </table:table-cell>
          <table:table-cell office:value-type="float" office:value="0" calcext:value-type="float">
            <text:p>0</text:p>
          </table:table-cell>
          <table:table-cell office:value-type="float" office:value="0.000647367261" calcext:value-type="float">
            <text:p>0,000647367261</text:p>
          </table:table-cell>
          <table:table-cell office:value-type="float" office:value="0.000574300493" calcext:value-type="float">
            <text:p>0,000574300493</text:p>
          </table:table-cell>
          <table:table-cell office:value-type="float" office:value="0.00051468632" calcext:value-type="float">
            <text:p>0,00051468632</text:p>
          </table:table-cell>
          <table:table-cell office:value-type="float" office:value="0.000462923212" calcext:value-type="float">
            <text:p>0,000462923212</text:p>
          </table:table-cell>
          <table:table-cell office:value-type="float" office:value="0.000418146378" calcext:value-type="float">
            <text:p>0,000418146378</text:p>
          </table:table-cell>
          <table:table-cell office:value-type="float" office:value="0.000380906618" calcext:value-type="float">
            <text:p>0,000380906618</text:p>
          </table:table-cell>
          <table:table-cell office:value-type="float" office:value="0.000346788916" calcext:value-type="float">
            <text:p>0,000346788916</text:p>
          </table:table-cell>
          <table:table-cell office:value-type="float" office:value="0.00347341563036414" calcext:value-type="float">
            <text:p>0,003473415630364</text:p>
          </table:table-cell>
          <table:table-cell office:value-type="float" office:value="0.00347327931399593" calcext:value-type="float">
            <text:p>0,003473279313996</text:p>
          </table:table-cell>
          <table:table-cell office:value-type="float" office:value="0.00347316530163489" calcext:value-type="float">
            <text:p>0,003473165301635</text:p>
          </table:table-cell>
          <table:table-cell office:value-type="float" office:value="0.00347306865291941" calcext:value-type="float">
            <text:p>0,003473068652919</text:p>
          </table:table-cell>
          <table:table-cell office:value-type="float" office:value="0.00347298618638136" calcext:value-type="float">
            <text:p>0,003472986186381</text:p>
          </table:table-cell>
          <table:table-cell office:value-type="float" office:value="0.00347291533321804" calcext:value-type="float">
            <text:p>0,003472915333218</text:p>
          </table:table-cell>
          <table:table-cell office:value-type="float" office:value="0.0034728537944613" calcext:value-type="float">
            <text:p>0,003472853794461</text:p>
          </table:table-cell>
          <table:table-cell office:value-type="float" office:value="0.00347280025951803" calcext:value-type="float">
            <text:p>0,003472800259518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02551459" calcext:value-type="float">
            <text:p>0,002551459</text:p>
          </table:table-cell>
          <table:table-cell table:style-name="Default" table:formula="of:=AVERAGE([.E98:.F98])" office:value-type="float" office:value="0.000323650410997046" calcext:value-type="float">
            <text:p>0,000323650410997</text:p>
          </table:table-cell>
          <table:table-cell table:style-name="Default" office:value-type="float" office:value="0.000347300821994093" calcext:value-type="float">
            <text:p>0,000347300821994</text:p>
          </table:table-cell>
          <table:table-cell office:value-type="float" office:value="0.0003" calcext:value-type="float">
            <text:p>0,0003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[.F98]-[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61004962" calcext:value-type="float">
            <text:p>0,000461004962</text:p>
          </table:table-cell>
          <table:table-cell office:value-type="float" office:value="0.000408229334" calcext:value-type="float">
            <text:p>0,000408229334</text:p>
          </table:table-cell>
          <table:table-cell office:value-type="float" office:value="0.000366417996" calcext:value-type="float">
            <text:p>0,000366417996</text:p>
          </table:table-cell>
          <table:table-cell office:value-type="float" office:value="0.000329370793" calcext:value-type="float">
            <text:p>0,000329370793</text:p>
          </table:table-cell>
          <table:table-cell office:value-type="float" office:value="0.000297064345" calcext:value-type="float">
            <text:p>0,000297064345</text:p>
          </table:table-cell>
          <table:table-cell office:value-type="float" office:value="0.000271120921" calcext:value-type="float">
            <text:p>0,000271120921</text:p>
          </table:table-cell>
          <table:table-cell office:value-type="float" office:value="0.000246183715" calcext:value-type="float">
            <text:p>0,000246183715</text:p>
          </table:table-cell>
          <table:table-cell office:value-type="float" office:value="0.00255164454111851" calcext:value-type="float">
            <text:p>0,002551644541119</text:p>
          </table:table-cell>
          <table:table-cell office:value-type="float" office:value="0.00255157322811175" calcext:value-type="float">
            <text:p>0,002551573228112</text:p>
          </table:table-cell>
          <table:table-cell office:value-type="float" office:value="0.00255151369105702" calcext:value-type="float">
            <text:p>0,002551513691057</text:p>
          </table:table-cell>
          <table:table-cell office:value-type="float" office:value="0.00255146314300243" calcext:value-type="float">
            <text:p>0,002551463143002</text:p>
          </table:table-cell>
          <table:table-cell office:value-type="float" office:value="0.00255142003763917" calcext:value-type="float">
            <text:p>0,002551420037639</text:p>
          </table:table-cell>
          <table:table-cell office:value-type="float" office:value="0.00255138305808903" calcext:value-type="float">
            <text:p>0,002551383058089</text:p>
          </table:table-cell>
          <table:table-cell office:value-type="float" office:value="0.00255135087884695" calcext:value-type="float">
            <text:p>0,002551350878847</text:p>
          </table:table-cell>
          <table:table-cell office:value-type="float" office:value="0.00255132295880151" calcext:value-type="float">
            <text:p>0,002551322958802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75" calcext:value-type="float">
            <text:p>1,75</text:p>
          </table:table-cell>
          <table:table-cell office:value-type="float" office:value="0.002551459" calcext:value-type="float">
            <text:p>0,002551459</text:p>
          </table:table-cell>
          <table:table-cell table:style-name="Default" table:formula="of:=AVERAGE([.E99:.F99])" office:value-type="float" office:value="0.000323650410997046" calcext:value-type="float">
            <text:p>0,000323650410997</text:p>
          </table:table-cell>
          <table:table-cell table:style-name="Default" office:value-type="float" office:value="0.000347300821994093" calcext:value-type="float">
            <text:p>0,000347300821994</text:p>
          </table:table-cell>
          <table:table-cell office:value-type="float" office:value="0.0003" calcext:value-type="float">
            <text:p>0,0003</text:p>
          </table:table-cell>
          <table:table-cell table:formula="of:=[.C99]-[.C100]" office:value-type="float" office:value="-0.002449399" calcext:value-type="float">
            <text:p>-0,002449399</text:p>
          </table:table-cell>
          <table:table-cell table:formula="of:=[.F99]-[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61004962" calcext:value-type="float">
            <text:p>0,000461004962</text:p>
          </table:table-cell>
          <table:table-cell office:value-type="float" office:value="0.000408229334" calcext:value-type="float">
            <text:p>0,000408229334</text:p>
          </table:table-cell>
          <table:table-cell office:value-type="float" office:value="0.000366417996" calcext:value-type="float">
            <text:p>0,000366417996</text:p>
          </table:table-cell>
          <table:table-cell office:value-type="float" office:value="0.000329370793" calcext:value-type="float">
            <text:p>0,000329370793</text:p>
          </table:table-cell>
          <table:table-cell office:value-type="float" office:value="0.000297064345" calcext:value-type="float">
            <text:p>0,000297064345</text:p>
          </table:table-cell>
          <table:table-cell office:value-type="float" office:value="0.000271120921" calcext:value-type="float">
            <text:p>0,000271120921</text:p>
          </table:table-cell>
          <table:table-cell office:value-type="float" office:value="0.000246183715" calcext:value-type="float">
            <text:p>0,000246183715</text:p>
          </table:table-cell>
          <table:table-cell office:value-type="float" office:value="0.00255164454111851" calcext:value-type="float">
            <text:p>0,002551644541119</text:p>
          </table:table-cell>
          <table:table-cell office:value-type="float" office:value="0.00255157322811175" calcext:value-type="float">
            <text:p>0,002551573228112</text:p>
          </table:table-cell>
          <table:table-cell office:value-type="float" office:value="0.00255151369105702" calcext:value-type="float">
            <text:p>0,002551513691057</text:p>
          </table:table-cell>
          <table:table-cell office:value-type="float" office:value="0.00255146314300243" calcext:value-type="float">
            <text:p>0,002551463143002</text:p>
          </table:table-cell>
          <table:table-cell office:value-type="float" office:value="0.00255142003763917" calcext:value-type="float">
            <text:p>0,002551420037639</text:p>
          </table:table-cell>
          <table:table-cell office:value-type="float" office:value="0.00255138305808903" calcext:value-type="float">
            <text:p>0,002551383058089</text:p>
          </table:table-cell>
          <table:table-cell office:value-type="float" office:value="0.00255135087884695" calcext:value-type="float">
            <text:p>0,002551350878847</text:p>
          </table:table-cell>
          <table:table-cell office:value-type="float" office:value="0.00255132295880151" calcext:value-type="float">
            <text:p>0,002551322958802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.5" calcext:value-type="float">
            <text:p>2,5</text:p>
          </table:table-cell>
          <table:table-cell office:value-type="float" office:value="0.005000858" calcext:value-type="float">
            <text:p>0,005000858</text:p>
          </table:table-cell>
          <table:table-cell table:style-name="Default" table:formula="of:=AVERAGE([.E100:.F100])" office:value-type="float" office:value="0.000323604220885103" calcext:value-type="float">
            <text:p>0,000323604220885</text:p>
          </table:table-cell>
          <table:table-cell table:style-name="Default" office:value-type="float" office:value="0.000347208441770206" calcext:value-type="float">
            <text:p>0,00034720844177</text:p>
          </table:table-cell>
          <table:table-cell office:value-type="float" office:value="0.0003" calcext:value-type="float">
            <text:p>0,0003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[.F100]-[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59823731" calcext:value-type="float">
            <text:p>0,000459823731</text:p>
          </table:table-cell>
          <table:table-cell office:value-type="float" office:value="0.000409011954" calcext:value-type="float">
            <text:p>0,000409011954</text:p>
          </table:table-cell>
          <table:table-cell office:value-type="float" office:value="0.000366011347" calcext:value-type="float">
            <text:p>0,000366011347</text:p>
          </table:table-cell>
          <table:table-cell office:value-type="float" office:value="0.000328620766" calcext:value-type="float">
            <text:p>0,000328620766</text:p>
          </table:table-cell>
          <table:table-cell office:value-type="float" office:value="0.000297323706" calcext:value-type="float">
            <text:p>0,000297323706</text:p>
          </table:table-cell>
          <table:table-cell office:value-type="float" office:value="0.000270910837" calcext:value-type="float">
            <text:p>0,000270910837</text:p>
          </table:table-cell>
          <table:table-cell office:value-type="float" office:value="0.000247329442" calcext:value-type="float">
            <text:p>0,000247329442</text:p>
          </table:table-cell>
          <table:table-cell office:value-type="float" office:value="0.00500122200183498" calcext:value-type="float">
            <text:p>0,005001222001835</text:p>
          </table:table-cell>
          <table:table-cell office:value-type="float" office:value="0.00500108258651389" calcext:value-type="float">
            <text:p>0,005001082586514</text:p>
          </table:table-cell>
          <table:table-cell office:value-type="float" office:value="0.00500096567019867" calcext:value-type="float">
            <text:p>0,005000965670199</text:p>
          </table:table-cell>
          <table:table-cell office:value-type="float" office:value="0.00500086670598559" calcext:value-type="float">
            <text:p>0,005000866705986</text:p>
          </table:table-cell>
          <table:table-cell office:value-type="float" office:value="0.0050007824118783" calcext:value-type="float">
            <text:p>0,005000782411878</text:p>
          </table:table-cell>
          <table:table-cell office:value-type="float" office:value="0.00500070986869219" calcext:value-type="float">
            <text:p>0,005000709868692</text:p>
          </table:table-cell>
          <table:table-cell office:value-type="float" office:value="0.00500064684626118" calcext:value-type="float">
            <text:p>0,005000646846261</text:p>
          </table:table-cell>
          <table:table-cell office:value-type="float" office:value="0.00500059186830363" calcext:value-type="float">
            <text:p>0,005000591868304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2.5" calcext:value-type="float">
            <text:p>2,5</text:p>
          </table:table-cell>
          <table:table-cell office:value-type="float" office:value="0.005000858" calcext:value-type="float">
            <text:p>0,005000858</text:p>
          </table:table-cell>
          <table:table-cell table:style-name="Default" table:formula="of:=AVERAGE([.E101:.F101])" office:value-type="float" office:value="0.000323604220885103" calcext:value-type="float">
            <text:p>0,000323604220885</text:p>
          </table:table-cell>
          <table:table-cell table:style-name="Default" office:value-type="float" office:value="0.000347208441770206" calcext:value-type="float">
            <text:p>0,00034720844177</text:p>
          </table:table-cell>
          <table:table-cell office:value-type="float" office:value="0.0003" calcext:value-type="float">
            <text:p>0,0003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[.F101]-[.F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59823731" calcext:value-type="float">
            <text:p>0,000459823731</text:p>
          </table:table-cell>
          <table:table-cell office:value-type="float" office:value="0.000409011954" calcext:value-type="float">
            <text:p>0,000409011954</text:p>
          </table:table-cell>
          <table:table-cell office:value-type="float" office:value="0.000366011347" calcext:value-type="float">
            <text:p>0,000366011347</text:p>
          </table:table-cell>
          <table:table-cell office:value-type="float" office:value="0.000328620766" calcext:value-type="float">
            <text:p>0,000328620766</text:p>
          </table:table-cell>
          <table:table-cell office:value-type="float" office:value="0.000297323706" calcext:value-type="float">
            <text:p>0,000297323706</text:p>
          </table:table-cell>
          <table:table-cell office:value-type="float" office:value="0.000270910837" calcext:value-type="float">
            <text:p>0,000270910837</text:p>
          </table:table-cell>
          <table:table-cell office:value-type="float" office:value="0.000247329442" calcext:value-type="float">
            <text:p>0,000247329442</text:p>
          </table:table-cell>
          <table:table-cell office:value-type="float" office:value="0.00500122200183498" calcext:value-type="float">
            <text:p>0,005001222001835</text:p>
          </table:table-cell>
          <table:table-cell office:value-type="float" office:value="0.00500108258651389" calcext:value-type="float">
            <text:p>0,005001082586514</text:p>
          </table:table-cell>
          <table:table-cell office:value-type="float" office:value="0.00500096567019867" calcext:value-type="float">
            <text:p>0,005000965670199</text:p>
          </table:table-cell>
          <table:table-cell office:value-type="float" office:value="0.00500086670598559" calcext:value-type="float">
            <text:p>0,005000866705986</text:p>
          </table:table-cell>
          <table:table-cell office:value-type="float" office:value="0.0050007824118783" calcext:value-type="float">
            <text:p>0,005000782411878</text:p>
          </table:table-cell>
          <table:table-cell office:value-type="float" office:value="0.00500070986869219" calcext:value-type="float">
            <text:p>0,005000709868692</text:p>
          </table:table-cell>
          <table:table-cell office:value-type="float" office:value="0.00500064684626118" calcext:value-type="float">
            <text:p>0,005000646846261</text:p>
          </table:table-cell>
          <table:table-cell office:value-type="float" office:value="0.00500059186830363" calcext:value-type="float">
            <text:p>0,005000591868304</text:p>
          </table:table-cell>
        </table:table-row>
        <table:table-row table:style-name="ro1">
          <table:table-cell office:value-type="string" calcext:value-type="string">
            <text:p>p4h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05000858" calcext:value-type="float">
            <text:p>0,005000858</text:p>
          </table:table-cell>
          <table:table-cell table:style-name="Default" table:formula="of:=AVERAGE([.E102:.F102])" office:value-type="float" office:value="0.000323604220885103" calcext:value-type="float">
            <text:p>0,000323604220885</text:p>
          </table:table-cell>
          <table:table-cell table:style-name="Default" office:value-type="float" office:value="0.000347208441770206" calcext:value-type="float">
            <text:p>0,00034720844177</text:p>
          </table:table-cell>
          <table:table-cell office:value-type="float" office:value="0.0003" calcext:value-type="float">
            <text:p>0,0003</text:p>
          </table:table-cell>
          <table:table-cell table:formula="of:=[.C102]-[.C103]" office:value-type="float" office:value="-0.006363997" calcext:value-type="float">
            <text:p>-0,006363997</text:p>
          </table:table-cell>
          <table:table-cell table:formula="of:=[.F102]-[.F103]" office:value-type="float" office:value="0.00011" calcext:value-type="float">
            <text:p>0,00011</text:p>
          </table:table-cell>
          <table:table-cell office:value-type="float" office:value="0" calcext:value-type="float">
            <text:p>0</text:p>
          </table:table-cell>
          <table:table-cell office:value-type="float" office:value="0.000459823731" calcext:value-type="float">
            <text:p>0,000459823731</text:p>
          </table:table-cell>
          <table:table-cell office:value-type="float" office:value="0.000409011954" calcext:value-type="float">
            <text:p>0,000409011954</text:p>
          </table:table-cell>
          <table:table-cell office:value-type="float" office:value="0.000366011347" calcext:value-type="float">
            <text:p>0,000366011347</text:p>
          </table:table-cell>
          <table:table-cell office:value-type="float" office:value="0.000328620766" calcext:value-type="float">
            <text:p>0,000328620766</text:p>
          </table:table-cell>
          <table:table-cell office:value-type="float" office:value="0.000297323706" calcext:value-type="float">
            <text:p>0,000297323706</text:p>
          </table:table-cell>
          <table:table-cell office:value-type="float" office:value="0.000270910837" calcext:value-type="float">
            <text:p>0,000270910837</text:p>
          </table:table-cell>
          <table:table-cell office:value-type="float" office:value="0.000247329442" calcext:value-type="float">
            <text:p>0,000247329442</text:p>
          </table:table-cell>
          <table:table-cell office:value-type="float" office:value="0.00500122200183498" calcext:value-type="float">
            <text:p>0,005001222001835</text:p>
          </table:table-cell>
          <table:table-cell office:value-type="float" office:value="0.00500108258651389" calcext:value-type="float">
            <text:p>0,005001082586514</text:p>
          </table:table-cell>
          <table:table-cell office:value-type="float" office:value="0.00500096567019867" calcext:value-type="float">
            <text:p>0,005000965670199</text:p>
          </table:table-cell>
          <table:table-cell office:value-type="float" office:value="0.00500086670598559" calcext:value-type="float">
            <text:p>0,005000866705986</text:p>
          </table:table-cell>
          <table:table-cell office:value-type="float" office:value="0.0050007824118783" calcext:value-type="float">
            <text:p>0,005000782411878</text:p>
          </table:table-cell>
          <table:table-cell office:value-type="float" office:value="0.00500070986869219" calcext:value-type="float">
            <text:p>0,005000709868692</text:p>
          </table:table-cell>
          <table:table-cell office:value-type="float" office:value="0.00500064684626118" calcext:value-type="float">
            <text:p>0,005000646846261</text:p>
          </table:table-cell>
          <table:table-cell office:value-type="float" office:value="0.00500059186830363" calcext:value-type="float">
            <text:p>0,005000591868304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.2" calcext:value-type="float">
            <text:p>2,2</text:p>
          </table:table-cell>
          <table:table-cell office:value-type="float" office:value="0.011364855" calcext:value-type="float">
            <text:p>0,011364855</text:p>
          </table:table-cell>
          <table:table-cell table:style-name="Default" table:formula="of:=AVERAGE([.E103:.F103])" office:value-type="float" office:value="0.000203500390843915" calcext:value-type="float">
            <text:p>0,000203500390844</text:p>
          </table:table-cell>
          <table:table-cell table:style-name="Default" office:value-type="float" office:value="0.00021700078168783" calcext:value-type="float">
            <text:p>0,000217000781688</text:p>
          </table:table-cell>
          <table:table-cell office:value-type="float" office:value="0.00019" calcext:value-type="float">
            <text:p>0,00019</text:p>
          </table:table-cell>
          <table:table-cell table:formula="of:=[.C103]-[.C104]" office:value-type="float" office:value="0" calcext:value-type="float">
            <text:p>0</text:p>
          </table:table-cell>
          <table:table-cell table:formula="of:=[.F103]-[.F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87396011" calcext:value-type="float">
            <text:p>0,000287396011</text:p>
          </table:table-cell>
          <table:table-cell office:value-type="float" office:value="0.000255573902" calcext:value-type="float">
            <text:p>0,000255573902</text:p>
          </table:table-cell>
          <table:table-cell office:value-type="float" office:value="0.000228446561" calcext:value-type="float">
            <text:p>0,000228446561</text:p>
          </table:table-cell>
          <table:table-cell office:value-type="float" office:value="0.000205742765" calcext:value-type="float">
            <text:p>0,000205742765</text:p>
          </table:table-cell>
          <table:table-cell office:value-type="float" office:value="0.000185914421" calcext:value-type="float">
            <text:p>0,000185914421</text:p>
          </table:table-cell>
          <table:table-cell office:value-type="float" office:value="0.000169268228" calcext:value-type="float">
            <text:p>0,000169268228</text:p>
          </table:table-cell>
          <table:table-cell office:value-type="float" office:value="0.000154537219" calcext:value-type="float">
            <text:p>0,000154537219</text:p>
          </table:table-cell>
          <table:table-cell office:value-type="float" office:value="0.0113653715467562" calcext:value-type="float">
            <text:p>0,011365371546756</text:p>
          </table:table-cell>
          <table:table-cell office:value-type="float" office:value="0.0113651735264933" calcext:value-type="float">
            <text:p>0,011365173526493</text:p>
          </table:table-cell>
          <table:table-cell office:value-type="float" office:value="0.011365007502991" calcext:value-type="float">
            <text:p>0,011365007502991</text:p>
          </table:table-cell>
          <table:table-cell office:value-type="float" office:value="0.0113648671292999" calcext:value-type="float">
            <text:p>0,0113648671293</text:p>
          </table:table-cell>
          <table:table-cell office:value-type="float" office:value="0.0113647471939418" calcext:value-type="float">
            <text:p>0,011364747193942</text:p>
          </table:table-cell>
          <table:table-cell office:value-type="float" office:value="0.0113646441071159" calcext:value-type="float">
            <text:p>0,011364644107116</text:p>
          </table:table-cell>
          <table:table-cell office:value-type="float" office:value="0.0113645546181625" calcext:value-type="float">
            <text:p>0,011364554618163</text:p>
          </table:table-cell>
          <table:table-cell office:value-type="float" office:value="0.0113644765501708" calcext:value-type="float">
            <text:p>0,011364476550171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.2" calcext:value-type="float">
            <text:p>2,2</text:p>
          </table:table-cell>
          <table:table-cell office:value-type="float" office:value="0.011364855" calcext:value-type="float">
            <text:p>0,011364855</text:p>
          </table:table-cell>
          <table:table-cell table:style-name="Default" table:formula="of:=AVERAGE([.E104:.F104])" office:value-type="float" office:value="0.000203500390843915" calcext:value-type="float">
            <text:p>0,000203500390844</text:p>
          </table:table-cell>
          <table:table-cell table:style-name="Default" office:value-type="float" office:value="0.00021700078168783" calcext:value-type="float">
            <text:p>0,000217000781688</text:p>
          </table:table-cell>
          <table:table-cell office:value-type="float" office:value="0.00019" calcext:value-type="float">
            <text:p>0,00019</text:p>
          </table:table-cell>
          <table:table-cell table:formula="of:=[.C104]-[.C105]" office:value-type="float" office:value="-0.002525226" calcext:value-type="float">
            <text:p>-0,002525226</text:p>
          </table:table-cell>
          <table:table-cell table:formula="of:=[.F104]-[.F105]"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287396011" calcext:value-type="float">
            <text:p>0,000287396011</text:p>
          </table:table-cell>
          <table:table-cell office:value-type="float" office:value="0.000255573902" calcext:value-type="float">
            <text:p>0,000255573902</text:p>
          </table:table-cell>
          <table:table-cell office:value-type="float" office:value="0.000228446561" calcext:value-type="float">
            <text:p>0,000228446561</text:p>
          </table:table-cell>
          <table:table-cell office:value-type="float" office:value="0.000205742765" calcext:value-type="float">
            <text:p>0,000205742765</text:p>
          </table:table-cell>
          <table:table-cell office:value-type="float" office:value="0.000185914421" calcext:value-type="float">
            <text:p>0,000185914421</text:p>
          </table:table-cell>
          <table:table-cell office:value-type="float" office:value="0.000169268228" calcext:value-type="float">
            <text:p>0,000169268228</text:p>
          </table:table-cell>
          <table:table-cell office:value-type="float" office:value="0.000154537219" calcext:value-type="float">
            <text:p>0,000154537219</text:p>
          </table:table-cell>
          <table:table-cell office:value-type="float" office:value="0.0113653715467562" calcext:value-type="float">
            <text:p>0,011365371546756</text:p>
          </table:table-cell>
          <table:table-cell office:value-type="float" office:value="0.0113651735264933" calcext:value-type="float">
            <text:p>0,011365173526493</text:p>
          </table:table-cell>
          <table:table-cell office:value-type="float" office:value="0.011365007502991" calcext:value-type="float">
            <text:p>0,011365007502991</text:p>
          </table:table-cell>
          <table:table-cell office:value-type="float" office:value="0.0113648671292999" calcext:value-type="float">
            <text:p>0,0113648671293</text:p>
          </table:table-cell>
          <table:table-cell office:value-type="float" office:value="0.0113647471939418" calcext:value-type="float">
            <text:p>0,011364747193942</text:p>
          </table:table-cell>
          <table:table-cell office:value-type="float" office:value="0.0113646441071159" calcext:value-type="float">
            <text:p>0,011364644107116</text:p>
          </table:table-cell>
          <table:table-cell office:value-type="float" office:value="0.0113645546181625" calcext:value-type="float">
            <text:p>0,011364554618163</text:p>
          </table:table-cell>
          <table:table-cell office:value-type="float" office:value="0.0113644765501708" calcext:value-type="float">
            <text:p>0,011364476550171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.25" calcext:value-type="float">
            <text:p>2,25</text:p>
          </table:table-cell>
          <table:table-cell office:value-type="float" office:value="0.013890081" calcext:value-type="float">
            <text:p>0,013890081</text:p>
          </table:table-cell>
          <table:table-cell table:style-name="Default" table:formula="of:=AVERAGE([.E105:.F105])" office:value-type="float" office:value="0.000161802279472784" calcext:value-type="float">
            <text:p>0,000161802279473</text:p>
          </table:table-cell>
          <table:table-cell table:style-name="Default" office:value-type="float" office:value="0.000173604558945567" calcext:value-type="float">
            <text:p>0,000173604558946</text:p>
          </table:table-cell>
          <table:table-cell office:value-type="float" office:value="0.00015" calcext:value-type="float">
            <text:p>0,00015</text:p>
          </table:table-cell>
          <table:table-cell table:formula="of:=[.C105]-[.C106]" office:value-type="float" office:value="0" calcext:value-type="float">
            <text:p>0</text:p>
          </table:table-cell>
          <table:table-cell table:formula="of:=[.F105]-[.F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29923428" calcext:value-type="float">
            <text:p>0,000229923428</text:p>
          </table:table-cell>
          <table:table-cell office:value-type="float" office:value="0.000204464353" calcext:value-type="float">
            <text:p>0,000204464353</text:p>
          </table:table-cell>
          <table:table-cell office:value-type="float" office:value="0.000182761434" calcext:value-type="float">
            <text:p>0,000182761434</text:p>
          </table:table-cell>
          <table:table-cell office:value-type="float" office:value="0.000164597603" calcext:value-type="float">
            <text:p>0,000164597603</text:p>
          </table:table-cell>
          <table:table-cell office:value-type="float" office:value="0.000148734308" calcext:value-type="float">
            <text:p>0,000148734308</text:p>
          </table:table-cell>
          <table:table-cell office:value-type="float" office:value="0.000135416877" calcext:value-type="float">
            <text:p>0,000135416877</text:p>
          </table:table-cell>
          <table:table-cell office:value-type="float" office:value="0.000123631687" calcext:value-type="float">
            <text:p>0,000123631687</text:p>
          </table:table-cell>
          <table:table-cell office:value-type="float" office:value="0.0138905855123835" calcext:value-type="float">
            <text:p>0,013890585512384</text:p>
          </table:table-cell>
          <table:table-cell office:value-type="float" office:value="0.0138903918925713" calcext:value-type="float">
            <text:p>0,013890391892571</text:p>
          </table:table-cell>
          <table:table-cell office:value-type="float" office:value="0.0138902295584804" calcext:value-type="float">
            <text:p>0,01389022955848</text:p>
          </table:table-cell>
          <table:table-cell office:value-type="float" office:value="0.0138900923042038" calcext:value-type="float">
            <text:p>0,013890092304204</text:p>
          </table:table-cell>
          <table:table-cell office:value-type="float" office:value="0.0138899750340763" calcext:value-type="float">
            <text:p>0,013889975034076</text:p>
          </table:table-cell>
          <table:table-cell office:value-type="float" office:value="0.0138898742380697" calcext:value-type="float">
            <text:p>0,01388987423807</text:p>
          </table:table-cell>
          <table:table-cell office:value-type="float" office:value="0.0138897867377597" calcext:value-type="float">
            <text:p>0,01388978673776</text:p>
          </table:table-cell>
          <table:table-cell office:value-type="float" office:value="0.013889710404613" calcext:value-type="float">
            <text:p>0,013889710404613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13890081" calcext:value-type="float">
            <text:p>0,013890081</text:p>
          </table:table-cell>
          <table:table-cell table:style-name="Default" table:formula="of:=AVERAGE([.E106:.F106])" office:value-type="float" office:value="0.000161802279472784" calcext:value-type="float">
            <text:p>0,000161802279473</text:p>
          </table:table-cell>
          <table:table-cell table:style-name="Default" office:value-type="float" office:value="0.000173604558945567" calcext:value-type="float">
            <text:p>0,000173604558946</text:p>
          </table:table-cell>
          <table:table-cell office:value-type="float" office:value="0.00015" calcext:value-type="float">
            <text:p>0,00015</text:p>
          </table:table-cell>
          <table:table-cell table:formula="of:=[.C106]-[.C107]" office:value-type="float" office:value="0.011927138" calcext:value-type="float">
            <text:p>0,011927138</text:p>
          </table:table-cell>
          <table:table-cell table:formula="of:=[.F106]-[.F107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229923428" calcext:value-type="float">
            <text:p>0,000229923428</text:p>
          </table:table-cell>
          <table:table-cell office:value-type="float" office:value="0.000204464353" calcext:value-type="float">
            <text:p>0,000204464353</text:p>
          </table:table-cell>
          <table:table-cell office:value-type="float" office:value="0.000182761434" calcext:value-type="float">
            <text:p>0,000182761434</text:p>
          </table:table-cell>
          <table:table-cell office:value-type="float" office:value="0.000164597603" calcext:value-type="float">
            <text:p>0,000164597603</text:p>
          </table:table-cell>
          <table:table-cell office:value-type="float" office:value="0.000148734308" calcext:value-type="float">
            <text:p>0,000148734308</text:p>
          </table:table-cell>
          <table:table-cell office:value-type="float" office:value="0.000135416877" calcext:value-type="float">
            <text:p>0,000135416877</text:p>
          </table:table-cell>
          <table:table-cell office:value-type="float" office:value="0.000123631687" calcext:value-type="float">
            <text:p>0,000123631687</text:p>
          </table:table-cell>
          <table:table-cell office:value-type="float" office:value="0.0138905855123835" calcext:value-type="float">
            <text:p>0,013890585512384</text:p>
          </table:table-cell>
          <table:table-cell office:value-type="float" office:value="0.0138903918925713" calcext:value-type="float">
            <text:p>0,013890391892571</text:p>
          </table:table-cell>
          <table:table-cell office:value-type="float" office:value="0.0138902295584804" calcext:value-type="float">
            <text:p>0,01389022955848</text:p>
          </table:table-cell>
          <table:table-cell office:value-type="float" office:value="0.0138900923042038" calcext:value-type="float">
            <text:p>0,013890092304204</text:p>
          </table:table-cell>
          <table:table-cell office:value-type="float" office:value="0.0138899750340763" calcext:value-type="float">
            <text:p>0,013889975034076</text:p>
          </table:table-cell>
          <table:table-cell office:value-type="float" office:value="0.0138898742380697" calcext:value-type="float">
            <text:p>0,01388987423807</text:p>
          </table:table-cell>
          <table:table-cell office:value-type="float" office:value="0.0138897867377597" calcext:value-type="float">
            <text:p>0,01388978673776</text:p>
          </table:table-cell>
          <table:table-cell office:value-type="float" office:value="0.013889710404613" calcext:value-type="float">
            <text:p>0,01388971040461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01962943" calcext:value-type="float">
            <text:p>0,001962943</text:p>
          </table:table-cell>
          <table:table-cell table:style-name="Default" table:formula="of:=AVERAGE([.E107:.F107])" office:value-type="float" office:value="0.000148313686157711" calcext:value-type="float">
            <text:p>0,000148313686158</text:p>
          </table:table-cell>
          <table:table-cell table:style-name="Default" office:value-type="float" office:value="0.000156627372315422" calcext:value-type="float">
            <text:p>0,000156627372315</text:p>
          </table:table-cell>
          <table:table-cell office:value-type="float" office:value="0.00014" calcext:value-type="float">
            <text:p>0,00014</text:p>
          </table:table-cell>
          <table:table-cell table:formula="of:=[.C107]-[.C108]" office:value-type="float" office:value="0" calcext:value-type="float">
            <text:p>0</text:p>
          </table:table-cell>
          <table:table-cell table:formula="of:=[.F107]-[.F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08789165" calcext:value-type="float">
            <text:p>0,000208789165</text:p>
          </table:table-cell>
          <table:table-cell office:value-type="float" office:value="0.000183573301" calcext:value-type="float">
            <text:p>0,000183573301</text:p>
          </table:table-cell>
          <table:table-cell office:value-type="float" office:value="0.000165778104" calcext:value-type="float">
            <text:p>0,000165778104</text:p>
          </table:table-cell>
          <table:table-cell office:value-type="float" office:value="0.000148672312" calcext:value-type="float">
            <text:p>0,000148672312</text:p>
          </table:table-cell>
          <table:table-cell office:value-type="float" office:value="0.000133296931" calcext:value-type="float">
            <text:p>0,000133296931</text:p>
          </table:table-cell>
          <table:table-cell office:value-type="float" office:value="0.000122569715" calcext:value-type="float">
            <text:p>0,000122569715</text:p>
          </table:table-cell>
          <table:table-cell office:value-type="float" office:value="0.0001101381" calcext:value-type="float">
            <text:p>0,0001101381</text:p>
          </table:table-cell>
          <table:table-cell office:value-type="float" office:value="0.00196300763404913" calcext:value-type="float">
            <text:p>0,001963007634049</text:p>
          </table:table-cell>
          <table:table-cell office:value-type="float" office:value="0.00196298278691863" calcext:value-type="float">
            <text:p>0,001962982786919</text:p>
          </table:table-cell>
          <table:table-cell office:value-type="float" office:value="0.00196296218992201" calcext:value-type="float">
            <text:p>0,001962962189922</text:p>
          </table:table-cell>
          <table:table-cell office:value-type="float" office:value="0.00196294459565387" calcext:value-type="float">
            <text:p>0,001962944595654</text:p>
          </table:table-cell>
          <table:table-cell office:value-type="float" office:value="0.0019629296265061" calcext:value-type="float">
            <text:p>0,001962929626506</text:p>
          </table:table-cell>
          <table:table-cell office:value-type="float" office:value="0.00196291686047946" calcext:value-type="float">
            <text:p>0,001962916860479</text:p>
          </table:table-cell>
          <table:table-cell office:value-type="float" office:value="0.00196290566806727" calcext:value-type="float">
            <text:p>0,001962905668067</text:p>
          </table:table-cell>
          <table:table-cell office:value-type="float" office:value="0.00196289605803307" calcext:value-type="float">
            <text:p>0,001962896058033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01962943" calcext:value-type="float">
            <text:p>0,001962943</text:p>
          </table:table-cell>
          <table:table-cell table:style-name="Default" table:formula="of:=AVERAGE([.E108:.F108])" office:value-type="float" office:value="0.000148313686157711" calcext:value-type="float">
            <text:p>0,000148313686158</text:p>
          </table:table-cell>
          <table:table-cell table:style-name="Default" office:value-type="float" office:value="0.000156627372315422" calcext:value-type="float">
            <text:p>0,000156627372315</text:p>
          </table:table-cell>
          <table:table-cell office:value-type="float" office:value="0.00014" calcext:value-type="float">
            <text:p>0,00014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[.F108]-[.F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208789165" calcext:value-type="float">
            <text:p>0,000208789165</text:p>
          </table:table-cell>
          <table:table-cell office:value-type="float" office:value="0.000183573301" calcext:value-type="float">
            <text:p>0,000183573301</text:p>
          </table:table-cell>
          <table:table-cell office:value-type="float" office:value="0.000165778104" calcext:value-type="float">
            <text:p>0,000165778104</text:p>
          </table:table-cell>
          <table:table-cell office:value-type="float" office:value="0.000148672312" calcext:value-type="float">
            <text:p>0,000148672312</text:p>
          </table:table-cell>
          <table:table-cell office:value-type="float" office:value="0.000133296931" calcext:value-type="float">
            <text:p>0,000133296931</text:p>
          </table:table-cell>
          <table:table-cell office:value-type="float" office:value="0.000122569715" calcext:value-type="float">
            <text:p>0,000122569715</text:p>
          </table:table-cell>
          <table:table-cell office:value-type="float" office:value="0.0001101381" calcext:value-type="float">
            <text:p>0,0001101381</text:p>
          </table:table-cell>
          <table:table-cell office:value-type="float" office:value="0.00196300763404913" calcext:value-type="float">
            <text:p>0,001963007634049</text:p>
          </table:table-cell>
          <table:table-cell office:value-type="float" office:value="0.00196298278691863" calcext:value-type="float">
            <text:p>0,001962982786919</text:p>
          </table:table-cell>
          <table:table-cell office:value-type="float" office:value="0.00196296218992201" calcext:value-type="float">
            <text:p>0,001962962189922</text:p>
          </table:table-cell>
          <table:table-cell office:value-type="float" office:value="0.00196294459565387" calcext:value-type="float">
            <text:p>0,001962944595654</text:p>
          </table:table-cell>
          <table:table-cell office:value-type="float" office:value="0.0019629296265061" calcext:value-type="float">
            <text:p>0,001962929626506</text:p>
          </table:table-cell>
          <table:table-cell office:value-type="float" office:value="0.00196291686047946" calcext:value-type="float">
            <text:p>0,001962916860479</text:p>
          </table:table-cell>
          <table:table-cell office:value-type="float" office:value="0.00196290566806727" calcext:value-type="float">
            <text:p>0,001962905668067</text:p>
          </table:table-cell>
          <table:table-cell office:value-type="float" office:value="0.00196289605803307" calcext:value-type="float">
            <text:p>0,001962896058033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75" calcext:value-type="float">
            <text:p>1,75</text:p>
          </table:table-cell>
          <table:table-cell office:value-type="float" office:value="0.001962943" calcext:value-type="float">
            <text:p>0,001962943</text:p>
          </table:table-cell>
          <table:table-cell table:style-name="Default" table:formula="of:=AVERAGE([.E109:.F109])" office:value-type="float" office:value="0.000148313686157711" calcext:value-type="float">
            <text:p>0,000148313686158</text:p>
          </table:table-cell>
          <table:table-cell table:style-name="Default" office:value-type="float" office:value="0.000156627372315422" calcext:value-type="float">
            <text:p>0,000156627372315</text:p>
          </table:table-cell>
          <table:table-cell office:value-type="float" office:value="0.00014" calcext:value-type="float">
            <text:p>0,00014</text:p>
          </table:table-cell>
          <table:table-cell table:formula="of:=[.C109]-[.C110]" office:value-type="float" office:value="-0.116019791" calcext:value-type="float">
            <text:p>-0,116019791</text:p>
          </table:table-cell>
          <table:table-cell table:formula="of:=[.F109]-[.F110]" office:value-type="float" office:value="0.00011" calcext:value-type="float">
            <text:p>0,00011</text:p>
          </table:table-cell>
          <table:table-cell office:value-type="float" office:value="0" calcext:value-type="float">
            <text:p>0</text:p>
          </table:table-cell>
          <table:table-cell office:value-type="float" office:value="0.000208789165" calcext:value-type="float">
            <text:p>0,000208789165</text:p>
          </table:table-cell>
          <table:table-cell office:value-type="float" office:value="0.000183573301" calcext:value-type="float">
            <text:p>0,000183573301</text:p>
          </table:table-cell>
          <table:table-cell office:value-type="float" office:value="0.000165778104" calcext:value-type="float">
            <text:p>0,000165778104</text:p>
          </table:table-cell>
          <table:table-cell office:value-type="float" office:value="0.000148672312" calcext:value-type="float">
            <text:p>0,000148672312</text:p>
          </table:table-cell>
          <table:table-cell office:value-type="float" office:value="0.000133296931" calcext:value-type="float">
            <text:p>0,000133296931</text:p>
          </table:table-cell>
          <table:table-cell office:value-type="float" office:value="0.000122569715" calcext:value-type="float">
            <text:p>0,000122569715</text:p>
          </table:table-cell>
          <table:table-cell office:value-type="float" office:value="0.0001101381" calcext:value-type="float">
            <text:p>0,0001101381</text:p>
          </table:table-cell>
          <table:table-cell office:value-type="float" office:value="0.00196300763404913" calcext:value-type="float">
            <text:p>0,001963007634049</text:p>
          </table:table-cell>
          <table:table-cell office:value-type="float" office:value="0.00196298278691863" calcext:value-type="float">
            <text:p>0,001962982786919</text:p>
          </table:table-cell>
          <table:table-cell office:value-type="float" office:value="0.00196296218992201" calcext:value-type="float">
            <text:p>0,001962962189922</text:p>
          </table:table-cell>
          <table:table-cell office:value-type="float" office:value="0.00196294459565387" calcext:value-type="float">
            <text:p>0,001962944595654</text:p>
          </table:table-cell>
          <table:table-cell office:value-type="float" office:value="0.0019629296265061" calcext:value-type="float">
            <text:p>0,001962929626506</text:p>
          </table:table-cell>
          <table:table-cell office:value-type="float" office:value="0.00196291686047946" calcext:value-type="float">
            <text:p>0,001962916860479</text:p>
          </table:table-cell>
          <table:table-cell office:value-type="float" office:value="0.00196290566806727" calcext:value-type="float">
            <text:p>0,001962905668067</text:p>
          </table:table-cell>
          <table:table-cell office:value-type="float" office:value="0.00196289605803307" calcext:value-type="float">
            <text:p>0,00196289605803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" calcext:value-type="float">
            <text:p>2</text:p>
          </table:table-cell>
          <table:table-cell office:value-type="float" office:value="0.117982734" calcext:value-type="float">
            <text:p>0,117982734</text:p>
          </table:table-cell>
          <table:table-cell table:formula="of:=AVERAGE([.E110:.F110])" office:value-type="float" office:value="0.0000302398751502259" calcext:value-type="float">
            <text:p>3,02E-05</text:p>
          </table:table-cell>
          <table:table-cell office:value-type="float" office:value="0.0000304797503004518" calcext:value-type="float">
            <text:p>3,05E-05</text:p>
          </table:table-cell>
          <table:table-cell office:value-type="float" office:value="0.00003" calcext:value-type="float">
            <text:p>3E-05</text:p>
          </table:table-cell>
          <table:table-cell table:formula="of:=[.C110]-[.C111]" office:value-type="float" office:value="0.027967138" calcext:value-type="float">
            <text:p>0,027967138</text:p>
          </table:table-cell>
          <table:table-cell table:formula="of:=[.F110]-[.F111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40370557" calcext:value-type="float">
            <text:p>4,04E-05</text:p>
          </table:table-cell>
          <table:table-cell table:style-name="ce4" office:value-type="float" office:value="0.000035896044" calcext:value-type="float">
            <text:p>3,59E-05</text:p>
          </table:table-cell>
          <table:table-cell table:style-name="ce4" office:value-type="float" office:value="0.000032091166" calcext:value-type="float">
            <text:p>3,21E-05</text:p>
          </table:table-cell>
          <table:table-cell table:style-name="ce4" office:value-type="float" office:value="0.000028902675" calcext:value-type="float">
            <text:p>2,89E-05</text:p>
          </table:table-cell>
          <table:table-cell table:style-name="ce4" office:value-type="float" office:value="0.000026112346" calcext:value-type="float">
            <text:p>2,61E-05</text:p>
          </table:table-cell>
          <table:table-cell table:style-name="ce4" office:value-type="float" office:value="0.000023772904" calcext:value-type="float">
            <text:p>2,38E-05</text:p>
          </table:table-cell>
          <table:table-cell table:style-name="ce4" office:value-type="float" office:value="0.000021698194" calcext:value-type="float">
            <text:p>2,17E-05</text:p>
          </table:table-cell>
          <table:table-cell office:value-type="float" office:value="0.11798348682545" calcext:value-type="float">
            <text:p>0,11798348682545</text:p>
          </table:table-cell>
          <table:table-cell office:value-type="float" office:value="0.117983198067145" calcext:value-type="float">
            <text:p>0,117983198067145</text:p>
          </table:table-cell>
          <table:table-cell office:value-type="float" office:value="0.117982955994078" calcext:value-type="float">
            <text:p>0,117982955994078</text:p>
          </table:table-cell>
          <table:table-cell office:value-type="float" office:value="0.117982751284366" calcext:value-type="float">
            <text:p>0,117982751284366</text:p>
          </table:table-cell>
          <table:table-cell office:value-type="float" office:value="0.117982576373482" calcext:value-type="float">
            <text:p>0,117982576373482</text:p>
          </table:table-cell>
          <table:table-cell office:value-type="float" office:value="0.117982426060747" calcext:value-type="float">
            <text:p>0,117982426060747</text:p>
          </table:table-cell>
          <table:table-cell office:value-type="float" office:value="0.117982295582181" calcext:value-type="float">
            <text:p>0,117982295582181</text:p>
          </table:table-cell>
          <table:table-cell office:value-type="float" office:value="0.117982181785602" calcext:value-type="float">
            <text:p>0,117982181785602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90015596" calcext:value-type="float">
            <text:p>0,090015596</text:p>
          </table:table-cell>
          <table:table-cell table:formula="of:=AVERAGE([.E111:.F111])" office:value-type="float" office:value="0.0000214478154318547" calcext:value-type="float">
            <text:p>2,14E-05</text:p>
          </table:table-cell>
          <table:table-cell office:value-type="float" office:value="0.0000228956308637095" calcext:value-type="float">
            <text:p>2,29E-05</text:p>
          </table:table-cell>
          <table:table-cell office:value-type="float" office:value="0.00002" calcext:value-type="float">
            <text:p>2E-05</text:p>
          </table:table-cell>
          <table:table-cell table:formula="of:=[.C111]-[.C112]" office:value-type="float" office:value="-0.174754117" calcext:value-type="float">
            <text:p>-0,174754117</text:p>
          </table:table-cell>
          <table:table-cell table:formula="of:=[.F111]-[.F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30355535" calcext:value-type="float">
            <text:p>3,04E-05</text:p>
          </table:table-cell>
          <table:table-cell table:style-name="ce4" office:value-type="float" office:value="0.000026937001" calcext:value-type="float">
            <text:p>2,69E-05</text:p>
          </table:table-cell>
          <table:table-cell table:style-name="ce4" office:value-type="float" office:value="0.000024134468" calcext:value-type="float">
            <text:p>2,41E-05</text:p>
          </table:table-cell>
          <table:table-cell table:style-name="ce4" office:value-type="float" office:value="0.000021708508" calcext:value-type="float">
            <text:p>2,17E-05</text:p>
          </table:table-cell>
          <table:table-cell table:style-name="ce4" office:value-type="float" office:value="0.000019609155" calcext:value-type="float">
            <text:p>1,96E-05</text:p>
          </table:table-cell>
          <table:table-cell table:style-name="ce4" office:value-type="float" office:value="0.00001786029" calcext:value-type="float">
            <text:p>1,79E-05</text:p>
          </table:table-cell>
          <table:table-cell table:style-name="ce4" office:value-type="float" office:value="0.000016264862" calcext:value-type="float">
            <text:p>1,63E-05</text:p>
          </table:table-cell>
          <table:table-cell office:value-type="float" office:value="0.0900160275743696" calcext:value-type="float">
            <text:p>0,09001602757437</text:p>
          </table:table-cell>
          <table:table-cell office:value-type="float" office:value="0.0900158619186726" calcext:value-type="float">
            <text:p>0,090015861918673</text:p>
          </table:table-cell>
          <table:table-cell office:value-type="float" office:value="0.0900157233234945" calcext:value-type="float">
            <text:p>0,090015723323495</text:p>
          </table:table-cell>
          <table:table-cell office:value-type="float" office:value="0.09001560586353" calcext:value-type="float">
            <text:p>0,09001560586353</text:p>
          </table:table-cell>
          <table:table-cell office:value-type="float" office:value="0.0900155056311292" calcext:value-type="float">
            <text:p>0,090015505631129</text:p>
          </table:table-cell>
          <table:table-cell office:value-type="float" office:value="0.0900154195102834" calcext:value-type="float">
            <text:p>0,090015419510283</text:p>
          </table:table-cell>
          <table:table-cell office:value-type="float" office:value="0.0900153447200141" calcext:value-type="float">
            <text:p>0,090015344720014</text:p>
          </table:table-cell>
          <table:table-cell office:value-type="float" office:value="0.0900152796387846" calcext:value-type="float">
            <text:p>0,090015279638785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75" calcext:value-type="float">
            <text:p>1,75</text:p>
          </table:table-cell>
          <table:table-cell table:style-name="ce3" office:value-type="float" office:value="0.264769713" calcext:value-type="float">
            <text:p>0,264769713</text:p>
          </table:table-cell>
          <table:table-cell table:formula="of:=AVERAGE([.E112:.F112])" office:value-type="float" office:value="0.0000195819366935455" calcext:value-type="float">
            <text:p>1,96E-05</text:p>
          </table:table-cell>
          <table:table-cell office:value-type="float" office:value="0.000019163873387091" calcext:value-type="float">
            <text:p>1,92E-05</text:p>
          </table:table-cell>
          <table:table-cell office:value-type="float" office:value="0.00002" calcext:value-type="float">
            <text:p>2E-05</text:p>
          </table:table-cell>
          <table:table-cell table:formula="of:=[.C112]-[.C113]" office:value-type="float" office:value="0.230047192" calcext:value-type="float">
            <text:p>0,230047192</text:p>
          </table:table-cell>
          <table:table-cell table:formula="of:=[.F112]-[.F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5383406" calcext:value-type="float">
            <text:p>2,54E-05</text:p>
          </table:table-cell>
          <table:table-cell table:style-name="ce4" office:value-type="float" office:value="0.000022556266" calcext:value-type="float">
            <text:p>2,26E-05</text:p>
          </table:table-cell>
          <table:table-cell table:style-name="ce4" office:value-type="float" office:value="0.000020190143" calcext:value-type="float">
            <text:p>2,02E-05</text:p>
          </table:table-cell>
          <table:table-cell table:style-name="ce4" office:value-type="float" office:value="0.000018163896" calcext:value-type="float">
            <text:p>1,82E-05</text:p>
          </table:table-cell>
          <table:table-cell table:style-name="ce4" office:value-type="float" office:value="0.000016441593" calcext:value-type="float">
            <text:p>1,64E-05</text:p>
          </table:table-cell>
          <table:table-cell table:style-name="ce4" office:value-type="float" office:value="0.000014936626" calcext:value-type="float">
            <text:p>1,49E-05</text:p>
          </table:table-cell>
          <table:table-cell table:style-name="ce4" office:value-type="float" office:value="0.000013636897" calcext:value-type="float">
            <text:p>1,36E-05</text:p>
          </table:table-cell>
          <table:table-cell office:value-type="float" office:value="0.264770774796204" calcext:value-type="float">
            <text:p>0,264770774796204</text:p>
          </table:table-cell>
          <table:table-cell office:value-type="float" office:value="0.264770367351527" calcext:value-type="float">
            <text:p>0,264770367351527</text:p>
          </table:table-cell>
          <table:table-cell office:value-type="float" office:value="0.264770025988506" calcext:value-type="float">
            <text:p>0,264770025988506</text:p>
          </table:table-cell>
          <table:table-cell office:value-type="float" office:value="0.264769736959108" calcext:value-type="float">
            <text:p>0,264769736959108</text:p>
          </table:table-cell>
          <table:table-cell office:value-type="float" office:value="0.264769490276946" calcext:value-type="float">
            <text:p>0,264769490276946</text:p>
          </table:table-cell>
          <table:table-cell office:value-type="float" office:value="0.264769277882119" calcext:value-type="float">
            <text:p>0,264769277882119</text:p>
          </table:table-cell>
          <table:table-cell office:value-type="float" office:value="0.2647690939067" calcext:value-type="float">
            <text:p>0,2647690939067</text:p>
          </table:table-cell>
          <table:table-cell office:value-type="float" office:value="0.264768933407936" calcext:value-type="float">
            <text:p>0,264768933407936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3" calcext:value-type="float">
            <text:p>3</text:p>
          </table:table-cell>
          <table:table-cell office:value-type="float" office:value="0.034722521" calcext:value-type="float">
            <text:p>0,034722521</text:p>
          </table:table-cell>
          <table:table-cell table:formula="of:=AVERAGE([.E113:.F113])" office:value-type="float" office:value="0.0000186859623609715" calcext:value-type="float">
            <text:p>1,87E-05</text:p>
          </table:table-cell>
          <table:table-cell office:value-type="float" office:value="0.0000173719247219429" calcext:value-type="float">
            <text:p>1,74E-05</text:p>
          </table:table-cell>
          <table:table-cell office:value-type="float" office:value="0.00002" calcext:value-type="float">
            <text:p>2E-05</text:p>
          </table:table-cell>
          <table:table-cell table:formula="of:=[.C113]-[.C114]" office:value-type="float" office:value="-0.025500177" calcext:value-type="float">
            <text:p>-0,025500177</text:p>
          </table:table-cell>
          <table:table-cell table:formula="of:=[.F113]-[.F114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3005023" calcext:value-type="float">
            <text:p>2,30E-05</text:p>
          </table:table-cell>
          <table:table-cell table:style-name="ce4" office:value-type="float" office:value="0.000020489468" calcext:value-type="float">
            <text:p>2,05E-05</text:p>
          </table:table-cell>
          <table:table-cell table:style-name="ce4" office:value-type="float" office:value="0.000018343871" calcext:value-type="float">
            <text:p>1,83E-05</text:p>
          </table:table-cell>
          <table:table-cell table:style-name="ce4" office:value-type="float" office:value="0.0000163935" calcext:value-type="float">
            <text:p>1,64E-05</text:p>
          </table:table-cell>
          <table:table-cell table:style-name="ce4" office:value-type="float" office:value="0.000014831897" calcext:value-type="float">
            <text:p>1,48E-05</text:p>
          </table:table-cell>
          <table:table-cell table:style-name="ce4" office:value-type="float" office:value="0.000013574284" calcext:value-type="float">
            <text:p>1,36E-05</text:p>
          </table:table-cell>
          <table:table-cell table:style-name="ce4" office:value-type="float" office:value="0.000012389728" calcext:value-type="float">
            <text:p>1,24E-05</text:p>
          </table:table-cell>
          <table:table-cell office:value-type="float" office:value="0.0347226473697325" calcext:value-type="float">
            <text:p>0,034722647369733</text:p>
          </table:table-cell>
          <table:table-cell office:value-type="float" office:value="0.0347225989431042" calcext:value-type="float">
            <text:p>0,034722598943104</text:p>
          </table:table-cell>
          <table:table-cell office:value-type="float" office:value="0.0347225582779129" calcext:value-type="float">
            <text:p>0,034722558277913</text:p>
          </table:table-cell>
          <table:table-cell office:value-type="float" office:value="0.0347225238400219" calcext:value-type="float">
            <text:p>0,034722523840022</text:p>
          </table:table-cell>
          <table:table-cell office:value-type="float" office:value="0.0347224946426756" calcext:value-type="float">
            <text:p>0,034722494642676</text:p>
          </table:table-cell>
          <table:table-cell office:value-type="float" office:value="0.0347224695157269" calcext:value-type="float">
            <text:p>0,034722469515727</text:p>
          </table:table-cell>
          <table:table-cell office:value-type="float" office:value="0.0347224475893312" calcext:value-type="float">
            <text:p>0,034722447589331</text:p>
          </table:table-cell>
          <table:table-cell office:value-type="float" office:value="0.0347224284661131" calcext:value-type="float">
            <text:p>0,034722428466113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60222698" calcext:value-type="float">
            <text:p>0,060222698</text:p>
          </table:table-cell>
          <table:table-cell table:formula="of:=AVERAGE([.E114:.F114])" office:value-type="float" office:value="0.0000116557853102846" calcext:value-type="float">
            <text:p>1,17E-05</text:p>
          </table:table-cell>
          <table:table-cell office:value-type="float" office:value="0.0000133115706205692" calcext:value-type="float">
            <text:p>1,33E-05</text:p>
          </table:table-cell>
          <table:table-cell office:value-type="float" office:value="0.00001" calcext:value-type="float">
            <text:p>1E-05</text:p>
          </table:table-cell>
          <table:table-cell table:formula="of:=[.C114]-[.C115]" office:value-type="float" office:value="-0.63984111" calcext:value-type="float">
            <text:p>-0,63984111</text:p>
          </table:table-cell>
          <table:table-cell table:formula="of:=[.F114]-[.F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7588392" calcext:value-type="float">
            <text:p>1,76E-05</text:p>
          </table:table-cell>
          <table:table-cell table:style-name="ce4" office:value-type="float" office:value="0.000015697716" calcext:value-type="float">
            <text:p>1,57E-05</text:p>
          </table:table-cell>
          <table:table-cell table:style-name="ce4" office:value-type="float" office:value="0.000013995541" calcext:value-type="float">
            <text:p>1,40E-05</text:p>
          </table:table-cell>
          <table:table-cell table:style-name="ce4" office:value-type="float" office:value="0.000012611844" calcext:value-type="float">
            <text:p>1,26E-05</text:p>
          </table:table-cell>
          <table:table-cell table:style-name="ce4" office:value-type="float" office:value="0.000011447578" calcext:value-type="float">
            <text:p>1,14E-05</text:p>
          </table:table-cell>
          <table:table-cell table:style-name="ce4" office:value-type="float" office:value="0.00001036315" calcext:value-type="float">
            <text:p>1,04E-05</text:p>
          </table:table-cell>
          <table:table-cell table:style-name="ce4" office:value-type="float" office:value="0.000009517503" calcext:value-type="float">
            <text:p>9,52E-06</text:p>
          </table:table-cell>
          <table:table-cell office:value-type="float" office:value="0.0602228659604843" calcext:value-type="float">
            <text:p>0,060222865960484</text:p>
          </table:table-cell>
          <table:table-cell office:value-type="float" office:value="0.0602228017455023" calcext:value-type="float">
            <text:p>0,060222801745502</text:p>
          </table:table-cell>
          <table:table-cell office:value-type="float" office:value="0.0602227477102235" calcext:value-type="float">
            <text:p>0,060222747710224</text:p>
          </table:table-cell>
          <table:table-cell office:value-type="float" office:value="0.0602227021396852" calcext:value-type="float">
            <text:p>0,060222702139685</text:p>
          </table:table-cell>
          <table:table-cell office:value-type="float" office:value="0.0602226631814486" calcext:value-type="float">
            <text:p>0,060222663181449</text:p>
          </table:table-cell>
          <table:table-cell office:value-type="float" office:value="0.0602226295453417" calcext:value-type="float">
            <text:p>0,060222629545342</text:p>
          </table:table-cell>
          <table:table-cell office:value-type="float" office:value="0.0602226005123862" calcext:value-type="float">
            <text:p>0,060222600512386</text:p>
          </table:table-cell>
          <table:table-cell office:value-type="float" office:value="0.0602225750340303" calcext:value-type="float">
            <text:p>0,06022257503403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5" calcext:value-type="float">
            <text:p>2,5</text:p>
          </table:table-cell>
          <table:table-cell table:style-name="ce3" office:value-type="float" office:value="0.700063808" calcext:value-type="float">
            <text:p>0,700063808</text:p>
          </table:table-cell>
          <table:table-cell table:formula="of:=AVERAGE([.E115:.F115])" office:value-type="float" office:value="0.0000116296816240935" calcext:value-type="float">
            <text:p>1,16E-05</text:p>
          </table:table-cell>
          <table:table-cell office:value-type="float" office:value="0.0000132593632481871" calcext:value-type="float">
            <text:p>1,33E-05</text:p>
          </table:table-cell>
          <table:table-cell office:value-type="float" office:value="0.00001" calcext:value-type="float">
            <text:p>1E-05</text:p>
          </table:table-cell>
          <table:table-cell table:formula="of:=[.C115]-[.C116]" office:value-type="float" office:value="0.631786183" calcext:value-type="float">
            <text:p>0,631786183</text:p>
          </table:table-cell>
          <table:table-cell table:formula="of:=[.F115]-[.F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7562437" calcext:value-type="float">
            <text:p>1,76E-05</text:p>
          </table:table-cell>
          <table:table-cell table:style-name="ce4" office:value-type="float" office:value="0.000015607891" calcext:value-type="float">
            <text:p>1,56E-05</text:p>
          </table:table-cell>
          <table:table-cell table:style-name="ce4" office:value-type="float" office:value="0.00001396391" calcext:value-type="float">
            <text:p>1,40E-05</text:p>
          </table:table-cell>
          <table:table-cell table:style-name="ce4" office:value-type="float" office:value="0.000012572287" calcext:value-type="float">
            <text:p>1,26E-05</text:p>
          </table:table-cell>
          <table:table-cell table:style-name="ce4" office:value-type="float" office:value="0.000011373647" calcext:value-type="float">
            <text:p>1,14E-05</text:p>
          </table:table-cell>
          <table:table-cell table:style-name="ce4" office:value-type="float" office:value="0.000010335623" calcext:value-type="float">
            <text:p>1,03E-05</text:p>
          </table:table-cell>
          <table:table-cell table:style-name="ce4" office:value-type="float" office:value="0.000009436254" calcext:value-type="float">
            <text:p>9,44E-06</text:p>
          </table:table-cell>
          <table:table-cell office:value-type="float" office:value="0.700065751561377" calcext:value-type="float">
            <text:p>0,700065751561377</text:p>
          </table:table-cell>
          <table:table-cell office:value-type="float" office:value="0.700065006190511" calcext:value-type="float">
            <text:p>0,700065006190511</text:p>
          </table:table-cell>
          <table:table-cell office:value-type="float" office:value="0.700064381647182" calcext:value-type="float">
            <text:p>0,700064381647182</text:p>
          </table:table-cell>
          <table:table-cell office:value-type="float" office:value="0.700063853105897" calcext:value-type="float">
            <text:p>0,700063853105897</text:p>
          </table:table-cell>
          <table:table-cell office:value-type="float" office:value="0.700063401653069" calcext:value-type="float">
            <text:p>0,700063401653069</text:p>
          </table:table-cell>
          <table:table-cell office:value-type="float" office:value="0.700063013172529" calcext:value-type="float">
            <text:p>0,700063013172529</text:p>
          </table:table-cell>
          <table:table-cell office:value-type="float" office:value="0.700062676572966" calcext:value-type="float">
            <text:p>0,700062676572966</text:p>
          </table:table-cell>
          <table:table-cell office:value-type="float" office:value="0.700062382926056" calcext:value-type="float">
            <text:p>0,700062382926056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68277625" calcext:value-type="float">
            <text:p>0,068277625</text:p>
          </table:table-cell>
          <table:table-cell table:formula="of:=AVERAGE([.E116:.F116])" office:value-type="float" office:value="0.0000114697526728867" calcext:value-type="float">
            <text:p>1,15E-05</text:p>
          </table:table-cell>
          <table:table-cell office:value-type="float" office:value="0.0000129395053457734" calcext:value-type="float">
            <text:p>1,29E-05</text:p>
          </table:table-cell>
          <table:table-cell office:value-type="float" office:value="0.00001" calcext:value-type="float">
            <text:p>1E-05</text:p>
          </table:table-cell>
          <table:table-cell table:formula="of:=[.C116]-[.C117]" office:value-type="float" office:value="-0.318989995" calcext:value-type="float">
            <text:p>-0,318989995</text:p>
          </table:table-cell>
          <table:table-cell table:formula="of:=[.F116]-[.F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7141091" calcext:value-type="float">
            <text:p>1,71E-05</text:p>
          </table:table-cell>
          <table:table-cell table:style-name="ce4" office:value-type="float" office:value="0.000015215372" calcext:value-type="float">
            <text:p>1,52E-05</text:p>
          </table:table-cell>
          <table:table-cell table:style-name="ce4" office:value-type="float" office:value="0.000013648175" calcext:value-type="float">
            <text:p>1,36E-05</text:p>
          </table:table-cell>
          <table:table-cell table:style-name="ce4" office:value-type="float" office:value="0.000012258792" calcext:value-type="float">
            <text:p>1,23E-05</text:p>
          </table:table-cell>
          <table:table-cell table:style-name="ce4" office:value-type="float" office:value="0.000011125184" calcext:value-type="float">
            <text:p>1,11E-05</text:p>
          </table:table-cell>
          <table:table-cell table:style-name="ce4" office:value-type="float" office:value="0.000010073529" calcext:value-type="float">
            <text:p>1,01E-05</text:p>
          </table:table-cell>
          <table:table-cell table:style-name="ce4" office:value-type="float" office:value="0.00000919707" calcext:value-type="float">
            <text:p>9,20E-06</text:p>
          </table:table-cell>
          <table:table-cell office:value-type="float" office:value="0.0682778101848443" calcext:value-type="float">
            <text:p>0,068277810184844</text:p>
          </table:table-cell>
          <table:table-cell office:value-type="float" office:value="0.0682777392324832" calcext:value-type="float">
            <text:p>0,068277739232483</text:p>
          </table:table-cell>
          <table:table-cell office:value-type="float" office:value="0.0682776798522809" calcext:value-type="float">
            <text:p>0,068277679852281</text:p>
          </table:table-cell>
          <table:table-cell office:value-type="float" office:value="0.0682776294689109" calcext:value-type="float">
            <text:p>0,068277629468911</text:p>
          </table:table-cell>
          <table:table-cell office:value-type="float" office:value="0.0682775865363719" calcext:value-type="float">
            <text:p>0,068277586536372</text:p>
          </table:table-cell>
          <table:table-cell office:value-type="float" office:value="0.0682775494753388" calcext:value-type="float">
            <text:p>0,068277549475339</text:p>
          </table:table-cell>
          <table:table-cell office:value-type="float" office:value="0.0682775174790729" calcext:value-type="float">
            <text:p>0,068277517479073</text:p>
          </table:table-cell>
          <table:table-cell office:value-type="float" office:value="0.068277489565456" calcext:value-type="float">
            <text:p>0,068277489565456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75" calcext:value-type="float">
            <text:p>1,75</text:p>
          </table:table-cell>
          <table:table-cell table:style-name="ce3" office:value-type="float" office:value="0.38726762" calcext:value-type="float">
            <text:p>0,38726762</text:p>
          </table:table-cell>
          <table:table-cell table:formula="of:=AVERAGE([.E117:.F117])" office:value-type="float" office:value="0.0000106150970382297" calcext:value-type="float">
            <text:p>1,06E-05</text:p>
          </table:table-cell>
          <table:table-cell office:value-type="float" office:value="0.0000112301940764595" calcext:value-type="float">
            <text:p>1,12E-05</text:p>
          </table:table-cell>
          <table:table-cell office:value-type="float" office:value="0.00001" calcext:value-type="float">
            <text:p>1E-05</text:p>
          </table:table-cell>
          <table:table-cell table:formula="of:=[.C117]-[.C118]" office:value-type="float" office:value="-0.26786423" calcext:value-type="float">
            <text:p>-0,26786423</text:p>
          </table:table-cell>
          <table:table-cell table:formula="of:=[.F117]-[.F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4875021" calcext:value-type="float">
            <text:p>1,49E-05</text:p>
          </table:table-cell>
          <table:table-cell table:style-name="ce4" office:value-type="float" office:value="0.000013217759" calcext:value-type="float">
            <text:p>1,32E-05</text:p>
          </table:table-cell>
          <table:table-cell table:style-name="ce4" office:value-type="float" office:value="0.000011832195" calcext:value-type="float">
            <text:p>1,18E-05</text:p>
          </table:table-cell>
          <table:table-cell table:style-name="ce4" office:value-type="float" office:value="0.000010644052" calcext:value-type="float">
            <text:p>1,06E-05</text:p>
          </table:table-cell>
          <table:table-cell table:style-name="ce4" office:value-type="float" office:value="0.000009635422" calcext:value-type="float">
            <text:p>9,64E-06</text:p>
          </table:table-cell>
          <table:table-cell table:style-name="ce4" office:value-type="float" office:value="0.00000875267" calcext:value-type="float">
            <text:p>8,75E-06</text:p>
          </table:table-cell>
          <table:table-cell table:style-name="ce4" office:value-type="float" office:value="0.000007990908" calcext:value-type="float">
            <text:p>7,99E-06</text:p>
          </table:table-cell>
          <table:table-cell office:value-type="float" office:value="0.387268530264732" calcext:value-type="float">
            <text:p>0,387268530264732</text:p>
          </table:table-cell>
          <table:table-cell office:value-type="float" office:value="0.387268181029025" calcext:value-type="float">
            <text:p>0,387268181029025</text:p>
          </table:table-cell>
          <table:table-cell office:value-type="float" office:value="0.387267888445649" calcext:value-type="float">
            <text:p>0,387267888445649</text:p>
          </table:table-cell>
          <table:table-cell office:value-type="float" office:value="0.387267640697334" calcext:value-type="float">
            <text:p>0,387267640697334</text:p>
          </table:table-cell>
          <table:table-cell office:value-type="float" office:value="0.387267429261467" calcext:value-type="float">
            <text:p>0,387267429261467</text:p>
          </table:table-cell>
          <table:table-cell office:value-type="float" office:value="0.387267247201747" calcext:value-type="float">
            <text:p>0,387267247201747</text:p>
          </table:table-cell>
          <table:table-cell office:value-type="float" office:value="0.387267089516493" calcext:value-type="float">
            <text:p>0,387267089516493</text:p>
          </table:table-cell>
          <table:table-cell office:value-type="float" office:value="0.387266951955392" calcext:value-type="float">
            <text:p>0,387266951955392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25" calcext:value-type="float">
            <text:p>2,25</text:p>
          </table:table-cell>
          <table:table-cell table:style-name="ce3" office:value-type="float" office:value="0.65513185" calcext:value-type="float">
            <text:p>0,65513185</text:p>
          </table:table-cell>
          <table:table-cell table:formula="of:=AVERAGE([.E118:.F118])" office:value-type="float" office:value="0.0000102059608055818" calcext:value-type="float">
            <text:p>1,02E-05</text:p>
          </table:table-cell>
          <table:table-cell office:value-type="float" office:value="0.0000104119216111635" calcext:value-type="float">
            <text:p>1,04E-05</text:p>
          </table:table-cell>
          <table:table-cell office:value-type="float" office:value="0.00001" calcext:value-type="float">
            <text:p>1E-05</text:p>
          </table:table-cell>
          <table:table-cell table:formula="of:=[.C118]-[.C119]" office:value-type="float" office:value="0.187719511" calcext:value-type="float">
            <text:p>0,187719511</text:p>
          </table:table-cell>
          <table:table-cell table:formula="of:=[.F118]-[.F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3791002" calcext:value-type="float">
            <text:p>1,38E-05</text:p>
          </table:table-cell>
          <table:table-cell table:style-name="ce4" office:value-type="float" office:value="0.000012255704" calcext:value-type="float">
            <text:p>1,23E-05</text:p>
          </table:table-cell>
          <table:table-cell table:style-name="ce4" office:value-type="float" office:value="0.00001096889" calcext:value-type="float">
            <text:p>1,10E-05</text:p>
          </table:table-cell>
          <table:table-cell table:style-name="ce4" office:value-type="float" office:value="0.000009868865" calcext:value-type="float">
            <text:p>9,87E-06</text:p>
          </table:table-cell>
          <table:table-cell table:style-name="ce4" office:value-type="float" office:value="0.000008931732" calcext:value-type="float">
            <text:p>8,93E-06</text:p>
          </table:table-cell>
          <table:table-cell table:style-name="ce4" office:value-type="float" office:value="0.000008115738" calcext:value-type="float">
            <text:p>8,12E-06</text:p>
          </table:table-cell>
          <table:table-cell table:style-name="ce4" office:value-type="float" office:value="0.000007409464" calcext:value-type="float">
            <text:p>7,41E-06</text:p>
          </table:table-cell>
          <table:table-cell office:value-type="float" office:value="0.655133277776303" calcext:value-type="float">
            <text:p>0,655133277776303</text:p>
          </table:table-cell>
          <table:table-cell office:value-type="float" office:value="0.655132730036436" calcext:value-type="float">
            <text:p>0,655132730036436</text:p>
          </table:table-cell>
          <table:table-cell office:value-type="float" office:value="0.655132271105235" calcext:value-type="float">
            <text:p>0,655132271105235</text:p>
          </table:table-cell>
          <table:table-cell office:value-type="float" office:value="0.655131882574321" calcext:value-type="float">
            <text:p>0,655131882574321</text:p>
          </table:table-cell>
          <table:table-cell office:value-type="float" office:value="0.655131550942334" calcext:value-type="float">
            <text:p>0,655131550942334</text:p>
          </table:table-cell>
          <table:table-cell office:value-type="float" office:value="0.655131265448729" calcext:value-type="float">
            <text:p>0,655131265448729</text:p>
          </table:table-cell>
          <table:table-cell office:value-type="float" office:value="0.655131018107727" calcext:value-type="float">
            <text:p>0,655131018107727</text:p>
          </table:table-cell>
          <table:table-cell office:value-type="float" office:value="0.655130802331357" calcext:value-type="float">
            <text:p>0,655130802331357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467412339" calcext:value-type="float">
            <text:p>0,467412339</text:p>
          </table:table-cell>
          <table:table-cell table:formula="of:=AVERAGE([.E119:.F119])" office:value-type="float" office:value="0.00000992515079896053" calcext:value-type="float">
            <text:p>9,93E-06</text:p>
          </table:table-cell>
          <table:table-cell office:value-type="float" office:value="0.00000985030159792105" calcext:value-type="float">
            <text:p>9,85E-06</text:p>
          </table:table-cell>
          <table:table-cell office:value-type="float" office:value="0.00001" calcext:value-type="float">
            <text:p>1E-05</text:p>
          </table:table-cell>
          <table:table-cell table:formula="of:=[.C119]-[.C120]" office:value-type="float" office:value="0.055262488" calcext:value-type="float">
            <text:p>0,055262488</text:p>
          </table:table-cell>
          <table:table-cell table:formula="of:=[.F119]-[.F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3047268" calcext:value-type="float">
            <text:p>1,30E-05</text:p>
          </table:table-cell>
          <table:table-cell table:style-name="ce4" office:value-type="float" office:value="0.000011593778" calcext:value-type="float">
            <text:p>1,16E-05</text:p>
          </table:table-cell>
          <table:table-cell table:style-name="ce4" office:value-type="float" office:value="0.00001037824" calcext:value-type="float">
            <text:p>1,04E-05</text:p>
          </table:table-cell>
          <table:table-cell table:style-name="ce4" office:value-type="float" office:value="0.000009336194" calcext:value-type="float">
            <text:p>9,34E-06</text:p>
          </table:table-cell>
          <table:table-cell table:style-name="ce4" office:value-type="float" office:value="0.000008451238" calcext:value-type="float">
            <text:p>8,45E-06</text:p>
          </table:table-cell>
          <table:table-cell table:style-name="ce4" office:value-type="float" office:value="0.000007677312" calcext:value-type="float">
            <text:p>7,68E-06</text:p>
          </table:table-cell>
          <table:table-cell table:style-name="ce4" office:value-type="float" office:value="0.00000700913" calcext:value-type="float">
            <text:p>7,01E-06</text:p>
          </table:table-cell>
          <table:table-cell office:value-type="float" office:value="0.46741330276718" calcext:value-type="float">
            <text:p>0,46741330276718</text:p>
          </table:table-cell>
          <table:table-cell office:value-type="float" office:value="0.467412933050096" calcext:value-type="float">
            <text:p>0,467412933050096</text:p>
          </table:table-cell>
          <table:table-cell office:value-type="float" office:value="0.467412623304078" calcext:value-type="float">
            <text:p>0,467412623304078</text:p>
          </table:table-cell>
          <table:table-cell office:value-type="float" office:value="0.46741236102836" calcext:value-type="float">
            <text:p>0,46741236102836</text:p>
          </table:table-cell>
          <table:table-cell office:value-type="float" office:value="0.467412137192036" calcext:value-type="float">
            <text:p>0,467412137192036</text:p>
          </table:table-cell>
          <table:table-cell office:value-type="float" office:value="0.467411944460616" calcext:value-type="float">
            <text:p>0,467411944460616</text:p>
          </table:table-cell>
          <table:table-cell office:value-type="float" office:value="0.467411777525093" calcext:value-type="float">
            <text:p>0,467411777525093</text:p>
          </table:table-cell>
          <table:table-cell office:value-type="float" office:value="0.467411631894482" calcext:value-type="float">
            <text:p>0,467411631894482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2149851" calcext:value-type="float">
            <text:p>0,412149851</text:p>
          </table:table-cell>
          <table:table-cell table:formula="of:=AVERAGE([.E120:.F120])" office:value-type="float" office:value="0.00000971268547142064" calcext:value-type="float">
            <text:p>9,71E-06</text:p>
          </table:table-cell>
          <table:table-cell office:value-type="float" office:value="0.00000942537094284127" calcext:value-type="float">
            <text:p>9,43E-06</text:p>
          </table:table-cell>
          <table:table-cell office:value-type="float" office:value="0.00001" calcext:value-type="float">
            <text:p>1E-05</text:p>
          </table:table-cell>
          <table:table-cell table:formula="of:=[.C120]-[.C121]" office:value-type="float" office:value="-0.235745434" calcext:value-type="float">
            <text:p>-0,235745434</text:p>
          </table:table-cell>
          <table:table-cell table:formula="of:=[.F120]-[.F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2484522" calcext:value-type="float">
            <text:p>1,25E-05</text:p>
          </table:table-cell>
          <table:table-cell table:style-name="ce4" office:value-type="float" office:value="0.000011093063" calcext:value-type="float">
            <text:p>1,11E-05</text:p>
          </table:table-cell>
          <table:table-cell table:style-name="ce4" office:value-type="float" office:value="0.000009931168" calcext:value-type="float">
            <text:p>9,93E-06</text:p>
          </table:table-cell>
          <table:table-cell table:style-name="ce4" office:value-type="float" office:value="0.000008933267" calcext:value-type="float">
            <text:p>8,93E-06</text:p>
          </table:table-cell>
          <table:table-cell table:style-name="ce4" office:value-type="float" office:value="0.000008087556" calcext:value-type="float">
            <text:p>8,09E-06</text:p>
          </table:table-cell>
          <table:table-cell table:style-name="ce4" office:value-type="float" office:value="0.000007345662" calcext:value-type="float">
            <text:p>7,35E-06</text:p>
          </table:table-cell>
          <table:table-cell table:style-name="ce4" office:value-type="float" office:value="0.000006706297" calcext:value-type="float">
            <text:p>6,71E-06</text:p>
          </table:table-cell>
          <table:table-cell office:value-type="float" office:value="0.41215066375831" calcext:value-type="float">
            <text:p>0,41215066375831</text:p>
          </table:table-cell>
          <table:table-cell office:value-type="float" office:value="0.412150351814195" calcext:value-type="float">
            <text:p>0,412150351814195</text:p>
          </table:table-cell>
          <table:table-cell office:value-type="float" office:value="0.412150090485442" calcext:value-type="float">
            <text:p>0,412150090485442</text:p>
          </table:table-cell>
          <table:table-cell office:value-type="float" office:value="0.412149869181231" calcext:value-type="float">
            <text:p>0,412149869181231</text:p>
          </table:table-cell>
          <table:table-cell office:value-type="float" office:value="0.412149680327331" calcext:value-type="float">
            <text:p>0,412149680327331</text:p>
          </table:table-cell>
          <table:table-cell office:value-type="float" office:value="0.412149517695909" calcext:value-type="float">
            <text:p>0,412149517695909</text:p>
          </table:table-cell>
          <table:table-cell office:value-type="float" office:value="0.412149376856065" calcext:value-type="float">
            <text:p>0,412149376856065</text:p>
          </table:table-cell>
          <table:table-cell office:value-type="float" office:value="0.412149253991588" calcext:value-type="float">
            <text:p>0,412149253991588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.2" calcext:value-type="float">
            <text:p>2,2</text:p>
          </table:table-cell>
          <table:table-cell table:style-name="ce3" office:value-type="float" office:value="0.647895285" calcext:value-type="float">
            <text:p>0,647895285</text:p>
          </table:table-cell>
          <table:table-cell table:formula="of:=AVERAGE([.E121:.F121])" office:value-type="float" office:value="0.0000096346455262901" calcext:value-type="float">
            <text:p>9,63E-06</text:p>
          </table:table-cell>
          <table:table-cell office:value-type="float" office:value="0.0000092692910525802" calcext:value-type="float">
            <text:p>9,27E-06</text:p>
          </table:table-cell>
          <table:table-cell office:value-type="float" office:value="0.00001" calcext:value-type="float">
            <text:p>1E-05</text:p>
          </table:table-cell>
          <table:table-cell table:formula="of:=[.C121]-[.C122]" office:value-type="float" office:value="0.569770033" calcext:value-type="float">
            <text:p>0,569770033</text:p>
          </table:table-cell>
          <table:table-cell table:formula="of:=[.F121]-[.F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2277587" calcext:value-type="float">
            <text:p>1,23E-05</text:p>
          </table:table-cell>
          <table:table-cell table:style-name="ce4" office:value-type="float" office:value="0.000010910532" calcext:value-type="float">
            <text:p>1,09E-05</text:p>
          </table:table-cell>
          <table:table-cell table:style-name="ce4" office:value-type="float" office:value="0.000009765391" calcext:value-type="float">
            <text:p>9,77E-06</text:p>
          </table:table-cell>
          <table:table-cell table:style-name="ce4" office:value-type="float" office:value="0.000008785759" calcext:value-type="float">
            <text:p>8,79E-06</text:p>
          </table:table-cell>
          <table:table-cell table:style-name="ce4" office:value-type="float" office:value="0.000007951827" calcext:value-type="float">
            <text:p>7,95E-06</text:p>
          </table:table-cell>
          <table:table-cell table:style-name="ce4" office:value-type="float" office:value="0.000007224939" calcext:value-type="float">
            <text:p>7,22E-06</text:p>
          </table:table-cell>
          <table:table-cell table:style-name="ce4" office:value-type="float" office:value="0.000006596152" calcext:value-type="float">
            <text:p>6,60E-06</text:p>
          </table:table-cell>
          <table:table-cell office:value-type="float" office:value="0.647896542069747" calcext:value-type="float">
            <text:p>0,647896542069747</text:p>
          </table:table-cell>
          <table:table-cell office:value-type="float" office:value="0.647896059824937" calcext:value-type="float">
            <text:p>0,647896059824937</text:p>
          </table:table-cell>
          <table:table-cell office:value-type="float" office:value="0.647895655778484" calcext:value-type="float">
            <text:p>0,647895655778484</text:p>
          </table:table-cell>
          <table:table-cell office:value-type="float" office:value="0.647895313697732" calcext:value-type="float">
            <text:p>0,647895313697732</text:p>
          </table:table-cell>
          <table:table-cell office:value-type="float" office:value="0.64789502172344" calcext:value-type="float">
            <text:p>0,64789502172344</text:p>
          </table:table-cell>
          <table:table-cell office:value-type="float" office:value="0.647894770359039" calcext:value-type="float">
            <text:p>0,647894770359039</text:p>
          </table:table-cell>
          <table:table-cell office:value-type="float" office:value="0.647894552598864" calcext:value-type="float">
            <text:p>0,647894552598864</text:p>
          </table:table-cell>
          <table:table-cell office:value-type="float" office:value="0.647894362629366" calcext:value-type="float">
            <text:p>0,647894362629366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" calcext:value-type="float">
            <text:p>2</text:p>
          </table:table-cell>
          <table:table-cell office:value-type="float" office:value="0.078125252" calcext:value-type="float">
            <text:p>0,078125252</text:p>
          </table:table-cell>
          <table:table-cell table:formula="of:=AVERAGE([.E122:.F122])" office:value-type="float" office:value="0.00000825774202889363" calcext:value-type="float">
            <text:p>8,26E-06</text:p>
          </table:table-cell>
          <table:table-cell office:value-type="float" office:value="0.00000651548405778727" calcext:value-type="float">
            <text:p>6,52E-06</text:p>
          </table:table-cell>
          <table:table-cell office:value-type="float" office:value="0.00001" calcext:value-type="float">
            <text:p>1E-05</text:p>
          </table:table-cell>
          <table:table-cell table:formula="of:=[.C122]-[.C123]" office:value-type="float" office:value="-0.365457291" calcext:value-type="float">
            <text:p>-0,365457291</text:p>
          </table:table-cell>
          <table:table-cell table:formula="of:=[.F122]-[.F123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8664835" calcext:value-type="float">
            <text:p>8,66E-06</text:p>
          </table:table-cell>
          <table:table-cell table:style-name="ce4" office:value-type="float" office:value="0.000007650142" calcext:value-type="float">
            <text:p>7,65E-06</text:p>
          </table:table-cell>
          <table:table-cell table:style-name="ce4" office:value-type="float" office:value="0.000006885006" calcext:value-type="float">
            <text:p>6,89E-06</text:p>
          </table:table-cell>
          <table:table-cell table:style-name="ce4" office:value-type="float" office:value="0.000006181781" calcext:value-type="float">
            <text:p>6,18E-06</text:p>
          </table:table-cell>
          <table:table-cell table:style-name="ce4" office:value-type="float" office:value="0.000005558453" calcext:value-type="float">
            <text:p>5,56E-06</text:p>
          </table:table-cell>
          <table:table-cell table:style-name="ce4" office:value-type="float" office:value="0.000005091789" calcext:value-type="float">
            <text:p>5,09E-06</text:p>
          </table:table-cell>
          <table:table-cell table:style-name="ce4" office:value-type="float" office:value="0.000004601114" calcext:value-type="float">
            <text:p>4,60E-06</text:p>
          </table:table-cell>
          <table:table-cell office:value-type="float" office:value="0.0781253589783441" calcext:value-type="float">
            <text:p>0,078125358978344</text:p>
          </table:table-cell>
          <table:table-cell office:value-type="float" office:value="0.0781253179389228" calcext:value-type="float">
            <text:p>0,078125317938923</text:p>
          </table:table-cell>
          <table:table-cell office:value-type="float" office:value="0.0781252837770738" calcext:value-type="float">
            <text:p>0,078125283777074</text:p>
          </table:table-cell>
          <table:table-cell office:value-type="float" office:value="0.0781252546946967" calcext:value-type="float">
            <text:p>0,078125254694697</text:p>
          </table:table-cell>
          <table:table-cell office:value-type="float" office:value="0.0781252299224391" calcext:value-type="float">
            <text:p>0,078125229922439</text:p>
          </table:table-cell>
          <table:table-cell office:value-type="float" office:value="0.0781252087350471" calcext:value-type="float">
            <text:p>0,078125208735047</text:p>
          </table:table-cell>
          <table:table-cell office:value-type="float" office:value="0.078125190229522" calcext:value-type="float">
            <text:p>0,078125190229522</text:p>
          </table:table-cell>
          <table:table-cell office:value-type="float" office:value="0.0781251742507638" calcext:value-type="float">
            <text:p>0,078125174250764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2" calcext:value-type="float">
            <text:p>2,2</text:p>
          </table:table-cell>
          <table:table-cell table:style-name="ce3" office:value-type="float" office:value="0.443582543" calcext:value-type="float">
            <text:p>0,443582543</text:p>
          </table:table-cell>
          <table:table-cell table:formula="of:=AVERAGE([.E123:.F123])" office:value-type="float" office:value="0.00000276321665661637" calcext:value-type="float">
            <text:p>2,76E-06</text:p>
          </table:table-cell>
          <table:table-cell office:value-type="float" office:value="0.00000552643331323274" calcext:value-type="float">
            <text:p>5,53E-06</text:p>
          </table:table-cell>
          <table:table-cell office:value-type="float" office:value="0" calcext:value-type="float">
            <text:p>0</text:p>
          </table:table-cell>
          <table:table-cell table:formula="of:=[.C123]-[.C124]" office:value-type="float" office:value="-0.00778204699999996" calcext:value-type="float">
            <text:p>-0,007782047</text:p>
          </table:table-cell>
          <table:table-cell table:formula="of:=[.F123]-[.F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7314073" calcext:value-type="float">
            <text:p>7,31E-06</text:p>
          </table:table-cell>
          <table:table-cell table:style-name="ce4" office:value-type="float" office:value="0.00000650973" calcext:value-type="float">
            <text:p>6,51E-06</text:p>
          </table:table-cell>
          <table:table-cell table:style-name="ce4" office:value-type="float" office:value="0.000005817718" calcext:value-type="float">
            <text:p>5,82E-06</text:p>
          </table:table-cell>
          <table:table-cell table:style-name="ce4" office:value-type="float" office:value="0.000005237743" calcext:value-type="float">
            <text:p>5,24E-06</text:p>
          </table:table-cell>
          <table:table-cell table:style-name="ce4" office:value-type="float" office:value="0.000004743292" calcext:value-type="float">
            <text:p>4,74E-06</text:p>
          </table:table-cell>
          <table:table-cell table:style-name="ce4" office:value-type="float" office:value="0.000004306509" calcext:value-type="float">
            <text:p>4,31E-06</text:p>
          </table:table-cell>
          <table:table-cell table:style-name="ce4" office:value-type="float" office:value="0.000003939113" calcext:value-type="float">
            <text:p>3,94E-06</text:p>
          </table:table-cell>
          <table:table-cell office:value-type="float" office:value="0.443583056033736" calcext:value-type="float">
            <text:p>0,443583056033736</text:p>
          </table:table-cell>
          <table:table-cell office:value-type="float" office:value="0.443582859343333" calcext:value-type="float">
            <text:p>0,443582859343333</text:p>
          </table:table-cell>
          <table:table-cell office:value-type="float" office:value="0.443582694292468" calcext:value-type="float">
            <text:p>0,443582694292468</text:p>
          </table:table-cell>
          <table:table-cell office:value-type="float" office:value="0.443582554764517" calcext:value-type="float">
            <text:p>0,443582554764517</text:p>
          </table:table-cell>
          <table:table-cell office:value-type="float" office:value="0.443582435591163" calcext:value-type="float">
            <text:p>0,443582435591163</text:p>
          </table:table-cell>
          <table:table-cell office:value-type="float" office:value="0.443582332934672" calcext:value-type="float">
            <text:p>0,443582332934672</text:p>
          </table:table-cell>
          <table:table-cell office:value-type="float" office:value="0.443582244067905" calcext:value-type="float">
            <text:p>0,443582244067905</text:p>
          </table:table-cell>
          <table:table-cell office:value-type="float" office:value="0.443582166396423" calcext:value-type="float">
            <text:p>0,443582166396423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25" calcext:value-type="float">
            <text:p>2,25</text:p>
          </table:table-cell>
          <table:table-cell table:style-name="ce3" office:value-type="float" office:value="0.45136459" calcext:value-type="float">
            <text:p>0,45136459</text:p>
          </table:table-cell>
          <table:table-cell table:formula="of:=AVERAGE([.E124:.F124])" office:value-type="float" office:value="0.00000226698049342203" calcext:value-type="float">
            <text:p>2,27E-06</text:p>
          </table:table-cell>
          <table:table-cell office:value-type="float" office:value="0.00000453396098684407" calcext:value-type="float">
            <text:p>4,53E-06</text:p>
          </table:table-cell>
          <table:table-cell office:value-type="float" office:value="0" calcext:value-type="float">
            <text:p>0</text:p>
          </table:table-cell>
          <table:table-cell table:formula="of:=[.C124]-[.C125]" office:value-type="float" office:value="-0.169675004" calcext:value-type="float">
            <text:p>-0,169675004</text:p>
          </table:table-cell>
          <table:table-cell table:formula="of:=[.F124]-[.F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6004538" calcext:value-type="float">
            <text:p>6,00E-06</text:p>
          </table:table-cell>
          <table:table-cell table:style-name="ce4" office:value-type="float" office:value="0.000005333977" calcext:value-type="float">
            <text:p>5,33E-06</text:p>
          </table:table-cell>
          <table:table-cell table:style-name="ce4" office:value-type="float" office:value="0.000004777695" calcext:value-type="float">
            <text:p>4,78E-06</text:p>
          </table:table-cell>
          <table:table-cell table:style-name="ce4" office:value-type="float" office:value="0.000004295965" calcext:value-type="float">
            <text:p>4,30E-06</text:p>
          </table:table-cell>
          <table:table-cell table:style-name="ce4" office:value-type="float" office:value="0.000003891227" calcext:value-type="float">
            <text:p>3,89E-06</text:p>
          </table:table-cell>
          <table:table-cell table:style-name="ce4" office:value-type="float" office:value="0.000003531952" calcext:value-type="float">
            <text:p>3,53E-06</text:p>
          </table:table-cell>
          <table:table-cell table:style-name="ce4" office:value-type="float" office:value="0.000003231905" calcext:value-type="float">
            <text:p>3,23E-06</text:p>
          </table:table-cell>
          <table:table-cell office:value-type="float" office:value="0.451365017870247" calcext:value-type="float">
            <text:p>0,451365017870247</text:p>
          </table:table-cell>
          <table:table-cell office:value-type="float" office:value="0.451364853563091" calcext:value-type="float">
            <text:p>0,451364853563091</text:p>
          </table:table-cell>
          <table:table-cell office:value-type="float" office:value="0.451364715950253" calcext:value-type="float">
            <text:p>0,451364715950253</text:p>
          </table:table-cell>
          <table:table-cell office:value-type="float" office:value="0.451364599355218" calcext:value-type="float">
            <text:p>0,451364599355218</text:p>
          </table:table-cell>
          <table:table-cell office:value-type="float" office:value="0.451364499895153" calcext:value-type="float">
            <text:p>0,451364499895153</text:p>
          </table:table-cell>
          <table:table-cell office:value-type="float" office:value="0.451364414201976" calcext:value-type="float">
            <text:p>0,451364414201976</text:p>
          </table:table-cell>
          <table:table-cell office:value-type="float" office:value="0.451364340039895" calcext:value-type="float">
            <text:p>0,451364340039895</text:p>
          </table:table-cell>
          <table:table-cell office:value-type="float" office:value="0.451364275195151" calcext:value-type="float">
            <text:p>0,451364275195151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21039594" calcext:value-type="float">
            <text:p>0,621039594</text:p>
          </table:table-cell>
          <table:table-cell table:formula="of:=AVERAGE([.E125:.F125])" office:value-type="float" office:value="0.00000130290392738071" calcext:value-type="float">
            <text:p>1,30E-06</text:p>
          </table:table-cell>
          <table:table-cell office:value-type="float" office:value="0.00000260580785476141" calcext:value-type="float">
            <text:p>2,61E-06</text:p>
          </table:table-cell>
          <table:table-cell office:value-type="float" office:value="0" calcext:value-type="float">
            <text:p>0</text:p>
          </table:table-cell>
          <table:table-cell table:formula="of:=[.C125]-[.C126]" office:value-type="float" office:value="-0.248679747" calcext:value-type="float">
            <text:p>-0,248679747</text:p>
          </table:table-cell>
          <table:table-cell table:formula="of:=[.F125]-[.F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3447375" calcext:value-type="float">
            <text:p>3,45E-06</text:p>
          </table:table-cell>
          <table:table-cell table:style-name="ce4" office:value-type="float" office:value="0.000003070339" calcext:value-type="float">
            <text:p>3,07E-06</text:p>
          </table:table-cell>
          <table:table-cell table:style-name="ce4" office:value-type="float" office:value="0.000002742459" calcext:value-type="float">
            <text:p>2,74E-06</text:p>
          </table:table-cell>
          <table:table-cell table:style-name="ce4" office:value-type="float" office:value="0.000002469509" calcext:value-type="float">
            <text:p>2,47E-06</text:p>
          </table:table-cell>
          <table:table-cell table:style-name="ce4" office:value-type="float" office:value="0.000002237394" calcext:value-type="float">
            <text:p>2,24E-06</text:p>
          </table:table-cell>
          <table:table-cell table:style-name="ce4" office:value-type="float" office:value="0.000002030154" calcext:value-type="float">
            <text:p>2,03E-06</text:p>
          </table:table-cell>
          <table:table-cell table:style-name="ce4" office:value-type="float" office:value="0.000001858611" calcext:value-type="float">
            <text:p>1,86E-06</text:p>
          </table:table-cell>
          <table:table-cell office:value-type="float" office:value="0.621039932791758" calcext:value-type="float">
            <text:p>0,621039932791758</text:p>
          </table:table-cell>
          <table:table-cell office:value-type="float" office:value="0.621039802997048" calcext:value-type="float">
            <text:p>0,621039802997048</text:p>
          </table:table-cell>
          <table:table-cell office:value-type="float" office:value="0.621039694007228" calcext:value-type="float">
            <text:p>0,621039694007228</text:p>
          </table:table-cell>
          <table:table-cell office:value-type="float" office:value="0.621039601921261" calcext:value-type="float">
            <text:p>0,621039601921261</text:p>
          </table:table-cell>
          <table:table-cell office:value-type="float" office:value="0.621039523254653" calcext:value-type="float">
            <text:p>0,621039523254653</text:p>
          </table:table-cell>
          <table:table-cell office:value-type="float" office:value="0.621039455460232" calcext:value-type="float">
            <text:p>0,621039455460232</text:p>
          </table:table-cell>
          <table:table-cell office:value-type="float" office:value="0.621039396807535" calcext:value-type="float">
            <text:p>0,621039396807535</text:p>
          </table:table-cell>
          <table:table-cell office:value-type="float" office:value="0.62103934549818" calcext:value-type="float">
            <text:p>0,62103934549818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869719341" calcext:value-type="float">
            <text:p>0,869719341</text:p>
          </table:table-cell>
          <table:table-cell table:formula="of:=AVERAGE([.E126:.F126])" office:value-type="float" office:value="0.00000110270087074001" calcext:value-type="float">
            <text:p>1,10E-06</text:p>
          </table:table-cell>
          <table:table-cell office:value-type="float" office:value="0.00000220540174148001" calcext:value-type="float">
            <text:p>2,21E-06</text:p>
          </table:table-cell>
          <table:table-cell office:value-type="float" office:value="0" calcext:value-type="float">
            <text:p>0</text:p>
          </table:table-cell>
          <table:table-cell table:formula="of:=[.C126]-[.C127]" office:value-type="float" office:value="0.866247118" calcext:value-type="float">
            <text:p>0,866247118</text:p>
          </table:table-cell>
          <table:table-cell table:formula="of:=[.F126]-[.F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2918176" calcext:value-type="float">
            <text:p>2,92E-06</text:p>
          </table:table-cell>
          <table:table-cell table:style-name="ce4" office:value-type="float" office:value="0.00000259823" calcext:value-type="float">
            <text:p>2,60E-06</text:p>
          </table:table-cell>
          <table:table-cell table:style-name="ce4" office:value-type="float" office:value="0.000002321352" calcext:value-type="float">
            <text:p>2,32E-06</text:p>
          </table:table-cell>
          <table:table-cell table:style-name="ce4" office:value-type="float" office:value="0.000002090133" calcext:value-type="float">
            <text:p>2,09E-06</text:p>
          </table:table-cell>
          <table:table-cell table:style-name="ce4" office:value-type="float" office:value="0.000001893213" calcext:value-type="float">
            <text:p>1,89E-06</text:p>
          </table:table-cell>
          <table:table-cell table:style-name="ce4" office:value-type="float" office:value="0.000001718381" calcext:value-type="float">
            <text:p>1,72E-06</text:p>
          </table:table-cell>
          <table:table-cell table:style-name="ce4" office:value-type="float" office:value="0.000001572496" calcext:value-type="float">
            <text:p>1,57E-06</text:p>
          </table:table-cell>
          <table:table-cell office:value-type="float" office:value="0.869719742169206" calcext:value-type="float">
            <text:p>0,869719742169206</text:p>
          </table:table-cell>
          <table:table-cell office:value-type="float" office:value="0.869719588304224" calcext:value-type="float">
            <text:p>0,869719588304224</text:p>
          </table:table-cell>
          <table:table-cell office:value-type="float" office:value="0.869719459141575" calcext:value-type="float">
            <text:p>0,869719459141575</text:p>
          </table:table-cell>
          <table:table-cell office:value-type="float" office:value="0.869719349983919" calcext:value-type="float">
            <text:p>0,869719349983919</text:p>
          </table:table-cell>
          <table:table-cell office:value-type="float" office:value="0.869719256741465" calcext:value-type="float">
            <text:p>0,869719256741465</text:p>
          </table:table-cell>
          <table:table-cell office:value-type="float" office:value="0.869719176405339" calcext:value-type="float">
            <text:p>0,869719176405339</text:p>
          </table:table-cell>
          <table:table-cell office:value-type="float" office:value="0.869719106880761" calcext:value-type="float">
            <text:p>0,869719106880761</text:p>
          </table:table-cell>
          <table:table-cell office:value-type="float" office:value="0.869719046087195" calcext:value-type="float">
            <text:p>0,869719046087195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2" calcext:value-type="float">
            <text:p>1,2</text:p>
          </table:table-cell>
          <table:table-cell office:value-type="float" office:value="0.003472223" calcext:value-type="float">
            <text:p>0,003472223</text:p>
          </table:table-cell>
          <table:table-cell table:formula="of:=AVERAGE([.E127:.F127])" office:value-type="float" office:value="0.0000000674334220937705" calcext:value-type="float">
            <text:p>6,74E-08</text:p>
          </table:table-cell>
          <table:table-cell office:value-type="float" office:value="0.000000134866844187541" calcext:value-type="float">
            <text:p>1,35E-07</text:p>
          </table:table-cell>
          <table:table-cell office:value-type="float" office:value="0" calcext:value-type="float">
            <text:p>0</text:p>
          </table:table-cell>
          <table:table-cell table:formula="of:=[.C127]-[.C128]" office:value-type="float" office:value="0" calcext:value-type="float">
            <text:p>0</text:p>
          </table:table-cell>
          <table:table-cell table:formula="of:=[.F127]-[.F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926934" calcext:value-type="float">
            <text:p>9,27E-07</text:p>
          </table:table-cell>
          <table:table-cell table:style-name="ce4" office:value-type="float" office:value="-0.000000296923" calcext:value-type="float">
            <text:p>-2,97E-07</text:p>
          </table:table-cell>
          <table:table-cell table:style-name="ce4" office:value-type="float" office:value="0.000000593256" calcext:value-type="float">
            <text:p>5,93E-07</text:p>
          </table:table-cell>
          <table:table-cell table:style-name="ce4" office:value-type="float" office:value="0.000000240803" calcext:value-type="float">
            <text:p>2,41E-07</text:p>
          </table:table-cell>
          <table:table-cell table:style-name="ce4" office:value-type="float" office:value="-0.000000457653" calcext:value-type="float">
            <text:p>-4,58E-07</text:p>
          </table:table-cell>
          <table:table-cell table:style-name="ce4" office:value-type="float" office:value="0.00000036219" calcext:value-type="float">
            <text:p>3,62E-07</text:p>
          </table:table-cell>
          <table:table-cell table:style-name="ce4" office:value-type="float" office:value="-0.000000657496" calcext:value-type="float">
            <text:p>-6,57E-07</text:p>
          </table:table-cell>
          <table:table-cell office:value-type="float" office:value="0.00347222353751378" calcext:value-type="float">
            <text:p>0,003472223537514</text:p>
          </table:table-cell>
          <table:table-cell office:value-type="float" office:value="0.00347222334239211" calcext:value-type="float">
            <text:p>0,003472223342392</text:p>
          </table:table-cell>
          <table:table-cell office:value-type="float" office:value="0.00347222340132136" calcext:value-type="float">
            <text:p>0,003472223401321</text:p>
          </table:table-cell>
          <table:table-cell office:value-type="float" office:value="0.00347222328994731" calcext:value-type="float">
            <text:p>0,003472223289947</text:p>
          </table:table-cell>
          <table:table-cell office:value-type="float" office:value="0.00347222324705989" calcext:value-type="float">
            <text:p>0,00347222324706</text:p>
          </table:table-cell>
          <table:table-cell office:value-type="float" office:value="0.00347222332459112" calcext:value-type="float">
            <text:p>0,003472223324591</text:p>
          </table:table-cell>
          <table:table-cell office:value-type="float" office:value="0.00347222326608731" calcext:value-type="float">
            <text:p>0,003472223266087</text:p>
          </table:table-cell>
          <table:table-cell office:value-type="float" office:value="0.00347222336756956" calcext:value-type="float">
            <text:p>0,00347222336757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2" calcext:value-type="float">
            <text:p>1,2</text:p>
          </table:table-cell>
          <table:table-cell office:value-type="float" office:value="0.003472223" calcext:value-type="float">
            <text:p>0,003472223</text:p>
          </table:table-cell>
          <table:table-cell table:formula="of:=AVERAGE([.E128:.F128])" office:value-type="float" office:value="0.0000000674334220937705" calcext:value-type="float">
            <text:p>6,74E-08</text:p>
          </table:table-cell>
          <table:table-cell office:value-type="float" office:value="0.000000134866844187541" calcext:value-type="float">
            <text:p>1,35E-07</text:p>
          </table:table-cell>
          <table:table-cell office:value-type="float" office:value="0" calcext:value-type="float">
            <text:p>0</text:p>
          </table:table-cell>
          <table:table-cell table:formula="of:=[.C128]-[.C129]" office:value-type="float" office:value="-0.001527778" calcext:value-type="float">
            <text:p>-0,001527778</text:p>
          </table:table-cell>
          <table:table-cell table:formula="of:=[.F128]-[.F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926934" calcext:value-type="float">
            <text:p>9,27E-07</text:p>
          </table:table-cell>
          <table:table-cell table:style-name="ce4" office:value-type="float" office:value="-0.000000296923" calcext:value-type="float">
            <text:p>-2,97E-07</text:p>
          </table:table-cell>
          <table:table-cell table:style-name="ce4" office:value-type="float" office:value="0.000000593256" calcext:value-type="float">
            <text:p>5,93E-07</text:p>
          </table:table-cell>
          <table:table-cell table:style-name="ce4" office:value-type="float" office:value="0.000000240803" calcext:value-type="float">
            <text:p>2,41E-07</text:p>
          </table:table-cell>
          <table:table-cell table:style-name="ce4" office:value-type="float" office:value="-0.000000457653" calcext:value-type="float">
            <text:p>-4,58E-07</text:p>
          </table:table-cell>
          <table:table-cell table:style-name="ce4" office:value-type="float" office:value="0.00000036219" calcext:value-type="float">
            <text:p>3,62E-07</text:p>
          </table:table-cell>
          <table:table-cell table:style-name="ce4" office:value-type="float" office:value="-0.000000657496" calcext:value-type="float">
            <text:p>-6,57E-07</text:p>
          </table:table-cell>
          <table:table-cell office:value-type="float" office:value="0.00347222353751378" calcext:value-type="float">
            <text:p>0,003472223537514</text:p>
          </table:table-cell>
          <table:table-cell office:value-type="float" office:value="0.00347222334239211" calcext:value-type="float">
            <text:p>0,003472223342392</text:p>
          </table:table-cell>
          <table:table-cell office:value-type="float" office:value="0.00347222340132136" calcext:value-type="float">
            <text:p>0,003472223401321</text:p>
          </table:table-cell>
          <table:table-cell office:value-type="float" office:value="0.00347222328994731" calcext:value-type="float">
            <text:p>0,003472223289947</text:p>
          </table:table-cell>
          <table:table-cell office:value-type="float" office:value="0.00347222324705989" calcext:value-type="float">
            <text:p>0,00347222324706</text:p>
          </table:table-cell>
          <table:table-cell office:value-type="float" office:value="0.00347222332459112" calcext:value-type="float">
            <text:p>0,003472223324591</text:p>
          </table:table-cell>
          <table:table-cell office:value-type="float" office:value="0.00347222326608731" calcext:value-type="float">
            <text:p>0,003472223266087</text:p>
          </table:table-cell>
          <table:table-cell office:value-type="float" office:value="0.00347222336756956" calcext:value-type="float">
            <text:p>0,00347222336757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000001" calcext:value-type="float">
            <text:p>0,005000001</text:p>
          </table:table-cell>
          <table:table-cell table:formula="of:=AVERAGE([.E129:.F129])" office:value-type="float" office:value="0.0000000462398951861292" calcext:value-type="float">
            <text:p>4,62E-08</text:p>
          </table:table-cell>
          <table:table-cell office:value-type="float" office:value="0.0000000924797903722584" calcext:value-type="float">
            <text:p>9,25E-08</text:p>
          </table:table-cell>
          <table:table-cell office:value-type="float" office:value="0" calcext:value-type="float">
            <text:p>0</text:p>
          </table:table-cell>
          <table:table-cell table:formula="of:=[.C129]-[.C130]" office:value-type="float" office:value="0" calcext:value-type="float">
            <text:p>0</text:p>
          </table:table-cell>
          <table:table-cell table:formula="of:=[.F129]-[.F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89651" calcext:value-type="float">
            <text:p>8,97E-08</text:p>
          </table:table-cell>
          <table:table-cell table:style-name="ce4" office:value-type="float" office:value="0.000000375466" calcext:value-type="float">
            <text:p>3,75E-07</text:p>
          </table:table-cell>
          <table:table-cell table:style-name="ce4" office:value-type="float" office:value="0.0000004068" calcext:value-type="float">
            <text:p>4,07E-07</text:p>
          </table:table-cell>
          <table:table-cell table:style-name="ce4" office:value-type="float" office:value="-0.000000420058" calcext:value-type="float">
            <text:p>-4,20E-07</text:p>
          </table:table-cell>
          <table:table-cell table:style-name="ce4" office:value-type="float" office:value="-0.00000036817" calcext:value-type="float">
            <text:p>-3,68E-07</text:p>
          </table:table-cell>
          <table:table-cell table:style-name="ce4" office:value-type="float" office:value="0.000000286462" calcext:value-type="float">
            <text:p>2,86E-07</text:p>
          </table:table-cell>
          <table:table-cell table:style-name="ce4" office:value-type="float" office:value="0.000000244171" calcext:value-type="float">
            <text:p>2,44E-07</text:p>
          </table:table-cell>
          <table:table-cell office:value-type="float" office:value="0.00500000129875735" calcext:value-type="float">
            <text:p>0,005000001298757</text:p>
          </table:table-cell>
          <table:table-cell office:value-type="float" office:value="0.00500000127158204" calcext:value-type="float">
            <text:p>0,005000001271582</text:p>
          </table:table-cell>
          <table:table-cell office:value-type="float" office:value="0.00500000116427679" calcext:value-type="float">
            <text:p>0,005000001164277</text:p>
          </table:table-cell>
          <table:table-cell office:value-type="float" office:value="0.00500000105430408" calcext:value-type="float">
            <text:p>0,005000001054304</text:p>
          </table:table-cell>
          <table:table-cell office:value-type="float" office:value="0.00500000116203498" calcext:value-type="float">
            <text:p>0,005000001162035</text:p>
          </table:table-cell>
          <table:table-cell office:value-type="float" office:value="0.00500000125185047" calcext:value-type="float">
            <text:p>0,00500000125185</text:p>
          </table:table-cell>
          <table:table-cell office:value-type="float" office:value="0.00500000118521937" calcext:value-type="float">
            <text:p>0,005000001185219</text:p>
          </table:table-cell>
          <table:table-cell office:value-type="float" office:value="0.00500000113095019" calcext:value-type="float">
            <text:p>0,00500000113095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25" calcext:value-type="float">
            <text:p>1,25</text:p>
          </table:table-cell>
          <table:table-cell office:value-type="float" office:value="0.005000001" calcext:value-type="float">
            <text:p>0,005000001</text:p>
          </table:table-cell>
          <table:table-cell table:formula="of:=AVERAGE([.E130:.F130])" office:value-type="float" office:value="0.0000000462398951861292" calcext:value-type="float">
            <text:p>4,62E-08</text:p>
          </table:table-cell>
          <table:table-cell office:value-type="float" office:value="0.0000000924797903722584" calcext:value-type="float">
            <text:p>9,25E-08</text:p>
          </table:table-cell>
          <table:table-cell office:value-type="float" office:value="0" calcext:value-type="float">
            <text:p>0</text:p>
          </table:table-cell>
          <table:table-cell table:formula="of:=[.C130]-[.C131]" office:value-type="float" office:value="-0.001656805" calcext:value-type="float">
            <text:p>-0,001656805</text:p>
          </table:table-cell>
          <table:table-cell table:formula="of:=[.F130]-[.F1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89651" calcext:value-type="float">
            <text:p>8,97E-08</text:p>
          </table:table-cell>
          <table:table-cell table:style-name="ce4" office:value-type="float" office:value="0.000000375466" calcext:value-type="float">
            <text:p>3,75E-07</text:p>
          </table:table-cell>
          <table:table-cell table:style-name="ce4" office:value-type="float" office:value="0.0000004068" calcext:value-type="float">
            <text:p>4,07E-07</text:p>
          </table:table-cell>
          <table:table-cell table:style-name="ce4" office:value-type="float" office:value="-0.000000420058" calcext:value-type="float">
            <text:p>-4,20E-07</text:p>
          </table:table-cell>
          <table:table-cell table:style-name="ce4" office:value-type="float" office:value="-0.00000036817" calcext:value-type="float">
            <text:p>-3,68E-07</text:p>
          </table:table-cell>
          <table:table-cell table:style-name="ce4" office:value-type="float" office:value="0.000000286462" calcext:value-type="float">
            <text:p>2,86E-07</text:p>
          </table:table-cell>
          <table:table-cell table:style-name="ce4" office:value-type="float" office:value="0.000000244171" calcext:value-type="float">
            <text:p>2,44E-07</text:p>
          </table:table-cell>
          <table:table-cell office:value-type="float" office:value="0.00500000129875735" calcext:value-type="float">
            <text:p>0,005000001298757</text:p>
          </table:table-cell>
          <table:table-cell office:value-type="float" office:value="0.00500000127158204" calcext:value-type="float">
            <text:p>0,005000001271582</text:p>
          </table:table-cell>
          <table:table-cell office:value-type="float" office:value="0.00500000116427679" calcext:value-type="float">
            <text:p>0,005000001164277</text:p>
          </table:table-cell>
          <table:table-cell office:value-type="float" office:value="0.00500000105430408" calcext:value-type="float">
            <text:p>0,005000001054304</text:p>
          </table:table-cell>
          <table:table-cell office:value-type="float" office:value="0.00500000116203498" calcext:value-type="float">
            <text:p>0,005000001162035</text:p>
          </table:table-cell>
          <table:table-cell office:value-type="float" office:value="0.00500000125185047" calcext:value-type="float">
            <text:p>0,00500000125185</text:p>
          </table:table-cell>
          <table:table-cell office:value-type="float" office:value="0.00500000118521937" calcext:value-type="float">
            <text:p>0,005000001185219</text:p>
          </table:table-cell>
          <table:table-cell office:value-type="float" office:value="0.00500000113095019" calcext:value-type="float">
            <text:p>0,00500000113095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3" calcext:value-type="float">
            <text:p>1,3</text:p>
          </table:table-cell>
          <table:table-cell office:value-type="float" office:value="0.006656806" calcext:value-type="float">
            <text:p>0,006656806</text:p>
          </table:table-cell>
          <table:table-cell table:formula="of:=AVERAGE([.E131:.F131])" office:value-type="float" office:value="0.0000000342517248824611" calcext:value-type="float">
            <text:p>3,43E-08</text:p>
          </table:table-cell>
          <table:table-cell office:value-type="float" office:value="0.0000000685034497649222" calcext:value-type="float">
            <text:p>6,85E-08</text:p>
          </table:table-cell>
          <table:table-cell office:value-type="float" office:value="0" calcext:value-type="float">
            <text:p>0</text:p>
          </table:table-cell>
          <table:table-cell table:formula="of:=[.C131]-[.C132]" office:value-type="float" office:value="0" calcext:value-type="float">
            <text:p>0</text:p>
          </table:table-cell>
          <table:table-cell table:formula="of:=[.F131]-[.F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66399" calcext:value-type="float">
            <text:p>6,64E-08</text:p>
          </table:table-cell>
          <table:table-cell table:style-name="ce4" office:value-type="float" office:value="0.000000278132" calcext:value-type="float">
            <text:p>2,78E-07</text:p>
          </table:table-cell>
          <table:table-cell table:style-name="ce4" office:value-type="float" office:value="0.000000301336" calcext:value-type="float">
            <text:p>3,01E-07</text:p>
          </table:table-cell>
          <table:table-cell table:style-name="ce4" office:value-type="float" office:value="-0.000000311161" calcext:value-type="float">
            <text:p>-3,11E-07</text:p>
          </table:table-cell>
          <table:table-cell table:style-name="ce4" office:value-type="float" office:value="-0.000000272711" calcext:value-type="float">
            <text:p>-2,73E-07</text:p>
          </table:table-cell>
          <table:table-cell table:style-name="ce4" office:value-type="float" office:value="0.00000021219" calcext:value-type="float">
            <text:p>2,12E-07</text:p>
          </table:table-cell>
          <table:table-cell table:style-name="ce4" office:value-type="float" office:value="0.000000180868" calcext:value-type="float">
            <text:p>1,81E-07</text:p>
          </table:table-cell>
          <table:table-cell office:value-type="float" office:value="0.00665680601455333" calcext:value-type="float">
            <text:p>0,006656806014553</text:p>
          </table:table-cell>
          <table:table-cell office:value-type="float" office:value="0.00665680598775699" calcext:value-type="float">
            <text:p>0,006656805987757</text:p>
          </table:table-cell>
          <table:table-cell office:value-type="float" office:value="0.00665680588193001" calcext:value-type="float">
            <text:p>0,00665680588193</text:p>
          </table:table-cell>
          <table:table-cell office:value-type="float" office:value="0.00665680577347452" calcext:value-type="float">
            <text:p>0,006656805773475</text:p>
          </table:table-cell>
          <table:table-cell office:value-type="float" office:value="0.0066568058797204" calcext:value-type="float">
            <text:p>0,00665680587972</text:p>
          </table:table-cell>
          <table:table-cell office:value-type="float" office:value="0.00665680596829324" calcext:value-type="float">
            <text:p>0,006656805968293</text:p>
          </table:table-cell>
          <table:table-cell office:value-type="float" office:value="0.00665680590258338" calcext:value-type="float">
            <text:p>0,006656805902583</text:p>
          </table:table-cell>
          <table:table-cell office:value-type="float" office:value="0.00665680584906329" calcext:value-type="float">
            <text:p>0,006656805849063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3" calcext:value-type="float">
            <text:p>1,3</text:p>
          </table:table-cell>
          <table:table-cell office:value-type="float" office:value="0.006656806" calcext:value-type="float">
            <text:p>0,006656806</text:p>
          </table:table-cell>
          <table:table-cell table:formula="of:=AVERAGE([.E132:.F132])" office:value-type="float" office:value="0.0000000342517248824611" calcext:value-type="float">
            <text:p>3,43E-08</text:p>
          </table:table-cell>
          <table:table-cell office:value-type="float" office:value="0.0000000685034497649222" calcext:value-type="float">
            <text:p>6,85E-08</text:p>
          </table:table-cell>
          <table:table-cell office:value-type="float" office:value="0" calcext:value-type="float">
            <text:p>0</text:p>
          </table:table-cell>
          <table:table-cell table:formula="of:=[.C132]-[.C133]" office:value-type="float" office:value="-0.007232084" calcext:value-type="float">
            <text:p>-0,007232084</text:p>
          </table:table-cell>
          <table:table-cell table:formula="of:=[.F132]-[.F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66399" calcext:value-type="float">
            <text:p>6,64E-08</text:p>
          </table:table-cell>
          <table:table-cell table:style-name="ce4" office:value-type="float" office:value="0.000000278132" calcext:value-type="float">
            <text:p>2,78E-07</text:p>
          </table:table-cell>
          <table:table-cell table:style-name="ce4" office:value-type="float" office:value="0.000000301336" calcext:value-type="float">
            <text:p>3,01E-07</text:p>
          </table:table-cell>
          <table:table-cell table:style-name="ce4" office:value-type="float" office:value="-0.000000311161" calcext:value-type="float">
            <text:p>-3,11E-07</text:p>
          </table:table-cell>
          <table:table-cell table:style-name="ce4" office:value-type="float" office:value="-0.000000272711" calcext:value-type="float">
            <text:p>-2,73E-07</text:p>
          </table:table-cell>
          <table:table-cell table:style-name="ce4" office:value-type="float" office:value="0.00000021219" calcext:value-type="float">
            <text:p>2,12E-07</text:p>
          </table:table-cell>
          <table:table-cell table:style-name="ce4" office:value-type="float" office:value="0.000000180868" calcext:value-type="float">
            <text:p>1,81E-07</text:p>
          </table:table-cell>
          <table:table-cell office:value-type="float" office:value="0.00665680601455333" calcext:value-type="float">
            <text:p>0,006656806014553</text:p>
          </table:table-cell>
          <table:table-cell office:value-type="float" office:value="0.00665680598775699" calcext:value-type="float">
            <text:p>0,006656805987757</text:p>
          </table:table-cell>
          <table:table-cell office:value-type="float" office:value="0.00665680588193001" calcext:value-type="float">
            <text:p>0,00665680588193</text:p>
          </table:table-cell>
          <table:table-cell office:value-type="float" office:value="0.00665680577347452" calcext:value-type="float">
            <text:p>0,006656805773475</text:p>
          </table:table-cell>
          <table:table-cell office:value-type="float" office:value="0.0066568058797204" calcext:value-type="float">
            <text:p>0,00665680587972</text:p>
          </table:table-cell>
          <table:table-cell office:value-type="float" office:value="0.00665680596829324" calcext:value-type="float">
            <text:p>0,006656805968293</text:p>
          </table:table-cell>
          <table:table-cell office:value-type="float" office:value="0.00665680590258338" calcext:value-type="float">
            <text:p>0,006656805902583</text:p>
          </table:table-cell>
          <table:table-cell office:value-type="float" office:value="0.00665680584906329" calcext:value-type="float">
            <text:p>0,006656805849063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5" calcext:value-type="float">
            <text:p>1,5</text:p>
          </table:table-cell>
          <table:table-cell office:value-type="float" office:value="0.01388889" calcext:value-type="float">
            <text:p>0,01388889</text:p>
          </table:table-cell>
          <table:table-cell table:formula="of:=AVERAGE([.E133:.F133])" office:value-type="float" office:value="0.0000000154133056671502" calcext:value-type="float">
            <text:p>1,54E-08</text:p>
          </table:table-cell>
          <table:table-cell office:value-type="float" office:value="0.0000000308266113343004" calcext:value-type="float">
            <text:p>3,08E-08</text:p>
          </table:table-cell>
          <table:table-cell office:value-type="float" office:value="0" calcext:value-type="float">
            <text:p>0</text:p>
          </table:table-cell>
          <table:table-cell table:formula="of:=[.C133]-[.C134]" office:value-type="float" office:value="0" calcext:value-type="float">
            <text:p>0</text:p>
          </table:table-cell>
          <table:table-cell table:formula="of:=[.F133]-[.F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2988" calcext:value-type="float">
            <text:p>2,99E-08</text:p>
          </table:table-cell>
          <table:table-cell table:style-name="ce4" office:value-type="float" office:value="0.000000125162" calcext:value-type="float">
            <text:p>1,25E-07</text:p>
          </table:table-cell>
          <table:table-cell table:style-name="ce4" office:value-type="float" office:value="-0.00000005743" calcext:value-type="float">
            <text:p>-5,74E-08</text:p>
          </table:table-cell>
          <table:table-cell table:style-name="ce4" office:value-type="float" office:value="0.000000063449" calcext:value-type="float">
            <text:p>6,34E-08</text:p>
          </table:table-cell>
          <table:table-cell table:style-name="ce4" office:value-type="float" office:value="-0.000000122724" calcext:value-type="float">
            <text:p>-1,23E-07</text:p>
          </table:table-cell>
          <table:table-cell table:style-name="ce4" office:value-type="float" office:value="0.000000095483" calcext:value-type="float">
            <text:p>9,55E-08</text:p>
          </table:table-cell>
          <table:table-cell table:style-name="ce4" office:value-type="float" office:value="0.000000081392" calcext:value-type="float">
            <text:p>8,14E-08</text:p>
          </table:table-cell>
          <table:table-cell office:value-type="float" office:value="0.0138888900914421" calcext:value-type="float">
            <text:p>0,013888890091442</text:p>
          </table:table-cell>
          <table:table-cell office:value-type="float" office:value="0.0138888900662826" calcext:value-type="float">
            <text:p>0,013888890066283</text:p>
          </table:table-cell>
          <table:table-cell office:value-type="float" office:value="0.0138888899669208" calcext:value-type="float">
            <text:p>0,013888889966921</text:p>
          </table:table-cell>
          <table:table-cell office:value-type="float" office:value="0.0138888900100467" calcext:value-type="float">
            <text:p>0,013888890010047</text:p>
          </table:table-cell>
          <table:table-cell office:value-type="float" office:value="0.0138888899648449" calcext:value-type="float">
            <text:p>0,013888889964845</text:p>
          </table:table-cell>
          <table:table-cell office:value-type="float" office:value="0.0138888900480079" calcext:value-type="float">
            <text:p>0,013888890048008</text:p>
          </table:table-cell>
          <table:table-cell office:value-type="float" office:value="0.0138888899863151" calcext:value-type="float">
            <text:p>0,013888889986315</text:p>
          </table:table-cell>
          <table:table-cell office:value-type="float" office:value="0.0138888899360651" calcext:value-type="float">
            <text:p>0,013888889936065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.5" calcext:value-type="float">
            <text:p>1,5</text:p>
          </table:table-cell>
          <table:table-cell office:value-type="float" office:value="0.01388889" calcext:value-type="float">
            <text:p>0,01388889</text:p>
          </table:table-cell>
          <table:table-cell table:formula="of:=AVERAGE([.E134:.F134])" office:value-type="float" office:value="0.0000000154133056671502" calcext:value-type="float">
            <text:p>1,54E-08</text:p>
          </table:table-cell>
          <table:table-cell office:value-type="float" office:value="0.0000000308266113343004" calcext:value-type="float">
            <text:p>3,08E-08</text:p>
          </table:table-cell>
          <table:table-cell office:value-type="float" office:value="0" calcext:value-type="float">
            <text:p>0</text:p>
          </table:table-cell>
          <table:table-cell table:formula="of:=[.C134]-[.C135]" office:value-type="float" office:value="-0.006944445" calcext:value-type="float">
            <text:p>-0,006944445</text:p>
          </table:table-cell>
          <table:table-cell table:formula="of:=[.F134]-[.F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2988" calcext:value-type="float">
            <text:p>2,99E-08</text:p>
          </table:table-cell>
          <table:table-cell table:style-name="ce4" office:value-type="float" office:value="0.000000125162" calcext:value-type="float">
            <text:p>1,25E-07</text:p>
          </table:table-cell>
          <table:table-cell table:style-name="ce4" office:value-type="float" office:value="-0.00000005743" calcext:value-type="float">
            <text:p>-5,74E-08</text:p>
          </table:table-cell>
          <table:table-cell table:style-name="ce4" office:value-type="float" office:value="0.000000063449" calcext:value-type="float">
            <text:p>6,34E-08</text:p>
          </table:table-cell>
          <table:table-cell table:style-name="ce4" office:value-type="float" office:value="-0.000000122724" calcext:value-type="float">
            <text:p>-1,23E-07</text:p>
          </table:table-cell>
          <table:table-cell table:style-name="ce4" office:value-type="float" office:value="0.000000095483" calcext:value-type="float">
            <text:p>9,55E-08</text:p>
          </table:table-cell>
          <table:table-cell table:style-name="ce4" office:value-type="float" office:value="0.000000081392" calcext:value-type="float">
            <text:p>8,14E-08</text:p>
          </table:table-cell>
          <table:table-cell office:value-type="float" office:value="0.0138888900914421" calcext:value-type="float">
            <text:p>0,013888890091442</text:p>
          </table:table-cell>
          <table:table-cell office:value-type="float" office:value="0.0138888900662826" calcext:value-type="float">
            <text:p>0,013888890066283</text:p>
          </table:table-cell>
          <table:table-cell office:value-type="float" office:value="0.0138888899669208" calcext:value-type="float">
            <text:p>0,013888889966921</text:p>
          </table:table-cell>
          <table:table-cell office:value-type="float" office:value="0.0138888900100467" calcext:value-type="float">
            <text:p>0,013888890010047</text:p>
          </table:table-cell>
          <table:table-cell office:value-type="float" office:value="0.0138888899648449" calcext:value-type="float">
            <text:p>0,013888889964845</text:p>
          </table:table-cell>
          <table:table-cell office:value-type="float" office:value="0.0138888900480079" calcext:value-type="float">
            <text:p>0,013888890048008</text:p>
          </table:table-cell>
          <table:table-cell office:value-type="float" office:value="0.0138888899863151" calcext:value-type="float">
            <text:p>0,013888889986315</text:p>
          </table:table-cell>
          <table:table-cell office:value-type="float" office:value="0.0138888899360651" calcext:value-type="float">
            <text:p>0,013888889936065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2" calcext:value-type="float">
            <text:p>1,2</text:p>
          </table:table-cell>
          <table:table-cell office:value-type="float" office:value="0.020833335" calcext:value-type="float">
            <text:p>0,020833335</text:p>
          </table:table-cell>
          <table:table-cell table:formula="of:=AVERAGE([.E135:.F135])" office:value-type="float" office:value="0.0000000110176822684133" calcext:value-type="float">
            <text:p>1,10E-08</text:p>
          </table:table-cell>
          <table:table-cell office:value-type="float" office:value="0.0000000220353645368265" calcext:value-type="float">
            <text:p>2,20E-08</text:p>
          </table:table-cell>
          <table:table-cell office:value-type="float" office:value="0" calcext:value-type="float">
            <text:p>0</text:p>
          </table:table-cell>
          <table:table-cell table:formula="of:=[.C135]-[.C136]" office:value-type="float" office:value="0" calcext:value-type="float">
            <text:p>0</text:p>
          </table:table-cell>
          <table:table-cell table:formula="of:=[.F135]-[.F1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21758" calcext:value-type="float">
            <text:p>2,18E-08</text:p>
          </table:table-cell>
          <table:table-cell table:style-name="ce4" office:value-type="float" office:value="0.000000090029" calcext:value-type="float">
            <text:p>9,00E-08</text:p>
          </table:table-cell>
          <table:table-cell table:style-name="ce4" office:value-type="float" office:value="0.000000098286" calcext:value-type="float">
            <text:p>9,83E-08</text:p>
          </table:table-cell>
          <table:table-cell table:style-name="ce4" office:value-type="float" office:value="-0.000000100339" calcext:value-type="float">
            <text:p>-1,00E-07</text:p>
          </table:table-cell>
          <table:table-cell table:style-name="ce4" office:value-type="float" office:value="-0.000000090001" calcext:value-type="float">
            <text:p>-9,00E-08</text:p>
          </table:table-cell>
          <table:table-cell table:style-name="ce4" office:value-type="float" office:value="0.000000068839" calcext:value-type="float">
            <text:p>6,88E-08</text:p>
          </table:table-cell>
          <table:table-cell table:style-name="ce4" office:value-type="float" office:value="0.000000057437" calcext:value-type="float">
            <text:p>5,74E-08</text:p>
          </table:table-cell>
          <table:table-cell office:value-type="float" office:value="0.0208333346298145" calcext:value-type="float">
            <text:p>0,020833334629815</text:p>
          </table:table-cell>
          <table:table-cell office:value-type="float" office:value="0.0208333346023339" calcext:value-type="float">
            <text:p>0,020833334602334</text:p>
          </table:table-cell>
          <table:table-cell office:value-type="float" office:value="0.020833334495127" calcext:value-type="float">
            <text:p>0,020833334495127</text:p>
          </table:table-cell>
          <table:table-cell office:value-type="float" office:value="0.020833334384417" calcext:value-type="float">
            <text:p>0,020833334384417</text:p>
          </table:table-cell>
          <table:table-cell office:value-type="float" office:value="0.0208333344916408" calcext:value-type="float">
            <text:p>0,020833334491641</text:p>
          </table:table-cell>
          <table:table-cell office:value-type="float" office:value="0.020833334583123" calcext:value-type="float">
            <text:p>0,020833334583123</text:p>
          </table:table-cell>
          <table:table-cell office:value-type="float" office:value="0.0208333345164065" calcext:value-type="float">
            <text:p>0,020833334516407</text:p>
          </table:table-cell>
          <table:table-cell office:value-type="float" office:value="0.0208333344632155" calcext:value-type="float">
            <text:p>0,020833334463216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2" calcext:value-type="float">
            <text:p>1,2</text:p>
          </table:table-cell>
          <table:table-cell office:value-type="float" office:value="0.020833335" calcext:value-type="float">
            <text:p>0,020833335</text:p>
          </table:table-cell>
          <table:table-cell table:formula="of:=AVERAGE([.E136:.F136])" office:value-type="float" office:value="0.0000000110176822684133" calcext:value-type="float">
            <text:p>1,10E-08</text:p>
          </table:table-cell>
          <table:table-cell office:value-type="float" office:value="0.0000000220353645368265" calcext:value-type="float">
            <text:p>2,20E-08</text:p>
          </table:table-cell>
          <table:table-cell office:value-type="float" office:value="0" calcext:value-type="float">
            <text:p>0</text:p>
          </table:table-cell>
          <table:table-cell table:formula="of:=[.C136]-[.C137]" office:value-type="float" office:value="-0.004166666" calcext:value-type="float">
            <text:p>-0,004166666</text:p>
          </table:table-cell>
          <table:table-cell table:formula="of:=[.F136]-[.F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21758" calcext:value-type="float">
            <text:p>2,18E-08</text:p>
          </table:table-cell>
          <table:table-cell table:style-name="ce4" office:value-type="float" office:value="0.000000090029" calcext:value-type="float">
            <text:p>9,00E-08</text:p>
          </table:table-cell>
          <table:table-cell table:style-name="ce4" office:value-type="float" office:value="0.000000098286" calcext:value-type="float">
            <text:p>9,83E-08</text:p>
          </table:table-cell>
          <table:table-cell table:style-name="ce4" office:value-type="float" office:value="-0.000000100339" calcext:value-type="float">
            <text:p>-1,00E-07</text:p>
          </table:table-cell>
          <table:table-cell table:style-name="ce4" office:value-type="float" office:value="-0.000000090001" calcext:value-type="float">
            <text:p>-9,00E-08</text:p>
          </table:table-cell>
          <table:table-cell table:style-name="ce4" office:value-type="float" office:value="0.000000068839" calcext:value-type="float">
            <text:p>6,88E-08</text:p>
          </table:table-cell>
          <table:table-cell table:style-name="ce4" office:value-type="float" office:value="0.000000057437" calcext:value-type="float">
            <text:p>5,74E-08</text:p>
          </table:table-cell>
          <table:table-cell office:value-type="float" office:value="0.0208333346298145" calcext:value-type="float">
            <text:p>0,020833334629815</text:p>
          </table:table-cell>
          <table:table-cell office:value-type="float" office:value="0.0208333346023339" calcext:value-type="float">
            <text:p>0,020833334602334</text:p>
          </table:table-cell>
          <table:table-cell office:value-type="float" office:value="0.020833334495127" calcext:value-type="float">
            <text:p>0,020833334495127</text:p>
          </table:table-cell>
          <table:table-cell office:value-type="float" office:value="0.020833334384417" calcext:value-type="float">
            <text:p>0,020833334384417</text:p>
          </table:table-cell>
          <table:table-cell office:value-type="float" office:value="0.0208333344916408" calcext:value-type="float">
            <text:p>0,020833334491641</text:p>
          </table:table-cell>
          <table:table-cell office:value-type="float" office:value="0.020833334583123" calcext:value-type="float">
            <text:p>0,020833334583123</text:p>
          </table:table-cell>
          <table:table-cell office:value-type="float" office:value="0.0208333345164065" calcext:value-type="float">
            <text:p>0,020833334516407</text:p>
          </table:table-cell>
          <table:table-cell office:value-type="float" office:value="0.0208333344632155" calcext:value-type="float">
            <text:p>0,020833334463216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25" calcext:value-type="float">
            <text:p>1,25</text:p>
          </table:table-cell>
          <table:table-cell office:value-type="float" office:value="0.025000001" calcext:value-type="float">
            <text:p>0,025000001</text:p>
          </table:table-cell>
          <table:table-cell table:formula="of:=AVERAGE([.E137:.F137])" office:value-type="float" office:value="0.0000000088141239033653" calcext:value-type="float">
            <text:p>8,81E-09</text:p>
          </table:table-cell>
          <table:table-cell office:value-type="float" office:value="0.0000000176282478067306" calcext:value-type="float">
            <text:p>1,76E-08</text:p>
          </table:table-cell>
          <table:table-cell office:value-type="float" office:value="0" calcext:value-type="float">
            <text:p>0</text:p>
          </table:table-cell>
          <table:table-cell table:formula="of:=[.C137]-[.C138]" office:value-type="float" office:value="0" calcext:value-type="float">
            <text:p>0</text:p>
          </table:table-cell>
          <table:table-cell table:formula="of:=[.F137]-[.F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17406" calcext:value-type="float">
            <text:p>1,74E-08</text:p>
          </table:table-cell>
          <table:table-cell table:style-name="ce4" office:value-type="float" office:value="0.000000072025" calcext:value-type="float">
            <text:p>7,20E-08</text:p>
          </table:table-cell>
          <table:table-cell table:style-name="ce4" office:value-type="float" office:value="-0.000000032217" calcext:value-type="float">
            <text:p>-3,22E-08</text:p>
          </table:table-cell>
          <table:table-cell table:style-name="ce4" office:value-type="float" office:value="0.000000036569" calcext:value-type="float">
            <text:p>3,66E-08</text:p>
          </table:table-cell>
          <table:table-cell table:style-name="ce4" office:value-type="float" office:value="-0.000000072001" calcext:value-type="float">
            <text:p>-7,20E-08</text:p>
          </table:table-cell>
          <table:table-cell table:style-name="ce4" office:value-type="float" office:value="0.000000055073" calcext:value-type="float">
            <text:p>5,51E-08</text:p>
          </table:table-cell>
          <table:table-cell table:style-name="ce4" office:value-type="float" office:value="0.000000045948" calcext:value-type="float">
            <text:p>4,59E-08</text:p>
          </table:table-cell>
          <table:table-cell office:value-type="float" office:value="0.0250000012446221" calcext:value-type="float">
            <text:p>0,025000001244622</text:p>
          </table:table-cell>
          <table:table-cell office:value-type="float" office:value="0.0250000012182417" calcext:value-type="float">
            <text:p>0,025000001218242</text:p>
          </table:table-cell>
          <table:table-cell office:value-type="float" office:value="0.0250000011153216" calcext:value-type="float">
            <text:p>0,025000001115322</text:p>
          </table:table-cell>
          <table:table-cell office:value-type="float" office:value="0.0250000011588689" calcext:value-type="float">
            <text:p>0,025000001158869</text:p>
          </table:table-cell>
          <table:table-cell office:value-type="float" office:value="0.0250000011119748" calcext:value-type="float">
            <text:p>0,025000001111975</text:p>
          </table:table-cell>
          <table:table-cell office:value-type="float" office:value="0.0250000011997986" calcext:value-type="float">
            <text:p>0,025000001199799</text:p>
          </table:table-cell>
          <table:table-cell office:value-type="float" office:value="0.025000001135749" calcext:value-type="float">
            <text:p>0,025000001135749</text:p>
          </table:table-cell>
          <table:table-cell office:value-type="float" office:value="0.0250000010846874" calcext:value-type="float">
            <text:p>0,025000001084687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25000001" calcext:value-type="float">
            <text:p>0,025000001</text:p>
          </table:table-cell>
          <table:table-cell table:formula="of:=AVERAGE([.E138:.F138])" office:value-type="float" office:value="0.0000000088141239033653" calcext:value-type="float">
            <text:p>8,81E-09</text:p>
          </table:table-cell>
          <table:table-cell office:value-type="float" office:value="0.0000000176282478067306" calcext:value-type="float">
            <text:p>1,76E-08</text:p>
          </table:table-cell>
          <table:table-cell office:value-type="float" office:value="0" calcext:value-type="float">
            <text:p>0</text:p>
          </table:table-cell>
          <table:table-cell table:formula="of:=[.C138]-[.C139]" office:value-type="float" office:value="-0.243999998" calcext:value-type="float">
            <text:p>-0,243999998</text:p>
          </table:table-cell>
          <table:table-cell table:formula="of:=[.F138]-[.F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17406" calcext:value-type="float">
            <text:p>1,74E-08</text:p>
          </table:table-cell>
          <table:table-cell table:style-name="ce4" office:value-type="float" office:value="0.000000072025" calcext:value-type="float">
            <text:p>7,20E-08</text:p>
          </table:table-cell>
          <table:table-cell table:style-name="ce4" office:value-type="float" office:value="-0.000000032217" calcext:value-type="float">
            <text:p>-3,22E-08</text:p>
          </table:table-cell>
          <table:table-cell table:style-name="ce4" office:value-type="float" office:value="0.000000036569" calcext:value-type="float">
            <text:p>3,66E-08</text:p>
          </table:table-cell>
          <table:table-cell table:style-name="ce4" office:value-type="float" office:value="-0.000000072001" calcext:value-type="float">
            <text:p>-7,20E-08</text:p>
          </table:table-cell>
          <table:table-cell table:style-name="ce4" office:value-type="float" office:value="0.000000055073" calcext:value-type="float">
            <text:p>5,51E-08</text:p>
          </table:table-cell>
          <table:table-cell table:style-name="ce4" office:value-type="float" office:value="0.000000045948" calcext:value-type="float">
            <text:p>4,59E-08</text:p>
          </table:table-cell>
          <table:table-cell office:value-type="float" office:value="0.0250000012446221" calcext:value-type="float">
            <text:p>0,025000001244622</text:p>
          </table:table-cell>
          <table:table-cell office:value-type="float" office:value="0.0250000012182417" calcext:value-type="float">
            <text:p>0,025000001218242</text:p>
          </table:table-cell>
          <table:table-cell office:value-type="float" office:value="0.0250000011153216" calcext:value-type="float">
            <text:p>0,025000001115322</text:p>
          </table:table-cell>
          <table:table-cell office:value-type="float" office:value="0.0250000011588689" calcext:value-type="float">
            <text:p>0,025000001158869</text:p>
          </table:table-cell>
          <table:table-cell office:value-type="float" office:value="0.0250000011119748" calcext:value-type="float">
            <text:p>0,025000001111975</text:p>
          </table:table-cell>
          <table:table-cell office:value-type="float" office:value="0.0250000011997986" calcext:value-type="float">
            <text:p>0,025000001199799</text:p>
          </table:table-cell>
          <table:table-cell office:value-type="float" office:value="0.025000001135749" calcext:value-type="float">
            <text:p>0,025000001135749</text:p>
          </table:table-cell>
          <table:table-cell office:value-type="float" office:value="0.0250000010846874" calcext:value-type="float">
            <text:p>0,025000001084687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0.268999999" calcext:value-type="float">
            <text:p>0,268999999</text:p>
          </table:table-cell>
          <table:table-cell table:formula="of:=AVERAGE([.E139:.F139])" office:value-type="float" office:value="0.00000000000324725376160456" calcext:value-type="float">
            <text:p>3,25E-12</text:p>
          </table:table-cell>
          <table:table-cell office:value-type="float" office:value="0.00000000000649450752320912" calcext:value-type="float">
            <text:p>6,49E-12</text:p>
          </table:table-cell>
          <table:table-cell office:value-type="float" office:value="0" calcext:value-type="float">
            <text:p>0</text:p>
          </table:table-cell>
          <table:table-cell table:formula="of:=[.C139]-[.C140]" office:value-type="float" office:value="0.061785645" calcext:value-type="float">
            <text:p>0,061785645</text:p>
          </table:table-cell>
          <table:table-cell table:formula="of:=[.F139]-[.F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473" calcext:value-type="float">
            <text:p>-1,47E-09</text:p>
          </table:table-cell>
          <table:table-cell table:style-name="ce4" office:value-type="float" office:value="-0.000000006326" calcext:value-type="float">
            <text:p>-6,33E-09</text:p>
          </table:table-cell>
          <table:table-cell table:style-name="ce4" office:value-type="float" office:value="0.000000003042" calcext:value-type="float">
            <text:p>3,04E-09</text:p>
          </table:table-cell>
          <table:table-cell table:style-name="ce4" office:value-type="float" office:value="-0.000000003195" calcext:value-type="float">
            <text:p>-3,20E-09</text:p>
          </table:table-cell>
          <table:table-cell table:style-name="ce4" office:value-type="float" office:value="0.000000005968" calcext:value-type="float">
            <text:p>5,97E-09</text:p>
          </table:table-cell>
          <table:table-cell table:style-name="ce4" office:value-type="float" office:value="-0.000000004803" calcext:value-type="float">
            <text:p>-4,80E-09</text:p>
          </table:table-cell>
          <table:table-cell table:style-name="ce4" office:value-type="float" office:value="0.000000008659" calcext:value-type="float">
            <text:p>8,66E-09</text:p>
          </table:table-cell>
          <table:table-cell office:value-type="float" office:value="0.268999998821376" calcext:value-type="float">
            <text:p>0,268999998821376</text:p>
          </table:table-cell>
          <table:table-cell office:value-type="float" office:value="0.2689999988454" calcext:value-type="float">
            <text:p>0,2689999988454</text:p>
          </table:table-cell>
          <table:table-cell office:value-type="float" office:value="0.268999998942664" calcext:value-type="float">
            <text:p>0,268999998942664</text:p>
          </table:table-cell>
          <table:table-cell office:value-type="float" office:value="0.268999998898415" calcext:value-type="float">
            <text:p>0,268999998898415</text:p>
          </table:table-cell>
          <table:table-cell office:value-type="float" office:value="0.268999998942497" calcext:value-type="float">
            <text:p>0,268999998942497</text:p>
          </table:table-cell>
          <table:table-cell office:value-type="float" office:value="0.268999998864174" calcext:value-type="float">
            <text:p>0,268999998864174</text:p>
          </table:table-cell>
          <table:table-cell office:value-type="float" office:value="0.26899999892428" calcext:value-type="float">
            <text:p>0,26899999892428</text:p>
          </table:table-cell>
          <table:table-cell office:value-type="float" office:value="0.268999998820742" calcext:value-type="float">
            <text:p>0,268999998820742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07214354" calcext:value-type="float">
            <text:p>0,207214354</text:p>
          </table:table-cell>
          <table:table-cell table:formula="of:=AVERAGE([.E140:.F140])" office:value-type="float" office:value="-0.0000000000311307452563" calcext:value-type="float">
            <text:p>-3,11E-11</text:p>
          </table:table-cell>
          <table:table-cell office:value-type="float" office:value="-0.0000000000622614905125999" calcext:value-type="float">
            <text:p>-6,23E-11</text:p>
          </table:table-cell>
          <table:table-cell office:value-type="float" office:value="0" calcext:value-type="float">
            <text:p>0</text:p>
          </table:table-cell>
          <table:table-cell table:formula="of:=[.C140]-[.C141]" office:value-type="float" office:value="0.045933105" calcext:value-type="float">
            <text:p>0,045933105</text:p>
          </table:table-cell>
          <table:table-cell table:formula="of:=[.F140]-[.F1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776" calcext:value-type="float">
            <text:p>-1,78E-09</text:p>
          </table:table-cell>
          <table:table-cell table:style-name="ce4" office:value-type="float" office:value="-0.000000008172" calcext:value-type="float">
            <text:p>-8,17E-09</text:p>
          </table:table-cell>
          <table:table-cell table:style-name="ce4" office:value-type="float" office:value="0.000000004423" calcext:value-type="float">
            <text:p>4,42E-09</text:p>
          </table:table-cell>
          <table:table-cell table:style-name="ce4" office:value-type="float" office:value="-0.000000004078" calcext:value-type="float">
            <text:p>-4,08E-09</text:p>
          </table:table-cell>
          <table:table-cell table:style-name="ce4" office:value-type="float" office:value="0.00000000688" calcext:value-type="float">
            <text:p>6,88E-09</text:p>
          </table:table-cell>
          <table:table-cell table:style-name="ce4" office:value-type="float" office:value="-0.00000000612" calcext:value-type="float">
            <text:p>-6,12E-09</text:p>
          </table:table-cell>
          <table:table-cell table:style-name="ce4" office:value-type="float" office:value="0.000000010601" calcext:value-type="float">
            <text:p>1,06E-08</text:p>
          </table:table-cell>
          <table:table-cell office:value-type="float" office:value="0.207214354291785" calcext:value-type="float">
            <text:p>0,207214354291785</text:p>
          </table:table-cell>
          <table:table-cell office:value-type="float" office:value="0.207214354314097" calcext:value-type="float">
            <text:p>0,207214354314097</text:p>
          </table:table-cell>
          <table:table-cell office:value-type="float" office:value="0.207214354410892" calcext:value-type="float">
            <text:p>0,207214354410892</text:p>
          </table:table-cell>
          <table:table-cell office:value-type="float" office:value="0.207214354361344" calcext:value-type="float">
            <text:p>0,207214354361344</text:p>
          </table:table-cell>
          <table:table-cell office:value-type="float" office:value="0.207214354404685" calcext:value-type="float">
            <text:p>0,207214354404685</text:p>
          </table:table-cell>
          <table:table-cell office:value-type="float" office:value="0.207214354335124" calcext:value-type="float">
            <text:p>0,207214354335124</text:p>
          </table:table-cell>
          <table:table-cell office:value-type="float" office:value="0.207214354394115" calcext:value-type="float">
            <text:p>0,207214354394115</text:p>
          </table:table-cell>
          <table:table-cell office:value-type="float" office:value="0.207214354296467" calcext:value-type="float">
            <text:p>0,207214354296467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161281249" calcext:value-type="float">
            <text:p>0,161281249</text:p>
          </table:table-cell>
          <table:table-cell table:formula="of:=AVERAGE([.E141:.F141])" office:value-type="float" office:value="-0.0000000000326068392220413" calcext:value-type="float">
            <text:p>-3,26E-11</text:p>
          </table:table-cell>
          <table:table-cell office:value-type="float" office:value="-0.0000000000652136784440825" calcext:value-type="float">
            <text:p>-6,52E-11</text:p>
          </table:table-cell>
          <table:table-cell office:value-type="float" office:value="0" calcext:value-type="float">
            <text:p>0</text:p>
          </table:table-cell>
          <table:table-cell table:formula="of:=[.C141]-[.C142]" office:value-type="float" office:value="0.132435094" calcext:value-type="float">
            <text:p>0,132435094</text:p>
          </table:table-cell>
          <table:table-cell table:formula="of:=[.F141]-[.F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287" calcext:value-type="float">
            <text:p>-2,29E-09</text:p>
          </table:table-cell>
          <table:table-cell table:style-name="ce4" office:value-type="float" office:value="-0.000000010408" calcext:value-type="float">
            <text:p>-1,04E-08</text:p>
          </table:table-cell>
          <table:table-cell table:style-name="ce4" office:value-type="float" office:value="0.000000005534" calcext:value-type="float">
            <text:p>5,53E-09</text:p>
          </table:table-cell>
          <table:table-cell table:style-name="ce4" office:value-type="float" office:value="-0.000000005204" calcext:value-type="float">
            <text:p>-5,20E-09</text:p>
          </table:table-cell>
          <table:table-cell table:style-name="ce4" office:value-type="float" office:value="0.000000008928" calcext:value-type="float">
            <text:p>8,93E-09</text:p>
          </table:table-cell>
          <table:table-cell table:style-name="ce4" office:value-type="float" office:value="-0.000000007811" calcext:value-type="float">
            <text:p>-7,81E-09</text:p>
          </table:table-cell>
          <table:table-cell table:style-name="ce4" office:value-type="float" office:value="0.000000013619" calcext:value-type="float">
            <text:p>1,36E-08</text:p>
          </table:table-cell>
          <table:table-cell office:value-type="float" office:value="0.161281248833952" calcext:value-type="float">
            <text:p>0,161281248833952</text:p>
          </table:table-cell>
          <table:table-cell office:value-type="float" office:value="0.161281248856313" calcext:value-type="float">
            <text:p>0,161281248856313</text:p>
          </table:table-cell>
          <table:table-cell office:value-type="float" office:value="0.161281248952259" calcext:value-type="float">
            <text:p>0,161281248952259</text:p>
          </table:table-cell>
          <table:table-cell office:value-type="float" office:value="0.161281248904001" calcext:value-type="float">
            <text:p>0,161281248904001</text:p>
          </table:table-cell>
          <table:table-cell office:value-type="float" office:value="0.161281248947054" calcext:value-type="float">
            <text:p>0,161281248947054</text:p>
          </table:table-cell>
          <table:table-cell office:value-type="float" office:value="0.161281248876798" calcext:value-type="float">
            <text:p>0,161281248876798</text:p>
          </table:table-cell>
          <table:table-cell office:value-type="float" office:value="0.161281248935406" calcext:value-type="float">
            <text:p>0,161281248935406</text:p>
          </table:table-cell>
          <table:table-cell office:value-type="float" office:value="0.161281248837769" calcext:value-type="float">
            <text:p>0,161281248837769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3" calcext:value-type="float">
            <text:p>1,3</text:p>
          </table:table-cell>
          <table:table-cell office:value-type="float" office:value="0.028846155" calcext:value-type="float">
            <text:p>0,028846155</text:p>
          </table:table-cell>
          <table:table-cell table:formula="of:=AVERAGE([.E142:.F142])" office:value-type="float" office:value="-0.00000000017583751393753" calcext:value-type="float">
            <text:p>-1,76E-10</text:p>
          </table:table-cell>
          <table:table-cell office:value-type="float" office:value="-0.00000000035167502787506" calcext:value-type="float">
            <text:p>-3,52E-10</text:p>
          </table:table-cell>
          <table:table-cell office:value-type="float" office:value="-0" calcext:value-type="float">
            <text:p>0</text:p>
          </table:table-cell>
          <table:table-cell table:formula="of:=[.C142]-[.C143]" office:value-type="float" office:value="0" calcext:value-type="float">
            <text:p>0</text:p>
          </table:table-cell>
          <table:table-cell table:formula="of:=[.F142]-[.F1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14505" calcext:value-type="float">
            <text:p>1,45E-08</text:p>
          </table:table-cell>
          <table:table-cell table:style-name="ce4" office:value-type="float" office:value="0.00000006002" calcext:value-type="float">
            <text:p>6,00E-08</text:p>
          </table:table-cell>
          <table:table-cell table:style-name="ce4" office:value-type="float" office:value="-0.000000026847" calcext:value-type="float">
            <text:p>-2,68E-08</text:p>
          </table:table-cell>
          <table:table-cell table:style-name="ce4" office:value-type="float" office:value="0.000000030474" calcext:value-type="float">
            <text:p>3,05E-08</text:p>
          </table:table-cell>
          <table:table-cell table:style-name="ce4" office:value-type="float" office:value="-0.00000006" calcext:value-type="float">
            <text:p>-6,00E-08</text:p>
          </table:table-cell>
          <table:table-cell table:style-name="ce4" office:value-type="float" office:value="0.000000045893" calcext:value-type="float">
            <text:p>4,59E-08</text:p>
          </table:table-cell>
          <table:table-cell table:style-name="ce4" office:value-type="float" office:value="-0.000000084512" calcext:value-type="float">
            <text:p>-8,45E-08</text:p>
          </table:table-cell>
          <table:table-cell office:value-type="float" office:value="0.0288461550429055" calcext:value-type="float">
            <text:p>0,028846155042906</text:p>
          </table:table-cell>
          <table:table-cell office:value-type="float" office:value="0.02884615501754" calcext:value-type="float">
            <text:p>0,02884615501754</text:p>
          </table:table-cell>
          <table:table-cell office:value-type="float" office:value="0.0288461549185788" calcext:value-type="float">
            <text:p>0,028846154918579</text:p>
          </table:table-cell>
          <table:table-cell office:value-type="float" office:value="0.0288461549604508" calcext:value-type="float">
            <text:p>0,028846154960451</text:p>
          </table:table-cell>
          <table:table-cell office:value-type="float" office:value="0.0288461549153605" calcext:value-type="float">
            <text:p>0,028846154915361</text:p>
          </table:table-cell>
          <table:table-cell office:value-type="float" office:value="0.0288461549998054" calcext:value-type="float">
            <text:p>0,028846154999805</text:p>
          </table:table-cell>
          <table:table-cell office:value-type="float" office:value="0.0288461549382202" calcext:value-type="float">
            <text:p>0,02884615493822</text:p>
          </table:table-cell>
          <table:table-cell office:value-type="float" office:value="0.028846155046587" calcext:value-type="float">
            <text:p>0,028846155046587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3" calcext:value-type="float">
            <text:p>1,3</text:p>
          </table:table-cell>
          <table:table-cell office:value-type="float" office:value="0.028846155" calcext:value-type="float">
            <text:p>0,028846155</text:p>
          </table:table-cell>
          <table:table-cell table:formula="of:=AVERAGE([.E143:.F143])" office:value-type="float" office:value="-0.00000000017583751393753" calcext:value-type="float">
            <text:p>-1,76E-10</text:p>
          </table:table-cell>
          <table:table-cell office:value-type="float" office:value="-0.00000000035167502787506" calcext:value-type="float">
            <text:p>-3,52E-10</text:p>
          </table:table-cell>
          <table:table-cell office:value-type="float" office:value="-0" calcext:value-type="float">
            <text:p>0</text:p>
          </table:table-cell>
          <table:table-cell table:formula="of:=[.C143]-[.C144]" office:value-type="float" office:value="-0.69298488" calcext:value-type="float">
            <text:p>-0,69298488</text:p>
          </table:table-cell>
          <table:table-cell table:formula="of:=[.F143]-[.F1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014505" calcext:value-type="float">
            <text:p>1,45E-08</text:p>
          </table:table-cell>
          <table:table-cell table:style-name="ce4" office:value-type="float" office:value="0.00000006002" calcext:value-type="float">
            <text:p>6,00E-08</text:p>
          </table:table-cell>
          <table:table-cell table:style-name="ce4" office:value-type="float" office:value="-0.000000026847" calcext:value-type="float">
            <text:p>-2,68E-08</text:p>
          </table:table-cell>
          <table:table-cell table:style-name="ce4" office:value-type="float" office:value="0.000000030474" calcext:value-type="float">
            <text:p>3,05E-08</text:p>
          </table:table-cell>
          <table:table-cell table:style-name="ce4" office:value-type="float" office:value="-0.00000006" calcext:value-type="float">
            <text:p>-6,00E-08</text:p>
          </table:table-cell>
          <table:table-cell table:style-name="ce4" office:value-type="float" office:value="0.000000045893" calcext:value-type="float">
            <text:p>4,59E-08</text:p>
          </table:table-cell>
          <table:table-cell table:style-name="ce4" office:value-type="float" office:value="-0.000000084512" calcext:value-type="float">
            <text:p>-8,45E-08</text:p>
          </table:table-cell>
          <table:table-cell office:value-type="float" office:value="0.0288461550429055" calcext:value-type="float">
            <text:p>0,028846155042906</text:p>
          </table:table-cell>
          <table:table-cell office:value-type="float" office:value="0.02884615501754" calcext:value-type="float">
            <text:p>0,02884615501754</text:p>
          </table:table-cell>
          <table:table-cell office:value-type="float" office:value="0.0288461549185788" calcext:value-type="float">
            <text:p>0,028846154918579</text:p>
          </table:table-cell>
          <table:table-cell office:value-type="float" office:value="0.0288461549604508" calcext:value-type="float">
            <text:p>0,028846154960451</text:p>
          </table:table-cell>
          <table:table-cell office:value-type="float" office:value="0.0288461549153605" calcext:value-type="float">
            <text:p>0,028846154915361</text:p>
          </table:table-cell>
          <table:table-cell office:value-type="float" office:value="0.0288461549998054" calcext:value-type="float">
            <text:p>0,028846154999805</text:p>
          </table:table-cell>
          <table:table-cell office:value-type="float" office:value="0.0288461549382202" calcext:value-type="float">
            <text:p>0,02884615493822</text:p>
          </table:table-cell>
          <table:table-cell office:value-type="float" office:value="0.028846155046587" calcext:value-type="float">
            <text:p>0,028846155046587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721831035" calcext:value-type="float">
            <text:p>0,721831035</text:p>
          </table:table-cell>
          <table:table-cell table:formula="of:=AVERAGE([.E144:.F144])" office:value-type="float" office:value="-0.000000000314998146334262" calcext:value-type="float">
            <text:p>-3,15E-10</text:p>
          </table:table-cell>
          <table:table-cell office:value-type="float" office:value="-0.000000000629996292668524" calcext:value-type="float">
            <text:p>-6,30E-10</text:p>
          </table:table-cell>
          <table:table-cell office:value-type="float" office:value="-0" calcext:value-type="float">
            <text:p>0</text:p>
          </table:table-cell>
          <table:table-cell table:formula="of:=[.C144]-[.C145]" office:value-type="float" office:value="0.123198224" calcext:value-type="float">
            <text:p>0,123198224</text:p>
          </table:table-cell>
          <table:table-cell table:formula="of:=[.F144]-[.F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5" calcext:value-type="float">
            <text:p>-5,00E-10</text:p>
          </table:table-cell>
          <table:table-cell table:style-name="ce4" office:value-type="float" office:value="-0.000000002411" calcext:value-type="float">
            <text:p>-2,41E-09</text:p>
          </table:table-cell>
          <table:table-cell table:style-name="ce4" office:value-type="float" office:value="0.000000001389" calcext:value-type="float">
            <text:p>1,39E-09</text:p>
          </table:table-cell>
          <table:table-cell table:style-name="ce4" office:value-type="float" office:value="-0.000000001191" calcext:value-type="float">
            <text:p>-1,19E-09</text:p>
          </table:table-cell>
          <table:table-cell table:style-name="ce4" office:value-type="float" office:value="0.000000001884" calcext:value-type="float">
            <text:p>1,88E-09</text:p>
          </table:table-cell>
          <table:table-cell table:style-name="ce4" office:value-type="float" office:value="-0.000000001787" calcext:value-type="float">
            <text:p>-1,79E-09</text:p>
          </table:table-cell>
          <table:table-cell table:style-name="ce4" office:value-type="float" office:value="-0.000000001874" calcext:value-type="float">
            <text:p>-1,87E-09</text:p>
          </table:table-cell>
          <table:table-cell office:value-type="float" office:value="0.721831035384034" calcext:value-type="float">
            <text:p>0,721831035384034</text:p>
          </table:table-cell>
          <table:table-cell office:value-type="float" office:value="0.721831035405932" calcext:value-type="float">
            <text:p>0,721831035405932</text:p>
          </table:table-cell>
          <table:table-cell office:value-type="float" office:value="0.721831035505393" calcext:value-type="float">
            <text:p>0,721831035505393</text:p>
          </table:table-cell>
          <table:table-cell office:value-type="float" office:value="0.721831035451201" calcext:value-type="float">
            <text:p>0,721831035451201</text:p>
          </table:table-cell>
          <table:table-cell office:value-type="float" office:value="0.721831035495287" calcext:value-type="float">
            <text:p>0,721831035495287</text:p>
          </table:table-cell>
          <table:table-cell office:value-type="float" office:value="0.721831035428929" calcext:value-type="float">
            <text:p>0,721831035428929</text:p>
          </table:table-cell>
          <table:table-cell office:value-type="float" office:value="0.721831035488935" calcext:value-type="float">
            <text:p>0,721831035488935</text:p>
          </table:table-cell>
          <table:table-cell office:value-type="float" office:value="0.721831035549066" calcext:value-type="float">
            <text:p>0,721831035549066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98632811" calcext:value-type="float">
            <text:p>0,598632811</text:p>
          </table:table-cell>
          <table:table-cell table:formula="of:=AVERAGE([.E145:.F145])" office:value-type="float" office:value="-0.000000000395368021080148" calcext:value-type="float">
            <text:p>-3,95E-10</text:p>
          </table:table-cell>
          <table:table-cell office:value-type="float" office:value="-0.000000000790736042160296" calcext:value-type="float">
            <text:p>-7,91E-10</text:p>
          </table:table-cell>
          <table:table-cell office:value-type="float" office:value="-0" calcext:value-type="float">
            <text:p>0</text:p>
          </table:table-cell>
          <table:table-cell table:formula="of:=[.C145]-[.C146]" office:value-type="float" office:value="0.112477831" calcext:value-type="float">
            <text:p>0,112477831</text:p>
          </table:table-cell>
          <table:table-cell table:formula="of:=[.F145]-[.F1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648" calcext:value-type="float">
            <text:p>-6,48E-10</text:p>
          </table:table-cell>
          <table:table-cell table:style-name="ce4" office:value-type="float" office:value="-0.00000000305" calcext:value-type="float">
            <text:p>-3,05E-09</text:p>
          </table:table-cell>
          <table:table-cell table:style-name="ce4" office:value-type="float" office:value="-0.000000003077" calcext:value-type="float">
            <text:p>-3,08E-09</text:p>
          </table:table-cell>
          <table:table-cell table:style-name="ce4" office:value-type="float" office:value="0.000000003526" calcext:value-type="float">
            <text:p>3,53E-09</text:p>
          </table:table-cell>
          <table:table-cell table:style-name="ce4" office:value-type="float" office:value="0.000000002473" calcext:value-type="float">
            <text:p>2,47E-09</text:p>
          </table:table-cell>
          <table:table-cell table:style-name="ce4" office:value-type="float" office:value="-0.000000002272" calcext:value-type="float">
            <text:p>-2,27E-09</text:p>
          </table:table-cell>
          <table:table-cell table:style-name="ce4" office:value-type="float" office:value="-0.000000002314" calcext:value-type="float">
            <text:p>-2,31E-09</text:p>
          </table:table-cell>
          <table:table-cell office:value-type="float" office:value="0.598632811230414" calcext:value-type="float">
            <text:p>0,598632811230414</text:p>
          </table:table-cell>
          <table:table-cell office:value-type="float" office:value="0.598632811253918" calcext:value-type="float">
            <text:p>0,598632811253918</text:p>
          </table:table-cell>
          <table:table-cell office:value-type="float" office:value="0.598632811358265" calcext:value-type="float">
            <text:p>0,598632811358265</text:p>
          </table:table-cell>
          <table:table-cell office:value-type="float" office:value="0.598632811457848" calcext:value-type="float">
            <text:p>0,598632811457848</text:p>
          </table:table-cell>
          <table:table-cell office:value-type="float" office:value="0.598632811349579" calcext:value-type="float">
            <text:p>0,598632811349579</text:p>
          </table:table-cell>
          <table:table-cell office:value-type="float" office:value="0.59863281127734" calcext:value-type="float">
            <text:p>0,59863281127734</text:p>
          </table:table-cell>
          <table:table-cell office:value-type="float" office:value="0.598632811340616" calcext:value-type="float">
            <text:p>0,598632811340616</text:p>
          </table:table-cell>
          <table:table-cell office:value-type="float" office:value="0.598632811402199" calcext:value-type="float">
            <text:p>0,598632811402199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2.5" calcext:value-type="float">
            <text:p>2,5</text:p>
          </table:table-cell>
          <table:table-cell table:style-name="ce3" office:value-type="float" office:value="0.48615498" calcext:value-type="float">
            <text:p>0,48615498</text:p>
          </table:table-cell>
          <table:table-cell table:formula="of:=AVERAGE([.E146:.F146])" office:value-type="float" office:value="-0.00000000047896572326746" calcext:value-type="float">
            <text:p>-4,79E-10</text:p>
          </table:table-cell>
          <table:table-cell office:value-type="float" office:value="-0.00000000095793144653492" calcext:value-type="float">
            <text:p>-9,58E-10</text:p>
          </table:table-cell>
          <table:table-cell office:value-type="float" office:value="-0" calcext:value-type="float">
            <text:p>0</text:p>
          </table:table-cell>
          <table:table-cell table:formula="of:=[.C146]-[.C147]" office:value-type="float" office:value="0.011719293" calcext:value-type="float">
            <text:p>0,011719293</text:p>
          </table:table-cell>
          <table:table-cell table:formula="of:=[.F146]-[.F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762" calcext:value-type="float">
            <text:p>-7,62E-10</text:p>
          </table:table-cell>
          <table:table-cell table:style-name="ce4" office:value-type="float" office:value="-0.000000003663" calcext:value-type="float">
            <text:p>-3,66E-09</text:p>
          </table:table-cell>
          <table:table-cell table:style-name="ce4" office:value-type="float" office:value="0.000000002111" calcext:value-type="float">
            <text:p>2,11E-09</text:p>
          </table:table-cell>
          <table:table-cell table:style-name="ce4" office:value-type="float" office:value="-0.000000001811" calcext:value-type="float">
            <text:p>-1,81E-09</text:p>
          </table:table-cell>
          <table:table-cell table:style-name="ce4" office:value-type="float" office:value="0.000000002865" calcext:value-type="float">
            <text:p>2,87E-09</text:p>
          </table:table-cell>
          <table:table-cell table:style-name="ce4" office:value-type="float" office:value="-0.000000002718" calcext:value-type="float">
            <text:p>-2,72E-09</text:p>
          </table:table-cell>
          <table:table-cell table:style-name="ce4" office:value-type="float" office:value="-0.00000000285" calcext:value-type="float">
            <text:p>-2,85E-09</text:p>
          </table:table-cell>
          <table:table-cell office:value-type="float" office:value="0.486154980233256" calcext:value-type="float">
            <text:p>0,486154980233256</text:p>
          </table:table-cell>
          <table:table-cell office:value-type="float" office:value="0.486154980255704" calcext:value-type="float">
            <text:p>0,486154980255704</text:p>
          </table:table-cell>
          <table:table-cell office:value-type="float" office:value="0.486154980357496" calcext:value-type="float">
            <text:p>0,486154980357496</text:p>
          </table:table-cell>
          <table:table-cell office:value-type="float" office:value="0.486154980302006" calcext:value-type="float">
            <text:p>0,486154980302006</text:p>
          </table:table-cell>
          <table:table-cell office:value-type="float" office:value="0.486154980347168" calcext:value-type="float">
            <text:p>0,486154980347168</text:p>
          </table:table-cell>
          <table:table-cell office:value-type="float" office:value="0.48615498027922" calcext:value-type="float">
            <text:p>0,48615498027922</text:p>
          </table:table-cell>
          <table:table-cell office:value-type="float" office:value="0.486154980340681" calcext:value-type="float">
            <text:p>0,486154980340681</text:p>
          </table:table-cell>
          <table:table-cell office:value-type="float" office:value="0.486154980402262" calcext:value-type="float">
            <text:p>0,486154980402262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0.474435687" calcext:value-type="float">
            <text:p>0,474435687</text:p>
          </table:table-cell>
          <table:table-cell table:formula="of:=AVERAGE([.E147:.F147])" office:value-type="float" office:value="-0.000000000482517832496607" calcext:value-type="float">
            <text:p>-4,83E-10</text:p>
          </table:table-cell>
          <table:table-cell office:value-type="float" office:value="-0.000000000965035664993215" calcext:value-type="float">
            <text:p>-9,65E-10</text:p>
          </table:table-cell>
          <table:table-cell office:value-type="float" office:value="-0" calcext:value-type="float">
            <text:p>0</text:p>
          </table:table-cell>
          <table:table-cell table:formula="of:=[.C147]-[.C148]" office:value-type="float" office:value="0.057567137" calcext:value-type="float">
            <text:p>0,057567137</text:p>
          </table:table-cell>
          <table:table-cell table:formula="of:=[.F147]-[.F1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815" calcext:value-type="float">
            <text:p>-8,15E-10</text:p>
          </table:table-cell>
          <table:table-cell table:style-name="ce4" office:value-type="float" office:value="-0.000000003756" calcext:value-type="float">
            <text:p>-3,76E-09</text:p>
          </table:table-cell>
          <table:table-cell table:style-name="ce4" office:value-type="float" office:value="0.000000002032" calcext:value-type="float">
            <text:p>2,03E-09</text:p>
          </table:table-cell>
          <table:table-cell table:style-name="ce4" office:value-type="float" office:value="-0.000000001873" calcext:value-type="float">
            <text:p>-1,87E-09</text:p>
          </table:table-cell>
          <table:table-cell table:style-name="ce4" office:value-type="float" office:value="0.000000003161" calcext:value-type="float">
            <text:p>3,16E-09</text:p>
          </table:table-cell>
          <table:table-cell table:style-name="ce4" office:value-type="float" office:value="-0.000000002811" calcext:value-type="float">
            <text:p>-2,81E-09</text:p>
          </table:table-cell>
          <table:table-cell table:style-name="ce4" office:value-type="float" office:value="-0.000000002775" calcext:value-type="float">
            <text:p>-2,78E-09</text:p>
          </table:table-cell>
          <table:table-cell office:value-type="float" office:value="0.474435687298868" calcext:value-type="float">
            <text:p>0,474435687298868</text:p>
          </table:table-cell>
          <table:table-cell office:value-type="float" office:value="0.474435687322315" calcext:value-type="float">
            <text:p>0,474435687322315</text:p>
          </table:table-cell>
          <table:table-cell office:value-type="float" office:value="0.474435687424165" calcext:value-type="float">
            <text:p>0,474435687424165</text:p>
          </table:table-cell>
          <table:table-cell office:value-type="float" office:value="0.474435687372048" calcext:value-type="float">
            <text:p>0,474435687372048</text:p>
          </table:table-cell>
          <table:table-cell office:value-type="float" office:value="0.474435687417629" calcext:value-type="float">
            <text:p>0,474435687417629</text:p>
          </table:table-cell>
          <table:table-cell office:value-type="float" office:value="0.474435687344451" calcext:value-type="float">
            <text:p>0,474435687344451</text:p>
          </table:table-cell>
          <table:table-cell office:value-type="float" office:value="0.474435687406496" calcext:value-type="float">
            <text:p>0,474435687406496</text:p>
          </table:table-cell>
          <table:table-cell office:value-type="float" office:value="0.474435687465023" calcext:value-type="float">
            <text:p>0,47443568746502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41686855" calcext:value-type="float">
            <text:p>0,41686855</text:p>
          </table:table-cell>
          <table:table-cell table:formula="of:=AVERAGE([.E148:.F148])" office:value-type="float" office:value="-0.00000000052511285655084" calcext:value-type="float">
            <text:p>-5,25E-10</text:p>
          </table:table-cell>
          <table:table-cell office:value-type="float" office:value="-0.00000000105022571310168" calcext:value-type="float">
            <text:p>-1,05E-09</text:p>
          </table:table-cell>
          <table:table-cell office:value-type="float" office:value="-0" calcext:value-type="float">
            <text:p>0</text:p>
          </table:table-cell>
          <table:table-cell table:formula="of:=[.C148]-[.C149]" office:value-type="float" office:value="-0.027831449" calcext:value-type="float">
            <text:p>-0,027831449</text:p>
          </table:table-cell>
          <table:table-cell table:formula="of:=[.F148]-[.F1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901" calcext:value-type="float">
            <text:p>-9,01E-10</text:p>
          </table:table-cell>
          <table:table-cell table:style-name="ce4" office:value-type="float" office:value="-0.000000004107" calcext:value-type="float">
            <text:p>-4,11E-09</text:p>
          </table:table-cell>
          <table:table-cell table:style-name="ce4" office:value-type="float" office:value="0.000000002183" calcext:value-type="float">
            <text:p>2,18E-09</text:p>
          </table:table-cell>
          <table:table-cell table:style-name="ce4" office:value-type="float" office:value="-0.000000002052" calcext:value-type="float">
            <text:p>-2,05E-09</text:p>
          </table:table-cell>
          <table:table-cell table:style-name="ce4" office:value-type="float" office:value="0.000000003522" calcext:value-type="float">
            <text:p>3,52E-09</text:p>
          </table:table-cell>
          <table:table-cell table:style-name="ce4" office:value-type="float" office:value="-0.000000003081" calcext:value-type="float">
            <text:p>-3,08E-09</text:p>
          </table:table-cell>
          <table:table-cell table:style-name="ce4" office:value-type="float" office:value="-0.000000002992" calcext:value-type="float">
            <text:p>-2,99E-09</text:p>
          </table:table-cell>
          <table:table-cell office:value-type="float" office:value="0.416868550063168" calcext:value-type="float">
            <text:p>0,416868550063168</text:p>
          </table:table-cell>
          <table:table-cell office:value-type="float" office:value="0.416868550085951" calcext:value-type="float">
            <text:p>0,416868550085951</text:p>
          </table:table-cell>
          <table:table-cell office:value-type="float" office:value="0.4168685501838" calcext:value-type="float">
            <text:p>0,4168685501838</text:p>
          </table:table-cell>
          <table:table-cell office:value-type="float" office:value="0.416868550134597" calcext:value-type="float">
            <text:p>0,416868550134597</text:p>
          </table:table-cell>
          <table:table-cell office:value-type="float" office:value="0.416868550178485" calcext:value-type="float">
            <text:p>0,416868550178485</text:p>
          </table:table-cell>
          <table:table-cell office:value-type="float" office:value="0.41686855010685" calcext:value-type="float">
            <text:p>0,41686855010685</text:p>
          </table:table-cell>
          <table:table-cell office:value-type="float" office:value="0.416868550166599" calcext:value-type="float">
            <text:p>0,416868550166599</text:p>
          </table:table-cell>
          <table:table-cell office:value-type="float" office:value="0.41686855022205" calcext:value-type="float">
            <text:p>0,41686855022205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0.444699999" calcext:value-type="float">
            <text:p>0,444699999</text:p>
          </table:table-cell>
          <table:table-cell table:formula="of:=AVERAGE([.E149:.F149])" office:value-type="float" office:value="-0.000000000539190051122635" calcext:value-type="float">
            <text:p>-5,39E-10</text:p>
          </table:table-cell>
          <table:table-cell office:value-type="float" office:value="-0.00000000107838010224527" calcext:value-type="float">
            <text:p>-1,08E-09</text:p>
          </table:table-cell>
          <table:table-cell office:value-type="float" office:value="-0" calcext:value-type="float">
            <text:p>0</text:p>
          </table:table-cell>
          <table:table-cell table:formula="of:=[.C149]-[.C150]" office:value-type="float" office:value="0.003815758" calcext:value-type="float">
            <text:p>0,003815758</text:p>
          </table:table-cell>
          <table:table-cell table:formula="of:=[.F149]-[.F1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926" calcext:value-type="float">
            <text:p>-9,26E-10</text:p>
          </table:table-cell>
          <table:table-cell table:style-name="ce4" office:value-type="float" office:value="-0.000000004217" calcext:value-type="float">
            <text:p>-4,22E-09</text:p>
          </table:table-cell>
          <table:table-cell table:style-name="ce4" office:value-type="float" office:value="-0.00000000434" calcext:value-type="float">
            <text:p>-4,34E-09</text:p>
          </table:table-cell>
          <table:table-cell table:style-name="ce4" office:value-type="float" office:value="-0.000000001828" calcext:value-type="float">
            <text:p>-1,83E-09</text:p>
          </table:table-cell>
          <table:table-cell table:style-name="ce4" office:value-type="float" office:value="0.000000003086" calcext:value-type="float">
            <text:p>3,09E-09</text:p>
          </table:table-cell>
          <table:table-cell table:style-name="ce4" office:value-type="float" office:value="-0.000000002744" calcext:value-type="float">
            <text:p>-2,74E-09</text:p>
          </table:table-cell>
          <table:table-cell table:style-name="ce4" office:value-type="float" office:value="0.000000004754" calcext:value-type="float">
            <text:p>4,75E-09</text:p>
          </table:table-cell>
          <table:table-cell office:value-type="float" office:value="0.44469999869783" calcext:value-type="float">
            <text:p>0,44469999869783</text:p>
          </table:table-cell>
          <table:table-cell office:value-type="float" office:value="0.44469999872279" calcext:value-type="float">
            <text:p>0,44469999872279</text:p>
          </table:table-cell>
          <table:table-cell office:value-type="float" office:value="0.444699998829967" calcext:value-type="float">
            <text:p>0,444699998829967</text:p>
          </table:table-cell>
          <table:table-cell office:value-type="float" office:value="0.444699998934323" calcext:value-type="float">
            <text:p>0,444699998934323</text:p>
          </table:table-cell>
          <table:table-cell office:value-type="float" office:value="0.444699998976025" calcext:value-type="float">
            <text:p>0,444699998976025</text:p>
          </table:table-cell>
          <table:table-cell office:value-type="float" office:value="0.444699998909077" calcext:value-type="float">
            <text:p>0,444699998909077</text:p>
          </table:table-cell>
          <table:table-cell office:value-type="float" office:value="0.444699998965841" calcext:value-type="float">
            <text:p>0,444699998965841</text:p>
          </table:table-cell>
          <table:table-cell office:value-type="float" office:value="0.444699998871863" calcext:value-type="float">
            <text:p>0,444699998871863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5" calcext:value-type="float">
            <text:p>1,5</text:p>
          </table:table-cell>
          <table:table-cell table:style-name="ce3" office:value-type="float" office:value="0.440884241" calcext:value-type="float">
            <text:p>0,440884241</text:p>
          </table:table-cell>
          <table:table-cell table:formula="of:=AVERAGE([.E150:.F150])" office:value-type="float" office:value="-0.000000000560112650578195" calcext:value-type="float">
            <text:p>-5,60E-10</text:p>
          </table:table-cell>
          <table:table-cell office:value-type="float" office:value="-0.00000000112022530115639" calcext:value-type="float">
            <text:p>-1,12E-09</text:p>
          </table:table-cell>
          <table:table-cell office:value-type="float" office:value="-0" calcext:value-type="float">
            <text:p>0</text:p>
          </table:table-cell>
          <table:table-cell table:formula="of:=[.C150]-[.C151]" office:value-type="float" office:value="0.029089464" calcext:value-type="float">
            <text:p>0,029089464</text:p>
          </table:table-cell>
          <table:table-cell table:formula="of:=[.F150]-[.F1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7201" calcext:value-type="float">
            <text:p>-7,20E-09</text:p>
          </table:table-cell>
          <table:table-cell table:style-name="ce4" office:value-type="float" office:value="0.000000002379" calcext:value-type="float">
            <text:p>2,38E-09</text:p>
          </table:table-cell>
          <table:table-cell table:style-name="ce4" office:value-type="float" office:value="-0.000000004312" calcext:value-type="float">
            <text:p>-4,31E-09</text:p>
          </table:table-cell>
          <table:table-cell table:style-name="ce4" office:value-type="float" office:value="-0.000000001849" calcext:value-type="float">
            <text:p>-1,85E-09</text:p>
          </table:table-cell>
          <table:table-cell table:style-name="ce4" office:value-type="float" office:value="0.000000002924" calcext:value-type="float">
            <text:p>2,92E-09</text:p>
          </table:table-cell>
          <table:table-cell table:style-name="ce4" office:value-type="float" office:value="-0.000000002775" calcext:value-type="float">
            <text:p>-2,78E-09</text:p>
          </table:table-cell>
          <table:table-cell table:style-name="ce4" office:value-type="float" office:value="0.00000000469" calcext:value-type="float">
            <text:p>4,69E-09</text:p>
          </table:table-cell>
          <table:table-cell office:value-type="float" office:value="0.440884240785041" calcext:value-type="float">
            <text:p>0,440884240785041</text:p>
          </table:table-cell>
          <table:table-cell office:value-type="float" office:value="0.440884240977518" calcext:value-type="float">
            <text:p>0,440884240977518</text:p>
          </table:table-cell>
          <table:table-cell office:value-type="float" office:value="0.440884240917569" calcext:value-type="float">
            <text:p>0,440884240917569</text:p>
          </table:table-cell>
          <table:table-cell office:value-type="float" office:value="0.440884241020349" calcext:value-type="float">
            <text:p>0,440884241020349</text:p>
          </table:table-cell>
          <table:table-cell office:value-type="float" office:value="0.440884241062167" calcext:value-type="float">
            <text:p>0,440884241062167</text:p>
          </table:table-cell>
          <table:table-cell office:value-type="float" office:value="0.440884240999268" calcext:value-type="float">
            <text:p>0,440884240999268</text:p>
          </table:table-cell>
          <table:table-cell office:value-type="float" office:value="0.44088424105619" calcext:value-type="float">
            <text:p>0,44088424105619</text:p>
          </table:table-cell>
          <table:table-cell office:value-type="float" office:value="0.440884240964276" calcext:value-type="float">
            <text:p>0,440884240964276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411794777" calcext:value-type="float">
            <text:p>0,411794777</text:p>
          </table:table-cell>
          <table:table-cell table:formula="of:=AVERAGE([.E151:.F151])" office:value-type="float" office:value="-0.000000000568812580149495" calcext:value-type="float">
            <text:p>-5,69E-10</text:p>
          </table:table-cell>
          <table:table-cell office:value-type="float" office:value="-0.00000000113762516029899" calcext:value-type="float">
            <text:p>-1,14E-09</text:p>
          </table:table-cell>
          <table:table-cell office:value-type="float" office:value="-0" calcext:value-type="float">
            <text:p>0</text:p>
          </table:table-cell>
          <table:table-cell table:formula="of:=[.C151]-[.C152]" office:value-type="float" office:value="0.00203416899999997" calcext:value-type="float">
            <text:p>0,002034169</text:p>
          </table:table-cell>
          <table:table-cell table:formula="of:=[.F151]-[.F1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918" calcext:value-type="float">
            <text:p>-9,18E-10</text:p>
          </table:table-cell>
          <table:table-cell table:style-name="ce4" office:value-type="float" office:value="-0.000000004367" calcext:value-type="float">
            <text:p>-4,37E-09</text:p>
          </table:table-cell>
          <table:table-cell table:style-name="ce4" office:value-type="float" office:value="0.00000000248" calcext:value-type="float">
            <text:p>2,48E-09</text:p>
          </table:table-cell>
          <table:table-cell table:style-name="ce4" office:value-type="float" office:value="-0.000000002165" calcext:value-type="float">
            <text:p>-2,17E-09</text:p>
          </table:table-cell>
          <table:table-cell table:style-name="ce4" office:value-type="float" office:value="0.000000003478" calcext:value-type="float">
            <text:p>3,48E-09</text:p>
          </table:table-cell>
          <table:table-cell table:style-name="ce4" office:value-type="float" office:value="-0.000000003248" calcext:value-type="float">
            <text:p>-3,25E-09</text:p>
          </table:table-cell>
          <table:table-cell table:style-name="ce4" office:value-type="float" office:value="-0.000000003357" calcext:value-type="float">
            <text:p>-3,36E-09</text:p>
          </table:table-cell>
          <table:table-cell office:value-type="float" office:value="0.41179477722398" calcext:value-type="float">
            <text:p>0,41179477722398</text:p>
          </table:table-cell>
          <table:table-cell office:value-type="float" office:value="0.411794777246909" calcext:value-type="float">
            <text:p>0,411794777246909</text:p>
          </table:table-cell>
          <table:table-cell office:value-type="float" office:value="0.411794777349705" calcext:value-type="float">
            <text:p>0,411794777349705</text:p>
          </table:table-cell>
          <table:table-cell office:value-type="float" office:value="0.411794777294478" calcext:value-type="float">
            <text:p>0,411794777294478</text:p>
          </table:table-cell>
          <table:table-cell office:value-type="float" office:value="0.411794777340202" calcext:value-type="float">
            <text:p>0,411794777340202</text:p>
          </table:table-cell>
          <table:table-cell office:value-type="float" office:value="0.411794777270314" calcext:value-type="float">
            <text:p>0,411794777270314</text:p>
          </table:table-cell>
          <table:table-cell office:value-type="float" office:value="0.411794777332537" calcext:value-type="float">
            <text:p>0,411794777332537</text:p>
          </table:table-cell>
          <table:table-cell office:value-type="float" office:value="0.41179477739399" calcext:value-type="float">
            <text:p>0,41179477739399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0.409760608" calcext:value-type="float">
            <text:p>0,409760608</text:p>
          </table:table-cell>
          <table:table-cell table:formula="of:=AVERAGE([.E152:.F152])" office:value-type="float" office:value="-0.0000000005694954074511" calcext:value-type="float">
            <text:p>-5,69E-10</text:p>
          </table:table-cell>
          <table:table-cell office:value-type="float" office:value="-0.0000000011389908149022" calcext:value-type="float">
            <text:p>-1,14E-09</text:p>
          </table:table-cell>
          <table:table-cell office:value-type="float" office:value="-0" calcext:value-type="float">
            <text:p>0</text:p>
          </table:table-cell>
          <table:table-cell table:formula="of:=[.C152]-[.C153]" office:value-type="float" office:value="0.00424413200000001" calcext:value-type="float">
            <text:p>0,004244132</text:p>
          </table:table-cell>
          <table:table-cell table:formula="of:=[.F152]-[.F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919" calcext:value-type="float">
            <text:p>-9,19E-10</text:p>
          </table:table-cell>
          <table:table-cell table:style-name="ce4" office:value-type="float" office:value="-0.000000004373" calcext:value-type="float">
            <text:p>-4,37E-09</text:p>
          </table:table-cell>
          <table:table-cell table:style-name="ce4" office:value-type="float" office:value="0.000000002484" calcext:value-type="float">
            <text:p>2,48E-09</text:p>
          </table:table-cell>
          <table:table-cell table:style-name="ce4" office:value-type="float" office:value="-0.000000002167" calcext:value-type="float">
            <text:p>-2,17E-09</text:p>
          </table:table-cell>
          <table:table-cell table:style-name="ce4" office:value-type="float" office:value="0.000000003482" calcext:value-type="float">
            <text:p>3,48E-09</text:p>
          </table:table-cell>
          <table:table-cell table:style-name="ce4" office:value-type="float" office:value="-0.000000003251" calcext:value-type="float">
            <text:p>-3,25E-09</text:p>
          </table:table-cell>
          <table:table-cell table:style-name="ce4" office:value-type="float" office:value="-0.000000003361" calcext:value-type="float">
            <text:p>-3,36E-09</text:p>
          </table:table-cell>
          <table:table-cell office:value-type="float" office:value="0.409760607541863" calcext:value-type="float">
            <text:p>0,409760607541863</text:p>
          </table:table-cell>
          <table:table-cell office:value-type="float" office:value="0.409760607564704" calcext:value-type="float">
            <text:p>0,409760607564704</text:p>
          </table:table-cell>
          <table:table-cell office:value-type="float" office:value="0.409760607667117" calcext:value-type="float">
            <text:p>0,409760607667117</text:p>
          </table:table-cell>
          <table:table-cell office:value-type="float" office:value="0.409760607612095" calcext:value-type="float">
            <text:p>0,409760607612095</text:p>
          </table:table-cell>
          <table:table-cell office:value-type="float" office:value="0.409760607657644" calcext:value-type="float">
            <text:p>0,409760607657644</text:p>
          </table:table-cell>
          <table:table-cell office:value-type="float" office:value="0.409760607588032" calcext:value-type="float">
            <text:p>0,409760607588032</text:p>
          </table:table-cell>
          <table:table-cell office:value-type="float" office:value="0.409760607650012" calcext:value-type="float">
            <text:p>0,409760607650012</text:p>
          </table:table-cell>
          <table:table-cell office:value-type="float" office:value="0.409760607711236" calcext:value-type="float">
            <text:p>0,409760607711236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0.405516476" calcext:value-type="float">
            <text:p>0,405516476</text:p>
          </table:table-cell>
          <table:table-cell table:formula="of:=AVERAGE([.E153:.F153])" office:value-type="float" office:value="-0.000000000570899608756825" calcext:value-type="float">
            <text:p>-5,71E-10</text:p>
          </table:table-cell>
          <table:table-cell office:value-type="float" office:value="-0.00000000114179921751365" calcext:value-type="float">
            <text:p>-1,14E-09</text:p>
          </table:table-cell>
          <table:table-cell office:value-type="float" office:value="-0" calcext:value-type="float">
            <text:p>0</text:p>
          </table:table-cell>
          <table:table-cell table:formula="of:=[.C153]-[.C154]" office:value-type="float" office:value="0.006508401" calcext:value-type="float">
            <text:p>0,006508401</text:p>
          </table:table-cell>
          <table:table-cell table:formula="of:=[.F153]-[.F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0922" calcext:value-type="float">
            <text:p>-9,22E-10</text:p>
          </table:table-cell>
          <table:table-cell table:style-name="ce4" office:value-type="float" office:value="-0.000000004383" calcext:value-type="float">
            <text:p>-4,38E-09</text:p>
          </table:table-cell>
          <table:table-cell table:style-name="ce4" office:value-type="float" office:value="0.000000002489" calcext:value-type="float">
            <text:p>2,49E-09</text:p>
          </table:table-cell>
          <table:table-cell table:style-name="ce4" office:value-type="float" office:value="-0.000000002173" calcext:value-type="float">
            <text:p>-2,17E-09</text:p>
          </table:table-cell>
          <table:table-cell table:style-name="ce4" office:value-type="float" office:value="0.000000003491" calcext:value-type="float">
            <text:p>3,49E-09</text:p>
          </table:table-cell>
          <table:table-cell table:style-name="ce4" office:value-type="float" office:value="-0.00000000326" calcext:value-type="float">
            <text:p>-3,26E-09</text:p>
          </table:table-cell>
          <table:table-cell table:style-name="ce4" office:value-type="float" office:value="-0.00000000337" calcext:value-type="float">
            <text:p>-3,37E-09</text:p>
          </table:table-cell>
          <table:table-cell office:value-type="float" office:value="0.405516475735976" calcext:value-type="float">
            <text:p>0,405516475735976</text:p>
          </table:table-cell>
          <table:table-cell office:value-type="float" office:value="0.405516475758645" calcext:value-type="float">
            <text:p>0,405516475758645</text:p>
          </table:table-cell>
          <table:table-cell office:value-type="float" office:value="0.405516475860235" calcext:value-type="float">
            <text:p>0,405516475860235</text:p>
          </table:table-cell>
          <table:table-cell office:value-type="float" office:value="0.405516475805653" calcext:value-type="float">
            <text:p>0,405516475805653</text:p>
          </table:table-cell>
          <table:table-cell office:value-type="float" office:value="0.405516475850842" calcext:value-type="float">
            <text:p>0,405516475850842</text:p>
          </table:table-cell>
          <table:table-cell office:value-type="float" office:value="0.405516475781776" calcext:value-type="float">
            <text:p>0,405516475781776</text:p>
          </table:table-cell>
          <table:table-cell office:value-type="float" office:value="0.405516475843267" calcext:value-type="float">
            <text:p>0,405516475843267</text:p>
          </table:table-cell>
          <table:table-cell office:value-type="float" office:value="0.405516475904008" calcext:value-type="float">
            <text:p>0,405516475904008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0.399008075" calcext:value-type="float">
            <text:p>0,399008075</text:p>
          </table:table-cell>
          <table:table-cell table:formula="of:=AVERAGE([.E154:.F154])" office:value-type="float" office:value="-0.00000000058948952085766" calcext:value-type="float">
            <text:p>-5,89E-10</text:p>
          </table:table-cell>
          <table:table-cell office:value-type="float" office:value="-0.00000000117897904171532" calcext:value-type="float">
            <text:p>-1,18E-09</text:p>
          </table:table-cell>
          <table:table-cell office:value-type="float" office:value="-0" calcext:value-type="float">
            <text:p>0</text:p>
          </table:table-cell>
          <table:table-cell table:formula="of:=[.C154]-[.C155]" office:value-type="float" office:value="0.037198237" calcext:value-type="float">
            <text:p>0,037198237</text:p>
          </table:table-cell>
          <table:table-cell table:formula="of:=[.F154]-[.F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027" calcext:value-type="float">
            <text:p>-1,03E-09</text:p>
          </table:table-cell>
          <table:table-cell table:style-name="ce4" office:value-type="float" office:value="-0.000000004637" calcext:value-type="float">
            <text:p>-4,64E-09</text:p>
          </table:table-cell>
          <table:table-cell table:style-name="ce4" office:value-type="float" office:value="-0.000000004802" calcext:value-type="float">
            <text:p>-4,80E-09</text:p>
          </table:table-cell>
          <table:table-cell table:style-name="ce4" office:value-type="float" office:value="0.000000005291" calcext:value-type="float">
            <text:p>5,29E-09</text:p>
          </table:table-cell>
          <table:table-cell table:style-name="ce4" office:value-type="float" office:value="0.000000004051" calcext:value-type="float">
            <text:p>4,05E-09</text:p>
          </table:table-cell>
          <table:table-cell table:style-name="ce4" office:value-type="float" office:value="-0.000000003484" calcext:value-type="float">
            <text:p>-3,48E-09</text:p>
          </table:table-cell>
          <table:table-cell table:style-name="ce4" office:value-type="float" office:value="-0.000000003327" calcext:value-type="float">
            <text:p>-3,33E-09</text:p>
          </table:table-cell>
          <table:table-cell office:value-type="float" office:value="0.399008074931189" calcext:value-type="float">
            <text:p>0,399008074931189</text:p>
          </table:table-cell>
          <table:table-cell office:value-type="float" office:value="0.399008074956028" calcext:value-type="float">
            <text:p>0,399008074956028</text:p>
          </table:table-cell>
          <table:table-cell office:value-type="float" office:value="0.399008075061786" calcext:value-type="float">
            <text:p>0,399008075061786</text:p>
          </table:table-cell>
          <table:table-cell office:value-type="float" office:value="0.399008075165385" calcext:value-type="float">
            <text:p>0,399008075165385</text:p>
          </table:table-cell>
          <table:table-cell office:value-type="float" office:value="0.399008075057088" calcext:value-type="float">
            <text:p>0,399008075057088</text:p>
          </table:table-cell>
          <table:table-cell office:value-type="float" office:value="0.399008074978232" calcext:value-type="float">
            <text:p>0,399008074978232</text:p>
          </table:table-cell>
          <table:table-cell office:value-type="float" office:value="0.399008075042895" calcext:value-type="float">
            <text:p>0,399008075042895</text:p>
          </table:table-cell>
          <table:table-cell office:value-type="float" office:value="0.399008075101908" calcext:value-type="float">
            <text:p>0,399008075101908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361809838" calcext:value-type="float">
            <text:p>0,361809838</text:p>
          </table:table-cell>
          <table:table-cell table:formula="of:=AVERAGE([.E155:.F155])" office:value-type="float" office:value="-0.00000000067244538984383" calcext:value-type="float">
            <text:p>-6,72E-10</text:p>
          </table:table-cell>
          <table:table-cell office:value-type="float" office:value="-0.00000000134489077968766" calcext:value-type="float">
            <text:p>-1,34E-09</text:p>
          </table:table-cell>
          <table:table-cell office:value-type="float" office:value="-0" calcext:value-type="float">
            <text:p>0</text:p>
          </table:table-cell>
          <table:table-cell table:formula="of:=[.C155]-[.C156]" office:value-type="float" office:value="0.00934501000000004" calcext:value-type="float">
            <text:p>0,00934501</text:p>
          </table:table-cell>
          <table:table-cell table:formula="of:=[.F155]-[.F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8691" calcext:value-type="float">
            <text:p>-8,69E-09</text:p>
          </table:table-cell>
          <table:table-cell table:style-name="ce4" office:value-type="float" office:value="0.000000002865" calcext:value-type="float">
            <text:p>2,87E-09</text:p>
          </table:table-cell>
          <table:table-cell table:style-name="ce4" office:value-type="float" office:value="-0.000000005232" calcext:value-type="float">
            <text:p>-5,23E-09</text:p>
          </table:table-cell>
          <table:table-cell table:style-name="ce4" office:value-type="float" office:value="-0.000000002235" calcext:value-type="float">
            <text:p>-2,24E-09</text:p>
          </table:table-cell>
          <table:table-cell table:style-name="ce4" office:value-type="float" office:value="0.000000003589" calcext:value-type="float">
            <text:p>3,59E-09</text:p>
          </table:table-cell>
          <table:table-cell table:style-name="ce4" office:value-type="float" office:value="-0.000000003353" calcext:value-type="float">
            <text:p>-3,35E-09</text:p>
          </table:table-cell>
          <table:table-cell table:style-name="ce4" office:value-type="float" office:value="0.000000005701" calcext:value-type="float">
            <text:p>5,70E-09</text:p>
          </table:table-cell>
          <table:table-cell office:value-type="float" office:value="0.361809838284322" calcext:value-type="float">
            <text:p>0,361809838284322</text:p>
          </table:table-cell>
          <table:table-cell office:value-type="float" office:value="0.361809838474948" calcext:value-type="float">
            <text:p>0,361809838474948</text:p>
          </table:table-cell>
          <table:table-cell office:value-type="float" office:value="0.361809838415698" calcext:value-type="float">
            <text:p>0,361809838415698</text:p>
          </table:table-cell>
          <table:table-cell office:value-type="float" office:value="0.361809838518048" calcext:value-type="float">
            <text:p>0,361809838518048</text:p>
          </table:table-cell>
          <table:table-cell office:value-type="float" office:value="0.361809838559524" calcext:value-type="float">
            <text:p>0,361809838559524</text:p>
          </table:table-cell>
          <table:table-cell office:value-type="float" office:value="0.361809838496162" calcext:value-type="float">
            <text:p>0,361809838496162</text:p>
          </table:table-cell>
          <table:table-cell office:value-type="float" office:value="0.361809838552596" calcext:value-type="float">
            <text:p>0,361809838552596</text:p>
          </table:table-cell>
          <table:table-cell office:value-type="float" office:value="0.36180983846091" calcext:value-type="float">
            <text:p>0,36180983846091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52464828" calcext:value-type="float">
            <text:p>0,352464828</text:p>
          </table:table-cell>
          <table:table-cell table:formula="of:=AVERAGE([.E156:.F156])" office:value-type="float" office:value="-0.00000000067597547238533" calcext:value-type="float">
            <text:p>-6,76E-10</text:p>
          </table:table-cell>
          <table:table-cell office:value-type="float" office:value="-0.00000000135195094477066" calcext:value-type="float">
            <text:p>-1,35E-09</text:p>
          </table:table-cell>
          <table:table-cell office:value-type="float" office:value="-0" calcext:value-type="float">
            <text:p>0</text:p>
          </table:table-cell>
          <table:table-cell table:formula="of:=[.C156]-[.C157]" office:value-type="float" office:value="0" calcext:value-type="float">
            <text:p>0</text:p>
          </table:table-cell>
          <table:table-cell table:formula="of:=[.F156]-[.F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105" calcext:value-type="float">
            <text:p>-1,11E-09</text:p>
          </table:table-cell>
          <table:table-cell table:style-name="ce4" office:value-type="float" office:value="-0.00000000523" calcext:value-type="float">
            <text:p>-5,23E-09</text:p>
          </table:table-cell>
          <table:table-cell table:style-name="ce4" office:value-type="float" office:value="-0.000000005221" calcext:value-type="float">
            <text:p>-5,22E-09</text:p>
          </table:table-cell>
          <table:table-cell table:style-name="ce4" office:value-type="float" office:value="0.000000005986" calcext:value-type="float">
            <text:p>5,99E-09</text:p>
          </table:table-cell>
          <table:table-cell table:style-name="ce4" office:value-type="float" office:value="0.00000000424" calcext:value-type="float">
            <text:p>4,24E-09</text:p>
          </table:table-cell>
          <table:table-cell table:style-name="ce4" office:value-type="float" office:value="-0.00000000389" calcext:value-type="float">
            <text:p>-3,89E-09</text:p>
          </table:table-cell>
          <table:table-cell table:style-name="ce4" office:value-type="float" office:value="-0.000000003945" calcext:value-type="float">
            <text:p>-3,95E-09</text:p>
          </table:table-cell>
          <table:table-cell office:value-type="float" office:value="0.352464827995867" calcext:value-type="float">
            <text:p>0,352464827995867</text:p>
          </table:table-cell>
          <table:table-cell office:value-type="float" office:value="0.352464828019477" calcext:value-type="float">
            <text:p>0,352464828019477</text:p>
          </table:table-cell>
          <table:table-cell office:value-type="float" office:value="0.352464828124846" calcext:value-type="float">
            <text:p>0,352464828124846</text:p>
          </table:table-cell>
          <table:table-cell office:value-type="float" office:value="0.352464828224348" calcext:value-type="float">
            <text:p>0,352464828224348</text:p>
          </table:table-cell>
          <table:table-cell office:value-type="float" office:value="0.352464828116125" calcext:value-type="float">
            <text:p>0,352464828116125</text:p>
          </table:table-cell>
          <table:table-cell office:value-type="float" office:value="0.352464828043218" calcext:value-type="float">
            <text:p>0,352464828043218</text:p>
          </table:table-cell>
          <table:table-cell office:value-type="float" office:value="0.352464828106996" calcext:value-type="float">
            <text:p>0,352464828106996</text:p>
          </table:table-cell>
          <table:table-cell office:value-type="float" office:value="0.352464828168797" calcext:value-type="float">
            <text:p>0,352464828168797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52464828" calcext:value-type="float">
            <text:p>0,352464828</text:p>
          </table:table-cell>
          <table:table-cell table:formula="of:=AVERAGE([.E157:.F157])" office:value-type="float" office:value="-0.00000000067697585109325" calcext:value-type="float">
            <text:p>-6,77E-10</text:p>
          </table:table-cell>
          <table:table-cell office:value-type="float" office:value="-0.0000000013539517021865" calcext:value-type="float">
            <text:p>-1,35E-09</text:p>
          </table:table-cell>
          <table:table-cell office:value-type="float" office:value="-0" calcext:value-type="float">
            <text:p>0</text:p>
          </table:table-cell>
          <table:table-cell table:formula="of:=[.C157]-[.C158]" office:value-type="float" office:value="0" calcext:value-type="float">
            <text:p>0</text:p>
          </table:table-cell>
          <table:table-cell table:formula="of:=[.F157]-[.F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109" calcext:value-type="float">
            <text:p>-1,11E-09</text:p>
          </table:table-cell>
          <table:table-cell table:style-name="ce4" office:value-type="float" office:value="-0.000000005221" calcext:value-type="float">
            <text:p>-5,22E-09</text:p>
          </table:table-cell>
          <table:table-cell table:style-name="ce4" office:value-type="float" office:value="-0.000000005268" calcext:value-type="float">
            <text:p>-5,27E-09</text:p>
          </table:table-cell>
          <table:table-cell table:style-name="ce4" office:value-type="float" office:value="0.000000006037" calcext:value-type="float">
            <text:p>6,04E-09</text:p>
          </table:table-cell>
          <table:table-cell table:style-name="ce4" office:value-type="float" office:value="0.000000004234" calcext:value-type="float">
            <text:p>4,23E-09</text:p>
          </table:table-cell>
          <table:table-cell table:style-name="ce4" office:value-type="float" office:value="-0.000000003889" calcext:value-type="float">
            <text:p>-3,89E-09</text:p>
          </table:table-cell>
          <table:table-cell table:style-name="ce4" office:value-type="float" office:value="-0.000000003964" calcext:value-type="float">
            <text:p>-3,96E-09</text:p>
          </table:table-cell>
          <table:table-cell office:value-type="float" office:value="0.352464827995827" calcext:value-type="float">
            <text:p>0,352464827995827</text:p>
          </table:table-cell>
          <table:table-cell office:value-type="float" office:value="0.35246482801953" calcext:value-type="float">
            <text:p>0,35246482801953</text:p>
          </table:table-cell>
          <table:table-cell office:value-type="float" office:value="0.352464828124712" calcext:value-type="float">
            <text:p>0,352464828124712</text:p>
          </table:table-cell>
          <table:table-cell office:value-type="float" office:value="0.3524648282251" calcext:value-type="float">
            <text:p>0,3524648282251</text:p>
          </table:table-cell>
          <table:table-cell office:value-type="float" office:value="0.352464828115963" calcext:value-type="float">
            <text:p>0,352464828115963</text:p>
          </table:table-cell>
          <table:table-cell office:value-type="float" office:value="0.352464828043143" calcext:value-type="float">
            <text:p>0,352464828043143</text:p>
          </table:table-cell>
          <table:table-cell office:value-type="float" office:value="0.352464828106911" calcext:value-type="float">
            <text:p>0,352464828106911</text:p>
          </table:table-cell>
          <table:table-cell office:value-type="float" office:value="0.352464828169013" calcext:value-type="float">
            <text:p>0,352464828169013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52464828" calcext:value-type="float">
            <text:p>0,352464828</text:p>
          </table:table-cell>
          <table:table-cell table:formula="of:=AVERAGE([.E158:.F158])" office:value-type="float" office:value="-0.00000000067699298296103" calcext:value-type="float">
            <text:p>-6,77E-10</text:p>
          </table:table-cell>
          <table:table-cell office:value-type="float" office:value="-0.00000000135398596592206" calcext:value-type="float">
            <text:p>-1,35E-09</text:p>
          </table:table-cell>
          <table:table-cell office:value-type="float" office:value="-0" calcext:value-type="float">
            <text:p>0</text:p>
          </table:table-cell>
          <table:table-cell table:formula="of:=[.C158]-[.C159]" office:value-type="float" office:value="0.019098593" calcext:value-type="float">
            <text:p>0,019098593</text:p>
          </table:table-cell>
          <table:table-cell table:formula="of:=[.F158]-[.F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111" calcext:value-type="float">
            <text:p>-1,11E-09</text:p>
          </table:table-cell>
          <table:table-cell table:style-name="ce4" office:value-type="float" office:value="-0.000000005219" calcext:value-type="float">
            <text:p>-5,22E-09</text:p>
          </table:table-cell>
          <table:table-cell table:style-name="ce4" office:value-type="float" office:value="-0.000000005267" calcext:value-type="float">
            <text:p>-5,27E-09</text:p>
          </table:table-cell>
          <table:table-cell table:style-name="ce4" office:value-type="float" office:value="0.000000006036" calcext:value-type="float">
            <text:p>6,04E-09</text:p>
          </table:table-cell>
          <table:table-cell table:style-name="ce4" office:value-type="float" office:value="0.000000004233" calcext:value-type="float">
            <text:p>4,23E-09</text:p>
          </table:table-cell>
          <table:table-cell table:style-name="ce4" office:value-type="float" office:value="-0.000000003891" calcext:value-type="float">
            <text:p>-3,89E-09</text:p>
          </table:table-cell>
          <table:table-cell table:style-name="ce4" office:value-type="float" office:value="-0.000000003962" calcext:value-type="float">
            <text:p>-3,96E-09</text:p>
          </table:table-cell>
          <table:table-cell office:value-type="float" office:value="0.352464827995827" calcext:value-type="float">
            <text:p>0,352464827995827</text:p>
          </table:table-cell>
          <table:table-cell office:value-type="float" office:value="0.35246482801956" calcext:value-type="float">
            <text:p>0,35246482801956</text:p>
          </table:table-cell>
          <table:table-cell office:value-type="float" office:value="0.352464828124695" calcext:value-type="float">
            <text:p>0,352464828124695</text:p>
          </table:table-cell>
          <table:table-cell office:value-type="float" office:value="0.352464828225071" calcext:value-type="float">
            <text:p>0,352464828225071</text:p>
          </table:table-cell>
          <table:table-cell office:value-type="float" office:value="0.352464828115944" calcext:value-type="float">
            <text:p>0,352464828115944</text:p>
          </table:table-cell>
          <table:table-cell office:value-type="float" office:value="0.352464828043143" calcext:value-type="float">
            <text:p>0,352464828043143</text:p>
          </table:table-cell>
          <table:table-cell office:value-type="float" office:value="0.352464828106936" calcext:value-type="float">
            <text:p>0,352464828106936</text:p>
          </table:table-cell>
          <table:table-cell office:value-type="float" office:value="0.352464828169017" calcext:value-type="float">
            <text:p>0,352464828169017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0.333366235" calcext:value-type="float">
            <text:p>0,333366235</text:p>
          </table:table-cell>
          <table:table-cell table:formula="of:=AVERAGE([.E159:.F159])" office:value-type="float" office:value="-0.000000000687169924275265" calcext:value-type="float">
            <text:p>-6,87E-10</text:p>
          </table:table-cell>
          <table:table-cell office:value-type="float" office:value="-0.00000000137433984855053" calcext:value-type="float">
            <text:p>-1,37E-09</text:p>
          </table:table-cell>
          <table:table-cell office:value-type="float" office:value="-0" calcext:value-type="float">
            <text:p>0</text:p>
          </table:table-cell>
          <table:table-cell table:formula="of:=[.C159]-[.C160]" office:value-type="float" office:value="0.025019742" calcext:value-type="float">
            <text:p>0,025019742</text:p>
          </table:table-cell>
          <table:table-cell table:formula="of:=[.F159]-[.F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128" calcext:value-type="float">
            <text:p>-1,13E-09</text:p>
          </table:table-cell>
          <table:table-cell table:style-name="ce4" office:value-type="float" office:value="-0.000000005296" calcext:value-type="float">
            <text:p>-5,30E-09</text:p>
          </table:table-cell>
          <table:table-cell table:style-name="ce4" office:value-type="float" office:value="0.000000002963" calcext:value-type="float">
            <text:p>2,96E-09</text:p>
          </table:table-cell>
          <table:table-cell table:style-name="ce4" office:value-type="float" office:value="-0.000000002633" calcext:value-type="float">
            <text:p>-2,63E-09</text:p>
          </table:table-cell>
          <table:table-cell table:style-name="ce4" office:value-type="float" office:value="0.000000004297" calcext:value-type="float">
            <text:p>4,30E-09</text:p>
          </table:table-cell>
          <table:table-cell table:style-name="ce4" office:value-type="float" office:value="-0.00000000395" calcext:value-type="float">
            <text:p>-3,95E-09</text:p>
          </table:table-cell>
          <table:table-cell table:style-name="ce4" office:value-type="float" office:value="-0.000000004022" calcext:value-type="float">
            <text:p>-4,02E-09</text:p>
          </table:table-cell>
          <table:table-cell office:value-type="float" office:value="0.333366234875994" calcext:value-type="float">
            <text:p>0,333366234875994</text:p>
          </table:table-cell>
          <table:table-cell office:value-type="float" office:value="0.333366234898786" calcext:value-type="float">
            <text:p>0,333366234898786</text:p>
          </table:table-cell>
          <table:table-cell office:value-type="float" office:value="0.333366234999694" calcext:value-type="float">
            <text:p>0,333366234999694</text:p>
          </table:table-cell>
          <table:table-cell office:value-type="float" office:value="0.333366234946287" calcext:value-type="float">
            <text:p>0,333366234946287</text:p>
          </table:table-cell>
          <table:table-cell office:value-type="float" office:value="0.333366234991301" calcext:value-type="float">
            <text:p>0,333366234991301</text:p>
          </table:table-cell>
          <table:table-cell office:value-type="float" office:value="0.33336623492141" calcext:value-type="float">
            <text:p>0,33336623492141</text:p>
          </table:table-cell>
          <table:table-cell office:value-type="float" office:value="0.333366234982665" calcext:value-type="float">
            <text:p>0,333366234982665</text:p>
          </table:table-cell>
          <table:table-cell office:value-type="float" office:value="0.333366235042262" calcext:value-type="float">
            <text:p>0,333366235042262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25" calcext:value-type="float">
            <text:p>1,25</text:p>
          </table:table-cell>
          <table:table-cell table:style-name="ce3" office:value-type="float" office:value="0.308346493" calcext:value-type="float">
            <text:p>0,308346493</text:p>
          </table:table-cell>
          <table:table-cell table:formula="of:=AVERAGE([.E160:.F160])" office:value-type="float" office:value="-0.000000000765032733705595" calcext:value-type="float">
            <text:p>-7,65E-10</text:p>
          </table:table-cell>
          <table:table-cell office:value-type="float" office:value="-0.00000000153006546741119" calcext:value-type="float">
            <text:p>-1,53E-09</text:p>
          </table:table-cell>
          <table:table-cell office:value-type="float" office:value="-0" calcext:value-type="float">
            <text:p>0</text:p>
          </table:table-cell>
          <table:table-cell table:formula="of:=[.C160]-[.C161]" office:value-type="float" office:value="-0.00415350600000003" calcext:value-type="float">
            <text:p>-0,004153506</text:p>
          </table:table-cell>
          <table:table-cell table:formula="of:=[.F160]-[.F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402" calcext:value-type="float">
            <text:p>-1,40E-09</text:p>
          </table:table-cell>
          <table:table-cell table:style-name="ce4" office:value-type="float" office:value="-0.000000006113" calcext:value-type="float">
            <text:p>-6,11E-09</text:p>
          </table:table-cell>
          <table:table-cell table:style-name="ce4" office:value-type="float" office:value="-0.000000006469" calcext:value-type="float">
            <text:p>-6,47E-09</text:p>
          </table:table-cell>
          <table:table-cell table:style-name="ce4" office:value-type="float" office:value="0.000000006907" calcext:value-type="float">
            <text:p>6,91E-09</text:p>
          </table:table-cell>
          <table:table-cell table:style-name="ce4" office:value-type="float" office:value="-0.000000005245" calcext:value-type="float">
            <text:p>-5,25E-09</text:p>
          </table:table-cell>
          <table:table-cell table:style-name="ce4" office:value-type="float" office:value="-0.00000000401" calcext:value-type="float">
            <text:p>-4,01E-09</text:p>
          </table:table-cell>
          <table:table-cell table:style-name="ce4" office:value-type="float" office:value="0.000000007134" calcext:value-type="float">
            <text:p>7,13E-09</text:p>
          </table:table-cell>
          <table:table-cell office:value-type="float" office:value="0.308346493136774" calcext:value-type="float">
            <text:p>0,308346493136774</text:p>
          </table:table-cell>
          <table:table-cell office:value-type="float" office:value="0.308346493162982" calcext:value-type="float">
            <text:p>0,308346493162982</text:p>
          </table:table-cell>
          <table:table-cell office:value-type="float" office:value="0.308346493270729" calcext:value-type="float">
            <text:p>0,308346493270729</text:p>
          </table:table-cell>
          <table:table-cell office:value-type="float" office:value="0.308346493378573" calcext:value-type="float">
            <text:p>0,308346493378573</text:p>
          </table:table-cell>
          <table:table-cell office:value-type="float" office:value="0.308346493269336" calcext:value-type="float">
            <text:p>0,308346493269336</text:p>
          </table:table-cell>
          <table:table-cell office:value-type="float" office:value="0.308346493348244" calcext:value-type="float">
            <text:p>0,308346493348244</text:p>
          </table:table-cell>
          <table:table-cell office:value-type="float" office:value="0.308346493405771" calcext:value-type="float">
            <text:p>0,308346493405771</text:p>
          </table:table-cell>
          <table:table-cell office:value-type="float" office:value="0.308346493307989" calcext:value-type="float">
            <text:p>0,308346493307989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12499999" calcext:value-type="float">
            <text:p>0,312499999</text:p>
          </table:table-cell>
          <table:table-cell table:formula="of:=AVERAGE([.E161:.F161])" office:value-type="float" office:value="-0.00000000077211186621316" calcext:value-type="float">
            <text:p>-7,72E-10</text:p>
          </table:table-cell>
          <table:table-cell office:value-type="float" office:value="-0.00000000154422373242632" calcext:value-type="float">
            <text:p>-1,54E-09</text:p>
          </table:table-cell>
          <table:table-cell office:value-type="float" office:value="-0" calcext:value-type="float">
            <text:p>0</text:p>
          </table:table-cell>
          <table:table-cell table:formula="of:=[.C161]-[.C162]" office:value-type="float" office:value="0.011981576" calcext:value-type="float">
            <text:p>0,011981576</text:p>
          </table:table-cell>
          <table:table-cell table:formula="of:=[.F161]-[.F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10398" calcext:value-type="float">
            <text:p>-1,04E-08</text:p>
          </table:table-cell>
          <table:table-cell table:style-name="ce4" office:value-type="float" office:value="0.000000003363" calcext:value-type="float">
            <text:p>3,36E-09</text:p>
          </table:table-cell>
          <table:table-cell table:style-name="ce4" office:value-type="float" office:value="-0.000000006527" calcext:value-type="float">
            <text:p>-6,53E-09</text:p>
          </table:table-cell>
          <table:table-cell table:style-name="ce4" office:value-type="float" office:value="-0.000000002695" calcext:value-type="float">
            <text:p>-2,70E-09</text:p>
          </table:table-cell>
          <table:table-cell table:style-name="ce4" office:value-type="float" office:value="0.000000004862" calcext:value-type="float">
            <text:p>4,86E-09</text:p>
          </table:table-cell>
          <table:table-cell table:style-name="ce4" office:value-type="float" office:value="-0.000000004048" calcext:value-type="float">
            <text:p>-4,05E-09</text:p>
          </table:table-cell>
          <table:table-cell table:style-name="ce4" office:value-type="float" office:value="0.000000007198" calcext:value-type="float">
            <text:p>7,20E-09</text:p>
          </table:table-cell>
          <table:table-cell office:value-type="float" office:value="0.312499998665345" calcext:value-type="float">
            <text:p>0,312499998665345</text:p>
          </table:table-cell>
          <table:table-cell office:value-type="float" office:value="0.31249999886234" calcext:value-type="float">
            <text:p>0,31249999886234</text:p>
          </table:table-cell>
          <table:table-cell office:value-type="float" office:value="0.312499998802268" calcext:value-type="float">
            <text:p>0,312499998802268</text:p>
          </table:table-cell>
          <table:table-cell office:value-type="float" office:value="0.312499998912556" calcext:value-type="float">
            <text:p>0,312499998912556</text:p>
          </table:table-cell>
          <table:table-cell office:value-type="float" office:value="0.312499998955753" calcext:value-type="float">
            <text:p>0,312499998955753</text:p>
          </table:table-cell>
          <table:table-cell office:value-type="float" office:value="0.312499998881615" calcext:value-type="float">
            <text:p>0,312499998881615</text:p>
          </table:table-cell>
          <table:table-cell office:value-type="float" office:value="0.312499998940461" calcext:value-type="float">
            <text:p>0,312499998940461</text:p>
          </table:table-cell>
          <table:table-cell office:value-type="float" office:value="0.312499998840472" calcext:value-type="float">
            <text:p>0,312499998840472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0.300518423" calcext:value-type="float">
            <text:p>0,300518423</text:p>
          </table:table-cell>
          <table:table-cell table:formula="of:=AVERAGE([.E162:.F162])" office:value-type="float" office:value="-0.0000000008103223558118" calcext:value-type="float">
            <text:p>-8,10E-10</text:p>
          </table:table-cell>
          <table:table-cell office:value-type="float" office:value="-0.0000000016206447116236" calcext:value-type="float">
            <text:p>-1,62E-09</text:p>
          </table:table-cell>
          <table:table-cell office:value-type="float" office:value="-0" calcext:value-type="float">
            <text:p>0</text:p>
          </table:table-cell>
          <table:table-cell table:formula="of:=[.C162]-[.C163]" office:value-type="float" office:value="0.018545045" calcext:value-type="float">
            <text:p>0,018545045</text:p>
          </table:table-cell>
          <table:table-cell table:formula="of:=[.F162]-[.F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10529" calcext:value-type="float">
            <text:p>-1,05E-08</text:p>
          </table:table-cell>
          <table:table-cell table:style-name="ce4" office:value-type="float" office:value="0.000000003463" calcext:value-type="float">
            <text:p>3,46E-09</text:p>
          </table:table-cell>
          <table:table-cell table:style-name="ce4" office:value-type="float" office:value="-0.000000006374" calcext:value-type="float">
            <text:p>-6,37E-09</text:p>
          </table:table-cell>
          <table:table-cell table:style-name="ce4" office:value-type="float" office:value="-0.000000002712" calcext:value-type="float">
            <text:p>-2,71E-09</text:p>
          </table:table-cell>
          <table:table-cell table:style-name="ce4" office:value-type="float" office:value="0.000000004425" calcext:value-type="float">
            <text:p>4,43E-09</text:p>
          </table:table-cell>
          <table:table-cell table:style-name="ce4" office:value-type="float" office:value="-0.000000004067" calcext:value-type="float">
            <text:p>-4,07E-09</text:p>
          </table:table-cell>
          <table:table-cell table:style-name="ce4" office:value-type="float" office:value="0.000000006958" calcext:value-type="float">
            <text:p>6,96E-09</text:p>
          </table:table-cell>
          <table:table-cell office:value-type="float" office:value="0.300518422927467" calcext:value-type="float">
            <text:p>0,300518422927467</text:p>
          </table:table-cell>
          <table:table-cell office:value-type="float" office:value="0.300518423119296" calcext:value-type="float">
            <text:p>0,300518423119296</text:p>
          </table:table-cell>
          <table:table-cell office:value-type="float" office:value="0.300518423059806" calcext:value-type="float">
            <text:p>0,300518423059806</text:p>
          </table:table-cell>
          <table:table-cell office:value-type="float" office:value="0.300518423163378" calcext:value-type="float">
            <text:p>0,300518423163378</text:p>
          </table:table-cell>
          <table:table-cell office:value-type="float" office:value="0.300518423205178" calcext:value-type="float">
            <text:p>0,300518423205178</text:p>
          </table:table-cell>
          <table:table-cell office:value-type="float" office:value="0.300518423140295" calcext:value-type="float">
            <text:p>0,300518423140295</text:p>
          </table:table-cell>
          <table:table-cell office:value-type="float" office:value="0.300518423197158" calcext:value-type="float">
            <text:p>0,300518423197158</text:p>
          </table:table-cell>
          <table:table-cell office:value-type="float" office:value="0.300518423104214" calcext:value-type="float">
            <text:p>0,300518423104214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0.281973378" calcext:value-type="float">
            <text:p>0,281973378</text:p>
          </table:table-cell>
          <table:table-cell table:formula="of:=AVERAGE([.E163:.F163])" office:value-type="float" office:value="-0.00000000081962037112274" calcext:value-type="float">
            <text:p>-8,20E-10</text:p>
          </table:table-cell>
          <table:table-cell office:value-type="float" office:value="-0.00000000163924074224548" calcext:value-type="float">
            <text:p>-1,64E-09</text:p>
          </table:table-cell>
          <table:table-cell office:value-type="float" office:value="-0" calcext:value-type="float">
            <text:p>0</text:p>
          </table:table-cell>
          <table:table-cell table:formula="of:=[.C163]-[.C164]" office:value-type="float" office:value="0.026725839" calcext:value-type="float">
            <text:p>0,026725839</text:p>
          </table:table-cell>
          <table:table-cell table:formula="of:=[.F163]-[.F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532" calcext:value-type="float">
            <text:p>-1,53E-09</text:p>
          </table:table-cell>
          <table:table-cell table:style-name="ce4" office:value-type="float" office:value="-0.000000006578" calcext:value-type="float">
            <text:p>-6,58E-09</text:p>
          </table:table-cell>
          <table:table-cell table:style-name="ce4" office:value-type="float" office:value="-0.00000000702" calcext:value-type="float">
            <text:p>-7,02E-09</text:p>
          </table:table-cell>
          <table:table-cell table:style-name="ce4" office:value-type="float" office:value="0.000000007412" calcext:value-type="float">
            <text:p>7,41E-09</text:p>
          </table:table-cell>
          <table:table-cell table:style-name="ce4" office:value-type="float" office:value="0.000000006206" calcext:value-type="float">
            <text:p>6,21E-09</text:p>
          </table:table-cell>
          <table:table-cell table:style-name="ce4" office:value-type="float" office:value="-0.000000004995" calcext:value-type="float">
            <text:p>-5,00E-09</text:p>
          </table:table-cell>
          <table:table-cell table:style-name="ce4" office:value-type="float" office:value="-0.000000004434" calcext:value-type="float">
            <text:p>-4,43E-09</text:p>
          </table:table-cell>
          <table:table-cell office:value-type="float" office:value="0.281973378344822" calcext:value-type="float">
            <text:p>0,281973378344822</text:p>
          </table:table-cell>
          <table:table-cell office:value-type="float" office:value="0.281973378371014" calcext:value-type="float">
            <text:p>0,281973378371014</text:p>
          </table:table-cell>
          <table:table-cell office:value-type="float" office:value="0.281973378477034" calcext:value-type="float">
            <text:p>0,281973378477034</text:p>
          </table:table-cell>
          <table:table-cell office:value-type="float" office:value="0.281973378584054" calcext:value-type="float">
            <text:p>0,281973378584054</text:p>
          </table:table-cell>
          <table:table-cell office:value-type="float" office:value="0.281973378476851" calcext:value-type="float">
            <text:p>0,281973378476851</text:p>
          </table:table-cell>
          <table:table-cell office:value-type="float" office:value="0.281973378391476" calcext:value-type="float">
            <text:p>0,281973378391476</text:p>
          </table:table-cell>
          <table:table-cell office:value-type="float" office:value="0.281973378456994" calcext:value-type="float">
            <text:p>0,281973378456994</text:p>
          </table:table-cell>
          <table:table-cell office:value-type="float" office:value="0.281973378512565" calcext:value-type="float">
            <text:p>0,281973378512565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255247539" calcext:value-type="float">
            <text:p>0,255247539</text:p>
          </table:table-cell>
          <table:table-cell table:formula="of:=AVERAGE([.E164:.F164])" office:value-type="float" office:value="-0.000000000859471237059865" calcext:value-type="float">
            <text:p>-8,59E-10</text:p>
          </table:table-cell>
          <table:table-cell office:value-type="float" office:value="-0.00000000171894247411973" calcext:value-type="float">
            <text:p>-1,72E-09</text:p>
          </table:table-cell>
          <table:table-cell office:value-type="float" office:value="-0" calcext:value-type="float">
            <text:p>0</text:p>
          </table:table-cell>
          <table:table-cell table:formula="of:=[.C164]-[.C165]" office:value-type="float" office:value="0.056173466" calcext:value-type="float">
            <text:p>0,056173466</text:p>
          </table:table-cell>
          <table:table-cell table:formula="of:=[.F164]-[.F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1636" calcext:value-type="float">
            <text:p>-1,64E-09</text:p>
          </table:table-cell>
          <table:table-cell table:style-name="ce4" office:value-type="float" office:value="-0.000000006939" calcext:value-type="float">
            <text:p>-6,94E-09</text:p>
          </table:table-cell>
          <table:table-cell table:style-name="ce4" office:value-type="float" office:value="0.000000003261" calcext:value-type="float">
            <text:p>3,26E-09</text:p>
          </table:table-cell>
          <table:table-cell table:style-name="ce4" office:value-type="float" office:value="-0.00000000351" calcext:value-type="float">
            <text:p>-3,51E-09</text:p>
          </table:table-cell>
          <table:table-cell table:style-name="ce4" office:value-type="float" office:value="0.000000006673" calcext:value-type="float">
            <text:p>6,67E-09</text:p>
          </table:table-cell>
          <table:table-cell table:style-name="ce4" office:value-type="float" office:value="-0.00000000528" calcext:value-type="float">
            <text:p>-5,28E-09</text:p>
          </table:table-cell>
          <table:table-cell table:style-name="ce4" office:value-type="float" office:value="-0.000000004595" calcext:value-type="float">
            <text:p>-4,60E-09</text:p>
          </table:table-cell>
          <table:table-cell office:value-type="float" office:value="0.255247539126365" calcext:value-type="float">
            <text:p>0,255247539126365</text:p>
          </table:table-cell>
          <table:table-cell office:value-type="float" office:value="0.255247539151675" calcext:value-type="float">
            <text:p>0,255247539151675</text:p>
          </table:table-cell>
          <table:table-cell office:value-type="float" office:value="0.255247539252908" calcext:value-type="float">
            <text:p>0,255247539252908</text:p>
          </table:table-cell>
          <table:table-cell office:value-type="float" office:value="0.255247539207902" calcext:value-type="float">
            <text:p>0,255247539207902</text:p>
          </table:table-cell>
          <table:table-cell office:value-type="float" office:value="0.255247539253861" calcext:value-type="float">
            <text:p>0,255247539253861</text:p>
          </table:table-cell>
          <table:table-cell office:value-type="float" office:value="0.255247539170763" calcext:value-type="float">
            <text:p>0,255247539170763</text:p>
          </table:table-cell>
          <table:table-cell office:value-type="float" office:value="0.255247539233461" calcext:value-type="float">
            <text:p>0,255247539233461</text:p>
          </table:table-cell>
          <table:table-cell office:value-type="float" office:value="0.255247539285592" calcext:value-type="float">
            <text:p>0,255247539285592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1.5" calcext:value-type="float">
            <text:p>1,5</text:p>
          </table:table-cell>
          <table:table-cell office:value-type="float" office:value="0.199074073" calcext:value-type="float">
            <text:p>0,199074073</text:p>
          </table:table-cell>
          <table:table-cell table:formula="of:=AVERAGE([.E165:.F165])" office:value-type="float" office:value="-0.00000000107205385393178" calcext:value-type="float">
            <text:p>-1,07E-09</text:p>
          </table:table-cell>
          <table:table-cell office:value-type="float" office:value="-0.00000000214410770786356" calcext:value-type="float">
            <text:p>-2,14E-09</text:p>
          </table:table-cell>
          <table:table-cell office:value-type="float" office:value="-0" calcext:value-type="float">
            <text:p>0</text:p>
          </table:table-cell>
          <table:table-cell table:formula="of:=[.C165]-[.C166]" office:value-type="float" office:value="-0.019543203" calcext:value-type="float">
            <text:p>-0,019543203</text:p>
          </table:table-cell>
          <table:table-cell table:formula="of:=[.F165]-[.F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198" calcext:value-type="float">
            <text:p>-2,20E-09</text:p>
          </table:table-cell>
          <table:table-cell table:style-name="ce4" office:value-type="float" office:value="-0.000000008878" calcext:value-type="float">
            <text:p>-8,88E-09</text:p>
          </table:table-cell>
          <table:table-cell table:style-name="ce4" office:value-type="float" office:value="0.000000003758" calcext:value-type="float">
            <text:p>3,76E-09</text:p>
          </table:table-cell>
          <table:table-cell table:style-name="ce4" office:value-type="float" office:value="-0.00000000452" calcext:value-type="float">
            <text:p>-4,52E-09</text:p>
          </table:table-cell>
          <table:table-cell table:style-name="ce4" office:value-type="float" office:value="0.000000009226" calcext:value-type="float">
            <text:p>9,23E-09</text:p>
          </table:table-cell>
          <table:table-cell table:style-name="ce4" office:value-type="float" office:value="-0.000000006819" calcext:value-type="float">
            <text:p>-6,82E-09</text:p>
          </table:table-cell>
          <table:table-cell table:style-name="ce4" office:value-type="float" office:value="-0.000000005437" calcext:value-type="float">
            <text:p>-5,44E-09</text:p>
          </table:table-cell>
          <table:table-cell office:value-type="float" office:value="0.199074072854704" calcext:value-type="float">
            <text:p>0,199074072854704</text:p>
          </table:table-cell>
          <table:table-cell office:value-type="float" office:value="0.199074072881237" calcext:value-type="float">
            <text:p>0,199074072881237</text:p>
          </table:table-cell>
          <table:table-cell office:value-type="float" office:value="0.199074072982256" calcext:value-type="float">
            <text:p>0,199074072982256</text:p>
          </table:table-cell>
          <table:table-cell office:value-type="float" office:value="0.199074072941804" calcext:value-type="float">
            <text:p>0,199074072941804</text:p>
          </table:table-cell>
          <table:table-cell office:value-type="float" office:value="0.199074072987955" calcext:value-type="float">
            <text:p>0,199074072987955</text:p>
          </table:table-cell>
          <table:table-cell office:value-type="float" office:value="0.199074072898344" calcext:value-type="float">
            <text:p>0,199074072898344</text:p>
          </table:table-cell>
          <table:table-cell office:value-type="float" office:value="0.199074072961494" calcext:value-type="float">
            <text:p>0,199074072961494</text:p>
          </table:table-cell>
          <table:table-cell office:value-type="float" office:value="0.199074073009605" calcext:value-type="float">
            <text:p>0,199074073009605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218617276" calcext:value-type="float">
            <text:p>0,218617276</text:p>
          </table:table-cell>
          <table:table-cell table:formula="of:=AVERAGE([.E166:.F166])" office:value-type="float" office:value="-0.00000000107886224174167" calcext:value-type="float">
            <text:p>-1,08E-09</text:p>
          </table:table-cell>
          <table:table-cell office:value-type="float" office:value="-0.00000000215772448348333" calcext:value-type="float">
            <text:p>-2,16E-09</text:p>
          </table:table-cell>
          <table:table-cell office:value-type="float" office:value="-0" calcext:value-type="float">
            <text:p>0</text:p>
          </table:table-cell>
          <table:table-cell table:formula="of:=[.C166]-[.C167]" office:value-type="float" office:value="0.047407683" calcext:value-type="float">
            <text:p>0,047407683</text:p>
          </table:table-cell>
          <table:table-cell table:formula="of:=[.F166]-[.F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15047" calcext:value-type="float">
            <text:p>-1,50E-08</text:p>
          </table:table-cell>
          <table:table-cell table:style-name="ce4" office:value-type="float" office:value="0.000000004777" calcext:value-type="float">
            <text:p>4,78E-09</text:p>
          </table:table-cell>
          <table:table-cell table:style-name="ce4" office:value-type="float" office:value="-0.000000009764" calcext:value-type="float">
            <text:p>-9,76E-09</text:p>
          </table:table-cell>
          <table:table-cell table:style-name="ce4" office:value-type="float" office:value="-0.000000003912" calcext:value-type="float">
            <text:p>-3,91E-09</text:p>
          </table:table-cell>
          <table:table-cell table:style-name="ce4" office:value-type="float" office:value="0.000000007712" calcext:value-type="float">
            <text:p>7,71E-09</text:p>
          </table:table-cell>
          <table:table-cell table:style-name="ce4" office:value-type="float" office:value="-0.000000005894" calcext:value-type="float">
            <text:p>-5,89E-09</text:p>
          </table:table-cell>
          <table:table-cell table:style-name="ce4" office:value-type="float" office:value="0.000000010858" calcext:value-type="float">
            <text:p>1,09E-08</text:p>
          </table:table-cell>
          <table:table-cell office:value-type="float" office:value="0.218617275504095" calcext:value-type="float">
            <text:p>0,218617275504095</text:p>
          </table:table-cell>
          <table:table-cell office:value-type="float" office:value="0.218617275703524" calcext:value-type="float">
            <text:p>0,218617275703524</text:p>
          </table:table-cell>
          <table:table-cell office:value-type="float" office:value="0.218617275643835" calcext:value-type="float">
            <text:p>0,218617275643835</text:p>
          </table:table-cell>
          <table:table-cell office:value-type="float" office:value="0.218617275759245" calcext:value-type="float">
            <text:p>0,218617275759245</text:p>
          </table:table-cell>
          <table:table-cell office:value-type="float" office:value="0.218617275803113" calcext:value-type="float">
            <text:p>0,218617275803113</text:p>
          </table:table-cell>
          <table:table-cell office:value-type="float" office:value="0.218617275720856" calcext:value-type="float">
            <text:p>0,218617275720856</text:p>
          </table:table-cell>
          <table:table-cell office:value-type="float" office:value="0.218617275780802" calcext:value-type="float">
            <text:p>0,218617275780802</text:p>
          </table:table-cell>
          <table:table-cell office:value-type="float" office:value="0.218617275675283" calcext:value-type="float">
            <text:p>0,218617275675283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2" calcext:value-type="float">
            <text:p>1,2</text:p>
          </table:table-cell>
          <table:table-cell office:value-type="float" office:value="0.171209593" calcext:value-type="float">
            <text:p>0,171209593</text:p>
          </table:table-cell>
          <table:table-cell table:formula="of:=AVERAGE([.E167:.F167])" office:value-type="float" office:value="-0.00000000129763833470596" calcext:value-type="float">
            <text:p>-1,30E-09</text:p>
          </table:table-cell>
          <table:table-cell office:value-type="float" office:value="-0.00000000259527666941192" calcext:value-type="float">
            <text:p>-2,60E-09</text:p>
          </table:table-cell>
          <table:table-cell office:value-type="float" office:value="-0" calcext:value-type="float">
            <text:p>0</text:p>
          </table:table-cell>
          <table:table-cell table:formula="of:=[.C167]-[.C168]" office:value-type="float" office:value="0.015283367" calcext:value-type="float">
            <text:p>0,015283367</text:p>
          </table:table-cell>
          <table:table-cell table:formula="of:=[.F167]-[.F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229" calcext:value-type="float">
            <text:p>-2,23E-09</text:p>
          </table:table-cell>
          <table:table-cell table:style-name="ce4" office:value-type="float" office:value="-0.000000010144" calcext:value-type="float">
            <text:p>-1,01E-08</text:p>
          </table:table-cell>
          <table:table-cell table:style-name="ce4" office:value-type="float" office:value="0.000000005394" calcext:value-type="float">
            <text:p>5,39E-09</text:p>
          </table:table-cell>
          <table:table-cell table:style-name="ce4" office:value-type="float" office:value="-0.000000005073" calcext:value-type="float">
            <text:p>-5,07E-09</text:p>
          </table:table-cell>
          <table:table-cell table:style-name="ce4" office:value-type="float" office:value="0.000000008702" calcext:value-type="float">
            <text:p>8,70E-09</text:p>
          </table:table-cell>
          <table:table-cell table:style-name="ce4" office:value-type="float" office:value="-0.000000007614" calcext:value-type="float">
            <text:p>-7,61E-09</text:p>
          </table:table-cell>
          <table:table-cell table:style-name="ce4" office:value-type="float" office:value="-0.000000007395" calcext:value-type="float">
            <text:p>-7,40E-09</text:p>
          </table:table-cell>
          <table:table-cell office:value-type="float" office:value="0.171209593143313" calcext:value-type="float">
            <text:p>0,171209593143313</text:p>
          </table:table-cell>
          <table:table-cell office:value-type="float" office:value="0.171209593166451" calcext:value-type="float">
            <text:p>0,171209593166451</text:p>
          </table:table-cell>
          <table:table-cell office:value-type="float" office:value="0.171209593265724" calcext:value-type="float">
            <text:p>0,171209593265724</text:p>
          </table:table-cell>
          <table:table-cell office:value-type="float" office:value="0.171209593215791" calcext:value-type="float">
            <text:p>0,171209593215791</text:p>
          </table:table-cell>
          <table:table-cell office:value-type="float" office:value="0.171209593260338" calcext:value-type="float">
            <text:p>0,171209593260338</text:p>
          </table:table-cell>
          <table:table-cell office:value-type="float" office:value="0.171209593187645" calcext:value-type="float">
            <text:p>0,171209593187645</text:p>
          </table:table-cell>
          <table:table-cell office:value-type="float" office:value="0.171209593248287" calcext:value-type="float">
            <text:p>0,171209593248287</text:p>
          </table:table-cell>
          <table:table-cell office:value-type="float" office:value="0.171209593304565" calcext:value-type="float">
            <text:p>0,171209593304565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" calcext:value-type="float">
            <text:p>1</text:p>
          </table:table-cell>
          <table:table-cell office:value-type="float" office:value="0.155926226" calcext:value-type="float">
            <text:p>0,155926226</text:p>
          </table:table-cell>
          <table:table-cell table:formula="of:=AVERAGE([.E168:.F168])" office:value-type="float" office:value="-0.0000000015468644870399" calcext:value-type="float">
            <text:p>-1,55E-09</text:p>
          </table:table-cell>
          <table:table-cell office:value-type="float" office:value="-0.00000000309372897407979" calcext:value-type="float">
            <text:p>-3,09E-09</text:p>
          </table:table-cell>
          <table:table-cell office:value-type="float" office:value="-0" calcext:value-type="float">
            <text:p>0</text:p>
          </table:table-cell>
          <table:table-cell table:formula="of:=[.C168]-[.C169]" office:value-type="float" office:value="0.004430922" calcext:value-type="float">
            <text:p>0,004430922</text:p>
          </table:table-cell>
          <table:table-cell table:formula="of:=[.F168]-[.F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20445" calcext:value-type="float">
            <text:p>-2,04E-08</text:p>
          </table:table-cell>
          <table:table-cell table:style-name="ce4" office:value-type="float" office:value="0.00000000667" calcext:value-type="float">
            <text:p>6,67E-09</text:p>
          </table:table-cell>
          <table:table-cell table:style-name="ce4" office:value-type="float" office:value="-0.0000000126" calcext:value-type="float">
            <text:p>-1,26E-08</text:p>
          </table:table-cell>
          <table:table-cell table:style-name="ce4" office:value-type="float" office:value="-0.000000005282" calcext:value-type="float">
            <text:p>-5,28E-09</text:p>
          </table:table-cell>
          <table:table-cell table:style-name="ce4" office:value-type="float" office:value="0.000000009061" calcext:value-type="float">
            <text:p>9,06E-09</text:p>
          </table:table-cell>
          <table:table-cell table:style-name="ce4" office:value-type="float" office:value="-0.000000007929" calcext:value-type="float">
            <text:p>-7,93E-09</text:p>
          </table:table-cell>
          <table:table-cell table:style-name="ce4" office:value-type="float" office:value="0.000000013823" calcext:value-type="float">
            <text:p>1,38E-08</text:p>
          </table:table-cell>
          <table:table-cell office:value-type="float" office:value="0.155926226254028" calcext:value-type="float">
            <text:p>0,155926226254028</text:p>
          </table:table-cell>
          <table:table-cell office:value-type="float" office:value="0.155926226447294" calcext:value-type="float">
            <text:p>0,155926226447294</text:p>
          </table:table-cell>
          <table:table-cell office:value-type="float" office:value="0.155926226387851" calcext:value-type="float">
            <text:p>0,155926226387851</text:p>
          </table:table-cell>
          <table:table-cell office:value-type="float" office:value="0.155926226494074" calcext:value-type="float">
            <text:p>0,155926226494074</text:p>
          </table:table-cell>
          <table:table-cell office:value-type="float" office:value="0.155926226536322" calcext:value-type="float">
            <text:p>0,155926226536322</text:p>
          </table:table-cell>
          <table:table-cell office:value-type="float" office:value="0.155926226467389" calcext:value-type="float">
            <text:p>0,155926226467389</text:p>
          </table:table-cell>
          <table:table-cell office:value-type="float" office:value="0.155926226524901" calcext:value-type="float">
            <text:p>0,155926226524901</text:p>
          </table:table-cell>
          <table:table-cell office:value-type="float" office:value="0.155926226429091" calcext:value-type="float">
            <text:p>0,155926226429091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3" calcext:value-type="float">
            <text:p>1,3</text:p>
          </table:table-cell>
          <table:table-cell office:value-type="float" office:value="0.151495304" calcext:value-type="float">
            <text:p>0,151495304</text:p>
          </table:table-cell>
          <table:table-cell table:formula="of:=AVERAGE([.E169:.F169])" office:value-type="float" office:value="-0.00000000156695680274574" calcext:value-type="float">
            <text:p>-1,57E-09</text:p>
          </table:table-cell>
          <table:table-cell office:value-type="float" office:value="-0.00000000313391360549148" calcext:value-type="float">
            <text:p>-3,13E-09</text:p>
          </table:table-cell>
          <table:table-cell office:value-type="float" office:value="-0" calcext:value-type="float">
            <text:p>0</text:p>
          </table:table-cell>
          <table:table-cell table:formula="of:=[.C169]-[.C170]" office:value-type="float" office:value="0.00160317699999998" calcext:value-type="float">
            <text:p>0,001603177</text:p>
          </table:table-cell>
          <table:table-cell table:formula="of:=[.F169]-[.F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736" calcext:value-type="float">
            <text:p>-2,74E-09</text:p>
          </table:table-cell>
          <table:table-cell table:style-name="ce4" office:value-type="float" office:value="-0.00000001231" calcext:value-type="float">
            <text:p>-1,23E-08</text:p>
          </table:table-cell>
          <table:table-cell table:style-name="ce4" office:value-type="float" office:value="-0.000000012764" calcext:value-type="float">
            <text:p>-1,28E-08</text:p>
          </table:table-cell>
          <table:table-cell table:style-name="ce4" office:value-type="float" office:value="0.00000001406" calcext:value-type="float">
            <text:p>1,41E-08</text:p>
          </table:table-cell>
          <table:table-cell table:style-name="ce4" office:value-type="float" office:value="-0.000000011227" calcext:value-type="float">
            <text:p>-1,12E-08</text:p>
          </table:table-cell>
          <table:table-cell table:style-name="ce4" office:value-type="float" office:value="0.0000000138" calcext:value-type="float">
            <text:p>1,38E-08</text:p>
          </table:table-cell>
          <table:table-cell table:style-name="ce4" office:value-type="float" office:value="-0.000000008844" calcext:value-type="float">
            <text:p>-8,84E-09</text:p>
          </table:table-cell>
          <table:table-cell office:value-type="float" office:value="0.15149530425735" calcext:value-type="float">
            <text:p>0,15149530425735</text:p>
          </table:table-cell>
          <table:table-cell office:value-type="float" office:value="0.151495304282478" calcext:value-type="float">
            <text:p>0,151495304282478</text:p>
          </table:table-cell>
          <table:table-cell office:value-type="float" office:value="0.151495304389071" calcext:value-type="float">
            <text:p>0,151495304389071</text:p>
          </table:table-cell>
          <table:table-cell office:value-type="float" office:value="0.151495304493617" calcext:value-type="float">
            <text:p>0,151495304493617</text:p>
          </table:table-cell>
          <table:table-cell office:value-type="float" office:value="0.151495304384362" calcext:value-type="float">
            <text:p>0,151495304384362</text:p>
          </table:table-cell>
          <table:table-cell office:value-type="float" office:value="0.151495304467345" calcext:value-type="float">
            <text:p>0,151495304467345</text:p>
          </table:table-cell>
          <table:table-cell office:value-type="float" office:value="0.151495304370088" calcext:value-type="float">
            <text:p>0,151495304370088</text:p>
          </table:table-cell>
          <table:table-cell office:value-type="float" office:value="0.151495304429648" calcext:value-type="float">
            <text:p>0,151495304429648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2" calcext:value-type="float">
            <text:p>1,2</text:p>
          </table:table-cell>
          <table:table-cell office:value-type="float" office:value="0.149892127" calcext:value-type="float">
            <text:p>0,149892127</text:p>
          </table:table-cell>
          <table:table-cell table:formula="of:=AVERAGE([.E170:.F170])" office:value-type="float" office:value="-0.00000000157457130611698" calcext:value-type="float">
            <text:p>-1,57E-09</text:p>
          </table:table-cell>
          <table:table-cell office:value-type="float" office:value="-0.00000000314914261223397" calcext:value-type="float">
            <text:p>-3,15E-09</text:p>
          </table:table-cell>
          <table:table-cell office:value-type="float" office:value="-0" calcext:value-type="float">
            <text:p>0</text:p>
          </table:table-cell>
          <table:table-cell table:formula="of:=[.C170]-[.C171]" office:value-type="float" office:value="0.00465047800000001" calcext:value-type="float">
            <text:p>0,004650478</text:p>
          </table:table-cell>
          <table:table-cell table:formula="of:=[.F170]-[.F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75" calcext:value-type="float">
            <text:p>-2,75E-09</text:p>
          </table:table-cell>
          <table:table-cell table:style-name="ce4" office:value-type="float" office:value="-0.000000012368" calcext:value-type="float">
            <text:p>-1,24E-08</text:p>
          </table:table-cell>
          <table:table-cell table:style-name="ce4" office:value-type="float" office:value="-0.000000012825" calcext:value-type="float">
            <text:p>-1,28E-08</text:p>
          </table:table-cell>
          <table:table-cell table:style-name="ce4" office:value-type="float" office:value="0.000000014128" calcext:value-type="float">
            <text:p>1,41E-08</text:p>
          </table:table-cell>
          <table:table-cell table:style-name="ce4" office:value-type="float" office:value="0.000000010812" calcext:value-type="float">
            <text:p>1,08E-08</text:p>
          </table:table-cell>
          <table:table-cell table:style-name="ce4" office:value-type="float" office:value="-0.000000009305" calcext:value-type="float">
            <text:p>-9,31E-09</text:p>
          </table:table-cell>
          <table:table-cell table:style-name="ce4" office:value-type="float" office:value="-0.000000008887" calcext:value-type="float">
            <text:p>-8,89E-09</text:p>
          </table:table-cell>
          <table:table-cell office:value-type="float" office:value="0.149892127072828" calcext:value-type="float">
            <text:p>0,149892127072828</text:p>
          </table:table-cell>
          <table:table-cell office:value-type="float" office:value="0.149892127097818" calcext:value-type="float">
            <text:p>0,149892127097818</text:p>
          </table:table-cell>
          <table:table-cell office:value-type="float" office:value="0.149892127203786" calcext:value-type="float">
            <text:p>0,149892127203786</text:p>
          </table:table-cell>
          <table:table-cell office:value-type="float" office:value="0.149892127307721" calcext:value-type="float">
            <text:p>0,149892127307721</text:p>
          </table:table-cell>
          <table:table-cell office:value-type="float" office:value="0.149892127199103" calcext:value-type="float">
            <text:p>0,149892127199103</text:p>
          </table:table-cell>
          <table:table-cell office:value-type="float" office:value="0.149892127120034" calcext:value-type="float">
            <text:p>0,149892127120034</text:p>
          </table:table-cell>
          <table:table-cell office:value-type="float" office:value="0.149892127184918" calcext:value-type="float">
            <text:p>0,149892127184918</text:p>
          </table:table-cell>
          <table:table-cell office:value-type="float" office:value="0.149892127244131" calcext:value-type="float">
            <text:p>0,149892127244131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145241649" calcext:value-type="float">
            <text:p>0,145241649</text:p>
          </table:table-cell>
          <table:table-cell table:formula="of:=AVERAGE([.E171:.F171])" office:value-type="float" office:value="-0.00000000159743347772929" calcext:value-type="float">
            <text:p>-1,60E-09</text:p>
          </table:table-cell>
          <table:table-cell office:value-type="float" office:value="-0.00000000319486695545858" calcext:value-type="float">
            <text:p>-3,19E-09</text:p>
          </table:table-cell>
          <table:table-cell office:value-type="float" office:value="-0" calcext:value-type="float">
            <text:p>0</text:p>
          </table:table-cell>
          <table:table-cell table:formula="of:=[.C171]-[.C172]" office:value-type="float" office:value="0.005210408" calcext:value-type="float">
            <text:p>0,005210408</text:p>
          </table:table-cell>
          <table:table-cell table:formula="of:=[.F171]-[.F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789" calcext:value-type="float">
            <text:p>-2,79E-09</text:p>
          </table:table-cell>
          <table:table-cell table:style-name="ce4" office:value-type="float" office:value="-0.000000012548" calcext:value-type="float">
            <text:p>-1,25E-08</text:p>
          </table:table-cell>
          <table:table-cell table:style-name="ce4" office:value-type="float" office:value="-0.000000013012" calcext:value-type="float">
            <text:p>-1,30E-08</text:p>
          </table:table-cell>
          <table:table-cell table:style-name="ce4" office:value-type="float" office:value="0.000000014333" calcext:value-type="float">
            <text:p>1,43E-08</text:p>
          </table:table-cell>
          <table:table-cell table:style-name="ce4" office:value-type="float" office:value="0.00000001097" calcext:value-type="float">
            <text:p>1,10E-08</text:p>
          </table:table-cell>
          <table:table-cell table:style-name="ce4" office:value-type="float" office:value="-0.000000009441" calcext:value-type="float">
            <text:p>-9,44E-09</text:p>
          </table:table-cell>
          <table:table-cell table:style-name="ce4" office:value-type="float" office:value="-0.000000009016" calcext:value-type="float">
            <text:p>-9,02E-09</text:p>
          </table:table-cell>
          <table:table-cell office:value-type="float" office:value="0.145241649125113" calcext:value-type="float">
            <text:p>0,145241649125113</text:p>
          </table:table-cell>
          <table:table-cell office:value-type="float" office:value="0.145241649149672" calcext:value-type="float">
            <text:p>0,145241649149672</text:p>
          </table:table-cell>
          <table:table-cell office:value-type="float" office:value="0.145241649253847" calcext:value-type="float">
            <text:p>0,145241649253847</text:p>
          </table:table-cell>
          <table:table-cell office:value-type="float" office:value="0.145241649356029" calcext:value-type="float">
            <text:p>0,145241649356029</text:p>
          </table:table-cell>
          <table:table-cell office:value-type="float" office:value="0.145241649249247" calcext:value-type="float">
            <text:p>0,145241649249247</text:p>
          </table:table-cell>
          <table:table-cell office:value-type="float" office:value="0.145241649171511" calcext:value-type="float">
            <text:p>0,145241649171511</text:p>
          </table:table-cell>
          <table:table-cell office:value-type="float" office:value="0.145241649235302" calcext:value-type="float">
            <text:p>0,145241649235302</text:p>
          </table:table-cell>
          <table:table-cell office:value-type="float" office:value="0.145241649293511" calcext:value-type="float">
            <text:p>0,145241649293511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1.3" calcext:value-type="float">
            <text:p>1,3</text:p>
          </table:table-cell>
          <table:table-cell office:value-type="float" office:value="0.140031241" calcext:value-type="float">
            <text:p>0,140031241</text:p>
          </table:table-cell>
          <table:table-cell table:formula="of:=AVERAGE([.E172:.F172])" office:value-type="float" office:value="-0.0000000016249910048148" calcext:value-type="float">
            <text:p>-1,62E-09</text:p>
          </table:table-cell>
          <table:table-cell office:value-type="float" office:value="-0.00000000324998200962961" calcext:value-type="float">
            <text:p>-3,25E-09</text:p>
          </table:table-cell>
          <table:table-cell office:value-type="float" office:value="-0" calcext:value-type="float">
            <text:p>0</text:p>
          </table:table-cell>
          <table:table-cell table:formula="of:=[.C172]-[.C173]" office:value-type="float" office:value="0.026298828" calcext:value-type="float">
            <text:p>0,026298828</text:p>
          </table:table-cell>
          <table:table-cell table:formula="of:=[.F172]-[.F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2838" calcext:value-type="float">
            <text:p>-2,84E-09</text:p>
          </table:table-cell>
          <table:table-cell table:style-name="ce4" office:value-type="float" office:value="-0.000000012764" calcext:value-type="float">
            <text:p>-1,28E-08</text:p>
          </table:table-cell>
          <table:table-cell table:style-name="ce4" office:value-type="float" office:value="0.000000006665" calcext:value-type="float">
            <text:p>6,67E-09</text:p>
          </table:table-cell>
          <table:table-cell table:style-name="ce4" office:value-type="float" office:value="-0.000000006397" calcext:value-type="float">
            <text:p>-6,40E-09</text:p>
          </table:table-cell>
          <table:table-cell table:style-name="ce4" office:value-type="float" office:value="0.000000011159" calcext:value-type="float">
            <text:p>1,12E-08</text:p>
          </table:table-cell>
          <table:table-cell table:style-name="ce4" office:value-type="float" office:value="-0.000000009604" calcext:value-type="float">
            <text:p>-9,60E-09</text:p>
          </table:table-cell>
          <table:table-cell table:style-name="ce4" office:value-type="float" office:value="-0.000000009171" calcext:value-type="float">
            <text:p>-9,17E-09</text:p>
          </table:table-cell>
          <table:table-cell office:value-type="float" office:value="0.140031240918354" calcext:value-type="float">
            <text:p>0,140031240918354</text:p>
          </table:table-cell>
          <table:table-cell office:value-type="float" office:value="0.140031240942448" calcext:value-type="float">
            <text:p>0,140031240942448</text:p>
          </table:table-cell>
          <table:table-cell office:value-type="float" office:value="0.140031241044612" calcext:value-type="float">
            <text:p>0,140031241044612</text:p>
          </table:table-cell>
          <table:table-cell office:value-type="float" office:value="0.140031240994152" calcext:value-type="float">
            <text:p>0,140031240994152</text:p>
          </table:table-cell>
          <table:table-cell office:value-type="float" office:value="0.1400312410401" calcext:value-type="float">
            <text:p>0,1400312410401</text:p>
          </table:table-cell>
          <table:table-cell office:value-type="float" office:value="0.140031240963861" calcext:value-type="float">
            <text:p>0,140031240963861</text:p>
          </table:table-cell>
          <table:table-cell office:value-type="float" office:value="0.140031241026425" calcext:value-type="float">
            <text:p>0,140031241026425</text:p>
          </table:table-cell>
          <table:table-cell office:value-type="float" office:value="0.140031241083512" calcext:value-type="float">
            <text:p>0,140031241083512</text:p>
          </table:table-cell>
        </table:table-row>
        <table:table-row table:style-name="ro1">
          <table:table-cell office:value-type="string" calcext:value-type="string">
            <text:p>l-1-2-2d</text:p>
          </table:table-cell>
          <table:table-cell office:value-type="float" office:value="1" calcext:value-type="float">
            <text:p>1</text:p>
          </table:table-cell>
          <table:table-cell office:value-type="float" office:value="0.113732413" calcext:value-type="float">
            <text:p>0,113732413</text:p>
          </table:table-cell>
          <table:table-cell table:formula="of:=AVERAGE([.E173:.F173])" office:value-type="float" office:value="-0.00000000206296781611478" calcext:value-type="float">
            <text:p>-2,06E-09</text:p>
          </table:table-cell>
          <table:table-cell office:value-type="float" office:value="-0.00000000412593563222956" calcext:value-type="float">
            <text:p>-4,13E-09</text:p>
          </table:table-cell>
          <table:table-cell office:value-type="float" office:value="-0" calcext:value-type="float">
            <text:p>0</text:p>
          </table:table-cell>
          <table:table-cell table:formula="of:=[.C173]-[.C174]" office:value-type="float" office:value="0.00294731300000001" calcext:value-type="float">
            <text:p>0,002947313</text:p>
          </table:table-cell>
          <table:table-cell table:formula="of:=[.F173]-[.F1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3669" calcext:value-type="float">
            <text:p>-3,67E-09</text:p>
          </table:table-cell>
          <table:table-cell table:style-name="ce4" office:value-type="float" office:value="-0.000000016273" calcext:value-type="float">
            <text:p>-1,63E-08</text:p>
          </table:table-cell>
          <table:table-cell table:style-name="ce4" office:value-type="float" office:value="-0.000000017006" calcext:value-type="float">
            <text:p>-1,70E-08</text:p>
          </table:table-cell>
          <table:table-cell table:style-name="ce4" office:value-type="float" office:value="0.000000018538" calcext:value-type="float">
            <text:p>1,85E-08</text:p>
          </table:table-cell>
          <table:table-cell table:style-name="ce4" office:value-type="float" office:value="0.000000014505" calcext:value-type="float">
            <text:p>1,45E-08</text:p>
          </table:table-cell>
          <table:table-cell table:style-name="ce4" office:value-type="float" office:value="-0.000000012283" calcext:value-type="float">
            <text:p>-1,23E-08</text:p>
          </table:table-cell>
          <table:table-cell table:style-name="ce4" office:value-type="float" office:value="-0.000000011527" calcext:value-type="float">
            <text:p>-1,15E-08</text:p>
          </table:table-cell>
          <table:table-cell office:value-type="float" office:value="0.113732413352463" calcext:value-type="float">
            <text:p>0,113732413352463</text:p>
          </table:table-cell>
          <table:table-cell office:value-type="float" office:value="0.11373241337776" calcext:value-type="float">
            <text:p>0,11373241337776</text:p>
          </table:table-cell>
          <table:table-cell office:value-type="float" office:value="0.113732413483546" calcext:value-type="float">
            <text:p>0,113732413483546</text:p>
          </table:table-cell>
          <table:table-cell office:value-type="float" office:value="0.11373241358812" calcext:value-type="float">
            <text:p>0,11373241358812</text:p>
          </table:table-cell>
          <table:table-cell office:value-type="float" office:value="0.113732413479977" calcext:value-type="float">
            <text:p>0,113732413479977</text:p>
          </table:table-cell>
          <table:table-cell office:value-type="float" office:value="0.11373241339949" calcext:value-type="float">
            <text:p>0,11373241339949</text:p>
          </table:table-cell>
          <table:table-cell office:value-type="float" office:value="0.113732413464479" calcext:value-type="float">
            <text:p>0,113732413464479</text:p>
          </table:table-cell>
          <table:table-cell office:value-type="float" office:value="0.113732413522757" calcext:value-type="float">
            <text:p>0,113732413522757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5" calcext:value-type="float">
            <text:p>1,5</text:p>
          </table:table-cell>
          <table:table-cell office:value-type="float" office:value="0.1107851" calcext:value-type="float">
            <text:p>0,1107851</text:p>
          </table:table-cell>
          <table:table-cell table:formula="of:=AVERAGE([.E174:.F174])" office:value-type="float" office:value="-0.00000000209200755567871" calcext:value-type="float">
            <text:p>-2,09E-09</text:p>
          </table:table-cell>
          <table:table-cell office:value-type="float" office:value="-0.00000000418401511135743" calcext:value-type="float">
            <text:p>-4,18E-09</text:p>
          </table:table-cell>
          <table:table-cell office:value-type="float" office:value="-0" calcext:value-type="float">
            <text:p>0</text:p>
          </table:table-cell>
          <table:table-cell table:formula="of:=[.C174]-[.C175]" office:value-type="float" office:value="0.104658117" calcext:value-type="float">
            <text:p>0,104658117</text:p>
          </table:table-cell>
          <table:table-cell table:formula="of:=[.F174]-[.F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03727" calcext:value-type="float">
            <text:p>-3,73E-09</text:p>
          </table:table-cell>
          <table:table-cell table:style-name="ce4" office:value-type="float" office:value="-0.000000016492" calcext:value-type="float">
            <text:p>-1,65E-08</text:p>
          </table:table-cell>
          <table:table-cell table:style-name="ce4" office:value-type="float" office:value="-0.000000017243" calcext:value-type="float">
            <text:p>-1,72E-08</text:p>
          </table:table-cell>
          <table:table-cell table:style-name="ce4" office:value-type="float" office:value="0.000000018793" calcext:value-type="float">
            <text:p>1,88E-08</text:p>
          </table:table-cell>
          <table:table-cell table:style-name="ce4" office:value-type="float" office:value="0.0000000147" calcext:value-type="float">
            <text:p>1,47E-08</text:p>
          </table:table-cell>
          <table:table-cell table:style-name="ce4" office:value-type="float" office:value="-0.000000012447" calcext:value-type="float">
            <text:p>-1,24E-08</text:p>
          </table:table-cell>
          <table:table-cell table:style-name="ce4" office:value-type="float" office:value="-0.000000011691" calcext:value-type="float">
            <text:p>-1,17E-08</text:p>
          </table:table-cell>
          <table:table-cell office:value-type="float" office:value="0.110785099607371" calcext:value-type="float">
            <text:p>0,110785099607371</text:p>
          </table:table-cell>
          <table:table-cell office:value-type="float" office:value="0.110785099632399" calcext:value-type="float">
            <text:p>0,110785099632399</text:p>
          </table:table-cell>
          <table:table-cell office:value-type="float" office:value="0.11078509973683" calcext:value-type="float">
            <text:p>0,11078509973683</text:p>
          </table:table-cell>
          <table:table-cell office:value-type="float" office:value="0.110785099840114" calcext:value-type="float">
            <text:p>0,110785099840114</text:p>
          </table:table-cell>
          <table:table-cell office:value-type="float" office:value="0.110785099733325" calcext:value-type="float">
            <text:p>0,110785099733325</text:p>
          </table:table-cell>
          <table:table-cell office:value-type="float" office:value="0.110785099653868" calcext:value-type="float">
            <text:p>0,110785099653868</text:p>
          </table:table-cell>
          <table:table-cell office:value-type="float" office:value="0.110785099718015" calcext:value-type="float">
            <text:p>0,110785099718015</text:p>
          </table:table-cell>
          <table:table-cell office:value-type="float" office:value="0.110785099775587" calcext:value-type="float">
            <text:p>0,110785099775587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2" calcext:value-type="float">
            <text:p>1,2</text:p>
          </table:table-cell>
          <table:table-cell office:value-type="float" office:value="0.006126983" calcext:value-type="float">
            <text:p>0,006126983</text:p>
          </table:table-cell>
          <table:table-cell table:formula="of:=AVERAGE([.E175:.F175])" office:value-type="float" office:value="-0.0000000360479255238796" calcext:value-type="float">
            <text:p>-3,60E-08</text:p>
          </table:table-cell>
          <table:table-cell office:value-type="float" office:value="-0.0000000720958510477592" calcext:value-type="float">
            <text:p>-7,21E-08</text:p>
          </table:table-cell>
          <table:table-cell office:value-type="float" office:value="-0" calcext:value-type="float">
            <text:p>0</text:p>
          </table:table-cell>
          <table:table-cell table:formula="of:=[.C175]-[.C176]" office:value-type="float" office:value="0" calcext:value-type="float">
            <text:p>0</text:p>
          </table:table-cell>
          <table:table-cell table:formula="of:=[.F175]-[.F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68629" calcext:value-type="float">
            <text:p>-6,86E-08</text:p>
          </table:table-cell>
          <table:table-cell table:style-name="ce4" office:value-type="float" office:value="-0.000000290944" calcext:value-type="float">
            <text:p>-2,91E-07</text:p>
          </table:table-cell>
          <table:table-cell table:style-name="ce4" office:value-type="float" office:value="0.000000136772" calcext:value-type="float">
            <text:p>1,37E-07</text:p>
          </table:table-cell>
          <table:table-cell table:style-name="ce4" office:value-type="float" office:value="-0.000000147245" calcext:value-type="float">
            <text:p>-1,47E-07</text:p>
          </table:table-cell>
          <table:table-cell table:style-name="ce4" office:value-type="float" office:value="0.000000279844" calcext:value-type="float">
            <text:p>2,80E-07</text:p>
          </table:table-cell>
          <table:table-cell table:style-name="ce4" office:value-type="float" office:value="-0.000000221475" calcext:value-type="float">
            <text:p>-2,21E-07</text:p>
          </table:table-cell>
          <table:table-cell table:style-name="ce4" office:value-type="float" office:value="-0.000000192708" calcext:value-type="float">
            <text:p>-1,93E-07</text:p>
          </table:table-cell>
          <table:table-cell office:value-type="float" office:value="0.00612698263070697" calcext:value-type="float">
            <text:p>0,006126982630707</text:p>
          </table:table-cell>
          <table:table-cell office:value-type="float" office:value="0.00612698265619908" calcext:value-type="float">
            <text:p>0,006126982656199</text:p>
          </table:table-cell>
          <table:table-cell office:value-type="float" office:value="0.00612698275809007" calcext:value-type="float">
            <text:p>0,00612698275809</text:p>
          </table:table-cell>
          <table:table-cell office:value-type="float" office:value="0.00612698271278189" calcext:value-type="float">
            <text:p>0,006126982712782</text:p>
          </table:table-cell>
          <table:table-cell office:value-type="float" office:value="0.00612698275905705" calcext:value-type="float">
            <text:p>0,006126982759057</text:p>
          </table:table-cell>
          <table:table-cell office:value-type="float" office:value="0.00612698267540161" calcext:value-type="float">
            <text:p>0,006126982675402</text:p>
          </table:table-cell>
          <table:table-cell office:value-type="float" office:value="0.00612698273852816" calcext:value-type="float">
            <text:p>0,006126982738528</text:p>
          </table:table-cell>
          <table:table-cell office:value-type="float" office:value="0.00612698279101322" calcext:value-type="float">
            <text:p>0,006126982791013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2" calcext:value-type="float">
            <text:p>1,2</text:p>
          </table:table-cell>
          <table:table-cell office:value-type="float" office:value="0.006126983" calcext:value-type="float">
            <text:p>0,006126983</text:p>
          </table:table-cell>
          <table:table-cell table:formula="of:=AVERAGE([.E176:.F176])" office:value-type="float" office:value="-0.0000000360479255238796" calcext:value-type="float">
            <text:p>-3,60E-08</text:p>
          </table:table-cell>
          <table:table-cell office:value-type="float" office:value="-0.0000000720958510477592" calcext:value-type="float">
            <text:p>-7,21E-08</text:p>
          </table:table-cell>
          <table:table-cell office:value-type="float" office:value="-0" calcext:value-type="float">
            <text:p>0</text:p>
          </table:table-cell>
          <table:table-cell table:formula="of:=[.C176]-[.C177]" office:value-type="float" office:value="0" calcext:value-type="float">
            <text:p>0</text:p>
          </table:table-cell>
          <table:table-cell table:formula="of:=[.F176]-[.F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68629" calcext:value-type="float">
            <text:p>-6,86E-08</text:p>
          </table:table-cell>
          <table:table-cell table:style-name="ce4" office:value-type="float" office:value="-0.000000290944" calcext:value-type="float">
            <text:p>-2,91E-07</text:p>
          </table:table-cell>
          <table:table-cell table:style-name="ce4" office:value-type="float" office:value="0.000000136772" calcext:value-type="float">
            <text:p>1,37E-07</text:p>
          </table:table-cell>
          <table:table-cell table:style-name="ce4" office:value-type="float" office:value="-0.000000147245" calcext:value-type="float">
            <text:p>-1,47E-07</text:p>
          </table:table-cell>
          <table:table-cell table:style-name="ce4" office:value-type="float" office:value="0.000000279844" calcext:value-type="float">
            <text:p>2,80E-07</text:p>
          </table:table-cell>
          <table:table-cell table:style-name="ce4" office:value-type="float" office:value="-0.000000221475" calcext:value-type="float">
            <text:p>-2,21E-07</text:p>
          </table:table-cell>
          <table:table-cell table:style-name="ce4" office:value-type="float" office:value="-0.000000192708" calcext:value-type="float">
            <text:p>-1,93E-07</text:p>
          </table:table-cell>
          <table:table-cell office:value-type="float" office:value="0.00612698263070697" calcext:value-type="float">
            <text:p>0,006126982630707</text:p>
          </table:table-cell>
          <table:table-cell office:value-type="float" office:value="0.00612698265619908" calcext:value-type="float">
            <text:p>0,006126982656199</text:p>
          </table:table-cell>
          <table:table-cell office:value-type="float" office:value="0.00612698275809007" calcext:value-type="float">
            <text:p>0,00612698275809</text:p>
          </table:table-cell>
          <table:table-cell office:value-type="float" office:value="0.00612698271278189" calcext:value-type="float">
            <text:p>0,006126982712782</text:p>
          </table:table-cell>
          <table:table-cell office:value-type="float" office:value="0.00612698275905705" calcext:value-type="float">
            <text:p>0,006126982759057</text:p>
          </table:table-cell>
          <table:table-cell office:value-type="float" office:value="0.00612698267540161" calcext:value-type="float">
            <text:p>0,006126982675402</text:p>
          </table:table-cell>
          <table:table-cell office:value-type="float" office:value="0.00612698273852816" calcext:value-type="float">
            <text:p>0,006126982738528</text:p>
          </table:table-cell>
          <table:table-cell office:value-type="float" office:value="0.00612698279101322" calcext:value-type="float">
            <text:p>0,006126982791013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2" calcext:value-type="float">
            <text:p>1,2</text:p>
          </table:table-cell>
          <table:table-cell office:value-type="float" office:value="0.006126983" calcext:value-type="float">
            <text:p>0,006126983</text:p>
          </table:table-cell>
          <table:table-cell table:formula="of:=AVERAGE([.E177:.F177])" office:value-type="float" office:value="-0.0000000360479255238796" calcext:value-type="float">
            <text:p>-3,60E-08</text:p>
          </table:table-cell>
          <table:table-cell office:value-type="float" office:value="-0.0000000720958510477592" calcext:value-type="float">
            <text:p>-7,21E-08</text:p>
          </table:table-cell>
          <table:table-cell office:value-type="float" office:value="-0" calcext:value-type="float">
            <text:p>0</text:p>
          </table:table-cell>
          <table:table-cell table:formula="of:=[.C177]-[.C178]" office:value-type="float" office:value="0.000225285" calcext:value-type="float">
            <text:p>0,000225285</text:p>
          </table:table-cell>
          <table:table-cell table:formula="of:=[.F177]-[.F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68629" calcext:value-type="float">
            <text:p>-6,86E-08</text:p>
          </table:table-cell>
          <table:table-cell table:style-name="ce4" office:value-type="float" office:value="-0.000000290944" calcext:value-type="float">
            <text:p>-2,91E-07</text:p>
          </table:table-cell>
          <table:table-cell table:style-name="ce4" office:value-type="float" office:value="0.000000136772" calcext:value-type="float">
            <text:p>1,37E-07</text:p>
          </table:table-cell>
          <table:table-cell table:style-name="ce4" office:value-type="float" office:value="-0.000000147245" calcext:value-type="float">
            <text:p>-1,47E-07</text:p>
          </table:table-cell>
          <table:table-cell table:style-name="ce4" office:value-type="float" office:value="0.000000279844" calcext:value-type="float">
            <text:p>2,80E-07</text:p>
          </table:table-cell>
          <table:table-cell table:style-name="ce4" office:value-type="float" office:value="-0.000000221475" calcext:value-type="float">
            <text:p>-2,21E-07</text:p>
          </table:table-cell>
          <table:table-cell table:style-name="ce4" office:value-type="float" office:value="-0.000000192708" calcext:value-type="float">
            <text:p>-1,93E-07</text:p>
          </table:table-cell>
          <table:table-cell office:value-type="float" office:value="0.00612698263070697" calcext:value-type="float">
            <text:p>0,006126982630707</text:p>
          </table:table-cell>
          <table:table-cell office:value-type="float" office:value="0.00612698265619908" calcext:value-type="float">
            <text:p>0,006126982656199</text:p>
          </table:table-cell>
          <table:table-cell office:value-type="float" office:value="0.00612698275809007" calcext:value-type="float">
            <text:p>0,00612698275809</text:p>
          </table:table-cell>
          <table:table-cell office:value-type="float" office:value="0.00612698271278189" calcext:value-type="float">
            <text:p>0,006126982712782</text:p>
          </table:table-cell>
          <table:table-cell office:value-type="float" office:value="0.00612698275905705" calcext:value-type="float">
            <text:p>0,006126982759057</text:p>
          </table:table-cell>
          <table:table-cell office:value-type="float" office:value="0.00612698267540161" calcext:value-type="float">
            <text:p>0,006126982675402</text:p>
          </table:table-cell>
          <table:table-cell office:value-type="float" office:value="0.00612698273852816" calcext:value-type="float">
            <text:p>0,006126982738528</text:p>
          </table:table-cell>
          <table:table-cell office:value-type="float" office:value="0.00612698279101322" calcext:value-type="float">
            <text:p>0,00612698279101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901698" calcext:value-type="float">
            <text:p>0,005901698</text:p>
          </table:table-cell>
          <table:table-cell table:formula="of:=AVERAGE([.E178:.F178])" office:value-type="float" office:value="-0.0000000373595890113753" calcext:value-type="float">
            <text:p>-3,74E-08</text:p>
          </table:table-cell>
          <table:table-cell office:value-type="float" office:value="-0.0000000747191780227507" calcext:value-type="float">
            <text:p>-7,47E-08</text:p>
          </table:table-cell>
          <table:table-cell office:value-type="float" office:value="-0" calcext:value-type="float">
            <text:p>0</text:p>
          </table:table-cell>
          <table:table-cell table:formula="of:=[.C178]-[.C179]" office:value-type="float" office:value="0" calcext:value-type="float">
            <text:p>0</text:p>
          </table:table-cell>
          <table:table-cell table:formula="of:=[.F178]-[.F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1116" calcext:value-type="float">
            <text:p>-7,11E-08</text:p>
          </table:table-cell>
          <table:table-cell table:style-name="ce4" office:value-type="float" office:value="-0.000000301539" calcext:value-type="float">
            <text:p>-3,02E-07</text:p>
          </table:table-cell>
          <table:table-cell table:style-name="ce4" office:value-type="float" office:value="0.000000141752" calcext:value-type="float">
            <text:p>1,42E-07</text:p>
          </table:table-cell>
          <table:table-cell table:style-name="ce4" office:value-type="float" office:value="-0.000000152606" calcext:value-type="float">
            <text:p>-1,53E-07</text:p>
          </table:table-cell>
          <table:table-cell table:style-name="ce4" office:value-type="float" office:value="0.00000029002" calcext:value-type="float">
            <text:p>2,90E-07</text:p>
          </table:table-cell>
          <table:table-cell table:style-name="ce4" office:value-type="float" office:value="-0.000000229536" calcext:value-type="float">
            <text:p>-2,30E-07</text:p>
          </table:table-cell>
          <table:table-cell table:style-name="ce4" office:value-type="float" office:value="-0.000000199715" calcext:value-type="float">
            <text:p>-2,00E-07</text:p>
          </table:table-cell>
          <table:table-cell office:value-type="float" office:value="0.00590169820547679" calcext:value-type="float">
            <text:p>0,005901698205477</text:p>
          </table:table-cell>
          <table:table-cell office:value-type="float" office:value="0.00590169823092142" calcext:value-type="float">
            <text:p>0,005901698230921</text:p>
          </table:table-cell>
          <table:table-cell office:value-type="float" office:value="0.00590169833264003" calcext:value-type="float">
            <text:p>0,00590169833264</text:p>
          </table:table-cell>
          <table:table-cell office:value-type="float" office:value="0.00590169828740859" calcext:value-type="float">
            <text:p>0,005901698287409</text:p>
          </table:table-cell>
          <table:table-cell office:value-type="float" office:value="0.00590169833360509" calcext:value-type="float">
            <text:p>0,005901698333605</text:p>
          </table:table-cell>
          <table:table-cell office:value-type="float" office:value="0.0059016982500954" calcext:value-type="float">
            <text:p>0,005901698250095</text:p>
          </table:table-cell>
          <table:table-cell office:value-type="float" office:value="0.00590169831311374" calcext:value-type="float">
            <text:p>0,005901698313114</text:p>
          </table:table-cell>
          <table:table-cell office:value-type="float" office:value="0.00590169836550724" calcext:value-type="float">
            <text:p>0,005901698365507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901698" calcext:value-type="float">
            <text:p>0,005901698</text:p>
          </table:table-cell>
          <table:table-cell table:formula="of:=AVERAGE([.E179:.F179])" office:value-type="float" office:value="-0.0000000373595890113753" calcext:value-type="float">
            <text:p>-3,74E-08</text:p>
          </table:table-cell>
          <table:table-cell office:value-type="float" office:value="-0.0000000747191780227507" calcext:value-type="float">
            <text:p>-7,47E-08</text:p>
          </table:table-cell>
          <table:table-cell office:value-type="float" office:value="-0" calcext:value-type="float">
            <text:p>0</text:p>
          </table:table-cell>
          <table:table-cell table:formula="of:=[.C179]-[.C180]" office:value-type="float" office:value="0" calcext:value-type="float">
            <text:p>0</text:p>
          </table:table-cell>
          <table:table-cell table:formula="of:=[.F179]-[.F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1116" calcext:value-type="float">
            <text:p>-7,11E-08</text:p>
          </table:table-cell>
          <table:table-cell table:style-name="ce4" office:value-type="float" office:value="-0.000000301539" calcext:value-type="float">
            <text:p>-3,02E-07</text:p>
          </table:table-cell>
          <table:table-cell table:style-name="ce4" office:value-type="float" office:value="0.000000141752" calcext:value-type="float">
            <text:p>1,42E-07</text:p>
          </table:table-cell>
          <table:table-cell table:style-name="ce4" office:value-type="float" office:value="-0.000000152606" calcext:value-type="float">
            <text:p>-1,53E-07</text:p>
          </table:table-cell>
          <table:table-cell table:style-name="ce4" office:value-type="float" office:value="0.00000029002" calcext:value-type="float">
            <text:p>2,90E-07</text:p>
          </table:table-cell>
          <table:table-cell table:style-name="ce4" office:value-type="float" office:value="-0.000000229536" calcext:value-type="float">
            <text:p>-2,30E-07</text:p>
          </table:table-cell>
          <table:table-cell table:style-name="ce4" office:value-type="float" office:value="-0.000000199715" calcext:value-type="float">
            <text:p>-2,00E-07</text:p>
          </table:table-cell>
          <table:table-cell office:value-type="float" office:value="0.00590169820547679" calcext:value-type="float">
            <text:p>0,005901698205477</text:p>
          </table:table-cell>
          <table:table-cell office:value-type="float" office:value="0.00590169823092142" calcext:value-type="float">
            <text:p>0,005901698230921</text:p>
          </table:table-cell>
          <table:table-cell office:value-type="float" office:value="0.00590169833264003" calcext:value-type="float">
            <text:p>0,00590169833264</text:p>
          </table:table-cell>
          <table:table-cell office:value-type="float" office:value="0.00590169828740859" calcext:value-type="float">
            <text:p>0,005901698287409</text:p>
          </table:table-cell>
          <table:table-cell office:value-type="float" office:value="0.00590169833360509" calcext:value-type="float">
            <text:p>0,005901698333605</text:p>
          </table:table-cell>
          <table:table-cell office:value-type="float" office:value="0.0059016982500954" calcext:value-type="float">
            <text:p>0,005901698250095</text:p>
          </table:table-cell>
          <table:table-cell office:value-type="float" office:value="0.00590169831311374" calcext:value-type="float">
            <text:p>0,005901698313114</text:p>
          </table:table-cell>
          <table:table-cell office:value-type="float" office:value="0.00590169836550724" calcext:value-type="float">
            <text:p>0,005901698365507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901698" calcext:value-type="float">
            <text:p>0,005901698</text:p>
          </table:table-cell>
          <table:table-cell table:formula="of:=AVERAGE([.E180:.F180])" office:value-type="float" office:value="-0.0000000373595890113753" calcext:value-type="float">
            <text:p>-3,74E-08</text:p>
          </table:table-cell>
          <table:table-cell office:value-type="float" office:value="-0.0000000747191780227507" calcext:value-type="float">
            <text:p>-7,47E-08</text:p>
          </table:table-cell>
          <table:table-cell office:value-type="float" office:value="-0" calcext:value-type="float">
            <text:p>0</text:p>
          </table:table-cell>
          <table:table-cell table:formula="of:=[.C180]-[.C181]" office:value-type="float" office:value="0.000651229" calcext:value-type="float">
            <text:p>0,000651229</text:p>
          </table:table-cell>
          <table:table-cell table:formula="of:=[.F180]-[.F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1116" calcext:value-type="float">
            <text:p>-7,11E-08</text:p>
          </table:table-cell>
          <table:table-cell table:style-name="ce4" office:value-type="float" office:value="-0.000000301539" calcext:value-type="float">
            <text:p>-3,02E-07</text:p>
          </table:table-cell>
          <table:table-cell table:style-name="ce4" office:value-type="float" office:value="0.000000141752" calcext:value-type="float">
            <text:p>1,42E-07</text:p>
          </table:table-cell>
          <table:table-cell table:style-name="ce4" office:value-type="float" office:value="-0.000000152606" calcext:value-type="float">
            <text:p>-1,53E-07</text:p>
          </table:table-cell>
          <table:table-cell table:style-name="ce4" office:value-type="float" office:value="0.00000029002" calcext:value-type="float">
            <text:p>2,90E-07</text:p>
          </table:table-cell>
          <table:table-cell table:style-name="ce4" office:value-type="float" office:value="-0.000000229536" calcext:value-type="float">
            <text:p>-2,30E-07</text:p>
          </table:table-cell>
          <table:table-cell table:style-name="ce4" office:value-type="float" office:value="-0.000000199715" calcext:value-type="float">
            <text:p>-2,00E-07</text:p>
          </table:table-cell>
          <table:table-cell office:value-type="float" office:value="0.00590169820547679" calcext:value-type="float">
            <text:p>0,005901698205477</text:p>
          </table:table-cell>
          <table:table-cell office:value-type="float" office:value="0.00590169823092142" calcext:value-type="float">
            <text:p>0,005901698230921</text:p>
          </table:table-cell>
          <table:table-cell office:value-type="float" office:value="0.00590169833264003" calcext:value-type="float">
            <text:p>0,00590169833264</text:p>
          </table:table-cell>
          <table:table-cell office:value-type="float" office:value="0.00590169828740859" calcext:value-type="float">
            <text:p>0,005901698287409</text:p>
          </table:table-cell>
          <table:table-cell office:value-type="float" office:value="0.00590169833360509" calcext:value-type="float">
            <text:p>0,005901698333605</text:p>
          </table:table-cell>
          <table:table-cell office:value-type="float" office:value="0.0059016982500954" calcext:value-type="float">
            <text:p>0,005901698250095</text:p>
          </table:table-cell>
          <table:table-cell office:value-type="float" office:value="0.00590169831311374" calcext:value-type="float">
            <text:p>0,005901698313114</text:p>
          </table:table-cell>
          <table:table-cell office:value-type="float" office:value="0.00590169836550724" calcext:value-type="float">
            <text:p>0,005901698365507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3" calcext:value-type="float">
            <text:p>1,3</text:p>
          </table:table-cell>
          <table:table-cell office:value-type="float" office:value="0.005250469" calcext:value-type="float">
            <text:p>0,005250469</text:p>
          </table:table-cell>
          <table:table-cell table:formula="of:=AVERAGE([.E181:.F181])" office:value-type="float" office:value="-0.0000000417844220754414" calcext:value-type="float">
            <text:p>-4,18E-08</text:p>
          </table:table-cell>
          <table:table-cell office:value-type="float" office:value="-0.0000000835688441508827" calcext:value-type="float">
            <text:p>-8,36E-08</text:p>
          </table:table-cell>
          <table:table-cell office:value-type="float" office:value="-0" calcext:value-type="float">
            <text:p>0</text:p>
          </table:table-cell>
          <table:table-cell table:formula="of:=[.C181]-[.C182]" office:value-type="float" office:value="0" calcext:value-type="float">
            <text:p>0</text:p>
          </table:table-cell>
          <table:table-cell table:formula="of:=[.F181]-[.F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9539" calcext:value-type="float">
            <text:p>-7,95E-08</text:p>
          </table:table-cell>
          <table:table-cell table:style-name="ce4" office:value-type="float" office:value="-0.000000337259" calcext:value-type="float">
            <text:p>-3,37E-07</text:p>
          </table:table-cell>
          <table:table-cell table:style-name="ce4" office:value-type="float" office:value="0.000000158546" calcext:value-type="float">
            <text:p>1,59E-07</text:p>
          </table:table-cell>
          <table:table-cell table:style-name="ce4" office:value-type="float" office:value="-0.000000170685" calcext:value-type="float">
            <text:p>-1,71E-07</text:p>
          </table:table-cell>
          <table:table-cell table:style-name="ce4" office:value-type="float" office:value="0.000000324382" calcext:value-type="float">
            <text:p>3,24E-07</text:p>
          </table:table-cell>
          <table:table-cell table:style-name="ce4" office:value-type="float" office:value="-0.00000025672" calcext:value-type="float">
            <text:p>-2,57E-07</text:p>
          </table:table-cell>
          <table:table-cell table:style-name="ce4" office:value-type="float" office:value="-0.000000223378" calcext:value-type="float">
            <text:p>-2,23E-07</text:p>
          </table:table-cell>
          <table:table-cell office:value-type="float" office:value="0.0052504686820481" calcext:value-type="float">
            <text:p>0,005250468682048</text:p>
          </table:table-cell>
          <table:table-cell office:value-type="float" office:value="0.00525046870736591" calcext:value-type="float">
            <text:p>0,005250468707366</text:p>
          </table:table-cell>
          <table:table-cell office:value-type="float" office:value="0.00525046880858023" calcext:value-type="float">
            <text:p>0,00525046880858</text:p>
          </table:table-cell>
          <table:table-cell office:value-type="float" office:value="0.00525046876357242" calcext:value-type="float">
            <text:p>0,005250468763572</text:p>
          </table:table-cell>
          <table:table-cell office:value-type="float" office:value="0.00525046880954019" calcext:value-type="float">
            <text:p>0,00525046880954</text:p>
          </table:table-cell>
          <table:table-cell office:value-type="float" office:value="0.00525046872644297" calcext:value-type="float">
            <text:p>0,005250468726443</text:p>
          </table:table-cell>
          <table:table-cell office:value-type="float" office:value="0.00525046878914738" calcext:value-type="float">
            <text:p>0,005250468789147</text:p>
          </table:table-cell>
          <table:table-cell office:value-type="float" office:value="0.00525046884128218" calcext:value-type="float">
            <text:p>0,005250468841282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3" calcext:value-type="float">
            <text:p>1,3</text:p>
          </table:table-cell>
          <table:table-cell office:value-type="float" office:value="0.005250469" calcext:value-type="float">
            <text:p>0,005250469</text:p>
          </table:table-cell>
          <table:table-cell table:formula="of:=AVERAGE([.E182:.F182])" office:value-type="float" office:value="-0.0000000417844220754414" calcext:value-type="float">
            <text:p>-4,18E-08</text:p>
          </table:table-cell>
          <table:table-cell office:value-type="float" office:value="-0.0000000835688441508827" calcext:value-type="float">
            <text:p>-8,36E-08</text:p>
          </table:table-cell>
          <table:table-cell office:value-type="float" office:value="-0" calcext:value-type="float">
            <text:p>0</text:p>
          </table:table-cell>
          <table:table-cell table:formula="of:=[.C182]-[.C183]" office:value-type="float" office:value="0" calcext:value-type="float">
            <text:p>0</text:p>
          </table:table-cell>
          <table:table-cell table:formula="of:=[.F182]-[.F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9539" calcext:value-type="float">
            <text:p>-7,95E-08</text:p>
          </table:table-cell>
          <table:table-cell table:style-name="ce4" office:value-type="float" office:value="-0.000000337259" calcext:value-type="float">
            <text:p>-3,37E-07</text:p>
          </table:table-cell>
          <table:table-cell table:style-name="ce4" office:value-type="float" office:value="0.000000158546" calcext:value-type="float">
            <text:p>1,59E-07</text:p>
          </table:table-cell>
          <table:table-cell table:style-name="ce4" office:value-type="float" office:value="-0.000000170685" calcext:value-type="float">
            <text:p>-1,71E-07</text:p>
          </table:table-cell>
          <table:table-cell table:style-name="ce4" office:value-type="float" office:value="0.000000324382" calcext:value-type="float">
            <text:p>3,24E-07</text:p>
          </table:table-cell>
          <table:table-cell table:style-name="ce4" office:value-type="float" office:value="-0.00000025672" calcext:value-type="float">
            <text:p>-2,57E-07</text:p>
          </table:table-cell>
          <table:table-cell table:style-name="ce4" office:value-type="float" office:value="-0.000000223378" calcext:value-type="float">
            <text:p>-2,23E-07</text:p>
          </table:table-cell>
          <table:table-cell office:value-type="float" office:value="0.0052504686820481" calcext:value-type="float">
            <text:p>0,005250468682048</text:p>
          </table:table-cell>
          <table:table-cell office:value-type="float" office:value="0.00525046870736591" calcext:value-type="float">
            <text:p>0,005250468707366</text:p>
          </table:table-cell>
          <table:table-cell office:value-type="float" office:value="0.00525046880858023" calcext:value-type="float">
            <text:p>0,00525046880858</text:p>
          </table:table-cell>
          <table:table-cell office:value-type="float" office:value="0.00525046876357242" calcext:value-type="float">
            <text:p>0,005250468763572</text:p>
          </table:table-cell>
          <table:table-cell office:value-type="float" office:value="0.00525046880954019" calcext:value-type="float">
            <text:p>0,00525046880954</text:p>
          </table:table-cell>
          <table:table-cell office:value-type="float" office:value="0.00525046872644297" calcext:value-type="float">
            <text:p>0,005250468726443</text:p>
          </table:table-cell>
          <table:table-cell office:value-type="float" office:value="0.00525046878914738" calcext:value-type="float">
            <text:p>0,005250468789147</text:p>
          </table:table-cell>
          <table:table-cell office:value-type="float" office:value="0.00525046884128218" calcext:value-type="float">
            <text:p>0,005250468841282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3" calcext:value-type="float">
            <text:p>1,3</text:p>
          </table:table-cell>
          <table:table-cell office:value-type="float" office:value="0.005250469" calcext:value-type="float">
            <text:p>0,005250469</text:p>
          </table:table-cell>
          <table:table-cell table:formula="of:=AVERAGE([.E183:.F183])" office:value-type="float" office:value="-0.0000000417844220754414" calcext:value-type="float">
            <text:p>-4,18E-08</text:p>
          </table:table-cell>
          <table:table-cell office:value-type="float" office:value="-0.0000000835688441508827" calcext:value-type="float">
            <text:p>-8,36E-08</text:p>
          </table:table-cell>
          <table:table-cell office:value-type="float" office:value="-0" calcext:value-type="float">
            <text:p>0</text:p>
          </table:table-cell>
          <table:table-cell table:formula="of:=[.C183]-[.C184]" office:value-type="float" office:value="-0.382727003" calcext:value-type="float">
            <text:p>-0,382727003</text:p>
          </table:table-cell>
          <table:table-cell table:formula="of:=[.F183]-[.F184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0079539" calcext:value-type="float">
            <text:p>-7,95E-08</text:p>
          </table:table-cell>
          <table:table-cell table:style-name="ce4" office:value-type="float" office:value="-0.000000337259" calcext:value-type="float">
            <text:p>-3,37E-07</text:p>
          </table:table-cell>
          <table:table-cell table:style-name="ce4" office:value-type="float" office:value="0.000000158546" calcext:value-type="float">
            <text:p>1,59E-07</text:p>
          </table:table-cell>
          <table:table-cell table:style-name="ce4" office:value-type="float" office:value="-0.000000170685" calcext:value-type="float">
            <text:p>-1,71E-07</text:p>
          </table:table-cell>
          <table:table-cell table:style-name="ce4" office:value-type="float" office:value="0.000000324382" calcext:value-type="float">
            <text:p>3,24E-07</text:p>
          </table:table-cell>
          <table:table-cell table:style-name="ce4" office:value-type="float" office:value="-0.00000025672" calcext:value-type="float">
            <text:p>-2,57E-07</text:p>
          </table:table-cell>
          <table:table-cell table:style-name="ce4" office:value-type="float" office:value="-0.000000223378" calcext:value-type="float">
            <text:p>-2,23E-07</text:p>
          </table:table-cell>
          <table:table-cell office:value-type="float" office:value="0.0052504686820481" calcext:value-type="float">
            <text:p>0,005250468682048</text:p>
          </table:table-cell>
          <table:table-cell office:value-type="float" office:value="0.00525046870736591" calcext:value-type="float">
            <text:p>0,005250468707366</text:p>
          </table:table-cell>
          <table:table-cell office:value-type="float" office:value="0.00525046880858023" calcext:value-type="float">
            <text:p>0,00525046880858</text:p>
          </table:table-cell>
          <table:table-cell office:value-type="float" office:value="0.00525046876357242" calcext:value-type="float">
            <text:p>0,005250468763572</text:p>
          </table:table-cell>
          <table:table-cell office:value-type="float" office:value="0.00525046880954019" calcext:value-type="float">
            <text:p>0,00525046880954</text:p>
          </table:table-cell>
          <table:table-cell office:value-type="float" office:value="0.00525046872644297" calcext:value-type="float">
            <text:p>0,005250468726443</text:p>
          </table:table-cell>
          <table:table-cell office:value-type="float" office:value="0.00525046878914738" calcext:value-type="float">
            <text:p>0,005250468789147</text:p>
          </table:table-cell>
          <table:table-cell office:value-type="float" office:value="0.00525046884128218" calcext:value-type="float">
            <text:p>0,005250468841282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2" calcext:value-type="float">
            <text:p>2,2</text:p>
          </table:table-cell>
          <table:table-cell table:style-name="ce3" office:value-type="float" office:value="0.387977472" calcext:value-type="float">
            <text:p>0,387977472</text:p>
          </table:table-cell>
          <table:table-cell table:formula="of:=AVERAGE([.E184:.F184])" office:value-type="float" office:value="-0.00000831093001949755" calcext:value-type="float">
            <text:p>-8,31E-06</text:p>
          </table:table-cell>
          <table:table-cell office:value-type="float" office:value="-0.00000662186003899509" calcext:value-type="float">
            <text:p>-6,62E-06</text:p>
          </table:table-cell>
          <table:table-cell office:value-type="float" office:value="-0.00001" calcext:value-type="float">
            <text:p>-1E-05</text:p>
          </table:table-cell>
          <table:table-cell table:formula="of:=[.C184]-[.C185]" office:value-type="float" office:value="-0.00574823299999999" calcext:value-type="float">
            <text:p>-0,005748233</text:p>
          </table:table-cell>
          <table:table-cell table:formula="of:=[.F184]-[.F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8770098" calcext:value-type="float">
            <text:p>-8,77E-06</text:p>
          </table:table-cell>
          <table:table-cell table:style-name="ce4" office:value-type="float" office:value="-0.000007798717" calcext:value-type="float">
            <text:p>-7,80E-06</text:p>
          </table:table-cell>
          <table:table-cell table:style-name="ce4" office:value-type="float" office:value="-0.000006970897" calcext:value-type="float">
            <text:p>-6,97E-06</text:p>
          </table:table-cell>
          <table:table-cell table:style-name="ce4" office:value-type="float" office:value="-0.000006277989" calcext:value-type="float">
            <text:p>-6,28E-06</text:p>
          </table:table-cell>
          <table:table-cell table:style-name="ce4" office:value-type="float" office:value="-0.000005674314" calcext:value-type="float">
            <text:p>-5,67E-06</text:p>
          </table:table-cell>
          <table:table-cell table:style-name="ce4" office:value-type="float" office:value="-0.000005164788" calcext:value-type="float">
            <text:p>-5,16E-06</text:p>
          </table:table-cell>
          <table:table-cell table:style-name="ce4" office:value-type="float" office:value="-0.000004715917" calcext:value-type="float">
            <text:p>-4,72E-06</text:p>
          </table:table-cell>
          <table:table-cell office:value-type="float" office:value="0.387976934669893" calcext:value-type="float">
            <text:p>0,387976934669893</text:p>
          </table:table-cell>
          <table:table-cell office:value-type="float" office:value="0.38797714095102" calcext:value-type="float">
            <text:p>0,38797714095102</text:p>
          </table:table-cell>
          <table:table-cell office:value-type="float" office:value="0.387977313896637" calcext:value-type="float">
            <text:p>0,387977313896637</text:p>
          </table:table-cell>
          <table:table-cell office:value-type="float" office:value="0.387977460124157" calcext:value-type="float">
            <text:p>0,387977460124157</text:p>
          </table:table-cell>
          <table:table-cell office:value-type="float" office:value="0.387977585060184" calcext:value-type="float">
            <text:p>0,387977585060184</text:p>
          </table:table-cell>
          <table:table-cell office:value-type="float" office:value="0.387977692472064" calcext:value-type="float">
            <text:p>0,387977692472064</text:p>
          </table:table-cell>
          <table:table-cell office:value-type="float" office:value="0.387977785689923" calcext:value-type="float">
            <text:p>0,387977785689923</text:p>
          </table:table-cell>
          <table:table-cell office:value-type="float" office:value="0.387977867022027" calcext:value-type="float">
            <text:p>0,387977867022027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25" calcext:value-type="float">
            <text:p>2,25</text:p>
          </table:table-cell>
          <table:table-cell table:style-name="ce3" office:value-type="float" office:value="0.393725705" calcext:value-type="float">
            <text:p>0,393725705</text:p>
          </table:table-cell>
          <table:table-cell table:formula="of:=AVERAGE([.E185:.F185])" office:value-type="float" office:value="-0.00000889889421452383" calcext:value-type="float">
            <text:p>-8,90E-06</text:p>
          </table:table-cell>
          <table:table-cell office:value-type="float" office:value="-0.00000779778842904767" calcext:value-type="float">
            <text:p>-7,80E-06</text:p>
          </table:table-cell>
          <table:table-cell office:value-type="float" office:value="-0.00001" calcext:value-type="float">
            <text:p>-1E-05</text:p>
          </table:table-cell>
          <table:table-cell table:formula="of:=[.C185]-[.C186]" office:value-type="float" office:value="-0.149444263" calcext:value-type="float">
            <text:p>-0,149444263</text:p>
          </table:table-cell>
          <table:table-cell table:formula="of:=[.F185]-[.F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0327626" calcext:value-type="float">
            <text:p>-1,03E-05</text:p>
          </table:table-cell>
          <table:table-cell table:style-name="ce4" office:value-type="float" office:value="-0.000009183079" calcext:value-type="float">
            <text:p>-9,18E-06</text:p>
          </table:table-cell>
          <table:table-cell table:style-name="ce4" office:value-type="float" office:value="-0.000008209484" calcext:value-type="float">
            <text:p>-8,21E-06</text:p>
          </table:table-cell>
          <table:table-cell table:style-name="ce4" office:value-type="float" office:value="-0.000007392652" calcext:value-type="float">
            <text:p>-7,39E-06</text:p>
          </table:table-cell>
          <table:table-cell table:style-name="ce4" office:value-type="float" office:value="-0.000006682792" calcext:value-type="float">
            <text:p>-6,68E-06</text:p>
          </table:table-cell>
          <table:table-cell table:style-name="ce4" office:value-type="float" office:value="-0.000006081531" calcext:value-type="float">
            <text:p>-6,08E-06</text:p>
          </table:table-cell>
          <table:table-cell table:style-name="ce4" office:value-type="float" office:value="-0.000005552913" calcext:value-type="float">
            <text:p>-5,55E-06</text:p>
          </table:table-cell>
          <table:table-cell office:value-type="float" office:value="0.393725062042563" calcext:value-type="float">
            <text:p>0,393725062042563</text:p>
          </table:table-cell>
          <table:table-cell office:value-type="float" office:value="0.393725308557212" calcext:value-type="float">
            <text:p>0,393725308557212</text:p>
          </table:table-cell>
          <table:table-cell office:value-type="float" office:value="0.393725515219836" calcext:value-type="float">
            <text:p>0,393725515219836</text:p>
          </table:table-cell>
          <table:table-cell office:value-type="float" office:value="0.393725689980448" calcext:value-type="float">
            <text:p>0,393725689980448</text:p>
          </table:table-cell>
          <table:table-cell office:value-type="float" office:value="0.393725839278682" calcext:value-type="float">
            <text:p>0,393725839278682</text:p>
          </table:table-cell>
          <table:table-cell office:value-type="float" office:value="0.393725967654784" calcext:value-type="float">
            <text:p>0,393725967654784</text:p>
          </table:table-cell>
          <table:table-cell office:value-type="float" office:value="0.39372607904496" calcext:value-type="float">
            <text:p>0,39372607904496</text:p>
          </table:table-cell>
          <table:table-cell office:value-type="float" office:value="0.393726176231046" calcext:value-type="float">
            <text:p>0,393726176231046</text:p>
          </table:table-cell>
        </table:table-row>
        <table:table-row table:style-name="ro1">
          <table:table-cell office:value-type="string" calcext:value-type="string">
            <text:p>l-2-3-2d</text:p>
          </table:table-cell>
          <table:table-cell office:value-type="float" office:value="1.75" calcext:value-type="float">
            <text:p>1,75</text:p>
          </table:table-cell>
          <table:table-cell table:style-name="ce3" office:value-type="float" office:value="0.543169968" calcext:value-type="float">
            <text:p>0,543169968</text:p>
          </table:table-cell>
          <table:table-cell table:formula="of:=AVERAGE([.E186:.F186])" office:value-type="float" office:value="-0.00000944874168412624" calcext:value-type="float">
            <text:p>-9,45E-06</text:p>
          </table:table-cell>
          <table:table-cell office:value-type="float" office:value="-0.00000889748336825247" calcext:value-type="float">
            <text:p>-8,90E-06</text:p>
          </table:table-cell>
          <table:table-cell office:value-type="float" office:value="-0.00001" calcext:value-type="float">
            <text:p>-1E-05</text:p>
          </table:table-cell>
          <table:table-cell table:formula="of:=[.C186]-[.C187]" office:value-type="float" office:value="0.464017639" calcext:value-type="float">
            <text:p>0,464017639</text:p>
          </table:table-cell>
          <table:table-cell table:formula="of:=[.F186]-[.F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1785363" calcext:value-type="float">
            <text:p>-1,18E-05</text:p>
          </table:table-cell>
          <table:table-cell table:style-name="ce4" office:value-type="float" office:value="-0.000010477705" calcext:value-type="float">
            <text:p>-1,05E-05</text:p>
          </table:table-cell>
          <table:table-cell table:style-name="ce4" office:value-type="float" office:value="-0.000009369619" calcext:value-type="float">
            <text:p>-9,37E-06</text:p>
          </table:table-cell>
          <table:table-cell table:style-name="ce4" office:value-type="float" office:value="-0.000008435451" calcext:value-type="float">
            <text:p>-8,44E-06</text:p>
          </table:table-cell>
          <table:table-cell table:style-name="ce4" office:value-type="float" office:value="-0.000007627951" calcext:value-type="float">
            <text:p>-7,63E-06</text:p>
          </table:table-cell>
          <table:table-cell table:style-name="ce4" office:value-type="float" office:value="-0.000006938738" calcext:value-type="float">
            <text:p>-6,94E-06</text:p>
          </table:table-cell>
          <table:table-cell table:style-name="ce4" office:value-type="float" office:value="-0.000006329174" calcext:value-type="float">
            <text:p>-6,33E-06</text:p>
          </table:table-cell>
          <table:table-cell office:value-type="float" office:value="0.543168956158401" calcext:value-type="float">
            <text:p>0,543168956158401</text:p>
          </table:table-cell>
          <table:table-cell office:value-type="float" office:value="0.543169344243608" calcext:value-type="float">
            <text:p>0,543169344243608</text:p>
          </table:table-cell>
          <table:table-cell office:value-type="float" office:value="0.543169669541837" calcext:value-type="float">
            <text:p>0,543169669541837</text:p>
          </table:table-cell>
          <table:table-cell office:value-type="float" office:value="0.543169944705825" calcext:value-type="float">
            <text:p>0,543169944705825</text:p>
          </table:table-cell>
          <table:table-cell office:value-type="float" office:value="0.54317017972576" calcext:value-type="float">
            <text:p>0,54317017972576</text:p>
          </table:table-cell>
          <table:table-cell office:value-type="float" office:value="0.543170381876898" calcext:value-type="float">
            <text:p>0,543170381876898</text:p>
          </table:table-cell>
          <table:table-cell office:value-type="float" office:value="0.543170557207008" calcext:value-type="float">
            <text:p>0,543170557207008</text:p>
          </table:table-cell>
          <table:table-cell office:value-type="float" office:value="0.543170710024241" calcext:value-type="float">
            <text:p>0,543170710024241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2" calcext:value-type="float">
            <text:p>2,2</text:p>
          </table:table-cell>
          <table:table-cell office:value-type="float" office:value="0.079152329" calcext:value-type="float">
            <text:p>0,079152329</text:p>
          </table:table-cell>
          <table:table-cell table:formula="of:=AVERAGE([.E187:.F187])" office:value-type="float" office:value="-0.0000100350812124956" calcext:value-type="float">
            <text:p>-1,00E-05</text:p>
          </table:table-cell>
          <table:table-cell office:value-type="float" office:value="-0.0000100701624249912" calcext:value-type="float">
            <text:p>-1,01E-05</text:p>
          </table:table-cell>
          <table:table-cell office:value-type="float" office:value="-0.00001" calcext:value-type="float">
            <text:p>-1E-05</text:p>
          </table:table-cell>
          <table:table-cell table:formula="of:=[.C187]-[.C188]" office:value-type="float" office:value="-0.174279981" calcext:value-type="float">
            <text:p>-0,174279981</text:p>
          </table:table-cell>
          <table:table-cell table:formula="of:=[.F187]-[.F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3339191" calcext:value-type="float">
            <text:p>-1,33E-05</text:p>
          </table:table-cell>
          <table:table-cell table:style-name="ce4" office:value-type="float" office:value="-0.0000118377" calcext:value-type="float">
            <text:p>-1,18E-05</text:p>
          </table:table-cell>
          <table:table-cell table:style-name="ce4" office:value-type="float" office:value="-0.000010584575" calcext:value-type="float">
            <text:p>-1,06E-05</text:p>
          </table:table-cell>
          <table:table-cell table:style-name="ce4" office:value-type="float" office:value="-0.000009577598" calcext:value-type="float">
            <text:p>-9,58E-06</text:p>
          </table:table-cell>
          <table:table-cell table:style-name="ce4" office:value-type="float" office:value="-0.000008625025" calcext:value-type="float">
            <text:p>-8,63E-06</text:p>
          </table:table-cell>
          <table:table-cell table:style-name="ce4" office:value-type="float" office:value="-0.000007838867" calcext:value-type="float">
            <text:p>-7,84E-06</text:p>
          </table:table-cell>
          <table:table-cell table:style-name="ce4" office:value-type="float" office:value="-0.000007202952" calcext:value-type="float">
            <text:p>-7,20E-06</text:p>
          </table:table-cell>
          <table:table-cell office:value-type="float" office:value="0.0791521622979501" calcext:value-type="float">
            <text:p>0,07915216229795</text:p>
          </table:table-cell>
          <table:table-cell office:value-type="float" office:value="0.0791522263070185" calcext:value-type="float">
            <text:p>0,079152226307019</text:p>
          </table:table-cell>
          <table:table-cell office:value-type="float" office:value="0.0791522798633468" calcext:value-type="float">
            <text:p>0,079152279863347</text:p>
          </table:table-cell>
          <table:table-cell office:value-type="float" office:value="0.0791523251605134" calcext:value-type="float">
            <text:p>0,079152325160513</text:p>
          </table:table-cell>
          <table:table-cell office:value-type="float" office:value="0.0791523640454149" calcext:value-type="float">
            <text:p>0,079152364045415</text:p>
          </table:table-cell>
          <table:table-cell office:value-type="float" office:value="0.0791523973540336" calcext:value-type="float">
            <text:p>0,079152397354034</text:p>
          </table:table-cell>
          <table:table-cell office:value-type="float" office:value="0.0791524262180863" calcext:value-type="float">
            <text:p>0,079152426218086</text:p>
          </table:table-cell>
          <table:table-cell office:value-type="float" office:value="0.0791524515614225" calcext:value-type="float">
            <text:p>0,07915245156142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2" calcext:value-type="float">
            <text:p>2,2</text:p>
          </table:table-cell>
          <table:table-cell table:style-name="ce3" office:value-type="float" office:value="0.25343231" calcext:value-type="float">
            <text:p>0,25343231</text:p>
          </table:table-cell>
          <table:table-cell table:formula="of:=AVERAGE([.E188:.F188])" office:value-type="float" office:value="-0.0000117409176334895" calcext:value-type="float">
            <text:p>-1,17E-05</text:p>
          </table:table-cell>
          <table:table-cell office:value-type="float" office:value="-0.0000134818352669789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table:formula="of:=[.C188]-[.C189]" office:value-type="float" office:value="0.174157575" calcext:value-type="float">
            <text:p>0,174157575</text:p>
          </table:table-cell>
          <table:table-cell table:formula="of:=[.F188]-[.F1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7856149" calcext:value-type="float">
            <text:p>-1,79E-05</text:p>
          </table:table-cell>
          <table:table-cell table:style-name="ce4" office:value-type="float" office:value="-0.00001587653" calcext:value-type="float">
            <text:p>-1,59E-05</text:p>
          </table:table-cell>
          <table:table-cell table:style-name="ce4" office:value-type="float" office:value="-0.000014194921" calcext:value-type="float">
            <text:p>-1,42E-05</text:p>
          </table:table-cell>
          <table:table-cell table:style-name="ce4" office:value-type="float" office:value="-0.000012781448" calcext:value-type="float">
            <text:p>-1,28E-05</text:p>
          </table:table-cell>
          <table:table-cell table:style-name="ce4" office:value-type="float" office:value="-0.000011553749" calcext:value-type="float">
            <text:p>-1,16E-05</text:p>
          </table:table-cell>
          <table:table-cell table:style-name="ce4" office:value-type="float" office:value="-0.000010514345" calcext:value-type="float">
            <text:p>-1,05E-05</text:p>
          </table:table-cell>
          <table:table-cell table:style-name="ce4" office:value-type="float" office:value="-0.000009599467" calcext:value-type="float">
            <text:p>-9,60E-06</text:p>
          </table:table-cell>
          <table:table-cell office:value-type="float" office:value="0.253431594507612" calcext:value-type="float">
            <text:p>0,253431594507612</text:p>
          </table:table-cell>
          <table:table-cell office:value-type="float" office:value="0.253431868853114" calcext:value-type="float">
            <text:p>0,253431868853114</text:p>
          </table:table-cell>
          <table:table-cell office:value-type="float" office:value="0.253432098836877" calcext:value-type="float">
            <text:p>0,253432098836877</text:p>
          </table:table-cell>
          <table:table-cell office:value-type="float" office:value="0.253432293341004" calcext:value-type="float">
            <text:p>0,253432293341004</text:p>
          </table:table-cell>
          <table:table-cell office:value-type="float" office:value="0.253432459491921" calcext:value-type="float">
            <text:p>0,253432459491921</text:p>
          </table:table-cell>
          <table:table-cell office:value-type="float" office:value="0.253432602354198" calcext:value-type="float">
            <text:p>0,253432602354198</text:p>
          </table:table-cell>
          <table:table-cell office:value-type="float" office:value="0.253432726315076" calcext:value-type="float">
            <text:p>0,253432726315076</text:p>
          </table:table-cell>
          <table:table-cell office:value-type="float" office:value="0.253432834458195" calcext:value-type="float">
            <text:p>0,253432834458195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79274735" calcext:value-type="float">
            <text:p>0,079274735</text:p>
          </table:table-cell>
          <table:table-cell table:formula="of:=AVERAGE([.E189:.F189])" office:value-type="float" office:value="-0.0000117555590020676" calcext:value-type="float">
            <text:p>-1,18E-05</text:p>
          </table:table-cell>
          <table:table-cell office:value-type="float" office:value="-0.0000135111180041353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table:formula="of:=[.C189]-[.C190]" office:value-type="float" office:value="-0.018174598" calcext:value-type="float">
            <text:p>-0,018174598</text:p>
          </table:table-cell>
          <table:table-cell table:formula="of:=[.F189]-[.F1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7896758" calcext:value-type="float">
            <text:p>-1,79E-05</text:p>
          </table:table-cell>
          <table:table-cell table:style-name="ce4" office:value-type="float" office:value="-0.000015888702" calcext:value-type="float">
            <text:p>-1,59E-05</text:p>
          </table:table-cell>
          <table:table-cell table:style-name="ce4" office:value-type="float" office:value="-0.000014208847" calcext:value-type="float">
            <text:p>-1,42E-05</text:p>
          </table:table-cell>
          <table:table-cell table:style-name="ce4" office:value-type="float" office:value="-0.000012839241" calcext:value-type="float">
            <text:p>-1,28E-05</text:p>
          </table:table-cell>
          <table:table-cell table:style-name="ce4" office:value-type="float" office:value="-0.000011575972" calcext:value-type="float">
            <text:p>-1,16E-05</text:p>
          </table:table-cell>
          <table:table-cell table:style-name="ce4" office:value-type="float" office:value="-0.000010521492" calcext:value-type="float">
            <text:p>-1,05E-05</text:p>
          </table:table-cell>
          <table:table-cell table:style-name="ce4" office:value-type="float" office:value="-0.000009651998" calcext:value-type="float">
            <text:p>-9,65E-06</text:p>
          </table:table-cell>
          <table:table-cell office:value-type="float" office:value="0.0792745107142389" calcext:value-type="float">
            <text:p>0,079274510714239</text:p>
          </table:table-cell>
          <table:table-cell office:value-type="float" office:value="0.0792745967258777" calcext:value-type="float">
            <text:p>0,079274596725878</text:p>
          </table:table-cell>
          <table:table-cell office:value-type="float" office:value="0.0792746687209611" calcext:value-type="float">
            <text:p>0,079274668720961</text:p>
          </table:table-cell>
          <table:table-cell office:value-type="float" office:value="0.0792747296223913" calcext:value-type="float">
            <text:p>0,079274729622391</text:p>
          </table:table-cell>
          <table:table-cell office:value-type="float" office:value="0.0792747818301282" calcext:value-type="float">
            <text:p>0,079274781830128</text:p>
          </table:table-cell>
          <table:table-cell office:value-type="float" office:value="0.079274826604028" calcext:value-type="float">
            <text:p>0,079274826604028</text:p>
          </table:table-cell>
          <table:table-cell office:value-type="float" office:value="0.0792748654058906" calcext:value-type="float">
            <text:p>0,079274865405891</text:p>
          </table:table-cell>
          <table:table-cell office:value-type="float" office:value="0.079274899418646" calcext:value-type="float">
            <text:p>0,079274899418646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" calcext:value-type="float">
            <text:p>2</text:p>
          </table:table-cell>
          <table:table-cell office:value-type="float" office:value="0.097449333" calcext:value-type="float">
            <text:p>0,097449333</text:p>
          </table:table-cell>
          <table:table-cell table:formula="of:=AVERAGE([.E190:.F190])" office:value-type="float" office:value="-0.000012415110244725" calcext:value-type="float">
            <text:p>-1,24E-05</text:p>
          </table:table-cell>
          <table:table-cell office:value-type="float" office:value="-0.0000148302204894499" calcext:value-type="float">
            <text:p>-1,48E-05</text:p>
          </table:table-cell>
          <table:table-cell office:value-type="float" office:value="-0.00001" calcext:value-type="float">
            <text:p>-1E-05</text:p>
          </table:table-cell>
          <table:table-cell table:formula="of:=[.C190]-[.C191]" office:value-type="float" office:value="-0.173581868" calcext:value-type="float">
            <text:p>-0,173581868</text:p>
          </table:table-cell>
          <table:table-cell table:formula="of:=[.F190]-[.F1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9640779" calcext:value-type="float">
            <text:p>-1,96E-05</text:p>
          </table:table-cell>
          <table:table-cell table:style-name="ce4" office:value-type="float" office:value="-0.000017471464" calcext:value-type="float">
            <text:p>-1,75E-05</text:p>
          </table:table-cell>
          <table:table-cell table:style-name="ce4" office:value-type="float" office:value="-0.000015606432" calcext:value-type="float">
            <text:p>-1,56E-05</text:p>
          </table:table-cell>
          <table:table-cell table:style-name="ce4" office:value-type="float" office:value="-0.000014062306" calcext:value-type="float">
            <text:p>-1,41E-05</text:p>
          </table:table-cell>
          <table:table-cell table:style-name="ce4" office:value-type="float" office:value="-0.000012698584" calcext:value-type="float">
            <text:p>-1,27E-05</text:p>
          </table:table-cell>
          <table:table-cell table:style-name="ce4" office:value-type="float" office:value="-0.000011571474" calcext:value-type="float">
            <text:p>-1,16E-05</text:p>
          </table:table-cell>
          <table:table-cell table:style-name="ce4" office:value-type="float" office:value="-0.000010565226" calcext:value-type="float">
            <text:p>-1,06E-05</text:p>
          </table:table-cell>
          <table:table-cell office:value-type="float" office:value="0.0974490305621867" calcext:value-type="float">
            <text:p>0,097449030562187</text:p>
          </table:table-cell>
          <table:table-cell office:value-type="float" office:value="0.0974491465962606" calcext:value-type="float">
            <text:p>0,097449146596261</text:p>
          </table:table-cell>
          <table:table-cell office:value-type="float" office:value="0.0974492439130414" calcext:value-type="float">
            <text:p>0,097449243913041</text:p>
          </table:table-cell>
          <table:table-cell office:value-type="float" office:value="0.0974493261403972" calcext:value-type="float">
            <text:p>0,097449326140397</text:p>
          </table:table-cell>
          <table:table-cell office:value-type="float" office:value="0.0974493964308163" calcext:value-type="float">
            <text:p>0,097449396430816</text:p>
          </table:table-cell>
          <table:table-cell office:value-type="float" office:value="0.0974494568071658" calcext:value-type="float">
            <text:p>0,097449456807166</text:p>
          </table:table-cell>
          <table:table-cell office:value-type="float" office:value="0.0974495092647259" calcext:value-type="float">
            <text:p>0,097449509264726</text:p>
          </table:table-cell>
          <table:table-cell office:value-type="float" office:value="0.0974495550312098" calcext:value-type="float">
            <text:p>0,09744955503121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25" calcext:value-type="float">
            <text:p>2,25</text:p>
          </table:table-cell>
          <table:table-cell table:style-name="ce3" office:value-type="float" office:value="0.271031201" calcext:value-type="float">
            <text:p>0,271031201</text:p>
          </table:table-cell>
          <table:table-cell table:formula="of:=AVERAGE([.E191:.F191])" office:value-type="float" office:value="-0.0000131344372872242" calcext:value-type="float">
            <text:p>-1,31E-05</text:p>
          </table:table-cell>
          <table:table-cell office:value-type="float" office:value="-0.0000162688745744483" calcext:value-type="float">
            <text:p>-1,63E-05</text:p>
          </table:table-cell>
          <table:table-cell office:value-type="float" office:value="-0.00001" calcext:value-type="float">
            <text:p>-1E-05</text:p>
          </table:table-cell>
          <table:table-cell table:formula="of:=[.C191]-[.C192]" office:value-type="float" office:value="0.163798515" calcext:value-type="float">
            <text:p>0,163798515</text:p>
          </table:table-cell>
          <table:table-cell table:formula="of:=[.F191]-[.F192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21547631" calcext:value-type="float">
            <text:p>-2,15E-05</text:p>
          </table:table-cell>
          <table:table-cell table:style-name="ce4" office:value-type="float" office:value="-0.00001915722" calcext:value-type="float">
            <text:p>-1,92E-05</text:p>
          </table:table-cell>
          <table:table-cell table:style-name="ce4" office:value-type="float" office:value="-0.00001713074" calcext:value-type="float">
            <text:p>-1,71E-05</text:p>
          </table:table-cell>
          <table:table-cell table:style-name="ce4" office:value-type="float" office:value="-0.000015423133" calcext:value-type="float">
            <text:p>-1,54E-05</text:p>
          </table:table-cell>
          <table:table-cell table:style-name="ce4" office:value-type="float" office:value="-0.000013944601" calcext:value-type="float">
            <text:p>-1,39E-05</text:p>
          </table:table-cell>
          <table:table-cell table:style-name="ce4" office:value-type="float" office:value="-0.000012686795" calcext:value-type="float">
            <text:p>-1,27E-05</text:p>
          </table:table-cell>
          <table:table-cell table:style-name="ce4" office:value-type="float" office:value="-0.000011583041" calcext:value-type="float">
            <text:p>-1,16E-05</text:p>
          </table:table-cell>
          <table:table-cell office:value-type="float" office:value="0.271030277440219" calcext:value-type="float">
            <text:p>0,271030277440219</text:p>
          </table:table-cell>
          <table:table-cell office:value-type="float" office:value="0.271030631491899" calcext:value-type="float">
            <text:p>0,271030631491899</text:p>
          </table:table-cell>
          <table:table-cell office:value-type="float" office:value="0.271030928269603" calcext:value-type="float">
            <text:p>0,271030928269603</text:p>
          </table:table-cell>
          <table:table-cell office:value-type="float" office:value="0.271031179301677" calcext:value-type="float">
            <text:p>0,271031179301677</text:p>
          </table:table-cell>
          <table:table-cell office:value-type="float" office:value="0.271031393715428" calcext:value-type="float">
            <text:p>0,271031393715428</text:p>
          </table:table-cell>
          <table:table-cell office:value-type="float" office:value="0.271031578114243" calcext:value-type="float">
            <text:p>0,271031578114243</text:p>
          </table:table-cell>
          <table:table-cell office:value-type="float" office:value="0.27103173807439" calcext:value-type="float">
            <text:p>0,27103173807439</text:p>
          </table:table-cell>
          <table:table-cell office:value-type="float" office:value="0.271031877625036" calcext:value-type="float">
            <text:p>0,271031877625036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2" calcext:value-type="float">
            <text:p>2,2</text:p>
          </table:table-cell>
          <table:table-cell office:value-type="float" office:value="0.107232686" calcext:value-type="float">
            <text:p>0,107232686</text:p>
          </table:table-cell>
          <table:table-cell table:formula="of:=AVERAGE([.E192:.F192])" office:value-type="float" office:value="-0.0000220977986931856" calcext:value-type="float">
            <text:p>-2,21E-05</text:p>
          </table:table-cell>
          <table:table-cell office:value-type="float" office:value="-0.0000241955973863713" calcext:value-type="float">
            <text:p>-2,42E-05</text:p>
          </table:table-cell>
          <table:table-cell office:value-type="float" office:value="-0.00002" calcext:value-type="float">
            <text:p>-2E-05</text:p>
          </table:table-cell>
          <table:table-cell table:formula="of:=[.C192]-[.C193]" office:value-type="float" office:value="-0.007283146" calcext:value-type="float">
            <text:p>-0,007283146</text:p>
          </table:table-cell>
          <table:table-cell table:formula="of:=[.F192]-[.F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32045435" calcext:value-type="float">
            <text:p>-3,20E-05</text:p>
          </table:table-cell>
          <table:table-cell table:style-name="ce4" office:value-type="float" office:value="-0.000028496333" calcext:value-type="float">
            <text:p>-2,85E-05</text:p>
          </table:table-cell>
          <table:table-cell table:style-name="ce4" office:value-type="float" office:value="-0.000025471413" calcext:value-type="float">
            <text:p>-2,55E-05</text:p>
          </table:table-cell>
          <table:table-cell table:style-name="ce4" office:value-type="float" office:value="-0.000022939562" calcext:value-type="float">
            <text:p>-2,29E-05</text:p>
          </table:table-cell>
          <table:table-cell table:style-name="ce4" office:value-type="float" office:value="-0.0000207312" calcext:value-type="float">
            <text:p>-2,07E-05</text:p>
          </table:table-cell>
          <table:table-cell table:style-name="ce4" office:value-type="float" office:value="-0.000018872182" calcext:value-type="float">
            <text:p>-1,89E-05</text:p>
          </table:table-cell>
          <table:table-cell table:style-name="ce4" office:value-type="float" office:value="-0.000017230826" calcext:value-type="float">
            <text:p>-1,72E-05</text:p>
          </table:table-cell>
          <table:table-cell office:value-type="float" office:value="0.107232142899557" calcext:value-type="float">
            <text:p>0,107232142899557</text:p>
          </table:table-cell>
          <table:table-cell office:value-type="float" office:value="0.10723235122419" calcext:value-type="float">
            <text:p>0,10723235122419</text:p>
          </table:table-cell>
          <table:table-cell office:value-type="float" office:value="0.107232525884943" calcext:value-type="float">
            <text:p>0,107232525884943</text:p>
          </table:table-cell>
          <table:table-cell office:value-type="float" office:value="0.107232673562303" calcext:value-type="float">
            <text:p>0,107232673562303</text:p>
          </table:table-cell>
          <table:table-cell office:value-type="float" office:value="0.10723279973724" calcext:value-type="float">
            <text:p>0,10723279973724</text:p>
          </table:table-cell>
          <table:table-cell office:value-type="float" office:value="0.107232908200982" calcext:value-type="float">
            <text:p>0,107232908200982</text:p>
          </table:table-cell>
          <table:table-cell office:value-type="float" office:value="0.10723300234446" calcext:value-type="float">
            <text:p>0,10723300234446</text:p>
          </table:table-cell>
          <table:table-cell office:value-type="float" office:value="0.1072330844786" calcext:value-type="float">
            <text:p>0,1072330844786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" calcext:value-type="float">
            <text:p>2</text:p>
          </table:table-cell>
          <table:table-cell office:value-type="float" office:value="0.114515832" calcext:value-type="float">
            <text:p>0,114515832</text:p>
          </table:table-cell>
          <table:table-cell table:formula="of:=AVERAGE([.E193:.F193])" office:value-type="float" office:value="-0.0000221952530617154" calcext:value-type="float">
            <text:p>-2,22E-05</text:p>
          </table:table-cell>
          <table:table-cell office:value-type="float" office:value="-0.0000243905061234309" calcext:value-type="float">
            <text:p>-2,44E-05</text:p>
          </table:table-cell>
          <table:table-cell office:value-type="float" office:value="-0.00002" calcext:value-type="float">
            <text:p>-2E-05</text:p>
          </table:table-cell>
          <table:table-cell table:formula="of:=[.C193]-[.C194]" office:value-type="float" office:value="0.00617831000000001" calcext:value-type="float">
            <text:p>0,00617831</text:p>
          </table:table-cell>
          <table:table-cell table:formula="of:=[.F193]-[.F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32303658" calcext:value-type="float">
            <text:p>-3,23E-05</text:p>
          </table:table-cell>
          <table:table-cell table:style-name="ce4" office:value-type="float" office:value="-0.00002872539" calcext:value-type="float">
            <text:p>-2,87E-05</text:p>
          </table:table-cell>
          <table:table-cell table:style-name="ce4" office:value-type="float" office:value="-0.000025702424" calcext:value-type="float">
            <text:p>-2,57E-05</text:p>
          </table:table-cell>
          <table:table-cell table:style-name="ce4" office:value-type="float" office:value="-0.000023097528" calcext:value-type="float">
            <text:p>-2,31E-05</text:p>
          </table:table-cell>
          <table:table-cell table:style-name="ce4" office:value-type="float" office:value="-0.000020898987" calcext:value-type="float">
            <text:p>-2,09E-05</text:p>
          </table:table-cell>
          <table:table-cell table:style-name="ce4" office:value-type="float" office:value="-0.00001902381" calcext:value-type="float">
            <text:p>-1,90E-05</text:p>
          </table:table-cell>
          <table:table-cell table:style-name="ce4" office:value-type="float" office:value="-0.000017369256" calcext:value-type="float">
            <text:p>-1,74E-05</text:p>
          </table:table-cell>
          <table:table-cell office:value-type="float" office:value="0.114515246814432" calcext:value-type="float">
            <text:p>0,114515246814432</text:p>
          </table:table-cell>
          <table:table-cell office:value-type="float" office:value="0.11451547108097" calcext:value-type="float">
            <text:p>0,11451547108097</text:p>
          </table:table-cell>
          <table:table-cell office:value-type="float" office:value="0.114515659103814" calcext:value-type="float">
            <text:p>0,114515659103814</text:p>
          </table:table-cell>
          <table:table-cell office:value-type="float" office:value="0.114515818241598" calcext:value-type="float">
            <text:p>0,114515818241598</text:p>
          </table:table-cell>
          <table:table-cell office:value-type="float" office:value="0.1145159539141" calcext:value-type="float">
            <text:p>0,1145159539141</text:p>
          </table:table-cell>
          <table:table-cell office:value-type="float" office:value="0.114516070682071" calcext:value-type="float">
            <text:p>0,114516070682071</text:p>
          </table:table-cell>
          <table:table-cell office:value-type="float" office:value="0.114516172027459" calcext:value-type="float">
            <text:p>0,114516172027459</text:p>
          </table:table-cell>
          <table:table-cell office:value-type="float" office:value="0.114516260444747" calcext:value-type="float">
            <text:p>0,114516260444747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108337522" calcext:value-type="float">
            <text:p>0,108337522</text:p>
          </table:table-cell>
          <table:table-cell table:formula="of:=AVERAGE([.E194:.F194])" office:value-type="float" office:value="-0.000022958062077688" calcext:value-type="float">
            <text:p>-2,30E-05</text:p>
          </table:table-cell>
          <table:table-cell office:value-type="float" office:value="-0.0000259161241553761" calcext:value-type="float">
            <text:p>-2,59E-05</text:p>
          </table:table-cell>
          <table:table-cell office:value-type="float" office:value="-0.00002" calcext:value-type="float">
            <text:p>-2E-05</text:p>
          </table:table-cell>
          <table:table-cell table:formula="of:=[.C194]-[.C195]" office:value-type="float" office:value="0.03133855" calcext:value-type="float">
            <text:p>0,03133855</text:p>
          </table:table-cell>
          <table:table-cell table:formula="of:=[.F194]-[.F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34324307" calcext:value-type="float">
            <text:p>-3,43E-05</text:p>
          </table:table-cell>
          <table:table-cell table:style-name="ce4" office:value-type="float" office:value="-0.000030521782" calcext:value-type="float">
            <text:p>-3,05E-05</text:p>
          </table:table-cell>
          <table:table-cell table:style-name="ce4" office:value-type="float" office:value="-0.000027283663" calcext:value-type="float">
            <text:p>-2,73E-05</text:p>
          </table:table-cell>
          <table:table-cell table:style-name="ce4" office:value-type="float" office:value="-0.000024570434" calcext:value-type="float">
            <text:p>-2,46E-05</text:p>
          </table:table-cell>
          <table:table-cell table:style-name="ce4" office:value-type="float" office:value="-0.000022206799" calcext:value-type="float">
            <text:p>-2,22E-05</text:p>
          </table:table-cell>
          <table:table-cell table:style-name="ce4" office:value-type="float" office:value="-0.000020213444" calcext:value-type="float">
            <text:p>-2,02E-05</text:p>
          </table:table-cell>
          <table:table-cell table:style-name="ce4" office:value-type="float" office:value="-0.00001845541" calcext:value-type="float">
            <text:p>-1,85E-05</text:p>
          </table:table-cell>
          <table:table-cell office:value-type="float" office:value="0.108336934050256" calcext:value-type="float">
            <text:p>0,108336934050256</text:p>
          </table:table-cell>
          <table:table-cell office:value-type="float" office:value="0.108337159488618" calcext:value-type="float">
            <text:p>0,108337159488618</text:p>
          </table:table-cell>
          <table:table-cell office:value-type="float" office:value="0.108337348491264" calcext:value-type="float">
            <text:p>0,108337348491264</text:p>
          </table:table-cell>
          <table:table-cell office:value-type="float" office:value="0.108337508305422" calcext:value-type="float">
            <text:p>0,108337508305422</text:p>
          </table:table-cell>
          <table:table-cell office:value-type="float" office:value="0.108337644843109" calcext:value-type="float">
            <text:p>0,108337644843109</text:p>
          </table:table-cell>
          <table:table-cell office:value-type="float" office:value="0.108337762224126" calcext:value-type="float">
            <text:p>0,108337762224126</text:p>
          </table:table-cell>
          <table:table-cell office:value-type="float" office:value="0.108337864097395" calcext:value-type="float">
            <text:p>0,108337864097395</text:p>
          </table:table-cell>
          <table:table-cell office:value-type="float" office:value="0.108337952975161" calcext:value-type="float">
            <text:p>0,108337952975161</text:p>
          </table:table-cell>
        </table:table-row>
        <table:table-row table:style-name="ro1">
          <table:table-cell office:value-type="string" calcext:value-type="string">
            <text:p>l-2-3-1d</text:p>
          </table:table-cell>
          <table:table-cell office:value-type="float" office:value="2.5" calcext:value-type="float">
            <text:p>2,5</text:p>
          </table:table-cell>
          <table:table-cell office:value-type="float" office:value="0.076998972" calcext:value-type="float">
            <text:p>0,076998972</text:p>
          </table:table-cell>
          <table:table-cell table:formula="of:=AVERAGE([.E195:.F195])" office:value-type="float" office:value="-0.0000235268069458525" calcext:value-type="float">
            <text:p>-2,35E-05</text:p>
          </table:table-cell>
          <table:table-cell office:value-type="float" office:value="-0.000027053613891705" calcext:value-type="float">
            <text:p>-2,71E-05</text:p>
          </table:table-cell>
          <table:table-cell office:value-type="float" office:value="-0.00002" calcext:value-type="float">
            <text:p>-2E-05</text:p>
          </table:table-cell>
          <table:table-cell table:formula="of:=[.C195]-[.C196]" office:value-type="float" office:value="-0.048768756" calcext:value-type="float">
            <text:p>-0,048768756</text:p>
          </table:table-cell>
          <table:table-cell table:formula="of:=[.F195]-[.F196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35826457" calcext:value-type="float">
            <text:p>-3,58E-05</text:p>
          </table:table-cell>
          <table:table-cell table:style-name="ce4" office:value-type="float" office:value="-0.000031826257" calcext:value-type="float">
            <text:p>-3,18E-05</text:p>
          </table:table-cell>
          <table:table-cell table:style-name="ce4" office:value-type="float" office:value="-0.000028502586" calcext:value-type="float">
            <text:p>-2,85E-05</text:p>
          </table:table-cell>
          <table:table-cell table:style-name="ce4" office:value-type="float" office:value="-0.000025632933" calcext:value-type="float">
            <text:p>-2,56E-05</text:p>
          </table:table-cell>
          <table:table-cell table:style-name="ce4" office:value-type="float" office:value="-0.000023225409" calcext:value-type="float">
            <text:p>-2,32E-05</text:p>
          </table:table-cell>
          <table:table-cell table:style-name="ce4" office:value-type="float" office:value="-0.000021073226" calcext:value-type="float">
            <text:p>-2,11E-05</text:p>
          </table:table-cell>
          <table:table-cell table:style-name="ce4" office:value-type="float" office:value="-0.000019289445" calcext:value-type="float">
            <text:p>-1,93E-05</text:p>
          </table:table-cell>
          <table:table-cell office:value-type="float" office:value="0.0769985363586337" calcext:value-type="float">
            <text:p>0,076998536358634</text:p>
          </table:table-cell>
          <table:table-cell office:value-type="float" office:value="0.0769987035969734" calcext:value-type="float">
            <text:p>0,076998703596973</text:p>
          </table:table-cell>
          <table:table-cell office:value-type="float" office:value="0.0769988436683951" calcext:value-type="float">
            <text:p>0,076998843668395</text:p>
          </table:table-cell>
          <table:table-cell office:value-type="float" office:value="0.0769989623279882" calcext:value-type="float">
            <text:p>0,076998962327988</text:p>
          </table:table-cell>
          <table:table-cell office:value-type="float" office:value="0.0769990635661023" calcext:value-type="float">
            <text:p>0,076999063566102</text:p>
          </table:table-cell>
          <table:table-cell office:value-type="float" office:value="0.0769991508192962" calcext:value-type="float">
            <text:p>0,076999150819296</text:p>
          </table:table-cell>
          <table:table-cell office:value-type="float" office:value="0.0769992263036657" calcext:value-type="float">
            <text:p>0,076999226303666</text:p>
          </table:table-cell>
          <table:table-cell office:value-type="float" office:value="0.0769992923266679" calcext:value-type="float">
            <text:p>0,076999292326668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2" calcext:value-type="float">
            <text:p>2,2</text:p>
          </table:table-cell>
          <table:table-cell office:value-type="float" office:value="0.125767728" calcext:value-type="float">
            <text:p>0,125767728</text:p>
          </table:table-cell>
          <table:table-cell table:formula="of:=AVERAGE([.E196:.F196])" office:value-type="float" office:value="-0.0000311962174989568" calcext:value-type="float">
            <text:p>-3,12E-05</text:p>
          </table:table-cell>
          <table:table-cell office:value-type="float" office:value="-0.0000323924349979137" calcext:value-type="float">
            <text:p>-3,24E-05</text:p>
          </table:table-cell>
          <table:table-cell office:value-type="float" office:value="-0.00003" calcext:value-type="float">
            <text:p>-3E-05</text:p>
          </table:table-cell>
          <table:table-cell table:formula="of:=[.C196]-[.C197]" office:value-type="float" office:value="-0.000468540000000017" calcext:value-type="float">
            <text:p>-0,00046854</text:p>
          </table:table-cell>
          <table:table-cell table:formula="of:=[.F196]-[.F1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42907036" calcext:value-type="float">
            <text:p>-4,29E-05</text:p>
          </table:table-cell>
          <table:table-cell table:style-name="ce4" office:value-type="float" office:value="-0.000038147747" calcext:value-type="float">
            <text:p>-3,81E-05</text:p>
          </table:table-cell>
          <table:table-cell table:style-name="ce4" office:value-type="float" office:value="-0.000034110922" calcext:value-type="float">
            <text:p>-3,41E-05</text:p>
          </table:table-cell>
          <table:table-cell table:style-name="ce4" office:value-type="float" office:value="-0.000030711634" calcext:value-type="float">
            <text:p>-3,07E-05</text:p>
          </table:table-cell>
          <table:table-cell table:style-name="ce4" office:value-type="float" office:value="-0.000027767489" calcext:value-type="float">
            <text:p>-2,78E-05</text:p>
          </table:table-cell>
          <table:table-cell table:style-name="ce4" office:value-type="float" office:value="-0.000025263098" calcext:value-type="float">
            <text:p>-2,53E-05</text:p>
          </table:table-cell>
          <table:table-cell table:style-name="ce4" office:value-type="float" office:value="-0.000023038487" calcext:value-type="float">
            <text:p>-2,30E-05</text:p>
          </table:table-cell>
          <table:table-cell office:value-type="float" office:value="0.125766874823327" calcext:value-type="float">
            <text:p>0,125766874823327</text:p>
          </table:table-cell>
          <table:table-cell office:value-type="float" office:value="0.125767201971417" calcext:value-type="float">
            <text:p>0,125767201971417</text:p>
          </table:table-cell>
          <table:table-cell office:value-type="float" office:value="0.125767476202663" calcext:value-type="float">
            <text:p>0,125767476202663</text:p>
          </table:table-cell>
          <table:table-cell office:value-type="float" office:value="0.125767708153663" calcext:value-type="float">
            <text:p>0,125767708153663</text:p>
          </table:table-cell>
          <table:table-cell office:value-type="float" office:value="0.125767906275801" calcext:value-type="float">
            <text:p>0,125767906275801</text:p>
          </table:table-cell>
          <table:table-cell office:value-type="float" office:value="0.125768076663806" calcext:value-type="float">
            <text:p>0,125768076663806</text:p>
          </table:table-cell>
          <table:table-cell office:value-type="float" office:value="0.125768224471533" calcext:value-type="float">
            <text:p>0,125768224471533</text:p>
          </table:table-cell>
          <table:table-cell office:value-type="float" office:value="0.125768353271008" calcext:value-type="float">
            <text:p>0,125768353271008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126236268" calcext:value-type="float">
            <text:p>0,126236268</text:p>
          </table:table-cell>
          <table:table-cell table:formula="of:=AVERAGE([.E197:.F197])" office:value-type="float" office:value="-0.0000319132349771237" calcext:value-type="float">
            <text:p>-3,19E-05</text:p>
          </table:table-cell>
          <table:table-cell office:value-type="float" office:value="-0.0000338264699542473" calcext:value-type="float">
            <text:p>-3,38E-05</text:p>
          </table:table-cell>
          <table:table-cell office:value-type="float" office:value="-0.00003" calcext:value-type="float">
            <text:p>-3E-05</text:p>
          </table:table-cell>
          <table:table-cell table:formula="of:=[.C197]-[.C198]" office:value-type="float" office:value="0.036821714" calcext:value-type="float">
            <text:p>0,036821714</text:p>
          </table:table-cell>
          <table:table-cell table:formula="of:=[.F197]-[.F1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44806435" calcext:value-type="float">
            <text:p>-4,48E-05</text:p>
          </table:table-cell>
          <table:table-cell table:style-name="ce4" office:value-type="float" office:value="-0.000039835961" calcext:value-type="float">
            <text:p>-3,98E-05</text:p>
          </table:table-cell>
          <table:table-cell table:style-name="ce4" office:value-type="float" office:value="-0.000035621362" calcext:value-type="float">
            <text:p>-3,56E-05</text:p>
          </table:table-cell>
          <table:table-cell table:style-name="ce4" office:value-type="float" office:value="-0.000032070949" calcext:value-type="float">
            <text:p>-3,21E-05</text:p>
          </table:table-cell>
          <table:table-cell table:style-name="ce4" office:value-type="float" office:value="-0.000028997316" calcext:value-type="float">
            <text:p>-2,90E-05</text:p>
          </table:table-cell>
          <table:table-cell table:style-name="ce4" office:value-type="float" office:value="-0.000026381043" calcext:value-type="float">
            <text:p>-2,64E-05</text:p>
          </table:table-cell>
          <table:table-cell table:style-name="ce4" office:value-type="float" office:value="-0.000024059232" calcext:value-type="float">
            <text:p>-2,41E-05</text:p>
          </table:table-cell>
          <table:table-cell office:value-type="float" office:value="0.126235374320909" calcext:value-type="float">
            <text:p>0,126235374320909</text:p>
          </table:table-cell>
          <table:table-cell office:value-type="float" office:value="0.126235717223757" calcext:value-type="float">
            <text:p>0,126235717223757</text:p>
          </table:table-cell>
          <table:table-cell office:value-type="float" office:value="0.126236004657805" calcext:value-type="float">
            <text:p>0,126236004657805</text:p>
          </table:table-cell>
          <table:table-cell office:value-type="float" office:value="0.126236247782029" calcext:value-type="float">
            <text:p>0,126236247782029</text:p>
          </table:table-cell>
          <table:table-cell office:value-type="float" office:value="0.126236455443934" calcext:value-type="float">
            <text:p>0,126236455443934</text:p>
          </table:table-cell>
          <table:table-cell office:value-type="float" office:value="0.126236634041352" calcext:value-type="float">
            <text:p>0,126236634041352</text:p>
          </table:table-cell>
          <table:table-cell office:value-type="float" office:value="0.126236788964921" calcext:value-type="float">
            <text:p>0,126236788964921</text:p>
          </table:table-cell>
          <table:table-cell office:value-type="float" office:value="0.126236923972116" calcext:value-type="float">
            <text:p>0,126236923972116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3" calcext:value-type="float">
            <text:p>3</text:p>
          </table:table-cell>
          <table:table-cell office:value-type="float" office:value="0.089414554" calcext:value-type="float">
            <text:p>0,089414554</text:p>
          </table:table-cell>
          <table:table-cell table:formula="of:=AVERAGE([.E198:.F198])" office:value-type="float" office:value="-0.0000344723192061929" calcext:value-type="float">
            <text:p>-3,45E-05</text:p>
          </table:table-cell>
          <table:table-cell office:value-type="float" office:value="-0.0000389446384123859" calcext:value-type="float">
            <text:p>-3,89E-05</text:p>
          </table:table-cell>
          <table:table-cell office:value-type="float" office:value="-0.00003" calcext:value-type="float">
            <text:p>-3E-05</text:p>
          </table:table-cell>
          <table:table-cell table:formula="of:=[.C198]-[.C199]" office:value-type="float" office:value="-0.00793397899999999" calcext:value-type="float">
            <text:p>-0,007933979</text:p>
          </table:table-cell>
          <table:table-cell table:formula="of:=[.F198]-[.F199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51611583" calcext:value-type="float">
            <text:p>-5,16E-05</text:p>
          </table:table-cell>
          <table:table-cell table:style-name="ce4" office:value-type="float" office:value="-0.000045830025" calcext:value-type="float">
            <text:p>-4,58E-05</text:p>
          </table:table-cell>
          <table:table-cell table:style-name="ce4" office:value-type="float" office:value="-0.00004103602" calcext:value-type="float">
            <text:p>-4,10E-05</text:p>
          </table:table-cell>
          <table:table-cell table:style-name="ce4" office:value-type="float" office:value="-0.000036920111" calcext:value-type="float">
            <text:p>-3,69E-05</text:p>
          </table:table-cell>
          <table:table-cell table:style-name="ce4" office:value-type="float" office:value="-0.000033377153" calcext:value-type="float">
            <text:p>-3,34E-05</text:p>
          </table:table-cell>
          <table:table-cell table:style-name="ce4" office:value-type="float" office:value="-0.000030370912" calcext:value-type="float">
            <text:p>-3,04E-05</text:p>
          </table:table-cell>
          <table:table-cell table:style-name="ce4" office:value-type="float" office:value="-0.000027691347" calcext:value-type="float">
            <text:p>-2,77E-05</text:p>
          </table:table-cell>
          <table:table-cell office:value-type="float" office:value="0.0894138245932076" calcext:value-type="float">
            <text:p>0,089413824593208</text:p>
          </table:table-cell>
          <table:table-cell office:value-type="float" office:value="0.0894141043634867" calcext:value-type="float">
            <text:p>0,089414104363487</text:p>
          </table:table-cell>
          <table:table-cell office:value-type="float" office:value="0.0894143385904378" calcext:value-type="float">
            <text:p>0,089414338590438</text:p>
          </table:table-cell>
          <table:table-cell office:value-type="float" office:value="0.0894145369745694" calcext:value-type="float">
            <text:p>0,089414536974569</text:p>
          </table:table-cell>
          <table:table-cell office:value-type="float" office:value="0.0894147063038787" calcext:value-type="float">
            <text:p>0,089414706303879</text:p>
          </table:table-cell>
          <table:table-cell office:value-type="float" office:value="0.0894148519137691" calcext:value-type="float">
            <text:p>0,089414851913769</text:p>
          </table:table-cell>
          <table:table-cell office:value-type="float" office:value="0.0894149782441074" calcext:value-type="float">
            <text:p>0,089414978244107</text:p>
          </table:table-cell>
          <table:table-cell office:value-type="float" office:value="0.0894150883076805" calcext:value-type="float">
            <text:p>0,089415088307681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3" calcext:value-type="float">
            <text:p>3</text:p>
          </table:table-cell>
          <table:table-cell office:value-type="float" office:value="0.097348533" calcext:value-type="float">
            <text:p>0,097348533</text:p>
          </table:table-cell>
          <table:table-cell table:formula="of:=AVERAGE([.E199:.F199])" office:value-type="float" office:value="-0.0000514142518264643" calcext:value-type="float">
            <text:p>-5,14E-05</text:p>
          </table:table-cell>
          <table:table-cell office:value-type="float" office:value="-0.0000528285036529286" calcext:value-type="float">
            <text:p>-5,28E-05</text:p>
          </table:table-cell>
          <table:table-cell office:value-type="float" office:value="-0.00005" calcext:value-type="float">
            <text:p>-5E-05</text:p>
          </table:table-cell>
          <table:table-cell table:formula="of:=[.C199]-[.C200]" office:value-type="float" office:value="-0.255824725" calcext:value-type="float">
            <text:p>-0,255824725</text:p>
          </table:table-cell>
          <table:table-cell table:formula="of:=[.F199]-[.F200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69970169" calcext:value-type="float">
            <text:p>-7,00E-05</text:p>
          </table:table-cell>
          <table:table-cell table:style-name="ce4" office:value-type="float" office:value="-0.000062205508" calcext:value-type="float">
            <text:p>-6,22E-05</text:p>
          </table:table-cell>
          <table:table-cell table:style-name="ce4" office:value-type="float" office:value="-0.000055628911" calcext:value-type="float">
            <text:p>-5,56E-05</text:p>
          </table:table-cell>
          <table:table-cell table:style-name="ce4" office:value-type="float" office:value="-0.000050081025" calcext:value-type="float">
            <text:p>-5,01E-05</text:p>
          </table:table-cell>
          <table:table-cell table:style-name="ce4" office:value-type="float" office:value="-0.000045285261" calcext:value-type="float">
            <text:p>-4,53E-05</text:p>
          </table:table-cell>
          <table:table-cell table:style-name="ce4" office:value-type="float" office:value="-0.000041194683" calcext:value-type="float">
            <text:p>-4,12E-05</text:p>
          </table:table-cell>
          <table:table-cell table:style-name="ce4" office:value-type="float" office:value="-0.00003761149" calcext:value-type="float">
            <text:p>-3,76E-05</text:p>
          </table:table-cell>
          <table:table-cell office:value-type="float" office:value="0.0973474568685456" calcext:value-type="float">
            <text:p>0,097347456868546</text:p>
          </table:table-cell>
          <table:table-cell office:value-type="float" office:value="0.0973478698090644" calcext:value-type="float">
            <text:p>0,097347869809064</text:p>
          </table:table-cell>
          <table:table-cell office:value-type="float" office:value="0.0973482159366646" calcext:value-type="float">
            <text:p>0,097348215936665</text:p>
          </table:table-cell>
          <table:table-cell office:value-type="float" office:value="0.0973485087313956" calcext:value-type="float">
            <text:p>0,097348508731396</text:p>
          </table:table-cell>
          <table:table-cell office:value-type="float" office:value="0.0973487588025869" calcext:value-type="float">
            <text:p>0,097348758802587</text:p>
          </table:table-cell>
          <table:table-cell office:value-type="float" office:value="0.0973489738925032" calcext:value-type="float">
            <text:p>0,097348973892503</text:p>
          </table:table-cell>
          <table:table-cell office:value-type="float" office:value="0.0973491604500452" calcext:value-type="float">
            <text:p>0,097349160450045</text:p>
          </table:table-cell>
          <table:table-cell office:value-type="float" office:value="0.0973493232079511" calcext:value-type="float">
            <text:p>0,097349323207951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75" calcext:value-type="float">
            <text:p>1,75</text:p>
          </table:table-cell>
          <table:table-cell table:style-name="ce3" office:value-type="float" office:value="0.353173258" calcext:value-type="float">
            <text:p>0,353173258</text:p>
          </table:table-cell>
          <table:table-cell table:formula="of:=AVERAGE([.E200:.F200])" office:value-type="float" office:value="-0.0000670168559914028" calcext:value-type="float">
            <text:p>-6,70E-05</text:p>
          </table:table-cell>
          <table:table-cell office:value-type="float" office:value="-0.0000740337119828057" calcext:value-type="float">
            <text:p>-7,40E-05</text:p>
          </table:table-cell>
          <table:table-cell office:value-type="float" office:value="-0.00006" calcext:value-type="float">
            <text:p>-6E-05</text:p>
          </table:table-cell>
          <table:table-cell table:formula="of:=[.C200]-[.C201]" office:value-type="float" office:value="0.348553745" calcext:value-type="float">
            <text:p>0,348553745</text:p>
          </table:table-cell>
          <table:table-cell table:formula="of:=[.F200]-[.F201]"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98058362" calcext:value-type="float">
            <text:p>-9,81E-05</text:p>
          </table:table-cell>
          <table:table-cell table:style-name="ce4" office:value-type="float" office:value="-0.00008716088" calcext:value-type="float">
            <text:p>-8,72E-05</text:p>
          </table:table-cell>
          <table:table-cell table:style-name="ce4" office:value-type="float" office:value="-0.000077981591" calcext:value-type="float">
            <text:p>-7,80E-05</text:p>
          </table:table-cell>
          <table:table-cell table:style-name="ce4" office:value-type="float" office:value="-0.000070169307" calcext:value-type="float">
            <text:p>-7,02E-05</text:p>
          </table:table-cell>
          <table:table-cell table:style-name="ce4" office:value-type="float" office:value="-0.000063484677" calcext:value-type="float">
            <text:p>-6,35E-05</text:p>
          </table:table-cell>
          <table:table-cell table:style-name="ce4" office:value-type="float" office:value="-0.000057718922" calcext:value-type="float">
            <text:p>-5,77E-05</text:p>
          </table:table-cell>
          <table:table-cell table:style-name="ce4" office:value-type="float" office:value="-0.000052698388" calcext:value-type="float">
            <text:p>-5,27E-05</text:p>
          </table:table-cell>
          <table:table-cell office:value-type="float" office:value="0.353167784814134" calcext:value-type="float">
            <text:p>0,353167784814134</text:p>
          </table:table-cell>
          <table:table-cell office:value-type="float" office:value="0.353169884314964" calcext:value-type="float">
            <text:p>0,353169884314964</text:p>
          </table:table-cell>
          <table:table-cell office:value-type="float" office:value="0.353171643803808" calcext:value-type="float">
            <text:p>0,353171643803808</text:p>
          </table:table-cell>
          <table:table-cell office:value-type="float" office:value="0.353173132866166" calcext:value-type="float">
            <text:p>0,353173132866166</text:p>
          </table:table-cell>
          <table:table-cell office:value-type="float" office:value="0.353174404014466" calcext:value-type="float">
            <text:p>0,353174404014466</text:p>
          </table:table-cell>
          <table:table-cell office:value-type="float" office:value="0.353175497948378" calcext:value-type="float">
            <text:p>0,353175497948378</text:p>
          </table:table-cell>
          <table:table-cell office:value-type="float" office:value="0.353176446255935" calcext:value-type="float">
            <text:p>0,353176446255935</text:p>
          </table:table-cell>
          <table:table-cell office:value-type="float" office:value="0.353177273585518" calcext:value-type="float">
            <text:p>0,353177273585518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2" calcext:value-type="float">
            <text:p>1,2</text:p>
          </table:table-cell>
          <table:table-cell office:value-type="float" office:value="0.004619513" calcext:value-type="float">
            <text:p>0,004619513</text:p>
          </table:table-cell>
          <table:table-cell table:style-name="Default" table:formula="of:=AVERAGE([.E201:.F201])" office:value-type="float" office:value="-0.000106904873585598" calcext:value-type="float">
            <text:p>-0,000106904873586</text:p>
          </table:table-cell>
          <table:table-cell table:style-name="ce3" office:value-type="float" office:value="-0.000113809747171195" calcext:value-type="float">
            <text:p>-0,000113809747171</text:p>
          </table:table-cell>
          <table:table-cell office:value-type="float" office:value="-0.0001" calcext:value-type="float">
            <text:p>-0,0001</text:p>
          </table:table-cell>
          <table:table-cell table:formula="of:=[.C201]-[.C202]" office:value-type="float" office:value="-0.000518068" calcext:value-type="float">
            <text:p>-0,000518068</text:p>
          </table:table-cell>
          <table:table-cell table:formula="of:=[.F201]-[.F202]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-0.000150708726" calcext:value-type="float">
            <text:p>-0,000150708726</text:p>
          </table:table-cell>
          <table:table-cell office:value-type="float" office:value="-0.000134254963" calcext:value-type="float">
            <text:p>-0,000134254963</text:p>
          </table:table-cell>
          <table:table-cell office:value-type="float" office:value="-0.00011959311" calcext:value-type="float">
            <text:p>-0,00011959311</text:p>
          </table:table-cell>
          <table:table-cell office:value-type="float" office:value="-0.000107984444" calcext:value-type="float">
            <text:p>-0,000107984444</text:p>
          </table:table-cell>
          <table:table-cell table:style-name="ce4" office:value-type="float" office:value="-0.000097152843" calcext:value-type="float">
            <text:p>-9,72E-05</text:p>
          </table:table-cell>
          <table:table-cell table:style-name="ce4" office:value-type="float" office:value="-0.000088941523" calcext:value-type="float">
            <text:p>-8,89E-05</text:p>
          </table:table-cell>
          <table:table-cell table:style-name="ce4" office:value-type="float" office:value="-0.000081191673" calcext:value-type="float">
            <text:p>-8,12E-05</text:p>
          </table:table-cell>
          <table:table-cell office:value-type="float" office:value="0.0046194033918948" calcext:value-type="float">
            <text:p>0,004619403391895</text:p>
          </table:table-cell>
          <table:table-cell office:value-type="float" office:value="0.00461944559800351" calcext:value-type="float">
            <text:p>0,004619445598004</text:p>
          </table:table-cell>
          <table:table-cell office:value-type="float" office:value="0.00461948104684468" calcext:value-type="float">
            <text:p>0,004619481046845</text:p>
          </table:table-cell>
          <table:table-cell office:value-type="float" office:value="0.00461951091681592" calcext:value-type="float">
            <text:p>0,004619510916816</text:p>
          </table:table-cell>
          <table:table-cell office:value-type="float" office:value="0.0046195365037937" calcext:value-type="float">
            <text:p>0,004619536503794</text:p>
          </table:table-cell>
          <table:table-cell office:value-type="float" office:value="0.0046195584009252" calcext:value-type="float">
            <text:p>0,004619558400925</text:p>
          </table:table-cell>
          <table:table-cell office:value-type="float" office:value="0.00461957751466956" calcext:value-type="float">
            <text:p>0,00461957751467</text:p>
          </table:table-cell>
          <table:table-cell office:value-type="float" office:value="0.00461959418727676" calcext:value-type="float">
            <text:p>0,004619594187277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05137581" calcext:value-type="float">
            <text:p>0,005137581</text:p>
          </table:table-cell>
          <table:table-cell table:style-name="Default" table:formula="of:=AVERAGE([.E202:.F202])" office:value-type="float" office:value="-0.000120073430569669" calcext:value-type="float">
            <text:p>-0,00012007343057</text:p>
          </table:table-cell>
          <table:table-cell table:style-name="ce3" office:value-type="float" office:value="-0.000130146861139338" calcext:value-type="float">
            <text:p>-0,000130146861139</text:p>
          </table:table-cell>
          <table:table-cell office:value-type="float" office:value="-0.00011" calcext:value-type="float">
            <text:p>-0,00011</text:p>
          </table:table-cell>
          <table:table-cell table:formula="of:=[.C202]-[.C203]" office:value-type="float" office:value="-0.000189328999999999" calcext:value-type="float">
            <text:p>-0,000189329</text:p>
          </table:table-cell>
          <table:table-cell table:formula="of:=[.F202]-[.F203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-0.000172351475" calcext:value-type="float">
            <text:p>-0,000172351475</text:p>
          </table:table-cell>
          <table:table-cell office:value-type="float" office:value="-0.000153462046" calcext:value-type="float">
            <text:p>-0,000153462046</text:p>
          </table:table-cell>
          <table:table-cell office:value-type="float" office:value="-0.000136827578" calcext:value-type="float">
            <text:p>-0,000136827578</text:p>
          </table:table-cell>
          <table:table-cell office:value-type="float" office:value="-0.000123460347" calcext:value-type="float">
            <text:p>-0,000123460347</text:p>
          </table:table-cell>
          <table:table-cell office:value-type="float" office:value="-0.000111206594" calcext:value-type="float">
            <text:p>-0,000111206594</text:p>
          </table:table-cell>
          <table:table-cell office:value-type="float" office:value="-0.000101656475" calcext:value-type="float">
            <text:p>-0,000101656475</text:p>
          </table:table-cell>
          <table:table-cell table:style-name="ce4" office:value-type="float" office:value="-0.000092801655" calcext:value-type="float">
            <text:p>-9,28E-05</text:p>
          </table:table-cell>
          <table:table-cell office:value-type="float" office:value="0.00513744082976645" calcext:value-type="float">
            <text:p>0,005137440829766</text:p>
          </table:table-cell>
          <table:table-cell office:value-type="float" office:value="0.00513749450984562" calcext:value-type="float">
            <text:p>0,005137494509846</text:p>
          </table:table-cell>
          <table:table-cell office:value-type="float" office:value="0.00513753957433234" calcext:value-type="float">
            <text:p>0,005137539574332</text:p>
          </table:table-cell>
          <table:table-cell office:value-type="float" office:value="0.00513757758140991" calcext:value-type="float">
            <text:p>0,00513757758141</text:p>
          </table:table-cell>
          <table:table-cell office:value-type="float" office:value="0.00513761011618835" calcext:value-type="float">
            <text:p>0,005137610116188</text:p>
          </table:table-cell>
          <table:table-cell office:value-type="float" office:value="0.0051376379918471" calcext:value-type="float">
            <text:p>0,005137637991847</text:p>
          </table:table-cell>
          <table:table-cell office:value-type="float" office:value="0.00513766228810711" calcext:value-type="float">
            <text:p>0,005137662288107</text:p>
          </table:table-cell>
          <table:table-cell office:value-type="float" office:value="0.00513768348202056" calcext:value-type="float">
            <text:p>0,005137683482021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3" calcext:value-type="float">
            <text:p>1,3</text:p>
          </table:table-cell>
          <table:table-cell office:value-type="float" office:value="0.00532691" calcext:value-type="float">
            <text:p>0,00532691</text:p>
          </table:table-cell>
          <table:table-cell table:style-name="Default" table:formula="of:=AVERAGE([.E203:.F203])" office:value-type="float" office:value="-0.000140062509982335" calcext:value-type="float">
            <text:p>-0,000140062509982</text:p>
          </table:table-cell>
          <table:table-cell table:style-name="ce3" office:value-type="float" office:value="-0.000150125019964669" calcext:value-type="float">
            <text:p>-0,000150125019965</text:p>
          </table:table-cell>
          <table:table-cell office:value-type="float" office:value="-0.00013" calcext:value-type="float">
            <text:p>-0,00013</text:p>
          </table:table-cell>
          <table:table-cell table:formula="of:=[.C203]-[.C204]" office:value-type="float" office:value="-0.012528701" calcext:value-type="float">
            <text:p>-0,012528701</text:p>
          </table:table-cell>
          <table:table-cell table:formula="of:=[.F203]-[.F204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-0.000198814777" calcext:value-type="float">
            <text:p>-0,000198814777</text:p>
          </table:table-cell>
          <table:table-cell office:value-type="float" office:value="-0.00017697366" calcext:value-type="float">
            <text:p>-0,00017697366</text:p>
          </table:table-cell>
          <table:table-cell office:value-type="float" office:value="-0.000157878519" calcext:value-type="float">
            <text:p>-0,000157878519</text:p>
          </table:table-cell>
          <table:table-cell office:value-type="float" office:value="-0.00014239443" calcext:value-type="float">
            <text:p>-0,00014239443</text:p>
          </table:table-cell>
          <table:table-cell office:value-type="float" office:value="-0.000128352976" calcext:value-type="float">
            <text:p>-0,000128352976</text:p>
          </table:table-cell>
          <table:table-cell office:value-type="float" office:value="-0.000117224216" calcext:value-type="float">
            <text:p>-0,000117224216</text:p>
          </table:table-cell>
          <table:table-cell office:value-type="float" office:value="-0.000107015391" calcext:value-type="float">
            <text:p>-0,000107015391</text:p>
          </table:table-cell>
          <table:table-cell office:value-type="float" office:value="0.0053267427973678" calcext:value-type="float">
            <text:p>0,005326742797368</text:p>
          </table:table-cell>
          <table:table-cell office:value-type="float" office:value="0.00532680700136203" calcext:value-type="float">
            <text:p>0,005326807001362</text:p>
          </table:table-cell>
          <table:table-cell office:value-type="float" office:value="0.00532686088513039" calcext:value-type="float">
            <text:p>0,00532686088513</text:p>
          </table:table-cell>
          <table:table-cell office:value-type="float" office:value="0.00532690635569029" calcext:value-type="float">
            <text:p>0,00532690635569</text:p>
          </table:table-cell>
          <table:table-cell office:value-type="float" office:value="0.00532694526291405" calcext:value-type="float">
            <text:p>0,005326945262914</text:p>
          </table:table-cell>
          <table:table-cell office:value-type="float" office:value="0.00532697862228231" calcext:value-type="float">
            <text:p>0,005326978622282</text:p>
          </table:table-cell>
          <table:table-cell office:value-type="float" office:value="0.0053270076718268" calcext:value-type="float">
            <text:p>0,005327007671827</text:p>
          </table:table-cell>
          <table:table-cell office:value-type="float" office:value="0.00532703301258368" calcext:value-type="float">
            <text:p>0,005327033012584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75" calcext:value-type="float">
            <text:p>1,75</text:p>
          </table:table-cell>
          <table:table-cell office:value-type="float" office:value="0.017855611" calcext:value-type="float">
            <text:p>0,017855611</text:p>
          </table:table-cell>
          <table:table-cell table:style-name="Default" table:formula="of:=AVERAGE([.E204:.F204])" office:value-type="float" office:value="-0.000161802557105909" calcext:value-type="float">
            <text:p>-0,000161802557106</text:p>
          </table:table-cell>
          <table:table-cell table:style-name="ce3" office:value-type="float" office:value="-0.000173605114211817" calcext:value-type="float">
            <text:p>-0,000173605114212</text:p>
          </table:table-cell>
          <table:table-cell office:value-type="float" office:value="-0.00015" calcext:value-type="float">
            <text:p>-0,00015</text:p>
          </table:table-cell>
          <table:table-cell table:formula="of:=[.C204]-[.C205]" office:value-type="float" office:value="0" calcext:value-type="float">
            <text:p>0</text:p>
          </table:table-cell>
          <table:table-cell table:formula="of:=[.F204]-[.F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229968578" calcext:value-type="float">
            <text:p>-0,000229968578</text:p>
          </table:table-cell>
          <table:table-cell office:value-type="float" office:value="-0.000204475442" calcext:value-type="float">
            <text:p>-0,000204475442</text:p>
          </table:table-cell>
          <table:table-cell office:value-type="float" office:value="-0.000182807369" calcext:value-type="float">
            <text:p>-0,000182807369</text:p>
          </table:table-cell>
          <table:table-cell office:value-type="float" office:value="-0.000164608562" calcext:value-type="float">
            <text:p>-0,000164608562</text:p>
          </table:table-cell>
          <table:table-cell office:value-type="float" office:value="-0.000148790149" calcext:value-type="float">
            <text:p>-0,000148790149</text:p>
          </table:table-cell>
          <table:table-cell office:value-type="float" office:value="-0.000135411439" calcext:value-type="float">
            <text:p>-0,000135411439</text:p>
          </table:table-cell>
          <table:table-cell office:value-type="float" office:value="-0.00012343627" calcext:value-type="float">
            <text:p>-0,00012343627</text:p>
          </table:table-cell>
          <table:table-cell office:value-type="float" office:value="0.017854961860931" calcext:value-type="float">
            <text:p>0,017854961860931</text:p>
          </table:table-cell>
          <table:table-cell office:value-type="float" office:value="0.0178552107922249" calcext:value-type="float">
            <text:p>0,017855210792225</text:p>
          </table:table-cell>
          <table:table-cell office:value-type="float" office:value="0.0178554194760762" calcext:value-type="float">
            <text:p>0,017855419476076</text:p>
          </table:table-cell>
          <table:table-cell office:value-type="float" office:value="0.017855595957887" calcext:value-type="float">
            <text:p>0,017855595957887</text:p>
          </table:table-cell>
          <table:table-cell office:value-type="float" office:value="0.0178557467189521" calcext:value-type="float">
            <text:p>0,017855746718952</text:p>
          </table:table-cell>
          <table:table-cell office:value-type="float" office:value="0.0178558763431411" calcext:value-type="float">
            <text:p>0,017855876343141</text:p>
          </table:table-cell>
          <table:table-cell office:value-type="float" office:value="0.0178559888237716" calcext:value-type="float">
            <text:p>0,017855988823772</text:p>
          </table:table-cell>
          <table:table-cell office:value-type="float" office:value="0.0178560867991326" calcext:value-type="float">
            <text:p>0,017856086799133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17855611" calcext:value-type="float">
            <text:p>0,017855611</text:p>
          </table:table-cell>
          <table:table-cell table:style-name="Default" table:formula="of:=AVERAGE([.E205:.F205])" office:value-type="float" office:value="-0.000161802557105909" calcext:value-type="float">
            <text:p>-0,000161802557106</text:p>
          </table:table-cell>
          <table:table-cell table:style-name="ce3" office:value-type="float" office:value="-0.000173605114211817" calcext:value-type="float">
            <text:p>-0,000173605114212</text:p>
          </table:table-cell>
          <table:table-cell office:value-type="float" office:value="-0.00015" calcext:value-type="float">
            <text:p>-0,00015</text:p>
          </table:table-cell>
          <table:table-cell table:formula="of:=[.C205]-[.C206]" office:value-type="float" office:value="0.016264316" calcext:value-type="float">
            <text:p>0,016264316</text:p>
          </table:table-cell>
          <table:table-cell table:formula="of:=[.F205]-[.F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229968578" calcext:value-type="float">
            <text:p>-0,000229968578</text:p>
          </table:table-cell>
          <table:table-cell office:value-type="float" office:value="-0.000204475442" calcext:value-type="float">
            <text:p>-0,000204475442</text:p>
          </table:table-cell>
          <table:table-cell office:value-type="float" office:value="-0.000182807369" calcext:value-type="float">
            <text:p>-0,000182807369</text:p>
          </table:table-cell>
          <table:table-cell office:value-type="float" office:value="-0.000164608562" calcext:value-type="float">
            <text:p>-0,000164608562</text:p>
          </table:table-cell>
          <table:table-cell office:value-type="float" office:value="-0.000148790149" calcext:value-type="float">
            <text:p>-0,000148790149</text:p>
          </table:table-cell>
          <table:table-cell office:value-type="float" office:value="-0.000135411439" calcext:value-type="float">
            <text:p>-0,000135411439</text:p>
          </table:table-cell>
          <table:table-cell office:value-type="float" office:value="-0.00012343627" calcext:value-type="float">
            <text:p>-0,00012343627</text:p>
          </table:table-cell>
          <table:table-cell office:value-type="float" office:value="0.017854961860931" calcext:value-type="float">
            <text:p>0,017854961860931</text:p>
          </table:table-cell>
          <table:table-cell office:value-type="float" office:value="0.0178552107922249" calcext:value-type="float">
            <text:p>0,017855210792225</text:p>
          </table:table-cell>
          <table:table-cell office:value-type="float" office:value="0.0178554194760762" calcext:value-type="float">
            <text:p>0,017855419476076</text:p>
          </table:table-cell>
          <table:table-cell office:value-type="float" office:value="0.017855595957887" calcext:value-type="float">
            <text:p>0,017855595957887</text:p>
          </table:table-cell>
          <table:table-cell office:value-type="float" office:value="0.0178557467189521" calcext:value-type="float">
            <text:p>0,017855746718952</text:p>
          </table:table-cell>
          <table:table-cell office:value-type="float" office:value="0.0178558763431411" calcext:value-type="float">
            <text:p>0,017855876343141</text:p>
          </table:table-cell>
          <table:table-cell office:value-type="float" office:value="0.0178559888237716" calcext:value-type="float">
            <text:p>0,017855988823772</text:p>
          </table:table-cell>
          <table:table-cell office:value-type="float" office:value="0.0178560867991326" calcext:value-type="float">
            <text:p>0,017856086799133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2" calcext:value-type="float">
            <text:p>1,2</text:p>
          </table:table-cell>
          <table:table-cell office:value-type="float" office:value="0.001591295" calcext:value-type="float">
            <text:p>0,001591295</text:p>
          </table:table-cell>
          <table:table-cell table:style-name="Default" table:formula="of:=AVERAGE([.E206:.F206])" office:value-type="float" office:value="-0.000163774232931099" calcext:value-type="float">
            <text:p>-0,000163774232931</text:p>
          </table:table-cell>
          <table:table-cell table:style-name="ce3" office:value-type="float" office:value="-0.000177548465862198" calcext:value-type="float">
            <text:p>-0,000177548465862</text:p>
          </table:table-cell>
          <table:table-cell office:value-type="float" office:value="-0.00015" calcext:value-type="float">
            <text:p>-0,00015</text:p>
          </table:table-cell>
          <table:table-cell table:formula="of:=[.C206]-[.C207]" office:value-type="float" office:value="-0.000408511" calcext:value-type="float">
            <text:p>-0,000408511</text:p>
          </table:table-cell>
          <table:table-cell table:formula="of:=[.F206]-[.F207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-0.000235428474" calcext:value-type="float">
            <text:p>-0,000235428474</text:p>
          </table:table-cell>
          <table:table-cell office:value-type="float" office:value="-0.000210108163" calcext:value-type="float">
            <text:p>-0,000210108163</text:p>
          </table:table-cell>
          <table:table-cell office:value-type="float" office:value="-0.000186500434" calcext:value-type="float">
            <text:p>-0,000186500434</text:p>
          </table:table-cell>
          <table:table-cell office:value-type="float" office:value="-0.00016884881" calcext:value-type="float">
            <text:p>-0,00016884881</text:p>
          </table:table-cell>
          <table:table-cell office:value-type="float" office:value="-0.000151223062" calcext:value-type="float">
            <text:p>-0,000151223062</text:p>
          </table:table-cell>
          <table:table-cell office:value-type="float" office:value="-0.000139239104" calcext:value-type="float">
            <text:p>-0,000139239104</text:p>
          </table:table-cell>
          <table:table-cell office:value-type="float" office:value="-0.000124879793" calcext:value-type="float">
            <text:p>-0,000124879793</text:p>
          </table:table-cell>
          <table:table-cell office:value-type="float" office:value="0.00159123531158939" calcext:value-type="float">
            <text:p>0,001591235311589</text:p>
          </table:table-cell>
          <table:table-cell office:value-type="float" office:value="0.00159125802307472" calcext:value-type="float">
            <text:p>0,001591258023075</text:p>
          </table:table-cell>
          <table:table-cell office:value-type="float" office:value="0.00159127713332205" calcext:value-type="float">
            <text:p>0,001591277133322</text:p>
          </table:table-cell>
          <table:table-cell office:value-type="float" office:value="0.00159129317914175" calcext:value-type="float">
            <text:p>0,001591293179142</text:p>
          </table:table-cell>
          <table:table-cell office:value-type="float" office:value="0.00159130696109202" calcext:value-type="float">
            <text:p>0,001591306961092</text:p>
          </table:table-cell>
          <table:table-cell office:value-type="float" office:value="0.00159131870211318" calcext:value-type="float">
            <text:p>0,001591318702113</text:p>
          </table:table-cell>
          <table:table-cell office:value-type="float" office:value="0.00159132900976275" calcext:value-type="float">
            <text:p>0,001591329009763</text:p>
          </table:table-cell>
          <table:table-cell office:value-type="float" office:value="0.00159133784345652" calcext:value-type="float">
            <text:p>0,001591337843457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01999806" calcext:value-type="float">
            <text:p>0,001999806</text:p>
          </table:table-cell>
          <table:table-cell table:style-name="Default" table:formula="of:=AVERAGE([.E207:.F207])" office:value-type="float" office:value="-0.000182761053016605" calcext:value-type="float">
            <text:p>-0,000182761053017</text:p>
          </table:table-cell>
          <table:table-cell table:style-name="ce3" office:value-type="float" office:value="-0.00019552210603321" calcext:value-type="float">
            <text:p>-0,000195522106033</text:p>
          </table:table-cell>
          <table:table-cell office:value-type="float" office:value="-0.00017" calcext:value-type="float">
            <text:p>-0,00017</text:p>
          </table:table-cell>
          <table:table-cell table:formula="of:=[.C207]-[.C208]" office:value-type="float" office:value="-0.000304225" calcext:value-type="float">
            <text:p>-0,000304225</text:p>
          </table:table-cell>
          <table:table-cell table:formula="of:=[.F207]-[.F208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-0.000258897335" calcext:value-type="float">
            <text:p>-0,000258897335</text:p>
          </table:table-cell>
          <table:table-cell office:value-type="float" office:value="-0.000230795045" calcext:value-type="float">
            <text:p>-0,000230795045</text:p>
          </table:table-cell>
          <table:table-cell office:value-type="float" office:value="-0.00020530578" calcext:value-type="float">
            <text:p>-0,00020530578</text:p>
          </table:table-cell>
          <table:table-cell office:value-type="float" office:value="-0.000185570078" calcext:value-type="float">
            <text:p>-0,000185570078</text:p>
          </table:table-cell>
          <table:table-cell office:value-type="float" office:value="-0.000166660463" calcext:value-type="float">
            <text:p>-0,000166660463</text:p>
          </table:table-cell>
          <table:table-cell office:value-type="float" office:value="-0.000152915673" calcext:value-type="float">
            <text:p>-0,000152915673</text:p>
          </table:table-cell>
          <table:table-cell office:value-type="float" office:value="-0.000139584347" calcext:value-type="float">
            <text:p>-0,000139584347</text:p>
          </table:table-cell>
          <table:table-cell office:value-type="float" office:value="0.00199972414650989" calcext:value-type="float">
            <text:p>0,00199972414651</text:p>
          </table:table-cell>
          <table:table-cell office:value-type="float" office:value="0.00199975553353258" calcext:value-type="float">
            <text:p>0,001999755533533</text:p>
          </table:table-cell>
          <table:table-cell office:value-type="float" office:value="0.00199978191423894" calcext:value-type="float">
            <text:p>0,001999781914239</text:p>
          </table:table-cell>
          <table:table-cell office:value-type="float" office:value="0.0019998041125674" calcext:value-type="float">
            <text:p>0,001999804112567</text:p>
          </table:table-cell>
          <table:table-cell office:value-type="float" office:value="0.00199982314779468" calcext:value-type="float">
            <text:p>0,001999823147795</text:p>
          </table:table-cell>
          <table:table-cell office:value-type="float" office:value="0.00199983940920539" calcext:value-type="float">
            <text:p>0,001999839409205</text:p>
          </table:table-cell>
          <table:table-cell office:value-type="float" office:value="0.00199985363539262" calcext:value-type="float">
            <text:p>0,001999853635393</text:p>
          </table:table-cell>
          <table:table-cell office:value-type="float" office:value="0.00199986604406344" calcext:value-type="float">
            <text:p>0,001999866044063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3" calcext:value-type="float">
            <text:p>1,3</text:p>
          </table:table-cell>
          <table:table-cell office:value-type="float" office:value="0.002304031" calcext:value-type="float">
            <text:p>0,002304031</text:p>
          </table:table-cell>
          <table:table-cell table:style-name="Default" table:formula="of:=AVERAGE([.E208:.F208])" office:value-type="float" office:value="-0.000203598824709531" calcext:value-type="float">
            <text:p>-0,00020359882471</text:p>
          </table:table-cell>
          <table:table-cell table:style-name="ce3" office:value-type="float" office:value="-0.000217197649419063" calcext:value-type="float">
            <text:p>-0,000217197649419</text:p>
          </table:table-cell>
          <table:table-cell office:value-type="float" office:value="-0.00019" calcext:value-type="float">
            <text:p>-0,00019</text:p>
          </table:table-cell>
          <table:table-cell table:formula="of:=[.C208]-[.C209]" office:value-type="float" office:value="-0.001389627" calcext:value-type="float">
            <text:p>-0,001389627</text:p>
          </table:table-cell>
          <table:table-cell table:formula="of:=[.F208]-[.F209]"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-0.000287618729" calcext:value-type="float">
            <text:p>-0,000287618729</text:p>
          </table:table-cell>
          <table:table-cell office:value-type="float" office:value="-0.000256234056" calcext:value-type="float">
            <text:p>-0,000256234056</text:p>
          </table:table-cell>
          <table:table-cell office:value-type="float" office:value="-0.000228217975" calcext:value-type="float">
            <text:p>-0,000228217975</text:p>
          </table:table-cell>
          <table:table-cell office:value-type="float" office:value="-0.00020608576" calcext:value-type="float">
            <text:p>-0,00020608576</text:p>
          </table:table-cell>
          <table:table-cell office:value-type="float" office:value="-0.000185380178" calcext:value-type="float">
            <text:p>-0,000185380178</text:p>
          </table:table-cell>
          <table:table-cell office:value-type="float" office:value="-0.00016974929" calcext:value-type="float">
            <text:p>-0,00016974929</text:p>
          </table:table-cell>
          <table:table-cell office:value-type="float" office:value="-0.000154957028" calcext:value-type="float">
            <text:p>-0,000154957028</text:p>
          </table:table-cell>
          <table:table-cell office:value-type="float" office:value="0.00230392575852138" calcext:value-type="float">
            <text:p>0,002303925758521</text:p>
          </table:table-cell>
          <table:table-cell office:value-type="float" office:value="0.00230396593191059" calcext:value-type="float">
            <text:p>0,002303965931911</text:p>
          </table:table-cell>
          <table:table-cell office:value-type="float" office:value="0.00230399967588661" calcext:value-type="float">
            <text:p>0,002303999675887</text:p>
          </table:table-cell>
          <table:table-cell office:value-type="float" office:value="0.00230402810537149" calcext:value-type="float">
            <text:p>0,002304028105371</text:p>
          </table:table-cell>
          <table:table-cell office:value-type="float" office:value="0.00230405246096096" calcext:value-type="float">
            <text:p>0,002304052460961</text:p>
          </table:table-cell>
          <table:table-cell office:value-type="float" office:value="0.00230407330058605" calcext:value-type="float">
            <text:p>0,002304073300586</text:p>
          </table:table-cell>
          <table:table-cell office:value-type="float" office:value="0.00230409149532483" calcext:value-type="float">
            <text:p>0,002304091495325</text:p>
          </table:table-cell>
          <table:table-cell office:value-type="float" office:value="0.00230410736622209" calcext:value-type="float">
            <text:p>0,002304107366222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5" calcext:value-type="float">
            <text:p>1,5</text:p>
          </table:table-cell>
          <table:table-cell office:value-type="float" office:value="0.003693658" calcext:value-type="float">
            <text:p>0,003693658</text:p>
          </table:table-cell>
          <table:table-cell table:style-name="Default" table:formula="of:=AVERAGE([.E209:.F209])" office:value-type="float" office:value="-0.00030324291226727" calcext:value-type="float">
            <text:p>-0,000303242912267</text:p>
          </table:table-cell>
          <table:table-cell table:style-name="ce3" office:value-type="float" office:value="-0.000326485824534539" calcext:value-type="float">
            <text:p>-0,000326485824535</text:p>
          </table:table-cell>
          <table:table-cell office:value-type="float" office:value="-0.00028" calcext:value-type="float">
            <text:p>-0,00028</text:p>
          </table:table-cell>
          <table:table-cell table:formula="of:=[.C209]-[.C210]" office:value-type="float" office:value="0.001379291" calcext:value-type="float">
            <text:p>0,001379291</text:p>
          </table:table-cell>
          <table:table-cell table:formula="of:=[.F209]-[.F210]"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-0.000432408173" calcext:value-type="float">
            <text:p>-0,000432408173</text:p>
          </table:table-cell>
          <table:table-cell office:value-type="float" office:value="-0.000384702903" calcext:value-type="float">
            <text:p>-0,000384702903</text:p>
          </table:table-cell>
          <table:table-cell office:value-type="float" office:value="-0.000343530667" calcext:value-type="float">
            <text:p>-0,000343530667</text:p>
          </table:table-cell>
          <table:table-cell office:value-type="float" office:value="-0.000309603357" calcext:value-type="float">
            <text:p>-0,000309603357</text:p>
          </table:table-cell>
          <table:table-cell office:value-type="float" office:value="-0.000279425491" calcext:value-type="float">
            <text:p>-0,000279425491</text:p>
          </table:table-cell>
          <table:table-cell office:value-type="float" office:value="-0.00025478676" calcext:value-type="float">
            <text:p>-0,00025478676</text:p>
          </table:table-cell>
          <table:table-cell office:value-type="float" office:value="-0.000232604619" calcext:value-type="float">
            <text:p>-0,000232604619</text:p>
          </table:table-cell>
          <table:table-cell office:value-type="float" office:value="0.00369340557426527" calcext:value-type="float">
            <text:p>0,003693405574265</text:p>
          </table:table-cell>
          <table:table-cell office:value-type="float" office:value="0.00369350239661746" calcext:value-type="float">
            <text:p>0,003693502396617</text:p>
          </table:table-cell>
          <table:table-cell office:value-type="float" office:value="0.00369358361396308" calcext:value-type="float">
            <text:p>0,003693583613963</text:p>
          </table:table-cell>
          <table:table-cell office:value-type="float" office:value="0.00369365221829353" calcext:value-type="float">
            <text:p>0,003693652218294</text:p>
          </table:table-cell>
          <table:table-cell office:value-type="float" office:value="0.00369371087608464" calcext:value-type="float">
            <text:p>0,003693710876085</text:p>
          </table:table-cell>
          <table:table-cell office:value-type="float" office:value="0.00369376123358465" calcext:value-type="float">
            <text:p>0,003693761233585</text:p>
          </table:table-cell>
          <table:table-cell office:value-type="float" office:value="0.00369380501482899" calcext:value-type="float">
            <text:p>0,003693805014829</text:p>
          </table:table-cell>
          <table:table-cell office:value-type="float" office:value="0.00369384320780784" calcext:value-type="float">
            <text:p>0,003693843207808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5" calcext:value-type="float">
            <text:p>1,5</text:p>
          </table:table-cell>
          <table:table-cell office:value-type="float" office:value="0.002314367" calcext:value-type="float">
            <text:p>0,002314367</text:p>
          </table:table-cell>
          <table:table-cell table:style-name="Default" table:formula="of:=AVERAGE([.E210:.F210])" office:value-type="float" office:value="-0.000365420718280707" calcext:value-type="float">
            <text:p>-0,000365420718281</text:p>
          </table:table-cell>
          <table:table-cell table:style-name="ce3" office:value-type="float" office:value="-0.000390841436561415" calcext:value-type="float">
            <text:p>-0,000390841436561</text:p>
          </table:table-cell>
          <table:table-cell office:value-type="float" office:value="-0.00034" calcext:value-type="float">
            <text:p>-0,00034</text:p>
          </table:table-cell>
          <table:table-cell table:formula="of:=[.C210]-[.C211]" office:value-type="float" office:value="0.00094187" calcext:value-type="float">
            <text:p>0,00094187</text:p>
          </table:table-cell>
          <table:table-cell table:formula="of:=[.F210]-[.F211]" office:value-type="float" office:value="0.00057" calcext:value-type="float">
            <text:p>0,00057</text:p>
          </table:table-cell>
          <table:table-cell office:value-type="float" office:value="0" calcext:value-type="float">
            <text:p>0</text:p>
          </table:table-cell>
          <table:table-cell office:value-type="float" office:value="-0.000517630789" calcext:value-type="float">
            <text:p>-0,000517630789</text:p>
          </table:table-cell>
          <table:table-cell office:value-type="float" office:value="-0.000460664119" calcext:value-type="float">
            <text:p>-0,000460664119</text:p>
          </table:table-cell>
          <table:table-cell office:value-type="float" office:value="-0.000411114041" calcext:value-type="float">
            <text:p>-0,000411114041</text:p>
          </table:table-cell>
          <table:table-cell office:value-type="float" office:value="-0.000370679067" calcext:value-type="float">
            <text:p>-0,000370679067</text:p>
          </table:table-cell>
          <table:table-cell office:value-type="float" office:value="-0.000334290425" calcext:value-type="float">
            <text:p>-0,000334290425</text:p>
          </table:table-cell>
          <table:table-cell office:value-type="float" office:value="-0.000305109446" calcext:value-type="float">
            <text:p>-0,000305109446</text:p>
          </table:table-cell>
          <table:table-cell office:value-type="float" office:value="-0.000278539644" calcext:value-type="float">
            <text:p>-0,000278539644</text:p>
          </table:table-cell>
          <table:table-cell office:value-type="float" office:value="0.0023141778336981" calcext:value-type="float">
            <text:p>0,002314177833698</text:p>
          </table:table-cell>
          <table:table-cell office:value-type="float" office:value="0.00231425045644746" calcext:value-type="float">
            <text:p>0,002314250456447</text:p>
          </table:table-cell>
          <table:table-cell office:value-type="float" office:value="0.00231431139338595" calcext:value-type="float">
            <text:p>0,002314311393386</text:p>
          </table:table-cell>
          <table:table-cell office:value-type="float" office:value="0.00231436283599414" calcext:value-type="float">
            <text:p>0,002314362835994</text:p>
          </table:table-cell>
          <table:table-cell office:value-type="float" office:value="0.00231440684020426" calcext:value-type="float">
            <text:p>0,002314406840204</text:p>
          </table:table-cell>
          <table:table-cell office:value-type="float" office:value="0.00231444458868368" calcext:value-type="float">
            <text:p>0,002314444588684</text:p>
          </table:table-cell>
          <table:table-cell office:value-type="float" office:value="0.00231447743944017" calcext:value-type="float">
            <text:p>0,00231447743944</text:p>
          </table:table-cell>
          <table:table-cell office:value-type="float" office:value="0.00231450609650076" calcext:value-type="float">
            <text:p>0,002314506096501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" calcext:value-type="float">
            <text:p>1</text:p>
          </table:table-cell>
          <table:table-cell office:value-type="float" office:value="0.001372497" calcext:value-type="float">
            <text:p>0,001372497</text:p>
          </table:table-cell>
          <table:table-cell table:style-name="Default" table:formula="of:=AVERAGE([.E211:.F211])" office:value-type="float" office:value="-0.000978697387516655" calcext:value-type="float">
            <text:p>-0,000978697387517</text:p>
          </table:table-cell>
          <table:table-cell table:style-name="ce3" office:value-type="float" office:value="-0.00104739477503331" calcext:value-type="float">
            <text:p>-0,001047394775033</text:p>
          </table:table-cell>
          <table:table-cell office:value-type="float" office:value="-0.00091" calcext:value-type="float">
            <text:p>-0,00091</text:p>
          </table:table-cell>
          <table:table-cell table:formula="of:=[.C211]-[.C212]" office:value-type="float" office:value="-0.001139826" calcext:value-type="float">
            <text:p>-0,001139826</text:p>
          </table:table-cell>
          <table:table-cell table:formula="of:=[.F211]-[.F212]" office:value-type="float" office:value="0.00022" calcext:value-type="float">
            <text:p>0,00022</text:p>
          </table:table-cell>
          <table:table-cell office:value-type="float" office:value="0" calcext:value-type="float">
            <text:p>0</text:p>
          </table:table-cell>
          <table:table-cell office:value-type="float" office:value="-0.001387784295" calcext:value-type="float">
            <text:p>-0,001387784295</text:p>
          </table:table-cell>
          <table:table-cell office:value-type="float" office:value="-0.001234399458" calcext:value-type="float">
            <text:p>-0,001234399458</text:p>
          </table:table-cell>
          <table:table-cell office:value-type="float" office:value="-0.001102611053" calcext:value-type="float">
            <text:p>-0,001102611053</text:p>
          </table:table-cell>
          <table:table-cell office:value-type="float" office:value="-0.000993419419" calcext:value-type="float">
            <text:p>-0,000993419419</text:p>
          </table:table-cell>
          <table:table-cell office:value-type="float" office:value="-0.000896944959" calcext:value-type="float">
            <text:p>-0,000896944959</text:p>
          </table:table-cell>
          <table:table-cell office:value-type="float" office:value="-0.000817391553" calcext:value-type="float">
            <text:p>-0,000817391553</text:p>
          </table:table-cell>
          <table:table-cell office:value-type="float" office:value="-0.000743661731" calcext:value-type="float">
            <text:p>-0,000743661731</text:p>
          </table:table-cell>
          <table:table-cell office:value-type="float" office:value="0.00137219591077853" calcext:value-type="float">
            <text:p>0,001372195910779</text:p>
          </table:table-cell>
          <table:table-cell office:value-type="float" office:value="0.00137231136382611" calcext:value-type="float">
            <text:p>0,001372311363826</text:p>
          </table:table-cell>
          <table:table-cell office:value-type="float" office:value="0.00137240819247494" calcext:value-type="float">
            <text:p>0,001372408192475</text:p>
          </table:table-cell>
          <table:table-cell office:value-type="float" office:value="0.00137249001118705" calcext:value-type="float">
            <text:p>0,001372490011187</text:p>
          </table:table-cell>
          <table:table-cell office:value-type="float" office:value="0.00137255994923325" calcext:value-type="float">
            <text:p>0,001372559949233</text:p>
          </table:table-cell>
          <table:table-cell office:value-type="float" office:value="0.00137262001664205" calcext:value-type="float">
            <text:p>0,001372620016642</text:p>
          </table:table-cell>
          <table:table-cell office:value-type="float" office:value="0.00137267221160365" calcext:value-type="float">
            <text:p>0,001372672211604</text:p>
          </table:table-cell>
          <table:table-cell office:value-type="float" office:value="0.00137271758888147" calcext:value-type="float">
            <text:p>0,001372717588881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3" calcext:value-type="float">
            <text:p>1,3</text:p>
          </table:table-cell>
          <table:table-cell office:value-type="float" office:value="0.002512323" calcext:value-type="float">
            <text:p>0,002512323</text:p>
          </table:table-cell>
          <table:table-cell table:style-name="Default" table:formula="of:=AVERAGE([.E212:.F212])" office:value-type="float" office:value="-0.00121594717255316" calcext:value-type="float">
            <text:p>-0,001215947172553</text:p>
          </table:table-cell>
          <table:table-cell table:style-name="ce3" office:value-type="float" office:value="-0.00130189434510632" calcext:value-type="float">
            <text:p>-0,001301894345106</text:p>
          </table:table-cell>
          <table:table-cell office:value-type="float" office:value="-0.00113" calcext:value-type="float">
            <text:p>-0,00113</text:p>
          </table:table-cell>
          <table:table-cell table:formula="of:=[.C212]-[.C213]" office:value-type="float" office:value="0.001654431" calcext:value-type="float">
            <text:p>0,001654431</text:p>
          </table:table-cell>
          <table:table-cell table:formula="of:=[.F212]-[.F213]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-0.001724619209" calcext:value-type="float">
            <text:p>-0,001724619209</text:p>
          </table:table-cell>
          <table:table-cell office:value-type="float" office:value="-0.001533291475" calcext:value-type="float">
            <text:p>-0,001533291475</text:p>
          </table:table-cell>
          <table:table-cell office:value-type="float" office:value="-0.001370755198" calcext:value-type="float">
            <text:p>-0,001370755198</text:p>
          </table:table-cell>
          <table:table-cell office:value-type="float" office:value="-0.001234181345" calcext:value-type="float">
            <text:p>-0,001234181345</text:p>
          </table:table-cell>
          <table:table-cell office:value-type="float" office:value="-0.001115544518" calcext:value-type="float">
            <text:p>-0,001115544518</text:p>
          </table:table-cell>
          <table:table-cell office:value-type="float" office:value="-0.001015174597" calcext:value-type="float">
            <text:p>-0,001015174597</text:p>
          </table:table-cell>
          <table:table-cell office:value-type="float" office:value="-0.000926802937" calcext:value-type="float">
            <text:p>-0,000926802937</text:p>
          </table:table-cell>
          <table:table-cell office:value-type="float" office:value="0.00251163789861826" calcext:value-type="float">
            <text:p>0,002511637898618</text:p>
          </table:table-cell>
          <table:table-cell office:value-type="float" office:value="0.0025119005151086" calcext:value-type="float">
            <text:p>0,002511900515109</text:p>
          </table:table-cell>
          <table:table-cell office:value-type="float" office:value="0.00251212066899449" calcext:value-type="float">
            <text:p>0,002512120668994</text:p>
          </table:table-cell>
          <table:table-cell office:value-type="float" office:value="0.0025123068565036" calcext:value-type="float">
            <text:p>0,002512306856504</text:p>
          </table:table-cell>
          <table:table-cell office:value-type="float" office:value="0.00251246590369382" calcext:value-type="float">
            <text:p>0,002512465903694</text:p>
          </table:table-cell>
          <table:table-cell office:value-type="float" office:value="0.00251260265490495" calcext:value-type="float">
            <text:p>0,002512602654905</text:p>
          </table:table-cell>
          <table:table-cell office:value-type="float" office:value="0.00251272131772438" calcext:value-type="float">
            <text:p>0,002512721317724</text:p>
          </table:table-cell>
          <table:table-cell office:value-type="float" office:value="0.00251282483901018" calcext:value-type="float">
            <text:p>0,00251282483901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2" calcext:value-type="float">
            <text:p>2,2</text:p>
          </table:table-cell>
          <table:table-cell office:value-type="float" office:value="0.000857892" calcext:value-type="float">
            <text:p>0,000857892</text:p>
          </table:table-cell>
          <table:table-cell table:style-name="Default" table:formula="of:=AVERAGE([.E213:.F213])" office:value-type="float" office:value="-0.00123516888692102" calcext:value-type="float">
            <text:p>-0,001235168886921</text:p>
          </table:table-cell>
          <table:table-cell table:style-name="ce3" office:value-type="float" office:value="-0.00132033777384204" calcext:value-type="float">
            <text:p>-0,001320337773842</text:p>
          </table:table-cell>
          <table:table-cell office:value-type="float" office:value="-0.00115" calcext:value-type="float">
            <text:p>-0,00115</text:p>
          </table:table-cell>
          <table:table-cell table:formula="of:=[.C213]-[.C214]" office:value-type="float" office:value="0" calcext:value-type="float">
            <text:p>0</text:p>
          </table:table-cell>
          <table:table-cell table:formula="of:=[.F213]-[.F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49597008" calcext:value-type="float">
            <text:p>-0,001749597008</text:p>
          </table:table-cell>
          <table:table-cell office:value-type="float" office:value="-0.001556521019" calcext:value-type="float">
            <text:p>-0,001556521019</text:p>
          </table:table-cell>
          <table:table-cell office:value-type="float" office:value="-0.001389744273" calcext:value-type="float">
            <text:p>-0,001389744273</text:p>
          </table:table-cell>
          <table:table-cell office:value-type="float" office:value="-0.001252499219" calcext:value-type="float">
            <text:p>-0,001252499219</text:p>
          </table:table-cell>
          <table:table-cell office:value-type="float" office:value="-0.001130252999" calcext:value-type="float">
            <text:p>-0,001130252999</text:p>
          </table:table-cell>
          <table:table-cell office:value-type="float" office:value="-0.001030679542" calcext:value-type="float">
            <text:p>-0,001030679542</text:p>
          </table:table-cell>
          <table:table-cell office:value-type="float" office:value="-0.000936836239" calcext:value-type="float">
            <text:p>-0,000936836239</text:p>
          </table:table-cell>
          <table:table-cell office:value-type="float" office:value="0.000857654404617859" calcext:value-type="float">
            <text:p>0,000857654404618</text:p>
          </table:table-cell>
          <table:table-cell office:value-type="float" office:value="0.000857745379693396" calcext:value-type="float">
            <text:p>0,000857745379693</text:p>
          </table:table-cell>
          <table:table-cell office:value-type="float" office:value="0.00085782169521291" calcext:value-type="float">
            <text:p>0,000857821695213</text:p>
          </table:table-cell>
          <table:table-cell office:value-type="float" office:value="0.000857886154023159" calcext:value-type="float">
            <text:p>0,000857886154023</text:p>
          </table:table-cell>
          <table:table-cell office:value-type="float" office:value="0.000857941270527575" calcext:value-type="float">
            <text:p>0,000857941270528</text:p>
          </table:table-cell>
          <table:table-cell office:value-type="float" office:value="0.000857988583200259" calcext:value-type="float">
            <text:p>0,0008579885832</text:p>
          </table:table-cell>
          <table:table-cell office:value-type="float" office:value="0.00085802972236108" calcext:value-type="float">
            <text:p>0,000858029722361</text:p>
          </table:table-cell>
          <table:table-cell office:value-type="float" office:value="0.000858065454913803" calcext:value-type="float">
            <text:p>0,000858065454914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.2" calcext:value-type="float">
            <text:p>2,2</text:p>
          </table:table-cell>
          <table:table-cell office:value-type="float" office:value="0.000857892" calcext:value-type="float">
            <text:p>0,000857892</text:p>
          </table:table-cell>
          <table:table-cell table:style-name="Default" table:formula="of:=AVERAGE([.E214:.F214])" office:value-type="float" office:value="-0.00123516888692102" calcext:value-type="float">
            <text:p>-0,001235168886921</text:p>
          </table:table-cell>
          <table:table-cell table:style-name="ce3" office:value-type="float" office:value="-0.00132033777384204" calcext:value-type="float">
            <text:p>-0,001320337773842</text:p>
          </table:table-cell>
          <table:table-cell office:value-type="float" office:value="-0.00115" calcext:value-type="float">
            <text:p>-0,00115</text:p>
          </table:table-cell>
          <table:table-cell table:formula="of:=[.C214]-[.C215]" office:value-type="float" office:value="0" calcext:value-type="float">
            <text:p>0</text:p>
          </table:table-cell>
          <table:table-cell table:formula="of:=[.F214]-[.F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49597008" calcext:value-type="float">
            <text:p>-0,001749597008</text:p>
          </table:table-cell>
          <table:table-cell office:value-type="float" office:value="-0.001556521019" calcext:value-type="float">
            <text:p>-0,001556521019</text:p>
          </table:table-cell>
          <table:table-cell office:value-type="float" office:value="-0.001389744273" calcext:value-type="float">
            <text:p>-0,001389744273</text:p>
          </table:table-cell>
          <table:table-cell office:value-type="float" office:value="-0.001252499219" calcext:value-type="float">
            <text:p>-0,001252499219</text:p>
          </table:table-cell>
          <table:table-cell office:value-type="float" office:value="-0.001130252999" calcext:value-type="float">
            <text:p>-0,001130252999</text:p>
          </table:table-cell>
          <table:table-cell office:value-type="float" office:value="-0.001030679542" calcext:value-type="float">
            <text:p>-0,001030679542</text:p>
          </table:table-cell>
          <table:table-cell office:value-type="float" office:value="-0.000936836239" calcext:value-type="float">
            <text:p>-0,000936836239</text:p>
          </table:table-cell>
          <table:table-cell office:value-type="float" office:value="0.000857654404617859" calcext:value-type="float">
            <text:p>0,000857654404618</text:p>
          </table:table-cell>
          <table:table-cell office:value-type="float" office:value="0.000857745379693396" calcext:value-type="float">
            <text:p>0,000857745379693</text:p>
          </table:table-cell>
          <table:table-cell office:value-type="float" office:value="0.00085782169521291" calcext:value-type="float">
            <text:p>0,000857821695213</text:p>
          </table:table-cell>
          <table:table-cell office:value-type="float" office:value="0.000857886154023159" calcext:value-type="float">
            <text:p>0,000857886154023</text:p>
          </table:table-cell>
          <table:table-cell office:value-type="float" office:value="0.000857941270527575" calcext:value-type="float">
            <text:p>0,000857941270528</text:p>
          </table:table-cell>
          <table:table-cell office:value-type="float" office:value="0.000857988583200259" calcext:value-type="float">
            <text:p>0,0008579885832</text:p>
          </table:table-cell>
          <table:table-cell office:value-type="float" office:value="0.00085802972236108" calcext:value-type="float">
            <text:p>0,000858029722361</text:p>
          </table:table-cell>
          <table:table-cell office:value-type="float" office:value="0.000858065454913803" calcext:value-type="float">
            <text:p>0,000858065454914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.2" calcext:value-type="float">
            <text:p>2,2</text:p>
          </table:table-cell>
          <table:table-cell office:value-type="float" office:value="0.000857892" calcext:value-type="float">
            <text:p>0,000857892</text:p>
          </table:table-cell>
          <table:table-cell table:style-name="Default" table:formula="of:=AVERAGE([.E215:.F215])" office:value-type="float" office:value="-0.00123516888692102" calcext:value-type="float">
            <text:p>-0,001235168886921</text:p>
          </table:table-cell>
          <table:table-cell table:style-name="ce3" office:value-type="float" office:value="-0.00132033777384204" calcext:value-type="float">
            <text:p>-0,001320337773842</text:p>
          </table:table-cell>
          <table:table-cell office:value-type="float" office:value="-0.00115" calcext:value-type="float">
            <text:p>-0,00115</text:p>
          </table:table-cell>
          <table:table-cell table:formula="of:=[.C215]-[.C216]" office:value-type="float" office:value="-0.0000328689999999999" calcext:value-type="float">
            <text:p>-3,28689999999999E-05</text:p>
          </table:table-cell>
          <table:table-cell table:formula="of:=[.F215]-[.F216]" office:value-type="float" office:value="0.0000299999999999999" calcext:value-type="float">
            <text:p>2,99999999999999E-05</text:p>
          </table:table-cell>
          <table:table-cell office:value-type="float" office:value="0" calcext:value-type="float">
            <text:p>0</text:p>
          </table:table-cell>
          <table:table-cell office:value-type="float" office:value="-0.001749597008" calcext:value-type="float">
            <text:p>-0,001749597008</text:p>
          </table:table-cell>
          <table:table-cell office:value-type="float" office:value="-0.001556521019" calcext:value-type="float">
            <text:p>-0,001556521019</text:p>
          </table:table-cell>
          <table:table-cell office:value-type="float" office:value="-0.001389744273" calcext:value-type="float">
            <text:p>-0,001389744273</text:p>
          </table:table-cell>
          <table:table-cell office:value-type="float" office:value="-0.001252499219" calcext:value-type="float">
            <text:p>-0,001252499219</text:p>
          </table:table-cell>
          <table:table-cell office:value-type="float" office:value="-0.001130252999" calcext:value-type="float">
            <text:p>-0,001130252999</text:p>
          </table:table-cell>
          <table:table-cell office:value-type="float" office:value="-0.001030679542" calcext:value-type="float">
            <text:p>-0,001030679542</text:p>
          </table:table-cell>
          <table:table-cell office:value-type="float" office:value="-0.000936836239" calcext:value-type="float">
            <text:p>-0,000936836239</text:p>
          </table:table-cell>
          <table:table-cell office:value-type="float" office:value="0.000857654404617859" calcext:value-type="float">
            <text:p>0,000857654404618</text:p>
          </table:table-cell>
          <table:table-cell office:value-type="float" office:value="0.000857745379693396" calcext:value-type="float">
            <text:p>0,000857745379693</text:p>
          </table:table-cell>
          <table:table-cell office:value-type="float" office:value="0.00085782169521291" calcext:value-type="float">
            <text:p>0,000857821695213</text:p>
          </table:table-cell>
          <table:table-cell office:value-type="float" office:value="0.000857886154023159" calcext:value-type="float">
            <text:p>0,000857886154023</text:p>
          </table:table-cell>
          <table:table-cell office:value-type="float" office:value="0.000857941270527575" calcext:value-type="float">
            <text:p>0,000857941270528</text:p>
          </table:table-cell>
          <table:table-cell office:value-type="float" office:value="0.000857988583200259" calcext:value-type="float">
            <text:p>0,0008579885832</text:p>
          </table:table-cell>
          <table:table-cell office:value-type="float" office:value="0.00085802972236108" calcext:value-type="float">
            <text:p>0,000858029722361</text:p>
          </table:table-cell>
          <table:table-cell office:value-type="float" office:value="0.000858065454913803" calcext:value-type="float">
            <text:p>0,000858065454914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00890761" calcext:value-type="float">
            <text:p>0,000890761</text:p>
          </table:table-cell>
          <table:table-cell table:style-name="Default" table:formula="of:=AVERAGE([.E216:.F216])" office:value-type="float" office:value="-0.0012666814943664" calcext:value-type="float">
            <text:p>-0,001266681494366</text:p>
          </table:table-cell>
          <table:table-cell table:style-name="ce3" office:value-type="float" office:value="-0.00135336298873281" calcext:value-type="float">
            <text:p>-0,001353362988733</text:p>
          </table:table-cell>
          <table:table-cell table:style-name="ce3" office:value-type="float" office:value="-0.00118" calcext:value-type="float">
            <text:p>-0,00118</text:p>
          </table:table-cell>
          <table:table-cell table:formula="of:=[.C216]-[.C217]" office:value-type="float" office:value="0" calcext:value-type="float">
            <text:p>0</text:p>
          </table:table-cell>
          <table:table-cell table:formula="of:=[.F216]-[.F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93338166" calcext:value-type="float">
            <text:p>-0,001793338166</text:p>
          </table:table-cell>
          <table:table-cell office:value-type="float" office:value="-0.00159533393" calcext:value-type="float">
            <text:p>-0,00159533393</text:p>
          </table:table-cell>
          <table:table-cell office:value-type="float" office:value="-0.001424563269" calcext:value-type="float">
            <text:p>-0,001424563269</text:p>
          </table:table-cell>
          <table:table-cell office:value-type="float" office:value="-0.001283763038" calcext:value-type="float">
            <text:p>-0,001283763038</text:p>
          </table:table-cell>
          <table:table-cell office:value-type="float" office:value="-0.001158638207" calcext:value-type="float">
            <text:p>-0,001158638207</text:p>
          </table:table-cell>
          <table:table-cell office:value-type="float" office:value="-0.001056361152" calcext:value-type="float">
            <text:p>-0,001056361152</text:p>
          </table:table-cell>
          <table:table-cell office:value-type="float" office:value="-0.000960433456" calcext:value-type="float">
            <text:p>-0,000960433456</text:p>
          </table:table-cell>
          <table:table-cell office:value-type="float" office:value="0.000890509055716565" calcext:value-type="float">
            <text:p>0,000890509055717</text:p>
          </table:table-cell>
          <table:table-cell office:value-type="float" office:value="0.000890605877523314" calcext:value-type="float">
            <text:p>0,000890605877523</text:p>
          </table:table-cell>
          <table:table-cell office:value-type="float" office:value="0.000890687092687852" calcext:value-type="float">
            <text:p>0,000890687092688</text:p>
          </table:table-cell>
          <table:table-cell office:value-type="float" office:value="0.000890755697989222" calcext:value-type="float">
            <text:p>0,000890755697989</text:p>
          </table:table-cell>
          <table:table-cell office:value-type="float" office:value="0.000890814354789511" calcext:value-type="float">
            <text:p>0,00089081435479</text:p>
          </table:table-cell>
          <table:table-cell office:value-type="float" office:value="0.000890864714080499" calcext:value-type="float">
            <text:p>0,00089086471408</text:p>
          </table:table-cell>
          <table:table-cell office:value-type="float" office:value="0.000890908493974115" calcext:value-type="float">
            <text:p>0,000890908493974</text:p>
          </table:table-cell>
          <table:table-cell office:value-type="float" office:value="0.000890946530306689" calcext:value-type="float">
            <text:p>0,000890946530307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00890761" calcext:value-type="float">
            <text:p>0,000890761</text:p>
          </table:table-cell>
          <table:table-cell table:style-name="Default" table:formula="of:=AVERAGE([.E217:.F217])" office:value-type="float" office:value="-0.0012666814943664" calcext:value-type="float">
            <text:p>-0,001266681494366</text:p>
          </table:table-cell>
          <table:table-cell table:style-name="ce3" office:value-type="float" office:value="-0.00135336298873281" calcext:value-type="float">
            <text:p>-0,001353362988733</text:p>
          </table:table-cell>
          <table:table-cell table:style-name="ce3" office:value-type="float" office:value="-0.00118" calcext:value-type="float">
            <text:p>-0,00118</text:p>
          </table:table-cell>
          <table:table-cell table:formula="of:=[.C217]-[.C218]" office:value-type="float" office:value="0" calcext:value-type="float">
            <text:p>0</text:p>
          </table:table-cell>
          <table:table-cell table:formula="of:=[.F217]-[.F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1793338166" calcext:value-type="float">
            <text:p>-0,001793338166</text:p>
          </table:table-cell>
          <table:table-cell office:value-type="float" office:value="-0.00159533393" calcext:value-type="float">
            <text:p>-0,00159533393</text:p>
          </table:table-cell>
          <table:table-cell office:value-type="float" office:value="-0.001424563269" calcext:value-type="float">
            <text:p>-0,001424563269</text:p>
          </table:table-cell>
          <table:table-cell office:value-type="float" office:value="-0.001283763038" calcext:value-type="float">
            <text:p>-0,001283763038</text:p>
          </table:table-cell>
          <table:table-cell office:value-type="float" office:value="-0.001158638207" calcext:value-type="float">
            <text:p>-0,001158638207</text:p>
          </table:table-cell>
          <table:table-cell office:value-type="float" office:value="-0.001056361152" calcext:value-type="float">
            <text:p>-0,001056361152</text:p>
          </table:table-cell>
          <table:table-cell office:value-type="float" office:value="-0.000960433456" calcext:value-type="float">
            <text:p>-0,000960433456</text:p>
          </table:table-cell>
          <table:table-cell office:value-type="float" office:value="0.000890509055716565" calcext:value-type="float">
            <text:p>0,000890509055717</text:p>
          </table:table-cell>
          <table:table-cell office:value-type="float" office:value="0.000890605877523314" calcext:value-type="float">
            <text:p>0,000890605877523</text:p>
          </table:table-cell>
          <table:table-cell office:value-type="float" office:value="0.000890687092687852" calcext:value-type="float">
            <text:p>0,000890687092688</text:p>
          </table:table-cell>
          <table:table-cell office:value-type="float" office:value="0.000890755697989222" calcext:value-type="float">
            <text:p>0,000890755697989</text:p>
          </table:table-cell>
          <table:table-cell office:value-type="float" office:value="0.000890814354789511" calcext:value-type="float">
            <text:p>0,00089081435479</text:p>
          </table:table-cell>
          <table:table-cell office:value-type="float" office:value="0.000890864714080499" calcext:value-type="float">
            <text:p>0,00089086471408</text:p>
          </table:table-cell>
          <table:table-cell office:value-type="float" office:value="0.000890908493974115" calcext:value-type="float">
            <text:p>0,000890908493974</text:p>
          </table:table-cell>
          <table:table-cell office:value-type="float" office:value="0.000890946530306689" calcext:value-type="float">
            <text:p>0,000890946530307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2.25" calcext:value-type="float">
            <text:p>2,25</text:p>
          </table:table-cell>
          <table:table-cell office:value-type="float" office:value="0.000890761" calcext:value-type="float">
            <text:p>0,000890761</text:p>
          </table:table-cell>
          <table:table-cell table:style-name="Default" table:formula="of:=AVERAGE([.E218:.F218])" office:value-type="float" office:value="-0.0012666814943664" calcext:value-type="float">
            <text:p>-0,001266681494366</text:p>
          </table:table-cell>
          <table:table-cell table:style-name="ce3" office:value-type="float" office:value="-0.00135336298873281" calcext:value-type="float">
            <text:p>-0,001353362988733</text:p>
          </table:table-cell>
          <table:table-cell office:value-type="float" office:value="-0.00118" calcext:value-type="float">
            <text:p>-0,00118</text:p>
          </table:table-cell>
          <table:table-cell table:formula="of:=[.C218]-[.C219]" office:value-type="float" office:value="-0.000406153" calcext:value-type="float">
            <text:p>-0,000406153</text:p>
          </table:table-cell>
          <table:table-cell table:formula="of:=[.F218]-[.F219]" office:value-type="float" office:value="0.00065" calcext:value-type="float">
            <text:p>0,00065</text:p>
          </table:table-cell>
          <table:table-cell office:value-type="float" office:value="0" calcext:value-type="float">
            <text:p>0</text:p>
          </table:table-cell>
          <table:table-cell office:value-type="float" office:value="-0.001793338166" calcext:value-type="float">
            <text:p>-0,001793338166</text:p>
          </table:table-cell>
          <table:table-cell office:value-type="float" office:value="-0.00159533393" calcext:value-type="float">
            <text:p>-0,00159533393</text:p>
          </table:table-cell>
          <table:table-cell office:value-type="float" office:value="-0.001424563269" calcext:value-type="float">
            <text:p>-0,001424563269</text:p>
          </table:table-cell>
          <table:table-cell office:value-type="float" office:value="-0.001283763038" calcext:value-type="float">
            <text:p>-0,001283763038</text:p>
          </table:table-cell>
          <table:table-cell office:value-type="float" office:value="-0.001158638207" calcext:value-type="float">
            <text:p>-0,001158638207</text:p>
          </table:table-cell>
          <table:table-cell office:value-type="float" office:value="-0.001056361152" calcext:value-type="float">
            <text:p>-0,001056361152</text:p>
          </table:table-cell>
          <table:table-cell office:value-type="float" office:value="-0.000960433456" calcext:value-type="float">
            <text:p>-0,000960433456</text:p>
          </table:table-cell>
          <table:table-cell office:value-type="float" office:value="0.000890509055716565" calcext:value-type="float">
            <text:p>0,000890509055717</text:p>
          </table:table-cell>
          <table:table-cell office:value-type="float" office:value="0.000890605877523314" calcext:value-type="float">
            <text:p>0,000890605877523</text:p>
          </table:table-cell>
          <table:table-cell office:value-type="float" office:value="0.000890687092687852" calcext:value-type="float">
            <text:p>0,000890687092688</text:p>
          </table:table-cell>
          <table:table-cell office:value-type="float" office:value="0.000890755697989222" calcext:value-type="float">
            <text:p>0,000890755697989</text:p>
          </table:table-cell>
          <table:table-cell office:value-type="float" office:value="0.000890814354789511" calcext:value-type="float">
            <text:p>0,00089081435479</text:p>
          </table:table-cell>
          <table:table-cell office:value-type="float" office:value="0.000890864714080499" calcext:value-type="float">
            <text:p>0,00089086471408</text:p>
          </table:table-cell>
          <table:table-cell office:value-type="float" office:value="0.000890908493974115" calcext:value-type="float">
            <text:p>0,000890908493974</text:p>
          </table:table-cell>
          <table:table-cell office:value-type="float" office:value="0.000890946530306689" calcext:value-type="float">
            <text:p>0,000890946530307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2" calcext:value-type="float">
            <text:p>1,2</text:p>
          </table:table-cell>
          <table:table-cell office:value-type="float" office:value="0.001296914" calcext:value-type="float">
            <text:p>0,001296914</text:p>
          </table:table-cell>
          <table:table-cell table:style-name="Default" table:formula="of:=AVERAGE([.E219:.F219])" office:value-type="float" office:value="-0.00196773246681808" calcext:value-type="float">
            <text:p>-0,001967732466818</text:p>
          </table:table-cell>
          <table:table-cell table:style-name="ce3" office:value-type="float" office:value="-0.00210546493363615" calcext:value-type="float">
            <text:p>-0,002105464933636</text:p>
          </table:table-cell>
          <table:table-cell table:style-name="ce3" office:value-type="float" office:value="-0.00183" calcext:value-type="float">
            <text:p>-0,00183</text:p>
          </table:table-cell>
          <table:table-cell table:formula="of:=[.C219]-[.C220]" office:value-type="float" office:value="0.00074188" calcext:value-type="float">
            <text:p>0,00074188</text:p>
          </table:table-cell>
          <table:table-cell table:formula="of:=[.F219]-[.F220]" office:value-type="float" office:value="0.00036" calcext:value-type="float">
            <text:p>0,00036</text:p>
          </table:table-cell>
          <table:table-cell office:value-type="float" office:value="0" calcext:value-type="float">
            <text:p>0</text:p>
          </table:table-cell>
          <table:table-cell office:value-type="float" office:value="-0.002789845816" calcext:value-type="float">
            <text:p>-0,002789845816</text:p>
          </table:table-cell>
          <table:table-cell office:value-type="float" office:value="-0.002480359658" calcext:value-type="float">
            <text:p>-0,002480359658</text:p>
          </table:table-cell>
          <table:table-cell office:value-type="float" office:value="-0.002217032396" calcext:value-type="float">
            <text:p>-0,002217032396</text:p>
          </table:table-cell>
          <table:table-cell office:value-type="float" office:value="-0.00199625507" calcext:value-type="float">
            <text:p>-0,00199625507</text:p>
          </table:table-cell>
          <table:table-cell office:value-type="float" office:value="-0.001803999335" calcext:value-type="float">
            <text:p>-0,001803999335</text:p>
          </table:table-cell>
          <table:table-cell office:value-type="float" office:value="-0.001641975644" calcext:value-type="float">
            <text:p>-0,001641975644</text:p>
          </table:table-cell>
          <table:table-cell office:value-type="float" office:value="-0.001496286751" calcext:value-type="float">
            <text:p>-0,001496286751</text:p>
          </table:table-cell>
          <table:table-cell office:value-type="float" office:value="0.0012963421271739" calcext:value-type="float">
            <text:p>0,001296342127174</text:p>
          </table:table-cell>
          <table:table-cell office:value-type="float" office:value="0.0012965614004001" calcext:value-type="float">
            <text:p>0,0012965614004</text:p>
          </table:table-cell>
          <table:table-cell office:value-type="float" office:value="0.00129674523137989" calcext:value-type="float">
            <text:p>0,00129674523138</text:p>
          </table:table-cell>
          <table:table-cell office:value-type="float" office:value="0.00129690067996672" calcext:value-type="float">
            <text:p>0,001296900679967</text:p>
          </table:table-cell>
          <table:table-cell office:value-type="float" office:value="0.00129703348226106" calcext:value-type="float">
            <text:p>0,001297033482261</text:p>
          </table:table-cell>
          <table:table-cell office:value-type="float" office:value="0.00129714764883088" calcext:value-type="float">
            <text:p>0,001297147648831</text:p>
          </table:table-cell>
          <table:table-cell office:value-type="float" office:value="0.00129724673489152" calcext:value-type="float">
            <text:p>0,001297246734892</text:p>
          </table:table-cell>
          <table:table-cell office:value-type="float" office:value="0.00129733302099269" calcext:value-type="float">
            <text:p>0,001297333020993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2" calcext:value-type="float">
            <text:p>1,2</text:p>
          </table:table-cell>
          <table:table-cell office:value-type="float" office:value="0.000555034" calcext:value-type="float">
            <text:p>0,000555034</text:p>
          </table:table-cell>
          <table:table-cell table:style-name="Default" table:formula="of:=AVERAGE([.E220:.F220])" office:value-type="float" office:value="-0.00235204129777547" calcext:value-type="float">
            <text:p>-0,002352041297775</text:p>
          </table:table-cell>
          <table:table-cell table:style-name="ce3" office:value-type="float" office:value="-0.00251408259555094" calcext:value-type="float">
            <text:p>-0,002514082595551</text:p>
          </table:table-cell>
          <table:table-cell table:style-name="ce3" office:value-type="float" office:value="-0.00219" calcext:value-type="float">
            <text:p>-0,00219</text:p>
          </table:table-cell>
          <table:table-cell table:formula="of:=[.C220]-[.C221]" office:value-type="float" office:value="0.00019126" calcext:value-type="float">
            <text:p>0,00019126</text:p>
          </table:table-cell>
          <table:table-cell table:formula="of:=[.F220]-[.F221]" office:value-type="float" office:value="0.00099" calcext:value-type="float">
            <text:p>0,00099</text:p>
          </table:table-cell>
          <table:table-cell office:value-type="float" office:value="0" calcext:value-type="float">
            <text:p>0</text:p>
          </table:table-cell>
          <table:table-cell office:value-type="float" office:value="-0.003331833198" calcext:value-type="float">
            <text:p>-0,003331833198</text:p>
          </table:table-cell>
          <table:table-cell office:value-type="float" office:value="-0.002963317893" calcext:value-type="float">
            <text:p>-0,002963317893</text:p>
          </table:table-cell>
          <table:table-cell office:value-type="float" office:value="-0.002646595254" calcext:value-type="float">
            <text:p>-0,002646595254</text:p>
          </table:table-cell>
          <table:table-cell office:value-type="float" office:value="-0.002384407331" calcext:value-type="float">
            <text:p>-0,002384407331</text:p>
          </table:table-cell>
          <table:table-cell office:value-type="float" office:value="-0.002152593044" calcext:value-type="float">
            <text:p>-0,002152593044</text:p>
          </table:table-cell>
          <table:table-cell office:value-type="float" office:value="-0.001961678694" calcext:value-type="float">
            <text:p>-0,001961678694</text:p>
          </table:table-cell>
          <table:table-cell office:value-type="float" office:value="-0.001784492965" calcext:value-type="float">
            <text:p>-0,001784492965</text:p>
          </table:table-cell>
          <table:table-cell office:value-type="float" office:value="0.000554741991223278" calcext:value-type="float">
            <text:p>0,000554741991223</text:p>
          </table:table-cell>
          <table:table-cell office:value-type="float" office:value="0.000554854055501202" calcext:value-type="float">
            <text:p>0,000554854055501</text:p>
          </table:table-cell>
          <table:table-cell office:value-type="float" office:value="0.000554948043836422" calcext:value-type="float">
            <text:p>0,000554948043836</text:p>
          </table:table-cell>
          <table:table-cell office:value-type="float" office:value="0.000555027459282023" calcext:value-type="float">
            <text:p>0,000555027459282</text:p>
          </table:table-cell>
          <table:table-cell office:value-type="float" office:value="0.0005550953455712" calcext:value-type="float">
            <text:p>0,000555095345571</text:p>
          </table:table-cell>
          <table:table-cell office:value-type="float" office:value="0.000555153647725683" calcext:value-type="float">
            <text:p>0,000555153647726</text:p>
          </table:table-cell>
          <table:table-cell office:value-type="float" office:value="0.000555204311873413" calcext:value-type="float">
            <text:p>0,000555204311873</text:p>
          </table:table-cell>
          <table:table-cell office:value-type="float" office:value="0.000555248354567986" calcext:value-type="float">
            <text:p>0,000555248354568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363774" calcext:value-type="float">
            <text:p>0,000363774</text:p>
          </table:table-cell>
          <table:table-cell table:style-name="Default" table:formula="of:=AVERAGE([.E221:.F221])" office:value-type="float" office:value="-0.00341616297556674" calcext:value-type="float">
            <text:p>-0,003416162975567</text:p>
          </table:table-cell>
          <table:table-cell table:style-name="ce3" office:value-type="float" office:value="-0.00365232595113348" calcext:value-type="float">
            <text:p>-0,003652325951133</text:p>
          </table:table-cell>
          <table:table-cell table:style-name="ce3" office:value-type="float" office:value="-0.00318" calcext:value-type="float">
            <text:p>-0,00318</text:p>
          </table:table-cell>
          <table:table-cell table:formula="of:=[.C221]-[.C222]" office:value-type="float" office:value="-0.000975243" calcext:value-type="float">
            <text:p>-0,000975243</text:p>
          </table:table-cell>
          <table:table-cell table:formula="of:=[.F221]-[.F222]" office:value-type="float" office:value="0.00206" calcext:value-type="float">
            <text:p>0,00206</text:p>
          </table:table-cell>
          <table:table-cell office:value-type="float" office:value="0" calcext:value-type="float">
            <text:p>0</text:p>
          </table:table-cell>
          <table:table-cell office:value-type="float" office:value="-0.004841141264" calcext:value-type="float">
            <text:p>-0,004841141264</text:p>
          </table:table-cell>
          <table:table-cell office:value-type="float" office:value="-0.004305499591" calcext:value-type="float">
            <text:p>-0,004305499591</text:p>
          </table:table-cell>
          <table:table-cell office:value-type="float" office:value="-0.003844755684" calcext:value-type="float">
            <text:p>-0,003844755684</text:p>
          </table:table-cell>
          <table:table-cell office:value-type="float" office:value="-0.003463862463" calcext:value-type="float">
            <text:p>-0,003463862463</text:p>
          </table:table-cell>
          <table:table-cell office:value-type="float" office:value="-0.003126634448" calcext:value-type="float">
            <text:p>-0,003126634448</text:p>
          </table:table-cell>
          <table:table-cell office:value-type="float" office:value="-0.002849561404" calcext:value-type="float">
            <text:p>-0,002849561404</text:p>
          </table:table-cell>
          <table:table-cell office:value-type="float" office:value="-0.002591628266" calcext:value-type="float">
            <text:p>-0,002591628266</text:p>
          </table:table-cell>
          <table:table-cell office:value-type="float" office:value="0.000363496095433129" calcext:value-type="float">
            <text:p>0,000363496095433</text:p>
          </table:table-cell>
          <table:table-cell office:value-type="float" office:value="0.000363602794416309" calcext:value-type="float">
            <text:p>0,000363602794416</text:p>
          </table:table-cell>
          <table:table-cell office:value-type="float" office:value="0.000363692286449115" calcext:value-type="float">
            <text:p>0,000363692286449</text:p>
          </table:table-cell>
          <table:table-cell office:value-type="float" office:value="0.00036376789693487" calcext:value-type="float">
            <text:p>0,000363767896935</text:p>
          </table:table-cell>
          <table:table-cell office:value-type="float" office:value="0.000363832534380229" calcext:value-type="float">
            <text:p>0,00036383253438</text:p>
          </table:table-cell>
          <table:table-cell office:value-type="float" office:value="0.000363888040906054" calcext:value-type="float">
            <text:p>0,000363888040906</text:p>
          </table:table-cell>
          <table:table-cell office:value-type="float" office:value="0.000363936281699287" calcext:value-type="float">
            <text:p>0,000363936281699</text:p>
          </table:table-cell>
          <table:table-cell office:value-type="float" office:value="0.000363978210463623" calcext:value-type="float">
            <text:p>0,000363978210464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" calcext:value-type="float">
            <text:p>2</text:p>
          </table:table-cell>
          <table:table-cell office:value-type="float" office:value="0.001339017" calcext:value-type="float">
            <text:p>0,001339017</text:p>
          </table:table-cell>
          <table:table-cell table:style-name="Default" table:formula="of:=AVERAGE([.E222:.F222])" office:value-type="float" office:value="-0.00563279889937977" calcext:value-type="float">
            <text:p>-0,00563279889938</text:p>
          </table:table-cell>
          <table:table-cell table:style-name="ce3" office:value-type="float" office:value="-0.00602559779875954" calcext:value-type="float">
            <text:p>-0,00602559779876</text:p>
          </table:table-cell>
          <table:table-cell table:style-name="ce3" office:value-type="float" office:value="-0.00524" calcext:value-type="float">
            <text:p>-0,00524</text:p>
          </table:table-cell>
          <table:table-cell table:formula="of:=[.C222]-[.C223]" office:value-type="float" office:value="0.001094954" calcext:value-type="float">
            <text:p>0,001094954</text:p>
          </table:table-cell>
          <table:table-cell table:formula="of:=[.F222]-[.F223]" office:value-type="float" office:value="0.00045" calcext:value-type="float">
            <text:p>0,00045</text:p>
          </table:table-cell>
          <table:table-cell office:value-type="float" office:value="0" calcext:value-type="float">
            <text:p>0</text:p>
          </table:table-cell>
          <table:table-cell office:value-type="float" office:value="-0.007988041405" calcext:value-type="float">
            <text:p>-0,007988041405</text:p>
          </table:table-cell>
          <table:table-cell office:value-type="float" office:value="-0.0070978608" calcext:value-type="float">
            <text:p>-0,0070978608</text:p>
          </table:table-cell>
          <table:table-cell office:value-type="float" office:value="-0.006346196943" calcext:value-type="float">
            <text:p>-0,006346196943</text:p>
          </table:table-cell>
          <table:table-cell office:value-type="float" office:value="-0.005710709544" calcext:value-type="float">
            <text:p>-0,005710709544</text:p>
          </table:table-cell>
          <table:table-cell office:value-type="float" office:value="-0.005163369301" calcext:value-type="float">
            <text:p>-0,005163369301</text:p>
          </table:table-cell>
          <table:table-cell office:value-type="float" office:value="-0.004694809027" calcext:value-type="float">
            <text:p>-0,004694809027</text:p>
          </table:table-cell>
          <table:table-cell office:value-type="float" office:value="-0.004282879088" calcext:value-type="float">
            <text:p>-0,004282879088</text:p>
          </table:table-cell>
          <table:table-cell office:value-type="float" office:value="0.00133732769738924" calcext:value-type="float">
            <text:p>0,001337327697389</text:p>
          </table:table-cell>
          <table:table-cell office:value-type="float" office:value="0.00133797548457346" calcext:value-type="float">
            <text:p>0,001337975484573</text:p>
          </table:table-cell>
          <table:table-cell office:value-type="float" office:value="0.00133851841465226" calcext:value-type="float">
            <text:p>0,001338518414652</text:p>
          </table:table-cell>
          <table:table-cell office:value-type="float" office:value="0.00133897776754521" calcext:value-type="float">
            <text:p>0,001338977767545</text:p>
          </table:table-cell>
          <table:table-cell office:value-type="float" office:value="0.00133937003984316" calcext:value-type="float">
            <text:p>0,001339370039843</text:p>
          </table:table-cell>
          <table:table-cell office:value-type="float" office:value="0.00133970749863943" calcext:value-type="float">
            <text:p>0,001339707498639</text:p>
          </table:table-cell>
          <table:table-cell office:value-type="float" office:value="0.00134000012618021" calcext:value-type="float">
            <text:p>0,00134000012618</text:p>
          </table:table-cell>
          <table:table-cell office:value-type="float" office:value="0.00134025526173265" calcext:value-type="float">
            <text:p>0,001340255261733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3" calcext:value-type="float">
            <text:p>1,3</text:p>
          </table:table-cell>
          <table:table-cell office:value-type="float" office:value="0.000244063" calcext:value-type="float">
            <text:p>0,000244063</text:p>
          </table:table-cell>
          <table:table-cell table:style-name="Default" table:formula="of:=AVERAGE([.E223:.F223])" office:value-type="float" office:value="-0.00612032566375362" calcext:value-type="float">
            <text:p>-0,006120325663754</text:p>
          </table:table-cell>
          <table:table-cell table:style-name="ce3" office:value-type="float" office:value="-0.00655065132750724" calcext:value-type="float">
            <text:p>-0,006550651327507</text:p>
          </table:table-cell>
          <table:table-cell table:style-name="ce3" office:value-type="float" office:value="-0.00569" calcext:value-type="float">
            <text:p>-0,00569</text:p>
          </table:table-cell>
          <table:table-cell table:formula="of:=[.C223]-[.C224]" office:value-type="float" office:value="0.000052068" calcext:value-type="float">
            <text:p>5,2068E-05</text:p>
          </table:table-cell>
          <table:table-cell table:formula="of:=[.F223]-[.F224]" office:value-type="float" office:value="0.00074" calcext:value-type="float">
            <text:p>0,00074</text:p>
          </table:table-cell>
          <table:table-cell office:value-type="float" office:value="0" calcext:value-type="float">
            <text:p>0</text:p>
          </table:table-cell>
          <table:table-cell office:value-type="float" office:value="-0.008686073552" calcext:value-type="float">
            <text:p>-0,008686073552</text:p>
          </table:table-cell>
          <table:table-cell office:value-type="float" office:value="-0.007722230611" calcext:value-type="float">
            <text:p>-0,007722230611</text:p>
          </table:table-cell>
          <table:table-cell office:value-type="float" office:value="-0.006896563084" calcext:value-type="float">
            <text:p>-0,006896563084</text:p>
          </table:table-cell>
          <table:table-cell office:value-type="float" office:value="-0.006211042387" calcext:value-type="float">
            <text:p>-0,006211042387</text:p>
          </table:table-cell>
          <table:table-cell office:value-type="float" office:value="-0.005607655346" calcext:value-type="float">
            <text:p>-0,005607655346</text:p>
          </table:table-cell>
          <table:table-cell office:value-type="float" office:value="-0.005107809596" calcext:value-type="float">
            <text:p>-0,005107809596</text:p>
          </table:table-cell>
          <table:table-cell office:value-type="float" office:value="-0.004647967364" calcext:value-type="float">
            <text:p>-0,004647967364</text:p>
          </table:table-cell>
          <table:table-cell office:value-type="float" office:value="0.000243728084542868" calcext:value-type="float">
            <text:p>0,000243728084543</text:p>
          </table:table-cell>
          <table:table-cell office:value-type="float" office:value="0.000243856463094881" calcext:value-type="float">
            <text:p>0,000243856463095</text:p>
          </table:table-cell>
          <table:table-cell office:value-type="float" office:value="0.000243964122767831" calcext:value-type="float">
            <text:p>0,000243964122768</text:p>
          </table:table-cell>
          <table:table-cell office:value-type="float" office:value="0.00024405510858481" calcext:value-type="float">
            <text:p>0,000244055108585</text:p>
          </table:table-cell>
          <table:table-cell office:value-type="float" office:value="0.00024413287322568" calcext:value-type="float">
            <text:p>0,000244132873226</text:p>
          </table:table-cell>
          <table:table-cell office:value-type="float" office:value="0.000244199676733518" calcext:value-type="float">
            <text:p>0,000244199676734</text:p>
          </table:table-cell>
          <table:table-cell office:value-type="float" office:value="0.000244257709227489" calcext:value-type="float">
            <text:p>0,000244257709227</text:p>
          </table:table-cell>
          <table:table-cell office:value-type="float" office:value="0.000244308180610029" calcext:value-type="float">
            <text:p>0,00024430818061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25" calcext:value-type="float">
            <text:p>1,25</text:p>
          </table:table-cell>
          <table:table-cell office:value-type="float" office:value="0.000191995" calcext:value-type="float">
            <text:p>0,000191995</text:p>
          </table:table-cell>
          <table:table-cell table:style-name="Default" table:formula="of:=AVERAGE([.E224:.F224])" office:value-type="float" office:value="-0.00691548821511769" calcext:value-type="float">
            <text:p>-0,006915488215118</text:p>
          </table:table-cell>
          <table:table-cell table:style-name="ce3" office:value-type="float" office:value="-0.00740097643023538" calcext:value-type="float">
            <text:p>-0,007400976430235</text:p>
          </table:table-cell>
          <table:table-cell table:style-name="ce3" office:value-type="float" office:value="-0.00643" calcext:value-type="float">
            <text:p>-0,00643</text:p>
          </table:table-cell>
          <table:table-cell table:formula="of:=[.C224]-[.C225]" office:value-type="float" office:value="-0.000886389" calcext:value-type="float">
            <text:p>-0,000886389</text:p>
          </table:table-cell>
          <table:table-cell table:formula="of:=[.F224]-[.F225]" office:value-type="float" office:value="0.00175" calcext:value-type="float">
            <text:p>0,00175</text:p>
          </table:table-cell>
          <table:table-cell office:value-type="float" office:value="0" calcext:value-type="float">
            <text:p>0</text:p>
          </table:table-cell>
          <table:table-cell office:value-type="float" office:value="-0.00981500729" calcext:value-type="float">
            <text:p>-0,00981500729</text:p>
          </table:table-cell>
          <table:table-cell office:value-type="float" office:value="-0.008726122391" calcext:value-type="float">
            <text:p>-0,008726122391</text:p>
          </table:table-cell>
          <table:table-cell office:value-type="float" office:value="-0.007791361758" calcext:value-type="float">
            <text:p>-0,007791361758</text:p>
          </table:table-cell>
          <table:table-cell office:value-type="float" office:value="-0.007017502369" calcext:value-type="float">
            <text:p>-0,007017502369</text:p>
          </table:table-cell>
          <table:table-cell office:value-type="float" office:value="-0.006334129227" calcext:value-type="float">
            <text:p>-0,006334129227</text:p>
          </table:table-cell>
          <table:table-cell office:value-type="float" office:value="-0.005770945419" calcext:value-type="float">
            <text:p>-0,005770945419</text:p>
          </table:table-cell>
          <table:table-cell office:value-type="float" office:value="-0.005249213995" calcext:value-type="float">
            <text:p>-0,005249213995</text:p>
          </table:table-cell>
          <table:table-cell office:value-type="float" office:value="0.000191697082668855" calcext:value-type="float">
            <text:p>0,000191697082669</text:p>
          </table:table-cell>
          <table:table-cell office:value-type="float" office:value="0.000191811182338855" calcext:value-type="float">
            <text:p>0,000191811182339</text:p>
          </table:table-cell>
          <table:table-cell office:value-type="float" office:value="0.000191906876117149" calcext:value-type="float">
            <text:p>0,000191906876117</text:p>
          </table:table-cell>
          <table:table-cell office:value-type="float" office:value="0.000191987735315898" calcext:value-type="float">
            <text:p>0,000191987735316</text:p>
          </table:table-cell>
          <table:table-cell office:value-type="float" office:value="0.000192056853896572" calcext:value-type="float">
            <text:p>0,000192056853897</text:p>
          </table:table-cell>
          <table:table-cell office:value-type="float" office:value="0.000192116216934618" calcext:value-type="float">
            <text:p>0,000192116216935</text:p>
          </table:table-cell>
          <table:table-cell office:value-type="float" office:value="0.00019216780023702" calcext:value-type="float">
            <text:p>0,000192167800237</text:p>
          </table:table-cell>
          <table:table-cell office:value-type="float" office:value="0.000192212645291117" calcext:value-type="float">
            <text:p>0,000192212645291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2" calcext:value-type="float">
            <text:p>2,2</text:p>
          </table:table-cell>
          <table:table-cell office:value-type="float" office:value="0.001078384" calcext:value-type="float">
            <text:p>0,001078384</text:p>
          </table:table-cell>
          <table:table-cell table:style-name="Default" table:formula="of:=AVERAGE([.E225:.F225])" office:value-type="float" office:value="-0.00879260895185456" calcext:value-type="float">
            <text:p>-0,008792608951855</text:p>
          </table:table-cell>
          <table:table-cell table:style-name="ce3" office:value-type="float" office:value="-0.00940521790370912" calcext:value-type="float">
            <text:p>-0,009405217903709</text:p>
          </table:table-cell>
          <table:table-cell table:style-name="ce3" office:value-type="float" office:value="-0.00818" calcext:value-type="float">
            <text:p>-0,00818</text:p>
          </table:table-cell>
          <table:table-cell table:formula="of:=[.C225]-[.C226]" office:value-type="float" office:value="0.000948932" calcext:value-type="float">
            <text:p>0,000948932</text:p>
          </table:table-cell>
          <table:table-cell table:formula="of:=[.F225]-[.F226]" office:value-type="float" office:value="0.00022" calcext:value-type="float">
            <text:p>0,00022</text:p>
          </table:table-cell>
          <table:table-cell office:value-type="float" office:value="0" calcext:value-type="float">
            <text:p>0</text:p>
          </table:table-cell>
          <table:table-cell office:value-type="float" office:value="-0.012474208427" calcext:value-type="float">
            <text:p>-0,012474208427</text:p>
          </table:table-cell>
          <table:table-cell office:value-type="float" office:value="-0.01108099674" calcext:value-type="float">
            <text:p>-0,01108099674</text:p>
          </table:table-cell>
          <table:table-cell office:value-type="float" office:value="-0.009906000007" calcext:value-type="float">
            <text:p>-0,009906000007</text:p>
          </table:table-cell>
          <table:table-cell office:value-type="float" office:value="-0.008912075539" calcext:value-type="float">
            <text:p>-0,008912075539</text:p>
          </table:table-cell>
          <table:table-cell office:value-type="float" office:value="-0.008057256275" calcext:value-type="float">
            <text:p>-0,008057256275</text:p>
          </table:table-cell>
          <table:table-cell office:value-type="float" office:value="-0.007324443511" calcext:value-type="float">
            <text:p>-0,007324443511</text:p>
          </table:table-cell>
          <table:table-cell office:value-type="float" office:value="-0.006681876536" calcext:value-type="float">
            <text:p>-0,006681876536</text:p>
          </table:table-cell>
          <table:table-cell office:value-type="float" office:value="0.00107626139892899" calcext:value-type="float">
            <text:p>0,001076261398929</text:p>
          </table:table-cell>
          <table:table-cell office:value-type="float" office:value="0.00107707562317289" calcext:value-type="float">
            <text:p>0,001077075623173</text:p>
          </table:table-cell>
          <table:table-cell office:value-type="float" office:value="0.00107775802901277" calcext:value-type="float">
            <text:p>0,001077758029013</text:p>
          </table:table-cell>
          <table:table-cell office:value-type="float" office:value="0.00107833541993016" calcext:value-type="float">
            <text:p>0,00107833541993</text:p>
          </table:table-cell>
          <table:table-cell office:value-type="float" office:value="0.00107882847177823" calcext:value-type="float">
            <text:p>0,001078828471778</text:p>
          </table:table-cell>
          <table:table-cell office:value-type="float" office:value="0.0010792526586496" calcext:value-type="float">
            <text:p>0,00107925265865</text:p>
          </table:table-cell>
          <table:table-cell office:value-type="float" office:value="0.00107962045854764" calcext:value-type="float">
            <text:p>0,001079620458548</text:p>
          </table:table-cell>
          <table:table-cell office:value-type="float" office:value="0.00107994117632785" calcext:value-type="float">
            <text:p>0,001079941176328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2" calcext:value-type="float">
            <text:p>1,2</text:p>
          </table:table-cell>
          <table:table-cell office:value-type="float" office:value="0.000129452" calcext:value-type="float">
            <text:p>0,000129452</text:p>
          </table:table-cell>
          <table:table-cell table:style-name="Default" table:formula="of:=AVERAGE([.E226:.F226])" office:value-type="float" office:value="-0.00903076577862066" calcext:value-type="float">
            <text:p>-0,009030765778621</text:p>
          </table:table-cell>
          <table:table-cell table:style-name="ce3" office:value-type="float" office:value="-0.00966153155724131" calcext:value-type="float">
            <text:p>-0,009661531557241</text:p>
          </table:table-cell>
          <table:table-cell table:style-name="ce3" office:value-type="float" office:value="-0.0084" calcext:value-type="float">
            <text:p>-0,0084</text:p>
          </table:table-cell>
          <table:table-cell table:formula="of:=[.C226]-[.C227]" office:value-type="float" office:value="-0.000198149" calcext:value-type="float">
            <text:p>-0,000198149</text:p>
          </table:table-cell>
          <table:table-cell table:formula="of:=[.F226]-[.F227]" office:value-type="float" office:value="0.00129" calcext:value-type="float">
            <text:p>0,00129</text:p>
          </table:table-cell>
          <table:table-cell office:value-type="float" office:value="0" calcext:value-type="float">
            <text:p>0</text:p>
          </table:table-cell>
          <table:table-cell office:value-type="float" office:value="-0.012817373129" calcext:value-type="float">
            <text:p>-0,012817373129</text:p>
          </table:table-cell>
          <table:table-cell office:value-type="float" office:value="-0.011394739459" calcext:value-type="float">
            <text:p>-0,011394739459</text:p>
          </table:table-cell>
          <table:table-cell office:value-type="float" office:value="-0.01017053617" calcext:value-type="float">
            <text:p>-0,01017053617</text:p>
          </table:table-cell>
          <table:table-cell office:value-type="float" office:value="-0.009160743635" calcext:value-type="float">
            <text:p>-0,009160743635</text:p>
          </table:table-cell>
          <table:table-cell office:value-type="float" office:value="-0.0082655863" calcext:value-type="float">
            <text:p>-0,0082655863</text:p>
          </table:table-cell>
          <table:table-cell office:value-type="float" office:value="-0.007532576131" calcext:value-type="float">
            <text:p>-0,007532576131</text:p>
          </table:table-cell>
          <table:table-cell office:value-type="float" office:value="-0.006847805536" calcext:value-type="float">
            <text:p>-0,006847805536</text:p>
          </table:table-cell>
          <table:table-cell office:value-type="float" office:value="0.000129189718097313" calcext:value-type="float">
            <text:p>0,000129189718097</text:p>
          </table:table-cell>
          <table:table-cell office:value-type="float" office:value="0.000129290143773631" calcext:value-type="float">
            <text:p>0,000129290143774</text:p>
          </table:table-cell>
          <table:table-cell office:value-type="float" office:value="0.000129374378549222" calcext:value-type="float">
            <text:p>0,000129374378549</text:p>
          </table:table-cell>
          <table:table-cell office:value-type="float" office:value="0.000129445540130261" calcext:value-type="float">
            <text:p>0,00012944554013</text:p>
          </table:table-cell>
          <table:table-cell office:value-type="float" office:value="0.000129506378904134" calcext:value-type="float">
            <text:p>0,000129506378904</text:p>
          </table:table-cell>
          <table:table-cell office:value-type="float" office:value="0.000129558616680088" calcext:value-type="float">
            <text:p>0,00012955861668</text:p>
          </table:table-cell>
          <table:table-cell office:value-type="float" office:value="0.000129604023990474" calcext:value-type="float">
            <text:p>0,00012960402399</text:p>
          </table:table-cell>
          <table:table-cell office:value-type="float" office:value="0.000129643481074914" calcext:value-type="float">
            <text:p>0,000129643481075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00327601" calcext:value-type="float">
            <text:p>0,000327601</text:p>
          </table:table-cell>
          <table:table-cell table:style-name="Default" table:formula="of:=AVERAGE([.E227:.F227])" office:value-type="float" office:value="-0.0104222244395642" calcext:value-type="float">
            <text:p>-0,010422224439564</text:p>
          </table:table-cell>
          <table:table-cell table:style-name="ce3" office:value-type="float" office:value="-0.0111544488791283" calcext:value-type="float">
            <text:p>-0,011154448879128</text:p>
          </table:table-cell>
          <table:table-cell table:style-name="ce3" office:value-type="float" office:value="-0.00969" calcext:value-type="float">
            <text:p>-0,00969</text:p>
          </table:table-cell>
          <table:table-cell table:formula="of:=[.C227]-[.C228]" office:value-type="float" office:value="0.000145527" calcext:value-type="float">
            <text:p>0,000145527</text:p>
          </table:table-cell>
          <table:table-cell table:formula="of:=[.F227]-[.F228]" office:value-type="float" office:value="0.0015" calcext:value-type="float">
            <text:p>0,0015</text:p>
          </table:table-cell>
          <table:table-cell office:value-type="float" office:value="0" calcext:value-type="float">
            <text:p>0</text:p>
          </table:table-cell>
          <table:table-cell office:value-type="float" office:value="-0.014798670832" calcext:value-type="float">
            <text:p>-0,014798670832</text:p>
          </table:table-cell>
          <table:table-cell office:value-type="float" office:value="-0.013146782129" calcext:value-type="float">
            <text:p>-0,013146782129</text:p>
          </table:table-cell>
          <table:table-cell office:value-type="float" office:value="-0.011746904385" calcext:value-type="float">
            <text:p>-0,011746904385</text:p>
          </table:table-cell>
          <table:table-cell office:value-type="float" office:value="-0.010570415871" calcext:value-type="float">
            <text:p>-0,010570415871</text:p>
          </table:table-cell>
          <table:table-cell office:value-type="float" office:value="-0.009551045077" calcext:value-type="float">
            <text:p>-0,009551045077</text:p>
          </table:table-cell>
          <table:table-cell office:value-type="float" office:value="-0.00868721564" calcext:value-type="float">
            <text:p>-0,00868721564</text:p>
          </table:table-cell>
          <table:table-cell office:value-type="float" office:value="-0.007917736541" calcext:value-type="float">
            <text:p>-0,007917736541</text:p>
          </table:table-cell>
          <table:table-cell office:value-type="float" office:value="0.00032683574374702" calcext:value-type="float">
            <text:p>0,000326835743747</text:p>
          </table:table-cell>
          <table:table-cell office:value-type="float" office:value="0.000327129100527099" calcext:value-type="float">
            <text:p>0,000327129100527</text:p>
          </table:table-cell>
          <table:table-cell office:value-type="float" office:value="0.000327375013816532" calcext:value-type="float">
            <text:p>0,000327375013817</text:p>
          </table:table-cell>
          <table:table-cell office:value-type="float" office:value="0.00032758300308908" calcext:value-type="float">
            <text:p>0,000327583003089</text:p>
          </table:table-cell>
          <table:table-cell office:value-type="float" office:value="0.000327760663952274" calcext:value-type="float">
            <text:p>0,000327760663952</text:p>
          </table:table-cell>
          <table:table-cell office:value-type="float" office:value="0.000327913435049847" calcext:value-type="float">
            <text:p>0,00032791343505</text:p>
          </table:table-cell>
          <table:table-cell office:value-type="float" office:value="0.000328045981293148" calcext:value-type="float">
            <text:p>0,000328045981293</text:p>
          </table:table-cell>
          <table:table-cell office:value-type="float" office:value="0.000328161459806258" calcext:value-type="float">
            <text:p>0,000328161459806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5" calcext:value-type="float">
            <text:p>1,5</text:p>
          </table:table-cell>
          <table:table-cell office:value-type="float" office:value="0.000182074" calcext:value-type="float">
            <text:p>0,000182074</text:p>
          </table:table-cell>
          <table:table-cell table:style-name="ce3" table:formula="of:=AVERAGE([.E228:.F228])" office:value-type="float" office:value="-0.0112912800054583" calcext:value-type="float">
            <text:p>-0,011291280005458</text:p>
          </table:table-cell>
          <table:table-cell table:style-name="ce3" office:value-type="float" office:value="-0.0113925600109166" calcext:value-type="float">
            <text:p>-0,011392560010917</text:p>
          </table:table-cell>
          <table:table-cell table:style-name="ce3" office:value-type="float" office:value="-0.01119" calcext:value-type="float">
            <text:p>-0,01119</text:p>
          </table:table-cell>
          <table:table-cell table:formula="of:=[.C228]-[.C229]" office:value-type="float" office:value="-0.001070767" calcext:value-type="float">
            <text:p>-0,001070767</text:p>
          </table:table-cell>
          <table:table-cell table:formula="of:=[.F228]-[.F229]" office:value-type="float" office:value="0.00196" calcext:value-type="float">
            <text:p>0,00196</text:p>
          </table:table-cell>
          <table:table-cell office:value-type="float" office:value="0" calcext:value-type="float">
            <text:p>0</text:p>
          </table:table-cell>
          <table:table-cell office:value-type="float" office:value="-0.008181865475" calcext:value-type="float">
            <text:p>-0,008181865475</text:p>
          </table:table-cell>
          <table:table-cell office:value-type="float" office:value="-0.015187457806" calcext:value-type="float">
            <text:p>-0,015187457806</text:p>
          </table:table-cell>
          <table:table-cell office:value-type="float" office:value="-0.01356424629" calcext:value-type="float">
            <text:p>-0,01356424629</text:p>
          </table:table-cell>
          <table:table-cell office:value-type="float" office:value="-0.012207776932" calcext:value-type="float">
            <text:p>-0,012207776932</text:p>
          </table:table-cell>
          <table:table-cell office:value-type="float" office:value="-0.011024885468" calcext:value-type="float">
            <text:p>-0,011024885468</text:p>
          </table:table-cell>
          <table:table-cell office:value-type="float" office:value="-0.010032545013" calcext:value-type="float">
            <text:p>-0,010032545013</text:p>
          </table:table-cell>
          <table:table-cell office:value-type="float" office:value="-0.009136438438" calcext:value-type="float">
            <text:p>-0,009136438438</text:p>
          </table:table-cell>
          <table:table-cell office:value-type="float" office:value="0.000181668603215496" calcext:value-type="float">
            <text:p>0,000181668603215</text:p>
          </table:table-cell>
          <table:table-cell office:value-type="float" office:value="0.000181758737282682" calcext:value-type="float">
            <text:p>0,000181758737283</text:p>
          </table:table-cell>
          <table:table-cell office:value-type="float" office:value="0.000181916588911287" calcext:value-type="float">
            <text:p>0,000181916588911</text:p>
          </table:table-cell>
          <table:table-cell office:value-type="float" office:value="0.000182050052034062" calcext:value-type="float">
            <text:p>0,000182050052034</text:p>
          </table:table-cell>
          <table:table-cell office:value-type="float" office:value="0.000182164083305126" calcext:value-type="float">
            <text:p>0,000182164083305</text:p>
          </table:table-cell>
          <table:table-cell office:value-type="float" office:value="0.00018226209681207" calcext:value-type="float">
            <text:p>0,000182262096812</text:p>
          </table:table-cell>
          <table:table-cell office:value-type="float" office:value="0.000182347180965263" calcext:value-type="float">
            <text:p>0,000182347180965</text:p>
          </table:table-cell>
          <table:table-cell office:value-type="float" office:value="0.000182421252810731" calcext:value-type="float">
            <text:p>0,000182421252811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3" calcext:value-type="float">
            <text:p>3</text:p>
          </table:table-cell>
          <table:table-cell office:value-type="float" office:value="0.001252841" calcext:value-type="float">
            <text:p>0,001252841</text:p>
          </table:table-cell>
          <table:table-cell table:style-name="ce3" table:formula="of:=AVERAGE([.E229:.F229])" office:value-type="float" office:value="-0.0141387769525067" calcext:value-type="float">
            <text:p>-0,014138776952507</text:p>
          </table:table-cell>
          <table:table-cell table:style-name="ce3" office:value-type="float" office:value="-0.0151275539050134" calcext:value-type="float">
            <text:p>-0,015127553905013</text:p>
          </table:table-cell>
          <table:table-cell table:style-name="ce3" office:value-type="float" office:value="-0.01315" calcext:value-type="float">
            <text:p>-0,01315</text:p>
          </table:table-cell>
          <table:table-cell table:formula="of:=[.C229]-[.C230]" office:value-type="float" office:value="-0.000518538" calcext:value-type="float">
            <text:p>-0,000518538</text:p>
          </table:table-cell>
          <table:table-cell table:formula="of:=[.F229]-[.F230]" office:value-type="float" office:value="0.22784" calcext:value-type="float">
            <text:p>0,22784</text:p>
          </table:table-cell>
          <table:table-cell office:value-type="float" office:value="0" calcext:value-type="float">
            <text:p>0</text:p>
          </table:table-cell>
          <table:table-cell office:value-type="float" office:value="-0.020079731433" calcext:value-type="float">
            <text:p>-0,020079731433</text:p>
          </table:table-cell>
          <table:table-cell office:value-type="float" office:value="-0.017828581502" calcext:value-type="float">
            <text:p>-0,017828581502</text:p>
          </table:table-cell>
          <table:table-cell office:value-type="float" office:value="-0.015934033061" calcext:value-type="float">
            <text:p>-0,015934033061</text:p>
          </table:table-cell>
          <table:table-cell office:value-type="float" office:value="-0.01432987441" calcext:value-type="float">
            <text:p>-0,01432987441</text:p>
          </table:table-cell>
          <table:table-cell office:value-type="float" office:value="-0.012953729137" calcext:value-type="float">
            <text:p>-0,012953729137</text:p>
          </table:table-cell>
          <table:table-cell office:value-type="float" office:value="-0.011771008676" calcext:value-type="float">
            <text:p>-0,011771008676</text:p>
          </table:table-cell>
          <table:table-cell office:value-type="float" office:value="-0.010738728677" calcext:value-type="float">
            <text:p>-0,010738728677</text:p>
          </table:table-cell>
          <table:table-cell office:value-type="float" office:value="0.00124887541910107" calcext:value-type="float">
            <text:p>0,001248875419101</text:p>
          </table:table-cell>
          <table:table-cell office:value-type="float" office:value="0.00125039663349393" calcext:value-type="float">
            <text:p>0,001250396633494</text:p>
          </table:table-cell>
          <table:table-cell office:value-type="float" office:value="0.00125167150395447" calcext:value-type="float">
            <text:p>0,001251671503954</text:p>
          </table:table-cell>
          <table:table-cell office:value-type="float" office:value="0.00125275029471123" calcext:value-type="float">
            <text:p>0,001252750294711</text:p>
          </table:table-cell>
          <table:table-cell office:value-type="float" office:value="0.00125367143782477" calcext:value-type="float">
            <text:p>0,001253671437825</text:p>
          </table:table-cell>
          <table:table-cell office:value-type="float" office:value="0.0012544640268785" calcext:value-type="float">
            <text:p>0,001254464026879</text:p>
          </table:table-cell>
          <table:table-cell office:value-type="float" office:value="0.00125515114381959" calcext:value-type="float">
            <text:p>0,00125515114382</text:p>
          </table:table-cell>
          <table:table-cell office:value-type="float" office:value="0.0012557504400451" calcext:value-type="float">
            <text:p>0,001255750440045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25" calcext:value-type="float">
            <text:p>2,25</text:p>
          </table:table-cell>
          <table:table-cell office:value-type="float" office:value="0.001771379" calcext:value-type="float">
            <text:p>0,001771379</text:p>
          </table:table-cell>
          <table:table-cell table:style-name="ce3" table:formula="of:=AVERAGE([.E230:.F230])" office:value-type="float" office:value="-0.123064403178797" calcext:value-type="float">
            <text:p>-0,123064403178797</text:p>
          </table:table-cell>
          <table:table-cell table:style-name="ce3" office:value-type="float" office:value="-0.005138806357593" calcext:value-type="float">
            <text:p>-0,005138806357593</text:p>
          </table:table-cell>
          <table:table-cell table:style-name="ce3" office:value-type="float" office:value="-0.24099" calcext:value-type="float">
            <text:p>-0,24099</text:p>
          </table:table-cell>
          <table:table-cell table:formula="of:=[.C230]-[.C231]" office:value-type="float" office:value="0.000736816" calcext:value-type="float">
            <text:p>0,000736816</text:p>
          </table:table-cell>
          <table:table-cell table:formula="of:=[.F230]-[.F231]" office:value-type="float" office:value="0.03851" calcext:value-type="float">
            <text:p>0,03851</text:p>
          </table:table-cell>
          <table:table-cell office:value-type="float" office:value="0" calcext:value-type="float">
            <text:p>0</text:p>
          </table:table-cell>
          <table:table-cell office:value-type="float" office:value="19.526240967835" calcext:value-type="float">
            <text:p>19,526240967835</text:p>
          </table:table-cell>
          <table:table-cell office:value-type="float" office:value="-20.723630485656" calcext:value-type="float">
            <text:p>-20,723630485656</text:p>
          </table:table-cell>
          <table:table-cell office:value-type="float" office:value="-0.005412120557" calcext:value-type="float">
            <text:p>-0,005412120557</text:p>
          </table:table-cell>
          <table:table-cell office:value-type="float" office:value="23.04573933978" calcext:value-type="float">
            <text:p>23,04573933978</text:p>
          </table:table-cell>
          <table:table-cell office:value-type="float" office:value="-24.237601701306" calcext:value-type="float">
            <text:p>-24,237601701306</text:p>
          </table:table-cell>
          <table:table-cell office:value-type="float" office:value="-0.004003960898" calcext:value-type="float">
            <text:p>-0,004003960898</text:p>
          </table:table-cell>
          <table:table-cell office:value-type="float" office:value="-0.003655001869" calcext:value-type="float">
            <text:p>-0,003655001869</text:p>
          </table:table-cell>
          <table:table-cell office:value-type="float" office:value="0.00214064571237544" calcext:value-type="float">
            <text:p>0,002140645712375</text:p>
          </table:table-cell>
          <table:table-cell office:value-type="float" office:value="0.000655299133065517" calcext:value-type="float">
            <text:p>0,000655299133066</text:p>
          </table:table-cell>
          <table:table-cell office:value-type="float" office:value="0.0021422708079948" calcext:value-type="float">
            <text:p>0,002142270807995</text:p>
          </table:table-cell>
          <table:table-cell office:value-type="float" office:value="0.00214289776740437" calcext:value-type="float">
            <text:p>0,002142897767404</text:p>
          </table:table-cell>
          <table:table-cell office:value-type="float" office:value="0.000657090920736896" calcext:value-type="float">
            <text:p>0,000657090920737</text:p>
          </table:table-cell>
          <table:table-cell office:value-type="float" office:value="0.0021438937471221" calcext:value-type="float">
            <text:p>0,002143893747122</text:p>
          </table:table-cell>
          <table:table-cell office:value-type="float" office:value="0.00214429311523355" calcext:value-type="float">
            <text:p>0,002144293115234</text:p>
          </table:table-cell>
          <table:table-cell office:value-type="float" office:value="0.00214464152957342" calcext:value-type="float">
            <text:p>0,002144641529573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75" calcext:value-type="float">
            <text:p>1,75</text:p>
          </table:table-cell>
          <table:table-cell office:value-type="float" office:value="0.001034563" calcext:value-type="float">
            <text:p>0,001034563</text:p>
          </table:table-cell>
          <table:table-cell table:style-name="ce3" table:formula="of:=AVERAGE([.E231:.F231])" office:value-type="float" office:value="-0.142031476338861" calcext:value-type="float">
            <text:p>-0,142031476338861</text:p>
          </table:table-cell>
          <table:table-cell table:style-name="ce3" office:value-type="float" office:value="-0.00456295267772236" calcext:value-type="float">
            <text:p>-0,004562952677722</text:p>
          </table:table-cell>
          <table:table-cell table:style-name="ce3" office:value-type="float" office:value="-0.2795" calcext:value-type="float">
            <text:p>-0,2795</text:p>
          </table:table-cell>
          <table:table-cell table:formula="of:=[.C231]-[.C232]" office:value-type="float" office:value="-0.313236966" calcext:value-type="float">
            <text:p>-0,313236966</text:p>
          </table:table-cell>
          <table:table-cell table:formula="of:=[.F231]-[.F232]" office:value-type="float" office:value="0.02463" calcext:value-type="float">
            <text:p>0,02463</text:p>
          </table:table-cell>
          <table:table-cell office:value-type="float" office:value="0" calcext:value-type="float">
            <text:p>0</text:p>
          </table:table-cell>
          <table:table-cell office:value-type="float" office:value="11.309018146431" calcext:value-type="float">
            <text:p>11,309018146431</text:p>
          </table:table-cell>
          <table:table-cell office:value-type="float" office:value="-12.006610515685" calcext:value-type="float">
            <text:p>-12,006610515685</text:p>
          </table:table-cell>
          <table:table-cell office:value-type="float" office:value="-0.004805516008" calcext:value-type="float">
            <text:p>-0,004805516008</text:p>
          </table:table-cell>
          <table:table-cell office:value-type="float" office:value="13.41252015861" calcext:value-type="float">
            <text:p>13,41252015861</text:p>
          </table:table-cell>
          <table:table-cell office:value-type="float" office:value="-14.109093062095" calcext:value-type="float">
            <text:p>-14,109093062095</text:p>
          </table:table-cell>
          <table:table-cell office:value-type="float" office:value="14.811546748613" calcext:value-type="float">
            <text:p>14,811546748613</text:p>
          </table:table-cell>
          <table:table-cell office:value-type="float" office:value="-15.507664036626" calcext:value-type="float">
            <text:p>-15,507664036626</text:p>
          </table:table-cell>
          <table:table-cell office:value-type="float" office:value="0.0012705329013817" calcext:value-type="float">
            <text:p>0,001270532901382</text:p>
          </table:table-cell>
          <table:table-cell office:value-type="float" office:value="0.000640075892008407" calcext:value-type="float">
            <text:p>0,000640075892008</text:p>
          </table:table-cell>
          <table:table-cell office:value-type="float" office:value="0.00127138935684361" calcext:value-type="float">
            <text:p>0,001271389356844</text:p>
          </table:table-cell>
          <table:table-cell office:value-type="float" office:value="0.00127171973328466" calcext:value-type="float">
            <text:p>0,001271719733285</text:p>
          </table:table-cell>
          <table:table-cell office:value-type="float" office:value="0.000639158865433783" calcext:value-type="float">
            <text:p>0,000639158865434</text:p>
          </table:table-cell>
          <table:table-cell office:value-type="float" office:value="0.0012722445808532" calcext:value-type="float">
            <text:p>0,001272244580853</text:p>
          </table:table-cell>
          <table:table-cell office:value-type="float" office:value="0.000638744556673094" calcext:value-type="float">
            <text:p>0,000638744556673</text:p>
          </table:table-cell>
          <table:table-cell office:value-type="float" office:value="0.00127263854588759" calcext:value-type="float">
            <text:p>0,001272638545888</text:p>
          </table:table-cell>
        </table:table-row>
        <table:table-row table:style-name="ro1">
          <table:table-cell office:value-type="string" calcext:value-type="string">
            <text:p>l-1-1-2d</text:p>
          </table:table-cell>
          <table:table-cell office:value-type="float" office:value="2.5" calcext:value-type="float">
            <text:p>2,5</text:p>
          </table:table-cell>
          <table:table-cell table:style-name="ce3" office:value-type="float" office:value="0.314271529" calcext:value-type="float">
            <text:p>0,314271529</text:p>
          </table:table-cell>
          <table:table-cell table:style-name="ce3" table:formula="of:=AVERAGE([.E232:.F232])" office:value-type="float" office:value="-1.01656378362721" calcext:value-type="float">
            <text:p>-1,01656378362721</text:p>
          </table:table-cell>
          <table:table-cell table:style-name="ce3" office:value-type="float" office:value="-1.72899756725441" calcext:value-type="float">
            <text:p>-1,72899756725441</text:p>
          </table:table-cell>
          <table:table-cell table:style-name="ce3" office:value-type="float" office:value="-0.30413" calcext:value-type="float">
            <text:p>-0,30413</text:p>
          </table:table-cell>
          <table:table-cell table:formula="of:=[.C232]-[.C233]" office:value-type="float" office:value="0.314271528" calcext:value-type="float">
            <text:p>0,314271528</text:p>
          </table:table-cell>
          <table:table-cell table:formula="of:=[.F232]-[.F233]" office:value-type="float" office:value="0.04216" calcext:value-type="float">
            <text:p>0,04216</text:p>
          </table:table-cell>
          <table:table-cell office:value-type="float" office:value="0" calcext:value-type="float">
            <text:p>0</text:p>
          </table:table-cell>
          <table:table-cell office:value-type="float" office:value="-5.973703423191" calcext:value-type="float">
            <text:p>-5,973703423191</text:p>
          </table:table-cell>
          <table:table-cell office:value-type="float" office:value="-4.64160171277" calcext:value-type="float">
            <text:p>-4,64160171277</text:p>
          </table:table-cell>
          <table:table-cell table:style-name="ce4" office:value-type="float" office:value="-0.000012780426" calcext:value-type="float">
            <text:p>-1,28E-05</text:p>
          </table:table-cell>
          <table:table-cell office:value-type="float" office:value="12.233252264942" calcext:value-type="float">
            <text:p>12,233252264942</text:p>
          </table:table-cell>
          <table:table-cell office:value-type="float" office:value="-7.423041863232" calcext:value-type="float">
            <text:p>-7,423041863232</text:p>
          </table:table-cell>
          <table:table-cell office:value-type="float" office:value="7.785434462313" calcext:value-type="float">
            <text:p>7,785434462313</text:p>
          </table:table-cell>
          <table:table-cell office:value-type="float" office:value="-14.116264406555" calcext:value-type="float">
            <text:p>-14,116264406555</text:p>
          </table:table-cell>
          <table:table-cell office:value-type="float" office:value="0.218788664087995" calcext:value-type="float">
            <text:p>0,218788664087995</text:p>
          </table:table-cell>
          <table:table-cell office:value-type="float" office:value="0.314272288387098" calcext:value-type="float">
            <text:p>0,314272288387098</text:p>
          </table:table-cell>
          <table:table-cell office:value-type="float" office:value="0.409757844560629" calcext:value-type="float">
            <text:p>0,409757844560629</text:p>
          </table:table-cell>
          <table:table-cell office:value-type="float" office:value="0.409758127704264" calcext:value-type="float">
            <text:p>0,409758127704264</text:p>
          </table:table-cell>
          <table:table-cell office:value-type="float" office:value="0.218783628443145" calcext:value-type="float">
            <text:p>0,218783628443145</text:p>
          </table:table-cell>
          <table:table-cell office:value-type="float" office:value="0.314270686853825" calcext:value-type="float">
            <text:p>0,314270686853825</text:p>
          </table:table-cell>
          <table:table-cell office:value-type="float" office:value="0.218782074698177" calcext:value-type="float">
            <text:p>0,218782074698177</text:p>
          </table:table-cell>
          <table:table-cell office:value-type="float" office:value="0.409758915373588" calcext:value-type="float">
            <text:p>0,409758915373588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3:.F233])" office:value-type="float" office:value="-0.0827146472207035" calcext:value-type="float">
            <text:p>-0,082714647220704</text:p>
          </table:table-cell>
          <table:table-cell table:style-name="Default" office:value-type="float" office:value="0.180860705558593" calcext:value-type="float">
            <text:p>0,180860705558593</text:p>
          </table:table-cell>
          <table:table-cell table:style-name="ce3" office:value-type="float" office:value="-0.34629" calcext:value-type="float">
            <text:p>-0,34629</text:p>
          </table:table-cell>
          <table:table-cell table:formula="of:=[.C233]-[.C234]" office:value-type="float" office:value="0" calcext:value-type="float">
            <text:p>0</text:p>
          </table:table-cell>
          <table:table-cell table:formula="of:=[.F233]-[.F2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7851071" calcext:value-type="float">
            <text:p>0,552537851071</text:p>
          </table:table-cell>
          <table:table-cell office:value-type="float" office:value="1.949142396709" calcext:value-type="float">
            <text:p>1,949142396709</text:p>
          </table:table-cell>
          <table:table-cell office:value-type="float" office:value="-0.734647437116" calcext:value-type="float">
            <text:p>-0,734647437116</text:p>
          </table:table-cell>
          <table:table-cell office:value-type="float" office:value="1.064417032503" calcext:value-type="float">
            <text:p>1,064417032503</text:p>
          </table:table-cell>
          <table:table-cell office:value-type="float" office:value="-1.160409039436" calcext:value-type="float">
            <text:p>-1,160409039436</text:p>
          </table:table-cell>
          <table:table-cell office:value-type="float" office:value="1.214006643736" calcext:value-type="float">
            <text:p>1,214006643736</text:p>
          </table:table-cell>
          <table:table-cell office:value-type="float" office:value="-2.114834330489" calcext:value-type="float">
            <text:p>-2,114834330489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06448125" calcext:value-type="float">
            <text:p>1,25E-09</text:p>
          </table:table-cell>
          <table:table-cell table:style-name="ce4" office:value-type="float" office:value="0.00000000111457414923484" calcext:value-type="float">
            <text:p>1,11E-09</text:p>
          </table:table-cell>
          <table:table-cell table:style-name="ce4" office:value-type="float" office:value="0.00000000115973641234392" calcext:value-type="float">
            <text:p>1,16E-09</text:p>
          </table:table-cell>
          <table:table-cell table:style-name="ce4" office:value-type="float" office:value="0.00000000109811524034865" calcext:value-type="float">
            <text:p>1,10E-09</text:p>
          </table:table-cell>
          <table:table-cell table:style-name="ce4" office:value-type="float" office:value="0.00000000116208039164686" calcext:value-type="float">
            <text:p>1,16E-09</text:p>
          </table:table-cell>
          <table:table-cell table:style-name="ce4" office:value-type="float" office:value="0.0000000010982700190579" calcext:value-type="float">
            <text:p>1,10E-09</text:p>
          </table:table-cell>
          <table:table-cell table:style-name="ce4" office:value-type="float" office:value="0.00000000120652502222866" calcext:value-type="float">
            <text:p>1,21E-09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4:.F234])" office:value-type="float" office:value="-0.0827146472207035" calcext:value-type="float">
            <text:p>-0,082714647220704</text:p>
          </table:table-cell>
          <table:table-cell table:style-name="Default" office:value-type="float" office:value="0.180860705558593" calcext:value-type="float">
            <text:p>0,180860705558593</text:p>
          </table:table-cell>
          <table:table-cell table:style-name="ce3" office:value-type="float" office:value="-0.34629" calcext:value-type="float">
            <text:p>-0,34629</text:p>
          </table:table-cell>
          <table:table-cell table:formula="of:=[.C234]-[.C235]" office:value-type="float" office:value="0" calcext:value-type="float">
            <text:p>0</text:p>
          </table:table-cell>
          <table:table-cell table:formula="of:=[.F234]-[.F2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7851071" calcext:value-type="float">
            <text:p>0,552537851071</text:p>
          </table:table-cell>
          <table:table-cell office:value-type="float" office:value="1.949142396709" calcext:value-type="float">
            <text:p>1,949142396709</text:p>
          </table:table-cell>
          <table:table-cell office:value-type="float" office:value="-0.734647437116" calcext:value-type="float">
            <text:p>-0,734647437116</text:p>
          </table:table-cell>
          <table:table-cell office:value-type="float" office:value="1.064417032503" calcext:value-type="float">
            <text:p>1,064417032503</text:p>
          </table:table-cell>
          <table:table-cell office:value-type="float" office:value="-1.160409039436" calcext:value-type="float">
            <text:p>-1,160409039436</text:p>
          </table:table-cell>
          <table:table-cell office:value-type="float" office:value="1.214006643736" calcext:value-type="float">
            <text:p>1,214006643736</text:p>
          </table:table-cell>
          <table:table-cell office:value-type="float" office:value="-2.114834330489" calcext:value-type="float">
            <text:p>-2,114834330489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06448125" calcext:value-type="float">
            <text:p>1,25E-09</text:p>
          </table:table-cell>
          <table:table-cell table:style-name="ce4" office:value-type="float" office:value="0.00000000111457414923484" calcext:value-type="float">
            <text:p>1,11E-09</text:p>
          </table:table-cell>
          <table:table-cell table:style-name="ce4" office:value-type="float" office:value="0.00000000115973641234392" calcext:value-type="float">
            <text:p>1,16E-09</text:p>
          </table:table-cell>
          <table:table-cell table:style-name="ce4" office:value-type="float" office:value="0.00000000109811524034865" calcext:value-type="float">
            <text:p>1,10E-09</text:p>
          </table:table-cell>
          <table:table-cell table:style-name="ce4" office:value-type="float" office:value="0.00000000116208039164686" calcext:value-type="float">
            <text:p>1,16E-09</text:p>
          </table:table-cell>
          <table:table-cell table:style-name="ce4" office:value-type="float" office:value="0.0000000010982700190579" calcext:value-type="float">
            <text:p>1,10E-09</text:p>
          </table:table-cell>
          <table:table-cell table:style-name="ce4" office:value-type="float" office:value="0.00000000120652502222866" calcext:value-type="float">
            <text:p>1,21E-09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5:.F235])" office:value-type="float" office:value="-0.0827146472207035" calcext:value-type="float">
            <text:p>-0,082714647220704</text:p>
          </table:table-cell>
          <table:table-cell table:style-name="Default" office:value-type="float" office:value="0.180860705558593" calcext:value-type="float">
            <text:p>0,180860705558593</text:p>
          </table:table-cell>
          <table:table-cell table:style-name="ce3" office:value-type="float" office:value="-0.34629" calcext:value-type="float">
            <text:p>-0,34629</text:p>
          </table:table-cell>
          <table:table-cell table:formula="of:=[.C235]-[.C236]" office:value-type="float" office:value="0" calcext:value-type="float">
            <text:p>0</text:p>
          </table:table-cell>
          <table:table-cell table:formula="of:=[.F235]-[.F236]" office:value-type="float" office:value="0.00000999999999995449" calcext:value-type="float">
            <text:p>9,99999999995449E-06</text:p>
          </table:table-cell>
          <table:table-cell office:value-type="float" office:value="0" calcext:value-type="float">
            <text:p>0</text:p>
          </table:table-cell>
          <table:table-cell office:value-type="float" office:value="0.552537851071" calcext:value-type="float">
            <text:p>0,552537851071</text:p>
          </table:table-cell>
          <table:table-cell office:value-type="float" office:value="1.949142396709" calcext:value-type="float">
            <text:p>1,949142396709</text:p>
          </table:table-cell>
          <table:table-cell office:value-type="float" office:value="-0.734647437116" calcext:value-type="float">
            <text:p>-0,734647437116</text:p>
          </table:table-cell>
          <table:table-cell office:value-type="float" office:value="1.064417032503" calcext:value-type="float">
            <text:p>1,064417032503</text:p>
          </table:table-cell>
          <table:table-cell office:value-type="float" office:value="-1.160409039436" calcext:value-type="float">
            <text:p>-1,160409039436</text:p>
          </table:table-cell>
          <table:table-cell office:value-type="float" office:value="1.214006643736" calcext:value-type="float">
            <text:p>1,214006643736</text:p>
          </table:table-cell>
          <table:table-cell office:value-type="float" office:value="-2.114834330489" calcext:value-type="float">
            <text:p>-2,114834330489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06448125" calcext:value-type="float">
            <text:p>1,25E-09</text:p>
          </table:table-cell>
          <table:table-cell table:style-name="ce4" office:value-type="float" office:value="0.00000000111457414923484" calcext:value-type="float">
            <text:p>1,11E-09</text:p>
          </table:table-cell>
          <table:table-cell table:style-name="ce4" office:value-type="float" office:value="0.00000000115973641234392" calcext:value-type="float">
            <text:p>1,16E-09</text:p>
          </table:table-cell>
          <table:table-cell table:style-name="ce4" office:value-type="float" office:value="0.00000000109811524034865" calcext:value-type="float">
            <text:p>1,10E-09</text:p>
          </table:table-cell>
          <table:table-cell table:style-name="ce4" office:value-type="float" office:value="0.00000000116208039164686" calcext:value-type="float">
            <text:p>1,16E-09</text:p>
          </table:table-cell>
          <table:table-cell table:style-name="ce4" office:value-type="float" office:value="0.0000000010982700190579" calcext:value-type="float">
            <text:p>1,10E-09</text:p>
          </table:table-cell>
          <table:table-cell table:style-name="ce4" office:value-type="float" office:value="0.00000000120652502222866" calcext:value-type="float">
            <text:p>1,21E-09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6:.F236])" office:value-type="float" office:value="-0.082721230001569" calcext:value-type="float">
            <text:p>-0,082721230001569</text:p>
          </table:table-cell>
          <table:table-cell table:style-name="Default" office:value-type="float" office:value="0.180857539996862" calcext:value-type="float">
            <text:p>0,180857539996862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36]-[.C237]" office:value-type="float" office:value="0" calcext:value-type="float">
            <text:p>0</text:p>
          </table:table-cell>
          <table:table-cell table:formula="of:=[.F236]-[.F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0384816" calcext:value-type="float">
            <text:p>0,552530384816</text:p>
          </table:table-cell>
          <table:table-cell office:value-type="float" office:value="1.949174463345" calcext:value-type="float">
            <text:p>1,949174463345</text:p>
          </table:table-cell>
          <table:table-cell office:value-type="float" office:value="-0.734628091605" calcext:value-type="float">
            <text:p>-0,734628091605</text:p>
          </table:table-cell>
          <table:table-cell office:value-type="float" office:value="1.064410356444" calcext:value-type="float">
            <text:p>1,064410356444</text:p>
          </table:table-cell>
          <table:table-cell office:value-type="float" office:value="-1.160476343023" calcext:value-type="float">
            <text:p>-1,160476343023</text:p>
          </table:table-cell>
          <table:table-cell office:value-type="float" office:value="1.214023982999" calcext:value-type="float">
            <text:p>1,214023982999</text:p>
          </table:table-cell>
          <table:table-cell office:value-type="float" office:value="-2.114851324858" calcext:value-type="float">
            <text:p>-2,11485132485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62843778" calcext:value-type="float">
            <text:p>1,25E-09</text:p>
          </table:table-cell>
          <table:table-cell table:style-name="ce4" office:value-type="float" office:value="0.00000000111457261085699" calcext:value-type="float">
            <text:p>1,11E-09</text:p>
          </table:table-cell>
          <table:table-cell table:style-name="ce4" office:value-type="float" office:value="0.0000000011597335985981" calcext:value-type="float">
            <text:p>1,16E-09</text:p>
          </table:table-cell>
          <table:table-cell table:style-name="ce4" office:value-type="float" office:value="0.00000000109811295214225" calcext:value-type="float">
            <text:p>1,10E-09</text:p>
          </table:table-cell>
          <table:table-cell table:style-name="ce4" office:value-type="float" office:value="0.00000000116208178613591" calcext:value-type="float">
            <text:p>1,16E-09</text:p>
          </table:table-cell>
          <table:table-cell table:style-name="ce4" office:value-type="float" office:value="0.00000000109827045108459" calcext:value-type="float">
            <text:p>1,10E-09</text:p>
          </table:table-cell>
          <table:table-cell table:style-name="ce4" office:value-type="float" office:value="0.00000000120652640828509" calcext:value-type="float">
            <text:p>1,21E-09</text:p>
          </table:table-cell>
        </table:table-row>
        <table:table-row table:style-name="ro1">
          <table:table-cell office:value-type="string" calcext:value-type="string">
            <text:p>cos-2-1d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7:.F237])" office:value-type="float" office:value="-0.082721230001569" calcext:value-type="float">
            <text:p>-0,082721230001569</text:p>
          </table:table-cell>
          <table:table-cell table:style-name="Default" office:value-type="float" office:value="0.180857539996862" calcext:value-type="float">
            <text:p>0,180857539996862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37]-[.C238]" office:value-type="float" office:value="0" calcext:value-type="float">
            <text:p>0</text:p>
          </table:table-cell>
          <table:table-cell table:formula="of:=[.F237]-[.F2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0384816" calcext:value-type="float">
            <text:p>0,552530384816</text:p>
          </table:table-cell>
          <table:table-cell office:value-type="float" office:value="1.949174463345" calcext:value-type="float">
            <text:p>1,949174463345</text:p>
          </table:table-cell>
          <table:table-cell office:value-type="float" office:value="-0.734628091605" calcext:value-type="float">
            <text:p>-0,734628091605</text:p>
          </table:table-cell>
          <table:table-cell office:value-type="float" office:value="1.064410356444" calcext:value-type="float">
            <text:p>1,064410356444</text:p>
          </table:table-cell>
          <table:table-cell office:value-type="float" office:value="-1.160476343023" calcext:value-type="float">
            <text:p>-1,160476343023</text:p>
          </table:table-cell>
          <table:table-cell office:value-type="float" office:value="1.214023982999" calcext:value-type="float">
            <text:p>1,214023982999</text:p>
          </table:table-cell>
          <table:table-cell office:value-type="float" office:value="-2.114851324858" calcext:value-type="float">
            <text:p>-2,11485132485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62843778" calcext:value-type="float">
            <text:p>1,25E-09</text:p>
          </table:table-cell>
          <table:table-cell table:style-name="ce4" office:value-type="float" office:value="0.00000000111457261085699" calcext:value-type="float">
            <text:p>1,11E-09</text:p>
          </table:table-cell>
          <table:table-cell table:style-name="ce4" office:value-type="float" office:value="0.0000000011597335985981" calcext:value-type="float">
            <text:p>1,16E-09</text:p>
          </table:table-cell>
          <table:table-cell table:style-name="ce4" office:value-type="float" office:value="0.00000000109811295214225" calcext:value-type="float">
            <text:p>1,10E-09</text:p>
          </table:table-cell>
          <table:table-cell table:style-name="ce4" office:value-type="float" office:value="0.00000000116208178613591" calcext:value-type="float">
            <text:p>1,16E-09</text:p>
          </table:table-cell>
          <table:table-cell table:style-name="ce4" office:value-type="float" office:value="0.00000000109827045108459" calcext:value-type="float">
            <text:p>1,10E-09</text:p>
          </table:table-cell>
          <table:table-cell table:style-name="ce4" office:value-type="float" office:value="0.00000000120652640828509" calcext:value-type="float">
            <text:p>1,21E-09</text:p>
          </table:table-cell>
        </table:table-row>
        <table:table-row table:style-name="ro1">
          <table:table-cell office:value-type="string" calcext:value-type="string">
            <text:p>cos-2-2d</text:p>
          </table:table-cell>
          <table:table-cell office:value-type="float" office:value="1.5" calcext:value-type="float">
            <text:p>1,5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8:.F238])" office:value-type="float" office:value="-0.082721230001569" calcext:value-type="float">
            <text:p>-0,082721230001569</text:p>
          </table:table-cell>
          <table:table-cell table:style-name="Default" office:value-type="float" office:value="0.180857539996862" calcext:value-type="float">
            <text:p>0,180857539996862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38]-[.C239]" office:value-type="float" office:value="0" calcext:value-type="float">
            <text:p>0</text:p>
          </table:table-cell>
          <table:table-cell table:formula="of:=[.F238]-[.F2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0384816" calcext:value-type="float">
            <text:p>0,552530384816</text:p>
          </table:table-cell>
          <table:table-cell office:value-type="float" office:value="1.949174463345" calcext:value-type="float">
            <text:p>1,949174463345</text:p>
          </table:table-cell>
          <table:table-cell office:value-type="float" office:value="-0.734628091605" calcext:value-type="float">
            <text:p>-0,734628091605</text:p>
          </table:table-cell>
          <table:table-cell office:value-type="float" office:value="1.064410356444" calcext:value-type="float">
            <text:p>1,064410356444</text:p>
          </table:table-cell>
          <table:table-cell office:value-type="float" office:value="-1.160476343023" calcext:value-type="float">
            <text:p>-1,160476343023</text:p>
          </table:table-cell>
          <table:table-cell office:value-type="float" office:value="1.214023982999" calcext:value-type="float">
            <text:p>1,214023982999</text:p>
          </table:table-cell>
          <table:table-cell office:value-type="float" office:value="-2.114851324858" calcext:value-type="float">
            <text:p>-2,11485132485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62843778" calcext:value-type="float">
            <text:p>1,25E-09</text:p>
          </table:table-cell>
          <table:table-cell table:style-name="ce4" office:value-type="float" office:value="0.00000000111457261085699" calcext:value-type="float">
            <text:p>1,11E-09</text:p>
          </table:table-cell>
          <table:table-cell table:style-name="ce4" office:value-type="float" office:value="0.0000000011597335985981" calcext:value-type="float">
            <text:p>1,16E-09</text:p>
          </table:table-cell>
          <table:table-cell table:style-name="ce4" office:value-type="float" office:value="0.00000000109811295214225" calcext:value-type="float">
            <text:p>1,10E-09</text:p>
          </table:table-cell>
          <table:table-cell table:style-name="ce4" office:value-type="float" office:value="0.00000000116208178613591" calcext:value-type="float">
            <text:p>1,16E-09</text:p>
          </table:table-cell>
          <table:table-cell table:style-name="ce4" office:value-type="float" office:value="0.00000000109827045108459" calcext:value-type="float">
            <text:p>1,10E-09</text:p>
          </table:table-cell>
          <table:table-cell table:style-name="ce4" office:value-type="float" office:value="0.00000000120652640828509" calcext:value-type="float">
            <text:p>1,21E-09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39:.F239])" office:value-type="float" office:value="-0.0827212931828475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39]-[.C240]" office:value-type="float" office:value="0" calcext:value-type="float">
            <text:p>0</text:p>
          </table:table-cell>
          <table:table-cell table:formula="of:=[.F239]-[.F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15040926" calcext:value-type="float">
            <text:p>1,25E-09</text:p>
          </table:table-cell>
          <table:table-cell table:style-name="ce4" office:value-type="float" office:value="0.00000000111457261320675" calcext:value-type="float">
            <text:p>1,11E-09</text:p>
          </table:table-cell>
          <table:table-cell table:style-name="ce4" office:value-type="float" office:value="0.00000000115973613311639" calcext:value-type="float">
            <text:p>1,16E-09</text:p>
          </table:table-cell>
          <table:table-cell table:style-name="ce4" office:value-type="float" office:value="0.00000000109811430997266" calcext:value-type="float">
            <text:p>1,10E-09</text:p>
          </table:table-cell>
          <table:table-cell table:style-name="ce4" office:value-type="float" office:value="0.00000000116208022346193" calcext:value-type="float">
            <text:p>1,16E-09</text:p>
          </table:table-cell>
          <table:table-cell table:style-name="ce4" office:value-type="float" office:value="0.00000000109827069053318" calcext:value-type="float">
            <text:p>1,10E-09</text:p>
          </table:table-cell>
          <table:table-cell table:style-name="ce4" office:value-type="float" office:value="0.00000000120652646361358" calcext:value-type="float">
            <text:p>1,21E-09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40:.F240])" office:value-type="float" office:value="-0.0827212931828475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40]-[.C241]" office:value-type="float" office:value="0" calcext:value-type="float">
            <text:p>0</text:p>
          </table:table-cell>
          <table:table-cell table:formula="of:=[.F240]-[.F2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15040926" calcext:value-type="float">
            <text:p>1,25E-09</text:p>
          </table:table-cell>
          <table:table-cell table:style-name="ce4" office:value-type="float" office:value="0.00000000111457261320675" calcext:value-type="float">
            <text:p>1,11E-09</text:p>
          </table:table-cell>
          <table:table-cell table:style-name="ce4" office:value-type="float" office:value="0.00000000115973613311639" calcext:value-type="float">
            <text:p>1,16E-09</text:p>
          </table:table-cell>
          <table:table-cell table:style-name="ce4" office:value-type="float" office:value="0.00000000109811430997266" calcext:value-type="float">
            <text:p>1,10E-09</text:p>
          </table:table-cell>
          <table:table-cell table:style-name="ce4" office:value-type="float" office:value="0.00000000116208022346193" calcext:value-type="float">
            <text:p>1,16E-09</text:p>
          </table:table-cell>
          <table:table-cell table:style-name="ce4" office:value-type="float" office:value="0.00000000109827069053318" calcext:value-type="float">
            <text:p>1,10E-09</text:p>
          </table:table-cell>
          <table:table-cell table:style-name="ce4" office:value-type="float" office:value="0.00000000120652646361358" calcext:value-type="float">
            <text:p>1,21E-09</text:p>
          </table:table-cell>
        </table:table-row>
        <table:table-row table:style-name="ro1">
          <table:table-cell office:value-type="string" calcext:value-type="string">
            <text:p>p2h-s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41:.F241])" office:value-type="float" office:value="-0.0827212931828475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41]-[.C242]" office:value-type="float" office:value="0" calcext:value-type="float">
            <text:p>0</text:p>
          </table:table-cell>
          <table:table-cell table:formula="of:=[.F241]-[.F2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15040926" calcext:value-type="float">
            <text:p>1,25E-09</text:p>
          </table:table-cell>
          <table:table-cell table:style-name="ce4" office:value-type="float" office:value="0.00000000111457261320675" calcext:value-type="float">
            <text:p>1,11E-09</text:p>
          </table:table-cell>
          <table:table-cell table:style-name="ce4" office:value-type="float" office:value="0.00000000115973613311639" calcext:value-type="float">
            <text:p>1,16E-09</text:p>
          </table:table-cell>
          <table:table-cell table:style-name="ce4" office:value-type="float" office:value="0.00000000109811430997266" calcext:value-type="float">
            <text:p>1,10E-09</text:p>
          </table:table-cell>
          <table:table-cell table:style-name="ce4" office:value-type="float" office:value="0.00000000116208022346193" calcext:value-type="float">
            <text:p>1,16E-09</text:p>
          </table:table-cell>
          <table:table-cell table:style-name="ce4" office:value-type="float" office:value="0.00000000109827069053318" calcext:value-type="float">
            <text:p>1,10E-09</text:p>
          </table:table-cell>
          <table:table-cell table:style-name="ce4" office:value-type="float" office:value="0.00000000120652646361358" calcext:value-type="float">
            <text:p>1,21E-09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42:.F242])" office:value-type="float" office:value="-0.0827212931828475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table:style-name="ce3" office:value-type="float" office:value="-0.3463" calcext:value-type="float">
            <text:p>-0,3463</text:p>
          </table:table-cell>
          <table:table-cell table:formula="of:=[.C242]-[.C243]" office:value-type="float" office:value="0" calcext:value-type="float">
            <text:p>0</text:p>
          </table:table-cell>
          <table:table-cell table:formula="of:=[.F242]-[.F243]" office:value-type="float" office:value="0.00002000000000002" calcext:value-type="float">
            <text:p>2,000000000002E-05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015040926" calcext:value-type="float">
            <text:p>1,25E-09</text:p>
          </table:table-cell>
          <table:table-cell table:style-name="ce4" office:value-type="float" office:value="0.00000000111457261320675" calcext:value-type="float">
            <text:p>1,11E-09</text:p>
          </table:table-cell>
          <table:table-cell table:style-name="ce4" office:value-type="float" office:value="0.00000000115973613311639" calcext:value-type="float">
            <text:p>1,16E-09</text:p>
          </table:table-cell>
          <table:table-cell table:style-name="ce4" office:value-type="float" office:value="0.00000000109811430997266" calcext:value-type="float">
            <text:p>1,10E-09</text:p>
          </table:table-cell>
          <table:table-cell table:style-name="ce4" office:value-type="float" office:value="0.00000000116208022346193" calcext:value-type="float">
            <text:p>1,16E-09</text:p>
          </table:table-cell>
          <table:table-cell table:style-name="ce4" office:value-type="float" office:value="0.00000000109827069053318" calcext:value-type="float">
            <text:p>1,10E-09</text:p>
          </table:table-cell>
          <table:table-cell table:style-name="ce4" office:value-type="float" office:value="0.00000000120652646361358" calcext:value-type="float">
            <text:p>1,21E-09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43:.F243])" office:value-type="float" office:value="-0.082733049325495" calcext:value-type="float">
            <text:p>-0,082733049325495</text:p>
          </table:table-cell>
          <table:table-cell table:style-name="Default" office:value-type="float" office:value="0.18085390134901" calcext:value-type="float">
            <text:p>0,18085390134901</text:p>
          </table:table-cell>
          <table:table-cell table:style-name="ce3" office:value-type="float" office:value="-0.34632" calcext:value-type="float">
            <text:p>-0,34632</text:p>
          </table:table-cell>
          <table:table-cell table:formula="of:=[.C243]-[.C244]" office:value-type="float" office:value="0" calcext:value-type="float">
            <text:p>0</text:p>
          </table:table-cell>
          <table:table-cell table:formula="of:=[.F243]-[.F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2493652298" calcext:value-type="float">
            <text:p>0,552493652298</text:p>
          </table:table-cell>
          <table:table-cell office:value-type="float" office:value="1.949261917135" calcext:value-type="float">
            <text:p>1,949261917135</text:p>
          </table:table-cell>
          <table:table-cell office:value-type="float" office:value="-0.734648528359" calcext:value-type="float">
            <text:p>-0,734648528359</text:p>
          </table:table-cell>
          <table:table-cell office:value-type="float" office:value="1.064373924353" calcext:value-type="float">
            <text:p>1,064373924353</text:p>
          </table:table-cell>
          <table:table-cell office:value-type="float" office:value="-1.160479545679" calcext:value-type="float">
            <text:p>-1,160479545679</text:p>
          </table:table-cell>
          <table:table-cell office:value-type="float" office:value="1.214002806949" calcext:value-type="float">
            <text:p>1,214002806949</text:p>
          </table:table-cell>
          <table:table-cell office:value-type="float" office:value="-2.114850813324" calcext:value-type="float">
            <text:p>-2,114850813324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340299754" calcext:value-type="float">
            <text:p>1,25E-09</text:p>
          </table:table-cell>
          <table:table-cell table:style-name="ce4" office:value-type="float" office:value="0.00000000111456952146111" calcext:value-type="float">
            <text:p>1,11E-09</text:p>
          </table:table-cell>
          <table:table-cell table:style-name="ce4" office:value-type="float" office:value="0.00000000115973166547873" calcext:value-type="float">
            <text:p>1,16E-09</text:p>
          </table:table-cell>
          <table:table-cell table:style-name="ce4" office:value-type="float" office:value="0.00000000109811317380247" calcext:value-type="float">
            <text:p>1,10E-09</text:p>
          </table:table-cell>
          <table:table-cell table:style-name="ce4" office:value-type="float" office:value="0.00000000116208220229336" calcext:value-type="float">
            <text:p>1,16E-09</text:p>
          </table:table-cell>
          <table:table-cell table:style-name="ce4" office:value-type="float" office:value="0.00000000109827192630867" calcext:value-type="float">
            <text:p>1,10E-09</text:p>
          </table:table-cell>
          <table:table-cell table:style-name="ce4" office:value-type="float" office:value="0.00000000120652800148652" calcext:value-type="float">
            <text:p>1,21E-09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" calcext:value-type="float">
            <text:p>1E-09</text:p>
          </table:table-cell>
          <table:table-cell table:style-name="ce3" table:formula="of:=AVERAGE([.E244:.F244])" office:value-type="float" office:value="-0.082733049325495" calcext:value-type="float">
            <text:p>-0,082733049325495</text:p>
          </table:table-cell>
          <table:table-cell table:style-name="Default" office:value-type="float" office:value="0.18085390134901" calcext:value-type="float">
            <text:p>0,18085390134901</text:p>
          </table:table-cell>
          <table:table-cell table:style-name="ce3" office:value-type="float" office:value="-0.34632" calcext:value-type="float">
            <text:p>-0,34632</text:p>
          </table:table-cell>
          <table:table-cell table:formula="of:=[.C244]-[.C245]" office:value-type="float" office:value="-0.001508108" calcext:value-type="float">
            <text:p>-0,001508108</text:p>
          </table:table-cell>
          <table:table-cell table:formula="of:=[.F244]-[.F245]" office:value-type="float" office:value="0.00198999999999999" calcext:value-type="float">
            <text:p>0,00199</text:p>
          </table:table-cell>
          <table:table-cell office:value-type="float" office:value="0" calcext:value-type="float">
            <text:p>0</text:p>
          </table:table-cell>
          <table:table-cell office:value-type="float" office:value="0.552493652298" calcext:value-type="float">
            <text:p>0,552493652298</text:p>
          </table:table-cell>
          <table:table-cell office:value-type="float" office:value="1.949261917135" calcext:value-type="float">
            <text:p>1,949261917135</text:p>
          </table:table-cell>
          <table:table-cell office:value-type="float" office:value="-0.734648528359" calcext:value-type="float">
            <text:p>-0,734648528359</text:p>
          </table:table-cell>
          <table:table-cell office:value-type="float" office:value="1.064373924353" calcext:value-type="float">
            <text:p>1,064373924353</text:p>
          </table:table-cell>
          <table:table-cell office:value-type="float" office:value="-1.160479545679" calcext:value-type="float">
            <text:p>-1,160479545679</text:p>
          </table:table-cell>
          <table:table-cell office:value-type="float" office:value="1.214002806949" calcext:value-type="float">
            <text:p>1,214002806949</text:p>
          </table:table-cell>
          <table:table-cell office:value-type="float" office:value="-2.114850813324" calcext:value-type="float">
            <text:p>-2,114850813324</text:p>
          </table:table-cell>
          <table:table-cell table:style-name="ce4" office:value-type="float" office:value="0.00000000128837236482615" calcext:value-type="float">
            <text:p>1,29E-09</text:p>
          </table:table-cell>
          <table:table-cell table:style-name="ce4" office:value-type="float" office:value="0.00000000124593340299754" calcext:value-type="float">
            <text:p>1,25E-09</text:p>
          </table:table-cell>
          <table:table-cell table:style-name="ce4" office:value-type="float" office:value="0.00000000111456952146111" calcext:value-type="float">
            <text:p>1,11E-09</text:p>
          </table:table-cell>
          <table:table-cell table:style-name="ce4" office:value-type="float" office:value="0.00000000115973166547873" calcext:value-type="float">
            <text:p>1,16E-09</text:p>
          </table:table-cell>
          <table:table-cell table:style-name="ce4" office:value-type="float" office:value="0.00000000109811317380247" calcext:value-type="float">
            <text:p>1,10E-09</text:p>
          </table:table-cell>
          <table:table-cell table:style-name="ce4" office:value-type="float" office:value="0.00000000116208220229336" calcext:value-type="float">
            <text:p>1,16E-09</text:p>
          </table:table-cell>
          <table:table-cell table:style-name="ce4" office:value-type="float" office:value="0.00000000109827192630867" calcext:value-type="float">
            <text:p>1,10E-09</text:p>
          </table:table-cell>
          <table:table-cell table:style-name="ce4" office:value-type="float" office:value="0.00000000120652800148652" calcext:value-type="float">
            <text:p>1,21E-09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1.5" calcext:value-type="float">
            <text:p>1,5</text:p>
          </table:table-cell>
          <table:table-cell office:value-type="float" office:value="0.001508109" calcext:value-type="float">
            <text:p>0,001508109</text:p>
          </table:table-cell>
          <table:table-cell table:style-name="ce3" table:formula="of:=AVERAGE([.E245:.F245])" office:value-type="float" office:value="-0.175358758934546" calcext:value-type="float">
            <text:p>-0,175358758934546</text:p>
          </table:table-cell>
          <table:table-cell table:style-name="ce3" office:value-type="float" office:value="-0.00240751786909231" calcext:value-type="float">
            <text:p>-0,002407517869092</text:p>
          </table:table-cell>
          <table:table-cell table:style-name="ce3" office:value-type="float" office:value="-0.34831" calcext:value-type="float">
            <text:p>-0,34831</text:p>
          </table:table-cell>
          <table:table-cell table:formula="of:=[.C245]-[.C246]" office:value-type="float" office:value="-0.076541663" calcext:value-type="float">
            <text:p>-0,076541663</text:p>
          </table:table-cell>
          <table:table-cell table:formula="of:=[.F245]-[.F246]" office:value-type="float" office:value="0.04561" calcext:value-type="float">
            <text:p>0,04561</text:p>
          </table:table-cell>
          <table:table-cell office:value-type="float" office:value="0" calcext:value-type="float">
            <text:p>0</text:p>
          </table:table-cell>
          <table:table-cell office:value-type="float" office:value="28.507320433971" calcext:value-type="float">
            <text:p>28,507320433971</text:p>
          </table:table-cell>
          <table:table-cell office:value-type="float" office:value="-30.242284243053" calcext:value-type="float">
            <text:p>-30,242284243053</text:p>
          </table:table-cell>
          <table:table-cell office:value-type="float" office:value="-0.002535380225" calcext:value-type="float">
            <text:p>-0,002535380225</text:p>
          </table:table-cell>
          <table:table-cell office:value-type="float" office:value="33.739045183667" calcext:value-type="float">
            <text:p>33,739045183667</text:p>
          </table:table-cell>
          <table:table-cell office:value-type="float" office:value="-35.474455621327" calcext:value-type="float">
            <text:p>-35,474455621327</text:p>
          </table:table-cell>
          <table:table-cell office:value-type="float" office:value="-0.001876999301" calcext:value-type="float">
            <text:p>-0,001876999301</text:p>
          </table:table-cell>
          <table:table-cell office:value-type="float" office:value="-0.001711696242" calcext:value-type="float">
            <text:p>-0,001711696242</text:p>
          </table:table-cell>
          <table:table-cell office:value-type="float" office:value="0.0018975614665208" calcext:value-type="float">
            <text:p>0,001897561466521</text:p>
          </table:table-cell>
          <table:table-cell office:value-type="float" office:value="0.000336998804159877" calcext:value-type="float">
            <text:p>0,00033699880416</text:p>
          </table:table-cell>
          <table:table-cell office:value-type="float" office:value="0.00189823612763115" calcext:value-type="float">
            <text:p>0,001898236127631</text:p>
          </table:table-cell>
          <table:table-cell office:value-type="float" office:value="0.00189849635750457" calcext:value-type="float">
            <text:p>0,001898496357505</text:p>
          </table:table-cell>
          <table:table-cell office:value-type="float" office:value="0.000336376370745956" calcext:value-type="float">
            <text:p>0,000336376370746</text:p>
          </table:table-cell>
          <table:table-cell office:value-type="float" office:value="0.00189890977470057" calcext:value-type="float">
            <text:p>0,001898909774701</text:p>
          </table:table-cell>
          <table:table-cell office:value-type="float" office:value="0.00189907559101351" calcext:value-type="float">
            <text:p>0,001899075591014</text:p>
          </table:table-cell>
          <table:table-cell office:value-type="float" office:value="0.00189922009321293" calcext:value-type="float">
            <text:p>0,001899220093213</text:p>
          </table:table-cell>
        </table:table-row>
        <table:table-row table:style-name="ro1">
          <table:table-cell office:value-type="string" calcext:value-type="string">
            <text:p>adf-4-z14</text:p>
          </table:table-cell>
          <table:table-cell office:value-type="float" office:value="2.5" calcext:value-type="float">
            <text:p>2,5</text:p>
          </table:table-cell>
          <table:table-cell office:value-type="float" office:value="0.078049772" calcext:value-type="float">
            <text:p>0,078049772</text:p>
          </table:table-cell>
          <table:table-cell table:style-name="ce3" table:formula="of:=AVERAGE([.E246:.F246])" office:value-type="float" office:value="-1.32722462833518" calcext:value-type="float">
            <text:p>-1,32722462833518</text:p>
          </table:table-cell>
          <table:table-cell table:style-name="ce3" office:value-type="float" office:value="-2.26052925667035" calcext:value-type="float">
            <text:p>-2,26052925667035</text:p>
          </table:table-cell>
          <table:table-cell table:style-name="ce3" office:value-type="float" office:value="-0.39392" calcext:value-type="float">
            <text:p>-0,39392</text:p>
          </table:table-cell>
          <table:table-cell table:formula="of:=[.C246]-[.C247]" office:value-type="float" office:value="0.076798612" calcext:value-type="float">
            <text:p>0,076798612</text:p>
          </table:table-cell>
          <table:table-cell table:formula="of:=[.F246]-[.F247]" office:value-type="float" office:value="0.19021" calcext:value-type="float">
            <text:p>0,19021</text:p>
          </table:table-cell>
          <table:table-cell office:value-type="float" office:value="0" calcext:value-type="float">
            <text:p>0</text:p>
          </table:table-cell>
          <table:table-cell office:value-type="float" office:value="-8.116106224929" calcext:value-type="float">
            <text:p>-8,116106224929</text:p>
          </table:table-cell>
          <table:table-cell office:value-type="float" office:value="-5.743958584079" calcext:value-type="float">
            <text:p>-5,743958584079</text:p>
          </table:table-cell>
          <table:table-cell table:style-name="ce4" office:value-type="float" office:value="-0.000034493708" calcext:value-type="float">
            <text:p>-3,45E-05</text:p>
          </table:table-cell>
          <table:table-cell office:value-type="float" office:value="15.993832598661" calcext:value-type="float">
            <text:p>15,993832598661</text:p>
          </table:table-cell>
          <table:table-cell office:value-type="float" office:value="-10.085185161488" calcext:value-type="float">
            <text:p>-10,085185161488</text:p>
          </table:table-cell>
          <table:table-cell office:value-type="float" office:value="10.577489092268" calcext:value-type="float">
            <text:p>10,577489092268</text:p>
          </table:table-cell>
          <table:table-cell office:value-type="float" office:value="-18.455706213647" calcext:value-type="float">
            <text:p>-18,455706213647</text:p>
          </table:table-cell>
          <table:table-cell office:value-type="float" office:value="0.0477180956229232" calcext:value-type="float">
            <text:p>0,047718095622923</text:p>
          </table:table-cell>
          <table:table-cell office:value-type="float" office:value="0.0780497590338887" calcext:value-type="float">
            <text:p>0,078049759033889</text:p>
          </table:table-cell>
          <table:table-cell office:value-type="float" office:value="0.108382010610382" calcext:value-type="float">
            <text:p>0,108382010610382</text:p>
          </table:table-cell>
          <table:table-cell office:value-type="float" office:value="0.108382212740736" calcext:value-type="float">
            <text:p>0,108382212740736</text:p>
          </table:table-cell>
          <table:table-cell office:value-type="float" office:value="0.0477169949436468" calcext:value-type="float">
            <text:p>0,047716994943647</text:p>
          </table:table-cell>
          <table:table-cell office:value-type="float" office:value="0.0780496733857991" calcext:value-type="float">
            <text:p>0,078049673385799</text:p>
          </table:table-cell>
          <table:table-cell office:value-type="float" office:value="0.047716655283733" calcext:value-type="float">
            <text:p>0,047716655283733</text:p>
          </table:table-cell>
          <table:table-cell office:value-type="float" office:value="0.108382775091505" calcext:value-type="float">
            <text:p>0,108382775091505</text:p>
          </table:table-cell>
        </table:table-row>
        <table:table-row table:style-name="ro1">
          <table:table-cell office:value-type="string" calcext:value-type="string">
            <text:p>pg6-s3</text:p>
          </table:table-cell>
          <table:table-cell office:value-type="float" office:value="2.5" calcext:value-type="float">
            <text:p>2,5</text:p>
          </table:table-cell>
          <table:table-cell office:value-type="float" office:value="0.00125116" calcext:value-type="float">
            <text:p>0,00125116</text:p>
          </table:table-cell>
          <table:table-cell table:style-name="ce3" table:formula="of:=AVERAGE([.E247:.F247])" office:value-type="float" office:value="-0.2959429261392" calcext:value-type="float">
            <text:p>-0,2959429261392</text:p>
          </table:table-cell>
          <table:table-cell table:style-name="ce3" office:value-type="float" office:value="-0.00775585227840011" calcext:value-type="float">
            <text:p>-0,0077558522784</text:p>
          </table:table-cell>
          <table:table-cell table:style-name="ce3" office:value-type="float" office:value="-0.58413" calcext:value-type="float">
            <text:p>-0,58413</text:p>
          </table:table-cell>
          <table:table-cell table:formula="of:=[.C247]-[.C248]" office:value-type="float" office:value="-0.017549608" calcext:value-type="float">
            <text:p>-0,017549608</text:p>
          </table:table-cell>
          <table:table-cell table:formula="of:=[.F247]-[.F248]" office:value-type="float" office:value="0.39598" calcext:value-type="float">
            <text:p>0,39598</text:p>
          </table:table-cell>
          <table:table-cell office:value-type="float" office:value="0" calcext:value-type="float">
            <text:p>0</text:p>
          </table:table-cell>
          <table:table-cell office:value-type="float" office:value="23.798067921415" calcext:value-type="float">
            <text:p>23,798067921415</text:p>
          </table:table-cell>
          <table:table-cell office:value-type="float" office:value="-25.261277687583" calcext:value-type="float">
            <text:p>-25,261277687583</text:p>
          </table:table-cell>
          <table:table-cell office:value-type="float" office:value="26.685862700126" calcext:value-type="float">
            <text:p>26,685862700126</text:p>
          </table:table-cell>
          <table:table-cell office:value-type="float" office:value="-28.144986891422" calcext:value-type="float">
            <text:p>-28,144986891422</text:p>
          </table:table-cell>
          <table:table-cell office:value-type="float" office:value="29.570465277403" calcext:value-type="float">
            <text:p>29,570465277403</text:p>
          </table:table-cell>
          <table:table-cell office:value-type="float" office:value="-31.026496991555" calcext:value-type="float">
            <text:p>-31,026496991555</text:p>
          </table:table-cell>
          <table:table-cell office:value-type="float" office:value="-0.005512052596" calcext:value-type="float">
            <text:p>-0,005512052596</text:p>
          </table:table-cell>
          <table:table-cell office:value-type="float" office:value="0.00175047026826483" calcext:value-type="float">
            <text:p>0,001750470268265</text:p>
          </table:table-cell>
          <table:table-cell office:value-type="float" office:value="0.000413596511153325" calcext:value-type="float">
            <text:p>0,000413596511153</text:p>
          </table:table-cell>
          <table:table-cell office:value-type="float" office:value="0.00175247692520642" calcext:value-type="float">
            <text:p>0,001752476925206</text:p>
          </table:table-cell>
          <table:table-cell office:value-type="float" office:value="0.000414036862054054" calcext:value-type="float">
            <text:p>0,000414036862054</text:p>
          </table:table-cell>
          <table:table-cell office:value-type="float" office:value="0.00175391218619365" calcext:value-type="float">
            <text:p>0,001753912186194</text:p>
          </table:table-cell>
          <table:table-cell office:value-type="float" office:value="0.000414410177954212" calcext:value-type="float">
            <text:p>0,000414410177954</text:p>
          </table:table-cell>
          <table:table-cell office:value-type="float" office:value="0.00175497409742155" calcext:value-type="float">
            <text:p>0,001754974097422</text:p>
          </table:table-cell>
          <table:table-cell office:value-type="float" office:value="0.00175540415465467" calcext:value-type="float">
            <text:p>0,001755404154655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.5" calcext:value-type="float">
            <text:p>2,5</text:p>
          </table:table-cell>
          <table:table-cell office:value-type="float" office:value="0.018800768" calcext:value-type="float">
            <text:p>0,018800768</text:p>
          </table:table-cell>
          <table:table-cell table:style-name="ce3" table:formula="of:=AVERAGE([.E248:.F248])" office:value-type="float" office:value="-0.490432232328406" calcext:value-type="float">
            <text:p>-0,490432232328406</text:p>
          </table:table-cell>
          <table:table-cell table:style-name="ce3" office:value-type="float" office:value="-0.000754464656811651" calcext:value-type="float">
            <text:p>-0,000754464656812</text:p>
          </table:table-cell>
          <table:table-cell table:style-name="ce3" office:value-type="float" office:value="-0.98011" calcext:value-type="float">
            <text:p>-0,98011</text:p>
          </table:table-cell>
          <table:table-cell table:formula="of:=[.C248]-[.C249]" office:value-type="float" office:value="0" calcext:value-type="float">
            <text:p>0</text:p>
          </table:table-cell>
          <table:table-cell table:formula="of:=[.F248]-[.F2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.324747440725" calcext:value-type="float">
            <text:p>77,324747440725</text:p>
          </table:table-cell>
          <table:table-cell office:value-type="float" office:value="-82.019001997945" calcext:value-type="float">
            <text:p>-82,019001997945</text:p>
          </table:table-cell>
          <table:table-cell table:style-name="ce4" office:value-type="float" office:value="0.000091381246" calcext:value-type="float">
            <text:p>9,14E-05</text:p>
          </table:table-cell>
          <table:table-cell office:value-type="float" office:value="0.003892015276" calcext:value-type="float">
            <text:p>0,003892015276</text:p>
          </table:table-cell>
          <table:table-cell office:value-type="float" office:value="100.419111461496" calcext:value-type="float">
            <text:p>100,419111461496</text:p>
          </table:table-cell>
          <table:table-cell office:value-type="float" office:value="-105.320086160206" calcext:value-type="float">
            <text:p>-105,320086160206</text:p>
          </table:table-cell>
          <table:table-cell office:value-type="float" office:value="-0.003571629018" calcext:value-type="float">
            <text:p>-0,003571629018</text:p>
          </table:table-cell>
          <table:table-cell office:value-type="float" office:value="0.024993895256713" calcext:value-type="float">
            <text:p>0,024993895256713</text:p>
          </table:table-cell>
          <table:table-cell office:value-type="float" office:value="0.000230120552670508" calcext:value-type="float">
            <text:p>0,000230120552671</text:p>
          </table:table-cell>
          <table:table-cell office:value-type="float" office:value="0.0250012067476787" calcext:value-type="float">
            <text:p>0,025001206747679</text:p>
          </table:table-cell>
          <table:table-cell office:value-type="float" office:value="0.0250010832237702" calcext:value-type="float">
            <text:p>0,02500108322377</text:p>
          </table:table-cell>
          <table:table-cell office:value-type="float" office:value="0.0249960926485506" calcext:value-type="float">
            <text:p>0,024996092648551</text:p>
          </table:table-cell>
          <table:table-cell office:value-type="float" office:value="0.00018623510178093" calcext:value-type="float">
            <text:p>0,000186235101781</text:p>
          </table:table-cell>
          <table:table-cell office:value-type="float" office:value="0.0249967705739268" calcext:value-type="float">
            <text:p>0,024996770573927</text:p>
          </table:table-cell>
          <table:table-cell office:value-type="float" office:value="0.0250007395063898" calcext:value-type="float">
            <text:p>0,02500073950639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2.5" calcext:value-type="float">
            <text:p>2,5</text:p>
          </table:table-cell>
          <table:table-cell office:value-type="float" office:value="0.018800768" calcext:value-type="float">
            <text:p>0,018800768</text:p>
          </table:table-cell>
          <table:table-cell table:style-name="ce3" table:formula="of:=AVERAGE([.E249:.F249])" office:value-type="float" office:value="-0.490432232328406" calcext:value-type="float">
            <text:p>-0,490432232328406</text:p>
          </table:table-cell>
          <table:table-cell table:style-name="ce3" office:value-type="float" office:value="-0.000754464656811651" calcext:value-type="float">
            <text:p>-0,000754464656812</text:p>
          </table:table-cell>
          <table:table-cell table:style-name="ce3" office:value-type="float" office:value="-0.98011" calcext:value-type="float">
            <text:p>-0,98011</text:p>
          </table:table-cell>
          <table:table-cell table:formula="of:=[.C249]-[.C250]" office:value-type="float" office:value="-0.044325434" calcext:value-type="float">
            <text:p>-0,044325434</text:p>
          </table:table-cell>
          <table:table-cell table:formula="of:=[.F249]-[.F250]" office:value-type="float" office:value="0.14496" calcext:value-type="float">
            <text:p>0,14496</text:p>
          </table:table-cell>
          <table:table-cell office:value-type="float" office:value="0" calcext:value-type="float">
            <text:p>0</text:p>
          </table:table-cell>
          <table:table-cell office:value-type="float" office:value="77.324747440725" calcext:value-type="float">
            <text:p>77,324747440725</text:p>
          </table:table-cell>
          <table:table-cell office:value-type="float" office:value="-82.019001997945" calcext:value-type="float">
            <text:p>-82,019001997945</text:p>
          </table:table-cell>
          <table:table-cell table:style-name="ce4" office:value-type="float" office:value="0.000091381246" calcext:value-type="float">
            <text:p>9,14E-05</text:p>
          </table:table-cell>
          <table:table-cell office:value-type="float" office:value="0.003892015276" calcext:value-type="float">
            <text:p>0,003892015276</text:p>
          </table:table-cell>
          <table:table-cell office:value-type="float" office:value="100.419111461496" calcext:value-type="float">
            <text:p>100,419111461496</text:p>
          </table:table-cell>
          <table:table-cell office:value-type="float" office:value="-105.320086160206" calcext:value-type="float">
            <text:p>-105,320086160206</text:p>
          </table:table-cell>
          <table:table-cell office:value-type="float" office:value="-0.003571629018" calcext:value-type="float">
            <text:p>-0,003571629018</text:p>
          </table:table-cell>
          <table:table-cell office:value-type="float" office:value="0.024993895256713" calcext:value-type="float">
            <text:p>0,024993895256713</text:p>
          </table:table-cell>
          <table:table-cell office:value-type="float" office:value="0.000230120552670508" calcext:value-type="float">
            <text:p>0,000230120552671</text:p>
          </table:table-cell>
          <table:table-cell office:value-type="float" office:value="0.0250012067476787" calcext:value-type="float">
            <text:p>0,025001206747679</text:p>
          </table:table-cell>
          <table:table-cell office:value-type="float" office:value="0.0250010832237702" calcext:value-type="float">
            <text:p>0,02500108322377</text:p>
          </table:table-cell>
          <table:table-cell office:value-type="float" office:value="0.0249960926485506" calcext:value-type="float">
            <text:p>0,024996092648551</text:p>
          </table:table-cell>
          <table:table-cell office:value-type="float" office:value="0.00018623510178093" calcext:value-type="float">
            <text:p>0,000186235101781</text:p>
          </table:table-cell>
          <table:table-cell office:value-type="float" office:value="0.0249967705739268" calcext:value-type="float">
            <text:p>0,024996770573927</text:p>
          </table:table-cell>
          <table:table-cell office:value-type="float" office:value="0.0250007395063898" calcext:value-type="float">
            <text:p>0,02500073950639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2.5" calcext:value-type="float">
            <text:p>2,5</text:p>
          </table:table-cell>
          <table:table-cell office:value-type="float" office:value="0.063126202" calcext:value-type="float">
            <text:p>0,063126202</text:p>
          </table:table-cell>
          <table:table-cell table:style-name="ce3" table:formula="of:=AVERAGE([.E250:.F250])" office:value-type="float" office:value="-3.89562168453374" calcext:value-type="float">
            <text:p>-3,89562168453374</text:p>
          </table:table-cell>
          <table:table-cell table:style-name="ce3" office:value-type="float" office:value="-6.66617336906747" calcext:value-type="float">
            <text:p>-6,66617336906747</text:p>
          </table:table-cell>
          <table:table-cell table:style-name="ce3" office:value-type="float" office:value="-1.12507" calcext:value-type="float">
            <text:p>-1,12507</text:p>
          </table:table-cell>
          <table:table-cell table:formula="of:=[.C250]-[.C251]" office:value-type="float" office:value="-0.994715504" calcext:value-type="float">
            <text:p>-0,994715504</text:p>
          </table:table-cell>
          <table:table-cell table:formula="of:=[.F250]-[.F251]" office:value-type="float" office:value="2.89342" calcext:value-type="float">
            <text:p>2,89342</text:p>
          </table:table-cell>
          <table:table-cell office:value-type="float" office:value="0" calcext:value-type="float">
            <text:p>0</text:p>
          </table:table-cell>
          <table:table-cell office:value-type="float" office:value="-26.933233270785" calcext:value-type="float">
            <text:p>-26,933233270785</text:p>
          </table:table-cell>
          <table:table-cell office:value-type="float" office:value="-13.757647215085" calcext:value-type="float">
            <text:p>-13,757647215085</text:p>
          </table:table-cell>
          <table:table-cell table:style-name="ce4" office:value-type="float" office:value="-0.000041903651" calcext:value-type="float">
            <text:p>-4,19E-05</text:p>
          </table:table-cell>
          <table:table-cell office:value-type="float" office:value="47.158103367429" calcext:value-type="float">
            <text:p>47,158103367429</text:p>
          </table:table-cell>
          <table:table-cell office:value-type="float" office:value="-33.459863816157" calcext:value-type="float">
            <text:p>-33,459863816157</text:p>
          </table:table-cell>
          <table:table-cell office:value-type="float" office:value="35.090760637723" calcext:value-type="float">
            <text:p>35,090760637723</text:p>
          </table:table-cell>
          <table:table-cell office:value-type="float" office:value="-54.414293636772" calcext:value-type="float">
            <text:p>-54,414293636772</text:p>
          </table:table-cell>
          <table:table-cell office:value-type="float" office:value="0.0107569544757689" calcext:value-type="float">
            <text:p>0,010756954475769</text:p>
          </table:table-cell>
          <table:table-cell office:value-type="float" office:value="0.055057029868697" calcext:value-type="float">
            <text:p>0,055057029868697</text:p>
          </table:table-cell>
          <table:table-cell office:value-type="float" office:value="0.120872327958325" calcext:value-type="float">
            <text:p>0,120872327958325</text:p>
          </table:table-cell>
          <table:table-cell office:value-type="float" office:value="0.120872601808673" calcext:value-type="float">
            <text:p>0,120872601808673</text:p>
          </table:table-cell>
          <table:table-cell office:value-type="float" office:value="0.0107600761789153" calcext:value-type="float">
            <text:p>0,010760076178915</text:p>
          </table:table-cell>
          <table:table-cell office:value-type="float" office:value="0.0550562221049104" calcext:value-type="float">
            <text:p>0,05505622210491</text:p>
          </table:table-cell>
          <table:table-cell office:value-type="float" office:value="0.0107610394120748" calcext:value-type="float">
            <text:p>0,010761039412075</text:p>
          </table:table-cell>
          <table:table-cell office:value-type="float" office:value="0.120873363016839" calcext:value-type="float">
            <text:p>0,120873363016839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5" calcext:value-type="float">
            <text:p>1,5</text:p>
          </table:table-cell>
          <table:table-cell table:style-name="ce3" office:value-type="float" office:value="1.057841706" calcext:value-type="float">
            <text:p>1,057841706</text:p>
          </table:table-cell>
          <table:table-cell table:style-name="ce3" table:formula="of:=AVERAGE([.E251:.F251])" office:value-type="float" office:value="-2.00927071920316" calcext:value-type="float">
            <text:p>-2,00927071920316</text:p>
          </table:table-cell>
          <table:table-cell office:value-type="float" office:value="-0.0000514384063162202" calcext:value-type="float">
            <text:p>-5,14E-05</text:p>
          </table:table-cell>
          <table:table-cell table:style-name="ce3" office:value-type="float" office:value="-4.01849" calcext:value-type="float">
            <text:p>-4,01849</text:p>
          </table:table-cell>
          <table:table-cell table:formula="of:=[.C251]-[.C252]" office:value-type="float" office:value="1.001560294" calcext:value-type="float">
            <text:p>1,001560294</text:p>
          </table:table-cell>
          <table:table-cell table:formula="of:=[.F251]-[.F252]" office:value-type="float" office:value="7.8421" calcext:value-type="float">
            <text:p>7,8421</text:p>
          </table:table-cell>
          <table:table-cell office:value-type="float" office:value="0" calcext:value-type="float">
            <text:p>0</text:p>
          </table:table-cell>
          <table:table-cell office:value-type="float" office:value="14.812868771258" calcext:value-type="float">
            <text:p>14,812868771258</text:p>
          </table:table-cell>
          <table:table-cell table:style-name="ce4" office:value-type="float" office:value="-0.000074328163" calcext:value-type="float">
            <text:p>-7,43E-05</text:p>
          </table:table-cell>
          <table:table-cell table:style-name="ce4" office:value-type="float" office:value="-0.000066500545" calcext:value-type="float">
            <text:p>-6,65E-05</text:p>
          </table:table-cell>
          <table:table-cell office:value-type="float" office:value="-17.507741626107" calcext:value-type="float">
            <text:p>-17,507741626107</text:p>
          </table:table-cell>
          <table:table-cell office:value-type="float" office:value="18.405841619481" calcext:value-type="float">
            <text:p>18,405841619481</text:p>
          </table:table-cell>
          <table:table-cell office:value-type="float" office:value="16.938959243001" calcext:value-type="float">
            <text:p>16,938959243001</text:p>
          </table:table-cell>
          <table:table-cell office:value-type="float" office:value="-37.929437009682" calcext:value-type="float">
            <text:p>-37,929437009682</text:p>
          </table:table-cell>
          <table:table-cell office:value-type="float" office:value="1.75765246984206" calcext:value-type="float">
            <text:p>1,75765246984206</text:p>
          </table:table-cell>
          <table:table-cell office:value-type="float" office:value="0.716021222203131" calcext:value-type="float">
            <text:p>0,716021222203131</text:p>
          </table:table-cell>
          <table:table-cell office:value-type="float" office:value="0.716024264211381" calcext:value-type="float">
            <text:p>0,716024264211381</text:p>
          </table:table-cell>
          <table:table-cell office:value-type="float" office:value="0.71602683868102" calcext:value-type="float">
            <text:p>0,71602683868102</text:p>
          </table:table-cell>
          <table:table-cell office:value-type="float" office:value="1.75767535813225" calcext:value-type="float">
            <text:p>1,75767535813225</text:p>
          </table:table-cell>
          <table:table-cell office:value-type="float" office:value="0.716030927920561" calcext:value-type="float">
            <text:p>0,716030927920561</text:p>
          </table:table-cell>
          <table:table-cell office:value-type="float" office:value="0.325617282816948" calcext:value-type="float">
            <text:p>0,325617282816948</text:p>
          </table:table-cell>
          <table:table-cell office:value-type="float" office:value="1.75768528073952" calcext:value-type="float">
            <text:p>1,75768528073952</text:p>
          </table:table-cell>
        </table:table-row>
        <table:table-row table:style-name="ro1">
          <table:table-cell office:value-type="string" calcext:value-type="string">
            <text:p>adf-3-z14</text:p>
          </table:table-cell>
          <table:table-cell office:value-type="float" office:value="1.5" calcext:value-type="float">
            <text:p>1,5</text:p>
          </table:table-cell>
          <table:table-cell office:value-type="float" office:value="0.056281412" calcext:value-type="float">
            <text:p>0,056281412</text:p>
          </table:table-cell>
          <table:table-cell table:style-name="ce3" table:formula="of:=AVERAGE([.E252:.F252])" office:value-type="float" office:value="-5.93034079004684" calcext:value-type="float">
            <text:p>-5,93034079004684</text:p>
          </table:table-cell>
          <table:table-cell table:style-name="ce5" office:value-type="float" office:value="-0.0000915800936748228" calcext:value-type="float">
            <text:p>-9,16E-05</text:p>
          </table:table-cell>
          <table:table-cell table:style-name="ce3" office:value-type="float" office:value="-11.86059" calcext:value-type="float">
            <text:p>-11,86059</text:p>
          </table:table-cell>
          <table:table-cell table:formula="of:=[.C252]-[.C253]" office:value-type="float" office:value="0.035344189" calcext:value-type="float">
            <text:p>0,035344189</text:p>
          </table:table-cell>
          <table:table-cell table:formula="of:=[.F252]-[.F253]" office:value-type="float" office:value="9.74173" calcext:value-type="float">
            <text:p>9,74173</text:p>
          </table:table-cell>
          <table:table-cell office:value-type="float" office:value="0" calcext:value-type="float">
            <text:p>0</text:p>
          </table:table-cell>
          <table:table-cell office:value-type="float" office:value="47.809083554432" calcext:value-type="float">
            <text:p>47,809083554432</text:p>
          </table:table-cell>
          <table:table-cell office:value-type="float" office:value="0.00097789563" calcext:value-type="float">
            <text:p>0,00097789563</text:p>
          </table:table-cell>
          <table:table-cell office:value-type="float" office:value="0.000875405409" calcext:value-type="float">
            <text:p>0,000875405409</text:p>
          </table:table-cell>
          <table:table-cell office:value-type="float" office:value="-56.509024286274" calcext:value-type="float">
            <text:p>-56,509024286274</text:p>
          </table:table-cell>
          <table:table-cell office:value-type="float" office:value="59.409703711437" calcext:value-type="float">
            <text:p>59,409703711437</text:p>
          </table:table-cell>
          <table:table-cell office:value-type="float" office:value="-64.556136266248" calcext:value-type="float">
            <text:p>-64,556136266248</text:p>
          </table:table-cell>
          <table:table-cell office:value-type="float" office:value="2.351610213439" calcext:value-type="float">
            <text:p>2,351610213439</text:p>
          </table:table-cell>
          <table:table-cell office:value-type="float" office:value="0.103967071065897" calcext:value-type="float">
            <text:p>0,103967071065897</text:p>
          </table:table-cell>
          <table:table-cell office:value-type="float" office:value="0.00572971971837275" calcext:value-type="float">
            <text:p>0,005729719718373</text:p>
          </table:table-cell>
          <table:table-cell office:value-type="float" office:value="0.00572939946485085" calcext:value-type="float">
            <text:p>0,005729399464851</text:p>
          </table:table-cell>
          <table:table-cell office:value-type="float" office:value="0.00572912829456358" calcext:value-type="float">
            <text:p>0,005729128294564</text:p>
          </table:table-cell>
          <table:table-cell office:value-type="float" office:value="0.103969481330241" calcext:value-type="float">
            <text:p>0,103969481330241</text:p>
          </table:table-cell>
          <table:table-cell office:value-type="float" office:value="0.00572869760022064" calcext:value-type="float">
            <text:p>0,005728697600221</text:p>
          </table:table-cell>
          <table:table-cell office:value-type="float" office:value="0.115427275052856" calcext:value-type="float">
            <text:p>0,115427275052856</text:p>
          </table:table-cell>
          <table:table-cell office:value-type="float" office:value="0.103970526460514" calcext:value-type="float">
            <text:p>0,103970526460514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5" calcext:value-type="float">
            <text:p>1,5</text:p>
          </table:table-cell>
          <table:table-cell office:value-type="float" office:value="0.020937223" calcext:value-type="float">
            <text:p>0,020937223</text:p>
          </table:table-cell>
          <table:table-cell table:style-name="ce3" table:formula="of:=AVERAGE([.E253:.F253])" office:value-type="float" office:value="-10.8012033993471" calcext:value-type="float">
            <text:p>-10,8012033993471</text:p>
          </table:table-cell>
          <table:table-cell office:value-type="float" office:value="-0.0000867986941525292" calcext:value-type="float">
            <text:p>-8,68E-05</text:p>
          </table:table-cell>
          <table:table-cell table:style-name="ce3" office:value-type="float" office:value="-21.60232" calcext:value-type="float">
            <text:p>-21,60232</text:p>
          </table:table-cell>
          <table:table-cell table:formula="of:=[.C253]-[.C254]" office:value-type="float" office:value="0" calcext:value-type="float">
            <text:p>0</text:p>
          </table:table-cell>
          <table:table-cell table:formula="of:=[.F253]-[.F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.818527757386" calcext:value-type="float">
            <text:p>85,818527757386</text:p>
          </table:table-cell>
          <table:table-cell office:value-type="float" office:value="0.997642930479" calcext:value-type="float">
            <text:p>0,997642930479</text:p>
          </table:table-cell>
          <table:table-cell office:value-type="float" office:value="0.997762023431" calcext:value-type="float">
            <text:p>0,997762023431</text:p>
          </table:table-cell>
          <table:table-cell office:value-type="float" office:value="-103.594587515066" calcext:value-type="float">
            <text:p>-103,594587515066</text:p>
          </table:table-cell>
          <table:table-cell office:value-type="float" office:value="110.956454111812" calcext:value-type="float">
            <text:p>110,956454111812</text:p>
          </table:table-cell>
          <table:table-cell office:value-type="float" office:value="-116.371902563897" calcext:value-type="float">
            <text:p>-116,371902563897</text:p>
          </table:table-cell>
          <table:table-cell office:value-type="float" office:value="0.000665707913" calcext:value-type="float">
            <text:p>0,000665707913</text:p>
          </table:table-cell>
          <table:table-cell office:value-type="float" office:value="0.0416641223488618" calcext:value-type="float">
            <text:p>0,041664122348862</text:p>
          </table:table-cell>
          <table:table-cell office:value-type="float" office:value="0.000229219456960419" calcext:value-type="float">
            <text:p>0,00022921945696</text:p>
          </table:table-cell>
          <table:table-cell office:value-type="float" office:value="0.000216514210890399" calcext:value-type="float">
            <text:p>0,00021651421089</text:p>
          </table:table-cell>
          <table:table-cell office:value-type="float" office:value="0.000205143547215098" calcext:value-type="float">
            <text:p>0,000205143547215</text:p>
          </table:table-cell>
          <table:table-cell office:value-type="float" office:value="0.0416650379968284" calcext:value-type="float">
            <text:p>0,041665037996828</text:p>
          </table:table-cell>
          <table:table-cell office:value-type="float" office:value="0.000185644587709308" calcext:value-type="float">
            <text:p>0,000185644587709</text:p>
          </table:table-cell>
          <table:table-cell office:value-type="float" office:value="0.0416666677550531" calcext:value-type="float">
            <text:p>0,041666667755053</text:p>
          </table:table-cell>
          <table:table-cell office:value-type="float" office:value="0.0416654347778433" calcext:value-type="float">
            <text:p>0,041665434777843</text:p>
          </table:table-cell>
        </table:table-row>
        <table:table-row table:style-name="ro1">
          <table:table-cell office:value-type="string" calcext:value-type="string">
            <text:p>l-1-0-1d</text:p>
          </table:table-cell>
          <table:table-cell office:value-type="float" office:value="1.5" calcext:value-type="float">
            <text:p>1,5</text:p>
          </table:table-cell>
          <table:table-cell office:value-type="float" office:value="0.020937223" calcext:value-type="float">
            <text:p>0,020937223</text:p>
          </table:table-cell>
          <table:table-cell table:style-name="ce3" table:formula="of:=AVERAGE([.E254:.F254])" office:value-type="float" office:value="-10.8012033993471" calcext:value-type="float">
            <text:p>-10,8012033993471</text:p>
          </table:table-cell>
          <table:table-cell office:value-type="float" office:value="-0.0000867986941525292" calcext:value-type="float">
            <text:p>-8,68E-05</text:p>
          </table:table-cell>
          <table:table-cell table:style-name="ce3" office:value-type="float" office:value="-21.60232" calcext:value-type="float">
            <text:p>-21,60232</text:p>
          </table:table-cell>
          <table:table-cell table:formula="of:=[.C254]-[.C255]" office:value-type="float" office:value="0.020937223" calcext:value-type="float">
            <text:p>0,020937223</text:p>
          </table:table-cell>
          <table:table-cell table:formula="of:=[.F254]-[.F255]" office:value-type="float" office:value="-21.60232" calcext:value-type="float">
            <text:p>-21,60232</text:p>
          </table:table-cell>
          <table:table-cell office:value-type="float" office:value="0" calcext:value-type="float">
            <text:p>0</text:p>
          </table:table-cell>
          <table:table-cell office:value-type="float" office:value="85.818527757386" calcext:value-type="float">
            <text:p>85,818527757386</text:p>
          </table:table-cell>
          <table:table-cell office:value-type="float" office:value="0.997642930479" calcext:value-type="float">
            <text:p>0,997642930479</text:p>
          </table:table-cell>
          <table:table-cell office:value-type="float" office:value="0.997762023431" calcext:value-type="float">
            <text:p>0,997762023431</text:p>
          </table:table-cell>
          <table:table-cell office:value-type="float" office:value="-103.594587515066" calcext:value-type="float">
            <text:p>-103,594587515066</text:p>
          </table:table-cell>
          <table:table-cell office:value-type="float" office:value="110.956454111812" calcext:value-type="float">
            <text:p>110,956454111812</text:p>
          </table:table-cell>
          <table:table-cell office:value-type="float" office:value="-116.371902563897" calcext:value-type="float">
            <text:p>-116,371902563897</text:p>
          </table:table-cell>
          <table:table-cell office:value-type="float" office:value="0.000665707913" calcext:value-type="float">
            <text:p>0,000665707913</text:p>
          </table:table-cell>
          <table:table-cell office:value-type="float" office:value="0.0416641223488618" calcext:value-type="float">
            <text:p>0,041664122348862</text:p>
          </table:table-cell>
          <table:table-cell office:value-type="float" office:value="0.000229219456960419" calcext:value-type="float">
            <text:p>0,00022921945696</text:p>
          </table:table-cell>
          <table:table-cell office:value-type="float" office:value="0.000216514210890399" calcext:value-type="float">
            <text:p>0,00021651421089</text:p>
          </table:table-cell>
          <table:table-cell office:value-type="float" office:value="0.000205143547215098" calcext:value-type="float">
            <text:p>0,000205143547215</text:p>
          </table:table-cell>
          <table:table-cell office:value-type="float" office:value="0.0416650379968284" calcext:value-type="float">
            <text:p>0,041665037996828</text:p>
          </table:table-cell>
          <table:table-cell office:value-type="float" office:value="0.000185644587709308" calcext:value-type="float">
            <text:p>0,000185644587709</text:p>
          </table:table-cell>
          <table:table-cell office:value-type="float" office:value="0.0416666677550531" calcext:value-type="float">
            <text:p>0,041666667755053</text:p>
          </table:table-cell>
          <table:table-cell office:value-type="float" office:value="0.0416654347778433" calcext:value-type="float">
            <text:p>0,041665434777843</text:p>
          </table:table-cell>
        </table:table-row>
      </table:table>
      <table:named-expressions/>
      <table:database-ranges>
        <table:database-range table:name="__Anonymous_Sheet_DB__0" table:target-range-address="'rates_mae_tstPaper_Seq512_32_tensor_sol_AmgX_V-cheby-aggres-L1-trunc'.A1:'rates_mae_tstPaper_Seq512_32_tensor_sol_AmgX_V-cheby-aggres-L1-trunc'.X254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5:13:15.90348485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6T15:43:15.840261249</dc:date>
    <meta:editing-duration>PT49M46S</meta:editing-duration>
    <meta:editing-cycles>2</meta:editing-cycles>
    <meta:generator>LibreOffice/6.4.7.2$Linux_X86_64 LibreOffice_project/40$Build-2</meta:generator>
    <meta:document-statistic meta:table-count="1" meta:cell-count="6094" meta:object-count="0"/>
  </office:meta>
</office:document-meta>
</file>